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 Unicode MS1" svg:font-family="'Arial Unicode MS'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1.8898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59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4256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9173in"/>
    </style:style>
    <style:style style:name="co13" style:family="table-column">
      <style:table-column-properties fo:break-before="auto" style:column-width="0.2902in"/>
    </style:style>
    <style:style style:name="co14" style:family="table-column">
      <style:table-column-properties fo:break-before="auto" style:column-width="0.3382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0.6445in"/>
    </style:style>
    <style:style style:name="co17" style:family="table-column">
      <style:table-column-properties fo:break-before="auto" style:column-width="0.8083in"/>
    </style:style>
    <style:style style:name="co18" style:family="table-column">
      <style:table-column-properties fo:break-before="auto" style:column-width="0.9063in"/>
    </style:style>
    <style:style style:name="co19" style:family="table-column">
      <style:table-column-properties fo:break-before="auto" style:column-width="1.9445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7043in"/>
    </style:style>
    <style:style style:name="co22" style:family="table-column">
      <style:table-column-properties fo:break-before="auto" style:column-width="1.2453in"/>
    </style:style>
    <style:style style:name="co24" style:family="table-column">
      <style:table-column-properties fo:break-before="auto" style:column-width="1.0047in"/>
    </style:style>
    <style:style style:name="co25" style:family="table-column">
      <style:table-column-properties fo:break-before="auto" style:column-width="1.7807in"/>
    </style:style>
    <style:style style:name="co26" style:family="table-column">
      <style:table-column-properties fo:break-before="auto" style:column-width="0.4299in"/>
    </style:style>
    <style:style style:name="co27" style:family="table-column">
      <style:table-column-properties fo:break-before="auto" style:column-width="0.4799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3402in"/>
    </style:style>
    <style:style style:name="co30" style:family="table-column">
      <style:table-column-properties fo:break-before="auto" style:column-width="0.45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1.6382in"/>
    </style:style>
    <style:style style:name="ro1" style:family="table-row">
      <style:table-row-properties style:row-height="0.5598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order-bottom="0.0008in solid #c0c0c0" fo:background-color="#b7f4b9" style:text-align-source="fix" style:repeat-content="false" fo:border-left="0.0008in solid #000000" fo:border-right="0.0008in solid #000000" fo:border-top="0.0008in solid #c0c0c0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008in solid #c0c0c0" fo:background-color="#b7f4b9" style:text-align-source="fix" style:repeat-content="false" fo:border-left="0.0008in solid #00000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c0c0c0" fo:background-color="#bce1fb" style:text-align-source="fix" style:repeat-content="false" fo:border-left="0.0008in solid #000000" fo:border-right="0.0008in solid #000000" fo:border-top="0.0008in solid #c0c0c0" style:vertical-align="middle"/>
      <style:paragraph-properties fo:text-align="center" fo:margin-left="0in"/>
    </style:style>
    <style:style style:name="ce239" style:family="table-cell" style:parent-style-name="Default">
      <style:table-cell-properties fo:border-bottom="0.0008in solid #c0c0c0" fo:background-color="#bce1fb" style:text-align-source="fix" style:repeat-content="false" fo:border-left="0.0008in solid #00000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3" style:family="table-cell" style:parent-style-name="Default">
      <style:table-cell-properties fo:border-bottom="0.0008in solid #c0c0c0" fo:background-color="#bce1fb" style:text-align-source="fix" style:repeat-content="false" fo:wrap-option="wrap" fo:border-left="0.0008in solid #00000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0.0008in solid #c0c0c0" fo:background-color="#bce1fb" style:text-align-source="fix" style:repeat-content="false" fo:wrap-option="wrap" fo:border-left="0.0008in solid #000000" fo:border-right="0.0008in solid #000000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ackground-color="#bce1fb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108" style:family="table-cell" style:parent-style-name="Default">
      <style:table-cell-properties fo:border-bottom="0.0008in solid #808080" style:text-align-source="fix" style:repeat-content="false" fo:wrap-option="wrap" fo:border-left="0.0008in solid #000000" style:direction="ltr" fo:border-right="0.0008in solid #000000" fo:border-top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0.0008in solid #c0c0c0" fo:background-color="#bce1fb" style:text-align-source="fix" style:repeat-content="false" fo:border-left="0.0008in solid #000000" fo:border-right="0.0008in solid #000000" fo:border-top="0.0008in solid #80808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bce1fb" style:text-align-source="fix" style:repeat-content="false" fo:border-left="0.0008in solid #000000" fo:border-right="0.0008in solid #000000" fo:border-top="0.0008in solid #c0c0c0" style:vertical-align="middle"/>
      <style:paragraph-properties fo:text-align="center" fo:margin-left="0in"/>
    </style:style>
    <style:style style:name="ce230" style:family="table-cell" style:parent-style-name="Default">
      <style:table-cell-properties fo:border-bottom="0.0008in solid #808080" style:text-align-source="fix" style:repeat-content="false" fo:wrap-option="wrap" fo:border-left="0.0008in solid #000000" style:direction="ltr" fo:border-right="0.0008in solid #000000" fo:border-top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31" style:family="table-cell" style:parent-style-name="Default">
      <style:table-cell-properties fo:border-bottom="0.0008in solid #c0c0c0" fo:background-color="#b7f4b9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</style:style>
    <style:style style:name="ce233" style:family="table-cell" style:parent-style-name="Default">
      <style:table-cell-properties fo:border-bottom="none" fo:background-color="#bce1fb" style:text-align-source="fix" style:repeat-content="false" fo:border-left="0.0008in solid #000000" fo:border-right="none" fo:border-top="0.0008in solid #808080" style:vertical-align="middle"/>
      <style:paragraph-properties fo:text-align="center" fo:margin-left="0in"/>
    </style:style>
    <style:style style:name="ce234" style:family="table-cell" style:parent-style-name="Default">
      <style:table-cell-properties fo:border-bottom="0.0008in solid #c0c0c0" fo:background-color="#e0caeb" style:text-align-source="fix" style:repeat-content="false" fo:border-left="0.0008in solid #000000" fo:border-right="0.0008in solid #000000" fo:border-top="0.0008in solid #808080" style:vertical-align="middle"/>
      <style:paragraph-properties fo:text-align="center" fo:margin-left="0in"/>
    </style:style>
    <style:style style:name="ce235" style:family="table-cell" style:parent-style-name="Default">
      <style:table-cell-properties fo:border-bottom="0.0008in solid #c0c0c0" fo:background-color="#e0caeb" style:text-align-source="fix" style:repeat-content="false" fo:border-left="0.0008in solid #000000" fo:border-right="0.0008in solid #000000" fo:border-top="0.0008in solid #c0c0c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none" fo:background-color="#e0caeb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237" style:family="table-cell" style:parent-style-name="Default">
      <style:table-cell-properties fo:border-bottom="0.0008in solid #c0c0c0" fo:background-color="#b7f4b9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0" style:family="table-cell" style:parent-style-name="Default">
      <style:table-cell-properties fo:border-bottom="0.0008in solid #c0c0c0" fo:background-color="#bce1fb" style:text-align-source="fix" style:repeat-content="false" fo:wrap-option="wrap" fo:border-left="0.0008in solid #000000" fo:border-right="0.0008in solid #000000" fo:border-top="0.0008in solid #c0c0c0" style:vertical-align="middl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41" style:family="table-cell" style:parent-style-name="Default">
      <style:table-cell-properties fo:border-bottom="0.0008in solid #808080" fo:background-color="#bce1fb" style:text-align-source="fix" style:repeat-content="false" fo:border-left="0.0008in solid #00000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0.0008in solid #c0c0c0" fo:background-color="#b7f4b9" style:text-align-source="fix" style:repeat-content="false" fo:wrap-option="wrap" fo:border-left="0.0008in solid #00000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0.0008in solid #c0c0c0" fo:background-color="#bce1fb" style:text-align-source="fix" style:repeat-content="false" fo:wrap-option="wrap" fo:border-left="0.0008in solid #000000" fo:border-right="0.0008in solid #000000" fo:border-top="0.0008in solid #c0c0c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46" style:family="table-cell" style:parent-style-name="Default">
      <style:table-cell-properties fo:border-bottom="0.0008in solid #c0c0c0" fo:background-color="#e0caeb" style:text-align-source="fix" style:repeat-content="false" fo:wrap-option="wrap" fo:border-left="0.0008in solid #000000" fo:border-right="0.0008in solid #000000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0.0008in solid #c0c0c0" fo:background-color="#e0caeb" style:text-align-source="fix" style:repeat-content="false" fo:wrap-option="wrap" fo:border-left="0.0008in solid #00000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8" style:family="table-cell" style:parent-style-name="Default">
      <style:table-cell-properties fo:border-bottom="0.0008in solid #000000" fo:background-color="#bce1fb" style:text-align-source="fix" style:repeat-content="false" fo:wrap-option="wrap" fo:border-left="0.0008in solid #00000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08in solid #808080" style:text-align-source="fix" style:repeat-content="false" fo:wrap-option="wrap" fo:border-left="0.0008in solid #000000" style:direction="ltr" fo:border-right="0.0008in solid #808080" fo:border-top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0" style:family="table-cell" style:parent-style-name="Default">
      <style:table-cell-properties fo:border-bottom="0.0008in solid 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0.0008in solid #c0c0c0" style:text-align-source="fix" style:repeat-content="false" fo:border-left="0.0008in solid #000000" fo:border-right="0.0008in solid #000000" fo:border-top="0.0008in solid #c0c0c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0008in solid #c0c0c0" style:text-align-source="fix" style:repeat-content="false" fo:background-color="transparent" fo:border-left="0.0008in solid #000000" fo:border-right="0.0008in solid #000000" fo:border-top="0.0008in solid #c0c0c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bce1fb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0008in solid #808080" style:text-align-source="fix" style:repeat-content="false" fo:background-color="transparent" fo:border-left="0.0008in solid #000000" fo:border-right="0.0008in solid #000000" fo:border-top="0.0008in solid #c0c0c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0008in solid #c0c0c0" style:text-align-source="fix" style:repeat-content="false" fo:border-left="0.0008in solid #000000" fo:border-right="0.0008in solid #000000" fo:border-top="0.0008in solid #808080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bce1fb" style:text-align-source="fix" style:repeat-content="false" fo:border-left="0.0008in solid #000000" fo:border-right="0.0008in solid #000000" fo:border-top="0.0008in solid #80808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008in solid #c0c0c0" fo:background-color="#e0caeb" style:text-align-source="fix" style:repeat-content="false" fo:border-left="0.0008in solid #000000" fo:border-right="0.0008in solid #000000" style:shrink-to-fit="false" fo:border-top="0.0008in solid #80808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0008in solid #c0c0c0" fo:background-color="#e0caeb" style:text-align-source="fix" style:repeat-content="false" fo:border-left="0.0008in solid #000000" fo:border-right="0.0008in solid #000000" style:shrink-to-fit="false" fo:border-top="0.0008in solid #c0c0c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e0caeb" style:text-align-source="fix" style:repeat-content="false" fo:border-left="0.0008in solid #000000" fo:border-right="0.0008in solid #000000" style:shrink-to-fit="false" fo:border-top="none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17">
      <style:table-cell-properties fo:border-bottom="0.0008in solid #808080" style:text-align-source="fix" style:repeat-content="false" fo:wrap-option="wrap" fo:border-left="0.0008in solid #000000" style:direction="ltr" fo:border-right="0.0008in solid #808080" fo:border-top="0.0008in solid #000000" style:vertical-align="middle"/>
      <style:paragraph-properties fo:text-align="center" fo:margin-left="0in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ce43" style:family="table-cell" style:parent-style-name="Default" style:data-style-name="N117">
      <style:table-cell-properties fo:border-bottom="0.0008in solid #c0c0c0" style:text-align-source="fix" style:repeat-content="false" fo:border-left="0.0008in solid #000000" fo:border-right="0.0008in solid #c0c0c0" fo:border-top="0.0008in solid #000000" style:vertical-align="middle"/>
      <style:paragraph-properties fo:text-align="center" fo:margin-left="0in"/>
    </style:style>
    <style:style style:name="ce44" style:family="table-cell" style:parent-style-name="Default" style:data-style-name="N117">
      <style:table-cell-properties fo:border-bottom="0.0008in solid #c0c0c0" fo:background-color="#b7f4b9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45" style:family="table-cell" style:parent-style-name="Default" style:data-style-name="N117">
      <style:table-cell-properties fo:border-bottom="0.0008in solid #c0c0c0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46" style:family="table-cell" style:parent-style-name="Default" style:data-style-name="N117">
      <style:table-cell-properties fo:border-bottom="0.0008in solid #c0c0c0" fo:background-color="#ffd320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47" style:family="table-cell" style:parent-style-name="Default" style:data-style-name="N117">
      <style:table-cell-properties fo:border-bottom="0.0008in solid #c0c0c0" style:text-align-source="fix" style:repeat-content="false" fo:background-color="transparent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48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49" style:family="table-cell" style:parent-style-name="Default" style:data-style-name="N117">
      <style:table-cell-properties fo:border-bottom="0.0008in solid #c0c0c0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  <style:text-properties fo:font-style="italic" style:text-underline-style="none" style:font-style-asian="italic" style:font-style-complex="italic"/>
    </style:style>
    <style:style style:name="ce50" style:family="table-cell" style:parent-style-name="Default" style:data-style-name="N117">
      <style:table-cell-properties fo:border-bottom="0.0008in solid #808080" fo:background-color="#bce1f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51" style:family="table-cell" style:parent-style-name="Default" style:data-style-name="N117">
      <style:table-cell-properties fo:border-bottom="0.0008in solid #c0c0c0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 style:data-style-name="N117">
      <style:table-cell-properties fo:border-bottom="0.0008in solid #c0c0c0" fo:background-color="#b7f4b9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3" style:family="table-cell" style:parent-style-name="Default" style:data-style-name="N117">
      <style:table-cell-properties fo:border-bottom="0.0008in solid #c0c0c0" fo:background-color="#b7f4b9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54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5" style:family="table-cell" style:parent-style-name="Default" style:data-style-name="N117">
      <style:table-cell-properties fo:border-bottom="0.0008in solid #c0c0c0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56" style:family="table-cell" style:parent-style-name="Default" style:data-style-name="N117">
      <style:table-cell-properties fo:border-bottom="0.0008in solid #c0c0c0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57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58" style:family="table-cell" style:parent-style-name="Default" style:data-style-name="N117">
      <style:table-cell-properties fo:border-bottom="0.0008in solid #c0c0c0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  <style:text-properties fo:font-style="italic" style:text-underline-style="none" style:font-style-asian="italic" style:font-style-complex="italic"/>
    </style:style>
    <style:style style:name="ce59" style:family="table-cell" style:parent-style-name="Default" style:data-style-name="N117">
      <style:table-cell-properties fo:border-bottom="0.0008in solid #c0c0c0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</style:style>
    <style:style style:name="ce60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</style:style>
    <style:style style:name="ce61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000000" fo:border-right="0.0008in solid #c0c0c0" style:shrink-to-fit="false" fo:border-top="0.0008in solid #80808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62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000000" fo:border-right="0.0008in solid #c0c0c0" style:shrink-to-fit="false" fo:border-top="0.0008in solid #c0c0c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63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  <style:text-properties style:font-name="Arial" fo:font-size="10pt" fo:language="en" fo:country="US" style:font-name-asian="Arial Unicode MS1" style:font-size-asian="10pt" style:language-asian="en" style:country-asian="US" style:font-name-complex="Arial Unicode MS1" style:font-size-complex="10pt" style:language-complex="en" style:country-complex="US"/>
    </style:style>
    <style:style style:name="ce64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65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 style:data-style-name="N117">
      <style:table-cell-properties fo:border-bottom="0.0008in solid #808080" style:text-align-source="fix" style:repeat-content="false" fo:wrap-option="wrap" fo:border-left="0.0008in solid #808080" style:direction="ltr" fo:border-right="0.0008in solid #808080" fo:border-top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7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c0c0c0" fo:border-top="0.0008in solid #000000" style:vertical-align="middle"/>
      <style:paragraph-properties fo:text-align="center" fo:margin-left="0in"/>
    </style:style>
    <style:style style:name="ce68" style:family="table-cell" style:parent-style-name="Default" style:data-style-name="N117">
      <style:table-cell-properties fo:background-color="#b7f4b9" style:text-align-source="fix" style:repeat-content="false" fo:border="0.0008in solid #c0c0c0" style:vertical-align="middle"/>
      <style:paragraph-properties fo:text-align="center" fo:margin-left="0in"/>
    </style:style>
    <style:style style:name="ce69" style:family="table-cell" style:parent-style-name="Default" style:data-style-name="N117">
      <style:table-cell-properties style:text-align-source="fix" style:repeat-content="false" fo:border="0.0008in solid #c0c0c0" style:vertical-align="middle"/>
      <style:paragraph-properties fo:text-align="center" fo:margin-left="0in"/>
    </style:style>
    <style:style style:name="ce70" style:family="table-cell" style:parent-style-name="Default" style:data-style-name="N117">
      <style:table-cell-properties style:text-align-source="fix" style:repeat-content="false" fo:background-color="transparent" fo:border="0.0008in solid #c0c0c0" style:vertical-align="middle"/>
      <style:paragraph-properties fo:text-align="center" fo:margin-left="0in"/>
    </style:style>
    <style:style style:name="ce71" style:family="table-cell" style:parent-style-name="Default" style:data-style-name="N117">
      <style:table-cell-properties fo:background-color="#bce1fb" style:text-align-source="fix" style:repeat-content="false" fo:border="0.0008in solid #c0c0c0" style:vertical-align="middle"/>
      <style:paragraph-properties fo:text-align="center" fo:margin-left="0in"/>
    </style:style>
    <style:style style:name="ce72" style:family="table-cell" style:parent-style-name="Default" style:data-style-name="N117">
      <style:table-cell-properties fo:border-bottom="0.0008in solid #808080" style:text-align-source="fix" style:repeat-content="false" fo:background-color="transparent" fo:border-left="0.0008in solid #c0c0c0" fo:border-right="0.0008in solid #c0c0c0" fo:border-top="0.0008in solid #c0c0c0" style:vertical-align="middle"/>
      <style:paragraph-properties fo:text-align="center" fo:margin-left="0in"/>
    </style:style>
    <style:style style:name="ce73" style:family="table-cell" style:parent-style-name="Default" style:data-style-name="N117">
      <style:table-cell-properties fo:border-bottom="0.0008in solid #808080" fo:background-color="#bce1f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</style:style>
    <style:style style:name="ce74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  <style:text-properties fo:color="#808080"/>
    </style:style>
    <style:style style:name="ce75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</style:style>
    <style:style style:name="ce76" style:family="table-cell" style:parent-style-name="Default" style:data-style-name="N117">
      <style:table-cell-properties style:text-align-source="fix" style:repeat-content="false" fo:border="0.0008in solid #c0c0c0" style:vertical-align="middle"/>
      <style:paragraph-properties fo:text-align="center" fo:margin-left="0in"/>
      <style:text-properties fo:color="#808080"/>
    </style:style>
    <style:style style:name="ce77" style:family="table-cell" style:parent-style-name="Default" style:data-style-name="N117">
      <style:table-cell-properties fo:background-color="#bce1fb" style:text-align-source="fix" style:repeat-content="false" fo:border="0.0008in solid #c0c0c0" style:vertical-align="middle"/>
      <style:paragraph-properties fo:text-align="center" fo:margin-left="0in"/>
      <style:text-properties fo:color="#000000"/>
    </style:style>
    <style:style style:name="ce78" style:family="table-cell" style:parent-style-name="Default" style:data-style-name="N117">
      <style:table-cell-properties fo:background-color="#b7f4b9" style:text-align-source="fix" style:repeat-content="false" fo:border="0.0008in solid #c0c0c0" style:vertical-align="middle"/>
      <style:paragraph-properties fo:text-align="center" fo:margin-left="0in"/>
      <style:text-properties fo:color="#808080"/>
    </style:style>
    <style:style style:name="ce79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</style:style>
    <style:style style:name="ce80" style:family="table-cell" style:parent-style-name="Default" style:data-style-name="N117">
      <style:table-cell-properties fo:background-color="#bce1fb" style:text-align-source="fix" style:repeat-content="false" fo:border="0.0008in solid #c0c0c0" style:vertical-align="middle"/>
      <style:paragraph-properties fo:text-align="center" fo:margin-left="0in"/>
      <style:text-properties fo:color="#808080"/>
    </style:style>
    <style:style style:name="ce81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c0c0c0" style:shrink-to-fit="false" fo:border-top="0.0008in solid #808080" style:vertical-align="middle"/>
      <style:paragraph-properties fo:text-align="center" fo:margin-left="0in"/>
    </style:style>
    <style:style style:name="ce82" style:family="table-cell" style:parent-style-name="Default" style:data-style-name="N117">
      <style:table-cell-properties fo:background-color="#e0caeb" style:text-align-source="fix" style:repeat-content="false" fo:border="0.0008in solid #c0c0c0" style:shrink-to-fit="false" style:vertical-align="middle"/>
      <style:paragraph-properties fo:text-align="center" fo:margin-left="0in"/>
    </style:style>
    <style:style style:name="ce83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</style:style>
    <style:style style:name="ce84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c0c0c0" fo:border-top="0.0008in solid #000000" style:vertical-align="middle"/>
      <style:paragraph-properties fo:text-align="center" fo:margin-left="0in"/>
      <style:text-properties fo:color="#000000"/>
    </style:style>
    <style:style style:name="ce85" style:family="table-cell" style:parent-style-name="Default" style:data-style-name="N117">
      <style:table-cell-properties fo:border-bottom="0.0008in solid #c0c0c0" style:text-align-source="fix" style:repeat-content="false" fo:background-color="transparent" fo:border-left="0.0008in solid #c0c0c0" fo:border-right="0.0008in solid #c0c0c0" fo:border-top="0.0008in solid #808080" style:vertical-align="middle"/>
      <style:paragraph-properties fo:text-align="center" fo:margin-left="0in"/>
    </style:style>
    <style:style style:name="ce86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c0c0c0" fo:border-top="0.0008in solid #000000" style:vertical-align="middle"/>
      <style:paragraph-properties fo:text-align="center" fo:margin-left="0in"/>
      <style:text-properties fo:color="#808080"/>
    </style:style>
    <style:style style:name="ce87" style:family="table-cell" style:parent-style-name="Default" style:data-style-name="N117">
      <style:table-cell-properties style:text-align-source="fix" style:repeat-content="false" fo:background-color="transparent" fo:border="0.0008in solid #c0c0c0" style:vertical-align="middle"/>
      <style:paragraph-properties fo:text-align="center" fo:margin-left="0in"/>
      <style:text-properties fo:color="#808080"/>
    </style:style>
    <style:style style:name="ce88" style:family="table-cell" style:parent-style-name="Default" style:data-style-name="N117">
      <style:table-cell-properties fo:background-color="#b7f4b9" style:text-align-source="fix" style:repeat-content="false" fo:border="0.0008in solid #c0c0c0" style:vertical-align="middle"/>
      <style:paragraph-properties fo:text-align="center" fo:margin-left="0in"/>
      <style:text-properties fo:color="#000000"/>
    </style:style>
    <style:style style:name="ce89" style:family="table-cell" style:parent-style-name="Default" style:data-style-name="N117">
      <style:table-cell-properties fo:border-bottom="0.0008in solid #808080" fo:background-color="#bce1f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  <style:text-properties fo:color="#808080"/>
    </style:style>
    <style:style style:name="ce90" style:family="table-cell" style:parent-style-name="Default" style:data-style-name="N117">
      <style:table-cell-properties fo:background-color="#bce1fb" style:text-align-source="fix" style:repeat-content="false" fo:border="0.0008in solid #c0c0c0" style:vertical-align="middle"/>
      <style:paragraph-properties fo:text-align="center" fo:margin-left="0in"/>
      <style:text-properties style:use-window-font-color="true"/>
    </style:style>
    <style:style style:name="ce91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c0c0c0" style:shrink-to-fit="false" fo:border-top="0.0008in solid #808080" style:vertical-align="middle"/>
      <style:paragraph-properties fo:text-align="center" fo:margin-left="0in"/>
      <style:text-properties fo:color="#808080"/>
    </style:style>
    <style:style style:name="ce92" style:family="table-cell" style:parent-style-name="Default" style:data-style-name="N117">
      <style:table-cell-properties fo:background-color="#e0caeb" style:text-align-source="fix" style:repeat-content="false" fo:border="0.0008in solid #c0c0c0" style:shrink-to-fit="false" style:vertical-align="middle"/>
      <style:paragraph-properties fo:text-align="center" fo:margin-left="0in"/>
      <style:text-properties fo:color="#808080"/>
    </style:style>
    <style:style style:name="ce93" style:family="table-cell" style:parent-style-name="Default" style:data-style-name="N117">
      <style:table-cell-properties fo:border-bottom="0.0008in solid #808080" style:text-align-source="fix" style:repeat-content="false" fo:wrap-option="wrap" fo:border-left="0.0008in solid #808080" style:direction="ltr" fo:border-right="0.0008in solid #808080" fo:border-top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4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c0c0c0" fo:border-top="0.0008in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5" style:family="table-cell" style:parent-style-name="Default" style:data-style-name="N117">
      <style:table-cell-properties fo:background-color="#b7f4b9" style:text-align-source="fix" style:repeat-content="false" fo:border="0.0008in solid #c0c0c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96" style:family="table-cell" style:parent-style-name="Default" style:data-style-name="N117">
      <style:table-cell-properties style:text-align-source="fix" style:repeat-content="false" fo:border="0.0008in solid #c0c0c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7" style:family="table-cell" style:parent-style-name="Default" style:data-style-name="N117">
      <style:table-cell-properties style:text-align-source="fix" style:repeat-content="false" fo:border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8" style:family="table-cell" style:parent-style-name="Default" style:data-style-name="N117">
      <style:table-cell-properties style:text-align-source="fix" style:repeat-content="false" fo:background-color="transparent" fo:border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17">
      <style:table-cell-properties fo:background-color="#bce1fb" style:text-align-source="fix" style:repeat-content="false" fo:border="0.0008in solid #c0c0c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0" style:family="table-cell" style:parent-style-name="Default" style:data-style-name="N117">
      <style:table-cell-properties style:text-align-source="fix" style:repeat-content="false" fo:background-color="transparent" fo:border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17">
      <style:table-cell-properties fo:background-color="#b7f4b9" style:text-align-source="fix" style:repeat-content="false" fo:border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17">
      <style:table-cell-properties fo:background-color="#bce1fb" style:text-align-source="fix" style:repeat-content="false" fo:border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17">
      <style:table-cell-properties fo:border-bottom="0.0008in solid #808080" style:text-align-source="fix" style:repeat-content="false" fo:background-color="transparent" fo:border-left="0.0008in solid #c0c0c0" fo:border-right="0.0008in solid #c0c0c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 style:data-style-name="N117">
      <style:table-cell-properties fo:border-bottom="0.0008in solid #808080" fo:background-color="#bce1f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5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17">
      <style:table-cell-properties style:text-align-source="fix" style:repeat-content="false" fo:border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17">
      <style:table-cell-properties style:text-align-source="fix" style:repeat-content="false" fo:border="0.0008in solid #c0c0c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9" style:family="table-cell" style:parent-style-name="Default" style:data-style-name="N117">
      <style:table-cell-properties fo:background-color="#bce1fb" style:text-align-source="fix" style:repeat-content="false" fo:border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000000" style:shrink-to-fit="false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000000" style:shrink-to-fit="false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17">
      <style:table-cell-properties fo:border-bottom="0.0008in solid #808080" style:text-align-source="fix" style:repeat-content="false" fo:wrap-option="wrap" fo:border-left="0.0008in solid #808080" style:direction="ltr" fo:border-right="0.0008in solid #000000" fo:border-top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6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000000" fo:border-top="0.0008in solid #000000" style:vertical-align="middle"/>
      <style:paragraph-properties fo:text-align="center" fo:margin-left="0in"/>
    </style:style>
    <style:style style:name="ce117" style:family="table-cell" style:parent-style-name="Default" style:data-style-name="N117">
      <style:table-cell-properties fo:border-bottom="0.0008in solid #c0c0c0" fo:background-color="#b7f4b9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color="#808080"/>
    </style:style>
    <style:style style:name="ce118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19" style:family="table-cell" style:parent-style-name="Default" style:data-style-name="N117">
      <style:table-cell-properties fo:border-bottom="0.0008in solid #c0c0c0" style:text-align-source="fix" style:repeat-content="false" fo:background-color="transparent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20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color="#808080"/>
    </style:style>
    <style:style style:name="ce121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22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3" style:family="table-cell" style:parent-style-name="Default" style:data-style-name="N117">
      <style:table-cell-properties fo:border-bottom="0.0008in solid #808080" style:text-align-source="fix" style:repeat-content="false" fo:background-color="transparent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24" style:family="table-cell" style:parent-style-name="Default" style:data-style-name="N117">
      <style:table-cell-properties fo:border-bottom="0.0008in solid #80808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color="#808080"/>
    </style:style>
    <style:style style:name="ce125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126" style:family="table-cell" style:parent-style-name="Default" style:data-style-name="N117">
      <style:table-cell-properties fo:border-bottom="0.0008in solid #c0c0c0" fo:background-color="#b7f4b9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27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  <style:text-properties fo:color="#808080"/>
    </style:style>
    <style:style style:name="ce128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/>
    </style:style>
    <style:style style:name="ce129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000000" style:shrink-to-fit="false" fo:border-top="0.0008in solid #808080" style:vertical-align="middle"/>
      <style:paragraph-properties fo:text-align="center" fo:margin-left="0in"/>
    </style:style>
    <style:style style:name="ce130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000000" style:shrink-to-fit="false" fo:border-top="0.0008in solid #c0c0c0" style:vertical-align="middle"/>
      <style:paragraph-properties fo:text-align="center" fo:margin-left="0in"/>
    </style:style>
    <style:style style:name="ce131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132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33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000000" fo:border-top="0.0008in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17">
      <style:table-cell-properties fo:border-bottom="0.0008in solid #c0c0c0" fo:background-color="#b7f4b9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6" style:family="table-cell" style:parent-style-name="Default" style:data-style-name="N117">
      <style:table-cell-properties fo:border-bottom="0.0008in solid #c0c0c0" style:text-align-source="fix" style:repeat-content="false" fo:background-color="transparent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7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8" style:family="table-cell" style:parent-style-name="Default" style:data-style-name="N117">
      <style:table-cell-properties fo:border-bottom="0.0008in solid #c0c0c0" fo:background-color="#bce1fb" style:text-align-source="fix" style:repeat-content="false" fo:wrap-option="wrap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 style:font-name="Arial Narrow" fo:font-weight="bold" style:font-weight-asian="bold" style:font-weight-complex="bold"/>
    </style:style>
    <style:style style:name="ce139" style:family="table-cell" style:parent-style-name="Default" style:data-style-name="N117">
      <style:table-cell-properties fo:border-bottom="0.0008in solid #808080" style:text-align-source="fix" style:repeat-content="false" fo:background-color="transparent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40" style:family="table-cell" style:parent-style-name="Default" style:data-style-name="N117">
      <style:table-cell-properties fo:border-bottom="0.0008in solid #80808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41" style:family="table-cell" style:parent-style-name="Default" style:data-style-name="N117">
      <style:table-cell-properties fo:border-bottom="0.0008in solid #c0c0c0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43" style:family="table-cell" style:parent-style-name="Default" style:data-style-name="N117">
      <style:table-cell-properties fo:border-bottom="0.0008in solid #c0c0c0" fo:background-color="#bce1fb" style:text-align-source="fix" style:repeat-content="false" fo:wrap-option="wrap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008in solid #c0c0c0" style:text-align-source="fix" style:repeat-content="false" fo:border-left="0.0008in solid #000000" fo:border-right="0.0008in solid #c0c0c0" fo:border-top="0.0008in solid #000000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008in solid #c0c0c0" fo:background-color="#b7f4b9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150" style:family="table-cell" style:parent-style-name="Default">
      <style:table-cell-properties fo:border-bottom="0.0008in solid #c0c0c0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151" style:family="table-cell" style:parent-style-name="Default">
      <style:table-cell-properties fo:border-bottom="0.0008in solid #c0c0c0" style:text-align-source="fix" style:repeat-content="false" fo:background-color="transparent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0.0008in solid #c0c0c0" fo:background-color="#bce1f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153" style:family="table-cell" style:parent-style-name="Default">
      <style:table-cell-properties fo:border-bottom="0.0008in solid #808080" style:text-align-source="fix" style:repeat-content="false" fo:background-color="transparent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154" style:family="table-cell" style:parent-style-name="Default">
      <style:table-cell-properties fo:border-bottom="0.0008in solid #808080" fo:background-color="#bce1f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155" style:family="table-cell" style:parent-style-name="Default">
      <style:table-cell-properties fo:border-bottom="0.0008in solid #c0c0c0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</style:style>
    <style:style style:name="ce156" style:family="table-cell" style:parent-style-name="Default">
      <style:table-cell-properties fo:border-bottom="0.0008in solid #c0c0c0" fo:background-color="#bce1fb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</style:style>
    <style:style style:name="ce157" style:family="table-cell" style:parent-style-name="Default">
      <style:table-cell-properties fo:border-bottom="0.0008in solid #c0c0c0" fo:background-color="#e0caeb" style:text-align-source="fix" style:repeat-content="false" fo:border-left="0.0008in solid #000000" fo:border-right="0.0008in solid #c0c0c0" style:shrink-to-fit="false" fo:border-top="0.0008in solid #808080" style:vertical-align="middle"/>
      <style:paragraph-properties fo:text-align="center" fo:margin-left="0in"/>
    </style:style>
    <style:style style:name="ce158" style:family="table-cell" style:parent-style-name="Default">
      <style:table-cell-properties fo:border-bottom="0.0008in solid #c0c0c0" fo:background-color="#e0caeb" style:text-align-source="fix" style:repeat-content="false" fo:border-left="0.0008in solid #000000" fo:border-right="0.0008in solid #c0c0c0" style:shrink-to-fit="false" fo:border-top="0.0008in solid #c0c0c0" style:vertical-align="middle"/>
      <style:paragraph-properties fo:text-align="center" fo:margin-left="0in"/>
    </style:style>
    <style:style style:name="ce159" style:family="table-cell" style:parent-style-name="Default">
      <style:table-cell-properties fo:border-bottom="0.0008in solid #000000" fo:background-color="#bce1f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160" style:family="table-cell" style:parent-style-name="Default">
      <style:table-cell-properties fo:border-bottom="0.0008in solid #808080" style:text-align-source="fix" style:repeat-content="false" fo:wrap-option="wrap" fo:border-left="0.0008in solid #808080" style:direction="ltr" fo:border-right="0.0008in solid #808080" fo:border-top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1" style:family="table-cell" style:parent-style-name="Default">
      <style:table-cell-properties fo:border-bottom="0.0008in solid #c0c0c0" style:text-align-source="fix" style:repeat-content="false" fo:border-left="0.0008in solid #c0c0c0" fo:border-right="0.0008in solid #c0c0c0" fo:border-top="0.0008in solid #000000" style:vertical-align="middle"/>
      <style:paragraph-properties fo:text-align="center" fo:margin-left="0in"/>
    </style:style>
    <style:style style:name="ce162" style:family="table-cell" style:parent-style-name="Default">
      <style:table-cell-properties fo:background-color="#b7f4b9" style:text-align-source="fix" style:repeat-content="false" fo:border="0.0008in solid #c0c0c0" style:vertical-align="middle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 fo:border="0.0008in solid #c0c0c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 fo:background-color="transparent" fo:border="0.0008in solid #c0c0c0" style:vertical-align="middle"/>
      <style:paragraph-properties fo:text-align="center" fo:margin-left="0in"/>
    </style:style>
    <style:style style:name="ce165" style:family="table-cell" style:parent-style-name="Default">
      <style:table-cell-properties fo:background-color="#bce1fb" style:text-align-source="fix" style:repeat-content="false" fo:border="0.0008in solid #c0c0c0" style:vertical-align="middle"/>
      <style:paragraph-properties fo:text-align="center" fo:margin-left="0in"/>
    </style:style>
    <style:style style:name="ce166" style:family="table-cell" style:parent-style-name="Default">
      <style:table-cell-properties fo:border-bottom="0.0008in solid #808080" style:text-align-source="fix" style:repeat-content="false" fo:background-color="transparent" fo:border-left="0.0008in solid #c0c0c0" fo:border-right="0.0008in solid #c0c0c0" fo:border-top="0.0008in solid #c0c0c0" style:vertical-align="middle"/>
      <style:paragraph-properties fo:text-align="center" fo:margin-left="0in"/>
    </style:style>
    <style:style style:name="ce167" style:family="table-cell" style:parent-style-name="Default">
      <style:table-cell-properties fo:border-bottom="0.0008in solid #808080" fo:background-color="#bce1f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</style:style>
    <style:style style:name="ce168" style:family="table-cell" style:parent-style-name="Default">
      <style:table-cell-properties fo:border-bottom="0.0008in solid #c0c0c0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</style:style>
    <style:style style:name="ce169" style:family="table-cell" style:parent-style-name="Default">
      <style:table-cell-properties fo:border-bottom="0.0008in solid #c0c0c0" fo:background-color="#bce1fb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</style:style>
    <style:style style:name="ce170" style:family="table-cell" style:parent-style-name="Default">
      <style:table-cell-properties fo:border-bottom="0.0008in solid #c0c0c0" fo:background-color="#e0caeb" style:text-align-source="fix" style:repeat-content="false" fo:border-left="0.0008in solid #c0c0c0" fo:border-right="0.0008in solid #c0c0c0" style:shrink-to-fit="false" fo:border-top="0.0008in solid #808080" style:vertical-align="middle"/>
      <style:paragraph-properties fo:text-align="center" fo:margin-left="0in"/>
    </style:style>
    <style:style style:name="ce171" style:family="table-cell" style:parent-style-name="Default">
      <style:table-cell-properties fo:background-color="#e0caeb" style:text-align-source="fix" style:repeat-content="false" fo:border="0.0008in solid #c0c0c0" style:shrink-to-fit="false" style:vertical-align="middle"/>
      <style:paragraph-properties fo:text-align="center" fo:margin-left="0in"/>
    </style:style>
    <style:style style:name="ce172" style:family="table-cell" style:parent-style-name="Default">
      <style:table-cell-properties fo:border-bottom="0.0008in solid #000000" fo:background-color="#bce1f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</style:style>
    <style:style style:name="ce173" style:family="table-cell" style:parent-style-name="Default">
      <style:table-cell-properties fo:border-bottom="0.0008in solid #808080" style:text-align-source="fix" style:repeat-content="false" fo:wrap-option="wrap" fo:border-left="0.0008in solid #808080" style:direction="ltr" fo:border-right="0.0008in solid #000000" fo:border-top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4" style:family="table-cell" style:parent-style-name="Default">
      <style:table-cell-properties fo:border-bottom="0.0008in solid #c0c0c0" style:text-align-source="fix" style:repeat-content="false" fo:border-left="0.0008in solid #c0c0c0" fo:border-right="0.0008in solid #000000" fo:border-top="0.0008in solid #000000" style:vertical-align="middle"/>
      <style:paragraph-properties fo:text-align="center" fo:margin-left="0in"/>
    </style:style>
    <style:style style:name="ce175" style:family="table-cell" style:parent-style-name="Default">
      <style:table-cell-properties fo:border-bottom="0.0008in solid #c0c0c0" fo:background-color="#b7f4b9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76" style:family="table-cell" style:parent-style-name="Default">
      <style:table-cell-properties fo:border-bottom="0.0008in solid #c0c0c0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77" style:family="table-cell" style:parent-style-name="Default">
      <style:table-cell-properties fo:border-bottom="0.0008in solid #c0c0c0" style:text-align-source="fix" style:repeat-content="false" fo:background-color="transparent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78" style:family="table-cell" style:parent-style-name="Default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79" style:family="table-cell" style:parent-style-name="Default">
      <style:table-cell-properties fo:border-bottom="0.0008in solid #808080" style:text-align-source="fix" style:repeat-content="false" fo:background-color="transparent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80" style:family="table-cell" style:parent-style-name="Default">
      <style:table-cell-properties fo:border-bottom="0.0008in solid #80808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81" style:family="table-cell" style:parent-style-name="Default">
      <style:table-cell-properties fo:border-bottom="0.0008in solid #c0c0c0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182" style:family="table-cell" style:parent-style-name="Default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183" style:family="table-cell" style:parent-style-name="Default">
      <style:table-cell-properties fo:border-bottom="0.0008in solid #c0c0c0" fo:background-color="#e0caeb" style:text-align-source="fix" style:repeat-content="false" fo:border-left="0.0008in solid #c0c0c0" fo:border-right="0.0008in solid #000000" style:shrink-to-fit="false" fo:border-top="0.0008in solid #808080" style:vertical-align="middle"/>
      <style:paragraph-properties fo:text-align="center" fo:margin-left="0in"/>
    </style:style>
    <style:style style:name="ce184" style:family="table-cell" style:parent-style-name="Default">
      <style:table-cell-properties fo:border-bottom="0.0008in solid #c0c0c0" fo:background-color="#e0caeb" style:text-align-source="fix" style:repeat-content="false" fo:border-left="0.0008in solid #c0c0c0" fo:border-right="0.0008in solid #000000" style:shrink-to-fit="false" fo:border-top="0.0008in solid #c0c0c0" style:vertical-align="middle"/>
      <style:paragraph-properties fo:text-align="center" fo:margin-left="0in"/>
    </style:style>
    <style:style style:name="ce185" style:family="table-cell" style:parent-style-name="Default">
      <style:table-cell-properties fo:border-bottom="0.0008in solid #00000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86" style:family="table-cell" style:parent-style-name="Default">
      <style:table-cell-properties fo:border-bottom="0.0008in solid #808080" style:text-align-source="fix" style:repeat-content="false" fo:wrap-option="wrap" fo:border-left="0.0008in solid #808080" style:direction="ltr" fo:border-right="0.0008in solid #000000" fo:border-top="0.0008in solid #000000" style:vertical-align="middle"/>
      <style:paragraph-properties fo:text-align="center" fo:margin-left="0in"/>
      <style:text-properties style:font-name="Arial Narrow" style:text-underline-style="solid" style:text-underline-width="auto" style:text-underline-color="font-color" fo:font-weight="normal" style:font-weight-asian="normal" style:font-weight-complex="normal"/>
    </style:style>
    <style:style style:name="ce187" style:family="table-cell" style:parent-style-name="Default" style:data-style-name="N99">
      <style:table-cell-properties fo:border-bottom="0.0008in solid #c0c0c0" style:text-align-source="fix" style:repeat-content="false" fo:border-left="0.0008in solid #c0c0c0" fo:border-right="0.0008in solid #000000" fo:border-top="0.0008in solid #000000" style:vertical-align="middle"/>
      <style:paragraph-properties fo:text-align="center" fo:margin-left="0in"/>
    </style:style>
    <style:style style:name="ce188" style:family="table-cell" style:parent-style-name="Default" style:data-style-name="N99">
      <style:table-cell-properties fo:border-bottom="0.0008in solid #c0c0c0" fo:background-color="#b7f4b9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89" style:family="table-cell" style:parent-style-name="Default" style:data-style-name="N99">
      <style:table-cell-properties fo:border-bottom="0.0008in solid #c0c0c0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90" style:family="table-cell" style:parent-style-name="Default" style:data-style-name="N99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91" style:family="table-cell" style:parent-style-name="Default" style:data-style-name="N99">
      <style:table-cell-properties fo:border-bottom="0.0008in solid #c0c0c0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192" style:family="table-cell" style:parent-style-name="Default" style:data-style-name="N99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193" style:family="table-cell" style:parent-style-name="Default" style:data-style-name="N99">
      <style:table-cell-properties fo:border-bottom="0.0008in solid #c0c0c0" fo:background-color="#e0caeb" style:text-align-source="fix" style:repeat-content="false" fo:border-left="0.0008in solid #c0c0c0" fo:border-right="0.0008in solid #c0c0c0" style:shrink-to-fit="false" fo:border-top="0.0008in solid #808080" style:vertical-align="middle"/>
      <style:paragraph-properties fo:text-align="center" fo:margin-left="0in"/>
    </style:style>
    <style:style style:name="ce194" style:family="table-cell" style:parent-style-name="Default" style:data-style-name="N99">
      <style:table-cell-properties fo:background-color="#e0caeb" style:text-align-source="fix" style:repeat-content="false" fo:border="0.0008in solid #c0c0c0" style:shrink-to-fit="false" style:vertical-align="middle"/>
      <style:paragraph-properties fo:text-align="center" fo:margin-left="0in"/>
    </style:style>
    <style:style style:name="ce195" style:family="table-cell" style:parent-style-name="Default" style:data-style-name="N99">
      <style:table-cell-properties fo:border-bottom="0.0008in solid #00000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196" style:family="table-cell" style:parent-style-name="Default">
      <style:table-cell-properties fo:border-bottom="0.0008in solid #c0c0c0" style:text-align-source="fix" style:repeat-content="false" fo:border-left="0.0008in solid #c0c0c0" fo:border-right="0.0008in solid #000000" fo:border-top="0.0008in solid #000000" style:vertical-align="middle"/>
      <style:paragraph-properties fo:text-align="center" fo:margin-left="0in"/>
      <style:text-properties fo:color="#ff0000" style:font-name="Arial Narrow"/>
    </style:style>
    <style:style style:name="ce197" style:family="table-cell" style:parent-style-name="Default">
      <style:table-cell-properties fo:border-bottom="0.0008in solid #c0c0c0" fo:background-color="#b7f4b9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color="#ff0000" style:font-name="Arial Narrow"/>
    </style:style>
    <style:style style:name="ce198" style:family="table-cell" style:parent-style-name="Default">
      <style:table-cell-properties fo:border-bottom="0.0008in solid #c0c0c0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color="#ff0000" style:font-name="Arial Narrow"/>
    </style:style>
    <style:style style:name="ce199" style:family="table-cell" style:parent-style-name="Default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color="#ff0000" style:font-name="Arial Narrow"/>
    </style:style>
    <style:style style:name="ce200" style:family="table-cell" style:parent-style-name="Default">
      <style:table-cell-properties fo:border-bottom="0.0008in solid #c0c0c0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  <style:text-properties fo:color="#ff0000" style:font-name="Arial Narrow"/>
    </style:style>
    <style:style style:name="ce201" style:family="table-cell" style:parent-style-name="Default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  <style:text-properties fo:color="#ff0000" style:font-name="Arial Narrow"/>
    </style:style>
    <style:style style:name="ce202" style:family="table-cell" style:parent-style-name="Default">
      <style:table-cell-properties fo:border-bottom="0.0008in solid #c0c0c0" fo:background-color="#e0caeb" style:text-align-source="fix" style:repeat-content="false" fo:border-left="0.0008in solid #c0c0c0" fo:border-right="0.0008in solid #c0c0c0" style:shrink-to-fit="false" fo:border-top="0.0008in solid #808080" style:vertical-align="middle"/>
      <style:paragraph-properties fo:text-align="center" fo:margin-left="0in"/>
      <style:text-properties fo:color="#ff0000" style:font-name="Arial Narrow"/>
    </style:style>
    <style:style style:name="ce203" style:family="table-cell" style:parent-style-name="Default">
      <style:table-cell-properties fo:background-color="#e0caeb" style:text-align-source="fix" style:repeat-content="false" fo:border="0.0008in solid #c0c0c0" style:shrink-to-fit="false" style:vertical-align="middle"/>
      <style:paragraph-properties fo:text-align="center" fo:margin-left="0in"/>
      <style:text-properties fo:color="#ff0000" style:font-name="Arial Narrow"/>
    </style:style>
    <style:style style:name="ce204" style:family="table-cell" style:parent-style-name="Default">
      <style:table-cell-properties fo:border-bottom="0.0008in solid #00000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color="#ff0000" style:font-name="Arial Narrow"/>
    </style:style>
    <style:style style:name="ce20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in"/>
    </style:style>
    <style:style style:name="ce206" style:family="table-cell" style:parent-style-name="Default" style:data-style-name="N117">
      <style:table-cell-properties fo:border-bottom="0.0008in solid #c0c0c0" fo:background-color="#ffff66" style:text-align-source="fix" style:repeat-content="false" fo:border-left="none" fo:border-right="0.0008in solid #c0c0c0" fo:border-top="0.0008in solid #c0c0c0" style:vertical-align="middle"/>
      <style:paragraph-properties fo:text-align="center" fo:margin-left="0in"/>
    </style:style>
    <style:style style:name="ce207" style:family="table-cell" style:parent-style-name="Default" style:data-style-name="N117">
      <style:table-cell-properties fo:border-bottom="0.0008in solid #c0c0c0" fo:background-color="#ffff00" style:text-align-source="fix" style:repeat-content="false" fo:border-left="none" fo:border-right="0.0008in solid #c0c0c0" fo:border-top="0.0008in solid #c0c0c0" style:vertical-align="middle"/>
      <style:paragraph-properties fo:text-align="center" fo:margin-left="0in"/>
    </style:style>
    <style:style style:name="ce20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0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</style:style>
    <style:style style:name="ce210" style:family="table-cell" style:parent-style-name="Default">
      <style:table-cell-properties fo:border-bottom="none" fo:background-color="#ffd320" style:text-align-source="fix" style:repeat-content="false" fo:border-left="none" fo:border-right="none" fo:border-top="0.0008in solid #808080" style:vertical-align="middle"/>
      <style:paragraph-properties fo:text-align="center" fo:margin-left="0in"/>
    </style:style>
    <style:style style:name="ce211" style:family="table-cell" style:parent-style-name="Default" style:data-style-name="N117">
      <style:table-cell-properties fo:border-bottom="0.0008in solid #c0c0c0" fo:background-color="#ffd320" style:text-align-source="fix" style:repeat-content="false" fo:border-left="none" fo:border-right="0.0008in solid #c0c0c0" fo:border-top="0.0008in solid #c0c0c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none" fo:background-color="#ffd320" style:text-align-source="fix" style:repeat-content="false" fo:border-left="none" fo:border-right="none" fo:border-top="0.0008in solid #c0c0c0" style:vertical-align="middle"/>
      <style:paragraph-properties fo:text-align="center" fo:margin-left="0in"/>
    </style:style>
    <style:style style:name="ce213" style:family="table-cell" style:parent-style-name="Default">
      <style:table-cell-properties fo:border-bottom="none" fo:background-color="#e6e6e6" style:text-align-source="fix" style:repeat-content="false" fo:border-left="none" fo:border-right="none" fo:border-top="0.0008in solid #808080" style:vertical-align="middle"/>
      <style:paragraph-properties fo:text-align="center" fo:margin-left="0in"/>
    </style:style>
    <style:style style:name="ce214" style:family="table-cell" style:parent-style-name="Default" style:data-style-name="N117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15" style:family="table-cell" style:parent-style-name="Default">
      <style:table-cell-properties fo:background-color="#bce1fb" style:text-align-source="fix" style:repeat-content="false" style:vertical-align="middle"/>
      <style:paragraph-properties fo:text-align="center" fo:margin-left="0in"/>
    </style:style>
    <style:style style:name="ce216" style:family="table-cell" style:parent-style-name="Default" style:data-style-name="N117">
      <style:table-cell-properties fo:background-color="#e6e6e6" style:text-align-source="fix" style:repeat-content="false" style:vertical-align="middle"/>
      <style:paragraph-properties fo:text-align="center" fo:margin-left="0in"/>
    </style:style>
    <style:style style:name="ce217" style:family="table-cell" style:parent-style-name="Default" style:data-style-name="N117">
      <style:table-cell-properties fo:border-bottom="none" fo:background-color="#e0caeb" style:text-align-source="fix" style:repeat-content="false" fo:border-left="0.0008in solid #000000" fo:border-right="none" style:shrink-to-fit="false" fo:border-top="0.0008in solid #000000" style:vertical-align="middle"/>
      <style:paragraph-properties fo:text-align="center" fo:margin-left="0in"/>
    </style:style>
    <style:style style:name="ce218" style:family="table-cell" style:parent-style-name="Default" style:data-style-name="N117">
      <style:table-cell-properties fo:border-bottom="none" fo:background-color="#e0caeb" style:text-align-source="fix" style:repeat-content="false" fo:border-left="0.0008in solid #000000" fo:border-right="none" style:shrink-to-fit="false" fo:border-top="none" style:vertical-align="middle"/>
      <style:paragraph-properties fo:text-align="center" fo:margin-left="0in"/>
    </style:style>
    <style:style style:name="ce219" style:family="table-cell" style:parent-style-name="Default" style:data-style-name="N117">
      <style:table-cell-properties fo:border-bottom="none" fo:background-color="#e0caeb" style:text-align-source="fix" style:repeat-content="false" fo:border-left="0.0008in solid #000000" fo:border-right="none" style:shrink-to-fit="false" fo:border-top="none" style:vertical-align="middle"/>
      <style:paragraph-properties fo:text-align="center" fo:margin-left="0in"/>
      <style:text-properties style:font-name="Arial"/>
    </style:style>
    <style:style style:name="ce220" style:family="table-cell" style:parent-style-name="Default">
      <style:table-cell-properties fo:border-bottom="none" fo:background-color="#e0caeb" style:text-align-source="fix" style:repeat-content="false" fo:border-left="0.0008in solid #000000" fo:border-right="none" style:shrink-to-fit="false" fo:border-top="none" style:vertical-align="middle"/>
      <style:paragraph-properties fo:text-align="center" fo:margin-left="0in"/>
    </style:style>
    <style:style style:name="ce221" style:family="table-cell" style:parent-style-name="Default">
      <style:table-cell-properties fo:border-bottom="none" fo:background-color="#bce1fb" style:text-align-source="fix" style:repeat-content="false" fo:border-left="none" fo:border-right="none" fo:border-top="0.0008in solid #808080" style:vertical-align="middle"/>
      <style:paragraph-properties fo:text-align="center" fo:margin-left="0in"/>
    </style:style>
    <style:style style:name="ce2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 Narrow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25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Narrow"/>
    </style:style>
    <style:style style:name="ce227" style:family="table-cell" style:parent-style-name="Default">
      <style:table-cell-properties fo:border-bottom="none" fo:background-color="#e0caeb" style:text-align-source="fix" style:repeat-content="false" fo:border-left="none" fo:border-right="none" style:shrink-to-fit="false" fo:border-top="0.0008in solid #808080" style:vertical-align="middle"/>
      <style:paragraph-properties fo:text-align="center" fo:margin-left="0in"/>
    </style:style>
    <style:style style:name="ce228" style:family="table-cell" style:parent-style-name="Default">
      <style:table-cell-properties fo:background-color="#e0caeb" style:text-align-source="fix" style:repeat-content="false" style:shrink-to-fit="false" style:vertical-align="middle"/>
      <style:paragraph-properties fo:text-align="center" fo:margin-left="0in"/>
    </style:style>
    <style:style style:name="ce229" style:family="table-cell" style:parent-style-name="Default">
      <style:table-cell-properties fo:background-color="#e0caeb" style:text-align-source="fix" style:repeat-content="false" style:shrink-to-fit="false" style:vertical-align="middle"/>
      <style:paragraph-properties fo:text-align="center" fo:margin-left="0in"/>
      <style:text-properties style:font-name="Arial Narrow"/>
    </style:style>
    <style:style style:name="ce249" style:family="table-cell" style:parent-style-name="Default" style:data-style-name="N117">
      <style:table-cell-properties fo:background-color="#e6e6ff" style:text-align-source="fix" style:repeat-content="false" style:vertical-align="middle"/>
      <style:paragraph-properties fo:text-align="center" fo:margin-left="0in"/>
    </style:style>
    <style:style style:name="ce250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1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f0000"/>
    </style:style>
    <style:style style:name="ce252" style:family="table-cell" style:parent-style-name="Default" style:data-style-name="N117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53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 Narrow"/>
    </style:style>
    <style:style style:name="ce254" style:family="table-cell" style:parent-style-name="Default">
      <style:table-cell-properties fo:background-color="#b7f4b9" style:text-align-source="fix" style:repeat-content="false" style:vertical-align="middle"/>
      <style:paragraph-properties fo:text-align="center" fo:margin-left="0in"/>
    </style:style>
    <style:style style:name="ce255" style:family="table-cell" style:parent-style-name="Default" style:data-style-name="N99">
      <style:table-cell-properties fo:background-color="#ffd320" style:text-align-source="fix" style:repeat-content="false"/>
      <style:paragraph-properties fo:text-align="center" fo:margin-left="0in"/>
    </style:style>
    <style:style style:name="ce256" style:family="table-cell" style:parent-style-name="Default">
      <style:table-cell-properties fo:border-bottom="none" style:text-align-source="fix" style:repeat-content="false" fo:border-left="none" fo:border-right="none" fo:border-top="0.0008in solid #808080" style:vertical-align="middle"/>
      <style:paragraph-properties fo:text-align="center" fo:margin-left="0in"/>
    </style:style>
    <style:style style:name="ce257" style:family="table-cell" style:parent-style-name="Default">
      <style:table-cell-properties style:vertical-align="middle"/>
    </style:style>
    <style:style style:name="ce258" style:family="table-cell" style:parent-style-name="Default">
      <style:table-cell-properties fo:border-bottom="none" style:text-align-source="fix" style:repeat-content="false" fo:border-left="none" fo:border-right="none" fo:border-top="0.0008in solid #808080" style:vertical-align="middle"/>
      <style:paragraph-properties fo:text-align="center" fo:margin-left="0in"/>
      <style:text-properties style:font-name="Arial Narrow"/>
    </style:style>
    <style:style style:name="ce259" style:family="table-cell" style:parent-style-name="Default">
      <style:table-cell-properties fo:background-color="#e6e6e6" style:vertical-align="middle"/>
    </style:style>
    <style:style style:name="ce260" style:family="table-cell" style:parent-style-name="Default" style:data-style-name="N99">
      <style:table-cell-properties fo:background-color="#e6e6e6" style:text-align-source="fix" style:repeat-content="false" style:vertical-align="middle"/>
      <style:paragraph-properties fo:text-align="center" fo:margin-left="0in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2" style:family="table-cell" style:parent-style-name="Default" style:data-style-name="N0">
      <style:table-cell-properties fo:background-color="#e6e6e6" style:text-align-source="fix" style:repeat-content="false" style:vertical-align="middle"/>
      <style:paragraph-properties fo:text-align="center" fo:margin-left="0in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0.0008in solid #808080" style:vertical-align="middle"/>
      <style:paragraph-properties fo:text-align="center" fo:margin-left="0in"/>
      <style:text-properties style:font-name="Arial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  <style:text-properties fo:language="en" fo:country="US" style:language-asian="en" style:country-asian="US" style:language-complex="en" style:country-complex="US"/>
    </style:style>
    <style:style style:name="ce26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26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268" style:family="table-cell" style:parent-style-name="Default">
      <style:table-cell-properties fo:border-bottom="none" style:text-align-source="fix" style:repeat-content="false" fo:border-left="none" fo:border-right="none" fo:border-top="0.0008in solid #c0c0c0" style:vertical-align="middle"/>
      <style:paragraph-properties fo:text-align="center" fo:margin-left="0in"/>
    </style:style>
    <style:style style:name="ce269" style:family="table-cell" style:parent-style-name="Default">
      <style:table-cell-properties fo:border-bottom="none" fo:background-color="#bce1fb" style:text-align-source="fix" style:repeat-content="false" fo:border-left="none" fo:border-right="none" fo:border-top="0.0008in solid #c0c0c0" style:vertical-align="middle"/>
      <style:paragraph-properties fo:text-align="center" fo:margin-left="0in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71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  <style:text-properties fo:language="en" fo:country="US" style:language-asian="en" style:country-asian="US" style:language-complex="en" style:country-complex="US"/>
    </style:style>
    <style:style style:name="ce272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73" style:family="table-cell" style:parent-style-name="Default">
      <style:table-cell-properties fo:border-bottom="0.0008in solid #c0c0c0" fo:background-color="#bce1fb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</style:style>
    <style:style style:name="ce274" style:family="table-cell" style:parent-style-name="Default">
      <style:table-cell-properties fo:border-bottom="none" fo:background-color="#e0caeb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275" style:family="table-cell" style:parent-style-name="Default">
      <style:table-cell-properties fo:border-bottom="0.0008in solid #000000" fo:background-color="#e0caeb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276" style:family="table-cell" style:parent-style-name="Default">
      <style:table-cell-properties fo:border-bottom="0.0008in solid #c0c0c0" fo:background-color="#bce1fb" style:diagonal-bl-tr="none" style:text-align-source="fix" style:repeat-content="false" fo:border-left="0.0008in solid #000000" fo:border-right="0.0008in solid #000000" fo:border-top="0.0008in solid #80808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0.0008in solid #000000" fo:background-color="#bce1fb" style:text-align-source="fix" style:repeat-content="false" fo:border-left="0.0008in solid #000000" fo:border-right="0.0008in solid #000000" fo:border-top="0.0008in solid #808080" style:vertical-align="middle"/>
      <style:paragraph-properties fo:text-align="center" fo:margin-left="0in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9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000000" fo:border-right="0.0008in solid #c0c0c0" fo:border-top="0.0008in solid #000000" style:vertical-align="middle"/>
      <style:paragraph-properties fo:text-align="center" fo:margin-left="0in"/>
    </style:style>
    <style:style style:name="ce280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281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282" style:family="table-cell" style:parent-style-name="Default" style:data-style-name="N117">
      <style:table-cell-properties fo:border-bottom="0.0008in solid #000000" fo:background-color="#e0cae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283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  <style:text-properties fo:color="#808080" fo:font-style="italic" style:font-style-asian="italic" style:font-style-complex="italic"/>
    </style:style>
    <style:style style:name="ce284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c0c0c0" fo:border-top="0.0008in solid #000000" style:vertical-align="middle"/>
      <style:paragraph-properties fo:text-align="center" fo:margin-left="0in"/>
    </style:style>
    <style:style style:name="ce285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</style:style>
    <style:style style:name="ce286" style:family="table-cell" style:parent-style-name="Default" style:data-style-name="N117">
      <style:table-cell-properties fo:background-color="#e0caeb" style:text-align-source="fix" style:repeat-content="false" fo:border="0.0008in solid #c0c0c0" style:vertical-align="middle"/>
      <style:paragraph-properties fo:text-align="center" fo:margin-left="0in"/>
    </style:style>
    <style:style style:name="ce287" style:family="table-cell" style:parent-style-name="Default" style:data-style-name="N117">
      <style:table-cell-properties fo:border-bottom="0.0008in solid #000000" fo:background-color="#e0cae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</style:style>
    <style:style style:name="ce288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</style:style>
    <style:style style:name="ce289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c0c0c0" fo:border-top="0.0008in solid #000000" style:vertical-align="middle"/>
      <style:paragraph-properties fo:text-align="center" fo:margin-left="0in"/>
      <style:text-properties fo:color="#808080"/>
    </style:style>
    <style:style style:name="ce290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  <style:text-properties fo:color="#808080"/>
    </style:style>
    <style:style style:name="ce291" style:family="table-cell" style:parent-style-name="Default" style:data-style-name="N117">
      <style:table-cell-properties fo:background-color="#e0caeb" style:text-align-source="fix" style:repeat-content="false" fo:border="0.0008in solid #c0c0c0" style:vertical-align="middle"/>
      <style:paragraph-properties fo:text-align="center" fo:margin-left="0in"/>
      <style:text-properties fo:color="#808080"/>
    </style:style>
    <style:style style:name="ce292" style:family="table-cell" style:parent-style-name="Default" style:data-style-name="N117">
      <style:table-cell-properties fo:border-bottom="0.0008in solid #000000" fo:background-color="#e0cae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  <style:text-properties fo:color="#808080"/>
    </style:style>
    <style:style style:name="ce293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c0c0c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4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5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6" style:family="table-cell" style:parent-style-name="Default" style:data-style-name="N117">
      <style:table-cell-properties fo:border-bottom="0.0008in solid #000000" fo:background-color="#e0cae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7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8" style:family="table-cell" style:parent-style-name="Default" style:data-style-name="N117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000000" style:vertical-align="middle"/>
      <style:paragraph-properties fo:text-align="center" fo:margin-left="0in"/>
    </style:style>
    <style:style style:name="ce299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300" style:family="table-cell" style:parent-style-name="Default" style:data-style-name="N117">
      <style:table-cell-properties fo:border-bottom="0.0008in solid #c0c0c0" fo:background-color="#e0cae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301" style:family="table-cell" style:parent-style-name="Default" style:data-style-name="N117">
      <style:table-cell-properties fo:border-bottom="0.0008in solid #000000" fo:background-color="#e0cae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302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303" style:family="table-cell" style:parent-style-name="Default">
      <style:table-cell-properties fo:border-bottom="0.0008in solid #c0c0c0" fo:background-color="#bce1fb" style:text-align-source="fix" style:repeat-content="false" fo:wrap-option="wrap" fo:border-left="0.0008in solid #c0c0c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-bottom="0.0008in solid #c0c0c0" fo:background-color="#bce1fb" style:text-align-source="fix" style:repeat-content="false" fo:wrap-option="wrap" fo:border-left="0.0008in solid #c0c0c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0.0008in solid #000000" fo:background-color="#bce1fb" style:text-align-source="fix" style:repeat-content="false" fo:wrap-option="wrap" fo:border-left="0.0008in solid #c0c0c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6" style:family="table-cell" style:parent-style-name="Default">
      <style:table-cell-properties fo:border-bottom="0.0008in solid #c0c0c0" fo:background-color="#e0caeb" style:text-align-source="fix" style:repeat-content="false" fo:wrap-option="wrap" fo:border-left="0.0008in solid #c0c0c0" fo:border-right="0.0008in solid #000000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0.0008in solid #c0c0c0" fo:background-color="#e0caeb" style:text-align-source="fix" style:repeat-content="false" fo:wrap-option="wrap" fo:border-left="0.0008in solid #c0c0c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8" style:family="table-cell" style:parent-style-name="Default">
      <style:table-cell-properties fo:border-bottom="0.0008in solid #000000" fo:background-color="#e0caeb" style:text-align-source="fix" style:repeat-content="false" fo:wrap-option="wrap" fo:border-left="0.0008in solid #c0c0c0" fo:border-right="0.0008in solid #000000" fo:border-top="0.0008in solid #c0c0c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0.0008in solid #000000" fo:background-color="#bce1fb" style:text-align-source="fix" style:repeat-content="false" fo:wrap-option="wrap" fo:border-left="0.0008in solid #c0c0c0" fo:border-right="0.0008in solid #000000" fo:border-top="0.0008in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0" style:family="table-cell" style:parent-style-name="Default" style:data-style-name="N117">
      <style:table-cell-properties fo:border-bottom="0.0008in solid #000000" fo:background-color="#bce1f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order-bottom="0.0008in solid #c0c0c0" fo:background-color="#bce1fb" style:text-align-source="fix" style:repeat-content="false" fo:border-left="0.0008in solid #000000" fo:border-right="0.0008in solid #c0c0c0" fo:border-top="0.0008in solid #000000" style:vertical-align="middle"/>
      <style:paragraph-properties fo:text-align="center" fo:margin-left="0in"/>
    </style:style>
    <style:style style:name="ce312" style:family="table-cell" style:parent-style-name="Default">
      <style:table-cell-properties fo:border-bottom="0.0008in solid #c0c0c0" fo:background-color="#e0caeb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</style:style>
    <style:style style:name="ce313" style:family="table-cell" style:parent-style-name="Default">
      <style:table-cell-properties fo:border-bottom="0.0008in solid #c0c0c0" fo:background-color="#e0cae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314" style:family="table-cell" style:parent-style-name="Default">
      <style:table-cell-properties fo:border-bottom="0.0008in solid #000000" fo:background-color="#e0caeb" style:text-align-source="fix" style:repeat-content="false" fo:border-left="0.0008in solid #000000" fo:border-right="0.0008in solid #c0c0c0" fo:border-top="0.0008in solid #c0c0c0" style:vertical-align="middle"/>
      <style:paragraph-properties fo:text-align="center" fo:margin-left="0in"/>
    </style:style>
    <style:style style:name="ce315" style:family="table-cell" style:parent-style-name="Default">
      <style:table-cell-properties fo:border-bottom="0.0008in solid #000000" fo:background-color="#bce1fb" style:text-align-source="fix" style:repeat-content="false" fo:border-left="0.0008in solid #000000" fo:border-right="0.0008in solid #c0c0c0" fo:border-top="0.0008in solid #808080" style:vertical-align="middle"/>
      <style:paragraph-properties fo:text-align="center" fo:margin-left="0in"/>
    </style:style>
    <style:style style:name="ce316" style:family="table-cell" style:parent-style-name="Default">
      <style:table-cell-properties fo:border-bottom="0.0008in solid #c0c0c0" fo:background-color="#bce1fb" style:text-align-source="fix" style:repeat-content="false" fo:border-left="0.0008in solid #c0c0c0" fo:border-right="0.0008in solid #c0c0c0" fo:border-top="0.0008in solid #000000" style:vertical-align="middle"/>
      <style:paragraph-properties fo:text-align="center" fo:margin-left="0in"/>
    </style:style>
    <style:style style:name="ce317" style:family="table-cell" style:parent-style-name="Default">
      <style:table-cell-properties fo:border-bottom="0.0008in solid #c0c0c0" fo:background-color="#e0caeb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</style:style>
    <style:style style:name="ce318" style:family="table-cell" style:parent-style-name="Default">
      <style:table-cell-properties fo:background-color="#e0caeb" style:text-align-source="fix" style:repeat-content="false" fo:border="0.0008in solid #c0c0c0" style:vertical-align="middle"/>
      <style:paragraph-properties fo:text-align="center" fo:margin-left="0in"/>
    </style:style>
    <style:style style:name="ce319" style:family="table-cell" style:parent-style-name="Default">
      <style:table-cell-properties fo:border-bottom="0.0008in solid #000000" fo:background-color="#e0caeb" style:text-align-source="fix" style:repeat-content="false" fo:border-left="0.0008in solid #c0c0c0" fo:border-right="0.0008in solid #c0c0c0" fo:border-top="0.0008in solid #c0c0c0" style:vertical-align="middle"/>
      <style:paragraph-properties fo:text-align="center" fo:margin-left="0in"/>
    </style:style>
    <style:style style:name="ce320" style:family="table-cell" style:parent-style-name="Default">
      <style:table-cell-properties fo:border-bottom="0.0008in solid #000000" fo:background-color="#bce1fb" style:text-align-source="fix" style:repeat-content="false" fo:border-left="0.0008in solid #c0c0c0" fo:border-right="0.0008in solid #c0c0c0" fo:border-top="0.0008in solid #808080" style:vertical-align="middle"/>
      <style:paragraph-properties fo:text-align="center" fo:margin-left="0in"/>
    </style:style>
    <style:style style:name="ce321" style:family="table-cell" style:parent-style-name="Default">
      <style:table-cell-properties fo:border-bottom="0.0008in solid #c0c0c0" fo:background-color="#bce1fb" style:text-align-source="fix" style:repeat-content="false" fo:border-left="0.0008in solid #c0c0c0" fo:border-right="0.0008in solid #000000" fo:border-top="0.0008in solid #000000" style:vertical-align="middle"/>
      <style:paragraph-properties fo:text-align="center" fo:margin-left="0in"/>
    </style:style>
    <style:style style:name="ce322" style:family="table-cell" style:parent-style-name="Default">
      <style:table-cell-properties fo:border-bottom="0.0008in solid #c0c0c0" fo:background-color="#e0cae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323" style:family="table-cell" style:parent-style-name="Default">
      <style:table-cell-properties fo:border-bottom="0.0008in solid #c0c0c0" fo:background-color="#e0cae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324" style:family="table-cell" style:parent-style-name="Default">
      <style:table-cell-properties fo:border-bottom="0.0008in solid #000000" fo:background-color="#e0caeb" style:text-align-source="fix" style:repeat-content="false" fo:border-left="0.0008in solid #c0c0c0" fo:border-right="0.0008in solid #000000" fo:border-top="0.0008in solid #c0c0c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0.0008in solid #000000" fo:background-color="#bce1fb" style:text-align-source="fix" style:repeat-content="false" fo:border-left="0.0008in solid #c0c0c0" fo:border-right="0.0008in solid #000000" fo:border-top="0.0008in solid #808080" style:vertical-align="middle"/>
      <style:paragraph-properties fo:text-align="center" fo:margin-left="0in"/>
    </style:style>
    <style:style style:name="ce326" style:family="table-cell" style:parent-style-name="Default">
      <style:table-cell-properties fo:border-bottom="0.0008in solid #c0c0c0" fo:background-color="#bce1fb" style:text-align-source="fix" style:repeat-content="false" fo:border-left="0.0008in solid #000000" fo:border-right="none" fo:border-top="0.0008in solid #808080" style:vertical-align="middle"/>
      <style:paragraph-properties fo:text-align="center" fo:margin-left="0in"/>
    </style:style>
    <style:style style:name="ce327" style:family="table-cell" style:parent-style-name="Default">
      <style:table-cell-properties fo:border-bottom="0.0008in solid #c0c0c0" fo:background-color="#bce1fb" style:text-align-source="fix" style:repeat-content="false" fo:border-left="none" fo:border-right="none" fo:border-top="0.0008in solid #808080" style:vertical-align="middle"/>
      <style:paragraph-properties fo:text-align="center" fo:margin-left="0in"/>
    </style:style>
    <style:style style:name="ce328" style:family="table-cell" style:parent-style-name="Default">
      <style:table-cell-properties fo:border-bottom="0.0008in solid #c0c0c0" fo:background-color="#bce1fb" style:text-align-source="fix" style:repeat-content="false" fo:border-left="none" fo:border-right="0.0008in solid #000000" fo:border-top="0.0008in solid #808080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alculation Chart" table:style-name="ta1" table:print="false">
        <office:forms form:automatic-focus="false" form:apply-design-mode="false"/>
        <table:table-column table:style-name="co3" table:default-cell-style-name="ce41"/>
        <table:table-column table:style-name="co4" table:default-cell-style-name="ce65"/>
        <table:table-column table:style-name="co5" table:default-cell-style-name="ce65"/>
        <table:table-column table:style-name="co7" table:number-columns-repeated="2" table:default-cell-style-name="ce65"/>
        <table:table-column table:style-name="co8" table:default-cell-style-name="ce65"/>
        <table:table-column table:style-name="co7" table:default-cell-style-name="ce114"/>
        <table:table-column table:style-name="co5" table:default-cell-style-name="ce65"/>
        <table:table-column table:style-name="co6" table:default-cell-style-name="ce147"/>
        <table:table-column table:style-name="co5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7" table:number-columns-repeated="2" table:default-cell-style-name="ce41"/>
        <table:table-column table:style-name="co18" table:default-cell-style-name="ce41"/>
        <table:table-column table:style-name="co20" table:default-cell-style-name="ce41"/>
        <table:table-column table:style-name="co22" table:default-cell-style-name="ce41"/>
        <table:table-column table:style-name="co24" table:default-cell-style-name="ce41"/>
        <table:table-column table:style-name="co7" table:default-cell-style-name="ce41"/>
        <table:table-column table:style-name="co25" table:default-cell-style-name="ce41"/>
        <table:table-column table:style-name="co7" table:number-columns-repeated="992" table:default-cell-style-name="ce41"/>
        <table:table-row table:style-name="ro1">
          <table:table-cell table:style-name="ce29" office:value-type="string">
            <text:p>Item</text:p>
          </table:table-cell>
          <table:table-cell table:style-name="ce42" office:value-type="string">
            <text:p>Value Based on Generation Rarity or Ingredients</text:p>
          </table:table-cell>
          <table:table-cell table:style-name="ce66" office:value-type="string">
            <text:p>Adjusted for Ease of Finding</text:p>
          </table:table-cell>
          <table:table-cell table:style-name="ce66" office:value-type="string">
            <text:p>Adjusted for Capability to be Farmed</text:p>
          </table:table-cell>
          <table:table-cell table:style-name="ce66" office:value-type="string">
            <text:p>Adjusted for Ease of Harvesting</text:p>
          </table:table-cell>
          <table:table-cell table:style-name="ce66" office:value-type="string">
            <text:p>Adjusted for Crafting/ Smelting</text:p>
          </table:table-cell>
          <table:table-cell table:style-name="ce93" office:value-type="string">
            <text:p>Adjusted for Usefulness</text:p>
          </table:table-cell>
          <table:table-cell table:style-name="ce115" office:value-type="string">
            <text:p>Adjusted for Retail</text:p>
          </table:table-cell>
          <table:table-cell table:style-name="ce108" office:value-type="string">
            <text:p>NPC Trader's Price</text:p>
          </table:table-cell>
          <table:table-cell table:style-name="ce29" office:value-type="string">
            <text:p>Fair Trade: Iron Ingots Per Stack</text:p>
          </table:table-cell>
          <table:table-cell table:style-name="ce160" office:value-type="string">
            <text:p>Fair Trade: Iron Ingots Per Stack (Rounded)</text:p>
          </table:table-cell>
          <table:table-cell table:style-name="ce173" office:value-type="string">
            <text:p>Num. per Stack</text:p>
          </table:table-cell>
          <table:table-cell table:style-name="ce29" office:value-type="string">
            <text:p>Count</text:p>
          </table:table-cell>
          <table:table-cell table:style-name="ce160" office:value-type="string">
            <text:p>Randomness</text:p>
          </table:table-cell>
          <table:table-cell table:style-name="ce160" office:value-type="string">
            <text:p>Min</text:p>
          </table:table-cell>
          <table:table-cell table:style-name="ce160" office:value-type="string">
            <text:p>Max</text:p>
          </table:table-cell>
          <table:table-cell table:style-name="ce173" office:value-type="string">
            <text:p>Code</text:p>
          </table:table-cell>
          <table:table-cell table:style-name="ce173" office:value-type="string">
            <text:p>Offer Type</text:p>
          </table:table-cell>
          <table:table-cell table:style-name="ce186" office:value-type="string">
            <text:p>Compressible</text:p>
          </table:table-cell>
          <table:table-cell table:style-name="ce173" office:value-type="string">
            <text:p>Item Code Name</text:p>
          </table:table-cell>
          <table:table-cell table:style-name="ce173" office:value-type="string">
            <text:p>Rebalance Villagers Plugin Code</text:p>
          </table:table-cell>
          <table:table-cell table:style-name="ce173" office:value-type="string">
            <text:p>Valid Offer Checker</text:p>
          </table:table-cell>
          <table:table-cell table:style-name="ce173" office:value-type="string">
            <text:p>Chest Probabilities and Other Data</text:p>
          </table:table-cell>
          <table:table-cell table:style-name="ce160" office:value-type="string">
            <text:p>Modifier</text:p>
          </table:table-cell>
          <table:table-cell table:style-name="ce160" office:value-type="string">
            <text:p>Modification</text:p>
          </table:table-cell>
          <table:table-cell table:number-columns-repeated="6"/>
          <table:table-cell table:style-name="ce29" office:value-type="string">
            <text:p>Rebalance Villagers Plugin</text:p>
          </table:table-cell>
          <table:table-cell table:style-name="ce173" office:value-type="string">
            <text:p>Copy this code into offers.yml</text:p>
          </table:table-cell>
          <table:table-cell table:number-columns-repeated="991"/>
        </table:table-row>
        <table:table-row table:style-name="ro6">
          <table:table-cell table:style-name="ce30" office:value-type="string">
            <text:p>Coal Ore</text:p>
          </table:table-cell>
          <table:table-cell table:style-name="ce43" table:formula="of:=0.0445*[.B6]" office:value-type="float" office:value="0.0445">
            <text:p>0.0445</text:p>
          </table:table-cell>
          <table:table-cell table:style-name="ce67" table:formula="of:=[.B2]+(0.75*[.B2])" office:value-type="float" office:value="0.077875">
            <text:p>0.0779</text:p>
          </table:table-cell>
          <table:table-cell table:style-name="ce84" office:value-type="string">
            <text:p>N/A</text:p>
          </table:table-cell>
          <table:table-cell table:style-name="ce86" table:formula="of:=[.C2]" office:value-type="float" office:value="0.077875">
            <text:p>0.0779</text:p>
          </table:table-cell>
          <table:table-cell table:style-name="ce67" office:value-type="string">
            <text:p>N/A</text:p>
          </table:table-cell>
          <table:table-cell table:style-name="ce94" table:formula="of:=[.E2]+0.25*[.B6]" office:value-type="float" office:value="0.327875">
            <text:p>0.3279</text:p>
          </table:table-cell>
          <table:table-cell table:style-name="ce116" office:value-type="string">
            <text:p>N/A</text:p>
          </table:table-cell>
          <table:table-cell table:style-name="ce133" table:formula="of:=IF([.H2] = &quot;N/A&quot;; &quot;N/A&quot;;     IF(AND([.P2] &gt; 128;OR(AND([.H2] &gt; 1;[.$Y$51];[.R2] = &quot;Sell&quot;);AND([.H2] &lt; 1;[.S2];[.R2] = &quot;Buy&quot;)));     ROUNDDOWN(ROUND([.O2])/9) &amp; IF([.R2] = &quot;Sell&quot;; &quot; Emerald&quot;; &quot;&quot;) &amp; &quot; Blocks &amp; &quot; &amp; MOD(ROUND([.O2]);9) &amp; &quot;-&quot; &amp; MOD(ROUND([.O2]);9)+[.P2]-[.O2];     IF([.O2]=[.P2];[.O2];[.O2] &amp; &quot;-&quot; &amp; [.P2])     ) &amp; IF([.H2] &lt; 1;&quot; per Emerald&quot;;&quot; Emerald&quot; &amp; IF([.P2]&lt;&gt;1;&quot;s&quot;;&quot;&quot;))     )" office:value-type="string" office:string-value="N/A">
            <text:p>N/A</text:p>
          </table:table-cell>
          <table:table-cell table:style-name="ce148" table:formula="of:=([.G2]*[.L2])/[.$G$5]" office:value-type="float" office:value="22.0128341211158">
            <text:p>22.01</text:p>
          </table:table-cell>
          <table:table-cell table:style-name="ce161" table:formula="of:=IF([.J2] &gt; 64; ROUNDDOWN(ROUND([.J2])/64) &amp; &quot; Stacks &amp; &quot; &amp; MOD(ROUND([.J2]);64); ROUND([.J2]))" office:value-type="float" office:value="22">
            <text:p>22</text:p>
          </table:table-cell>
          <table:table-cell table:style-name="ce174" office:value-type="float" office:value="64">
            <text:p>64</text:p>
          </table:table-cell>
          <table:table-cell table:style-name="ce148" table:formula="of:=IF([.H2]=&quot;N/A&quot;;IF([.G2]&lt;1;1/[.G2];[.G2]);IF([.H2]&lt;1;1/[.H2];[.H2]))" office:value-type="float" office:value="3.04994281357225">
            <text:p>3.05</text:p>
          </table:table-cell>
          <table:table-cell table:style-name="ce161" table:formula="of:=MIN([.M2]*[.$Y$38]; [.$Y$40])" office:value-type="float" office:value="0.304994281357225">
            <text:p>0.3</text:p>
          </table:table-cell>
          <table:table-cell table:style-name="ce161" table:formula="of:=ROUND([.M2]-[.N2])" office:value-type="float" office:value="3">
            <text:p>3</text:p>
          </table:table-cell>
          <table:table-cell table:style-name="ce161" table:formula="of:=ROUND([.M2]+[.N2])" office:value-type="float" office:value="3">
            <text:p>3</text:p>
          </table:table-cell>
          <table:table-cell table:style-name="ce30" office:value-type="string">
            <text:p>N/A</text:p>
          </table:table-cell>
          <table:table-cell table:style-name="ce174" office:value-type="string">
            <text:p>None</text:p>
          </table:table-cell>
          <table:table-cell table:style-name="ce187" office:value-type="boolean" office:boolean-value="false">
            <text:p>FALSE</text:p>
          </table:table-cell>
          <table:table-cell table:style-name="ce174" table:number-columns-repeated="2"/>
          <table:table-cell table:style-name="ce196" table:formula="of:=IF([.R2] = &quot;None&quot;; &quot;&quot;;     IF([.O2] &lt; 1; &quot;Invalid: less than 1!&quot;; IF([.H2] &lt; 1; IF(OR(AND([.R2] = &quot;Buy&quot;; [.P2] &gt; [.L2]*2);AND([.R2] = &quot;Sell&quot;;[.P2] &gt; [.L2]);AND(OR([.R2] = &quot;Convert&quot;; [.R2] = &quot;Enchant&quot;); [.P2] &gt; [.L2])); &quot;Invalid: item can't stack that high!&quot;; &quot;&quot;);IF(OR(AND([.R2] = &quot;Buy&quot;; [.P2] &gt;[.$Y$49]);AND([.R2] = &quot;Sell&quot;;[.P2] &gt; [.$Y$50]);AND(OR([.R2] = &quot;Convert&quot;; [.R2] = &quot;Enchant&quot;); [.P2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Pick Required</text:p>
          </table:table-cell>
          <table:table-cell table:style-name="ce249" table:formula="of:=[.Y3]/10" office:value-type="float" office:value="0.001">
            <text:p>0.0010</text:p>
          </table:table-cell>
          <table:table-cell table:number-columns-repeated="6"/>
          <table:table-cell table:style-name="ce264" table:formula="of:= &quot;buy-values&quot;" office:value-type="string" office:string-value="buy-values">
            <text:p>buy-values</text:p>
          </table:table-cell>
          <table:table-cell table:style-name="ce270" table:formula="of:=[.$Y$48] &amp; [.U3] &amp; CHAR(10) &amp; [.$Y$48] &amp; [.U5] &amp; CHAR(10) &amp; [.$Y$48] &amp; [.U7] &amp; CHAR(10) &amp; [.$Y$48] &amp; [.U9] &amp; CHAR(10) &amp; [.$Y$48] &amp; [.U19] &amp; CHAR(10) &amp; [.$Y$48] &amp; [.U20] &amp; CHAR(10) &amp; [.$Y$48] &amp; [.U22] &amp; CHAR(10) &amp; [.$Y$48] &amp; [.U24] &amp; CHAR(10) &amp; [.$Y$48] &amp; [.U27] &amp; CHAR(10) &amp; [.$Y$48] &amp; [.U36] &amp; CHAR(10) &amp; [.$Y$48] &amp; [.U47] &amp; CHAR(10) &amp; [.$Y$48] &amp; [.U48] &amp; CHAR(10) &amp; [.$Y$48] &amp; [.U50]" office:value-type="string" office:string-value="    coal: [3, 4]&#10;    ingotIron: [1, 1]&#10;    ingotGold: [-2, -2]&#10;    diamond: [-20, -16]&#10;    fishCooked: [3, 4]&#10;    chickenRaw: [5, 6]&#10;    porkchopRaw: [3, 4]&#10;    beefRaw: [3, 4]&#10;    cloth: [19, 23]&#10;    wheat: [25, 31]&#10;    paper: [40, 49]&#10;    book: [4, 5]&#10;    writtenBook: [-1, -1]">
            <text:p><text:s text:c="4"/>coal: [3, 4]</text:p>
            <text:p><text:s text:c="4"/>ingotIron: [1, 1]</text:p>
            <text:p><text:s text:c="4"/>ingotGold: [-2, -2]</text:p>
            <text:p><text:s text:c="4"/>diamond: [-20, -16]</text:p>
            <text:p><text:s text:c="4"/>fishCooked: [3, 4]</text:p>
            <text:p><text:s text:c="4"/>chickenRaw: [5, 6]</text:p>
            <text:p><text:s text:c="4"/>porkchopRaw: [3, 4]</text:p>
            <text:p><text:s text:c="4"/>beefRaw: [3, 4]</text:p>
            <text:p><text:s text:c="4"/>cloth: [19, 23]</text:p>
            <text:p><text:s text:c="4"/>wheat: [25, 31]</text:p>
            <text:p><text:s text:c="4"/>paper: [40, 49]</text:p>
            <text:p><text:s text:c="4"/>book: [4, 5]</text:p>
            <text:p><text:s text:c="4"/>writtenBook: [-1, -1]</text:p>
          </table:table-cell>
          <table:table-cell table:number-columns-repeated="991"/>
        </table:table-row>
        <table:table-row table:style-name="ro6">
          <table:table-cell table:style-name="ce3" office:value-type="string">
            <text:p>Coal/Charcoal</text:p>
          </table:table-cell>
          <table:table-cell table:style-name="ce44" table:formula="of:=([.G2]*6+[.G41])/7-[.Y6]/2" office:value-type="float" office:value="0.296635714285714">
            <text:p>0.2966</text:p>
          </table:table-cell>
          <table:table-cell table:style-name="ce68" table:formula="of:=[.B3]-[.Y7]/2" office:value-type="float" office:value="0.296585714285714">
            <text:p>0.2966</text:p>
          </table:table-cell>
          <table:table-cell table:style-name="ce68" table:formula="of:=([.C3]*6+([.G41]+[.Y5]))/7" office:value-type="float" office:value="0.275976625103283">
            <text:p>0.2760</text:p>
          </table:table-cell>
          <table:table-cell table:style-name="ce68" table:formula="of:=[.D3]+[.Y2]" office:value-type="float" office:value="0.276976625103283">
            <text:p>0.2770</text:p>
          </table:table-cell>
          <table:table-cell table:style-name="ce78" table:formula="of:=[.E3]" office:value-type="float" office:value="0.276976625103283">
            <text:p>0.2770</text:p>
          </table:table-cell>
          <table:table-cell table:style-name="ce95" table:formula="of:=[.F3]" office:value-type="float" office:value="0.276976625103283">
            <text:p>0.2770</text:p>
          </table:table-cell>
          <table:table-cell table:style-name="ce117" table:formula="of:=[.G3]" office:value-type="float" office:value="0.276976625103283">
            <text:p>0.2770</text:p>
          </table:table-cell>
          <table:table-cell table:style-name="ce134" table:formula="of:=IF([.H3] = &quot;N/A&quot;; &quot;N/A&quot;;     IF(AND([.P3] &gt; 128;OR(AND([.H3] &gt; 1;[.$Y$51];[.R3] = &quot;Sell&quot;);AND([.H3] &lt; 1;[.S3];[.R3] = &quot;Buy&quot;)));     ROUNDDOWN(ROUND([.O3])/9) &amp; IF([.R3] = &quot;Sell&quot;; &quot; Emerald&quot;; &quot;&quot;) &amp; &quot; Blocks &amp; &quot; &amp; MOD(ROUND([.O3]);9) &amp; &quot;-&quot; &amp; MOD(ROUND([.O3]);9)+[.P3]-[.O3];     IF([.O3]=[.P3];[.O3];[.O3] &amp; &quot;-&quot; &amp; [.P3])     ) &amp; IF([.H3] &lt; 1;&quot; per Emerald&quot;;&quot; Emerald&quot; &amp; IF([.P3]&lt;&gt;1;&quot;s&quot;;&quot;&quot;))     )" office:value-type="string" office:string-value="3-4 per Emerald">
            <text:p>3-4 per Emerald</text:p>
          </table:table-cell>
          <table:table-cell table:style-name="ce149" table:formula="of:=([.G3]*[.L3])/[.$G$5]" office:value-type="float" office:value="18.5956248687001">
            <text:p>18.6</text:p>
          </table:table-cell>
          <table:table-cell table:style-name="ce162" table:formula="of:=IF([.J3] &gt; 64; ROUNDDOWN(ROUND([.J3])/64) &amp; &quot; Stacks &amp; &quot; &amp; MOD(ROUND([.J3]);64); ROUND([.J3]))" office:value-type="float" office:value="19">
            <text:p>19</text:p>
          </table:table-cell>
          <table:table-cell table:style-name="ce175" office:value-type="float" office:value="64">
            <text:p>64</text:p>
          </table:table-cell>
          <table:table-cell table:style-name="ce149" table:formula="of:=IF([.H3]=&quot;N/A&quot;;IF([.G3]&lt;1;1/[.G3];[.G3]);IF([.H3]&lt;1;1/[.H3];[.H3]))" office:value-type="float" office:value="3.61041297122855">
            <text:p>3.61</text:p>
          </table:table-cell>
          <table:table-cell table:style-name="ce162" table:formula="of:=MIN([.M3]*[.$Y$38]; [.$Y$40])" office:value-type="float" office:value="0.361041297122855">
            <text:p>0.36</text:p>
          </table:table-cell>
          <table:table-cell table:style-name="ce162" table:formula="of:=ROUND([.M3]-[.N3])" office:value-type="float" office:value="3">
            <text:p>3</text:p>
          </table:table-cell>
          <table:table-cell table:style-name="ce162" table:formula="of:=ROUND([.M3]+[.N3])" office:value-type="float" office:value="4">
            <text:p>4</text:p>
          </table:table-cell>
          <table:table-cell table:style-name="ce3" table:formula="of:=[.$Y$44] &amp; ([.O3]*[.$Z$44]) + [.$AA$44] &amp; [.$AB$44] &amp; ([.P3]*[.$AC$44]) + [.$AD$44] &amp;[.$AE$44]" office:value-type="string" office:string-value="Integer.valueOf(3), Integer.valueOf(5)));">
            <text:p>Integer.valueOf(3), Integer.valueOf(5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coal</text:p>
          </table:table-cell>
          <table:table-cell table:style-name="ce175" table:formula="of:=IF([.H3] &gt; 1; [.T3] &amp; &quot;: [&quot; &amp; -[.P3] &amp; &quot;, &quot; &amp; -[.O3] &amp; &quot;]&quot;; [.T3] &amp; &quot;: [&quot; &amp; [.O3] &amp; &quot;, &quot; &amp; [.P3] &amp; &quot;]&quot;)" office:value-type="string" office:string-value="coal: [3, 4]">
            <text:p>coal: [3, 4]</text:p>
          </table:table-cell>
          <table:table-cell table:style-name="ce197" table:formula="of:=IF([.R3] = &quot;None&quot;; &quot;&quot;;     IF([.O3] &lt; 1; &quot;Invalid: less than 1!&quot;; IF([.H3] &lt; 1; IF(OR(AND([.R3] = &quot;Buy&quot;; [.P3] &gt; [.L3]*2);AND([.R3] = &quot;Sell&quot;;[.P3] &gt; [.L3]);AND(OR([.R3] = &quot;Convert&quot;; [.R3] = &quot;Enchant&quot;); [.P3] &gt; [.L3])); &quot;Invalid: item can't stack that high!&quot;; &quot;&quot;);IF(OR(AND([.R3] = &quot;Buy&quot;; [.P3] &gt;[.$Y$49]);AND([.R3] = &quot;Sell&quot;;[.P3] &gt; [.$Y$50]);AND(OR([.R3] = &quot;Convert&quot;; [.R3] = &quot;Enchant&quot;); [.P3] &gt; [.$Y$49])); &quot;Invalid: currency can't stack that high!&quot;; &quot;&quot;)))     )">
            <text:p/>
          </table:table-cell>
          <table:table-cell table:style-name="ce206" office:value-type="string">
            <text:p>,,47:3-8</text:p>
          </table:table-cell>
          <table:table-cell table:style-name="ce222" office:value-type="string">
            <text:p>Stone Pick</text:p>
          </table:table-cell>
          <table:table-cell table:style-name="ce249" table:formula="of:=[.Y4]/10" office:value-type="float" office:value="0.01">
            <text:p>0.0100</text:p>
          </table:table-cell>
          <table:table-cell table:style-name="ce254" table:number-columns-repeated="6"/>
          <table:table-cell table:style-name="ce264" table:formula="of:= &quot;sell-values&quot;" office:value-type="string" office:string-value="sell-values">
            <text:p>sell-values</text:p>
          </table:table-cell>
          <table:table-cell table:style-name="ce270" table:formula="of:=[.AI3] &amp; [.AJ3] &amp; [.AK3]" office:value-type="string" office:string-value="    redstone: [-3, -2]&#10;    lightgem: [7, 9]&#10;    glass: [-5, -4]&#10;    chickenCooked: [-3, -3]&#10;    porkchopCooked: [-2, -1]&#10;    beefCooked: [-2, -1]&#10;    saddle: [7, 8]&#10;    '360': [-27, -22]&#10;    apple: [1, 1]&#10;    bread: [-5, -4]&#10;    cookie: [-16, -13]&#10;    bookshelf: [1, 2]&#10;    eyeOfEnder: [5, 6]&#10;    shears: [2, 2]&#10;    flintAndSteel: [-1, -1]&#10;    arrow: [-5, -4]&#10;    compass: [3, 4]&#10;    clock: [8, 10]&#10;    swordIron: [2, 2]&#10;    axeIron: [2, 3]&#10;    pickaxeIron: [3, 3]&#10;    shovelIron: [-1, -1]&#10;    hoeIron: [1, 2]&#10;    swordDiamond: [36, 45]&#10;    axeDiamond: [52, 62]&#10;    pickaxeDiamond: [55, 65]&#10;    shovelDiamond: [18, 22]&#10;    hoeDiamond: [34, 41]&#10;    helmetCloth: [1, 1]&#10;    chestplateCloth: [2, 3]&#10;    leggingsCloth: [2, 2]&#10;    bootsCloth: [1, 1]&#10;    helmetIron: [4, 5]&#10;    chestplateIron: [7, 8]&#10;    leggingsIron: [6, 7]&#10;    bootsIron: [3, 4]&#10;    helmetDiamond: [90, 100]&#10;    chestplateDiamond: [149, 159]&#10;    leggingsDiamond: [129, 139]&#10;    bootsDiamond: [71, 81]&#10;    expBottle: [-2, -2]&#10;    helmetChain: [5, 6]&#10;    chestplateChain: [7, 9]&#10;    leggingsChain: [6, 8]&#10;    bootsChain: [4, 5]">
            <text:p><text:s text:c="4"/>redstone: [-3, -2]</text:p>
            <text:p><text:s text:c="4"/>lightgem: [7, 9]</text:p>
            <text:p><text:s text:c="4"/>glass: [-5, -4]</text:p>
            <text:p><text:s text:c="4"/>chickenCooked: [-3, -3]</text:p>
            <text:p><text:s text:c="4"/>porkchopCooked: [-2, -1]</text:p>
            <text:p><text:s text:c="4"/>beefCooked: [-2, -1]</text:p>
            <text:p><text:s text:c="4"/>saddle: [7, 8]</text:p>
            <text:p><text:s text:c="4"/>'360': [-27, -22]</text:p>
            <text:p><text:s text:c="4"/>apple: [1, 1]</text:p>
            <text:p><text:s text:c="4"/>bread: [-5, -4]</text:p>
            <text:p><text:s text:c="4"/>cookie: [-16, -13]</text:p>
            <text:p><text:s text:c="4"/>bookshelf: [1, 2]</text:p>
            <text:p><text:s text:c="4"/>eyeOfEnder: [5, 6]</text:p>
            <text:p><text:s text:c="4"/>shears: [2, 2]</text:p>
            <text:p><text:s text:c="4"/>flintAndSteel: [-1, -1]</text:p>
            <text:p><text:s text:c="4"/>arrow: [-5, -4]</text:p>
            <text:p><text:s text:c="4"/>compass: [3, 4]</text:p>
            <text:p><text:s text:c="4"/>clock: [8, 10]</text:p>
            <text:p><text:s text:c="4"/>swordIron: [2, 2]</text:p>
            <text:p><text:s text:c="4"/>axeIron: [2, 3]</text:p>
            <text:p><text:s text:c="4"/>pickaxeIron: [3, 3]</text:p>
            <text:p><text:s text:c="4"/>shovelIron: [-1, -1]</text:p>
            <text:p><text:s text:c="4"/>hoeIron: [1, 2]</text:p>
            <text:p><text:s text:c="4"/>swordDiamond: [36, 45]</text:p>
            <text:p><text:s text:c="4"/>axeDiamond: [52, 62]</text:p>
            <text:p><text:s text:c="4"/>pickaxeDiamond: [55, 65]</text:p>
            <text:p><text:s text:c="4"/>shovelDiamond: [18, 22]</text:p>
            <text:p><text:s text:c="4"/>hoeDiamond: [34, 41]</text:p>
            <text:p><text:s text:c="4"/>helmetCloth: [1, 1]</text:p>
            <text:p><text:s text:c="4"/>chestplateCloth: [2, 3]</text:p>
            <text:p><text:s text:c="4"/>leggingsCloth: [2, 2]</text:p>
            <text:p><text:s text:c="4"/>bootsCloth: [1, 1]</text:p>
            <text:p><text:s text:c="4"/>helmetIron: [4, 5]</text:p>
            <text:p><text:s text:c="4"/>chestplateIron: [7, 8]</text:p>
            <text:p><text:s text:c="4"/>leggingsIron: [6, 7]</text:p>
            <text:p><text:s text:c="4"/>bootsIron: [3, 4]</text:p>
            <text:p><text:s text:c="4"/>helmetDiamond: [90, 100]</text:p>
            <text:p><text:s text:c="4"/>chestplateDiamond: [149, 159]</text:p>
            <text:p><text:s text:c="4"/>leggingsDiamond: [129, 139]</text:p>
            <text:p><text:s text:c="4"/>bootsDiamond: [71, 81]</text:p>
            <text:p><text:s text:c="4"/>expBottle: [-2, -2]</text:p>
            <text:p><text:s text:c="4"/>helmetChain: [5, 6]</text:p>
            <text:p><text:s text:c="4"/>chestplateChain: [7, 9]</text:p>
            <text:p><text:s text:c="4"/>leggingsChain: [6, 8]</text:p>
            <text:p><text:s text:c="4"/>bootsChain: [4, 5]</text:p>
          </table:table-cell>
          <table:table-cell table:style-name="ce254" office:value-type="string">
            <text:p>Ignore these:</text:p>
          </table:table-cell>
          <table:table-cell table:style-name="ce254" table:formula="of:=[.$Y$48] &amp; [.U11] &amp; CHAR(10) &amp; [.$Y$48] &amp; [.U12] &amp; CHAR(10) &amp; [.$Y$48] &amp; [.U17] &amp; CHAR(10) &amp; [.$Y$48] &amp; [.U21] &amp; CHAR(10) &amp; [.$Y$48] &amp; [.U23] &amp; CHAR(10) &amp; [.$Y$48] &amp; [.U25] &amp; CHAR(10) &amp; [.$Y$48] &amp; [.U34] &amp; CHAR(10) &amp; [.$Y$48] &amp; [.U38] &amp; CHAR(10) &amp; [.$Y$48] &amp; [.U42] &amp; CHAR(10) &amp; [.$Y$48] &amp; [.U45] &amp; CHAR(10) &amp; [.$Y$48] &amp; [.U46] &amp; CHAR(10) &amp; [.$Y$48] &amp; [.U51] &amp; CHAR(10) &amp; [.$Y$48] &amp; [.U52] &amp; CHAR(10) &amp; [.$Y$48] &amp; [.U53] &amp; CHAR(10) &amp; [.$Y$48] &amp; [.U54] &amp; CHAR(10) &amp; [.$Y$48] &amp; [.U55] &amp; CHAR(10) &amp; [.$Y$48] &amp; [.U56] &amp; CHAR(10) &amp; [.$Y$48] &amp; [.U57] &amp; CHAR(10)" office:value-type="string" office:string-value="    redstone: [-3, -2]&#10;    lightgem: [7, 9]&#10;    glass: [-5, -4]&#10;    chickenCooked: [-3, -3]&#10;    porkchopCooked: [-2, -1]&#10;    beefCooked: [-2, -1]&#10;    saddle: [7, 8]&#10;    '360': [-27, -22]&#10;    apple: [1, 1]&#10;    bread: [-5, -4]&#10;    cookie: [-16, -13]&#10;    bookshelf: [1, 2]&#10;    eyeOfEnder: [5, 6]&#10;    shears: [2, 2]&#10;    flintAndSteel: [-1, -1]&#10;    arrow: [-5, -4]&#10;    compass: [3, 4]&#10;    clock: [8, 10]&#10;">
            <text:p><text:s text:c="4"/>redstone: [-3, -2]</text:p>
            <text:p><text:s text:c="4"/>lightgem: [7, 9]</text:p>
            <text:p><text:s text:c="4"/>glass: [-5, -4]</text:p>
            <text:p><text:s text:c="4"/>chickenCooked: [-3, -3]</text:p>
            <text:p><text:s text:c="4"/>porkchopCooked: [-2, -1]</text:p>
            <text:p><text:s text:c="4"/>beefCooked: [-2, -1]</text:p>
            <text:p><text:s text:c="4"/>saddle: [7, 8]</text:p>
            <text:p><text:s text:c="4"/>'360': [-27, -22]</text:p>
            <text:p><text:s text:c="4"/>apple: [1, 1]</text:p>
            <text:p><text:s text:c="4"/>bread: [-5, -4]</text:p>
            <text:p><text:s text:c="4"/>cookie: [-16, -13]</text:p>
            <text:p><text:s text:c="4"/>bookshelf: [1, 2]</text:p>
            <text:p><text:s text:c="4"/>eyeOfEnder: [5, 6]</text:p>
            <text:p><text:s text:c="4"/>shears: [2, 2]</text:p>
            <text:p><text:s text:c="4"/>flintAndSteel: [-1, -1]</text:p>
            <text:p><text:s text:c="4"/>arrow: [-5, -4]</text:p>
            <text:p><text:s text:c="4"/>compass: [3, 4]</text:p>
            <text:p><text:s text:c="4"/>clock: [8, 10]</text:p>
            <text:p/>
          </table:table-cell>
          <table:table-cell table:style-name="ce254" table:formula="of:=[.$Y$48] &amp; [.U58] &amp; CHAR(10) &amp; [.$Y$48] &amp; [.U59] &amp; CHAR(10) &amp; [.$Y$48] &amp; [.U60] &amp; CHAR(10) &amp; [.$Y$48] &amp; [.U61] &amp; CHAR(10) &amp; [.$Y$48] &amp; [.U62] &amp; CHAR(10) &amp; [.$Y$48] &amp; [.U63] &amp; CHAR(10) &amp; [.$Y$48] &amp; [.U64] &amp; CHAR(10) &amp; [.$Y$48] &amp; [.U65] &amp; CHAR(10) &amp; [.$Y$48] &amp; [.U66] &amp; CHAR(10) &amp; [.$Y$48] &amp; [.U67] &amp; CHAR(10) &amp; [.$Y$48] &amp; [.U68] &amp; CHAR(10) &amp; [.$Y$48] &amp; [.U69] &amp; CHAR(10) &amp; [.$Y$48] &amp; [.U70] &amp; CHAR(10) &amp; [.$Y$48] &amp; [.U71] &amp; CHAR(10) &amp; [.$Y$48] &amp; [.U72] &amp; CHAR(10) &amp; [.$Y$48] &amp; [.U73] &amp; CHAR(10)" office:value-type="string" office:string-value="    swordIron: [2, 2]&#10;    axeIron: [2, 3]&#10;    pickaxeIron: [3, 3]&#10;    shovelIron: [-1, -1]&#10;    hoeIron: [1, 2]&#10;    swordDiamond: [36, 45]&#10;    axeDiamond: [52, 62]&#10;    pickaxeDiamond: [55, 65]&#10;    shovelDiamond: [18, 22]&#10;    hoeDiamond: [34, 41]&#10;    helmetCloth: [1, 1]&#10;    chestplateCloth: [2, 3]&#10;    leggingsCloth: [2, 2]&#10;    bootsCloth: [1, 1]&#10;    helmetIron: [4, 5]&#10;    chestplateIron: [7, 8]&#10;">
            <text:p><text:s text:c="4"/>swordIron: [2, 2]</text:p>
            <text:p><text:s text:c="4"/>axeIron: [2, 3]</text:p>
            <text:p><text:s text:c="4"/>pickaxeIron: [3, 3]</text:p>
            <text:p><text:s text:c="4"/>shovelIron: [-1, -1]</text:p>
            <text:p><text:s text:c="4"/>hoeIron: [1, 2]</text:p>
            <text:p><text:s text:c="4"/>swordDiamond: [36, 45]</text:p>
            <text:p><text:s text:c="4"/>axeDiamond: [52, 62]</text:p>
            <text:p><text:s text:c="4"/>pickaxeDiamond: [55, 65]</text:p>
            <text:p><text:s text:c="4"/>shovelDiamond: [18, 22]</text:p>
            <text:p><text:s text:c="4"/>hoeDiamond: [34, 41]</text:p>
            <text:p><text:s text:c="4"/>helmetCloth: [1, 1]</text:p>
            <text:p><text:s text:c="4"/>chestplateCloth: [2, 3]</text:p>
            <text:p><text:s text:c="4"/>leggingsCloth: [2, 2]</text:p>
            <text:p><text:s text:c="4"/>bootsCloth: [1, 1]</text:p>
            <text:p><text:s text:c="4"/>helmetIron: [4, 5]</text:p>
            <text:p><text:s text:c="4"/>chestplateIron: [7, 8]</text:p>
            <text:p/>
          </table:table-cell>
          <table:table-cell table:style-name="ce254" table:formula="of:=[.$Y$48] &amp; [.U74] &amp; CHAR(10) &amp; [.$Y$48] &amp; [.U75] &amp; CHAR(10) &amp; [.$Y$48] &amp; [.U76] &amp; CHAR(10) &amp; [.$Y$48] &amp; [.U77] &amp; CHAR(10) &amp; [.$Y$48] &amp; [.U78] &amp; CHAR(10) &amp; [.$Y$48] &amp; [.U79] &amp; CHAR(10) &amp; [.$Y$48] &amp; [.U88] &amp; CHAR(10) &amp; [.$Y$48] &amp; [.U89] &amp; CHAR(10) &amp; [.$Y$48] &amp; [.U90] &amp; CHAR(10) &amp; [.$Y$48] &amp; [.U91] &amp; CHAR(10) &amp; [.$Y$48] &amp; [.U92]" office:value-type="string" office:string-value="    leggingsIron: [6, 7]&#10;    bootsIron: [3, 4]&#10;    helmetDiamond: [90, 100]&#10;    chestplateDiamond: [149, 159]&#10;    leggingsDiamond: [129, 139]&#10;    bootsDiamond: [71, 81]&#10;    expBottle: [-2, -2]&#10;    helmetChain: [5, 6]&#10;    chestplateChain: [7, 9]&#10;    leggingsChain: [6, 8]&#10;    bootsChain: [4, 5]">
            <text:p><text:s text:c="4"/>leggingsIron: [6, 7]</text:p>
            <text:p><text:s text:c="4"/>bootsIron: [3, 4]</text:p>
            <text:p><text:s text:c="4"/>helmetDiamond: [90, 100]</text:p>
            <text:p><text:s text:c="4"/>chestplateDiamond: [149, 159]</text:p>
            <text:p><text:s text:c="4"/>leggingsDiamond: [129, 139]</text:p>
            <text:p><text:s text:c="4"/>bootsDiamond: [71, 81]</text:p>
            <text:p><text:s text:c="4"/>expBottle: [-2, -2]</text:p>
            <text:p><text:s text:c="4"/>helmetChain: [5, 6]</text:p>
            <text:p><text:s text:c="4"/>chestplateChain: [7, 9]</text:p>
            <text:p><text:s text:c="4"/>leggingsChain: [6, 8]</text:p>
            <text:p><text:s text:c="4"/>bootsChain: [4, 5]</text:p>
          </table:table-cell>
          <table:table-cell table:style-name="ce254" table:number-columns-repeated="987"/>
        </table:table-row>
        <table:table-row table:style-name="ro6">
          <table:table-cell table:style-name="ce31" office:value-type="string">
            <text:p>Iron Ore</text:p>
          </table:table-cell>
          <table:table-cell table:style-name="ce45" table:formula="of:=0.089*[.B6]" office:value-type="float" office:value="0.089">
            <text:p>0.0890</text:p>
          </table:table-cell>
          <table:table-cell table:style-name="ce69" table:formula="of:=[.B4]+(0.75*[.B4])" office:value-type="float" office:value="0.15575">
            <text:p>0.1558</text:p>
          </table:table-cell>
          <table:table-cell table:style-name="ce69" office:value-type="string">
            <text:p>N/A</text:p>
          </table:table-cell>
          <table:table-cell table:style-name="ce69" table:formula="of:=[.C4]+[.Y3]" office:value-type="float" office:value="0.16575">
            <text:p>0.1658</text:p>
          </table:table-cell>
          <table:table-cell table:style-name="ce69" office:value-type="string">
            <text:p>N/A</text:p>
          </table:table-cell>
          <table:table-cell table:style-name="ce96" table:formula="of:=[.E4]+0.75*[.B6]" office:value-type="float" office:value="0.91575">
            <text:p>0.9158</text:p>
          </table:table-cell>
          <table:table-cell table:style-name="ce118" office:value-type="string">
            <text:p>N/A</text:p>
          </table:table-cell>
          <table:table-cell table:style-name="ce135" table:formula="of:=IF([.H4] = &quot;N/A&quot;; &quot;N/A&quot;;     IF(AND([.P4] &gt; 128;OR(AND([.H4] &gt; 1;[.$Y$51];[.R4] = &quot;Sell&quot;);AND([.H4] &lt; 1;[.S4];[.R4] = &quot;Buy&quot;)));     ROUNDDOWN(ROUND([.O4])/9) &amp; IF([.R4] = &quot;Sell&quot;; &quot; Emerald&quot;; &quot;&quot;) &amp; &quot; Blocks &amp; &quot; &amp; MOD(ROUND([.O4]);9) &amp; &quot;-&quot; &amp; MOD(ROUND([.O4]);9)+[.P4]-[.O4];     IF([.O4]=[.P4];[.O4];[.O4] &amp; &quot;-&quot; &amp; [.P4])     ) &amp; IF([.H4] &lt; 1;&quot; per Emerald&quot;;&quot; Emerald&quot; &amp; IF([.P4]&lt;&gt;1;&quot;s&quot;;&quot;&quot;))     )" office:value-type="string" office:string-value="N/A">
            <text:p>N/A</text:p>
          </table:table-cell>
          <table:table-cell table:style-name="ce150" table:formula="of:=([.G4]*[.L4])/[.$G$5]" office:value-type="float" office:value="61.4815184030861">
            <text:p>61.48</text:p>
          </table:table-cell>
          <table:table-cell table:style-name="ce163" table:formula="of:=IF([.J4] &gt; 64; ROUNDDOWN(ROUND([.J4])/64) &amp; &quot; Stacks &amp; &quot; &amp; MOD(ROUND([.J4]);64); ROUND([.J4]))" office:value-type="float" office:value="61">
            <text:p>61</text:p>
          </table:table-cell>
          <table:table-cell table:style-name="ce176" office:value-type="float" office:value="64">
            <text:p>64</text:p>
          </table:table-cell>
          <table:table-cell table:style-name="ce150" table:formula="of:=IF([.H4]=&quot;N/A&quot;;IF([.G4]&lt;1;1/[.G4];[.G4]);IF([.H4]&lt;1;1/[.H4];[.H4]))" office:value-type="float" office:value="1.09200109200109">
            <text:p>1.09</text:p>
          </table:table-cell>
          <table:table-cell table:style-name="ce163" table:formula="of:=MIN([.M4]*[.$Y$38]; [.$Y$40])" office:value-type="float" office:value="0.109200109200109">
            <text:p>0.11</text:p>
          </table:table-cell>
          <table:table-cell table:style-name="ce163" table:formula="of:=ROUND([.M4]-[.N4])" office:value-type="float" office:value="1">
            <text:p>1</text:p>
          </table:table-cell>
          <table:table-cell table:style-name="ce163" table:formula="of:=ROUND([.M4]+[.N4])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4] = &quot;None&quot;; &quot;&quot;;     IF([.O4] &lt; 1; &quot;Invalid: less than 1!&quot;; IF([.H4] &lt; 1; IF(OR(AND([.R4] = &quot;Buy&quot;; [.P4] &gt; [.L4]*2);AND([.R4] = &quot;Sell&quot;;[.P4] &gt; [.L4]);AND(OR([.R4] = &quot;Convert&quot;; [.R4] = &quot;Enchant&quot;); [.P4] &gt; [.L4])); &quot;Invalid: item can't stack that high!&quot;; &quot;&quot;);IF(OR(AND([.R4] = &quot;Buy&quot;; [.P4] &gt;[.$Y$49]);AND([.R4] = &quot;Sell&quot;;[.P4] &gt; [.$Y$50]);AND(OR([.R4] = &quot;Convert&quot;; [.R4] = &quot;Enchant&quot;); [.P4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Iron Pick</text:p>
          </table:table-cell>
          <table:table-cell table:style-name="ce250" table:formula="of:=0.1*[.B6]" office:value-type="float" office:value="0.1">
            <text:p>0.1000</text:p>
          </table:table-cell>
          <table:table-cell table:number-columns-repeated="6"/>
          <table:table-cell table:style-name="ce265" table:formula="of:= &quot;potential-offers.farmer.other&quot;" office:value-type="string" office:string-value="potential-offers.farmer.other">
            <text:p>potential-offers.farmer.other</text:p>
          </table:table-cell>
          <table:table-cell table:style-name="ce271" table:formula="of:=[.U15]" office:value-type="string" office:string-value="            gravel-conversion:&#10;                buyA:&#10;                    item: gravel&#10;                    amount: [6]&#10;                buyB:&#10;                    item: currency-item&#10;                    amount: [1]&#10;                sell:&#10;                    item: flint&#10;                    amount: [5, 6]&#10;                probability: 0.5">
            <text:p><text:s text:c="12"/>gravel-conversion:</text:p>
            <text:p><text:s text:c="16"/>buyA:</text:p>
            <text:p><text:s text:c="20"/>item: gravel</text:p>
            <text:p><text:s text:c="20"/>amount: [6]</text:p>
            <text:p><text:s text:c="16"/>buyB:</text:p>
            <text:p><text:s text:c="20"/>item: currency-item</text:p>
            <text:p><text:s text:c="20"/>amount: [1]</text:p>
            <text:p><text:s text:c="16"/>sell:</text:p>
            <text:p><text:s text:c="20"/>item: flint</text:p>
            <text:p><text:s text:c="20"/>amount: [5, 6]</text:p>
            <text:p><text:s text:c="16"/>probability: 0.5</text:p>
          </table:table-cell>
          <table:table-cell table:number-columns-repeated="991"/>
        </table:table-row>
        <table:table-row table:style-name="ro6">
          <table:table-cell table:style-name="ce3" office:value-type="string">
            <text:p>Iron Ingot</text:p>
          </table:table-cell>
          <table:table-cell table:style-name="ce44" table:formula="of:=[.G4]-[.Y6]-0.00001*[.B6]" office:value-type="float" office:value="0.91474">
            <text:p>0.9147</text:p>
          </table:table-cell>
          <table:table-cell table:style-name="ce68" table:formula="of:=[.B5]-[.Y7]" office:value-type="float" office:value="0.91464">
            <text:p>0.9146</text:p>
          </table:table-cell>
          <table:table-cell table:style-name="ce68" table:formula="of:=[.C5]-0.001*[.B6]" office:value-type="float" office:value="0.91364">
            <text:p>0.9136</text:p>
          </table:table-cell>
          <table:table-cell table:style-name="ce78" table:formula="of:=[.D5]" office:value-type="float" office:value="0.91364">
            <text:p>0.9136</text:p>
          </table:table-cell>
          <table:table-cell table:style-name="ce68" table:formula="of:=[.E5]+[.Y5]" office:value-type="float" office:value="0.953262078137911">
            <text:p>0.9533</text:p>
          </table:table-cell>
          <table:table-cell table:style-name="ce95" table:formula="of:=[.F5]" office:value-type="float" office:value="0.953262078137911">
            <text:p>0.9533</text:p>
          </table:table-cell>
          <table:table-cell table:style-name="ce117" table:formula="of:=[.G5]" office:value-type="float" office:value="0.953262078137911">
            <text:p>0.9533</text:p>
          </table:table-cell>
          <table:table-cell table:style-name="ce134" table:formula="of:=IF([.H5] = &quot;N/A&quot;; &quot;N/A&quot;;     IF(AND([.P5] &gt; 128;OR(AND([.H5] &gt; 1;[.$Y$51];[.R5] = &quot;Sell&quot;);AND([.H5] &lt; 1;[.S5];[.R5] = &quot;Buy&quot;)));     ROUNDDOWN(ROUND([.O5])/9) &amp; IF([.R5] = &quot;Sell&quot;; &quot; Emerald&quot;; &quot;&quot;) &amp; &quot; Blocks &amp; &quot; &amp; MOD(ROUND([.O5]);9) &amp; &quot;-&quot; &amp; MOD(ROUND([.O5]);9)+[.P5]-[.O5];     IF([.O5]=[.P5];[.O5];[.O5] &amp; &quot;-&quot; &amp; [.P5])     ) &amp; IF([.H5] &lt; 1;&quot; per Emerald&quot;;&quot; Emerald&quot; &amp; IF([.P5]&lt;&gt;1;&quot;s&quot;;&quot;&quot;))     )" office:value-type="string" office:string-value="1 per Emerald">
            <text:p>1 per Emerald</text:p>
          </table:table-cell>
          <table:table-cell table:style-name="ce149" table:formula="of:=([.G5]*[.L5])/[.$G$5]" office:value-type="float" office:value="64">
            <text:p>64</text:p>
          </table:table-cell>
          <table:table-cell table:style-name="ce162" table:formula="of:=IF([.J5] &gt; 64; ROUNDDOWN(ROUND([.J5])/64) &amp; &quot; Stacks &amp; &quot; &amp; MOD(ROUND([.J5]);64); ROUND([.J5]))" office:value-type="float" office:value="64">
            <text:p>64</text:p>
          </table:table-cell>
          <table:table-cell table:style-name="ce175" office:value-type="float" office:value="64">
            <text:p>64</text:p>
          </table:table-cell>
          <table:table-cell table:style-name="ce149" table:formula="of:=IF([.H5]=&quot;N/A&quot;;IF([.G5]&lt;1;1/[.G5];[.G5]);IF([.H5]&lt;1;1/[.H5];[.H5]))" office:value-type="float" office:value="1.04902945678211">
            <text:p>1.05</text:p>
          </table:table-cell>
          <table:table-cell table:style-name="ce162" table:formula="of:=MIN([.M5]*[.$Y$38]; [.$Y$40])" office:value-type="float" office:value="0.104902945678211">
            <text:p>0.1</text:p>
          </table:table-cell>
          <table:table-cell table:style-name="ce162" table:formula="of:=ROUND([.M5]-[.N5])" office:value-type="float" office:value="1">
            <text:p>1</text:p>
          </table:table-cell>
          <table:table-cell table:style-name="ce162" table:formula="of:=ROUND([.M5]+[.N5])" office:value-type="float" office:value="1">
            <text:p>1</text:p>
          </table:table-cell>
          <table:table-cell table:style-name="ce3" table:formula="of:=[.$Y$44] &amp; ([.O5]*[.$Z$44]) + [.$AA$44] &amp; [.$AB$44] &amp; ([.P5]*[.$AC$44]) + [.$AD$44] &amp;[.$AE$44]" office:value-type="string" office:string-value="Integer.valueOf(1), Integer.valueOf(2)));">
            <text:p>Integer.valueOf(1), Integer.valueOf(2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true">
            <text:p>TRUE</text:p>
          </table:table-cell>
          <table:table-cell table:style-name="ce175" office:value-type="string">
            <text:p>ingotIron</text:p>
          </table:table-cell>
          <table:table-cell table:style-name="ce175" table:formula="of:=IF([.H5] &gt; 1; [.T5] &amp; &quot;: [&quot; &amp; -[.P5] &amp; &quot;, &quot; &amp; -[.O5] &amp; &quot;]&quot;; [.T5] &amp; &quot;: [&quot; &amp; [.O5] &amp; &quot;, &quot; &amp; [.P5] &amp; &quot;]&quot;)" office:value-type="string" office:string-value="ingotIron: [1, 1]">
            <text:p>ingotIron: [1, 1]</text:p>
          </table:table-cell>
          <table:table-cell table:style-name="ce197" table:formula="of:=IF([.R5] = &quot;None&quot;; &quot;&quot;;     IF([.O5] &lt; 1; &quot;Invalid: less than 1!&quot;; IF([.H5] &lt; 1; IF(OR(AND([.R5] = &quot;Buy&quot;; [.P5] &gt; [.L5]*2);AND([.R5] = &quot;Sell&quot;;[.P5] &gt; [.L5]);AND(OR([.R5] = &quot;Convert&quot;; [.R5] = &quot;Enchant&quot;); [.P5] &gt; [.L5])); &quot;Invalid: item can't stack that high!&quot;; &quot;&quot;);IF(OR(AND([.R5] = &quot;Buy&quot;; [.P5] &gt;[.$Y$49]);AND([.R5] = &quot;Sell&quot;;[.P5] &gt; [.$Y$50]);AND(OR([.R5] = &quot;Convert&quot;; [.R5] = &quot;Enchant&quot;); [.P5] &gt; [.$Y$49])); &quot;Invalid: currency can't stack that high!&quot;; &quot;&quot;)))     )">
            <text:p/>
          </table:table-cell>
          <table:table-cell table:style-name="ce206" office:value-type="string">
            <text:p>53:1-4, 47:1-5, 47:1-5</text:p>
          </table:table-cell>
          <table:table-cell table:style-name="ce222" office:value-type="string">
            <text:p>Smelting</text:p>
          </table:table-cell>
          <table:table-cell table:style-name="ce249" table:formula="of:=[.G3]/8 + 0.005*[.B6]" office:value-type="float" office:value="0.0396220781379104">
            <text:p>0.0396</text:p>
          </table:table-cell>
          <table:table-cell table:style-name="ce254" table:number-columns-repeated="6"/>
          <table:table-cell table:style-name="ce266" table:formula="of:= &quot;potential-offers.priest.other&quot;" office:value-type="string" office:string-value="potential-offers.priest.other">
            <text:p>potential-offers.priest.other</text:p>
          </table:table-cell>
          <table:table-cell table:style-name="ce272" table:formula="of:=[.U80] &amp; CHAR(10) &amp; [.$Y$48] &amp; [.$Y$48] &amp; [.$Y$48] &amp; [.$Y$48] &amp; CHAR(10) &amp; [.U81] &amp; CHAR(10) &amp; [.$Y$48] &amp; [.$Y$48] &amp; [.$Y$48] &amp; [.$Y$48] &amp; CHAR(10) &amp; [.U82] &amp; CHAR(10) &amp; [.$Y$48] &amp; [.$Y$48] &amp; [.$Y$48] &amp; [.$Y$48] &amp; CHAR(10) &amp; [.U83] &amp; CHAR(10) &amp; [.$Y$48] &amp; [.$Y$48] &amp; [.$Y$48] &amp; [.$Y$48] &amp; CHAR(10) &amp; [.U84] &amp; CHAR(10) &amp; [.$Y$48] &amp; [.$Y$48] &amp; [.$Y$48] &amp; [.$Y$48] &amp; CHAR(10) &amp; [.U85] &amp; CHAR(10) &amp; [.$Y$48] &amp; [.$Y$48] &amp; [.$Y$48] &amp; [.$Y$48] &amp; CHAR(10) &amp; [.U86] &amp; CHAR(10) &amp; [.$Y$48] &amp; [.$Y$48] &amp; [.$Y$48] &amp; [.$Y$48] &amp; CHAR(10) &amp; [.U87]" office:value-type="string" office:string-value="            enchant1:&#10;                buyA:&#10;                    item: swordIron&#10;                buyB:&#10;                    item: currency-item&#10;                    amount: [5, 6]&#10;                sell:&#10;                    item: swordIron&#10;                    enchant-level: [5, 19]&#10;                probability: 0.1&#10;                &#10;            enchant2:&#10;                buyA:&#10;                    item: pickaxeIron&#10;                buyB:&#10;                    item: currency-item&#10;                    amount: [5, 6]&#10;                sell:&#10;                    item: pickaxeIron&#10;                    enchant-level: [5, 19]&#10;                probability: 0.1&#10;                &#10;            enchant3:&#10;                buyA:&#10;                    item: axeIron&#10;                buyB:&#10;                    item: currency-item&#10;                    amount: [5, 6]&#10;                sell:&#10;                    item: axeIron&#10;                    enchant-level: [5, 19]&#10;                probability: 0.1&#10;                &#10;            enchant4:&#10;                buyA:&#10;                    item: chestplateIron&#10;                buyB:&#10;                    item: currency-item&#10;                    amount: [5, 6]&#10;                sell:&#10;                    item: chestplateIron&#10;                    enchant-level: [5, 19]&#10;                probability: 0.1&#10;                &#10;            enchant5:&#10;                buyA:&#10;                    item: swordDiamond&#10;                buyB:&#10;                    item: currency-item&#10;                    amount: [5, 6]&#10;                sell:&#10;                    item: swordDiamond&#10;                    enchant-level: [5, 19]&#10;                probability: 0.1&#10;                &#10;            enchant6:&#10;                buyA:&#10;                    item: pickaxeDiamond&#10;                buyB:&#10;                    item: currency-item&#10;                    amount: [5, 6]&#10;                sell:&#10;                    item: pickaxeDiamond&#10;                    enchant-level: [5, 19]&#10;                probability: 0.1&#10;                &#10;            enchant7:&#10;                buyA:&#10;                    item: axeDiamond&#10;                buyB:&#10;                    item: currency-item&#10;                    amount: [5, 6]&#10;                sell:&#10;                    item: axeDiamond&#10;                    enchant-level: [5, 19]&#10;                probability: 0.1&#10;                &#10;            enchant8:&#10;                buyA:&#10;                    item: chestplateDiamond&#10;                buyB:&#10;                    item: currency-item&#10;                    amount: [5, 6]&#10;                sell:&#10;                    item: chestplateDiamond&#10;                    enchant-level: [5, 19]&#10;                probability: 0.1">
            <text:p><text:s text:c="12"/>enchant1:</text:p>
            <text:p><text:s text:c="16"/>buyA:</text:p>
            <text:p><text:s text:c="20"/>item: swordIron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swordIron</text:p>
            <text:p><text:s text:c="20"/>enchant-level: [5, 19]</text:p>
            <text:p><text:s text:c="16"/>probability: 0.1</text:p>
            <text:p><text:s text:c="16"/></text:p>
            <text:p><text:s text:c="12"/>enchant2:</text:p>
            <text:p><text:s text:c="16"/>buyA:</text:p>
            <text:p><text:s text:c="20"/>item: pickaxeIron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pickaxeIron</text:p>
            <text:p><text:s text:c="20"/>enchant-level: [5, 19]</text:p>
            <text:p><text:s text:c="16"/>probability: 0.1</text:p>
            <text:p><text:s text:c="16"/></text:p>
            <text:p><text:s text:c="12"/>enchant3:</text:p>
            <text:p><text:s text:c="16"/>buyA:</text:p>
            <text:p><text:s text:c="20"/>item: axeIron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axeIron</text:p>
            <text:p><text:s text:c="20"/>enchant-level: [5, 19]</text:p>
            <text:p><text:s text:c="16"/>probability: 0.1</text:p>
            <text:p><text:s text:c="16"/></text:p>
            <text:p><text:s text:c="12"/>enchant4:</text:p>
            <text:p><text:s text:c="16"/>buyA:</text:p>
            <text:p><text:s text:c="20"/>item: chestplateIron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chestplateIron</text:p>
            <text:p><text:s text:c="20"/>enchant-level: [5, 19]</text:p>
            <text:p><text:s text:c="16"/>probability: 0.1</text:p>
            <text:p><text:s text:c="16"/></text:p>
            <text:p><text:s text:c="12"/>enchant5:</text:p>
            <text:p><text:s text:c="16"/>buyA:</text:p>
            <text:p><text:s text:c="20"/>item: swordDiamond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swordDiamond</text:p>
            <text:p><text:s text:c="20"/>enchant-level: [5, 19]</text:p>
            <text:p><text:s text:c="16"/>probability: 0.1</text:p>
            <text:p><text:s text:c="16"/></text:p>
            <text:p><text:s text:c="12"/>enchant6:</text:p>
            <text:p><text:s text:c="16"/>buyA:</text:p>
            <text:p><text:s text:c="20"/>item: pickaxeDiamond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pickaxeDiamond</text:p>
            <text:p><text:s text:c="20"/>enchant-level: [5, 19]</text:p>
            <text:p><text:s text:c="16"/>probability: 0.1</text:p>
            <text:p><text:s text:c="16"/></text:p>
            <text:p><text:s text:c="12"/>enchant7:</text:p>
            <text:p><text:s text:c="16"/>buyA:</text:p>
            <text:p><text:s text:c="20"/>item: axeDiamond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axeDiamond</text:p>
            <text:p><text:s text:c="20"/>enchant-level: [5, 19]</text:p>
            <text:p><text:s text:c="16"/>probability: 0.1</text:p>
            <text:p><text:s text:c="16"/></text:p>
            <text:p><text:s text:c="12"/>enchant8:</text:p>
            <text:p><text:s text:c="16"/>buyA:</text:p>
            <text:p><text:s text:c="20"/>item: chestplateDiamond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chestplateDiamond</text:p>
            <text:p><text:s text:c="20"/>enchant-level: [5, 19]</text:p>
            <text:p><text:s text:c="16"/>probability: 0.1</text:p>
          </table:table-cell>
          <table:table-cell table:style-name="ce254" table:number-columns-repeated="991"/>
        </table:table-row>
        <table:table-row table:style-name="ro3">
          <table:table-cell table:style-name="ce31" office:value-type="string">
            <text:p>Gold Ore</text:p>
          </table:table-cell>
          <table:table-cell table:style-name="ce46" office:value-type="float" office:value="1">
            <text:p>1.0000</text:p>
          </table:table-cell>
          <table:table-cell table:style-name="ce69" table:formula="of:=[.B6]+(1*[.B6])" office:value-type="float" office:value="2">
            <text:p>2.0000</text:p>
          </table:table-cell>
          <table:table-cell table:style-name="ce69" office:value-type="string">
            <text:p>N/A</text:p>
          </table:table-cell>
          <table:table-cell table:style-name="ce69" table:formula="of:=[.C6]+[.Y4]" office:value-type="float" office:value="2.1">
            <text:p>2.1000</text:p>
          </table:table-cell>
          <table:table-cell table:style-name="ce69" office:value-type="string">
            <text:p>N/A</text:p>
          </table:table-cell>
          <table:table-cell table:style-name="ce96" table:formula="of:=[.E6]+0.01*[.B6]" office:value-type="float" office:value="2.11">
            <text:p>2.1100</text:p>
          </table:table-cell>
          <table:table-cell table:style-name="ce118" office:value-type="string">
            <text:p>N/A</text:p>
          </table:table-cell>
          <table:table-cell table:style-name="ce135" table:formula="of:=IF([.H6] = &quot;N/A&quot;; &quot;N/A&quot;;     IF(AND([.P6] &gt; 128;OR(AND([.H6] &gt; 1;[.$Y$51];[.R6] = &quot;Sell&quot;);AND([.H6] &lt; 1;[.S6];[.R6] = &quot;Buy&quot;)));     ROUNDDOWN(ROUND([.O6])/9) &amp; IF([.R6] = &quot;Sell&quot;; &quot; Emerald&quot;; &quot;&quot;) &amp; &quot; Blocks &amp; &quot; &amp; MOD(ROUND([.O6]);9) &amp; &quot;-&quot; &amp; MOD(ROUND([.O6]);9)+[.P6]-[.O6];     IF([.O6]=[.P6];[.O6];[.O6] &amp; &quot;-&quot; &amp; [.P6])     ) &amp; IF([.H6] &lt; 1;&quot; per Emerald&quot;;&quot; Emerald&quot; &amp; IF([.P6]&lt;&gt;1;&quot;s&quot;;&quot;&quot;))     )" office:value-type="string" office:string-value="N/A">
            <text:p>N/A</text:p>
          </table:table-cell>
          <table:table-cell table:style-name="ce150" table:formula="of:=([.G6]*[.L6])/[.$G$5]" office:value-type="float" office:value="141.660937843856">
            <text:p>141.66</text:p>
          </table:table-cell>
          <table:table-cell table:style-name="ce163" table:formula="of:=IF([.J6] &gt; 64; ROUNDDOWN(ROUND([.J6])/64) &amp; &quot; Stacks &amp; &quot; &amp; MOD(ROUND([.J6]);64); ROUND([.J6]))" office:value-type="string" office:string-value="2 Stacks &amp; 14">
            <text:p>2 Stacks &amp; 14</text:p>
          </table:table-cell>
          <table:table-cell table:style-name="ce176" office:value-type="float" office:value="64">
            <text:p>64</text:p>
          </table:table-cell>
          <table:table-cell table:style-name="ce150" table:formula="of:=IF([.H6]=&quot;N/A&quot;;IF([.G6]&lt;1;1/[.G6];[.G6]);IF([.H6]&lt;1;1/[.H6];[.H6]))" office:value-type="float" office:value="2.11">
            <text:p>2.11</text:p>
          </table:table-cell>
          <table:table-cell table:style-name="ce163" table:formula="of:=MIN([.M6]*[.$Y$38]; [.$Y$40])" office:value-type="float" office:value="0.211">
            <text:p>0.21</text:p>
          </table:table-cell>
          <table:table-cell table:style-name="ce163" table:formula="of:=ROUND([.M6]-[.N6])" office:value-type="float" office:value="2">
            <text:p>2</text:p>
          </table:table-cell>
          <table:table-cell table:style-name="ce163" table:formula="of:=ROUND([.M6]+[.N6])" office:value-type="float" office:value="2">
            <text:p>2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6] = &quot;None&quot;; &quot;&quot;;     IF([.O6] &lt; 1; &quot;Invalid: less than 1!&quot;; IF([.H6] &lt; 1; IF(OR(AND([.R6] = &quot;Buy&quot;; [.P6] &gt; [.L6]*2);AND([.R6] = &quot;Sell&quot;;[.P6] &gt; [.L6]);AND(OR([.R6] = &quot;Convert&quot;; [.R6] = &quot;Enchant&quot;); [.P6] &gt; [.L6])); &quot;Invalid: item can't stack that high!&quot;; &quot;&quot;);IF(OR(AND([.R6] = &quot;Buy&quot;; [.P6] &gt;[.$Y$49]);AND([.R6] = &quot;Sell&quot;;[.P6] &gt; [.$Y$50]);AND(OR([.R6] = &quot;Convert&quot;; [.R6] = &quot;Enchant&quot;); [.P6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Iron from Chest</text:p>
          </table:table-cell>
          <table:table-cell table:style-name="ce249" table:formula="of:=[.B6]*0.001" office:value-type="float" office:value="0.001">
            <text:p>0.0010</text:p>
          </table:table-cell>
          <table:table-cell table:number-columns-repeated="6"/>
          <table:table-cell table:style-name="ce267" table:number-matrix-columns-spanned="1" table:number-matrix-rows-spanned="1" table:formula="of:=IF(SUM(IF([.V2:.V92] = &quot;&quot;;0;1)) &gt; 0; SUM(IF([.V2:.V92] = &quot;&quot;;0;1)) &amp; &quot; Errors Found!&quot;; &quot;&quot;)" table:number-columns-spanned="2" table:number-rows-spanned="2">
            <text:p/>
          </table:table-cell>
          <table:covered-table-cell/>
          <table:table-cell table:number-columns-repeated="991"/>
        </table:table-row>
        <table:table-row table:style-name="ro3">
          <table:table-cell table:style-name="ce3" office:value-type="string">
            <text:p>Gold Ingot</text:p>
          </table:table-cell>
          <table:table-cell table:style-name="ce44" table:formula="of:=[.G6] - [.Y6]/4" office:value-type="float" office:value="2.10975">
            <text:p>2.1098</text:p>
          </table:table-cell>
          <table:table-cell table:style-name="ce68" table:formula="of:=[.B7] - [.Y7]/4" office:value-type="float" office:value="2.109725">
            <text:p>2.1097</text:p>
          </table:table-cell>
          <table:table-cell table:style-name="ce78" table:formula="of:=[.C7]" office:value-type="float" office:value="2.109725">
            <text:p>2.1097</text:p>
          </table:table-cell>
          <table:table-cell table:style-name="ce78" table:formula="of:=[.D7]" office:value-type="float" office:value="2.109725">
            <text:p>2.1097</text:p>
          </table:table-cell>
          <table:table-cell table:style-name="ce68" table:formula="of:=[.E7]+[.Y5]" office:value-type="float" office:value="2.14934707813791">
            <text:p>2.1493</text:p>
          </table:table-cell>
          <table:table-cell table:style-name="ce95" table:formula="of:=[.F7]" office:value-type="float" office:value="2.14934707813791">
            <text:p>2.1493</text:p>
          </table:table-cell>
          <table:table-cell table:style-name="ce117" table:formula="of:=[.G7]" office:value-type="float" office:value="2.14934707813791">
            <text:p>2.1493</text:p>
          </table:table-cell>
          <table:table-cell table:style-name="ce134" table:formula="of:=IF([.H7] = &quot;N/A&quot;; &quot;N/A&quot;;     IF(AND([.P7] &gt; 128;OR(AND([.H7] &gt; 1;[.$Y$51];[.R7] = &quot;Sell&quot;);AND([.H7] &lt; 1;[.S7];[.R7] = &quot;Buy&quot;)));     ROUNDDOWN(ROUND([.O7])/9) &amp; IF([.R7] = &quot;Sell&quot;; &quot; Emerald&quot;; &quot;&quot;) &amp; &quot; Blocks &amp; &quot; &amp; MOD(ROUND([.O7]);9) &amp; &quot;-&quot; &amp; MOD(ROUND([.O7]);9)+[.P7]-[.O7];     IF([.O7]=[.P7];[.O7];[.O7] &amp; &quot;-&quot; &amp; [.P7])     ) &amp; IF([.H7] &lt; 1;&quot; per Emerald&quot;;&quot; Emerald&quot; &amp; IF([.P7]&lt;&gt;1;&quot;s&quot;;&quot;&quot;))     )" office:value-type="string" office:string-value="2 Emeralds">
            <text:p>2 Emeralds</text:p>
          </table:table-cell>
          <table:table-cell table:style-name="ce149" table:formula="of:=([.G7]*[.L7])/[.$G$5]" office:value-type="float" office:value="144.302617460175">
            <text:p>144.3</text:p>
          </table:table-cell>
          <table:table-cell table:style-name="ce162" table:formula="of:=IF([.J7] &gt; 64; ROUNDDOWN(ROUND([.J7])/64) &amp; &quot; Stacks &amp; &quot; &amp; MOD(ROUND([.J7]);64); ROUND([.J7]))" office:value-type="string" office:string-value="2 Stacks &amp; 16">
            <text:p>2 Stacks &amp; 16</text:p>
          </table:table-cell>
          <table:table-cell table:style-name="ce175" office:value-type="float" office:value="64">
            <text:p>64</text:p>
          </table:table-cell>
          <table:table-cell table:style-name="ce149" table:formula="of:=IF([.H7]=&quot;N/A&quot;;IF([.G7]&lt;1;1/[.G7];[.G7]);IF([.H7]&lt;1;1/[.H7];[.H7]))" office:value-type="float" office:value="2.14934707813791">
            <text:p>2.15</text:p>
          </table:table-cell>
          <table:table-cell table:style-name="ce162" table:formula="of:=MIN([.M7]*[.$Y$38]; [.$Y$40])" office:value-type="float" office:value="0.214934707813791">
            <text:p>0.21</text:p>
          </table:table-cell>
          <table:table-cell table:style-name="ce162" table:formula="of:=ROUND([.M7]-[.N7])" office:value-type="float" office:value="2">
            <text:p>2</text:p>
          </table:table-cell>
          <table:table-cell table:style-name="ce162" table:formula="of:=ROUND([.M7]+[.N7])" office:value-type="float" office:value="2">
            <text:p>2</text:p>
          </table:table-cell>
          <table:table-cell table:style-name="ce3" table:formula="of:=[.$Y$44] &amp; ([.O7]*[.$Z$44]) + [.$AA$44] &amp; [.$AB$44] &amp; ([.P7]*[.$AC$44]) + [.$AD$44] &amp;[.$AE$44]" office:value-type="string" office:string-value="Integer.valueOf(2), Integer.valueOf(3)));">
            <text:p>Integer.valueOf(2), Integer.valueOf(3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true">
            <text:p>TRUE</text:p>
          </table:table-cell>
          <table:table-cell table:style-name="ce175" office:value-type="string">
            <text:p>ingotGold</text:p>
          </table:table-cell>
          <table:table-cell table:style-name="ce175" table:formula="of:=IF([.H7] &gt; 1; [.T7] &amp; &quot;: [&quot; &amp; -[.P7] &amp; &quot;, &quot; &amp; -[.O7] &amp; &quot;]&quot;; [.T7] &amp; &quot;: [&quot; &amp; [.O7] &amp; &quot;, &quot; &amp; [.P7] &amp; &quot;]&quot;)" office:value-type="string" office:string-value="ingotGold: [-2, -2]">
            <text:p>ingotGold: [-2, -2]</text:p>
          </table:table-cell>
          <table:table-cell table:style-name="ce197" table:formula="of:=IF([.R7] = &quot;None&quot;; &quot;&quot;;     IF([.O7] &lt; 1; &quot;Invalid: less than 1!&quot;; IF([.H7] &lt; 1; IF(OR(AND([.R7] = &quot;Buy&quot;; [.P7] &gt; [.L7]*2);AND([.R7] = &quot;Sell&quot;;[.P7] &gt; [.L7]);AND(OR([.R7] = &quot;Convert&quot;; [.R7] = &quot;Enchant&quot;); [.P7] &gt; [.L7])); &quot;Invalid: item can't stack that high!&quot;; &quot;&quot;);IF(OR(AND([.R7] = &quot;Buy&quot;; [.P7] &gt;[.$Y$49]);AND([.R7] = &quot;Sell&quot;;[.P7] &gt; [.$Y$50]);AND(OR([.R7] = &quot;Convert&quot;; [.R7] = &quot;Enchant&quot;); [.P7] &gt; [.$Y$49])); &quot;Invalid: currency can't stack that high!&quot;; &quot;&quot;)))     )">
            <text:p/>
          </table:table-cell>
          <table:table-cell table:style-name="ce207" office:value-type="string">
            <text:p>,27:1-3,26:1-3</text:p>
          </table:table-cell>
          <table:table-cell table:style-name="ce222" office:value-type="string">
            <text:p>Find a Chest</text:p>
          </table:table-cell>
          <table:table-cell table:style-name="ce249" table:formula="of:=[.Y6]/10" office:value-type="float" office:value="0.0001">
            <text:p>0.0001</text:p>
          </table:table-cell>
          <table:table-cell table:style-name="ce254" table:number-columns-repeated="6"/>
          <table:covered-table-cell table:style-name="ce254"/>
          <table:covered-table-cell table:style-name="ce254"/>
          <table:table-cell table:style-name="ce254" table:number-columns-repeated="991"/>
        </table:table-row>
        <table:table-row table:style-name="ro3">
          <table:table-cell table:style-name="ce31" office:value-type="string">
            <text:p>Diamond Ore</text:p>
          </table:table-cell>
          <table:table-cell table:style-name="ce45" table:formula="of:=2.4*[.B6]" office:value-type="float" office:value="2.4">
            <text:p>2.4000</text:p>
          </table:table-cell>
          <table:table-cell table:style-name="ce69" table:formula="of:=[.B8]+(3*[.B8])" office:value-type="float" office:value="9.6">
            <text:p>9.6000</text:p>
          </table:table-cell>
          <table:table-cell table:style-name="ce69" office:value-type="string">
            <text:p>N/A</text:p>
          </table:table-cell>
          <table:table-cell table:style-name="ce76" table:formula="of:=[.C8]" office:value-type="float" office:value="9.6">
            <text:p>9.6000</text:p>
          </table:table-cell>
          <table:table-cell table:style-name="ce69" office:value-type="string">
            <text:p>N/A</text:p>
          </table:table-cell>
          <table:table-cell table:style-name="ce97" table:formula="of:=[.E8] + 8*[.B6]" office:value-type="float" office:value="17.6">
            <text:p>17.6000</text:p>
          </table:table-cell>
          <table:table-cell table:style-name="ce118" office:value-type="string">
            <text:p>N/A</text:p>
          </table:table-cell>
          <table:table-cell table:style-name="ce135" table:formula="of:=IF([.H8] = &quot;N/A&quot;; &quot;N/A&quot;;     IF(AND([.P8] &gt; 128;OR(AND([.H8] &gt; 1;[.$Y$51];[.R8] = &quot;Sell&quot;);AND([.H8] &lt; 1;[.S8];[.R8] = &quot;Buy&quot;)));     ROUNDDOWN(ROUND([.O8])/9) &amp; IF([.R8] = &quot;Sell&quot;; &quot; Emerald&quot;; &quot;&quot;) &amp; &quot; Blocks &amp; &quot; &amp; MOD(ROUND([.O8]);9) &amp; &quot;-&quot; &amp; MOD(ROUND([.O8]);9)+[.P8]-[.O8];     IF([.O8]=[.P8];[.O8];[.O8] &amp; &quot;-&quot; &amp; [.P8])     ) &amp; IF([.H8] &lt; 1;&quot; per Emerald&quot;;&quot; Emerald&quot; &amp; IF([.P8]&lt;&gt;1;&quot;s&quot;;&quot;&quot;))     )" office:value-type="string" office:string-value="N/A">
            <text:p>N/A</text:p>
          </table:table-cell>
          <table:table-cell table:style-name="ce150" table:formula="of:=([.G8]*[.L8])/[.$G$5]" office:value-type="float" office:value="1181.62678011937">
            <text:p>1181.63</text:p>
          </table:table-cell>
          <table:table-cell table:style-name="ce163" table:formula="of:=IF([.J8] &gt; 64; ROUNDDOWN(ROUND([.J8])/64) &amp; &quot; Stacks &amp; &quot; &amp; MOD(ROUND([.J8]);64); ROUND([.J8]))" office:value-type="string" office:string-value="18 Stacks &amp; 30">
            <text:p>18 Stacks &amp; 30</text:p>
          </table:table-cell>
          <table:table-cell table:style-name="ce176" office:value-type="float" office:value="64">
            <text:p>64</text:p>
          </table:table-cell>
          <table:table-cell table:style-name="ce150" table:formula="of:=IF([.H8]=&quot;N/A&quot;;IF([.G8]&lt;1;1/[.G8];[.G8]);IF([.H8]&lt;1;1/[.H8];[.H8]))" office:value-type="float" office:value="17.6">
            <text:p>17.6</text:p>
          </table:table-cell>
          <table:table-cell table:style-name="ce163" table:formula="of:=MIN([.M8]*[.$Y$38]; [.$Y$40])" office:value-type="float" office:value="1.76">
            <text:p>1.76</text:p>
          </table:table-cell>
          <table:table-cell table:style-name="ce163" table:formula="of:=ROUND([.M8]-[.N8])" office:value-type="float" office:value="16">
            <text:p>16</text:p>
          </table:table-cell>
          <table:table-cell table:style-name="ce163" table:formula="of:=ROUND([.M8]+[.N8])" office:value-type="float" office:value="19">
            <text:p>19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8] = &quot;None&quot;; &quot;&quot;;     IF([.O8] &lt; 1; &quot;Invalid: less than 1!&quot;; IF([.H8] &lt; 1; IF(OR(AND([.R8] = &quot;Buy&quot;; [.P8] &gt; [.L8]*2);AND([.R8] = &quot;Sell&quot;;[.P8] &gt; [.L8]);AND(OR([.R8] = &quot;Convert&quot;; [.R8] = &quot;Enchant&quot;); [.P8] &gt; [.L8])); &quot;Invalid: item can't stack that high!&quot;; &quot;&quot;);IF(OR(AND([.R8] = &quot;Buy&quot;; [.P8] &gt;[.$Y$49]);AND([.R8] = &quot;Sell&quot;;[.P8] &gt; [.$Y$50]);AND(OR([.R8] = &quot;Convert&quot;; [.R8] = &quot;Enchant&quot;); [.P8] &gt; [.$Y$49])); &quot;Invalid: currency can't stack that high!&quot;; &quot;&quot;)))     )">
            <text:p/>
          </table:table-cell>
          <table:table-cell table:style-name="ce205"/>
          <table:table-cell office:value-type="string">
            <text:p>Hunting Factor</text:p>
          </table:table-cell>
          <table:table-cell table:style-name="ce251" office:value-type="string">
            <text:p>Unused</text:p>
          </table:table-cell>
          <table:table-cell table:style-name="ce209" office:value-type="string">
            <text:p>Minutes</text:p>
          </table:table-cell>
          <table:table-cell table:style-name="ce209" office:value-type="string">
            <text:p>Bonemeal?</text:p>
          </table:table-cell>
          <table:table-cell table:style-name="ce209" office:value-type="float" office:value="0.7">
            <text:p>0.7</text:p>
          </table:table-cell>
          <table:table-cell table:style-name="ce209" office:value-type="string">
            <text:p>Resource/Harvest</text:p>
          </table:table-cell>
          <table:table-cell table:number-columns-repeated="995"/>
        </table:table-row>
        <table:table-row table:style-name="ro3">
          <table:table-cell table:style-name="ce3" office:value-type="string">
            <text:p>Diamond</text:p>
          </table:table-cell>
          <table:table-cell table:style-name="ce44" table:formula="of:=[.G8] - [.Y6]/8" office:value-type="float" office:value="17.599875">
            <text:p>17.5999</text:p>
          </table:table-cell>
          <table:table-cell table:style-name="ce68" table:formula="of:=[.B9]-[.Y7]/8" office:value-type="float" office:value="17.5998625">
            <text:p>17.5999</text:p>
          </table:table-cell>
          <table:table-cell table:style-name="ce68" office:value-type="string">
            <text:p>N/A</text:p>
          </table:table-cell>
          <table:table-cell table:style-name="ce68" table:formula="of:=[.C9]+[.Y4]+0.1*[.B6]" office:value-type="float" office:value="17.7998625">
            <text:p>17.7999</text:p>
          </table:table-cell>
          <table:table-cell table:style-name="ce68" office:value-type="string">
            <text:p>N/A</text:p>
          </table:table-cell>
          <table:table-cell table:style-name="ce95" table:formula="of:=[.E9]" office:value-type="float" office:value="17.7998625">
            <text:p>17.7999</text:p>
          </table:table-cell>
          <table:table-cell table:style-name="ce117" table:formula="of:=[.G9]" office:value-type="float" office:value="17.7998625">
            <text:p>17.7999</text:p>
          </table:table-cell>
          <table:table-cell table:style-name="ce134" table:formula="of:=IF([.H9] = &quot;N/A&quot;; &quot;N/A&quot;;     IF(AND([.P9] &gt; 128;OR(AND([.H9] &gt; 1;[.$Y$51];[.R9] = &quot;Sell&quot;);AND([.H9] &lt; 1;[.S9];[.R9] = &quot;Buy&quot;)));     ROUNDDOWN(ROUND([.O9])/9) &amp; IF([.R9] = &quot;Sell&quot;; &quot; Emerald&quot;; &quot;&quot;) &amp; &quot; Blocks &amp; &quot; &amp; MOD(ROUND([.O9]);9) &amp; &quot;-&quot; &amp; MOD(ROUND([.O9]);9)+[.P9]-[.O9];     IF([.O9]=[.P9];[.O9];[.O9] &amp; &quot;-&quot; &amp; [.P9])     ) &amp; IF([.H9] &lt; 1;&quot; per Emerald&quot;;&quot; Emerald&quot; &amp; IF([.P9]&lt;&gt;1;&quot;s&quot;;&quot;&quot;))     )" office:value-type="string" office:string-value="16-20 Emeralds">
            <text:p>16-20 Emeralds</text:p>
          </table:table-cell>
          <table:table-cell table:style-name="ce149" table:formula="of:=([.G9]*[.L9])/[.$G$5]" office:value-type="float" office:value="1195.04512570696">
            <text:p>1195.05</text:p>
          </table:table-cell>
          <table:table-cell table:style-name="ce162" table:formula="of:=IF([.J9] &gt; 64; ROUNDDOWN(ROUND([.J9])/64) &amp; &quot; Stacks &amp; &quot; &amp; MOD(ROUND([.J9]);64); ROUND([.J9]))" office:value-type="string" office:string-value="18 Stacks &amp; 43">
            <text:p>18 Stacks &amp; 43</text:p>
          </table:table-cell>
          <table:table-cell table:style-name="ce175" office:value-type="float" office:value="64">
            <text:p>64</text:p>
          </table:table-cell>
          <table:table-cell table:style-name="ce149" table:formula="of:=IF([.H9]=&quot;N/A&quot;;IF([.G9]&lt;1;1/[.G9];[.G9]);IF([.H9]&lt;1;1/[.H9];[.H9]))" office:value-type="float" office:value="17.7998625">
            <text:p>17.8</text:p>
          </table:table-cell>
          <table:table-cell table:style-name="ce162" table:formula="of:=MIN([.M9]*[.$Y$38]; [.$Y$40])" office:value-type="float" office:value="1.77998625">
            <text:p>1.78</text:p>
          </table:table-cell>
          <table:table-cell table:style-name="ce162" table:formula="of:=ROUND([.M9]-[.N9])" office:value-type="float" office:value="16">
            <text:p>16</text:p>
          </table:table-cell>
          <table:table-cell table:style-name="ce162" table:formula="of:=ROUND([.M9]+[.N9])" office:value-type="float" office:value="20">
            <text:p>20</text:p>
          </table:table-cell>
          <table:table-cell table:style-name="ce3" table:formula="of:=[.$Y$44] &amp; ([.O9]*[.$Z$44]) + [.$AA$44] &amp; [.$AB$44] &amp; ([.P9]*[.$AC$44]) + [.$AD$44] &amp;[.$AE$44]" office:value-type="string" office:string-value="Integer.valueOf(16), Integer.valueOf(21)));">
            <text:p>Integer.valueOf(16), Integer.valueOf(21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true">
            <text:p>TRUE</text:p>
          </table:table-cell>
          <table:table-cell table:style-name="ce175" office:value-type="string">
            <text:p>diamond</text:p>
          </table:table-cell>
          <table:table-cell table:style-name="ce175" table:formula="of:=IF([.H9] &gt; 1; [.T9] &amp; &quot;: [&quot; &amp; -[.P9] &amp; &quot;, &quot; &amp; -[.O9] &amp; &quot;]&quot;; [.T9] &amp; &quot;: [&quot; &amp; [.O9] &amp; &quot;, &quot; &amp; [.P9] &amp; &quot;]&quot;)" office:value-type="string" office:string-value="diamond: [-20, -16]">
            <text:p>diamond: [-20, -16]</text:p>
          </table:table-cell>
          <table:table-cell table:style-name="ce197" table:formula="of:=IF([.R9] = &quot;None&quot;; &quot;&quot;;     IF([.O9] &lt; 1; &quot;Invalid: less than 1!&quot;; IF([.H9] &lt; 1; IF(OR(AND([.R9] = &quot;Buy&quot;; [.P9] &gt; [.L9]*2);AND([.R9] = &quot;Sell&quot;;[.P9] &gt; [.L9]);AND(OR([.R9] = &quot;Convert&quot;; [.R9] = &quot;Enchant&quot;); [.P9] &gt; [.L9])); &quot;Invalid: item can't stack that high!&quot;; &quot;&quot;);IF(OR(AND([.R9] = &quot;Buy&quot;; [.P9] &gt;[.$Y$49]);AND([.R9] = &quot;Sell&quot;;[.P9] &gt; [.$Y$50]);AND(OR([.R9] = &quot;Convert&quot;; [.R9] = &quot;Enchant&quot;); [.P9] &gt; [.$Y$49])); &quot;Invalid: currency can't stack that high!&quot;; &quot;&quot;)))     )">
            <text:p/>
          </table:table-cell>
          <table:table-cell table:style-name="ce207" office:value-type="string">
            <text:p>,17:1-3,17:1-2</text:p>
          </table:table-cell>
          <table:table-cell table:style-name="ce222" office:value-type="string">
            <text:p>Mob Farm Factor</text:p>
          </table:table-cell>
          <table:table-cell table:style-name="ce249" table:formula="of:=([.Z9])/40*10" office:value-type="float" office:value="0.1040625">
            <text:p>0.1041</text:p>
          </table:table-cell>
          <table:table-cell table:style-name="ce216" office:value-type="float" office:value="0.41625">
            <text:p>0.4163</text:p>
          </table:table-cell>
          <table:table-cell table:style-name="ce259" office:value-type="string">
            <text:p>Up to 4/25s</text:p>
          </table:table-cell>
          <table:table-cell table:style-name="ce259" table:number-columns-repeated="2"/>
          <table:table-cell table:style-name="ce254" table:number-columns-repeated="995"/>
        </table:table-row>
        <table:table-row table:style-name="ro3">
          <table:table-cell table:style-name="ce32" office:value-type="string">
            <text:p>Redstone Ore</text:p>
          </table:table-cell>
          <table:table-cell table:style-name="ce47" table:formula="of:=0.3*[.B6]" office:value-type="float" office:value="0.3">
            <text:p>0.3000</text:p>
          </table:table-cell>
          <table:table-cell table:style-name="ce70" table:formula="of:=[.B10]+(2*[.B10])" office:value-type="float" office:value="0.9">
            <text:p>0.9000</text:p>
          </table:table-cell>
          <table:table-cell table:style-name="ce70" office:value-type="string">
            <text:p>N/A</text:p>
          </table:table-cell>
          <table:table-cell table:style-name="ce87" table:formula="of:=[.C10]" office:value-type="float" office:value="0.9">
            <text:p>0.9000</text:p>
          </table:table-cell>
          <table:table-cell table:style-name="ce70" office:value-type="string">
            <text:p>N/A</text:p>
          </table:table-cell>
          <table:table-cell table:style-name="ce98" table:formula="of:=[.E10]+0.45*[.B6]" office:value-type="float" office:value="1.35">
            <text:p>1.3500</text:p>
          </table:table-cell>
          <table:table-cell table:style-name="ce119" office:value-type="string">
            <text:p>N/A</text:p>
          </table:table-cell>
          <table:table-cell table:style-name="ce136" table:formula="of:=IF([.H10] = &quot;N/A&quot;; &quot;N/A&quot;;     IF(AND([.P10] &gt; 128;OR(AND([.H10] &gt; 1;[.$Y$51];[.R10] = &quot;Sell&quot;);AND([.H10] &lt; 1;[.S10];[.R10] = &quot;Buy&quot;)));     ROUNDDOWN(ROUND([.O10])/9) &amp; IF([.R10] = &quot;Sell&quot;; &quot; Emerald&quot;; &quot;&quot;) &amp; &quot; Blocks &amp; &quot; &amp; MOD(ROUND([.O10]);9) &amp; &quot;-&quot; &amp; MOD(ROUND([.O10]);9)+[.P10]-[.O10];     IF([.O10]=[.P10];[.O10];[.O10] &amp; &quot;-&quot; &amp; [.P10])     ) &amp; IF([.H10] &lt; 1;&quot; per Emerald&quot;;&quot; Emerald&quot; &amp; IF([.P10]&lt;&gt;1;&quot;s&quot;;&quot;&quot;))     )" office:value-type="string" office:string-value="N/A">
            <text:p>N/A</text:p>
          </table:table-cell>
          <table:table-cell table:style-name="ce151" table:formula="of:=([.G10]*[.L10])/[.$G$5]" office:value-type="float" office:value="90.6361450659745">
            <text:p>90.64</text:p>
          </table:table-cell>
          <table:table-cell table:style-name="ce164" table:formula="of:=IF([.J10] &gt; 64; ROUNDDOWN(ROUND([.J10])/64) &amp; &quot; Stacks &amp; &quot; &amp; MOD(ROUND([.J10]);64); ROUND([.J10]))" office:value-type="string" office:string-value="1 Stacks &amp; 27">
            <text:p>1 Stacks &amp; 27</text:p>
          </table:table-cell>
          <table:table-cell table:style-name="ce177" office:value-type="float" office:value="64">
            <text:p>64</text:p>
          </table:table-cell>
          <table:table-cell table:style-name="ce151" table:formula="of:=IF([.H10]=&quot;N/A&quot;;IF([.G10]&lt;1;1/[.G10];[.G10]);IF([.H10]&lt;1;1/[.H10];[.H10]))" office:value-type="float" office:value="1.35">
            <text:p>1.35</text:p>
          </table:table-cell>
          <table:table-cell table:style-name="ce164" table:formula="of:=MIN([.M10]*[.$Y$38]; [.$Y$40])" office:value-type="float" office:value="0.135">
            <text:p>0.14</text:p>
          </table:table-cell>
          <table:table-cell table:style-name="ce164" table:formula="of:=ROUND([.M10]-[.N10])" office:value-type="float" office:value="1">
            <text:p>1</text:p>
          </table:table-cell>
          <table:table-cell table:style-name="ce164" table:formula="of:=ROUND([.M10]+[.N10])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10] = &quot;None&quot;; &quot;&quot;;     IF([.O10] &lt; 1; &quot;Invalid: less than 1!&quot;; IF([.H10] &lt; 1; IF(OR(AND([.R10] = &quot;Buy&quot;; [.P10] &gt; [.L10]*2);AND([.R10] = &quot;Sell&quot;;[.P10] &gt; [.L10]);AND(OR([.R10] = &quot;Convert&quot;; [.R10] = &quot;Enchant&quot;); [.P10] &gt; [.L10])); &quot;Invalid: item can't stack that high!&quot;; &quot;&quot;);IF(OR(AND([.R10] = &quot;Buy&quot;; [.P10] &gt;[.$Y$49]);AND([.R10] = &quot;Sell&quot;;[.P10] &gt; [.$Y$50]);AND(OR([.R10] = &quot;Convert&quot;; [.R10] = &quot;Enchant&quot;); [.P10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Animal Farm Factor</text:p>
          </table:table-cell>
          <table:table-cell table:style-name="ce249" table:formula="of:=([.Z10])/40 * (1 + 1/2)/2" office:value-type="float" office:value="0.375">
            <text:p>0.3750</text:p>
          </table:table-cell>
          <table:table-cell table:style-name="ce209" office:value-type="float" office:value="20">
            <text:p>20</text:p>
          </table:table-cell>
          <table:table-cell table:style-name="ce209" office:value-type="float" office:value="5">
            <text:p>5</text:p>
          </table:table-cell>
          <table:table-cell table:style-name="ce209" office:value-type="string">
            <text:p>(5 before love mode)</text:p>
          </table:table-cell>
          <table:table-cell table:style-name="ce209"/>
          <table:table-cell table:style-name="ce222" table:number-columns-repeated="995"/>
        </table:table-row>
        <table:table-row table:style-name="ro3">
          <table:table-cell table:style-name="ce6" office:value-type="string">
            <text:p>Redstone Dust</text:p>
          </table:table-cell>
          <table:table-cell table:style-name="ce48" table:formula="of:=[.G10]/4.5-[.Y6]/4" office:value-type="float" office:value="0.29975">
            <text:p>0.2998</text:p>
          </table:table-cell>
          <table:table-cell table:style-name="ce71" table:formula="of:=[.B11]-[.Y7]/4" office:value-type="float" office:value="0.299725">
            <text:p>0.2997</text:p>
          </table:table-cell>
          <table:table-cell table:style-name="ce71" office:value-type="string">
            <text:p>N/A</text:p>
          </table:table-cell>
          <table:table-cell table:style-name="ce71" table:formula="of:=[.C11]+[.Y4]+[.Y3]" office:value-type="float" office:value="0.409725">
            <text:p>0.4097</text:p>
          </table:table-cell>
          <table:table-cell table:style-name="ce71" office:value-type="string">
            <text:p>N/A</text:p>
          </table:table-cell>
          <table:table-cell table:style-name="ce99" table:formula="of:=[.E11]" office:value-type="float" office:value="0.409725">
            <text:p>0.4097</text:p>
          </table:table-cell>
          <table:table-cell table:style-name="ce120" table:formula="of:=[.G11]" office:value-type="float" office:value="0.409725">
            <text:p>0.4097</text:p>
          </table:table-cell>
          <table:table-cell table:style-name="ce137" table:formula="of:=IF([.H11] = &quot;N/A&quot;; &quot;N/A&quot;;     IF(AND([.P11] &gt; 128;OR(AND([.H11] &gt; 1;[.$Y$51];[.R11] = &quot;Sell&quot;);AND([.H11] &lt; 1;[.S11];[.R11] = &quot;Buy&quot;)));     ROUNDDOWN(ROUND([.O11])/9) &amp; IF([.R11] = &quot;Sell&quot;; &quot; Emerald&quot;; &quot;&quot;) &amp; &quot; Blocks &amp; &quot; &amp; MOD(ROUND([.O11]);9) &amp; &quot;-&quot; &amp; MOD(ROUND([.O11]);9)+[.P11]-[.O11];     IF([.O11]=[.P11];[.O11];[.O11] &amp; &quot;-&quot; &amp; [.P11])     ) &amp; IF([.H11] &lt; 1;&quot; per Emerald&quot;;&quot; Emerald&quot; &amp; IF([.P11]&lt;&gt;1;&quot;s&quot;;&quot;&quot;))     )" office:value-type="string" office:string-value="2-3 per Emerald">
            <text:p>2-3 per Emerald</text:p>
          </table:table-cell>
          <table:table-cell table:style-name="ce152" table:formula="of:=([.G11]*[.L11])/[.$G$5]" office:value-type="float" office:value="27.5080700275233">
            <text:p>27.51</text:p>
          </table:table-cell>
          <table:table-cell table:style-name="ce165" table:formula="of:=IF([.J11] &gt; 64; ROUNDDOWN(ROUND([.J11])/64) &amp; &quot; Stacks &amp; &quot; &amp; MOD(ROUND([.J11]);64); ROUND([.J11]))" office:value-type="float" office:value="28">
            <text:p>28</text:p>
          </table:table-cell>
          <table:table-cell table:style-name="ce178" office:value-type="float" office:value="64">
            <text:p>64</text:p>
          </table:table-cell>
          <table:table-cell table:style-name="ce152" table:formula="of:=IF([.H11]=&quot;N/A&quot;;IF([.G11]&lt;1;1/[.G11];[.G11]);IF([.H11]&lt;1;1/[.H11];[.H11]))" office:value-type="float" office:value="2.44066141924461">
            <text:p>2.44</text:p>
          </table:table-cell>
          <table:table-cell table:style-name="ce165" table:formula="of:=MIN([.M11]*[.$Y$38]; [.$Y$40])" office:value-type="float" office:value="0.244066141924461">
            <text:p>0.24</text:p>
          </table:table-cell>
          <table:table-cell table:style-name="ce165" table:formula="of:=ROUND([.M11]-[.N11])" office:value-type="float" office:value="2">
            <text:p>2</text:p>
          </table:table-cell>
          <table:table-cell table:style-name="ce165" table:formula="of:=ROUND([.M11]+[.N11])" office:value-type="float" office:value="3">
            <text:p>3</text:p>
          </table:table-cell>
          <table:table-cell table:style-name="ce6" table:formula="of:=IF([.H11]&gt;=1; [.$Y$45] &amp; ([.O11]*[.$Z$45]) + [.$AA$45] &amp; [.$AB$45] &amp; ([.P11]*[.$AC$45]) + [.$AD$45] &amp;[.$AE$45]; [.$Y$46] &amp; ([.P11]*[.$Z$46]) + [.$AA$46] &amp; [.$AB$46] &amp; ([.O11]*[.$AC$46]) + [.$AD$46] &amp;[.$AE$46])" office:value-type="string" office:string-value="Integer.valueOf(-3), Integer.valueOf(-1)));">
            <text:p>Integer.valueOf(-3), Integer.valueOf(-1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redstone</text:p>
          </table:table-cell>
          <table:table-cell table:style-name="ce178" table:formula="of:=IF([.H11] &lt; 1; [.T11] &amp; &quot;: [&quot; &amp; -[.P11] &amp; &quot;, &quot; &amp; -[.O11] &amp; &quot;]&quot;; [.T11] &amp; &quot;: [&quot; &amp; [.O11] &amp; &quot;, &quot; &amp; [.P11] &amp; &quot;]&quot;)" office:value-type="string" office:string-value="redstone: [-3, -2]">
            <text:p>redstone: [-3, -2]</text:p>
          </table:table-cell>
          <table:table-cell table:style-name="ce199" table:formula="of:=IF([.R11] = &quot;None&quot;; &quot;&quot;;     IF([.O11] &lt; 1; &quot;Invalid: less than 1!&quot;; IF([.H11] &lt; 1; IF(OR(AND([.R11] = &quot;Buy&quot;; [.P11] &gt; [.L11]*2);AND([.R11] = &quot;Sell&quot;;[.P11] &gt; [.L11]);AND(OR([.R11] = &quot;Convert&quot;; [.R11] = &quot;Enchant&quot;); [.P11] &gt; [.L11])); &quot;Invalid: item can't stack that high!&quot;; &quot;&quot;);IF(OR(AND([.R11] = &quot;Buy&quot;; [.P11] &gt;[.$Y$49]);AND([.R11] = &quot;Sell&quot;;[.P11] &gt; [.$Y$50]);AND(OR([.R11] = &quot;Convert&quot;; [.R11] = &quot;Enchant&quot;); [.P11] &gt; [.$Y$49])); &quot;Invalid: currency can't stack that high!&quot;; &quot;&quot;)))     )">
            <text:p/>
          </table:table-cell>
          <table:table-cell table:style-name="ce207" office:value-type="string">
            <text:p>31:1-4,,26:4-9</text:p>
          </table:table-cell>
          <table:table-cell table:style-name="ce222" office:value-type="string">
            <text:p>Wheat Farm Factor</text:p>
          </table:table-cell>
          <table:table-cell table:style-name="ce249" table:formula="of:=[.$AB$12] * ([.Z11] * IF([.AA11];[.$AB$8];1))/40 * (1 + 1/([.AC11]))/2" office:value-type="float" office:value="0.28">
            <text:p>0.2800</text:p>
          </table:table-cell>
          <table:table-cell table:style-name="ce209" office:value-type="float" office:value="40">
            <text:p>40</text:p>
          </table:table-cell>
          <table:table-cell table:style-name="ce260" office:value-type="boolean" office:boolean-value="true">
            <text:p>TRUE</text:p>
          </table:table-cell>
          <table:table-cell table:style-name="ce209" office:value-type="string">
            <text:p>Innate Farmable Mult</text:p>
          </table:table-cell>
          <table:table-cell table:style-name="ce209" office:value-type="float" office:value="1">
            <text:p>1</text:p>
          </table:table-cell>
          <table:table-cell table:style-name="ce215" table:number-columns-repeated="995"/>
        </table:table-row>
        <table:table-row table:style-name="ro3">
          <table:table-cell table:style-name="ce33" office:value-type="string">
            <text:p>Glowstone</text:p>
          </table:table-cell>
          <table:table-cell table:style-name="ce48" table:formula="of:=3*[.B6]" office:value-type="float" office:value="3">
            <text:p>3.0000</text:p>
          </table:table-cell>
          <table:table-cell table:style-name="ce71" table:formula="of:=[.B12]+(0.1*[.B12])" office:value-type="float" office:value="3.3">
            <text:p>3.3000</text:p>
          </table:table-cell>
          <table:table-cell table:style-name="ce71" office:value-type="string">
            <text:p>N/A</text:p>
          </table:table-cell>
          <table:table-cell table:style-name="ce80" table:formula="of:=[.C12]" office:value-type="float" office:value="3.3">
            <text:p>3.3000</text:p>
          </table:table-cell>
          <table:table-cell table:style-name="ce71" table:formula="of:=[.G13]*4 + [.Y16]" office:value-type="float" office:value="5.16528571428572">
            <text:p>5.1653</text:p>
          </table:table-cell>
          <table:table-cell table:style-name="ce99" table:formula="of:=[.F12]" office:value-type="float" office:value="5.16528571428572">
            <text:p>5.1653</text:p>
          </table:table-cell>
          <table:table-cell table:style-name="ce121" table:formula="of:=[.G12]*1/([.Y39]*1.25)" office:value-type="float" office:value="8.26445714285714">
            <text:p>8.2645</text:p>
          </table:table-cell>
          <table:table-cell table:style-name="ce137" table:formula="of:=IF([.H12] = &quot;N/A&quot;; &quot;N/A&quot;;     IF(AND([.P12] &gt; 128;OR(AND([.H12] &gt; 1;[.$Y$51];[.R12] = &quot;Sell&quot;);AND([.H12] &lt; 1;[.S12];[.R12] = &quot;Buy&quot;)));     ROUNDDOWN(ROUND([.O12])/9) &amp; IF([.R12] = &quot;Sell&quot;; &quot; Emerald&quot;; &quot;&quot;) &amp; &quot; Blocks &amp; &quot; &amp; MOD(ROUND([.O12]);9) &amp; &quot;-&quot; &amp; MOD(ROUND([.O12]);9)+[.P12]-[.O12];     IF([.O12]=[.P12];[.O12];[.O12] &amp; &quot;-&quot; &amp; [.P12])     ) &amp; IF([.H12] &lt; 1;&quot; per Emerald&quot;;&quot; Emerald&quot; &amp; IF([.P12]&lt;&gt;1;&quot;s&quot;;&quot;&quot;))     )" office:value-type="string" office:string-value="7-9 Emeralds">
            <text:p>7-9 Emeralds</text:p>
          </table:table-cell>
          <table:table-cell table:style-name="ce152" table:formula="of:=([.G12]*[.L12])/[.$G$5]" office:value-type="float" office:value="346.786359486819">
            <text:p>346.79</text:p>
          </table:table-cell>
          <table:table-cell table:style-name="ce165" table:formula="of:=IF([.J12] &gt; 64; ROUNDDOWN(ROUND([.J12])/64) &amp; &quot; Stacks &amp; &quot; &amp; MOD(ROUND([.J12]);64); ROUND([.J12]))" office:value-type="string" office:string-value="5 Stacks &amp; 27">
            <text:p>5 Stacks &amp; 27</text:p>
          </table:table-cell>
          <table:table-cell table:style-name="ce178" office:value-type="float" office:value="64">
            <text:p>64</text:p>
          </table:table-cell>
          <table:table-cell table:style-name="ce152" table:formula="of:=IF([.H12]=&quot;N/A&quot;;IF([.G12]&lt;1;1/[.G12];[.G12]);IF([.H12]&lt;1;1/[.H12];[.H12]))" office:value-type="float" office:value="8.26445714285714">
            <text:p>8.26</text:p>
          </table:table-cell>
          <table:table-cell table:style-name="ce165" table:formula="of:=MIN([.M12]*[.$Y$38]; [.$Y$40])" office:value-type="float" office:value="0.826445714285714">
            <text:p>0.83</text:p>
          </table:table-cell>
          <table:table-cell table:style-name="ce165" table:formula="of:=ROUND([.M12]-[.N12])" office:value-type="float" office:value="7">
            <text:p>7</text:p>
          </table:table-cell>
          <table:table-cell table:style-name="ce165" table:formula="of:=ROUND([.M12]+[.N12])" office:value-type="float" office:value="9">
            <text:p>9</text:p>
          </table:table-cell>
          <table:table-cell table:style-name="ce6" table:formula="of:=IF([.H12]&gt;=1; [.$Y$45] &amp; ([.O12]*[.$Z$45]) + [.$AA$45] &amp; [.$AB$45] &amp; ([.P12]*[.$AC$45]) + [.$AD$45] &amp;[.$AE$45]; [.$Y$46] &amp; ([.P12]*[.$Z$46]) + [.$AA$46] &amp; [.$AB$46] &amp; ([.O12]*[.$AC$46]) + [.$AD$46] &amp;[.$AE$46])" office:value-type="string" office:string-value="Integer.valueOf(7), Integer.valueOf(10)));">
            <text:p>Integer.valueOf(7), Integer.valueOf(10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lightgem</text:p>
          </table:table-cell>
          <table:table-cell table:style-name="ce178" table:formula="of:=IF([.H12] &lt; 1; [.T12] &amp; &quot;: [&quot; &amp; -[.P12] &amp; &quot;, &quot; &amp; -[.O12] &amp; &quot;]&quot;; [.T12] &amp; &quot;: [&quot; &amp; [.O12] &amp; &quot;, &quot; &amp; [.P12] &amp; &quot;]&quot;)" office:value-type="string" office:string-value="lightgem: [7, 9]">
            <text:p>lightgem: [7, 9]</text:p>
          </table:table-cell>
          <table:table-cell table:style-name="ce199" table:formula="of:=IF([.R12] = &quot;None&quot;; &quot;&quot;;     IF([.O12] &lt; 1; &quot;Invalid: less than 1!&quot;; IF([.H12] &lt; 1; IF(OR(AND([.R12] = &quot;Buy&quot;; [.P12] &gt; [.L12]*2);AND([.R12] = &quot;Sell&quot;;[.P12] &gt; [.L12]);AND(OR([.R12] = &quot;Convert&quot;; [.R12] = &quot;Enchant&quot;); [.P12] &gt; [.L12])); &quot;Invalid: item can't stack that high!&quot;; &quot;&quot;);IF(OR(AND([.R12] = &quot;Buy&quot;; [.P12] &gt;[.$Y$49]);AND([.R12] = &quot;Sell&quot;;[.P12] &gt; [.$Y$50]);AND(OR([.R12] = &quot;Convert&quot;; [.R12] = &quot;Enchant&quot;); [.P12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Melon Farm Factor</text:p>
          </table:table-cell>
          <table:table-cell table:style-name="ce249" table:formula="of:=[.$AB$12] * ([.Z12] * IF([.AA12];[.$AB$8];1))/40 * (1 + 1/([.AC12]))/2" office:value-type="float" office:value="0.093">
            <text:p>0.0930</text:p>
          </table:table-cell>
          <table:table-cell table:style-name="ce209" office:value-type="float" office:value="15.5">
            <text:p>15.5</text:p>
          </table:table-cell>
          <table:table-cell table:style-name="ce260" office:value-type="boolean" office:boolean-value="false">
            <text:p>FALSE</text:p>
          </table:table-cell>
          <table:table-cell table:style-name="ce209" office:value-type="float" office:value="0.4">
            <text:p>0.4</text:p>
          </table:table-cell>
          <table:table-cell table:style-name="ce209" office:value-type="float" office:value="5">
            <text:p>5</text:p>
          </table:table-cell>
          <table:table-cell table:style-name="ce215" table:formula="of:=&quot;3-7&quot;" office:value-type="string" office:string-value="3-7">
            <text:p>3-7</text:p>
          </table:table-cell>
          <table:table-cell table:style-name="ce215" table:number-columns-repeated="994"/>
        </table:table-row>
        <table:table-row table:style-name="ro3">
          <table:table-cell table:style-name="ce34" office:value-type="string">
            <text:p>Glowstone Dust</text:p>
          </table:table-cell>
          <table:table-cell table:style-name="ce47" table:formula="of:=[.C12]/[.W13]" office:value-type="float" office:value="0.942857142857143">
            <text:p>0.9429</text:p>
          </table:table-cell>
          <table:table-cell table:style-name="ce70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table:formula="of:=[.B13]+[.B6]*1/[.W13]" office:value-type="float" office:value="1.22857142857143">
            <text:p>1.2286</text:p>
          </table:table-cell>
          <table:table-cell table:style-name="ce70" office:value-type="string">
            <text:p>N/A</text:p>
          </table:table-cell>
          <table:table-cell table:style-name="ce100" table:formula="of:=[.E13]+[.B6]*0.25/4" office:value-type="float" office:value="1.29107142857143">
            <text:p>1.2911</text:p>
          </table:table-cell>
          <table:table-cell table:style-name="ce119" office:value-type="string">
            <text:p>N/A</text:p>
          </table:table-cell>
          <table:table-cell table:style-name="ce136" table:formula="of:=IF([.H13] = &quot;N/A&quot;; &quot;N/A&quot;;     IF(AND([.P13] &gt; 128;OR(AND([.H13] &gt; 1;[.$Y$51];[.R13] = &quot;Sell&quot;);AND([.H13] &lt; 1;[.S13];[.R13] = &quot;Buy&quot;)));     ROUNDDOWN(ROUND([.O13])/9) &amp; IF([.R13] = &quot;Sell&quot;; &quot; Emerald&quot;; &quot;&quot;) &amp; &quot; Blocks &amp; &quot; &amp; MOD(ROUND([.O13]);9) &amp; &quot;-&quot; &amp; MOD(ROUND([.O13]);9)+[.P13]-[.O13];     IF([.O13]=[.P13];[.O13];[.O13] &amp; &quot;-&quot; &amp; [.P13])     ) &amp; IF([.H13] &lt; 1;&quot; per Emerald&quot;;&quot; Emerald&quot; &amp; IF([.P13]&lt;&gt;1;&quot;s&quot;;&quot;&quot;))     )" office:value-type="string" office:string-value="N/A">
            <text:p>N/A</text:p>
          </table:table-cell>
          <table:table-cell table:style-name="ce151" table:formula="of:=([.G13]*[.L13])/[.$G$5]" office:value-type="float" office:value="86.6798054003963">
            <text:p>86.68</text:p>
          </table:table-cell>
          <table:table-cell table:style-name="ce164" table:formula="of:=IF([.J13] &gt; 64; ROUNDDOWN(ROUND([.J13])/64) &amp; &quot; Stacks &amp; &quot; &amp; MOD(ROUND([.J13]);64); ROUND([.J13]))" office:value-type="string" office:string-value="1 Stacks &amp; 23">
            <text:p>1 Stacks &amp; 23</text:p>
          </table:table-cell>
          <table:table-cell table:style-name="ce177" office:value-type="float" office:value="64">
            <text:p>64</text:p>
          </table:table-cell>
          <table:table-cell table:style-name="ce151" table:formula="of:=IF([.H13]=&quot;N/A&quot;;IF([.G13]&lt;1;1/[.G13];[.G13]);IF([.H13]&lt;1;1/[.H13];[.H13]))" office:value-type="float" office:value="1.29107142857143">
            <text:p>1.29</text:p>
          </table:table-cell>
          <table:table-cell table:style-name="ce164" table:formula="of:=MIN([.M13]*[.$Y$38]; [.$Y$40])" office:value-type="float" office:value="0.129107142857143">
            <text:p>0.13</text:p>
          </table:table-cell>
          <table:table-cell table:style-name="ce164" table:formula="of:=ROUND([.M13]-[.N13])" office:value-type="float" office:value="1">
            <text:p>1</text:p>
          </table:table-cell>
          <table:table-cell table:style-name="ce164" table:formula="of:=ROUND([.M13]+[.N13])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13] = &quot;None&quot;; &quot;&quot;;     IF([.O13] &lt; 1; &quot;Invalid: less than 1!&quot;; IF([.H13] &lt; 1; IF(OR(AND([.R13] = &quot;Buy&quot;; [.P13] &gt; [.L13]*2);AND([.R13] = &quot;Sell&quot;;[.P13] &gt; [.L13]);AND(OR([.R13] = &quot;Convert&quot;; [.R13] = &quot;Enchant&quot;); [.P13] &gt; [.L13])); &quot;Invalid: item can't stack that high!&quot;; &quot;&quot;);IF(OR(AND([.R13] = &quot;Buy&quot;; [.P13] &gt;[.$Y$49]);AND([.R13] = &quot;Sell&quot;;[.P13] &gt; [.$Y$50]);AND(OR([.R13] = &quot;Convert&quot;; [.R13] = &quot;Enchant&quot;); [.P13] &gt; [.$Y$49])); &quot;Invalid: currency can't stack that high!&quot;; &quot;&quot;)))     )">
            <text:p/>
          </table:table-cell>
          <table:table-cell table:style-name="ce209" office:value-type="float" office:value="3.5">
            <text:p>3.5</text:p>
          </table:table-cell>
          <table:table-cell table:style-name="ce222" office:value-type="string">
            <text:p>Sugarcane Farm Factor</text:p>
          </table:table-cell>
          <table:table-cell table:style-name="ce249" table:formula="of:=[.$AB$12] * ([.Z13] * IF([.AA13];[.$AB$8];1))/40 * (1 + 1/([.AC13]))/2" office:value-type="float" office:value="0.27">
            <text:p>0.2700</text:p>
          </table:table-cell>
          <table:table-cell table:style-name="ce209" office:value-type="float" office:value="36">
            <text:p>36</text:p>
          </table:table-cell>
          <table:table-cell table:style-name="ce260" office:value-type="boolean" office:boolean-value="false">
            <text:p>FALSE</text:p>
          </table:table-cell>
          <table:table-cell table:style-name="ce209"/>
          <table:table-cell table:style-name="ce209" office:value-type="float" office:value="2">
            <text:p>2</text:p>
          </table:table-cell>
          <table:table-cell table:style-name="ce222" table:number-columns-repeated="995"/>
        </table:table-row>
        <table:table-row table:style-name="ro3">
          <table:table-cell table:style-name="ce3" office:value-type="string">
            <text:p>Gravel</text:p>
          </table:table-cell>
          <table:table-cell table:style-name="ce44" table:formula="of:=0.045*[.B6]" office:value-type="float" office:value="0.045">
            <text:p>0.0450</text:p>
          </table:table-cell>
          <table:table-cell table:style-name="ce68" table:formula="of:=[.B14]+0.25*[.B14]" office:value-type="float" office:value="0.05625">
            <text:p>0.0563</text:p>
          </table:table-cell>
          <table:table-cell table:style-name="ce68" office:value-type="string">
            <text:p>N/A</text:p>
          </table:table-cell>
          <table:table-cell table:style-name="ce88" table:formula="of:=[.C14]+[.Y17]/3" office:value-type="float" office:value="0.0595833333333333">
            <text:p>0.0596</text:p>
          </table:table-cell>
          <table:table-cell table:style-name="ce68" office:value-type="string">
            <text:p>N/A</text:p>
          </table:table-cell>
          <table:table-cell table:style-name="ce101" table:formula="of:=[.E14]+[.B6]*0.02" office:value-type="float" office:value="0.0795833333333333">
            <text:p>0.0796</text:p>
          </table:table-cell>
          <table:table-cell table:style-name="ce117" table:formula="of:=[.G14]" office:value-type="float" office:value="0.0795833333333333">
            <text:p>0.0796</text:p>
          </table:table-cell>
          <table:table-cell table:style-name="ce134" office:value-type="string">
            <text:p>See Offer Below</text:p>
          </table:table-cell>
          <table:table-cell table:style-name="ce149" table:formula="of:=([.G14]*[.L14])/[.$G$5]" office:value-type="float" office:value="5.34305669987689">
            <text:p>5.34</text:p>
          </table:table-cell>
          <table:table-cell table:style-name="ce162" table:formula="of:=IF([.J14] &gt; 64; ROUNDDOWN(ROUND([.J14])/64) &amp; &quot; Stacks &amp; &quot; &amp; MOD(ROUND([.J14]);64); ROUND([.J14]))" office:value-type="float" office:value="5">
            <text:p>5</text:p>
          </table:table-cell>
          <table:table-cell table:style-name="ce175" office:value-type="float" office:value="64">
            <text:p>64</text:p>
          </table:table-cell>
          <table:table-cell table:style-name="ce149" table:formula="of:=IF([.H14]=&quot;N/A&quot;;IF([.G14]&lt;1;1/[.G14];[.G14]);IF([.H14]&lt;1;1/[.H14];[.H14]))" office:value-type="float" office:value="12.565445026178">
            <text:p>12.57</text:p>
          </table:table-cell>
          <table:table-cell table:style-name="ce162" table:formula="of:=MIN([.M14]*[.$Y$38]; [.$Y$40])" office:value-type="float" office:value="1.2565445026178">
            <text:p>1.26</text:p>
          </table:table-cell>
          <table:table-cell table:style-name="ce162" table:formula="of:=ROUND([.M14]-[.N14])" office:value-type="float" office:value="11">
            <text:p>11</text:p>
          </table:table-cell>
          <table:table-cell table:style-name="ce162" table:formula="of:=ROUND([.M14]+[.N14])" office:value-type="float" office:value="14">
            <text:p>14</text:p>
          </table:table-cell>
          <table:table-cell table:style-name="ce3" table:formula="of:=[.$Y$44] &amp; ([.O14]*[.$Z$44]) + [.$AA$44] &amp; [.$AB$44] &amp; ([.P14]*[.$AC$44]) + [.$AD$44] &amp;[.$AE$44]" office:value-type="string" office:string-value="Integer.valueOf(11), Integer.valueOf(15)));">
            <text:p>Integer.valueOf(11), Integer.valueOf(15)));</text:p>
          </table:table-cell>
          <table:table-cell table:style-name="ce175" office:value-type="string">
            <text:p>None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gravel</text:p>
          </table:table-cell>
          <table:table-cell table:style-name="ce175"/>
          <table:table-cell table:style-name="ce197" table:formula="of:=IF([.R14] = &quot;None&quot;; &quot;&quot;;     IF([.O14] &lt; 1; &quot;Invalid: less than 1!&quot;; IF([.H14] &lt; 1; IF(OR(AND([.R14] = &quot;Buy&quot;; [.P14] &gt; [.L14]*2);AND([.R14] = &quot;Sell&quot;;[.P14] &gt; [.L14]);AND(OR([.R14] = &quot;Convert&quot;; [.R14] = &quot;Enchant&quot;); [.P14] &gt; [.L14])); &quot;Invalid: item can't stack that high!&quot;; &quot;&quot;);IF(OR(AND([.R14] = &quot;Buy&quot;; [.P14] &gt;[.$Y$49]);AND([.R14] = &quot;Sell&quot;;[.P14] &gt; [.$Y$50]);AND(OR([.R14] = &quot;Convert&quot;; [.R14] = &quot;Enchant&quot;); [.P14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Cocoa Farm Factor</text:p>
          </table:table-cell>
          <table:table-cell table:style-name="ce249" table:formula="of:=[.$AB$12] * ([.Z14] * IF([.AA14];[.$AB$8];1))/40 * (1 + 1/([.AC14]))/2" office:value-type="float" office:value="0.0933333333333334">
            <text:p>0.0933</text:p>
          </table:table-cell>
          <table:table-cell table:style-name="ce209" office:value-type="float" office:value="20">
            <text:p>20</text:p>
          </table:table-cell>
          <table:table-cell table:style-name="ce260" office:value-type="boolean" office:boolean-value="true">
            <text:p>TRUE</text:p>
          </table:table-cell>
          <table:table-cell table:style-name="ce209"/>
          <table:table-cell table:style-name="ce209" office:value-type="float" office:value="3">
            <text:p>3</text:p>
          </table:table-cell>
          <table:table-cell table:style-name="ce254" table:number-columns-repeated="995"/>
        </table:table-row>
        <table:table-row table:style-name="ro8">
          <table:table-cell table:style-name="ce6" office:value-type="string">
            <text:p>Flint</text:p>
          </table:table-cell>
          <table:table-cell table:style-name="ce48" table:formula="of:=[.G14]" office:value-type="float" office:value="0.0795833333333333">
            <text:p>0.0796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15]+[.B6]*0.15" office:value-type="float" office:value="0.229583333333333">
            <text:p>0.2296</text:p>
          </table:table-cell>
          <table:table-cell table:style-name="ce71" office:value-type="string">
            <text:p>N/A</text:p>
          </table:table-cell>
          <table:table-cell table:style-name="ce102" table:formula="of:=[.E15]+[.B6]*0.1" office:value-type="float" office:value="0.329583333333333">
            <text:p>0.3296</text:p>
          </table:table-cell>
          <table:table-cell table:style-name="ce122" table:formula="of:=[.B6]*0.2" office:value-type="float" office:value="0.2">
            <text:p>0.2000</text:p>
          </table:table-cell>
          <table:table-cell table:style-name="ce138" table:formula="of:=IF([.H15] &lt; 1; [.P15] &amp; &quot; Gravel &amp; 1 Emerald for &quot; &amp; [.O15] &amp; &quot;-&quot; &amp; [.P15] &amp; &quot; Flint&quot;; &quot;1 Gravel &amp; &quot; &amp; [.O15] &amp; &quot;-&quot; &amp; [.P15] &amp; &quot; Emeralds for 1 Flint&quot;)" office:value-type="string" office:string-value="6 Gravel &amp; 1 Emerald for 5-6 Flint">
            <text:p>6 Gravel &amp; 1 Emerald for 5-6 Flint</text:p>
          </table:table-cell>
          <table:table-cell table:style-name="ce152" table:formula="of:=([.G15]*[.L15])/[.$G$5]" office:value-type="float" office:value="22.1275280083907">
            <text:p>22.13</text:p>
          </table:table-cell>
          <table:table-cell table:style-name="ce165" table:formula="of:=IF([.J15] &gt; 64; ROUNDDOWN(ROUND([.J15])/64) &amp; &quot; Stacks &amp; &quot; &amp; MOD(ROUND([.J15]);64); ROUND([.J15]))" office:value-type="float" office:value="22">
            <text:p>22</text:p>
          </table:table-cell>
          <table:table-cell table:style-name="ce178" office:value-type="float" office:value="64">
            <text:p>64</text:p>
          </table:table-cell>
          <table:table-cell table:style-name="ce152" table:formula="of:=IF([.H15]=&quot;N/A&quot;;IF([.G15]&lt;1;1/[.G15];[.G15]);IF([.H15]&lt;1;1/[.H15];[.H15]))" office:value-type="float" office:value="5">
            <text:p>5</text:p>
          </table:table-cell>
          <table:table-cell table:style-name="ce165" table:formula="of:=MIN([.M15]*[.$Y$38]; [.$Y$40])" office:value-type="float" office:value="0.5">
            <text:p>0.5</text:p>
          </table:table-cell>
          <table:table-cell table:style-name="ce165" table:formula="of:=ROUND([.M15]-[.N15])" office:value-type="float" office:value="5">
            <text:p>5</text:p>
          </table:table-cell>
          <table:table-cell table:style-name="ce165" table:formula="of:=ROUND([.M15]+[.N15])" office:value-type="float" office:value="6">
            <text:p>6</text:p>
          </table:table-cell>
          <table:table-cell table:style-name="ce6" office:value-type="string">
            <text:p>The moment I saw mcp put Item.diamond, I figured my guess at the sourcecode for this part is hopeless :p</text:p>
          </table:table-cell>
          <table:table-cell table:style-name="ce178" office:value-type="string">
            <text:p>Convert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flint</text:p>
          </table:table-cell>
          <table:table-cell table:style-name="ce178" table:formula="of:=IF([.H15] &lt; 1; &quot;            gravel-conversion:&quot; &amp; CHAR(10) &amp; &quot;                buyA:&quot; &amp; CHAR(10) &amp; &quot;                    item: gravel&quot; &amp; CHAR(10) &amp;  &quot;                    amount: [&quot; &amp; [.P15] &amp; &quot;]&quot; &amp; CHAR(10) &amp; &quot;                buyB:&quot; &amp; CHAR(10) &amp; &quot;                    item: currency-item&quot; &amp; CHAR(10) &amp;  &quot;                    amount: [1]&quot; &amp; CHAR(10) &amp; &quot;                sell:&quot; &amp; CHAR(10) &amp; &quot;                    item: flint&quot; &amp; CHAR(10) &amp;  &quot;                    amount: [&quot; &amp; [.O15] &amp; &quot;, &quot; &amp; [.P15] &amp; &quot;]&quot; &amp; CHAR(10) &amp; &quot;                probability: 0.5&quot;; &quot;            gravel-conversion:&quot; &amp; CHAR(10) &amp; &quot;                buyA:&quot; &amp; CHAR(10) &amp; &quot;                    item: gravel&quot; &amp; CHAR(10) &amp;  &quot;                    amount: [1]&quot; &amp; CHAR(10) &amp; &quot;                buyB:&quot; &amp; CHAR(10) &amp; &quot;                    item: currency-item&quot; &amp; CHAR(10) &amp;  &quot;                    amount: [&quot; &amp; [.O15] &amp; &quot;, &quot; &amp; [.P15] &amp; &quot;]&quot; &amp; CHAR(10) &amp; &quot;                sell:&quot; &amp; CHAR(10) &amp; &quot;                    item: flint&quot; &amp; CHAR(10) &amp;  &quot;                    amount: [1]&quot; &amp; CHAR(10) &amp; &quot;                probability: 0.5&quot;)" office:value-type="string" office:string-value="            gravel-conversion:&#10;                buyA:&#10;                    item: gravel&#10;                    amount: [6]&#10;                buyB:&#10;                    item: currency-item&#10;                    amount: [1]&#10;                sell:&#10;                    item: flint&#10;                    amount: [5, 6]&#10;                probability: 0.5">
            <text:p><text:s text:c="12"/>gravel-conversion:</text:p>
            <text:p><text:s text:c="16"/>buyA:</text:p>
            <text:p><text:s text:c="20"/>item: gravel</text:p>
            <text:p><text:s text:c="20"/>amount: [6]</text:p>
            <text:p><text:s text:c="16"/>buyB:</text:p>
            <text:p><text:s text:c="20"/>item: currency-item</text:p>
            <text:p><text:s text:c="20"/>amount: [1]</text:p>
            <text:p><text:s text:c="16"/>sell:</text:p>
            <text:p><text:s text:c="20"/>item: flint</text:p>
            <text:p><text:s text:c="20"/>amount: [5, 6]</text:p>
            <text:p><text:s text:c="16"/>probability: 0.5</text:p>
          </table:table-cell>
          <table:table-cell table:style-name="ce199" table:formula="of:=IF([.R15] = &quot;None&quot;; &quot;&quot;;     IF([.O15] &lt; 1; &quot;Invalid: less than 1!&quot;; IF([.H15] &lt; 1; IF(OR(AND([.R15] = &quot;Buy&quot;; [.P15] &gt; [.L15]*2);AND([.R15] = &quot;Sell&quot;;[.P15] &gt; [.L15]);AND(OR([.R15] = &quot;Convert&quot;; [.R15] = &quot;Enchant&quot;); [.P15] &gt; [.L15])); &quot;Invalid: item can't stack that high!&quot;; &quot;&quot;);IF(OR(AND([.R15] = &quot;Buy&quot;; [.P15] &gt;[.$Y$49]);AND([.R15] = &quot;Sell&quot;;[.P15] &gt; [.$Y$50]);AND(OR([.R15] = &quot;Convert&quot;; [.R15] = &quot;Enchant&quot;); [.P15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Tree Farm Factor</text:p>
          </table:table-cell>
          <table:table-cell table:style-name="ce249" table:formula="of:=[.$AB$12] * ([.Z15] * IF([.AA15];[.$AB$8];1))/40 * (1 + 1/([.AC15]))/2 * 2" office:value-type="float" office:value="0.245">
            <text:p>0.2450</text:p>
          </table:table-cell>
          <table:table-cell table:style-name="ce209" office:value-type="float" office:value="30">
            <text:p>30</text:p>
          </table:table-cell>
          <table:table-cell table:style-name="ce260" office:value-type="boolean" office:boolean-value="true">
            <text:p>TRUE</text:p>
          </table:table-cell>
          <table:table-cell table:style-name="ce209"/>
          <table:table-cell table:style-name="ce262" office:value-type="float" office:value="6">
            <text:p>6</text:p>
          </table:table-cell>
          <table:table-cell table:style-name="ce215" table:number-columns-repeated="995"/>
        </table:table-row>
        <table:table-row table:style-name="ro3">
          <table:table-cell table:style-name="ce35" office:value-type="string">
            <text:p>Sand</text:p>
          </table:table-cell>
          <table:table-cell table:style-name="ce49" table:formula="of:=0.00445*[.B6]" office:value-type="float" office:value="0.00445">
            <text:p>0.0045</text:p>
          </table:table-cell>
          <table:table-cell table:style-name="ce72" table:formula="of:=[.B16]*12" office:value-type="float" office:value="0.0534">
            <text:p>0.0534</text:p>
          </table:table-cell>
          <table:table-cell table:style-name="ce72" office:value-type="string">
            <text:p>N/A</text:p>
          </table:table-cell>
          <table:table-cell table:style-name="ce72" table:formula="of:=[.C16]+[.Y17]" office:value-type="float" office:value="0.0634">
            <text:p>0.0634</text:p>
          </table:table-cell>
          <table:table-cell table:style-name="ce72" office:value-type="string">
            <text:p>N/A</text:p>
          </table:table-cell>
          <table:table-cell table:style-name="ce103" table:formula="of:=[.E16]+([.B6]*0.15*3+([.B6]*0.15)/4)/4" office:value-type="float" office:value="0.185275">
            <text:p>0.1853</text:p>
          </table:table-cell>
          <table:table-cell table:style-name="ce123" office:value-type="string">
            <text:p>N/A</text:p>
          </table:table-cell>
          <table:table-cell table:style-name="ce139" table:formula="of:=IF([.H16] = &quot;N/A&quot;; &quot;N/A&quot;;     IF(AND([.P16] &gt; 128;OR(AND([.H16] &gt; 1;[.$Y$51];[.R16] = &quot;Sell&quot;);AND([.H16] &lt; 1;[.S16];[.R16] = &quot;Buy&quot;)));     ROUNDDOWN(ROUND([.O16])/9) &amp; IF([.R16] = &quot;Sell&quot;; &quot; Emerald&quot;; &quot;&quot;) &amp; &quot; Blocks &amp; &quot; &amp; MOD(ROUND([.O16]);9) &amp; &quot;-&quot; &amp; MOD(ROUND([.O16]);9)+[.P16]-[.O16];     IF([.O16]=[.P16];[.O16];[.O16] &amp; &quot;-&quot; &amp; [.P16])     ) &amp; IF([.H16] &lt; 1;&quot; per Emerald&quot;;&quot; Emerald&quot; &amp; IF([.P16]&lt;&gt;1;&quot;s&quot;;&quot;&quot;))     )" office:value-type="string" office:string-value="N/A">
            <text:p>N/A</text:p>
          </table:table-cell>
          <table:table-cell table:style-name="ce153" table:formula="of:=([.G16]*[.L16])/[.$G$5]" office:value-type="float" office:value="12.4389716867396">
            <text:p>12.44</text:p>
          </table:table-cell>
          <table:table-cell table:style-name="ce166" table:formula="of:=IF([.J16] &gt; 64; ROUNDDOWN(ROUND([.J16])/64) &amp; &quot; Stacks &amp; &quot; &amp; MOD(ROUND([.J16]);64); ROUND([.J16]))" office:value-type="float" office:value="12">
            <text:p>12</text:p>
          </table:table-cell>
          <table:table-cell table:style-name="ce179" office:value-type="float" office:value="64">
            <text:p>64</text:p>
          </table:table-cell>
          <table:table-cell table:style-name="ce153" table:formula="of:=IF([.H16]=&quot;N/A&quot;;IF([.G16]&lt;1;1/[.G16];[.G16]);IF([.H16]&lt;1;1/[.H16];[.H16]))" office:value-type="float" office:value="5.39738226959925">
            <text:p>5.4</text:p>
          </table:table-cell>
          <table:table-cell table:style-name="ce166" table:formula="of:=MIN([.M16]*[.$Y$38]; [.$Y$40])" office:value-type="float" office:value="0.539738226959925">
            <text:p>0.54</text:p>
          </table:table-cell>
          <table:table-cell table:style-name="ce166" table:formula="of:=ROUND([.M16]-[.N16])" office:value-type="float" office:value="5">
            <text:p>5</text:p>
          </table:table-cell>
          <table:table-cell table:style-name="ce166" table:formula="of:=ROUND([.M16]+[.N16])" office:value-type="float" office:value="6">
            <text:p>6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16] = &quot;None&quot;; &quot;&quot;;     IF([.O16] &lt; 1; &quot;Invalid: less than 1!&quot;; IF([.H16] &lt; 1; IF(OR(AND([.R16] = &quot;Buy&quot;; [.P16] &gt; [.L16]*2);AND([.R16] = &quot;Sell&quot;;[.P16] &gt; [.L16]);AND(OR([.R16] = &quot;Convert&quot;; [.R16] = &quot;Enchant&quot;); [.P16] &gt; [.L16])); &quot;Invalid: item can't stack that high!&quot;; &quot;&quot;);IF(OR(AND([.R16] = &quot;Buy&quot;; [.P16] &gt;[.$Y$49]);AND([.R16] = &quot;Sell&quot;;[.P16] &gt; [.$Y$50]);AND(OR([.R16] = &quot;Convert&quot;; [.R16] = &quot;Enchant&quot;); [.P16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Simple Crafting (2x2, 3x1)</text:p>
          </table:table-cell>
          <table:table-cell table:style-name="ce250" table:formula="of:=[.B6]*0.001" office:value-type="float" office:value="0.001">
            <text:p>0.0010</text:p>
          </table:table-cell>
          <table:table-cell table:style-name="ce222" table:number-columns-repeated="999"/>
        </table:table-row>
        <table:table-row table:style-name="ro3">
          <table:table-cell table:style-name="ce6" office:value-type="string">
            <text:p>Glass</text:p>
          </table:table-cell>
          <table:table-cell table:style-name="ce50" table:formula="of:=[.G16]" office:value-type="float" office:value="0.185275">
            <text:p>0.1853</text:p>
          </table:table-cell>
          <table:table-cell table:style-name="ce73" office:value-type="string">
            <text:p>N/A</text:p>
          </table:table-cell>
          <table:table-cell table:style-name="ce73" office:value-type="string">
            <text:p>N/A</text:p>
          </table:table-cell>
          <table:table-cell table:style-name="ce89" table:formula="of:=[.B17]" office:value-type="float" office:value="0.185275">
            <text:p>0.1853</text:p>
          </table:table-cell>
          <table:table-cell table:style-name="ce73" table:formula="of:=[.B17]+[.Y5]" office:value-type="float" office:value="0.22489707813791">
            <text:p>0.2249</text:p>
          </table:table-cell>
          <table:table-cell table:style-name="ce104" table:formula="of:=[.F17]" office:value-type="float" office:value="0.22489707813791">
            <text:p>0.2249</text:p>
          </table:table-cell>
          <table:table-cell table:style-name="ce124" table:formula="of:=[.G17]" office:value-type="float" office:value="0.22489707813791">
            <text:p>0.2249</text:p>
          </table:table-cell>
          <table:table-cell table:style-name="ce140" table:formula="of:=IF([.H17] = &quot;N/A&quot;; &quot;N/A&quot;;     IF(AND([.P17] &gt; 128;OR(AND([.H17] &gt; 1;[.$Y$51];[.R17] = &quot;Sell&quot;);AND([.H17] &lt; 1;[.S17];[.R17] = &quot;Buy&quot;)));     ROUNDDOWN(ROUND([.O17])/9) &amp; IF([.R17] = &quot;Sell&quot;; &quot; Emerald&quot;; &quot;&quot;) &amp; &quot; Blocks &amp; &quot; &amp; MOD(ROUND([.O17]);9) &amp; &quot;-&quot; &amp; MOD(ROUND([.O17]);9)+[.P17]-[.O17];     IF([.O17]=[.P17];[.O17];[.O17] &amp; &quot;-&quot; &amp; [.P17])     ) &amp; IF([.H17] &lt; 1;&quot; per Emerald&quot;;&quot; Emerald&quot; &amp; IF([.P17]&lt;&gt;1;&quot;s&quot;;&quot;&quot;))     )" office:value-type="string" office:string-value="4-5 per Emerald">
            <text:p>4-5 per Emerald</text:p>
          </table:table-cell>
          <table:table-cell table:style-name="ce154" table:formula="of:=([.G17]*[.L17])/[.$G$5]" office:value-type="float" office:value="15.0991142214974">
            <text:p>15.1</text:p>
          </table:table-cell>
          <table:table-cell table:style-name="ce167" table:formula="of:=IF([.J17] &gt; 64; ROUNDDOWN(ROUND([.J17])/64) &amp; &quot; Stacks &amp; &quot; &amp; MOD(ROUND([.J17]);64); ROUND([.J17]))" office:value-type="float" office:value="15">
            <text:p>15</text:p>
          </table:table-cell>
          <table:table-cell table:style-name="ce180" office:value-type="float" office:value="64">
            <text:p>64</text:p>
          </table:table-cell>
          <table:table-cell table:style-name="ce154" table:formula="of:=IF([.H17]=&quot;N/A&quot;;IF([.G17]&lt;1;1/[.G17];[.G17]);IF([.H17]&lt;1;1/[.H17];[.H17]))" office:value-type="float" office:value="4.44647839927375">
            <text:p>4.45</text:p>
          </table:table-cell>
          <table:table-cell table:style-name="ce167" table:formula="of:=MIN([.M17]*[.$Y$38]; [.$Y$40])" office:value-type="float" office:value="0.444647839927375">
            <text:p>0.44</text:p>
          </table:table-cell>
          <table:table-cell table:style-name="ce167" table:formula="of:=ROUND([.M17]-[.N17])" office:value-type="float" office:value="4">
            <text:p>4</text:p>
          </table:table-cell>
          <table:table-cell table:style-name="ce167" table:formula="of:=ROUND([.M17]+[.N17])" office:value-type="float" office:value="5">
            <text:p>5</text:p>
          </table:table-cell>
          <table:table-cell table:style-name="ce6" table:formula="of:=IF([.H17]&gt;=1; [.$Y$45] &amp; ([.O17]*[.$Z$45]) + [.$AA$45] &amp; [.$AB$45] &amp; ([.P17]*[.$AC$45]) + [.$AD$45] &amp;[.$AE$45]; [.$Y$46] &amp; ([.P17]*[.$Z$46]) + [.$AA$46] &amp; [.$AB$46] &amp; ([.O17]*[.$AC$46]) + [.$AD$46] &amp;[.$AE$46])" office:value-type="string" office:string-value="Integer.valueOf(-5), Integer.valueOf(-3)));">
            <text:p>Integer.valueOf(-5), Integer.valueOf(-3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glass</text:p>
          </table:table-cell>
          <table:table-cell table:style-name="ce178" table:formula="of:=IF([.H17] &lt; 1; [.T17] &amp; &quot;: [&quot; &amp; -[.P17] &amp; &quot;, &quot; &amp; -[.O17] &amp; &quot;]&quot;; [.T17] &amp; &quot;: [&quot; &amp; [.O17] &amp; &quot;, &quot; &amp; [.P17] &amp; &quot;]&quot;)" office:value-type="string" office:string-value="glass: [-5, -4]">
            <text:p>glass: [-5, -4]</text:p>
          </table:table-cell>
          <table:table-cell table:style-name="ce199" table:formula="of:=IF([.R17] = &quot;None&quot;; &quot;&quot;;     IF([.O17] &lt; 1; &quot;Invalid: less than 1!&quot;; IF([.H17] &lt; 1; IF(OR(AND([.R17] = &quot;Buy&quot;; [.P17] &gt; [.L17]*2);AND([.R17] = &quot;Sell&quot;;[.P17] &gt; [.L17]);AND(OR([.R17] = &quot;Convert&quot;; [.R17] = &quot;Enchant&quot;); [.P17] &gt; [.L17])); &quot;Invalid: item can't stack that high!&quot;; &quot;&quot;);IF(OR(AND([.R17] = &quot;Buy&quot;; [.P17] &gt;[.$Y$49]);AND([.R17] = &quot;Sell&quot;;[.P17] &gt; [.$Y$50]);AND(OR([.R17] = &quot;Convert&quot;; [.R17] = &quot;Enchant&quot;); [.P17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Falling Block Digging</text:p>
          </table:table-cell>
          <table:table-cell table:style-name="ce249" table:formula="of:=[.Y3]" office:value-type="float" office:value="0.01">
            <text:p>0.0100</text:p>
          </table:table-cell>
          <table:table-cell table:style-name="ce215" table:number-columns-repeated="999"/>
        </table:table-row>
        <table:table-row table:style-name="ro3">
          <table:table-cell table:style-name="ce36" office:value-type="string">
            <text:p>Raw Fish</text:p>
          </table:table-cell>
          <table:table-cell table:style-name="ce51" table:formula="of:=0*[.B6]" office:value-type="float" office:value="0">
            <text:p>0.0000</text:p>
          </table:table-cell>
          <table:table-cell table:style-name="ce74" table:formula="of:=[.B18]" office:value-type="float" office:value="0">
            <text:p>0.0000</text:p>
          </table:table-cell>
          <table:table-cell table:style-name="ce75" office:value-type="string">
            <text:p>N/A</text:p>
          </table:table-cell>
          <table:table-cell table:style-name="ce75" table:formula="of:=[.B6]*0.2" office:value-type="float" office:value="0.2">
            <text:p>0.2000</text:p>
          </table:table-cell>
          <table:table-cell table:style-name="ce75" office:value-type="string">
            <text:p>N/A</text:p>
          </table:table-cell>
          <table:table-cell table:style-name="ce105" table:formula="of:=[.E18]+[.Y24]*5+[.Y25]*6+[.B6]*0.01" office:value-type="float" office:value="0.345">
            <text:p>0.3450</text:p>
          </table:table-cell>
          <table:table-cell table:style-name="ce125" office:value-type="string">
            <text:p>N/A</text:p>
          </table:table-cell>
          <table:table-cell table:style-name="ce141" table:formula="of:=IF([.H18] = &quot;N/A&quot;; &quot;N/A&quot;;     IF(AND([.P18] &gt; 128;OR(AND([.H18] &gt; 1;[.$Y$51];[.R18] = &quot;Sell&quot;);AND([.H18] &lt; 1;[.S18];[.R18] = &quot;Buy&quot;)));     ROUNDDOWN(ROUND([.O18])/9) &amp; IF([.R18] = &quot;Sell&quot;; &quot; Emerald&quot;; &quot;&quot;) &amp; &quot; Blocks &amp; &quot; &amp; MOD(ROUND([.O18]);9) &amp; &quot;-&quot; &amp; MOD(ROUND([.O18]);9)+[.P18]-[.O18];     IF([.O18]=[.P18];[.O18];[.O18] &amp; &quot;-&quot; &amp; [.P18])     ) &amp; IF([.H18] &lt; 1;&quot; per Emerald&quot;;&quot; Emerald&quot; &amp; IF([.P18]&lt;&gt;1;&quot;s&quot;;&quot;&quot;))     )" office:value-type="string" office:string-value="N/A">
            <text:p>N/A</text:p>
          </table:table-cell>
          <table:table-cell table:style-name="ce155" table:formula="of:=([.G18]*[.L18])/[.$G$5]" office:value-type="float" office:value="23.162570405749">
            <text:p>23.16</text:p>
          </table:table-cell>
          <table:table-cell table:style-name="ce168" table:formula="of:=IF([.J18] &gt; 64; ROUNDDOWN(ROUND([.J18])/64) &amp; &quot; Stacks &amp; &quot; &amp; MOD(ROUND([.J18]);64); ROUND([.J18]))" office:value-type="float" office:value="23">
            <text:p>23</text:p>
          </table:table-cell>
          <table:table-cell table:style-name="ce181" office:value-type="float" office:value="64">
            <text:p>64</text:p>
          </table:table-cell>
          <table:table-cell table:style-name="ce155" table:formula="of:=IF([.H18]=&quot;N/A&quot;;IF([.G18]&lt;1;1/[.G18];[.G18]);IF([.H18]&lt;1;1/[.H18];[.H18]))" office:value-type="float" office:value="2.89855072463768">
            <text:p>2.9</text:p>
          </table:table-cell>
          <table:table-cell table:style-name="ce168" table:formula="of:=MIN([.M18]*[.$Y$38]; [.$Y$40])" office:value-type="float" office:value="0.289855072463768">
            <text:p>0.29</text:p>
          </table:table-cell>
          <table:table-cell table:style-name="ce168" table:formula="of:=ROUND([.M18]-[.N18])" office:value-type="float" office:value="3">
            <text:p>3</text:p>
          </table:table-cell>
          <table:table-cell table:style-name="ce168" table:formula="of:=ROUND([.M18]+[.N18])" office:value-type="float" office:value="3">
            <text:p>3</text:p>
          </table:table-cell>
          <table:table-cell table:style-name="ce36" office:value-type="string">
            <text:p>N/A</text:p>
          </table:table-cell>
          <table:table-cell table:style-name="ce181" office:value-type="string">
            <text:p>None</text:p>
          </table:table-cell>
          <table:table-cell table:style-name="ce191" office:value-type="boolean" office:boolean-value="false">
            <text:p>FALSE</text:p>
          </table:table-cell>
          <table:table-cell table:style-name="ce181" table:number-columns-repeated="2"/>
          <table:table-cell table:style-name="ce200" table:formula="of:=IF([.R18] = &quot;None&quot;; &quot;&quot;;     IF([.O18] &lt; 1; &quot;Invalid: less than 1!&quot;; IF([.H18] &lt; 1; IF(OR(AND([.R18] = &quot;Buy&quot;; [.P18] &gt; [.L18]*2);AND([.R18] = &quot;Sell&quot;;[.P18] &gt; [.L18]);AND(OR([.R18] = &quot;Convert&quot;; [.R18] = &quot;Enchant&quot;); [.P18] &gt; [.L18])); &quot;Invalid: item can't stack that high!&quot;; &quot;&quot;);IF(OR(AND([.R18] = &quot;Buy&quot;; [.P18] &gt;[.$Y$49]);AND([.R18] = &quot;Sell&quot;;[.P18] &gt; [.$Y$50]);AND(OR([.R18] = &quot;Convert&quot;; [.R18] = &quot;Enchant&quot;); [.P18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Biome/General Finding</text:p>
          </table:table-cell>
          <table:table-cell table:style-name="ce250" table:formula="of:=1/7" office:value-type="float" office:value="0.142857142857143">
            <text:p>0.1429</text:p>
          </table:table-cell>
          <table:table-cell table:number-columns-repeated="999"/>
        </table:table-row>
        <table:table-row table:style-name="ro3">
          <table:table-cell table:style-name="ce3" office:value-type="string">
            <text:p>Cooked Fish</text:p>
          </table:table-cell>
          <table:table-cell table:style-name="ce52" table:formula="of:=[.G18]" office:value-type="float" office:value="0.345">
            <text:p>0.3450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table:formula="of:=[.B19]+[.Y5]" office:value-type="float" office:value="0.38462207813791">
            <text:p>0.3846</text:p>
          </table:table-cell>
          <table:table-cell table:style-name="ce101" table:formula="of:=[.F19] - [.B6]*0.01" office:value-type="float" office:value="0.37462207813791">
            <text:p>0.3746</text:p>
          </table:table-cell>
          <table:table-cell table:style-name="ce126" table:formula="of:=[.G19]*[.Y39]*1.5" office:value-type="float" office:value="0.280966558603433">
            <text:p>0.2810</text:p>
          </table:table-cell>
          <table:table-cell table:style-name="ce134" table:formula="of:=IF([.H19] = &quot;N/A&quot;; &quot;N/A&quot;;     IF(AND([.P19] &gt; 128;OR(AND([.H19] &gt; 1;[.$Y$51];[.R19] = &quot;Sell&quot;);AND([.H19] &lt; 1;[.S19];[.R19] = &quot;Buy&quot;)));     ROUNDDOWN(ROUND([.O19])/9) &amp; IF([.R19] = &quot;Sell&quot;; &quot; Emerald&quot;; &quot;&quot;) &amp; &quot; Blocks &amp; &quot; &amp; MOD(ROUND([.O19]);9) &amp; &quot;-&quot; &amp; MOD(ROUND([.O19]);9)+[.P19]-[.O19];     IF([.O19]=[.P19];[.O19];[.O19] &amp; &quot;-&quot; &amp; [.P19])     ) &amp; IF([.H19] &lt; 1;&quot; per Emerald&quot;;&quot; Emerald&quot; &amp; IF([.P19]&lt;&gt;1;&quot;s&quot;;&quot;&quot;))     )" office:value-type="string" office:string-value="3-4 per Emerald">
            <text:p>3-4 per Emerald</text:p>
          </table:table-cell>
          <table:table-cell table:style-name="ce149" table:formula="of:=([.G19]*[.L19])/[.$G$5]" office:value-type="float" office:value="25.1513340881663">
            <text:p>25.15</text:p>
          </table:table-cell>
          <table:table-cell table:style-name="ce162" table:formula="of:=IF([.J19] &gt; 64; ROUNDDOWN(ROUND([.J19])/64) &amp; &quot; Stacks &amp; &quot; &amp; MOD(ROUND([.J19]);64); ROUND([.J19]))" office:value-type="float" office:value="25">
            <text:p>25</text:p>
          </table:table-cell>
          <table:table-cell table:style-name="ce175" office:value-type="float" office:value="64">
            <text:p>64</text:p>
          </table:table-cell>
          <table:table-cell table:style-name="ce149" table:formula="of:=IF([.H19]=&quot;N/A&quot;;IF([.G19]&lt;1;1/[.G19];[.G19]);IF([.H19]&lt;1;1/[.H19];[.H19]))" office:value-type="float" office:value="3.55914242951397">
            <text:p>3.56</text:p>
          </table:table-cell>
          <table:table-cell table:style-name="ce162" table:formula="of:=MIN([.M19]*[.$Y$38]; [.$Y$40])" office:value-type="float" office:value="0.355914242951397">
            <text:p>0.36</text:p>
          </table:table-cell>
          <table:table-cell table:style-name="ce162" table:formula="of:=ROUND([.M19]-[.N19])" office:value-type="float" office:value="3">
            <text:p>3</text:p>
          </table:table-cell>
          <table:table-cell table:style-name="ce162" table:formula="of:=ROUND([.M19]+[.N19])" office:value-type="float" office:value="4">
            <text:p>4</text:p>
          </table:table-cell>
          <table:table-cell table:style-name="ce3" table:formula="of:=[.$Y$44] &amp; ([.O19]*[.$Z$44]) + [.$AA$44] &amp; [.$AB$44] &amp; ([.P19]*[.$AC$44]) + [.$AD$44] &amp;[.$AE$44]" office:value-type="string" office:string-value="Integer.valueOf(3), Integer.valueOf(5)));">
            <text:p>Integer.valueOf(3), Integer.valueOf(5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fishCooked</text:p>
          </table:table-cell>
          <table:table-cell table:style-name="ce175" table:formula="of:=IF([.H19] &gt; 1; [.T19] &amp; &quot;: [&quot; &amp; -[.P19] &amp; &quot;, &quot; &amp; -[.O19] &amp; &quot;]&quot;; [.T19] &amp; &quot;: [&quot; &amp; [.O19] &amp; &quot;, &quot; &amp; [.P19] &amp; &quot;]&quot;)" office:value-type="string" office:string-value="fishCooked: [3, 4]">
            <text:p>fishCooked: [3, 4]</text:p>
          </table:table-cell>
          <table:table-cell table:style-name="ce197" table:formula="of:=IF([.R19] = &quot;None&quot;; &quot;&quot;;     IF([.O19] &lt; 1; &quot;Invalid: less than 1!&quot;; IF([.H19] &lt; 1; IF(OR(AND([.R19] = &quot;Buy&quot;; [.P19] &gt; [.L19]*2);AND([.R19] = &quot;Sell&quot;;[.P19] &gt; [.L19]);AND(OR([.R19] = &quot;Convert&quot;; [.R19] = &quot;Enchant&quot;); [.P19] &gt; [.L19])); &quot;Invalid: item can't stack that high!&quot;; &quot;&quot;);IF(OR(AND([.R19] = &quot;Buy&quot;; [.P19] &gt;[.$Y$49]);AND([.R19] = &quot;Sell&quot;;[.P19] &gt; [.$Y$50]);AND(OR([.R19] = &quot;Convert&quot;; [.R19] = &quot;Enchant&quot;); [.P19] &gt; [.$Y$49])); &quot;Invalid: currency can't stack that high!&quot;; &quot;&quot;)))     )">
            <text:p/>
          </table:table-cell>
          <table:table-cell table:style-name="ce208"/>
          <table:table-cell table:style-name="ce223" office:value-type="string">
            <text:p>Instaharvest&amp;Replant Factor</text:p>
          </table:table-cell>
          <table:table-cell table:style-name="ce250" office:value-type="float" office:value="0.7">
            <text:p>0.7000</text:p>
          </table:table-cell>
          <table:table-cell table:style-name="ce254" table:number-columns-repeated="999"/>
        </table:table-row>
        <table:table-row table:style-name="ro3">
          <table:table-cell table:style-name="ce3" office:value-type="string">
            <text:p>Raw Chicken</text:p>
          </table:table-cell>
          <table:table-cell table:style-name="ce53" table:formula="of:=75*[.B6]" office:value-type="float" office:value="75">
            <text:p>75.0000</text:p>
          </table:table-cell>
          <table:table-cell table:style-name="ce68" table:formula="of:=[.B20]-[.B20]*[.Y18]*[.Y28]" office:value-type="float" office:value="0.535714285714292">
            <text:p>0.5357</text:p>
          </table:table-cell>
          <table:table-cell table:style-name="ce68" table:formula="of:=[.C20]*[.$Y$10]/2" office:value-type="float" office:value="0.10044642857143">
            <text:p>0.1004</text:p>
          </table:table-cell>
          <table:table-cell table:style-name="ce68" table:formula="of:=[.D20]+[.Y26]*4" office:value-type="float" office:value="0.11294642857143">
            <text:p>0.1129</text:p>
          </table:table-cell>
          <table:table-cell table:style-name="ce68" office:value-type="string">
            <text:p>N/A</text:p>
          </table:table-cell>
          <table:table-cell table:style-name="ce101" table:formula="of:=[.E20]+([.Y24]*6+[.Y25]*7.2)*[.Y10]" office:value-type="float" office:value="0.17369642857143">
            <text:p>0.1737</text:p>
          </table:table-cell>
          <table:table-cell table:style-name="ce117" table:formula="of:=[.G20]" office:value-type="float" office:value="0.17369642857143">
            <text:p>0.1737</text:p>
          </table:table-cell>
          <table:table-cell table:style-name="ce134" table:formula="of:=IF([.H20] = &quot;N/A&quot;; &quot;N/A&quot;;     IF(AND([.P20] &gt; 128;OR(AND([.H20] &gt; 1;[.$Y$51];[.R20] = &quot;Sell&quot;);AND([.H20] &lt; 1;[.S20];[.R20] = &quot;Buy&quot;)));     ROUNDDOWN(ROUND([.O20])/9) &amp; IF([.R20] = &quot;Sell&quot;; &quot; Emerald&quot;; &quot;&quot;) &amp; &quot; Blocks &amp; &quot; &amp; MOD(ROUND([.O20]);9) &amp; &quot;-&quot; &amp; MOD(ROUND([.O20]);9)+[.P20]-[.O20];     IF([.O20]=[.P20];[.O20];[.O20] &amp; &quot;-&quot; &amp; [.P20])     ) &amp; IF([.H20] &lt; 1;&quot; per Emerald&quot;;&quot; Emerald&quot; &amp; IF([.P20]&lt;&gt;1;&quot;s&quot;;&quot;&quot;))     )" office:value-type="string" office:string-value="5-6 per Emerald">
            <text:p>5-6 per Emerald</text:p>
          </table:table-cell>
          <table:table-cell table:style-name="ce149" table:formula="of:=([.G20]*[.L20])/[.$G$5]" office:value-type="float" office:value="11.6616108869939">
            <text:p>11.66</text:p>
          </table:table-cell>
          <table:table-cell table:style-name="ce162" table:formula="of:=IF([.J20] &gt; 64; ROUNDDOWN(ROUND([.J20])/64) &amp; &quot; Stacks &amp; &quot; &amp; MOD(ROUND([.J20]);64); ROUND([.J20]))" office:value-type="float" office:value="12">
            <text:p>12</text:p>
          </table:table-cell>
          <table:table-cell table:style-name="ce175" office:value-type="float" office:value="64">
            <text:p>64</text:p>
          </table:table-cell>
          <table:table-cell table:style-name="ce149" table:formula="of:=IF([.H20]=&quot;N/A&quot;;IF([.G20]&lt;1;1/[.G20];[.G20]);IF([.H20]&lt;1;1/[.H20];[.H20]))" office:value-type="float" office:value="5.75717076179702">
            <text:p>5.76</text:p>
          </table:table-cell>
          <table:table-cell table:style-name="ce162" table:formula="of:=MIN([.M20]*[.$Y$38]; [.$Y$40])" office:value-type="float" office:value="0.575717076179702">
            <text:p>0.58</text:p>
          </table:table-cell>
          <table:table-cell table:style-name="ce162" table:formula="of:=ROUND([.M20]-[.N20])" office:value-type="float" office:value="5">
            <text:p>5</text:p>
          </table:table-cell>
          <table:table-cell table:style-name="ce162" table:formula="of:=ROUND([.M20]+[.N20])" office:value-type="float" office:value="6">
            <text:p>6</text:p>
          </table:table-cell>
          <table:table-cell table:style-name="ce3" table:formula="of:=[.$Y$44] &amp; ([.O20]*[.$Z$44]) + [.$AA$44] &amp; [.$AB$44] &amp; ([.P20]*[.$AC$44]) + [.$AD$44] &amp;[.$AE$44]" office:value-type="string" office:string-value="Integer.valueOf(5), Integer.valueOf(7)));">
            <text:p>Integer.valueOf(5), Integer.valueOf(7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chickenRaw</text:p>
          </table:table-cell>
          <table:table-cell table:style-name="ce175" table:formula="of:=IF([.H20] &gt; 1; [.T20] &amp; &quot;: [&quot; &amp; -[.P20] &amp; &quot;, &quot; &amp; -[.O20] &amp; &quot;]&quot;; [.T20] &amp; &quot;: [&quot; &amp; [.O20] &amp; &quot;, &quot; &amp; [.P20] &amp; &quot;]&quot;)" office:value-type="string" office:string-value="chickenRaw: [5, 6]">
            <text:p>chickenRaw: [5, 6]</text:p>
          </table:table-cell>
          <table:table-cell table:style-name="ce197" table:formula="of:=IF([.R20] = &quot;None&quot;; &quot;&quot;;     IF([.O20] &lt; 1; &quot;Invalid: less than 1!&quot;; IF([.H20] &lt; 1; IF(OR(AND([.R20] = &quot;Buy&quot;; [.P20] &gt; [.L20]*2);AND([.R20] = &quot;Sell&quot;;[.P20] &gt; [.L20]);AND(OR([.R20] = &quot;Convert&quot;; [.R20] = &quot;Enchant&quot;); [.P20] &gt; [.L20])); &quot;Invalid: item can't stack that high!&quot;; &quot;&quot;);IF(OR(AND([.R20] = &quot;Buy&quot;; [.P20] &gt;[.$Y$49]);AND([.R20] = &quot;Sell&quot;;[.P20] &gt; [.$Y$50]);AND(OR([.R20] = &quot;Convert&quot;; [.R20] = &quot;Enchant&quot;); [.P20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Instaharvest Factor</text:p>
          </table:table-cell>
          <table:table-cell table:style-name="ce249" table:formula="of:=[.Y19]*[.Y19]" office:value-type="float" office:value="0.49">
            <text:p>0.4900</text:p>
          </table:table-cell>
          <table:table-cell table:style-name="ce254" table:number-columns-repeated="999"/>
        </table:table-row>
        <table:table-row table:style-name="ro3">
          <table:table-cell table:style-name="ce6" office:value-type="string">
            <text:p>Cooked Chicken</text:p>
          </table:table-cell>
          <table:table-cell table:style-name="ce54" table:formula="of:=[.G20]" office:value-type="float" office:value="0.17369642857143">
            <text:p>0.1737</text:p>
          </table:table-cell>
          <table:table-cell table:style-name="ce71" office:value-type="string">
            <text:p>N/A</text:p>
          </table:table-cell>
          <table:table-cell table:style-name="ce80" table:formula="of:=[.B21]" office:value-type="float" office:value="0.17369642857143">
            <text:p>0.1737</text:p>
          </table:table-cell>
          <table:table-cell table:style-name="ce80" table:formula="of:=[.D21]" office:value-type="float" office:value="0.17369642857143">
            <text:p>0.1737</text:p>
          </table:table-cell>
          <table:table-cell table:style-name="ce71" table:formula="of:=[.E21]+[.Y5]" office:value-type="float" office:value="0.21331850670934">
            <text:p>0.2133</text:p>
          </table:table-cell>
          <table:table-cell table:style-name="ce99" table:formula="of:=[.F21]" office:value-type="float" office:value="0.21331850670934">
            <text:p>0.2133</text:p>
          </table:table-cell>
          <table:table-cell table:style-name="ce121" table:formula="of:=[.G21]*1/([.Y39]*1.25)" office:value-type="float" office:value="0.341309610734944">
            <text:p>0.3413</text:p>
          </table:table-cell>
          <table:table-cell table:style-name="ce137" table:formula="of:=IF([.H21] = &quot;N/A&quot;; &quot;N/A&quot;;     IF(AND([.P21] &gt; 128;OR(AND([.H21] &gt; 1;[.$Y$51];[.R21] = &quot;Sell&quot;);AND([.H21] &lt; 1;[.S21];[.R21] = &quot;Buy&quot;)));     ROUNDDOWN(ROUND([.O21])/9) &amp; IF([.R21] = &quot;Sell&quot;; &quot; Emerald&quot;; &quot;&quot;) &amp; &quot; Blocks &amp; &quot; &amp; MOD(ROUND([.O21]);9) &amp; &quot;-&quot; &amp; MOD(ROUND([.O21]);9)+[.P21]-[.O21];     IF([.O21]=[.P21];[.O21];[.O21] &amp; &quot;-&quot; &amp; [.P21])     ) &amp; IF([.H21] &lt; 1;&quot; per Emerald&quot;;&quot; Emerald&quot; &amp; IF([.P21]&lt;&gt;1;&quot;s&quot;;&quot;&quot;))     )" office:value-type="string" office:string-value="3 per Emerald">
            <text:p>3 per Emerald</text:p>
          </table:table-cell>
          <table:table-cell table:style-name="ce152" table:formula="of:=([.G21]*[.L21])/[.$G$5]" office:value-type="float" office:value="14.3217534217517">
            <text:p>14.32</text:p>
          </table:table-cell>
          <table:table-cell table:style-name="ce165" table:formula="of:=IF([.J21] &gt; 64; ROUNDDOWN(ROUND([.J21])/64) &amp; &quot; Stacks &amp; &quot; &amp; MOD(ROUND([.J21]);64); ROUND([.J21]))" office:value-type="float" office:value="14">
            <text:p>14</text:p>
          </table:table-cell>
          <table:table-cell table:style-name="ce178" office:value-type="float" office:value="64">
            <text:p>64</text:p>
          </table:table-cell>
          <table:table-cell table:style-name="ce152" table:formula="of:=IF([.H21]=&quot;N/A&quot;;IF([.G21]&lt;1;1/[.G21];[.G21]);IF([.H21]&lt;1;1/[.H21];[.H21]))" office:value-type="float" office:value="2.92989112684725">
            <text:p>2.93</text:p>
          </table:table-cell>
          <table:table-cell table:style-name="ce165" table:formula="of:=MIN([.M21]*[.$Y$38]; [.$Y$40])" office:value-type="float" office:value="0.292989112684725">
            <text:p>0.29</text:p>
          </table:table-cell>
          <table:table-cell table:style-name="ce165" table:formula="of:=ROUND([.M21]-[.N21])" office:value-type="float" office:value="3">
            <text:p>3</text:p>
          </table:table-cell>
          <table:table-cell table:style-name="ce165" table:formula="of:=ROUND([.M21]+[.N21])" office:value-type="float" office:value="3">
            <text:p>3</text:p>
          </table:table-cell>
          <table:table-cell table:style-name="ce6" table:formula="of:=IF([.H21]&gt;=1; [.$Y$45] &amp; ([.O21]*[.$Z$45]) + [.$AA$45] &amp; [.$AB$45] &amp; ([.P21]*[.$AC$45]) + [.$AD$45] &amp;[.$AE$45]; [.$Y$46] &amp; ([.P21]*[.$Z$46]) + [.$AA$46] &amp; [.$AB$46] &amp; ([.O21]*[.$AC$46]) + [.$AD$46] &amp;[.$AE$46])" office:value-type="string" office:string-value="Integer.valueOf(-3), Integer.valueOf(-2)));">
            <text:p>Integer.valueOf(-3), Integer.valueOf(-2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chickenCooked</text:p>
          </table:table-cell>
          <table:table-cell table:style-name="ce178" table:formula="of:=IF([.H21] &lt; 1; [.T21] &amp; &quot;: [&quot; &amp; -[.P21] &amp; &quot;, &quot; &amp; -[.O21] &amp; &quot;]&quot;; [.T21] &amp; &quot;: [&quot; &amp; [.O21] &amp; &quot;, &quot; &amp; [.P21] &amp; &quot;]&quot;)" office:value-type="string" office:string-value="chickenCooked: [-3, -3]">
            <text:p>chickenCooked: [-3, -3]</text:p>
          </table:table-cell>
          <table:table-cell table:style-name="ce199" table:formula="of:=IF([.R21] = &quot;None&quot;; &quot;&quot;;     IF([.O21] &lt; 1; &quot;Invalid: less than 1!&quot;; IF([.H21] &lt; 1; IF(OR(AND([.R21] = &quot;Buy&quot;; [.P21] &gt; [.L21]*2);AND([.R21] = &quot;Sell&quot;;[.P21] &gt; [.L21]);AND(OR([.R21] = &quot;Convert&quot;; [.R21] = &quot;Enchant&quot;); [.P21] &gt; [.L21])); &quot;Invalid: item can't stack that high!&quot;; &quot;&quot;);IF(OR(AND([.R21] = &quot;Buy&quot;; [.P21] &gt;[.$Y$49]);AND([.R21] = &quot;Sell&quot;;[.P21] &gt; [.$Y$50]);AND(OR([.R21] = &quot;Convert&quot;; [.R21] = &quot;Enchant&quot;); [.P21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Seed Farm Factor</text:p>
          </table:table-cell>
          <table:table-cell table:style-name="ce249" table:formula="of:=[.$AB$12] * ([.Z21] * IF([.AA21];[.AB21];1))/40 * (1 + 1/([.AC21]))/2" office:value-type="float" office:value="0.0333333333333333">
            <text:p>0.0333</text:p>
          </table:table-cell>
          <table:table-cell table:style-name="ce209" office:value-type="float" office:value="40">
            <text:p>40</text:p>
          </table:table-cell>
          <table:table-cell table:style-name="ce260" office:value-type="boolean" office:boolean-value="true">
            <text:p>TRUE</text:p>
          </table:table-cell>
          <table:table-cell table:style-name="ce209" office:value-type="float" office:value="0.1">
            <text:p>0.1</text:p>
          </table:table-cell>
          <table:table-cell table:style-name="ce209" office:value-type="float" office:value="1.5">
            <text:p>1.5</text:p>
          </table:table-cell>
          <table:table-cell table:style-name="ce215" table:number-columns-repeated="995"/>
        </table:table-row>
        <table:table-row table:style-name="ro3">
          <table:table-cell table:style-name="ce3" office:value-type="string">
            <text:p>Raw Porkchop</text:p>
          </table:table-cell>
          <table:table-cell table:style-name="ce53" table:formula="of:=37.5*[.B6]" office:value-type="float" office:value="37.5">
            <text:p>37.5000</text:p>
          </table:table-cell>
          <table:table-cell table:style-name="ce68" table:formula="of:=[.B22]-[.B22]*[.Y18]*[.Y28]" office:value-type="float" office:value="0.267857142857146">
            <text:p>0.2679</text:p>
          </table:table-cell>
          <table:table-cell table:style-name="ce68" table:formula="of:=[.C22]*[.$Y$10]" office:value-type="float" office:value="0.10044642857143">
            <text:p>0.1004</text:p>
          </table:table-cell>
          <table:table-cell table:style-name="ce68" table:formula="of:=[.D22]+[.Y26]*10" office:value-type="float" office:value="0.13169642857143">
            <text:p>0.1317</text:p>
          </table:table-cell>
          <table:table-cell table:style-name="ce68" office:value-type="string">
            <text:p>N/A</text:p>
          </table:table-cell>
          <table:table-cell table:style-name="ce101" table:formula="of:=[.E22]+([.Y24]*8+[.Y25]*12.8)*[.Y10]*1.5" office:value-type="float" office:value="0.27119642857143">
            <text:p>0.2712</text:p>
          </table:table-cell>
          <table:table-cell table:style-name="ce117" table:formula="of:=[.G22]" office:value-type="float" office:value="0.27119642857143">
            <text:p>0.2712</text:p>
          </table:table-cell>
          <table:table-cell table:style-name="ce134" table:formula="of:=IF([.H22] = &quot;N/A&quot;; &quot;N/A&quot;;     IF(AND([.P22] &gt; 128;OR(AND([.H22] &gt; 1;[.$Y$51];[.R22] = &quot;Sell&quot;);AND([.H22] &lt; 1;[.S22];[.R22] = &quot;Buy&quot;)));     ROUNDDOWN(ROUND([.O22])/9) &amp; IF([.R22] = &quot;Sell&quot;; &quot; Emerald&quot;; &quot;&quot;) &amp; &quot; Blocks &amp; &quot; &amp; MOD(ROUND([.O22]);9) &amp; &quot;-&quot; &amp; MOD(ROUND([.O22]);9)+[.P22]-[.O22];     IF([.O22]=[.P22];[.O22];[.O22] &amp; &quot;-&quot; &amp; [.P22])     ) &amp; IF([.H22] &lt; 1;&quot; per Emerald&quot;;&quot; Emerald&quot; &amp; IF([.P22]&lt;&gt;1;&quot;s&quot;;&quot;&quot;))     )" office:value-type="string" office:string-value="3-4 per Emerald">
            <text:p>3-4 per Emerald</text:p>
          </table:table-cell>
          <table:table-cell table:style-name="ce149" table:formula="of:=([.G22]*[.L22])/[.$G$5]" office:value-type="float" office:value="18.2075546973143">
            <text:p>18.21</text:p>
          </table:table-cell>
          <table:table-cell table:style-name="ce162" table:formula="of:=IF([.J22] &gt; 64; ROUNDDOWN(ROUND([.J22])/64) &amp; &quot; Stacks &amp; &quot; &amp; MOD(ROUND([.J22]);64); ROUND([.J22]))" office:value-type="float" office:value="18">
            <text:p>18</text:p>
          </table:table-cell>
          <table:table-cell table:style-name="ce175" office:value-type="float" office:value="64">
            <text:p>64</text:p>
          </table:table-cell>
          <table:table-cell table:style-name="ce149" table:formula="of:=IF([.H22]=&quot;N/A&quot;;IF([.G22]&lt;1;1/[.G22];[.G22]);IF([.H22]&lt;1;1/[.H22];[.H22]))" office:value-type="float" office:value="3.68736419305984">
            <text:p>3.69</text:p>
          </table:table-cell>
          <table:table-cell table:style-name="ce162" table:formula="of:=MIN([.M22]*[.$Y$38]; [.$Y$40])" office:value-type="float" office:value="0.368736419305984">
            <text:p>0.37</text:p>
          </table:table-cell>
          <table:table-cell table:style-name="ce162" table:formula="of:=ROUND([.M22]-[.N22])" office:value-type="float" office:value="3">
            <text:p>3</text:p>
          </table:table-cell>
          <table:table-cell table:style-name="ce162" table:formula="of:=ROUND([.M22]+[.N22])" office:value-type="float" office:value="4">
            <text:p>4</text:p>
          </table:table-cell>
          <table:table-cell table:style-name="ce3" table:formula="of:=[.$Y$44] &amp; ([.O22]*[.$Z$44]) + [.$AA$44] &amp; [.$AB$44] &amp; ([.P22]*[.$AC$44]) + [.$AD$44] &amp;[.$AE$44]" office:value-type="string" office:string-value="Integer.valueOf(3), Integer.valueOf(5)));">
            <text:p>Integer.valueOf(3), Integer.valueOf(5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porkchopRaw</text:p>
          </table:table-cell>
          <table:table-cell table:style-name="ce175" table:formula="of:=IF([.H22] &gt; 1; [.T22] &amp; &quot;: [&quot; &amp; -[.P22] &amp; &quot;, &quot; &amp; -[.O22] &amp; &quot;]&quot;; [.T22] &amp; &quot;: [&quot; &amp; [.O22] &amp; &quot;, &quot; &amp; [.P22] &amp; &quot;]&quot;)" office:value-type="string" office:string-value="porkchopRaw: [3, 4]">
            <text:p>porkchopRaw: [3, 4]</text:p>
          </table:table-cell>
          <table:table-cell table:style-name="ce197" table:formula="of:=IF([.R22] = &quot;None&quot;; &quot;&quot;;     IF([.O22] &lt; 1; &quot;Invalid: less than 1!&quot;; IF([.H22] &lt; 1; IF(OR(AND([.R22] = &quot;Buy&quot;; [.P22] &gt; [.L22]*2);AND([.R22] = &quot;Sell&quot;;[.P22] &gt; [.L22]);AND(OR([.R22] = &quot;Convert&quot;; [.R22] = &quot;Enchant&quot;); [.P22] &gt; [.L22])); &quot;Invalid: item can't stack that high!&quot;; &quot;&quot;);IF(OR(AND([.R22] = &quot;Buy&quot;; [.P22] &gt;[.$Y$49]);AND([.R22] = &quot;Sell&quot;;[.P22] &gt; [.$Y$50]);AND(OR([.R22] = &quot;Convert&quot;; [.R22] = &quot;Enchant&quot;); [.P22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Apple Farm Factor</text:p>
          </table:table-cell>
          <table:table-cell table:style-name="ce249" table:formula="of:=[.$AB$12] * ([.Z22] * IF([.AA22];[.$AB$8];1))/40 * (1 + 1/([.AC22]))/2" office:value-type="float" office:value="0.829137931034483">
            <text:p>0.8291</text:p>
          </table:table-cell>
          <table:table-cell table:style-name="ce209" office:value-type="float" office:value="30">
            <text:p>30</text:p>
          </table:table-cell>
          <table:table-cell table:style-name="ce260" office:value-type="boolean" office:boolean-value="true">
            <text:p>TRUE</text:p>
          </table:table-cell>
          <table:table-cell table:style-name="ce209"/>
          <table:table-cell table:style-name="ce216" office:value-type="float" office:value="0.145">
            <text:p>0.1450</text:p>
          </table:table-cell>
          <table:table-cell table:style-name="ce254" table:number-columns-repeated="995"/>
        </table:table-row>
        <table:table-row table:style-name="ro3">
          <table:table-cell table:style-name="ce6" office:value-type="string">
            <text:p>Cooked Porkchop</text:p>
          </table:table-cell>
          <table:table-cell table:style-name="ce54" table:formula="of:=[.G22]" office:value-type="float" office:value="0.27119642857143">
            <text:p>0.2712</text:p>
          </table:table-cell>
          <table:table-cell table:style-name="ce71" office:value-type="string">
            <text:p>N/A</text:p>
          </table:table-cell>
          <table:table-cell table:style-name="ce80" table:formula="of:=[.B23]" office:value-type="float" office:value="0.27119642857143">
            <text:p>0.2712</text:p>
          </table:table-cell>
          <table:table-cell table:style-name="ce80" table:formula="of:=[.D23]" office:value-type="float" office:value="0.27119642857143">
            <text:p>0.2712</text:p>
          </table:table-cell>
          <table:table-cell table:style-name="ce71" table:formula="of:=[.E23]+[.Y5]" office:value-type="float" office:value="0.31081850670934">
            <text:p>0.3108</text:p>
          </table:table-cell>
          <table:table-cell table:style-name="ce99" table:formula="of:=[.F23]" office:value-type="float" office:value="0.31081850670934">
            <text:p>0.3108</text:p>
          </table:table-cell>
          <table:table-cell table:style-name="ce121" table:formula="of:=[.G23]*1/[.Y39]" office:value-type="float" office:value="0.62163701341868">
            <text:p>0.6216</text:p>
          </table:table-cell>
          <table:table-cell table:style-name="ce137" table:formula="of:=IF([.H23] = &quot;N/A&quot;; &quot;N/A&quot;;     IF(AND([.P23] &gt; 128;OR(AND([.H23] &gt; 1;[.$Y$51];[.R23] = &quot;Sell&quot;);AND([.H23] &lt; 1;[.S23];[.R23] = &quot;Buy&quot;)));     ROUNDDOWN(ROUND([.O23])/9) &amp; IF([.R23] = &quot;Sell&quot;; &quot; Emerald&quot;; &quot;&quot;) &amp; &quot; Blocks &amp; &quot; &amp; MOD(ROUND([.O23]);9) &amp; &quot;-&quot; &amp; MOD(ROUND([.O23]);9)+[.P23]-[.O23];     IF([.O23]=[.P23];[.O23];[.O23] &amp; &quot;-&quot; &amp; [.P23])     ) &amp; IF([.H23] &lt; 1;&quot; per Emerald&quot;;&quot; Emerald&quot; &amp; IF([.P23]&lt;&gt;1;&quot;s&quot;;&quot;&quot;))     )" office:value-type="string" office:string-value="1-2 per Emerald">
            <text:p>1-2 per Emerald</text:p>
          </table:table-cell>
          <table:table-cell table:style-name="ce152" table:formula="of:=([.G23]*[.L23])/[.$G$5]" office:value-type="float" office:value="20.8676972320721">
            <text:p>20.87</text:p>
          </table:table-cell>
          <table:table-cell table:style-name="ce165" table:formula="of:=IF([.J23] &gt; 64; ROUNDDOWN(ROUND([.J23])/64) &amp; &quot; Stacks &amp; &quot; &amp; MOD(ROUND([.J23]);64); ROUND([.J23]))" office:value-type="float" office:value="21">
            <text:p>21</text:p>
          </table:table-cell>
          <table:table-cell table:style-name="ce178" office:value-type="float" office:value="64">
            <text:p>64</text:p>
          </table:table-cell>
          <table:table-cell table:style-name="ce152" table:formula="of:=IF([.H23]=&quot;N/A&quot;;IF([.G23]&lt;1;1/[.G23];[.G23]);IF([.H23]&lt;1;1/[.H23];[.H23]))" office:value-type="float" office:value="1.60865582070237">
            <text:p>1.61</text:p>
          </table:table-cell>
          <table:table-cell table:style-name="ce165" table:formula="of:=MIN([.M23]*[.$Y$38]; [.$Y$40])" office:value-type="float" office:value="0.160865582070238">
            <text:p>0.16</text:p>
          </table:table-cell>
          <table:table-cell table:style-name="ce165" table:formula="of:=ROUND([.M23]-[.N23])" office:value-type="float" office:value="1">
            <text:p>1</text:p>
          </table:table-cell>
          <table:table-cell table:style-name="ce165" table:formula="of:=ROUND([.M23]+[.N23])" office:value-type="float" office:value="2">
            <text:p>2</text:p>
          </table:table-cell>
          <table:table-cell table:style-name="ce6" table:formula="of:=IF([.H23]&gt;=1; [.$Y$45] &amp; ([.O23]*[.$Z$45]) + [.$AA$45] &amp; [.$AB$45] &amp; ([.P23]*[.$AC$45]) + [.$AD$45] &amp;[.$AE$45]; [.$Y$46] &amp; ([.P23]*[.$Z$46]) + [.$AA$46] &amp; [.$AB$46] &amp; ([.O23]*[.$AC$46]) + [.$AD$46] &amp;[.$AE$46])" office:value-type="string" office:string-value="Integer.valueOf(-2), Integer.valueOf(0)));">
            <text:p>Integer.valueOf(-2), Integer.valueOf(0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porkchopCooked</text:p>
          </table:table-cell>
          <table:table-cell table:style-name="ce178" table:formula="of:=IF([.H23] &lt; 1; [.T23] &amp; &quot;: [&quot; &amp; -[.P23] &amp; &quot;, &quot; &amp; -[.O23] &amp; &quot;]&quot;; [.T23] &amp; &quot;: [&quot; &amp; [.O23] &amp; &quot;, &quot; &amp; [.P23] &amp; &quot;]&quot;)" office:value-type="string" office:string-value="porkchopCooked: [-2, -1]">
            <text:p>porkchopCooked: [-2, -1]</text:p>
          </table:table-cell>
          <table:table-cell table:style-name="ce199" table:formula="of:=IF([.R23] = &quot;None&quot;; &quot;&quot;;     IF([.O23] &lt; 1; &quot;Invalid: less than 1!&quot;; IF([.H23] &lt; 1; IF(OR(AND([.R23] = &quot;Buy&quot;; [.P23] &gt; [.L23]*2);AND([.R23] = &quot;Sell&quot;;[.P23] &gt; [.L23]);AND(OR([.R23] = &quot;Convert&quot;; [.R23] = &quot;Enchant&quot;); [.P23] &gt; [.L23])); &quot;Invalid: item can't stack that high!&quot;; &quot;&quot;);IF(OR(AND([.R23] = &quot;Buy&quot;; [.P23] &gt;[.$Y$49]);AND([.R23] = &quot;Sell&quot;;[.P23] &gt; [.$Y$50]);AND(OR([.R23] = &quot;Convert&quot;; [.R23] = &quot;Enchant&quot;); [.P23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Fishing Rate</text:p>
          </table:table-cell>
          <table:table-cell table:style-name="ce251" office:value-type="string">
            <text:p>Unused</text:p>
          </table:table-cell>
          <table:table-cell table:style-name="ce215" office:value-type="float" office:value="0.25">
            <text:p>0.25</text:p>
          </table:table-cell>
          <table:table-cell table:style-name="ce215" office:value-type="string">
            <text:p>1/300 per tick</text:p>
          </table:table-cell>
          <table:table-cell table:style-name="ce215" office:value-type="string">
            <text:p>20 ticks per second</text:p>
          </table:table-cell>
          <table:table-cell table:style-name="ce215" table:number-columns-repeated="996"/>
        </table:table-row>
        <table:table-row table:style-name="ro3">
          <table:table-cell table:style-name="ce3" office:value-type="string">
            <text:p>Raw Beef</text:p>
          </table:table-cell>
          <table:table-cell table:style-name="ce53" table:formula="of:=37.5*[.B6]" office:value-type="float" office:value="37.5">
            <text:p>37.5000</text:p>
          </table:table-cell>
          <table:table-cell table:style-name="ce68" table:formula="of:=[.B24]-[.B24]*[.Y18]*[.Y28]" office:value-type="float" office:value="0.267857142857146">
            <text:p>0.2679</text:p>
          </table:table-cell>
          <table:table-cell table:style-name="ce68" table:formula="of:=[.C24]*[.$Y$10]" office:value-type="float" office:value="0.10044642857143">
            <text:p>0.1004</text:p>
          </table:table-cell>
          <table:table-cell table:style-name="ce68" table:formula="of:=[.D24]+[.Y26]*10" office:value-type="float" office:value="0.13169642857143">
            <text:p>0.1317</text:p>
          </table:table-cell>
          <table:table-cell table:style-name="ce68" office:value-type="string">
            <text:p>N/A</text:p>
          </table:table-cell>
          <table:table-cell table:style-name="ce101" table:formula="of:=[.E24]+([.Y24]*8+[.Y25]*12.8)*[.Y10]*1.5" office:value-type="float" office:value="0.27119642857143">
            <text:p>0.2712</text:p>
          </table:table-cell>
          <table:table-cell table:style-name="ce117" table:formula="of:=[.G24]" office:value-type="float" office:value="0.27119642857143">
            <text:p>0.2712</text:p>
          </table:table-cell>
          <table:table-cell table:style-name="ce134" table:formula="of:=IF([.H24] = &quot;N/A&quot;; &quot;N/A&quot;;     IF(AND([.P24] &gt; 128;OR(AND([.H24] &gt; 1;[.$Y$51];[.R24] = &quot;Sell&quot;);AND([.H24] &lt; 1;[.S24];[.R24] = &quot;Buy&quot;)));     ROUNDDOWN(ROUND([.O24])/9) &amp; IF([.R24] = &quot;Sell&quot;; &quot; Emerald&quot;; &quot;&quot;) &amp; &quot; Blocks &amp; &quot; &amp; MOD(ROUND([.O24]);9) &amp; &quot;-&quot; &amp; MOD(ROUND([.O24]);9)+[.P24]-[.O24];     IF([.O24]=[.P24];[.O24];[.O24] &amp; &quot;-&quot; &amp; [.P24])     ) &amp; IF([.H24] &lt; 1;&quot; per Emerald&quot;;&quot; Emerald&quot; &amp; IF([.P24]&lt;&gt;1;&quot;s&quot;;&quot;&quot;))     )" office:value-type="string" office:string-value="3-4 per Emerald">
            <text:p>3-4 per Emerald</text:p>
          </table:table-cell>
          <table:table-cell table:style-name="ce149" table:formula="of:=([.G24]*[.L24])/[.$G$5]" office:value-type="float" office:value="18.2075546973143">
            <text:p>18.21</text:p>
          </table:table-cell>
          <table:table-cell table:style-name="ce162" table:formula="of:=IF([.J24] &gt; 64; ROUNDDOWN(ROUND([.J24])/64) &amp; &quot; Stacks &amp; &quot; &amp; MOD(ROUND([.J24]);64); ROUND([.J24]))" office:value-type="float" office:value="18">
            <text:p>18</text:p>
          </table:table-cell>
          <table:table-cell table:style-name="ce175" office:value-type="float" office:value="64">
            <text:p>64</text:p>
          </table:table-cell>
          <table:table-cell table:style-name="ce149" table:formula="of:=IF([.H24]=&quot;N/A&quot;;IF([.G24]&lt;1;1/[.G24];[.G24]);IF([.H24]&lt;1;1/[.H24];[.H24]))" office:value-type="float" office:value="3.68736419305984">
            <text:p>3.69</text:p>
          </table:table-cell>
          <table:table-cell table:style-name="ce162" table:formula="of:=MIN([.M24]*[.$Y$38]; [.$Y$40])" office:value-type="float" office:value="0.368736419305984">
            <text:p>0.37</text:p>
          </table:table-cell>
          <table:table-cell table:style-name="ce162" table:formula="of:=ROUND([.M24]-[.N24])" office:value-type="float" office:value="3">
            <text:p>3</text:p>
          </table:table-cell>
          <table:table-cell table:style-name="ce162" table:formula="of:=ROUND([.M24]+[.N24])" office:value-type="float" office:value="4">
            <text:p>4</text:p>
          </table:table-cell>
          <table:table-cell table:style-name="ce3" table:formula="of:=[.$Y$44] &amp; ([.O24]*[.$Z$44]) + [.$AA$44] &amp; [.$AB$44] &amp; ([.P24]*[.$AC$44]) + [.$AD$44] &amp;[.$AE$44]" office:value-type="string" office:string-value="Integer.valueOf(3), Integer.valueOf(5)));">
            <text:p>Integer.valueOf(3), Integer.valueOf(5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beefRaw</text:p>
          </table:table-cell>
          <table:table-cell table:style-name="ce175" table:formula="of:=IF([.H24] &gt; 1; [.T24] &amp; &quot;: [&quot; &amp; -[.P24] &amp; &quot;, &quot; &amp; -[.O24] &amp; &quot;]&quot;; [.T24] &amp; &quot;: [&quot; &amp; [.O24] &amp; &quot;, &quot; &amp; [.P24] &amp; &quot;]&quot;)" office:value-type="string" office:string-value="beefRaw: [3, 4]">
            <text:p>beefRaw: [3, 4]</text:p>
          </table:table-cell>
          <table:table-cell table:style-name="ce197" table:formula="of:=IF([.R24] = &quot;None&quot;; &quot;&quot;;     IF([.O24] &lt; 1; &quot;Invalid: less than 1!&quot;; IF([.H24] &lt; 1; IF(OR(AND([.R24] = &quot;Buy&quot;; [.P24] &gt; [.L24]*2);AND([.R24] = &quot;Sell&quot;;[.P24] &gt; [.L24]);AND(OR([.R24] = &quot;Convert&quot;; [.R24] = &quot;Enchant&quot;); [.P24] &gt; [.L24])); &quot;Invalid: item can't stack that high!&quot;; &quot;&quot;);IF(OR(AND([.R24] = &quot;Buy&quot;; [.P24] &gt;[.$Y$49]);AND([.R24] = &quot;Sell&quot;;[.P24] &gt; [.$Y$50]);AND(OR([.R24] = &quot;Convert&quot;; [.R24] = &quot;Enchant&quot;); [.P24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Food Use per Hunger</text:p>
          </table:table-cell>
          <table:table-cell table:style-name="ce250" table:formula="of:=0.015*[.B6]" office:value-type="float" office:value="0.015">
            <text:p>0.0150</text:p>
          </table:table-cell>
          <table:table-cell table:style-name="ce254" table:number-columns-repeated="999"/>
        </table:table-row>
        <table:table-row table:style-name="ro3">
          <table:table-cell table:style-name="ce6" office:value-type="string">
            <text:p>Steak</text:p>
          </table:table-cell>
          <table:table-cell table:style-name="ce54" table:formula="of:=[.G24]" office:value-type="float" office:value="0.27119642857143">
            <text:p>0.2712</text:p>
          </table:table-cell>
          <table:table-cell table:style-name="ce71" office:value-type="string">
            <text:p>N/A</text:p>
          </table:table-cell>
          <table:table-cell table:style-name="ce80" table:formula="of:=[.B25]" office:value-type="float" office:value="0.27119642857143">
            <text:p>0.2712</text:p>
          </table:table-cell>
          <table:table-cell table:style-name="ce80" table:formula="of:=[.D25]" office:value-type="float" office:value="0.27119642857143">
            <text:p>0.2712</text:p>
          </table:table-cell>
          <table:table-cell table:style-name="ce71" table:formula="of:=[.E25]+[.Y5]" office:value-type="float" office:value="0.31081850670934">
            <text:p>0.3108</text:p>
          </table:table-cell>
          <table:table-cell table:style-name="ce99" table:formula="of:=[.F25]" office:value-type="float" office:value="0.31081850670934">
            <text:p>0.3108</text:p>
          </table:table-cell>
          <table:table-cell table:style-name="ce121" table:formula="of:=[.G25]*1/[.Y39]" office:value-type="float" office:value="0.62163701341868">
            <text:p>0.6216</text:p>
          </table:table-cell>
          <table:table-cell table:style-name="ce137" table:formula="of:=IF([.H25] = &quot;N/A&quot;; &quot;N/A&quot;;     IF(AND([.P25] &gt; 128;OR(AND([.H25] &gt; 1;[.$Y$51];[.R25] = &quot;Sell&quot;);AND([.H25] &lt; 1;[.S25];[.R25] = &quot;Buy&quot;)));     ROUNDDOWN(ROUND([.O25])/9) &amp; IF([.R25] = &quot;Sell&quot;; &quot; Emerald&quot;; &quot;&quot;) &amp; &quot; Blocks &amp; &quot; &amp; MOD(ROUND([.O25]);9) &amp; &quot;-&quot; &amp; MOD(ROUND([.O25]);9)+[.P25]-[.O25];     IF([.O25]=[.P25];[.O25];[.O25] &amp; &quot;-&quot; &amp; [.P25])     ) &amp; IF([.H25] &lt; 1;&quot; per Emerald&quot;;&quot; Emerald&quot; &amp; IF([.P25]&lt;&gt;1;&quot;s&quot;;&quot;&quot;))     )" office:value-type="string" office:string-value="1-2 per Emerald">
            <text:p>1-2 per Emerald</text:p>
          </table:table-cell>
          <table:table-cell table:style-name="ce152" table:formula="of:=([.G25]*[.L25])/[.$G$5]" office:value-type="float" office:value="20.8676972320721">
            <text:p>20.87</text:p>
          </table:table-cell>
          <table:table-cell table:style-name="ce165" table:formula="of:=IF([.J25] &gt; 64; ROUNDDOWN(ROUND([.J25])/64) &amp; &quot; Stacks &amp; &quot; &amp; MOD(ROUND([.J25]);64); ROUND([.J25]))" office:value-type="float" office:value="21">
            <text:p>21</text:p>
          </table:table-cell>
          <table:table-cell table:style-name="ce178" office:value-type="float" office:value="64">
            <text:p>64</text:p>
          </table:table-cell>
          <table:table-cell table:style-name="ce152" table:formula="of:=IF([.H25]=&quot;N/A&quot;;IF([.G25]&lt;1;1/[.G25];[.G25]);IF([.H25]&lt;1;1/[.H25];[.H25]))" office:value-type="float" office:value="1.60865582070237">
            <text:p>1.61</text:p>
          </table:table-cell>
          <table:table-cell table:style-name="ce165" table:formula="of:=MIN([.M25]*[.$Y$38]; [.$Y$40])" office:value-type="float" office:value="0.160865582070238">
            <text:p>0.16</text:p>
          </table:table-cell>
          <table:table-cell table:style-name="ce165" table:formula="of:=ROUND([.M25]-[.N25])" office:value-type="float" office:value="1">
            <text:p>1</text:p>
          </table:table-cell>
          <table:table-cell table:style-name="ce165" table:formula="of:=ROUND([.M25]+[.N25])" office:value-type="float" office:value="2">
            <text:p>2</text:p>
          </table:table-cell>
          <table:table-cell table:style-name="ce6" table:formula="of:=IF([.H25]&gt;=1; [.$Y$45] &amp; ([.O25]*[.$Z$45]) + [.$AA$45] &amp; [.$AB$45] &amp; ([.P25]*[.$AC$45]) + [.$AD$45] &amp;[.$AE$45]; [.$Y$46] &amp; ([.P25]*[.$Z$46]) + [.$AA$46] &amp; [.$AB$46] &amp; ([.O25]*[.$AC$46]) + [.$AD$46] &amp;[.$AE$46])" office:value-type="string" office:string-value="Integer.valueOf(-2), Integer.valueOf(0)));">
            <text:p>Integer.valueOf(-2), Integer.valueOf(0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beefCooked</text:p>
          </table:table-cell>
          <table:table-cell table:style-name="ce178" table:formula="of:=IF([.H25] &lt; 1; [.T25] &amp; &quot;: [&quot; &amp; -[.P25] &amp; &quot;, &quot; &amp; -[.O25] &amp; &quot;]&quot;; [.T25] &amp; &quot;: [&quot; &amp; [.O25] &amp; &quot;, &quot; &amp; [.P25] &amp; &quot;]&quot;)" office:value-type="string" office:string-value="beefCooked: [-2, -1]">
            <text:p>beefCooked: [-2, -1]</text:p>
          </table:table-cell>
          <table:table-cell table:style-name="ce199" table:formula="of:=IF([.R25] = &quot;None&quot;; &quot;&quot;;     IF([.O25] &lt; 1; &quot;Invalid: less than 1!&quot;; IF([.H25] &lt; 1; IF(OR(AND([.R25] = &quot;Buy&quot;; [.P25] &gt; [.L25]*2);AND([.R25] = &quot;Sell&quot;;[.P25] &gt; [.L25]);AND(OR([.R25] = &quot;Convert&quot;; [.R25] = &quot;Enchant&quot;); [.P25] &gt; [.L25])); &quot;Invalid: item can't stack that high!&quot;; &quot;&quot;);IF(OR(AND([.R25] = &quot;Buy&quot;; [.P25] &gt;[.$Y$49]);AND([.R25] = &quot;Sell&quot;;[.P25] &gt; [.$Y$50]);AND(OR([.R25] = &quot;Convert&quot;; [.R25] = &quot;Enchant&quot;); [.P25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Food Use per Saturation</text:p>
          </table:table-cell>
          <table:table-cell table:style-name="ce250" table:formula="of:=0.01*[.B6]" office:value-type="float" office:value="0.01">
            <text:p>0.0100</text:p>
          </table:table-cell>
          <table:table-cell table:style-name="ce215" table:number-columns-repeated="999"/>
        </table:table-row>
        <table:table-row table:style-name="ro3">
          <table:table-cell table:style-name="ce36" office:value-type="string">
            <text:p>Leather</text:p>
          </table:table-cell>
          <table:table-cell table:style-name="ce55" table:formula="of:=75*[.B6]" office:value-type="float" office:value="75">
            <text:p>75.0000</text:p>
          </table:table-cell>
          <table:table-cell table:style-name="ce75" table:formula="of:=[.B26]-[.B26]*[.Y18]*[.Y28]" office:value-type="float" office:value="0.535714285714292">
            <text:p>0.5357</text:p>
          </table:table-cell>
          <table:table-cell table:style-name="ce85" table:formula="of:=[.C26]*[.$Y$10]" office:value-type="float" office:value="0.200892857142859">
            <text:p>0.2009</text:p>
          </table:table-cell>
          <table:table-cell table:style-name="ce75" table:formula="of:=[.D26]+[.Y26]*10" office:value-type="float" office:value="0.232142857142859">
            <text:p>0.2321</text:p>
          </table:table-cell>
          <table:table-cell table:style-name="ce75" office:value-type="string">
            <text:p>N/A</text:p>
          </table:table-cell>
          <table:table-cell table:style-name="ce105" table:formula="of:=[.E26]+[.B6]*0.1*[.Y10]" office:value-type="float" office:value="0.269642857142859">
            <text:p>0.2696</text:p>
          </table:table-cell>
          <table:table-cell table:style-name="ce125" office:value-type="string">
            <text:p>N/A</text:p>
          </table:table-cell>
          <table:table-cell table:style-name="ce141" table:formula="of:=IF([.H26] = &quot;N/A&quot;; &quot;N/A&quot;;     IF(AND([.P26] &gt; 128;OR(AND([.H26] &gt; 1;[.$Y$51];[.R26] = &quot;Sell&quot;);AND([.H26] &lt; 1;[.S26];[.R26] = &quot;Buy&quot;)));     ROUNDDOWN(ROUND([.O26])/9) &amp; IF([.R26] = &quot;Sell&quot;; &quot; Emerald&quot;; &quot;&quot;) &amp; &quot; Blocks &amp; &quot; &amp; MOD(ROUND([.O26]);9) &amp; &quot;-&quot; &amp; MOD(ROUND([.O26]);9)+[.P26]-[.O26];     IF([.O26]=[.P26];[.O26];[.O26] &amp; &quot;-&quot; &amp; [.P26])     ) &amp; IF([.H26] &lt; 1;&quot; per Emerald&quot;;&quot; Emerald&quot; &amp; IF([.P26]&lt;&gt;1;&quot;s&quot;;&quot;&quot;))     )" office:value-type="string" office:string-value="N/A">
            <text:p>N/A</text:p>
          </table:table-cell>
          <table:table-cell table:style-name="ce155" table:formula="of:=([.G26]*[.L26])/[.$G$5]" office:value-type="float" office:value="18.10325119704">
            <text:p>18.1</text:p>
          </table:table-cell>
          <table:table-cell table:style-name="ce168" table:formula="of:=IF([.J26] &gt; 64; ROUNDDOWN(ROUND([.J26])/64) &amp; &quot; Stacks &amp; &quot; &amp; MOD(ROUND([.J26]);64); ROUND([.J26]))" office:value-type="float" office:value="18">
            <text:p>18</text:p>
          </table:table-cell>
          <table:table-cell table:style-name="ce181" office:value-type="float" office:value="64">
            <text:p>64</text:p>
          </table:table-cell>
          <table:table-cell table:style-name="ce155" table:formula="of:=IF([.H26]=&quot;N/A&quot;;IF([.G26]&lt;1;1/[.G26];[.G26]);IF([.H26]&lt;1;1/[.H26];[.H26]))" office:value-type="float" office:value="3.70860927152315">
            <text:p>3.71</text:p>
          </table:table-cell>
          <table:table-cell table:style-name="ce168" table:formula="of:=MIN([.M26]*[.$Y$38]; [.$Y$40])" office:value-type="float" office:value="0.370860927152315">
            <text:p>0.37</text:p>
          </table:table-cell>
          <table:table-cell table:style-name="ce168" table:formula="of:=ROUND([.M26]-[.N26])" office:value-type="float" office:value="3">
            <text:p>3</text:p>
          </table:table-cell>
          <table:table-cell table:style-name="ce168" table:formula="of:=ROUND([.M26]+[.N26])" office:value-type="float" office:value="4">
            <text:p>4</text:p>
          </table:table-cell>
          <table:table-cell table:style-name="ce36" office:value-type="string">
            <text:p>N/A</text:p>
          </table:table-cell>
          <table:table-cell table:style-name="ce181" office:value-type="string">
            <text:p>None</text:p>
          </table:table-cell>
          <table:table-cell table:style-name="ce191" office:value-type="boolean" office:boolean-value="false">
            <text:p>FALSE</text:p>
          </table:table-cell>
          <table:table-cell table:style-name="ce181" table:number-columns-repeated="2"/>
          <table:table-cell table:style-name="ce200" table:formula="of:=IF([.R26] = &quot;None&quot;; &quot;&quot;;     IF([.O26] &lt; 1; &quot;Invalid: less than 1!&quot;; IF([.H26] &lt; 1; IF(OR(AND([.R26] = &quot;Buy&quot;; [.P26] &gt; [.L26]*2);AND([.R26] = &quot;Sell&quot;;[.P26] &gt; [.L26]);AND(OR([.R26] = &quot;Convert&quot;; [.R26] = &quot;Enchant&quot;); [.P26] &gt; [.L26])); &quot;Invalid: item can't stack that high!&quot;; &quot;&quot;);IF(OR(AND([.R26] = &quot;Buy&quot;; [.P26] &gt;[.$Y$49]);AND([.R26] = &quot;Sell&quot;;[.P26] &gt; [.$Y$50]);AND(OR([.R26] = &quot;Convert&quot;; [.R26] = &quot;Enchant&quot;); [.P26] &gt; [.$Y$49])); &quot;Invalid: currency can't stack that high!&quot;; &quot;&quot;)))     )">
            <text:p/>
          </table:table-cell>
          <table:table-cell table:style-name="ce210"/>
          <table:table-cell table:style-name="ce224" office:value-type="string">
            <text:p>Killing Ease Per Health</text:p>
          </table:table-cell>
          <table:table-cell table:style-name="ce252" table:formula="of:=[.B6]*0.00625/2" office:value-type="float" office:value="0.003125">
            <text:p>0.0031</text:p>
          </table:table-cell>
          <table:table-cell table:style-name="ce256" office:value-type="string">
            <text:p>Wood/Gold:4</text:p>
          </table:table-cell>
          <table:table-cell table:style-name="ce256" office:value-type="string">
            <text:p>5,6,7</text:p>
          </table:table-cell>
          <table:table-cell table:style-name="ce256" table:number-columns-repeated="997"/>
        </table:table-row>
        <table:table-row table:style-name="ro3">
          <table:table-cell table:style-name="ce3" office:value-type="string">
            <text:p>Wool</text:p>
          </table:table-cell>
          <table:table-cell table:style-name="ce53" table:formula="of:=37.5*[.B6]" office:value-type="float" office:value="37.5">
            <text:p>37.5000</text:p>
          </table:table-cell>
          <table:table-cell table:style-name="ce68" table:formula="of:=[.B27]-[.B27]*[.Y18]*[.Y28]" office:value-type="float" office:value="0.267857142857146">
            <text:p>0.2679</text:p>
          </table:table-cell>
          <table:table-cell table:style-name="ce68" table:formula="of:=[.C27]*[.$Y$10]/2" office:value-type="float" office:value="0.0502232142857149">
            <text:p>0.0502</text:p>
          </table:table-cell>
          <table:table-cell table:style-name="ce78" table:formula="of:=[.D27]" office:value-type="float" office:value="0.0502232142857149">
            <text:p>0.0502</text:p>
          </table:table-cell>
          <table:table-cell table:style-name="ce68" table:formula="of:=([.E27]*6+([.G30]*4+[.Y16]))/7" office:value-type="float" office:value="0.132081163265307">
            <text:p>0.1321</text:p>
          </table:table-cell>
          <table:table-cell table:style-name="ce101" table:formula="of:=[.F27]+(0.15*[.B6])*[.Y10]" office:value-type="float" office:value="0.188331163265307">
            <text:p>0.1883</text:p>
          </table:table-cell>
          <table:table-cell table:style-name="ce126" table:formula="of:=[.G27]*([.Y39]/2)" office:value-type="float" office:value="0.0470827908163267">
            <text:p>0.0471</text:p>
          </table:table-cell>
          <table:table-cell table:style-name="ce134" table:formula="of:=IF([.H27] = &quot;N/A&quot;; &quot;N/A&quot;;     IF(AND([.P27] &gt; 128;OR(AND([.H27] &gt; 1;[.$Y$51];[.R27] = &quot;Sell&quot;);AND([.H27] &lt; 1;[.S27];[.R27] = &quot;Buy&quot;)));     ROUNDDOWN(ROUND([.O27])/9) &amp; IF([.R27] = &quot;Sell&quot;; &quot; Emerald&quot;; &quot;&quot;) &amp; &quot; Blocks &amp; &quot; &amp; MOD(ROUND([.O27]);9) &amp; &quot;-&quot; &amp; MOD(ROUND([.O27]);9)+[.P27]-[.O27];     IF([.O27]=[.P27];[.O27];[.O27] &amp; &quot;-&quot; &amp; [.P27])     ) &amp; IF([.H27] &lt; 1;&quot; per Emerald&quot;;&quot; Emerald&quot; &amp; IF([.P27]&lt;&gt;1;&quot;s&quot;;&quot;&quot;))     )" office:value-type="string" office:string-value="19-23 per Emerald">
            <text:p>19-23 per Emerald</text:p>
          </table:table-cell>
          <table:table-cell table:style-name="ce149" table:formula="of:=([.G27]*[.L27])/[.$G$5]" office:value-type="float" office:value="12.6441560253023">
            <text:p>12.64</text:p>
          </table:table-cell>
          <table:table-cell table:style-name="ce162" table:formula="of:=IF([.J27] &gt; 64; ROUNDDOWN(ROUND([.J27])/64) &amp; &quot; Stacks &amp; &quot; &amp; MOD(ROUND([.J27]);64); ROUND([.J27]))" office:value-type="float" office:value="13">
            <text:p>13</text:p>
          </table:table-cell>
          <table:table-cell table:style-name="ce175" office:value-type="float" office:value="64">
            <text:p>64</text:p>
          </table:table-cell>
          <table:table-cell table:style-name="ce149" table:formula="of:=IF([.H27]=&quot;N/A&quot;;IF([.G27]&lt;1;1/[.G27];[.G27]);IF([.H27]&lt;1;1/[.H27];[.H27]))" office:value-type="float" office:value="21.2391827812644">
            <text:p>21.24</text:p>
          </table:table-cell>
          <table:table-cell table:style-name="ce162" table:formula="of:=MIN([.M27]*[.$Y$38]; [.$Y$40])" office:value-type="float" office:value="2.12391827812644">
            <text:p>2.12</text:p>
          </table:table-cell>
          <table:table-cell table:style-name="ce162" table:formula="of:=ROUND([.M27]-[.N27])" office:value-type="float" office:value="19">
            <text:p>19</text:p>
          </table:table-cell>
          <table:table-cell table:style-name="ce162" table:formula="of:=ROUND([.M27]+[.N27])" office:value-type="float" office:value="23">
            <text:p>23</text:p>
          </table:table-cell>
          <table:table-cell table:style-name="ce3" table:formula="of:=[.$Y$44] &amp; ([.O27]*[.$Z$44]) + [.$AA$44] &amp; [.$AB$44] &amp; ([.P27]*[.$AC$44]) + [.$AD$44] &amp;[.$AE$44]" office:value-type="string" office:string-value="Integer.valueOf(19), Integer.valueOf(24)));">
            <text:p>Integer.valueOf(19), Integer.valueOf(24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cloth</text:p>
          </table:table-cell>
          <table:table-cell table:style-name="ce175" table:formula="of:=IF([.H27] &gt; 1; [.T27] &amp; &quot;: [&quot; &amp; -[.P27] &amp; &quot;, &quot; &amp; -[.O27] &amp; &quot;]&quot;; [.T27] &amp; &quot;: [&quot; &amp; [.O27] &amp; &quot;, &quot; &amp; [.P27] &amp; &quot;]&quot;)" office:value-type="string" office:string-value="cloth: [19, 23]">
            <text:p>cloth: [19, 23]</text:p>
          </table:table-cell>
          <table:table-cell table:style-name="ce197" table:formula="of:=IF([.R27] = &quot;None&quot;; &quot;&quot;;     IF([.O27] &lt; 1; &quot;Invalid: less than 1!&quot;; IF([.H27] &lt; 1; IF(OR(AND([.R27] = &quot;Buy&quot;; [.P27] &gt; [.L27]*2);AND([.R27] = &quot;Sell&quot;;[.P27] &gt; [.L27]);AND(OR([.R27] = &quot;Convert&quot;; [.R27] = &quot;Enchant&quot;); [.P27] &gt; [.L27])); &quot;Invalid: item can't stack that high!&quot;; &quot;&quot;);IF(OR(AND([.R27] = &quot;Buy&quot;; [.P27] &gt;[.$Y$49]);AND([.R27] = &quot;Sell&quot;;[.P27] &gt; [.$Y$50]);AND(OR([.R27] = &quot;Convert&quot;; [.R27] = &quot;Enchant&quot;); [.P27] &gt; [.$Y$49])); &quot;Invalid: currency can't stack that high!&quot;; &quot;&quot;)))     )">
            <text:p/>
          </table:table-cell>
          <table:table-cell table:style-name="ce208"/>
          <table:table-cell table:style-name="ce223" office:value-type="string">
            <text:p>Killing Ease Per Attack Strength</text:p>
          </table:table-cell>
          <table:table-cell table:style-name="ce222" table:formula="of:=0.01*[.B6]" office:value-type="float" office:value="0.01">
            <text:p>0.01</text:p>
          </table:table-cell>
          <table:table-cell table:style-name="ce254" table:number-columns-repeated="999"/>
        </table:table-row>
        <table:table-row table:style-name="ro3">
          <table:table-cell table:style-name="ce31" office:value-type="string">
            <text:p>Feather</text:p>
          </table:table-cell>
          <table:table-cell table:style-name="ce56" table:formula="of:=75*[.B6]" office:value-type="float" office:value="75">
            <text:p>75.0000</text:p>
          </table:table-cell>
          <table:table-cell table:style-name="ce69" table:formula="of:=[.B28]-[.B28]*[.Y18]*[.Y28]" office:value-type="float" office:value="0.535714285714292">
            <text:p>0.5357</text:p>
          </table:table-cell>
          <table:table-cell table:style-name="ce70" table:formula="of:=[.C28]*[.$Y$10]/2" office:value-type="float" office:value="0.10044642857143">
            <text:p>0.1004</text:p>
          </table:table-cell>
          <table:table-cell table:style-name="ce69" table:formula="of:=[.D28]+[.Y26]*4" office:value-type="float" office:value="0.11294642857143">
            <text:p>0.1129</text:p>
          </table:table-cell>
          <table:table-cell table:style-name="ce69" office:value-type="string">
            <text:p>N/A</text:p>
          </table:table-cell>
          <table:table-cell table:style-name="ce106" table:formula="of:=[.E28]+(0.1*[.B6])*[.Y10]" office:value-type="float" office:value="0.15044642857143">
            <text:p>0.1504</text:p>
          </table:table-cell>
          <table:table-cell table:style-name="ce118" office:value-type="string">
            <text:p>N/A</text:p>
          </table:table-cell>
          <table:table-cell table:style-name="ce135" table:formula="of:=IF([.H28] = &quot;N/A&quot;; &quot;N/A&quot;;     IF(AND([.P28] &gt; 128;OR(AND([.H28] &gt; 1;[.$Y$51];[.R28] = &quot;Sell&quot;);AND([.H28] &lt; 1;[.S28];[.R28] = &quot;Buy&quot;)));     ROUNDDOWN(ROUND([.O28])/9) &amp; IF([.R28] = &quot;Sell&quot;; &quot; Emerald&quot;; &quot;&quot;) &amp; &quot; Blocks &amp; &quot; &amp; MOD(ROUND([.O28]);9) &amp; &quot;-&quot; &amp; MOD(ROUND([.O28]);9)+[.P28]-[.O28];     IF([.O28]=[.P28];[.O28];[.O28] &amp; &quot;-&quot; &amp; [.P28])     ) &amp; IF([.H28] &lt; 1;&quot; per Emerald&quot;;&quot; Emerald&quot; &amp; IF([.P28]&lt;&gt;1;&quot;s&quot;;&quot;&quot;))     )" office:value-type="string" office:string-value="N/A">
            <text:p>N/A</text:p>
          </table:table-cell>
          <table:table-cell table:style-name="ce150" table:formula="of:=([.G28]*[.L28])/[.$G$5]" office:value-type="float" office:value="10.1006550553021">
            <text:p>10.1</text:p>
          </table:table-cell>
          <table:table-cell table:style-name="ce163" table:formula="of:=IF([.J28] &gt; 64; ROUNDDOWN(ROUND([.J28])/64) &amp; &quot; Stacks &amp; &quot; &amp; MOD(ROUND([.J28]);64); ROUND([.J28]))" office:value-type="float" office:value="10">
            <text:p>10</text:p>
          </table:table-cell>
          <table:table-cell table:style-name="ce176" office:value-type="float" office:value="64">
            <text:p>64</text:p>
          </table:table-cell>
          <table:table-cell table:style-name="ce150" table:formula="of:=IF([.H28]=&quot;N/A&quot;;IF([.G28]&lt;1;1/[.G28];[.G28]);IF([.H28]&lt;1;1/[.H28];[.H28]))" office:value-type="float" office:value="6.64688427299698">
            <text:p>6.65</text:p>
          </table:table-cell>
          <table:table-cell table:style-name="ce163" table:formula="of:=MIN([.M28]*[.$Y$38]; [.$Y$40])" office:value-type="float" office:value="0.664688427299698">
            <text:p>0.66</text:p>
          </table:table-cell>
          <table:table-cell table:style-name="ce163" table:formula="of:=ROUND([.M28]-[.N28])" office:value-type="float" office:value="6">
            <text:p>6</text:p>
          </table:table-cell>
          <table:table-cell table:style-name="ce163" table:formula="of:=ROUND([.M28]+[.N28])" office:value-type="float" office:value="7">
            <text:p>7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28] = &quot;None&quot;; &quot;&quot;;     IF([.O28] &lt; 1; &quot;Invalid: less than 1!&quot;; IF([.H28] &lt; 1; IF(OR(AND([.R28] = &quot;Buy&quot;; [.P28] &gt; [.L28]*2);AND([.R28] = &quot;Sell&quot;;[.P28] &gt; [.L28]);AND(OR([.R28] = &quot;Convert&quot;; [.R28] = &quot;Enchant&quot;); [.P28] &gt; [.L28])); &quot;Invalid: item can't stack that high!&quot;; &quot;&quot;);IF(OR(AND([.R28] = &quot;Buy&quot;; [.P28] &gt;[.$Y$49]);AND([.R28] = &quot;Sell&quot;;[.P28] &gt; [.$Y$50]);AND(OR([.R28] = &quot;Convert&quot;; [.R28] = &quot;Enchant&quot;); [.P28] &gt; [.$Y$49])); &quot;Invalid: currency can't stack that high!&quot;; &quot;&quot;)))     )">
            <text:p/>
          </table:table-cell>
          <table:table-cell table:style-name="ce205"/>
          <table:table-cell table:style-name="ce223" office:value-type="string">
            <text:p>Animal Finding Factor Modifier</text:p>
          </table:table-cell>
          <table:table-cell table:style-name="ce222" office:value-type="float" office:value="6.95">
            <text:p>6.95</text:p>
          </table:table-cell>
          <table:table-cell table:number-columns-repeated="999"/>
        </table:table-row>
        <table:table-row table:style-name="ro3">
          <table:table-cell table:style-name="ce31" office:value-type="string">
            <text:p>Ink Sac</text:p>
          </table:table-cell>
          <table:table-cell table:style-name="ce56" table:formula="of:=0.94*[.B6]" office:value-type="float" office:value="0.94">
            <text:p>0.9400</text:p>
          </table:table-cell>
          <table:table-cell table:style-name="ce69" table:formula="of:=[.B29]-[.B29]*[.Y18]*4" office:value-type="float" office:value="0.402857142857143">
            <text:p>0.4029</text:p>
          </table:table-cell>
          <table:table-cell table:style-name="ce69" table:formula="of:=[.C29]*0.8" office:value-type="float" office:value="0.322285714285714">
            <text:p>0.3223</text:p>
          </table:table-cell>
          <table:table-cell table:style-name="ce69" table:formula="of:=[.D29]+[.Y26]*10+0.1*[.B6]" office:value-type="float" office:value="0.453535714285714">
            <text:p>0.4535</text:p>
          </table:table-cell>
          <table:table-cell table:style-name="ce69" office:value-type="string">
            <text:p>N/A</text:p>
          </table:table-cell>
          <table:table-cell table:style-name="ce106" table:formula="of:=[.E29]+(0.1*[.B6])*0.8" office:value-type="float" office:value="0.533535714285714">
            <text:p>0.5335</text:p>
          </table:table-cell>
          <table:table-cell table:style-name="ce118" office:value-type="string">
            <text:p>N/A</text:p>
          </table:table-cell>
          <table:table-cell table:style-name="ce135" table:formula="of:=IF([.H29] = &quot;N/A&quot;; &quot;N/A&quot;;     IF(AND([.P29] &gt; 128;OR(AND([.H29] &gt; 1;[.$Y$51];[.R29] = &quot;Sell&quot;);AND([.H29] &lt; 1;[.S29];[.R29] = &quot;Buy&quot;)));     ROUNDDOWN(ROUND([.O29])/9) &amp; IF([.R29] = &quot;Sell&quot;; &quot; Emerald&quot;; &quot;&quot;) &amp; &quot; Blocks &amp; &quot; &amp; MOD(ROUND([.O29]);9) &amp; &quot;-&quot; &amp; MOD(ROUND([.O29]);9)+[.P29]-[.O29];     IF([.O29]=[.P29];[.O29];[.O29] &amp; &quot;-&quot; &amp; [.P29])     ) &amp; IF([.H29] &lt; 1;&quot; per Emerald&quot;;&quot; Emerald&quot; &amp; IF([.P29]&lt;&gt;1;&quot;s&quot;;&quot;&quot;))     )" office:value-type="string" office:string-value="N/A">
            <text:p>N/A</text:p>
          </table:table-cell>
          <table:table-cell table:style-name="ce150" table:formula="of:=([.G29]*[.L29])/[.$G$5]" office:value-type="float" office:value="35.820459553984">
            <text:p>35.82</text:p>
          </table:table-cell>
          <table:table-cell table:style-name="ce163" table:formula="of:=IF([.J29] &gt; 64; ROUNDDOWN(ROUND([.J29])/64) &amp; &quot; Stacks &amp; &quot; &amp; MOD(ROUND([.J29]);64); ROUND([.J29]))" office:value-type="float" office:value="36">
            <text:p>36</text:p>
          </table:table-cell>
          <table:table-cell table:style-name="ce176" office:value-type="float" office:value="64">
            <text:p>64</text:p>
          </table:table-cell>
          <table:table-cell table:style-name="ce150" table:formula="of:=IF([.H29]=&quot;N/A&quot;;IF([.G29]&lt;1;1/[.G29];[.G29]);IF([.H29]&lt;1;1/[.H29];[.H29]))" office:value-type="float" office:value="1.87428877434902">
            <text:p>1.87</text:p>
          </table:table-cell>
          <table:table-cell table:style-name="ce163" table:formula="of:=MIN([.M29]*[.$Y$38]; [.$Y$40])" office:value-type="float" office:value="0.187428877434902">
            <text:p>0.19</text:p>
          </table:table-cell>
          <table:table-cell table:style-name="ce163" table:formula="of:=ROUND([.M29]-[.N29])" office:value-type="float" office:value="2">
            <text:p>2</text:p>
          </table:table-cell>
          <table:table-cell table:style-name="ce163" table:formula="of:=ROUND([.M29]+[.N29])" office:value-type="float" office:value="2">
            <text:p>2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29] = &quot;None&quot;; &quot;&quot;;     IF([.O29] &lt; 1; &quot;Invalid: less than 1!&quot;; IF([.H29] &lt; 1; IF(OR(AND([.R29] = &quot;Buy&quot;; [.P29] &gt; [.L29]*2);AND([.R29] = &quot;Sell&quot;;[.P29] &gt; [.L29]);AND(OR([.R29] = &quot;Convert&quot;; [.R29] = &quot;Enchant&quot;); [.P29] &gt; [.L29])); &quot;Invalid: item can't stack that high!&quot;; &quot;&quot;);IF(OR(AND([.R29] = &quot;Buy&quot;; [.P29] &gt;[.$Y$49]);AND([.R29] = &quot;Sell&quot;;[.P29] &gt; [.$Y$50]);AND(OR([.R29] = &quot;Convert&quot;; [.R29] = &quot;Enchant&quot;); [.P29] &gt; [.$Y$49])); &quot;Invalid: currency can't stack that high!&quot;; &quot;&quot;)))     )">
            <text:p/>
          </table:table-cell>
          <table:table-cell table:style-name="ce205"/>
          <table:table-cell table:style-name="ce223" office:value-type="string">
            <text:p>Hostile Finding Factor Modifier</text:p>
          </table:table-cell>
          <table:table-cell table:style-name="ce222" office:value-type="float" office:value="6.7">
            <text:p>6.7</text:p>
          </table:table-cell>
          <table:table-cell table:number-columns-repeated="999"/>
        </table:table-row>
        <table:table-row table:style-name="ro3">
          <table:table-cell table:style-name="ce31" office:value-type="string">
            <text:p>String</text:p>
          </table:table-cell>
          <table:table-cell table:style-name="ce56" table:formula="of:=10*[.B6]" office:value-type="float" office:value="10">
            <text:p>10.0000</text:p>
          </table:table-cell>
          <table:table-cell table:style-name="ce69" table:formula="of:=[.B30]-[.B30]*[.Y18]*[.Y29]-([.Y7]*64)" office:value-type="float" office:value="0.422171428571429">
            <text:p>0.4222</text:p>
          </table:table-cell>
          <table:table-cell table:style-name="ce69" table:formula="of:=[.C30]*[.Y9]" office:value-type="float" office:value="0.0439322142857143">
            <text:p>0.0439</text:p>
          </table:table-cell>
          <table:table-cell table:style-name="ce69" table:formula="of:=[.D30]+[.Y26]*16+[.Y27]*2" office:value-type="float" office:value="0.113932214285714">
            <text:p>0.1139</text:p>
          </table:table-cell>
          <table:table-cell table:style-name="ce69" office:value-type="string">
            <text:p>N/A</text:p>
          </table:table-cell>
          <table:table-cell table:style-name="ce106" table:formula="of:=[.E30]+([.B6]*0.2)*[.Y9]*2" office:value-type="float" office:value="0.155557214285714">
            <text:p>0.1556</text:p>
          </table:table-cell>
          <table:table-cell table:style-name="ce118" office:value-type="string">
            <text:p>N/A</text:p>
          </table:table-cell>
          <table:table-cell table:style-name="ce135" table:formula="of:=IF([.H30] = &quot;N/A&quot;; &quot;N/A&quot;;     IF(AND([.P30] &gt; 128;OR(AND([.H30] &gt; 1;[.$Y$51];[.R30] = &quot;Sell&quot;);AND([.H30] &lt; 1;[.S30];[.R30] = &quot;Buy&quot;)));     ROUNDDOWN(ROUND([.O30])/9) &amp; IF([.R30] = &quot;Sell&quot;; &quot; Emerald&quot;; &quot;&quot;) &amp; &quot; Blocks &amp; &quot; &amp; MOD(ROUND([.O30]);9) &amp; &quot;-&quot; &amp; MOD(ROUND([.O30]);9)+[.P30]-[.O30];     IF([.O30]=[.P30];[.O30];[.O30] &amp; &quot;-&quot; &amp; [.P30])     ) &amp; IF([.H30] &lt; 1;&quot; per Emerald&quot;;&quot; Emerald&quot; &amp; IF([.P30]&lt;&gt;1;&quot;s&quot;;&quot;&quot;))     )" office:value-type="string" office:string-value="N/A">
            <text:p>N/A</text:p>
          </table:table-cell>
          <table:table-cell table:style-name="ce150" table:formula="of:=([.G30]*[.L30])/[.$G$5]" office:value-type="float" office:value="10.4437824000436">
            <text:p>10.44</text:p>
          </table:table-cell>
          <table:table-cell table:style-name="ce163" table:formula="of:=IF([.J30] &gt; 64; ROUNDDOWN(ROUND([.J30])/64) &amp; &quot; Stacks &amp; &quot; &amp; MOD(ROUND([.J30]);64); ROUND([.J30]))" office:value-type="float" office:value="10">
            <text:p>10</text:p>
          </table:table-cell>
          <table:table-cell table:style-name="ce176" office:value-type="float" office:value="64">
            <text:p>64</text:p>
          </table:table-cell>
          <table:table-cell table:style-name="ce150" table:formula="of:=IF([.H30]=&quot;N/A&quot;;IF([.G30]&lt;1;1/[.G30];[.G30]);IF([.H30]&lt;1;1/[.H30];[.H30]))" office:value-type="float" office:value="6.4285028797397">
            <text:p>6.43</text:p>
          </table:table-cell>
          <table:table-cell table:style-name="ce163" table:formula="of:=MIN([.M30]*[.$Y$38]; [.$Y$40])" office:value-type="float" office:value="0.64285028797397">
            <text:p>0.64</text:p>
          </table:table-cell>
          <table:table-cell table:style-name="ce163" table:formula="of:=ROUND([.M30]-[.N30])" office:value-type="float" office:value="6">
            <text:p>6</text:p>
          </table:table-cell>
          <table:table-cell table:style-name="ce163" table:formula="of:=ROUND([.M30]+[.N30])" office:value-type="float" office:value="7">
            <text:p>7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30] = &quot;None&quot;; &quot;&quot;;     IF([.O30] &lt; 1; &quot;Invalid: less than 1!&quot;; IF([.H30] &lt; 1; IF(OR(AND([.R30] = &quot;Buy&quot;; [.P30] &gt; [.L30]*2);AND([.R30] = &quot;Sell&quot;;[.P30] &gt; [.L30]);AND(OR([.R30] = &quot;Convert&quot;; [.R30] = &quot;Enchant&quot;); [.P30] &gt; [.L30])); &quot;Invalid: item can't stack that high!&quot;; &quot;&quot;);IF(OR(AND([.R30] = &quot;Buy&quot;; [.P30] &gt;[.$Y$49]);AND([.R30] = &quot;Sell&quot;;[.P30] &gt; [.$Y$50]);AND(OR([.R30] = &quot;Convert&quot;; [.R30] = &quot;Enchant&quot;); [.P30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3x3 Crafting</text:p>
          </table:table-cell>
          <table:table-cell table:style-name="ce250" office:value-type="float" office:value="0.01">
            <text:p>0.0100</text:p>
          </table:table-cell>
          <table:table-cell table:number-columns-repeated="999"/>
        </table:table-row>
        <table:table-row table:style-name="ro3">
          <table:table-cell table:style-name="ce31" office:value-type="string">
            <text:p>Ender Pearl</text:p>
          </table:table-cell>
          <table:table-cell table:style-name="ce56" table:formula="of:=54*[.B6]" office:value-type="float" office:value="54">
            <text:p>54.0000</text:p>
          </table:table-cell>
          <table:table-cell table:style-name="ce69" table:formula="of:=[.B31]-[.B31]*[.Y18]*[.Y29]" office:value-type="float" office:value="2.31428571428572">
            <text:p>2.3143</text:p>
          </table:table-cell>
          <table:table-cell table:style-name="ce69" table:formula="of:=[.C31]*[.Y9]*1.5" office:value-type="float" office:value="0.361245535714286">
            <text:p>0.3612</text:p>
          </table:table-cell>
          <table:table-cell table:style-name="ce69" table:formula="of:=[.D31]+[.Y26]*40+[.Y27]*7" office:value-type="float" office:value="0.556245535714286">
            <text:p>0.5562</text:p>
          </table:table-cell>
          <table:table-cell table:style-name="ce69" office:value-type="string">
            <text:p>N/A</text:p>
          </table:table-cell>
          <table:table-cell table:style-name="ce106" table:formula="of:=[.E31]+([.B6]*0.2)*[.Y9]*1.5" office:value-type="float" office:value="0.587464285714286">
            <text:p>0.5875</text:p>
          </table:table-cell>
          <table:table-cell table:style-name="ce118" office:value-type="string">
            <text:p>N/A</text:p>
          </table:table-cell>
          <table:table-cell table:style-name="ce135" table:formula="of:=IF([.H31] = &quot;N/A&quot;; &quot;N/A&quot;;     IF(AND([.P31] &gt; 128;OR(AND([.H31] &gt; 1;[.$Y$51];[.R31] = &quot;Sell&quot;);AND([.H31] &lt; 1;[.S31];[.R31] = &quot;Buy&quot;)));     ROUNDDOWN(ROUND([.O31])/9) &amp; IF([.R31] = &quot;Sell&quot;; &quot; Emerald&quot;; &quot;&quot;) &amp; &quot; Blocks &amp; &quot; &amp; MOD(ROUND([.O31]);9) &amp; &quot;-&quot; &amp; MOD(ROUND([.O31]);9)+[.P31]-[.O31];     IF([.O31]=[.P31];[.O31];[.O31] &amp; &quot;-&quot; &amp; [.P31])     ) &amp; IF([.H31] &lt; 1;&quot; per Emerald&quot;;&quot; Emerald&quot; &amp; IF([.P31]&lt;&gt;1;&quot;s&quot;;&quot;&quot;))     )" office:value-type="string" office:string-value="N/A">
            <text:p>N/A</text:p>
          </table:table-cell>
          <table:table-cell table:style-name="ce150" table:formula="of:=([.G31]*[.L31])/[.$G$5]" office:value-type="float" office:value="9.86027744834799">
            <text:p>9.86</text:p>
          </table:table-cell>
          <table:table-cell table:style-name="ce163" table:formula="of:=IF([.J31] &gt; 64; ROUNDDOWN(ROUND([.J31])/64) &amp; &quot; Stacks &amp; &quot; &amp; MOD(ROUND([.J31]);64); ROUND([.J31]))" office:value-type="float" office:value="10">
            <text:p>10</text:p>
          </table:table-cell>
          <table:table-cell table:style-name="ce176" office:value-type="float" office:value="16">
            <text:p>16</text:p>
          </table:table-cell>
          <table:table-cell table:style-name="ce150" table:formula="of:=IF([.H31]=&quot;N/A&quot;;IF([.G31]&lt;1;1/[.G31];[.G31]);IF([.H31]&lt;1;1/[.H31];[.H31]))" office:value-type="float" office:value="1.70223113867104">
            <text:p>1.7</text:p>
          </table:table-cell>
          <table:table-cell table:style-name="ce163" table:formula="of:=MIN([.M31]*[.$Y$38]; [.$Y$40])" office:value-type="float" office:value="0.170223113867104">
            <text:p>0.17</text:p>
          </table:table-cell>
          <table:table-cell table:style-name="ce163" table:formula="of:=ROUND([.M31]-[.N31])" office:value-type="float" office:value="2">
            <text:p>2</text:p>
          </table:table-cell>
          <table:table-cell table:style-name="ce163" table:formula="of:=ROUND([.M31]+[.N31])" office:value-type="float" office:value="2">
            <text:p>2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31] = &quot;None&quot;; &quot;&quot;;     IF([.O31] &lt; 1; &quot;Invalid: less than 1!&quot;; IF([.H31] &lt; 1; IF(OR(AND([.R31] = &quot;Buy&quot;; [.P31] &gt; [.L31]*2);AND([.R31] = &quot;Sell&quot;;[.P31] &gt; [.L31]);AND(OR([.R31] = &quot;Convert&quot;; [.R31] = &quot;Enchant&quot;); [.P31] &gt; [.L31])); &quot;Invalid: item can't stack that high!&quot;; &quot;&quot;);IF(OR(AND([.R31] = &quot;Buy&quot;; [.P31] &gt;[.$Y$49]);AND([.R31] = &quot;Sell&quot;;[.P31] &gt; [.$Y$50]);AND(OR([.R31] = &quot;Convert&quot;; [.R31] = &quot;Enchant&quot;); [.P31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Usefulness of Armor Point</text:p>
          </table:table-cell>
          <table:table-cell table:style-name="ce222" table:formula="of:=0.25*[.B6]" office:value-type="float" office:value="0.25">
            <text:p>0.25</text:p>
          </table:table-cell>
          <table:table-cell table:number-columns-repeated="999"/>
        </table:table-row>
        <table:table-row table:style-name="ro3">
          <table:table-cell table:style-name="ce31" office:value-type="string">
            <text:p>Blaze Rod</text:p>
          </table:table-cell>
          <table:table-cell table:style-name="ce56" table:formula="of:=8000*[.B6]" office:value-type="float" office:value="8000">
            <text:p>8000.0000</text:p>
          </table:table-cell>
          <table:table-cell table:style-name="ce69" table:formula="of:=[.B32]-[.B32]*[.Y18]*6.99" office:value-type="float" office:value="11.4285714285706">
            <text:p>11.4286</text:p>
          </table:table-cell>
          <table:table-cell table:style-name="ce69" table:formula="of:=[.C32]*[.Y9]/2" office:value-type="float" office:value="0.594642857142817">
            <text:p>0.5946</text:p>
          </table:table-cell>
          <table:table-cell table:style-name="ce69" table:formula="of:=[.D32]+[.Y26]*20+[.Y27]*8" office:value-type="float" office:value="0.737142857142817">
            <text:p>0.7371</text:p>
          </table:table-cell>
          <table:table-cell table:style-name="ce69" office:value-type="string">
            <text:p>N/A</text:p>
          </table:table-cell>
          <table:table-cell table:style-name="ce106" table:formula="of:=[.E32]+([.B6]*0.3)*[.Y9]*1.5" office:value-type="float" office:value="0.783970982142817">
            <text:p>0.7840</text:p>
          </table:table-cell>
          <table:table-cell table:style-name="ce118" office:value-type="string">
            <text:p>N/A</text:p>
          </table:table-cell>
          <table:table-cell table:style-name="ce135" table:formula="of:=IF([.H32] = &quot;N/A&quot;; &quot;N/A&quot;;     IF(AND([.P32] &gt; 128;OR(AND([.H32] &gt; 1;[.$Y$51];[.R32] = &quot;Sell&quot;);AND([.H32] &lt; 1;[.S32];[.R32] = &quot;Buy&quot;)));     ROUNDDOWN(ROUND([.O32])/9) &amp; IF([.R32] = &quot;Sell&quot;; &quot; Emerald&quot;; &quot;&quot;) &amp; &quot; Blocks &amp; &quot; &amp; MOD(ROUND([.O32]);9) &amp; &quot;-&quot; &amp; MOD(ROUND([.O32]);9)+[.P32]-[.O32];     IF([.O32]=[.P32];[.O32];[.O32] &amp; &quot;-&quot; &amp; [.P32])     ) &amp; IF([.H32] &lt; 1;&quot; per Emerald&quot;;&quot; Emerald&quot; &amp; IF([.P32]&lt;&gt;1;&quot;s&quot;;&quot;&quot;))     )" office:value-type="string" office:string-value="N/A">
            <text:p>N/A</text:p>
          </table:table-cell>
          <table:table-cell table:style-name="ce150" table:formula="of:=([.G32]*[.L32])/[.$G$5]" office:value-type="float" office:value="52.634153825934">
            <text:p>52.63</text:p>
          </table:table-cell>
          <table:table-cell table:style-name="ce163" table:formula="of:=IF([.J32] &gt; 64; ROUNDDOWN(ROUND([.J32])/64) &amp; &quot; Stacks &amp; &quot; &amp; MOD(ROUND([.J32]);64); ROUND([.J32]))" office:value-type="float" office:value="53">
            <text:p>53</text:p>
          </table:table-cell>
          <table:table-cell table:style-name="ce176" office:value-type="float" office:value="64">
            <text:p>64</text:p>
          </table:table-cell>
          <table:table-cell table:style-name="ce150" table:formula="of:=IF([.H32]=&quot;N/A&quot;;IF([.G32]&lt;1;1/[.G32];[.G32]);IF([.H32]&lt;1;1/[.H32];[.H32]))" office:value-type="float" office:value="1.27555741574352">
            <text:p>1.28</text:p>
          </table:table-cell>
          <table:table-cell table:style-name="ce163" table:formula="of:=MIN([.M32]*[.$Y$38]; [.$Y$40])" office:value-type="float" office:value="0.127555741574352">
            <text:p>0.13</text:p>
          </table:table-cell>
          <table:table-cell table:style-name="ce163" table:formula="of:=ROUND([.M32]-[.N32])" office:value-type="float" office:value="1">
            <text:p>1</text:p>
          </table:table-cell>
          <table:table-cell table:style-name="ce163" table:formula="of:=ROUND([.M32]+[.N32])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32] = &quot;None&quot;; &quot;&quot;;     IF([.O32] &lt; 1; &quot;Invalid: less than 1!&quot;; IF([.H32] &lt; 1; IF(OR(AND([.R32] = &quot;Buy&quot;; [.P32] &gt; [.L32]*2);AND([.R32] = &quot;Sell&quot;;[.P32] &gt; [.L32]);AND(OR([.R32] = &quot;Convert&quot;; [.R32] = &quot;Enchant&quot;); [.P32] &gt; [.L32])); &quot;Invalid: item can't stack that high!&quot;; &quot;&quot;);IF(OR(AND([.R32] = &quot;Buy&quot;; [.P32] &gt;[.$Y$49]);AND([.R32] = &quot;Sell&quot;;[.P32] &gt; [.$Y$50]);AND(OR([.R32] = &quot;Convert&quot;; [.R32] = &quot;Enchant&quot;); [.P32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Rare Drop Base Chance</text:p>
          </table:table-cell>
          <table:table-cell table:style-name="ce65" office:value-type="float" office:value="0.025">
            <text:p>0.0250</text:p>
          </table:table-cell>
          <table:table-cell table:style-name="ce257"/>
          <table:table-cell table:number-columns-repeated="998"/>
        </table:table-row>
        <table:table-row table:style-name="ro3">
          <table:table-cell table:style-name="ce31" office:value-type="string">
            <text:p>Blaze Powder</text:p>
          </table:table-cell>
          <table:table-cell table:style-name="ce45" table:formula="of:=[.G32]/2" office:value-type="float" office:value="0.391985491071408">
            <text:p>0.3920</text:p>
          </table:table-cell>
          <table:table-cell table:style-name="ce69" office:value-type="string">
            <text:p>N/A</text:p>
          </table:table-cell>
          <table:table-cell table:style-name="ce69" office:value-type="string">
            <text:p>N/A</text:p>
          </table:table-cell>
          <table:table-cell table:style-name="ce69" office:value-type="string">
            <text:p>N/A</text:p>
          </table:table-cell>
          <table:table-cell table:style-name="ce76" table:formula="of:=[.B33]" office:value-type="float" office:value="0.391985491071408">
            <text:p>0.3920</text:p>
          </table:table-cell>
          <table:table-cell table:style-name="ce106" table:formula="of:=[.F33]-[.B6]*(0.25/2)" office:value-type="float" office:value="0.266985491071408">
            <text:p>0.2670</text:p>
          </table:table-cell>
          <table:table-cell table:style-name="ce118" office:value-type="string">
            <text:p>N/A</text:p>
          </table:table-cell>
          <table:table-cell table:style-name="ce135" table:formula="of:=IF([.H33] = &quot;N/A&quot;; &quot;N/A&quot;;     IF(AND([.P33] &gt; 128;OR(AND([.H33] &gt; 1;[.$Y$51];[.R33] = &quot;Sell&quot;);AND([.H33] &lt; 1;[.S33];[.R33] = &quot;Buy&quot;)));     ROUNDDOWN(ROUND([.O33])/9) &amp; IF([.R33] = &quot;Sell&quot;; &quot; Emerald&quot;; &quot;&quot;) &amp; &quot; Blocks &amp; &quot; &amp; MOD(ROUND([.O33]);9) &amp; &quot;-&quot; &amp; MOD(ROUND([.O33]);9)+[.P33]-[.O33];     IF([.O33]=[.P33];[.O33];[.O33] &amp; &quot;-&quot; &amp; [.P33])     ) &amp; IF([.H33] &lt; 1;&quot; per Emerald&quot;;&quot; Emerald&quot; &amp; IF([.P33]&lt;&gt;1;&quot;s&quot;;&quot;&quot;))     )" office:value-type="string" office:string-value="N/A">
            <text:p>N/A</text:p>
          </table:table-cell>
          <table:table-cell table:style-name="ce150" table:formula="of:=([.G33]*[.L33])/[.$G$5]" office:value-type="float" office:value="17.9248412587101">
            <text:p>17.92</text:p>
          </table:table-cell>
          <table:table-cell table:style-name="ce163" table:formula="of:=IF([.J33] &gt; 64; ROUNDDOWN(ROUND([.J33])/64) &amp; &quot; Stacks &amp; &quot; &amp; MOD(ROUND([.J33]);64); ROUND([.J33]))" office:value-type="float" office:value="18">
            <text:p>18</text:p>
          </table:table-cell>
          <table:table-cell table:style-name="ce176" office:value-type="float" office:value="64">
            <text:p>64</text:p>
          </table:table-cell>
          <table:table-cell table:style-name="ce150" table:formula="of:=IF([.H33]=&quot;N/A&quot;;IF([.G33]&lt;1;1/[.G33];[.G33]);IF([.H33]&lt;1;1/[.H33];[.H33]))" office:value-type="float" office:value="3.74552188580367">
            <text:p>3.75</text:p>
          </table:table-cell>
          <table:table-cell table:style-name="ce163" table:formula="of:=MIN([.M33]*[.$Y$38]; [.$Y$40])" office:value-type="float" office:value="0.374552188580367">
            <text:p>0.37</text:p>
          </table:table-cell>
          <table:table-cell table:style-name="ce163" table:formula="of:=ROUND([.M33]-[.N33])" office:value-type="float" office:value="3">
            <text:p>3</text:p>
          </table:table-cell>
          <table:table-cell table:style-name="ce163" table:formula="of:=ROUND([.M33]+[.N33])" office:value-type="float" office:value="4">
            <text:p>4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33] = &quot;None&quot;; &quot;&quot;;     IF([.O33] &lt; 1; &quot;Invalid: less than 1!&quot;; IF([.H33] &lt; 1; IF(OR(AND([.R33] = &quot;Buy&quot;; [.P33] &gt; [.L33]*2);AND([.R33] = &quot;Sell&quot;;[.P33] &gt; [.L33]);AND(OR([.R33] = &quot;Convert&quot;; [.R33] = &quot;Enchant&quot;); [.P33] &gt; [.L33])); &quot;Invalid: item can't stack that high!&quot;; &quot;&quot;);IF(OR(AND([.R33] = &quot;Buy&quot;; [.P33] &gt;[.$Y$49]);AND([.R33] = &quot;Sell&quot;;[.P33] &gt; [.$Y$50]);AND(OR([.R33] = &quot;Convert&quot;; [.R33] = &quot;Enchant&quot;); [.P33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Rare Farming Factor</text:p>
          </table:table-cell>
          <table:table-cell table:style-name="ce249" table:formula="of:=([.Z33])/66.6666" office:value-type="float" office:value="0.999000999000999">
            <text:p>0.9990</text:p>
          </table:table-cell>
          <table:table-cell table:style-name="ce249" table:formula="of:=[.Z9]*4/[.Y32]" office:value-type="float" office:value="66.6">
            <text:p>66.6000</text:p>
          </table:table-cell>
          <table:table-cell table:number-columns-repeated="998"/>
        </table:table-row>
        <table:table-row table:style-name="ro3">
          <table:table-cell table:style-name="ce6" office:value-type="string">
            <text:p>Saddle</text:p>
          </table:table-cell>
          <table:table-cell table:style-name="ce57" table:formula="of:=952*[.B6]" office:value-type="float" office:value="952">
            <text:p>952.0000</text:p>
          </table:table-cell>
          <table:table-cell table:style-name="ce71" table:formula="of:=[.B34]-[.B34]*[.Y18]*3" office:value-type="float" office:value="544">
            <text:p>544.0000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102" table:formula="of:=[.C34]*0.04" office:value-type="float" office:value="21.76">
            <text:p>21.7600</text:p>
          </table:table-cell>
          <table:table-cell table:style-name="ce121" table:formula="of:=[.G34]*0.35" office:value-type="float" office:value="7.616">
            <text:p>7.6160</text:p>
          </table:table-cell>
          <table:table-cell table:style-name="ce137" table:formula="of:=IF([.H34] = &quot;N/A&quot;; &quot;N/A&quot;;     IF(AND([.P34] &gt; 128;OR(AND([.H34] &gt; 1;[.$Y$51];[.R34] = &quot;Sell&quot;);AND([.H34] &lt; 1;[.S34];[.R34] = &quot;Buy&quot;)));     ROUNDDOWN(ROUND([.O34])/9) &amp; IF([.R34] = &quot;Sell&quot;; &quot; Emerald&quot;; &quot;&quot;) &amp; &quot; Blocks &amp; &quot; &amp; MOD(ROUND([.O34]);9) &amp; &quot;-&quot; &amp; MOD(ROUND([.O34]);9)+[.P34]-[.O34];     IF([.O34]=[.P34];[.O34];[.O34] &amp; &quot;-&quot; &amp; [.P34])     ) &amp; IF([.H34] &lt; 1;&quot; per Emerald&quot;;&quot; Emerald&quot; &amp; IF([.P34]&lt;&gt;1;&quot;s&quot;;&quot;&quot;))     )" office:value-type="string" office:string-value="7-8 Emeralds">
            <text:p>7-8 Emeralds</text:p>
          </table:table-cell>
          <table:table-cell table:style-name="ce152" table:formula="of:=([.G34]*[.L34])/[.$G$5]" office:value-type="float" office:value="22.8268809795788">
            <text:p>22.83</text:p>
          </table:table-cell>
          <table:table-cell table:style-name="ce165" table:formula="of:=IF([.J34] &gt; 64; ROUNDDOWN(ROUND([.J34])/64) &amp; &quot; Stacks &amp; &quot; &amp; MOD(ROUND([.J34]);64); ROUND([.J34]))" office:value-type="float" office:value="23">
            <text:p>23</text:p>
          </table:table-cell>
          <table:table-cell table:style-name="ce178" office:value-type="float" office:value="1">
            <text:p>1</text:p>
          </table:table-cell>
          <table:table-cell table:style-name="ce152" table:formula="of:=IF([.H34]=&quot;N/A&quot;;IF([.G34]&lt;1;1/[.G34];[.G34]);IF([.H34]&lt;1;1/[.H34];[.H34]))" office:value-type="float" office:value="7.616">
            <text:p>7.62</text:p>
          </table:table-cell>
          <table:table-cell table:style-name="ce165" table:formula="of:=MIN([.M34]*[.$Y$38]; [.$Y$40])" office:value-type="float" office:value="0.7616">
            <text:p>0.76</text:p>
          </table:table-cell>
          <table:table-cell table:style-name="ce165" table:formula="of:=ROUND([.M34]-[.N34])" office:value-type="float" office:value="7">
            <text:p>7</text:p>
          </table:table-cell>
          <table:table-cell table:style-name="ce165" table:formula="of:=ROUND([.M34]+[.N34])" office:value-type="float" office:value="8">
            <text:p>8</text:p>
          </table:table-cell>
          <table:table-cell table:style-name="ce6" table:formula="of:=IF([.H34]&gt;=1; [.$Y$45] &amp; ([.O34]*[.$Z$45]) + [.$AA$45] &amp; [.$AB$45] &amp; ([.P34]*[.$AC$45]) + [.$AD$45] &amp;[.$AE$45]; [.$Y$46] &amp; ([.P34]*[.$Z$46]) + [.$AA$46] &amp; [.$AB$46] &amp; ([.O34]*[.$AC$46]) + [.$AD$46] &amp;[.$AE$46])" office:value-type="string" office:string-value="Integer.valueOf(7), Integer.valueOf(9)));">
            <text:p>Integer.valueOf(7), Integer.valueOf(9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saddle</text:p>
          </table:table-cell>
          <table:table-cell table:style-name="ce178" table:formula="of:=IF([.H34] &lt; 1; [.T34] &amp; &quot;: [&quot; &amp; -[.P34] &amp; &quot;, &quot; &amp; -[.O34] &amp; &quot;]&quot;; [.T34] &amp; &quot;: [&quot; &amp; [.O34] &amp; &quot;, &quot; &amp; [.P34] &amp; &quot;]&quot;)" office:value-type="string" office:string-value="saddle: [7, 8]">
            <text:p>saddle: [7, 8]</text:p>
          </table:table-cell>
          <table:table-cell table:style-name="ce199" table:formula="of:=IF([.R34] = &quot;None&quot;; &quot;&quot;;     IF([.O34] &lt; 1; &quot;Invalid: less than 1!&quot;; IF([.H34] &lt; 1; IF(OR(AND([.R34] = &quot;Buy&quot;; [.P34] &gt; [.L34]*2);AND([.R34] = &quot;Sell&quot;;[.P34] &gt; [.L34]);AND(OR([.R34] = &quot;Convert&quot;; [.R34] = &quot;Enchant&quot;); [.P34] &gt; [.L34])); &quot;Invalid: item can't stack that high!&quot;; &quot;&quot;);IF(OR(AND([.R34] = &quot;Buy&quot;; [.P34] &gt;[.$Y$49]);AND([.R34] = &quot;Sell&quot;;[.P34] &gt; [.$Y$50]);AND(OR([.R34] = &quot;Convert&quot;; [.R34] = &quot;Enchant&quot;); [.P34] &gt; [.$Y$49])); &quot;Invalid: currency can't stack that high!&quot;; &quot;&quot;)))     )">
            <text:p/>
          </table:table-cell>
          <table:table-cell table:style-name="ce207" office:value-type="string">
            <text:p>53,,</text:p>
          </table:table-cell>
          <table:table-cell table:style-name="ce222" office:value-type="string">
            <text:p>Use per Durability</text:p>
          </table:table-cell>
          <table:table-cell table:style-name="ce250" table:formula="of:=0.001*[.B6]" office:value-type="float" office:value="0.001">
            <text:p>0.0010</text:p>
          </table:table-cell>
          <table:table-cell table:style-name="ce215" table:number-columns-repeated="999"/>
        </table:table-row>
        <table:table-row table:style-name="ro3">
          <table:table-cell table:style-name="ce36" office:value-type="string">
            <text:p>Seeds</text:p>
          </table:table-cell>
          <table:table-cell table:style-name="ce58" table:formula="of:=0.01*[.B6]" office:value-type="float" office:value="0.01">
            <text:p>0.0100</text:p>
          </table:table-cell>
          <table:table-cell table:style-name="ce75" table:formula="of:=[.B35]-[.B35]*[.Y18]*2" office:value-type="float" office:value="0.00714285714285714">
            <text:p>0.0071</text:p>
          </table:table-cell>
          <table:table-cell table:style-name="ce75" table:formula="of:=[.C35]*[.Y21]" office:value-type="float" office:value="0.000238095238095238">
            <text:p>0.0002</text:p>
          </table:table-cell>
          <table:table-cell table:style-name="ce75" table:formula="of:=[.D35]*[.Y20]" office:value-type="float" office:value="0.000116666666666667">
            <text:p>0.0001</text:p>
          </table:table-cell>
          <table:table-cell table:style-name="ce75" office:value-type="string">
            <text:p>N/A</text:p>
          </table:table-cell>
          <table:table-cell table:style-name="ce105" table:formula="of:=[.E35] + 0.01*[.B6]" office:value-type="float" office:value="0.0101166666666667">
            <text:p>0.0101</text:p>
          </table:table-cell>
          <table:table-cell table:style-name="ce125" office:value-type="string">
            <text:p>N/A</text:p>
          </table:table-cell>
          <table:table-cell table:style-name="ce141" table:formula="of:=IF([.H35] = &quot;N/A&quot;; &quot;N/A&quot;;     IF(AND([.P35] &gt; 128;OR(AND([.H35] &gt; 1;[.$Y$51];[.R35] = &quot;Sell&quot;);AND([.H35] &lt; 1;[.S35];[.R35] = &quot;Buy&quot;)));     ROUNDDOWN(ROUND([.O35])/9) &amp; IF([.R35] = &quot;Sell&quot;; &quot; Emerald&quot;; &quot;&quot;) &amp; &quot; Blocks &amp; &quot; &amp; MOD(ROUND([.O35]);9) &amp; &quot;-&quot; &amp; MOD(ROUND([.O35]);9)+[.P35]-[.O35];     IF([.O35]=[.P35];[.O35];[.O35] &amp; &quot;-&quot; &amp; [.P35])     ) &amp; IF([.H35] &lt; 1;&quot; per Emerald&quot;;&quot; Emerald&quot; &amp; IF([.P35]&lt;&gt;1;&quot;s&quot;;&quot;&quot;))     )" office:value-type="string" office:string-value="N/A">
            <text:p>N/A</text:p>
          </table:table-cell>
          <table:table-cell table:style-name="ce155" table:formula="of:=([.G35]*[.L35])/[.$G$5]" office:value-type="float" office:value="0.679211605617858">
            <text:p>0.68</text:p>
          </table:table-cell>
          <table:table-cell table:style-name="ce168" table:formula="of:=IF([.J35] &gt; 64; ROUNDDOWN(ROUND([.J35])/64) &amp; &quot; Stacks &amp; &quot; &amp; MOD(ROUND([.J35]);64); ROUND([.J35]))" office:value-type="float" office:value="1">
            <text:p>1</text:p>
          </table:table-cell>
          <table:table-cell table:style-name="ce181" office:value-type="float" office:value="64">
            <text:p>64</text:p>
          </table:table-cell>
          <table:table-cell table:style-name="ce155" table:formula="of:=IF([.H35]=&quot;N/A&quot;;IF([.G35]&lt;1;1/[.G35];[.G35]);IF([.H35]&lt;1;1/[.H35];[.H35]))" office:value-type="float" office:value="98.8467874794069">
            <text:p>98.85</text:p>
          </table:table-cell>
          <table:table-cell table:style-name="ce168" table:formula="of:=MIN([.M35]*[.$Y$38]; [.$Y$40])" office:value-type="float" office:value="5">
            <text:p>5</text:p>
          </table:table-cell>
          <table:table-cell table:style-name="ce168" table:formula="of:=ROUND([.M35]-[.N35])" office:value-type="float" office:value="94">
            <text:p>94</text:p>
          </table:table-cell>
          <table:table-cell table:style-name="ce168" table:formula="of:=ROUND([.M35]+[.N35])" office:value-type="float" office:value="104">
            <text:p>104</text:p>
          </table:table-cell>
          <table:table-cell table:style-name="ce36" office:value-type="string">
            <text:p>N/A</text:p>
          </table:table-cell>
          <table:table-cell table:style-name="ce181" office:value-type="string">
            <text:p>None</text:p>
          </table:table-cell>
          <table:table-cell table:style-name="ce191" office:value-type="boolean" office:boolean-value="false">
            <text:p>FALSE</text:p>
          </table:table-cell>
          <table:table-cell table:style-name="ce181" table:number-columns-repeated="2"/>
          <table:table-cell table:style-name="ce200" table:formula="of:=IF([.R35] = &quot;None&quot;; &quot;&quot;;     IF([.O35] &lt; 1; &quot;Invalid: less than 1!&quot;; IF([.H35] &lt; 1; IF(OR(AND([.R35] = &quot;Buy&quot;; [.P35] &gt; [.L35]*2);AND([.R35] = &quot;Sell&quot;;[.P35] &gt; [.L35]);AND(OR([.R35] = &quot;Convert&quot;; [.R35] = &quot;Enchant&quot;); [.P35] &gt; [.L35])); &quot;Invalid: item can't stack that high!&quot;; &quot;&quot;);IF(OR(AND([.R35] = &quot;Buy&quot;; [.P35] &gt;[.$Y$49]);AND([.R35] = &quot;Sell&quot;;[.P35] &gt; [.$Y$50]);AND(OR([.R35] = &quot;Convert&quot;; [.R35] = &quot;Enchant&quot;); [.P35] &gt; [.$Y$49])); &quot;Invalid: currency can't stack that high!&quot;; &quot;&quot;)))     )">
            <text:p/>
          </table:table-cell>
          <table:table-cell table:style-name="ce210" office:value-type="string">
            <text:p>0-3</text:p>
          </table:table-cell>
          <table:table-cell table:style-name="ce222" office:value-type="string">
            <text:p>Max Iron Durability Use</text:p>
          </table:table-cell>
          <table:table-cell table:style-name="ce249" table:formula="of:=[.Y34]*251" office:value-type="float" office:value="0.251">
            <text:p>0.2510</text:p>
          </table:table-cell>
          <table:table-cell table:style-name="ce256" table:number-columns-repeated="999"/>
        </table:table-row>
        <table:table-row table:style-name="ro3">
          <table:table-cell table:style-name="ce3" office:value-type="string">
            <text:p>Wheat</text:p>
          </table:table-cell>
          <table:table-cell table:style-name="ce44" table:formula="of:=[.G35] - [.Y6]/8" office:value-type="float" office:value="0.00999166666666667">
            <text:p>0.0100</text:p>
          </table:table-cell>
          <table:table-cell table:style-name="ce68" table:formula="of:=[.B36]-[.Y7]*2" office:value-type="float" office:value="0.00979166666666667">
            <text:p>0.0098</text:p>
          </table:table-cell>
          <table:table-cell table:style-name="ce68" table:formula="of:=[.C36]*[.Y11]" office:value-type="float" office:value="0.00274166666666667">
            <text:p>0.0027</text:p>
          </table:table-cell>
          <table:table-cell table:style-name="ce68" table:formula="of:=[.D36]*[.Y19]" office:value-type="float" office:value="0.00191916666666667">
            <text:p>0.0019</text:p>
          </table:table-cell>
          <table:table-cell table:style-name="ce68" office:value-type="string">
            <text:p>N/A</text:p>
          </table:table-cell>
          <table:table-cell table:style-name="ce101" table:formula="of:=[.E36]+(0.25*[.B6] * [.Y11])" office:value-type="float" office:value="0.0719191666666667">
            <text:p>0.0719</text:p>
          </table:table-cell>
          <table:table-cell table:style-name="ce126" table:formula="of:=[.G36]*[.Y39]" office:value-type="float" office:value="0.0359595833333333">
            <text:p>0.0360</text:p>
          </table:table-cell>
          <table:table-cell table:style-name="ce134" table:formula="of:=IF([.H36] = &quot;N/A&quot;; &quot;N/A&quot;;     IF(AND([.P36] &gt; 128;OR(AND([.H36] &gt; 1;[.$Y$51];[.R36] = &quot;Sell&quot;);AND([.H36] &lt; 1;[.S36];[.R36] = &quot;Buy&quot;)));     ROUNDDOWN(ROUND([.O36])/9) &amp; IF([.R36] = &quot;Sell&quot;; &quot; Emerald&quot;; &quot;&quot;) &amp; &quot; Blocks &amp; &quot; &amp; MOD(ROUND([.O36]);9) &amp; &quot;-&quot; &amp; MOD(ROUND([.O36]);9)+[.P36]-[.O36];     IF([.O36]=[.P36];[.O36];[.O36] &amp; &quot;-&quot; &amp; [.P36])     ) &amp; IF([.H36] &lt; 1;&quot; per Emerald&quot;;&quot; Emerald&quot; &amp; IF([.P36]&lt;&gt;1;&quot;s&quot;;&quot;&quot;))     )" office:value-type="string" office:string-value="25-31 per Emerald">
            <text:p>25-31 per Emerald</text:p>
          </table:table-cell>
          <table:table-cell table:style-name="ce149" table:formula="of:=([.G36]*[.L36])/[.$G$5]" office:value-type="float" office:value="4.82850075779556">
            <text:p>4.83</text:p>
          </table:table-cell>
          <table:table-cell table:style-name="ce162" table:formula="of:=IF([.J36] &gt; 64; ROUNDDOWN(ROUND([.J36])/64) &amp; &quot; Stacks &amp; &quot; &amp; MOD(ROUND([.J36]);64); ROUND([.J36]))" office:value-type="float" office:value="5">
            <text:p>5</text:p>
          </table:table-cell>
          <table:table-cell table:style-name="ce175" office:value-type="float" office:value="64">
            <text:p>64</text:p>
          </table:table-cell>
          <table:table-cell table:style-name="ce149" table:formula="of:=IF([.H36]=&quot;N/A&quot;;IF([.G36]&lt;1;1/[.G36];[.G36]);IF([.H36]&lt;1;1/[.H36];[.H36]))" office:value-type="float" office:value="27.8089985284405">
            <text:p>27.81</text:p>
          </table:table-cell>
          <table:table-cell table:style-name="ce162" table:formula="of:=MIN([.M36]*[.$Y$38]; [.$Y$40])" office:value-type="float" office:value="2.78089985284405">
            <text:p>2.78</text:p>
          </table:table-cell>
          <table:table-cell table:style-name="ce162" table:formula="of:=ROUND([.M36]-[.N36])" office:value-type="float" office:value="25">
            <text:p>25</text:p>
          </table:table-cell>
          <table:table-cell table:style-name="ce162" table:formula="of:=ROUND([.M36]+[.N36])" office:value-type="float" office:value="31">
            <text:p>31</text:p>
          </table:table-cell>
          <table:table-cell table:style-name="ce3" table:formula="of:=[.$Y$44] &amp; ([.O36]*[.$Z$44]) + [.$AA$44] &amp; [.$AB$44] &amp; ([.P36]*[.$AC$44]) + [.$AD$44] &amp;[.$AE$44]" office:value-type="string" office:string-value="Integer.valueOf(25), Integer.valueOf(32)));">
            <text:p>Integer.valueOf(25), Integer.valueOf(32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wheat</text:p>
          </table:table-cell>
          <table:table-cell table:style-name="ce175" table:formula="of:=IF([.H36] &gt; 1; [.T36] &amp; &quot;: [&quot; &amp; -[.P36] &amp; &quot;, &quot; &amp; -[.O36] &amp; &quot;]&quot;; [.T36] &amp; &quot;: [&quot; &amp; [.O36] &amp; &quot;, &quot; &amp; [.P36] &amp; &quot;]&quot;)" office:value-type="string" office:string-value="wheat: [25, 31]">
            <text:p>wheat: [25, 31]</text:p>
          </table:table-cell>
          <table:table-cell table:style-name="ce197" table:formula="of:=IF([.R36] = &quot;None&quot;; &quot;&quot;;     IF([.O36] &lt; 1; &quot;Invalid: less than 1!&quot;; IF([.H36] &lt; 1; IF(OR(AND([.R36] = &quot;Buy&quot;; [.P36] &gt; [.L36]*2);AND([.R36] = &quot;Sell&quot;;[.P36] &gt; [.L36]);AND(OR([.R36] = &quot;Convert&quot;; [.R36] = &quot;Enchant&quot;); [.P36] &gt; [.L36])); &quot;Invalid: item can't stack that high!&quot;; &quot;&quot;);IF(OR(AND([.R36] = &quot;Buy&quot;; [.P36] &gt;[.$Y$49]);AND([.R36] = &quot;Sell&quot;;[.P36] &gt; [.$Y$50]);AND(OR([.R36] = &quot;Convert&quot;; [.R36] = &quot;Enchant&quot;); [.P36] &gt; [.$Y$49])); &quot;Invalid: currency can't stack that high!&quot;; &quot;&quot;)))     )">
            <text:p/>
          </table:table-cell>
          <table:table-cell table:style-name="ce207" office:value-type="string">
            <text:p>53:1-4,,</text:p>
          </table:table-cell>
          <table:table-cell table:style-name="ce223" office:value-type="string">
            <text:p>Max Diamond Durability Use</text:p>
          </table:table-cell>
          <table:table-cell table:style-name="ce249" table:formula="of:=[.Y34]*1562" office:value-type="float" office:value="1.562">
            <text:p>1.5620</text:p>
          </table:table-cell>
          <table:table-cell table:style-name="ce254" table:number-columns-repeated="999"/>
        </table:table-row>
        <table:table-row table:style-name="ro3">
          <table:table-cell table:style-name="ce31" office:value-type="string">
            <text:p>Melon Seeds</text:p>
          </table:table-cell>
          <table:table-cell table:style-name="ce56" table:formula="of:=312*[.B6]" office:value-type="float" office:value="312">
            <text:p>312.0000</text:p>
          </table:table-cell>
          <table:table-cell table:style-name="ce72" table:formula="of:=[.B37]-[.B37]*[.Y18]*5" office:value-type="float" office:value="89.1428571428572">
            <text:p>89.1429</text:p>
          </table:table-cell>
          <table:table-cell table:style-name="ce69" office:value-type="string">
            <text:p>N/A</text:p>
          </table:table-cell>
          <table:table-cell table:style-name="ce76" table:formula="of:=[.C37]" office:value-type="float" office:value="89.1428571428572">
            <text:p>89.1429</text:p>
          </table:table-cell>
          <table:table-cell table:style-name="ce69" table:formula="of:=[.G38]" office:value-type="float" office:value="0.0204865714285714">
            <text:p>0.0205</text:p>
          </table:table-cell>
          <table:table-cell table:style-name="ce107" table:formula="of:=[.F37]" office:value-type="float" office:value="0.0204865714285714">
            <text:p>0.0205</text:p>
          </table:table-cell>
          <table:table-cell table:style-name="ce118" office:value-type="string">
            <text:p>N/A</text:p>
          </table:table-cell>
          <table:table-cell table:style-name="ce135" table:formula="of:=IF([.H37] = &quot;N/A&quot;; &quot;N/A&quot;;     IF(AND([.P37] &gt; 128;OR(AND([.H37] &gt; 1;[.$Y$51];[.R37] = &quot;Sell&quot;);AND([.H37] &lt; 1;[.S37];[.R37] = &quot;Buy&quot;)));     ROUNDDOWN(ROUND([.O37])/9) &amp; IF([.R37] = &quot;Sell&quot;; &quot; Emerald&quot;; &quot;&quot;) &amp; &quot; Blocks &amp; &quot; &amp; MOD(ROUND([.O37]);9) &amp; &quot;-&quot; &amp; MOD(ROUND([.O37]);9)+[.P37]-[.O37];     IF([.O37]=[.P37];[.O37];[.O37] &amp; &quot;-&quot; &amp; [.P37])     ) &amp; IF([.H37] &lt; 1;&quot; per Emerald&quot;;&quot; Emerald&quot; &amp; IF([.P37]&lt;&gt;1;&quot;s&quot;;&quot;&quot;))     )" office:value-type="string" office:string-value="N/A">
            <text:p>N/A</text:p>
          </table:table-cell>
          <table:table-cell table:style-name="ce150" table:formula="of:=([.G37]*[.L37])/[.$G$5]" office:value-type="float" office:value="1.3754250814107">
            <text:p>1.38</text:p>
          </table:table-cell>
          <table:table-cell table:style-name="ce163" table:formula="of:=IF([.J37] &gt; 64; ROUNDDOWN(ROUND([.J37])/64) &amp; &quot; Stacks &amp; &quot; &amp; MOD(ROUND([.J37]);64); ROUND([.J37]))" office:value-type="float" office:value="1">
            <text:p>1</text:p>
          </table:table-cell>
          <table:table-cell table:style-name="ce176" office:value-type="float" office:value="64">
            <text:p>64</text:p>
          </table:table-cell>
          <table:table-cell table:style-name="ce150" table:formula="of:=IF([.H37]=&quot;N/A&quot;;IF([.G37]&lt;1;1/[.G37];[.G37]);IF([.H37]&lt;1;1/[.H37];[.H37]))" office:value-type="float" office:value="48.812462519002">
            <text:p>48.81</text:p>
          </table:table-cell>
          <table:table-cell table:style-name="ce163" table:formula="of:=MIN([.M37]*[.$Y$38]; [.$Y$40])" office:value-type="float" office:value="4.8812462519002">
            <text:p>4.88</text:p>
          </table:table-cell>
          <table:table-cell table:style-name="ce163" table:formula="of:=ROUND([.M37]-[.N37])" office:value-type="float" office:value="44">
            <text:p>44</text:p>
          </table:table-cell>
          <table:table-cell table:style-name="ce163" table:formula="of:=ROUND([.M37]+[.N37])" office:value-type="float" office:value="54">
            <text:p>54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37] = &quot;None&quot;; &quot;&quot;;     IF([.O37] &lt; 1; &quot;Invalid: less than 1!&quot;; IF([.H37] &lt; 1; IF(OR(AND([.R37] = &quot;Buy&quot;; [.P37] &gt; [.L37]*2);AND([.R37] = &quot;Sell&quot;;[.P37] &gt; [.L37]);AND(OR([.R37] = &quot;Convert&quot;; [.R37] = &quot;Enchant&quot;); [.P37] &gt; [.L37])); &quot;Invalid: item can't stack that high!&quot;; &quot;&quot;);IF(OR(AND([.R37] = &quot;Buy&quot;; [.P37] &gt;[.$Y$49]);AND([.R37] = &quot;Sell&quot;;[.P37] &gt; [.$Y$50]);AND(OR([.R37] = &quot;Convert&quot;; [.R37] = &quot;Enchant&quot;); [.P37] &gt; [.$Y$49])); &quot;Invalid: currency can't stack that high!&quot;; &quot;&quot;)))     )">
            <text:p/>
          </table:table-cell>
          <table:table-cell table:style-name="ce211" office:value-type="string">
            <text:p>,,47:2-4</text:p>
          </table:table-cell>
          <table:table-cell table:style-name="ce223" office:value-type="string">
            <text:p>Max Leather Durability Use</text:p>
          </table:table-cell>
          <table:table-cell table:style-name="ce249" table:formula="of:=[.Y34]*81" office:value-type="float" office:value="0.081">
            <text:p>0.0810</text:p>
          </table:table-cell>
          <table:table-cell table:number-columns-repeated="999"/>
        </table:table-row>
        <table:table-row table:style-name="ro3">
          <table:table-cell table:style-name="ce6" office:value-type="string">
            <text:p>Melon Slice</text:p>
          </table:table-cell>
          <table:table-cell table:style-name="ce48" table:formula="of:=[.C37]/5" office:value-type="float" office:value="17.8285714285714">
            <text:p>17.8286</text:p>
          </table:table-cell>
          <table:table-cell table:style-name="ce71" office:value-type="string">
            <text:p>N/A</text:p>
          </table:table-cell>
          <table:table-cell table:style-name="ce71" table:formula="of:=[.B38]*[.Y12]*0.01" office:value-type="float" office:value="0.0165805714285714">
            <text:p>0.0166</text:p>
          </table:table-cell>
          <table:table-cell table:style-name="ce80" table:formula="of:=[.D38]" office:value-type="float" office:value="0.0165805714285714">
            <text:p>0.0166</text:p>
          </table:table-cell>
          <table:table-cell table:style-name="ce71" office:value-type="string">
            <text:p>N/A</text:p>
          </table:table-cell>
          <table:table-cell table:style-name="ce109" table:formula="of:=[.E38] + ([.Y24]*2 + [.Y25]*1.2)*[.Y12]" office:value-type="float" office:value="0.0204865714285714">
            <text:p>0.0205</text:p>
          </table:table-cell>
          <table:table-cell table:style-name="ce121" table:formula="of:=[.G38]*1/[.Y39]" office:value-type="float" office:value="0.0409731428571429">
            <text:p>0.0410</text:p>
          </table:table-cell>
          <table:table-cell table:style-name="ce137" table:formula="of:=IF([.H38] = &quot;N/A&quot;; &quot;N/A&quot;;     IF(AND([.P38] &gt; 128;OR(AND([.H38] &gt; 1;[.$Y$51];[.R38] = &quot;Sell&quot;);AND([.H38] &lt; 1;[.S38];[.R38] = &quot;Buy&quot;)));     ROUNDDOWN(ROUND([.O38])/9) &amp; IF([.R38] = &quot;Sell&quot;; &quot; Emerald&quot;; &quot;&quot;) &amp; &quot; Blocks &amp; &quot; &amp; MOD(ROUND([.O38]);9) &amp; &quot;-&quot; &amp; MOD(ROUND([.O38]);9)+[.P38]-[.O38];     IF([.O38]=[.P38];[.O38];[.O38] &amp; &quot;-&quot; &amp; [.P38])     ) &amp; IF([.H38] &lt; 1;&quot; per Emerald&quot;;&quot; Emerald&quot; &amp; IF([.P38]&lt;&gt;1;&quot;s&quot;;&quot;&quot;))     )" office:value-type="string" office:string-value="22-27 per Emerald">
            <text:p>22-27 per Emerald</text:p>
          </table:table-cell>
          <table:table-cell table:style-name="ce152" table:formula="of:=([.G38]*[.L38])/[.$G$5]" office:value-type="float" office:value="1.3754250814107">
            <text:p>1.38</text:p>
          </table:table-cell>
          <table:table-cell table:style-name="ce165" table:formula="of:=IF([.J38] &gt; 64; ROUNDDOWN(ROUND([.J38])/64) &amp; &quot; Stacks &amp; &quot; &amp; MOD(ROUND([.J38]);64); ROUND([.J38]))" office:value-type="float" office:value="1">
            <text:p>1</text:p>
          </table:table-cell>
          <table:table-cell table:style-name="ce178" office:value-type="float" office:value="64">
            <text:p>64</text:p>
          </table:table-cell>
          <table:table-cell table:style-name="ce152" table:formula="of:=IF([.H38]=&quot;N/A&quot;;IF([.G38]&lt;1;1/[.G38];[.G38]);IF([.H38]&lt;1;1/[.H38];[.H38]))" office:value-type="float" office:value="24.406231259501">
            <text:p>24.41</text:p>
          </table:table-cell>
          <table:table-cell table:style-name="ce165" table:formula="of:=MIN([.M38]*[.$Y$38]; [.$Y$40])" office:value-type="float" office:value="2.4406231259501">
            <text:p>2.44</text:p>
          </table:table-cell>
          <table:table-cell table:style-name="ce165" table:formula="of:=ROUND([.M38]-[.N38])" office:value-type="float" office:value="22">
            <text:p>22</text:p>
          </table:table-cell>
          <table:table-cell table:style-name="ce165" table:formula="of:=ROUND([.M38]+[.N38])" office:value-type="float" office:value="27">
            <text:p>27</text:p>
          </table:table-cell>
          <table:table-cell table:style-name="ce6" table:formula="of:=IF([.H38]&gt;=1; [.$Y$45] &amp; ([.O38]*[.$Z$45]) + [.$AA$45] &amp; [.$AB$45] &amp; ([.P38]*[.$AC$45]) + [.$AD$45] &amp;[.$AE$45]; [.$Y$46] &amp; ([.P38]*[.$Z$46]) + [.$AA$46] &amp; [.$AB$46] &amp; ([.O38]*[.$AC$46]) + [.$AD$46] &amp;[.$AE$46])" office:value-type="string" office:string-value="Integer.valueOf(-27), Integer.valueOf(-21)));">
            <text:p>Integer.valueOf(-27), Integer.valueOf(-21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table:formula="of:= &quot;'360'&quot;" office:value-type="string" office:string-value="'360'">
            <text:p>'360'</text:p>
          </table:table-cell>
          <table:table-cell table:style-name="ce178" table:formula="of:=IF([.H38] &lt; 1; [.T38] &amp; &quot;: [&quot; &amp; -[.P38] &amp; &quot;, &quot; &amp; -[.O38] &amp; &quot;]&quot;; [.T38] &amp; &quot;: [&quot; &amp; [.O38] &amp; &quot;, &quot; &amp; [.P38] &amp; &quot;]&quot;)" office:value-type="string" office:string-value="'360': [-27, -22]">
            <text:p>'360': [-27, -22]</text:p>
          </table:table-cell>
          <table:table-cell table:style-name="ce199" table:formula="of:=IF([.R38] = &quot;None&quot;; &quot;&quot;;     IF([.O38] &lt; 1; &quot;Invalid: less than 1!&quot;; IF([.H38] &lt; 1; IF(OR(AND([.R38] = &quot;Buy&quot;; [.P38] &gt; [.L38]*2);AND([.R38] = &quot;Sell&quot;;[.P38] &gt; [.L38]);AND(OR([.R38] = &quot;Convert&quot;; [.R38] = &quot;Enchant&quot;); [.P38] &gt; [.L38])); &quot;Invalid: item can't stack that high!&quot;; &quot;&quot;);IF(OR(AND([.R38] = &quot;Buy&quot;; [.P38] &gt;[.$Y$49]);AND([.R38] = &quot;Sell&quot;;[.P38] &gt; [.$Y$50]);AND(OR([.R38] = &quot;Convert&quot;; [.R38] = &quot;Enchant&quot;); [.P38] &gt; [.$Y$49])); &quot;Invalid: currency can't stack that high!&quot;; &quot;&quot;)))     )">
            <text:p/>
          </table:table-cell>
          <table:table-cell table:style-name="ce208"/>
          <table:table-cell table:style-name="ce222" office:value-type="string">
            <text:p>Randomness Factor</text:p>
          </table:table-cell>
          <table:table-cell table:style-name="ce250" table:formula="of:=1/10" office:value-type="float" office:value="0.1">
            <text:p>0.1000</text:p>
          </table:table-cell>
          <table:table-cell table:style-name="ce215" table:number-columns-repeated="999"/>
        </table:table-row>
        <table:table-row table:style-name="ro3">
          <table:table-cell table:style-name="ce31" office:value-type="string">
            <text:p>Sugarcane</text:p>
          </table:table-cell>
          <table:table-cell table:style-name="ce49" table:formula="of:=12.6*[.B6]" office:value-type="float" office:value="12.6">
            <text:p>12.6000</text:p>
          </table:table-cell>
          <table:table-cell table:style-name="ce69" table:formula="of:=[.B39]-[.B39]*[.Y18]*6.9" office:value-type="float" office:value="0.18">
            <text:p>0.1800</text:p>
          </table:table-cell>
          <table:table-cell table:style-name="ce69" table:formula="of:=[.C39]*[.Y13]" office:value-type="float" office:value="0.0485999999999999">
            <text:p>0.0486</text:p>
          </table:table-cell>
          <table:table-cell table:style-name="ce69" table:formula="of:=[.D39]*[.Y20]" office:value-type="float" office:value="0.023814">
            <text:p>0.0238</text:p>
          </table:table-cell>
          <table:table-cell table:style-name="ce69" office:value-type="string">
            <text:p>N/A</text:p>
          </table:table-cell>
          <table:table-cell table:style-name="ce106" table:formula="of:=[.E39] + [.B6]*0.02" office:value-type="float" office:value="0.043814">
            <text:p>0.0438</text:p>
          </table:table-cell>
          <table:table-cell table:style-name="ce118" office:value-type="string">
            <text:p>N/A</text:p>
          </table:table-cell>
          <table:table-cell table:style-name="ce135" table:formula="of:=IF([.H39] = &quot;N/A&quot;; &quot;N/A&quot;;     IF(AND([.P39] &gt; 128;OR(AND([.H39] &gt; 1;[.$Y$51];[.R39] = &quot;Sell&quot;);AND([.H39] &lt; 1;[.S39];[.R39] = &quot;Buy&quot;)));     ROUNDDOWN(ROUND([.O39])/9) &amp; IF([.R39] = &quot;Sell&quot;; &quot; Emerald&quot;; &quot;&quot;) &amp; &quot; Blocks &amp; &quot; &amp; MOD(ROUND([.O39]);9) &amp; &quot;-&quot; &amp; MOD(ROUND([.O39]);9)+[.P39]-[.O39];     IF([.O39]=[.P39];[.O39];[.O39] &amp; &quot;-&quot; &amp; [.P39])     ) &amp; IF([.H39] &lt; 1;&quot; per Emerald&quot;;&quot; Emerald&quot; &amp; IF([.P39]&lt;&gt;1;&quot;s&quot;;&quot;&quot;))     )" office:value-type="string" office:string-value="N/A">
            <text:p>N/A</text:p>
          </table:table-cell>
          <table:table-cell table:style-name="ce150" table:formula="of:=([.G39]*[.L39])/[.$G$5]" office:value-type="float" office:value="2.94157930364489">
            <text:p>2.94</text:p>
          </table:table-cell>
          <table:table-cell table:style-name="ce163" table:formula="of:=IF([.J39] &gt; 64; ROUNDDOWN(ROUND([.J39])/64) &amp; &quot; Stacks &amp; &quot; &amp; MOD(ROUND([.J39]);64); ROUND([.J39]))" office:value-type="float" office:value="3">
            <text:p>3</text:p>
          </table:table-cell>
          <table:table-cell table:style-name="ce176" office:value-type="float" office:value="64">
            <text:p>64</text:p>
          </table:table-cell>
          <table:table-cell table:style-name="ce150" table:formula="of:=IF([.H39]=&quot;N/A&quot;;IF([.G39]&lt;1;1/[.G39];[.G39]);IF([.H39]&lt;1;1/[.H39];[.H39]))" office:value-type="float" office:value="22.8237549641667">
            <text:p>22.82</text:p>
          </table:table-cell>
          <table:table-cell table:style-name="ce163" table:formula="of:=MIN([.M39]*[.$Y$38]; [.$Y$40])" office:value-type="float" office:value="2.28237549641667">
            <text:p>2.28</text:p>
          </table:table-cell>
          <table:table-cell table:style-name="ce163" table:formula="of:=ROUND([.M39]-[.N39])" office:value-type="float" office:value="21">
            <text:p>21</text:p>
          </table:table-cell>
          <table:table-cell table:style-name="ce163" table:formula="of:=ROUND([.M39]+[.N39])" office:value-type="float" office:value="25">
            <text:p>25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39] = &quot;None&quot;; &quot;&quot;;     IF([.O39] &lt; 1; &quot;Invalid: less than 1!&quot;; IF([.H39] &lt; 1; IF(OR(AND([.R39] = &quot;Buy&quot;; [.P39] &gt; [.L39]*2);AND([.R39] = &quot;Sell&quot;;[.P39] &gt; [.L39]);AND(OR([.R39] = &quot;Convert&quot;; [.R39] = &quot;Enchant&quot;); [.P39] &gt; [.L39])); &quot;Invalid: item can't stack that high!&quot;; &quot;&quot;);IF(OR(AND([.R39] = &quot;Buy&quot;; [.P39] &gt;[.$Y$49]);AND([.R39] = &quot;Sell&quot;;[.P39] &gt; [.$Y$50]);AND(OR([.R39] = &quot;Convert&quot;; [.R39] = &quot;Enchant&quot;); [.P39] &gt; [.$Y$49])); &quot;Invalid: currency can't stack that high!&quot;; &quot;&quot;)))     )">
            <text:p/>
          </table:table-cell>
          <table:table-cell table:style-name="ce205"/>
          <table:table-cell table:style-name="ce222" office:value-type="string">
            <text:p>Retail Stinginess Factor</text:p>
          </table:table-cell>
          <table:table-cell table:style-name="ce250" table:formula="of:=1/2" office:value-type="float" office:value="0.5">
            <text:p>0.5000</text:p>
          </table:table-cell>
          <table:table-cell table:number-columns-repeated="999"/>
        </table:table-row>
        <table:table-row table:style-name="ro3">
          <table:table-cell table:style-name="ce31" office:value-type="string">
            <text:p>Cocoa Beans</text:p>
          </table:table-cell>
          <table:table-cell table:style-name="ce49" table:formula="of:=7.5*[.B6]-[.Y6]/3" office:value-type="float" office:value="7.49966666666667">
            <text:p>7.4997</text:p>
          </table:table-cell>
          <table:table-cell table:style-name="ce72" table:formula="of:=[.B40]-[.B40]*[.Y18]*4-[.Y7]/3" office:value-type="float" office:value="3.21410952380952">
            <text:p>3.2141</text:p>
          </table:table-cell>
          <table:table-cell table:style-name="ce69" table:formula="of:=[.C40]*[.Y14]" office:value-type="float" office:value="0.299983555555556">
            <text:p>0.3000</text:p>
          </table:table-cell>
          <table:table-cell table:style-name="ce69" table:formula="of:=[.D40]*[.Y19]" office:value-type="float" office:value="0.209988488888889">
            <text:p>0.2100</text:p>
          </table:table-cell>
          <table:table-cell table:style-name="ce69" office:value-type="string">
            <text:p>N/A</text:p>
          </table:table-cell>
          <table:table-cell table:style-name="ce106" table:formula="of:=[.E40]+[.B6]*0.02" office:value-type="float" office:value="0.229988488888889">
            <text:p>0.2300</text:p>
          </table:table-cell>
          <table:table-cell table:style-name="ce118" office:value-type="string">
            <text:p>N/A</text:p>
          </table:table-cell>
          <table:table-cell table:style-name="ce135" table:formula="of:=IF([.H40] = &quot;N/A&quot;; &quot;N/A&quot;;     IF(AND([.P40] &gt; 128;OR(AND([.H40] &gt; 1;[.$Y$51];[.R40] = &quot;Sell&quot;);AND([.H40] &lt; 1;[.S40];[.R40] = &quot;Buy&quot;)));     ROUNDDOWN(ROUND([.O40])/9) &amp; IF([.R40] = &quot;Sell&quot;; &quot; Emerald&quot;; &quot;&quot;) &amp; &quot; Blocks &amp; &quot; &amp; MOD(ROUND([.O40]);9) &amp; &quot;-&quot; &amp; MOD(ROUND([.O40]);9)+[.P40]-[.O40];     IF([.O40]=[.P40];[.O40];[.O40] &amp; &quot;-&quot; &amp; [.P40])     ) &amp; IF([.H40] &lt; 1;&quot; per Emerald&quot;;&quot; Emerald&quot; &amp; IF([.P40]&lt;&gt;1;&quot;s&quot;;&quot;&quot;))     )" office:value-type="string" office:string-value="N/A">
            <text:p>N/A</text:p>
          </table:table-cell>
          <table:table-cell table:style-name="ce150" table:formula="of:=([.G40]*[.L40])/[.$G$5]" office:value-type="float" office:value="15.440940772176">
            <text:p>15.44</text:p>
          </table:table-cell>
          <table:table-cell table:style-name="ce163" table:formula="of:=IF([.J40] &gt; 64; ROUNDDOWN(ROUND([.J40])/64) &amp; &quot; Stacks &amp; &quot; &amp; MOD(ROUND([.J40]);64); ROUND([.J40]))" office:value-type="float" office:value="15">
            <text:p>15</text:p>
          </table:table-cell>
          <table:table-cell table:style-name="ce176" office:value-type="float" office:value="64">
            <text:p>64</text:p>
          </table:table-cell>
          <table:table-cell table:style-name="ce150" table:formula="of:=IF([.H40]=&quot;N/A&quot;;IF([.G40]&lt;1;1/[.G40];[.G40]);IF([.H40]&lt;1;1/[.H40];[.H40]))" office:value-type="float" office:value="4.3480436991919">
            <text:p>4.35</text:p>
          </table:table-cell>
          <table:table-cell table:style-name="ce163" table:formula="of:=MIN([.M40]*[.$Y$38]; [.$Y$40])" office:value-type="float" office:value="0.43480436991919">
            <text:p>0.43</text:p>
          </table:table-cell>
          <table:table-cell table:style-name="ce163" table:formula="of:=ROUND([.M40]-[.N40])" office:value-type="float" office:value="4">
            <text:p>4</text:p>
          </table:table-cell>
          <table:table-cell table:style-name="ce163" table:formula="of:=ROUND([.M40]+[.N40])" office:value-type="float" office:value="5">
            <text:p>5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40] = &quot;None&quot;; &quot;&quot;;     IF([.O40] &lt; 1; &quot;Invalid: less than 1!&quot;; IF([.H40] &lt; 1; IF(OR(AND([.R40] = &quot;Buy&quot;; [.P40] &gt; [.L40]*2);AND([.R40] = &quot;Sell&quot;;[.P40] &gt; [.L40]);AND(OR([.R40] = &quot;Convert&quot;; [.R40] = &quot;Enchant&quot;); [.P40] &gt; [.L40])); &quot;Invalid: item can't stack that high!&quot;; &quot;&quot;);IF(OR(AND([.R40] = &quot;Buy&quot;; [.P40] &gt;[.$Y$49]);AND([.R40] = &quot;Sell&quot;;[.P40] &gt; [.$Y$50]);AND(OR([.R40] = &quot;Convert&quot;; [.R40] = &quot;Enchant&quot;); [.P40] &gt; [.$Y$49])); &quot;Invalid: currency can't stack that high!&quot;; &quot;&quot;)))     )">
            <text:p/>
          </table:table-cell>
          <table:table-cell table:style-name="ce211" office:value-type="string">
            <text:p>53:1-3,,</text:p>
          </table:table-cell>
          <table:table-cell table:style-name="ce225" office:value-type="string">
            <text:p>Randomness Cap</text:p>
          </table:table-cell>
          <table:table-cell table:style-name="ce250" table:formula="of:=5*[.B6]" office:value-type="float" office:value="5">
            <text:p>5.0000</text:p>
          </table:table-cell>
          <table:table-cell table:number-columns-repeated="999"/>
        </table:table-row>
        <table:table-row table:style-name="ro3">
          <table:table-cell table:style-name="ce31" office:value-type="string">
            <text:p>Wood</text:p>
          </table:table-cell>
          <table:table-cell table:style-name="ce49" table:formula="of:=0.01*[.B6]" office:value-type="float" office:value="0.01">
            <text:p>0.0100</text:p>
          </table:table-cell>
          <table:table-cell table:style-name="ce76" table:formula="of:=[.B41]" office:value-type="float" office:value="0.01">
            <text:p>0.0100</text:p>
          </table:table-cell>
          <table:table-cell table:style-name="ce69" table:formula="of:=[.C41]*[.Y15]" office:value-type="float" office:value="0.00245">
            <text:p>0.0025</text:p>
          </table:table-cell>
          <table:table-cell table:style-name="ce69" table:formula="of:=[.D41]+(0.1*[.B6]*[.Y15])" office:value-type="float" office:value="0.02695">
            <text:p>0.0270</text:p>
          </table:table-cell>
          <table:table-cell table:style-name="ce69" office:value-type="string">
            <text:p>N/A</text:p>
          </table:table-cell>
          <table:table-cell table:style-name="ce106" table:formula="of:=[.E41]+(0.35*[.B6] * [.Y15])" office:value-type="float" office:value="0.1127">
            <text:p>0.1127</text:p>
          </table:table-cell>
          <table:table-cell table:style-name="ce118" office:value-type="string">
            <text:p>N/A</text:p>
          </table:table-cell>
          <table:table-cell table:style-name="ce135" table:formula="of:=IF([.H41] = &quot;N/A&quot;; &quot;N/A&quot;;     IF(AND([.P41] &gt; 128;OR(AND([.H41] &gt; 1;[.$Y$51];[.R41] = &quot;Sell&quot;);AND([.H41] &lt; 1;[.S41];[.R41] = &quot;Buy&quot;)));     ROUNDDOWN(ROUND([.O41])/9) &amp; IF([.R41] = &quot;Sell&quot;; &quot; Emerald&quot;; &quot;&quot;) &amp; &quot; Blocks &amp; &quot; &amp; MOD(ROUND([.O41]);9) &amp; &quot;-&quot; &amp; MOD(ROUND([.O41]);9)+[.P41]-[.O41];     IF([.O41]=[.P41];[.O41];[.O41] &amp; &quot;-&quot; &amp; [.P41])     ) &amp; IF([.H41] &lt; 1;&quot; per Emerald&quot;;&quot; Emerald&quot; &amp; IF([.P41]&lt;&gt;1;&quot;s&quot;;&quot;&quot;))     )" office:value-type="string" office:string-value="N/A">
            <text:p>N/A</text:p>
          </table:table-cell>
          <table:table-cell table:style-name="ce150" table:formula="of:=([.G41]*[.L41])/[.$G$5]" office:value-type="float" office:value="7.56643966587802">
            <text:p>7.57</text:p>
          </table:table-cell>
          <table:table-cell table:style-name="ce163" table:formula="of:=IF([.J41] &gt; 64; ROUNDDOWN(ROUND([.J41])/64) &amp; &quot; Stacks &amp; &quot; &amp; MOD(ROUND([.J41]);64); ROUND([.J41]))" office:value-type="float" office:value="8">
            <text:p>8</text:p>
          </table:table-cell>
          <table:table-cell table:style-name="ce176" office:value-type="float" office:value="64">
            <text:p>64</text:p>
          </table:table-cell>
          <table:table-cell table:style-name="ce150" table:formula="of:=IF([.H41]=&quot;N/A&quot;;IF([.G41]&lt;1;1/[.G41];[.G41]);IF([.H41]&lt;1;1/[.H41];[.H41]))" office:value-type="float" office:value="8.87311446317657">
            <text:p>8.87</text:p>
          </table:table-cell>
          <table:table-cell table:style-name="ce163" table:formula="of:=MIN([.M41]*[.$Y$38]; [.$Y$40])" office:value-type="float" office:value="0.887311446317657">
            <text:p>0.89</text:p>
          </table:table-cell>
          <table:table-cell table:style-name="ce163" table:formula="of:=ROUND([.M41]-[.N41])" office:value-type="float" office:value="8">
            <text:p>8</text:p>
          </table:table-cell>
          <table:table-cell table:style-name="ce163" table:formula="of:=ROUND([.M41]+[.N41])" office:value-type="float" office:value="10">
            <text:p>10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41] = &quot;None&quot;; &quot;&quot;;     IF([.O41] &lt; 1; &quot;Invalid: less than 1!&quot;; IF([.H41] &lt; 1; IF(OR(AND([.R41] = &quot;Buy&quot;; [.P41] &gt; [.L41]*2);AND([.R41] = &quot;Sell&quot;;[.P41] &gt; [.L41]);AND(OR([.R41] = &quot;Convert&quot;; [.R41] = &quot;Enchant&quot;); [.P41] &gt; [.L41])); &quot;Invalid: item can't stack that high!&quot;; &quot;&quot;);IF(OR(AND([.R41] = &quot;Buy&quot;; [.P41] &gt;[.$Y$49]);AND([.R41] = &quot;Sell&quot;;[.P41] &gt; [.$Y$50]);AND(OR([.R41] = &quot;Convert&quot;; [.R41] = &quot;Enchant&quot;); [.P41] &gt; [.$Y$49])); &quot;Invalid: currency can't stack that high!&quot;; &quot;&quot;)))     )">
            <text:p/>
          </table:table-cell>
          <table:table-cell table:style-name="ce205"/>
          <table:table-cell table:style-name="ce223" office:value-type="string">
            <text:p>Diamond Stinginess Factor</text:p>
          </table:table-cell>
          <table:table-cell table:style-name="ce250" table:formula="of:=1/([.Y39]*1.75)" office:value-type="float" office:value="1.14285714285714">
            <text:p>1.1429</text:p>
          </table:table-cell>
          <table:table-cell table:number-columns-repeated="999"/>
        </table:table-row>
        <table:table-row table:style-name="ro3">
          <table:table-cell table:style-name="ce6" office:value-type="string">
            <text:p>Apple</text:p>
          </table:table-cell>
          <table:table-cell table:style-name="ce48" table:formula="of:=[.B6]*1.6551-[.Y6]/8" office:value-type="float" office:value="1.654975">
            <text:p>1.6550</text:p>
          </table:table-cell>
          <table:table-cell table:style-name="ce77" table:formula="of:=[.B42]-[.Y7]/8" office:value-type="float" office:value="1.6549625">
            <text:p>1.6550</text:p>
          </table:table-cell>
          <table:table-cell table:style-name="ce71" table:formula="of:=[.C42]*[.Y22]" office:value-type="float" office:value="1.37219218318966">
            <text:p>1.3722</text:p>
          </table:table-cell>
          <table:table-cell table:style-name="ce90" table:formula="of:=[.D42]*[.Y19]" office:value-type="float" office:value="0.960534528232759">
            <text:p>0.9605</text:p>
          </table:table-cell>
          <table:table-cell table:style-name="ce71" office:value-type="string">
            <text:p>N/A</text:p>
          </table:table-cell>
          <table:table-cell table:style-name="ce102" table:formula="of:=[.E42]+([.B6]*0.06)*[.Y22]" office:value-type="float" office:value="1.01028280409483">
            <text:p>1.0103</text:p>
          </table:table-cell>
          <table:table-cell table:style-name="ce121" table:formula="of:=[.G42]*1/([.Y39]*1.5)" office:value-type="float" office:value="1.3470437387931">
            <text:p>1.3470</text:p>
          </table:table-cell>
          <table:table-cell table:style-name="ce137" table:formula="of:=IF([.H42] = &quot;N/A&quot;; &quot;N/A&quot;;     IF(AND([.P42] &gt; 128;OR(AND([.H42] &gt; 1;[.$Y$51];[.R42] = &quot;Sell&quot;);AND([.H42] &lt; 1;[.S42];[.R42] = &quot;Buy&quot;)));     ROUNDDOWN(ROUND([.O42])/9) &amp; IF([.R42] = &quot;Sell&quot;; &quot; Emerald&quot;; &quot;&quot;) &amp; &quot; Blocks &amp; &quot; &amp; MOD(ROUND([.O42]);9) &amp; &quot;-&quot; &amp; MOD(ROUND([.O42]);9)+[.P42]-[.O42];     IF([.O42]=[.P42];[.O42];[.O42] &amp; &quot;-&quot; &amp; [.P42])     ) &amp; IF([.H42] &lt; 1;&quot; per Emerald&quot;;&quot; Emerald&quot; &amp; IF([.P42]&lt;&gt;1;&quot;s&quot;;&quot;&quot;))     )" office:value-type="string" office:string-value="1 Emerald">
            <text:p>1 Emerald</text:p>
          </table:table-cell>
          <table:table-cell table:style-name="ce152" table:formula="of:=([.G42]*[.L42])/[.$G$5]" office:value-type="float" office:value="67.828250955258">
            <text:p>67.83</text:p>
          </table:table-cell>
          <table:table-cell table:style-name="ce165" table:formula="of:=IF([.J42] &gt; 64; ROUNDDOWN(ROUND([.J42])/64) &amp; &quot; Stacks &amp; &quot; &amp; MOD(ROUND([.J42]);64); ROUND([.J42]))" office:value-type="string" office:string-value="1 Stacks &amp; 4">
            <text:p>1 Stacks &amp; 4</text:p>
          </table:table-cell>
          <table:table-cell table:style-name="ce178" office:value-type="float" office:value="64">
            <text:p>64</text:p>
          </table:table-cell>
          <table:table-cell table:style-name="ce152" table:formula="of:=IF([.H42]=&quot;N/A&quot;;IF([.G42]&lt;1;1/[.G42];[.G42]);IF([.H42]&lt;1;1/[.H42];[.H42]))" office:value-type="float" office:value="1.3470437387931">
            <text:p>1.35</text:p>
          </table:table-cell>
          <table:table-cell table:style-name="ce165" table:formula="of:=MIN([.M42]*[.$Y$38]; [.$Y$40])" office:value-type="float" office:value="0.13470437387931">
            <text:p>0.13</text:p>
          </table:table-cell>
          <table:table-cell table:style-name="ce165" table:formula="of:=ROUND([.M42]-[.N42])" office:value-type="float" office:value="1">
            <text:p>1</text:p>
          </table:table-cell>
          <table:table-cell table:style-name="ce165" table:formula="of:=ROUND([.M42]+[.N42])" office:value-type="float" office:value="1">
            <text:p>1</text:p>
          </table:table-cell>
          <table:table-cell table:style-name="ce6" table:formula="of:=IF([.H42]&gt;=1; [.$Y$45] &amp; ([.O42]*[.$Z$45]) + [.$AA$45] &amp; [.$AB$45] &amp; ([.P42]*[.$AC$45]) + [.$AD$45] &amp;[.$AE$45]; [.$Y$46] &amp; ([.P42]*[.$Z$46]) + [.$AA$46] &amp; [.$AB$46] &amp; ([.O42]*[.$AC$46]) + [.$AD$46] &amp;[.$AE$46])" office:value-type="string" office:string-value="Integer.valueOf(1), Integer.valueOf(2)));">
            <text:p>Integer.valueOf(1), Integer.valueOf(2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apple</text:p>
          </table:table-cell>
          <table:table-cell table:style-name="ce178" table:formula="of:=IF([.H42] &lt; 1; [.T42] &amp; &quot;: [&quot; &amp; -[.P42] &amp; &quot;, &quot; &amp; -[.O42] &amp; &quot;]&quot;; [.T42] &amp; &quot;: [&quot; &amp; [.O42] &amp; &quot;, &quot; &amp; [.P42] &amp; &quot;]&quot;)" office:value-type="string" office:string-value="apple: [1, 1]">
            <text:p>apple: [1, 1]</text:p>
          </table:table-cell>
          <table:table-cell table:style-name="ce199" table:formula="of:=IF([.R42] = &quot;None&quot;; &quot;&quot;;     IF([.O42] &lt; 1; &quot;Invalid: less than 1!&quot;; IF([.H42] &lt; 1; IF(OR(AND([.R42] = &quot;Buy&quot;; [.P42] &gt; [.L42]*2);AND([.R42] = &quot;Sell&quot;;[.P42] &gt; [.L42]);AND(OR([.R42] = &quot;Convert&quot;; [.R42] = &quot;Enchant&quot;); [.P42] &gt; [.L42])); &quot;Invalid: item can't stack that high!&quot;; &quot;&quot;);IF(OR(AND([.R42] = &quot;Buy&quot;; [.P42] &gt;[.$Y$49]);AND([.R42] = &quot;Sell&quot;;[.P42] &gt; [.$Y$50]);AND(OR([.R42] = &quot;Convert&quot;; [.R42] = &quot;Enchant&quot;); [.P42] &gt; [.$Y$49])); &quot;Invalid: currency can't stack that high!&quot;; &quot;&quot;)))     )">
            <text:p/>
          </table:table-cell>
          <table:table-cell table:style-name="ce207" office:value-type="string">
            <text:p>,62:1-3,</text:p>
          </table:table-cell>
          <table:table-cell table:style-name="ce209" office:value-type="string">
            <text:p>Emerald Block Count</text:p>
          </table:table-cell>
          <table:table-cell table:style-name="ce216" office:value-type="float" office:value="8">
            <text:p>8.0000</text:p>
          </table:table-cell>
          <table:table-cell table:style-name="ce215" table:number-columns-repeated="999"/>
        </table:table-row>
        <table:table-row table:style-name="ro3">
          <table:table-cell table:style-name="ce36" office:value-type="string">
            <text:p>Plank</text:p>
          </table:table-cell>
          <table:table-cell table:style-name="ce59" table:formula="of:=[.G41]/4" office:value-type="float" office:value="0.028175">
            <text:p>0.0282</text:p>
          </table:table-cell>
          <table:table-cell table:style-name="ce75" office:value-type="string">
            <text:p>N/A</text:p>
          </table:table-cell>
          <table:table-cell table:style-name="ce75" office:value-type="string">
            <text:p>N/A</text:p>
          </table:table-cell>
          <table:table-cell table:style-name="ce74" table:formula="of:=[.B43]" office:value-type="float" office:value="0.028175">
            <text:p>0.0282</text:p>
          </table:table-cell>
          <table:table-cell table:style-name="ce74" table:formula="of:=[.E43]" office:value-type="float" office:value="0.028175">
            <text:p>0.0282</text:p>
          </table:table-cell>
          <table:table-cell table:style-name="ce105" table:formula="of:=[.F43]-([.B6]*0.02)*[.Y15]" office:value-type="float" office:value="0.023275">
            <text:p>0.0233</text:p>
          </table:table-cell>
          <table:table-cell table:style-name="ce125" office:value-type="string">
            <text:p>N/A</text:p>
          </table:table-cell>
          <table:table-cell table:style-name="ce141" table:formula="of:=IF([.H43] = &quot;N/A&quot;; &quot;N/A&quot;;     IF(AND([.P43] &gt; 128;OR(AND([.H43] &gt; 1;[.$Y$51];[.R43] = &quot;Sell&quot;);AND([.H43] &lt; 1;[.S43];[.R43] = &quot;Buy&quot;)));     ROUNDDOWN(ROUND([.O43])/9) &amp; IF([.R43] = &quot;Sell&quot;; &quot; Emerald&quot;; &quot;&quot;) &amp; &quot; Blocks &amp; &quot; &amp; MOD(ROUND([.O43]);9) &amp; &quot;-&quot; &amp; MOD(ROUND([.O43]);9)+[.P43]-[.O43];     IF([.O43]=[.P43];[.O43];[.O43] &amp; &quot;-&quot; &amp; [.P43])     ) &amp; IF([.H43] &lt; 1;&quot; per Emerald&quot;;&quot; Emerald&quot; &amp; IF([.P43]&lt;&gt;1;&quot;s&quot;;&quot;&quot;))     )" office:value-type="string" office:string-value="N/A">
            <text:p>N/A</text:p>
          </table:table-cell>
          <table:table-cell table:style-name="ce155" table:formula="of:=([.G43]*[.L43])/[.$G$5]" office:value-type="float" office:value="1.56263427882264">
            <text:p>1.56</text:p>
          </table:table-cell>
          <table:table-cell table:style-name="ce168" table:formula="of:=IF([.J43] &gt; 64; ROUNDDOWN(ROUND([.J43])/64) &amp; &quot; Stacks &amp; &quot; &amp; MOD(ROUND([.J43]);64); ROUND([.J43]))" office:value-type="float" office:value="2">
            <text:p>2</text:p>
          </table:table-cell>
          <table:table-cell table:style-name="ce181" office:value-type="float" office:value="64">
            <text:p>64</text:p>
          </table:table-cell>
          <table:table-cell table:style-name="ce155" table:formula="of:=IF([.H43]=&quot;N/A&quot;;IF([.G43]&lt;1;1/[.G43];[.G43]);IF([.H43]&lt;1;1/[.H43];[.H43]))" office:value-type="float" office:value="42.9645542427497">
            <text:p>42.96</text:p>
          </table:table-cell>
          <table:table-cell table:style-name="ce168" table:formula="of:=MIN([.M43]*[.$Y$38]; [.$Y$40])" office:value-type="float" office:value="4.29645542427497">
            <text:p>4.3</text:p>
          </table:table-cell>
          <table:table-cell table:style-name="ce168" table:formula="of:=ROUND([.M43]-[.N43])" office:value-type="float" office:value="39">
            <text:p>39</text:p>
          </table:table-cell>
          <table:table-cell table:style-name="ce168" table:formula="of:=ROUND([.M43]+[.N43])" office:value-type="float" office:value="47">
            <text:p>47</text:p>
          </table:table-cell>
          <table:table-cell table:style-name="ce36" office:value-type="string">
            <text:p>N/A</text:p>
          </table:table-cell>
          <table:table-cell table:style-name="ce181" office:value-type="string">
            <text:p>None</text:p>
          </table:table-cell>
          <table:table-cell table:style-name="ce191" office:value-type="boolean" office:boolean-value="false">
            <text:p>FALSE</text:p>
          </table:table-cell>
          <table:table-cell table:style-name="ce181" table:number-columns-repeated="2"/>
          <table:table-cell table:style-name="ce200" table:formula="of:=IF([.R43] = &quot;None&quot;; &quot;&quot;;     IF([.O43] &lt; 1; &quot;Invalid: less than 1!&quot;; IF([.H43] &lt; 1; IF(OR(AND([.R43] = &quot;Buy&quot;; [.P43] &gt; [.L43]*2);AND([.R43] = &quot;Sell&quot;;[.P43] &gt; [.L43]);AND(OR([.R43] = &quot;Convert&quot;; [.R43] = &quot;Enchant&quot;); [.P43] &gt; [.L43])); &quot;Invalid: item can't stack that high!&quot;; &quot;&quot;);IF(OR(AND([.R43] = &quot;Buy&quot;; [.P43] &gt;[.$Y$49]);AND([.R43] = &quot;Sell&quot;;[.P43] &gt; [.$Y$50]);AND(OR([.R43] = &quot;Convert&quot;; [.R43] = &quot;Enchant&quot;); [.P43] &gt; [.$Y$49])); &quot;Invalid: currency can't stack that high!&quot;; &quot;&quot;)))     )">
            <text:p/>
          </table:table-cell>
          <table:table-cell table:style-name="ce210"/>
          <table:table-cell table:style-name="ce225" office:value-type="string">
            <text:p>HashMap entry codes:</text:p>
          </table:table-cell>
          <table:table-cell table:style-name="ce253" office:value-type="string">
            <text:p>Before First int</text:p>
          </table:table-cell>
          <table:table-cell table:style-name="ce258" office:value-type="string">
            <text:p>Multiply First by</text:p>
          </table:table-cell>
          <table:table-cell table:style-name="ce256" office:value-type="string">
            <text:p>Add to First</text:p>
          </table:table-cell>
          <table:table-cell table:style-name="ce258" office:value-type="string">
            <text:p>Between First &amp; Second</text:p>
          </table:table-cell>
          <table:table-cell table:style-name="ce258" office:value-type="string">
            <text:p>Multipy Second int By</text:p>
          </table:table-cell>
          <table:table-cell table:style-name="ce263" office:value-type="string">
            <text:p>Add to Second</text:p>
          </table:table-cell>
          <table:table-cell table:style-name="ce256" office:value-type="string">
            <text:p>After Second</text:p>
          </table:table-cell>
          <table:table-cell table:style-name="ce256" table:number-columns-repeated="993"/>
        </table:table-row>
        <table:table-row table:style-name="ro3">
          <table:table-cell table:style-name="ce31" office:value-type="string">
            <text:p>Stick</text:p>
          </table:table-cell>
          <table:table-cell table:style-name="ce45" table:formula="of:=[.G43]/2" office:value-type="float" office:value="0.0116375">
            <text:p>0.0116</text:p>
          </table:table-cell>
          <table:table-cell table:style-name="ce69" office:value-type="string">
            <text:p>N/A</text:p>
          </table:table-cell>
          <table:table-cell table:style-name="ce69" office:value-type="string">
            <text:p>N/A</text:p>
          </table:table-cell>
          <table:table-cell table:style-name="ce76" table:formula="of:=[.B44]" office:value-type="float" office:value="0.0116375">
            <text:p>0.0116</text:p>
          </table:table-cell>
          <table:table-cell table:style-name="ce69" table:formula="of:=[.E44]+[.Y16]/2" office:value-type="float" office:value="0.0121375">
            <text:p>0.0121</text:p>
          </table:table-cell>
          <table:table-cell table:style-name="ce106" table:formula="of:=[.F44]-([.B6]*0.01)*[.Y15]" office:value-type="float" office:value="0.00968750000000001">
            <text:p>0.0097</text:p>
          </table:table-cell>
          <table:table-cell table:style-name="ce118" office:value-type="string">
            <text:p>N/A</text:p>
          </table:table-cell>
          <table:table-cell table:style-name="ce135" table:formula="of:=IF([.H44] = &quot;N/A&quot;; &quot;N/A&quot;;     IF(AND([.P44] &gt; 128;OR(AND([.H44] &gt; 1;[.$Y$51];[.R44] = &quot;Sell&quot;);AND([.H44] &lt; 1;[.S44];[.R44] = &quot;Buy&quot;)));     ROUNDDOWN(ROUND([.O44])/9) &amp; IF([.R44] = &quot;Sell&quot;; &quot; Emerald&quot;; &quot;&quot;) &amp; &quot; Blocks &amp; &quot; &amp; MOD(ROUND([.O44]);9) &amp; &quot;-&quot; &amp; MOD(ROUND([.O44]);9)+[.P44]-[.O44];     IF([.O44]=[.P44];[.O44];[.O44] &amp; &quot;-&quot; &amp; [.P44])     ) &amp; IF([.H44] &lt; 1;&quot; per Emerald&quot;;&quot; Emerald&quot; &amp; IF([.P44]&lt;&gt;1;&quot;s&quot;;&quot;&quot;))     )" office:value-type="string" office:string-value="N/A">
            <text:p>N/A</text:p>
          </table:table-cell>
          <table:table-cell table:style-name="ce150" table:formula="of:=([.G44]*[.L44])/[.$G$5]" office:value-type="float" office:value="0.65039826320491">
            <text:p>0.65</text:p>
          </table:table-cell>
          <table:table-cell table:style-name="ce163" table:formula="of:=IF([.J44] &gt; 64; ROUNDDOWN(ROUND([.J44])/64) &amp; &quot; Stacks &amp; &quot; &amp; MOD(ROUND([.J44]);64); ROUND([.J44]))" office:value-type="float" office:value="1">
            <text:p>1</text:p>
          </table:table-cell>
          <table:table-cell table:style-name="ce176" office:value-type="float" office:value="64">
            <text:p>64</text:p>
          </table:table-cell>
          <table:table-cell table:style-name="ce150" table:formula="of:=IF([.H44]=&quot;N/A&quot;;IF([.G44]&lt;1;1/[.G44];[.G44]);IF([.H44]&lt;1;1/[.H44];[.H44]))" office:value-type="float" office:value="103.225806451613">
            <text:p>103.23</text:p>
          </table:table-cell>
          <table:table-cell table:style-name="ce163" table:formula="of:=MIN([.M44]*[.$Y$38]; [.$Y$40])" office:value-type="float" office:value="5">
            <text:p>5</text:p>
          </table:table-cell>
          <table:table-cell table:style-name="ce163" table:formula="of:=ROUND([.M44]-[.N44])" office:value-type="float" office:value="98">
            <text:p>98</text:p>
          </table:table-cell>
          <table:table-cell table:style-name="ce163" table:formula="of:=ROUND([.M44]+[.N44])" office:value-type="float" office:value="108">
            <text:p>108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44] = &quot;None&quot;; &quot;&quot;;     IF([.O44] &lt; 1; &quot;Invalid: less than 1!&quot;; IF([.H44] &lt; 1; IF(OR(AND([.R44] = &quot;Buy&quot;; [.P44] &gt; [.L44]*2);AND([.R44] = &quot;Sell&quot;;[.P44] &gt; [.L44]);AND(OR([.R44] = &quot;Convert&quot;; [.R44] = &quot;Enchant&quot;); [.P44] &gt; [.L44])); &quot;Invalid: item can't stack that high!&quot;; &quot;&quot;);IF(OR(AND([.R44] = &quot;Buy&quot;; [.P44] &gt;[.$Y$49]);AND([.R44] = &quot;Sell&quot;;[.P44] &gt; [.$Y$50]);AND(OR([.R44] = &quot;Convert&quot;; [.R44] = &quot;Enchant&quot;); [.P44] &gt; [.$Y$49])); &quot;Invalid: currency can't stack that high!&quot;; &quot;&quot;)))     )">
            <text:p/>
          </table:table-cell>
          <table:table-cell table:style-name="ce212"/>
          <table:table-cell table:style-name="ce225" office:value-type="string">
            <text:p>Sell to Villager</text:p>
          </table:table-cell>
          <table:table-cell table:style-name="ce223" office:value-type="string">
            <text:p>Integer.valueOf(</text:p>
          </table:table-cell>
          <table:table-cell table:style-name="ce222" office:value-type="float" office:value="1">
            <text:p>1</text:p>
          </table:table-cell>
          <table:table-cell table:style-name="ce222" office:value-type="float" office:value="0">
            <text:p>0</text:p>
          </table:table-cell>
          <table:table-cell table:style-name="ce222" office:value-type="string">
            <text:p>), Integer.valueOf(</text:p>
          </table:table-cell>
          <table:table-cell table:style-name="ce222" office:value-type="float" office:value="1">
            <text:p>1</text:p>
          </table:table-cell>
          <table:table-cell table:style-name="ce222" office:value-type="float" office:value="1">
            <text:p>1</text:p>
          </table:table-cell>
          <table:table-cell table:style-name="ce222" office:value-type="string">
            <text:p>)));</text:p>
          </table:table-cell>
          <table:table-cell table:style-name="ce268" table:number-columns-repeated="993"/>
        </table:table-row>
        <table:table-row table:style-name="ro3">
          <table:table-cell table:style-name="ce6" office:value-type="string">
            <text:p>Bread</text:p>
          </table:table-cell>
          <table:table-cell table:style-name="ce48" table:formula="of:=[.G36]*3-[.Y6]/2" office:value-type="float" office:value="0.2152575">
            <text:p>0.2153</text:p>
          </table:table-cell>
          <table:table-cell table:style-name="ce71" table:formula="of:=[.B45]-[.Y7]" office:value-type="float" office:value="0.2151575">
            <text:p>0.2152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C45]+[.Y16]" office:value-type="float" office:value="0.2161575">
            <text:p>0.2162</text:p>
          </table:table-cell>
          <table:table-cell table:style-name="ce102" table:formula="of:=[.F45]+[.Y24]*5+[.Y25]*6-[.B6]*0.15" office:value-type="float" office:value="0.2011575">
            <text:p>0.2012</text:p>
          </table:table-cell>
          <table:table-cell table:style-name="ce120" table:formula="of:=[.G45]" office:value-type="float" office:value="0.2011575">
            <text:p>0.2012</text:p>
          </table:table-cell>
          <table:table-cell table:style-name="ce137" table:formula="of:=IF([.H45] = &quot;N/A&quot;; &quot;N/A&quot;;     IF(AND([.P45] &gt; 128;OR(AND([.H45] &gt; 1;[.$Y$51];[.R45] = &quot;Sell&quot;);AND([.H45] &lt; 1;[.S45];[.R45] = &quot;Buy&quot;)));     ROUNDDOWN(ROUND([.O45])/9) &amp; IF([.R45] = &quot;Sell&quot;; &quot; Emerald&quot;; &quot;&quot;) &amp; &quot; Blocks &amp; &quot; &amp; MOD(ROUND([.O45]);9) &amp; &quot;-&quot; &amp; MOD(ROUND([.O45]);9)+[.P45]-[.O45];     IF([.O45]=[.P45];[.O45];[.O45] &amp; &quot;-&quot; &amp; [.P45])     ) &amp; IF([.H45] &lt; 1;&quot; per Emerald&quot;;&quot; Emerald&quot; &amp; IF([.P45]&lt;&gt;1;&quot;s&quot;;&quot;&quot;))     )" office:value-type="string" office:string-value="4-5 per Emerald">
            <text:p>4-5 per Emerald</text:p>
          </table:table-cell>
          <table:table-cell table:style-name="ce152" table:formula="of:=([.G45]*[.L45])/[.$G$5]" office:value-type="float" office:value="13.5052891489695">
            <text:p>13.51</text:p>
          </table:table-cell>
          <table:table-cell table:style-name="ce165" table:formula="of:=IF([.J45] &gt; 64; ROUNDDOWN(ROUND([.J45])/64) &amp; &quot; Stacks &amp; &quot; &amp; MOD(ROUND([.J45]);64); ROUND([.J45]))" office:value-type="float" office:value="14">
            <text:p>14</text:p>
          </table:table-cell>
          <table:table-cell table:style-name="ce178" office:value-type="float" office:value="64">
            <text:p>64</text:p>
          </table:table-cell>
          <table:table-cell table:style-name="ce152" table:formula="of:=IF([.H45]=&quot;N/A&quot;;IF([.G45]&lt;1;1/[.G45];[.G45]);IF([.H45]&lt;1;1/[.H45];[.H45]))" office:value-type="float" office:value="4.97122901209251">
            <text:p>4.97</text:p>
          </table:table-cell>
          <table:table-cell table:style-name="ce165" table:formula="of:=MIN([.M45]*[.$Y$38]; [.$Y$40])" office:value-type="float" office:value="0.497122901209251">
            <text:p>0.5</text:p>
          </table:table-cell>
          <table:table-cell table:style-name="ce165" table:formula="of:=ROUND([.M45]-[.N45])" office:value-type="float" office:value="4">
            <text:p>4</text:p>
          </table:table-cell>
          <table:table-cell table:style-name="ce165" table:formula="of:=ROUND([.M45]+[.N45])" office:value-type="float" office:value="5">
            <text:p>5</text:p>
          </table:table-cell>
          <table:table-cell table:style-name="ce6" table:formula="of:=IF([.H45]&gt;=1; [.$Y$45] &amp; ([.O45]*[.$Z$45]) + [.$AA$45] &amp; [.$AB$45] &amp; ([.P45]*[.$AC$45]) + [.$AD$45] &amp;[.$AE$45]; [.$Y$46] &amp; ([.P45]*[.$Z$46]) + [.$AA$46] &amp; [.$AB$46] &amp; ([.O45]*[.$AC$46]) + [.$AD$46] &amp;[.$AE$46])" office:value-type="string" office:string-value="Integer.valueOf(-5), Integer.valueOf(-3)));">
            <text:p>Integer.valueOf(-5), Integer.valueOf(-3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bread</text:p>
          </table:table-cell>
          <table:table-cell table:style-name="ce178" table:formula="of:=IF([.H45] &lt; 1; [.T45] &amp; &quot;: [&quot; &amp; -[.P45] &amp; &quot;, &quot; &amp; -[.O45] &amp; &quot;]&quot;; [.T45] &amp; &quot;: [&quot; &amp; [.O45] &amp; &quot;, &quot; &amp; [.P45] &amp; &quot;]&quot;)" office:value-type="string" office:string-value="bread: [-5, -4]">
            <text:p>bread: [-5, -4]</text:p>
          </table:table-cell>
          <table:table-cell table:style-name="ce199" table:formula="of:=IF([.R45] = &quot;None&quot;; &quot;&quot;;     IF([.O45] &lt; 1; &quot;Invalid: less than 1!&quot;; IF([.H45] &lt; 1; IF(OR(AND([.R45] = &quot;Buy&quot;; [.P45] &gt; [.L45]*2);AND([.R45] = &quot;Sell&quot;;[.P45] &gt; [.L45]);AND(OR([.R45] = &quot;Convert&quot;; [.R45] = &quot;Enchant&quot;); [.P45] &gt; [.L45])); &quot;Invalid: item can't stack that high!&quot;; &quot;&quot;);IF(OR(AND([.R45] = &quot;Buy&quot;; [.P45] &gt;[.$Y$49]);AND([.R45] = &quot;Sell&quot;;[.P45] &gt; [.$Y$50]);AND(OR([.R45] = &quot;Convert&quot;; [.R45] = &quot;Enchant&quot;); [.P45] &gt; [.$Y$49])); &quot;Invalid: currency can't stack that high!&quot;; &quot;&quot;)))     )">
            <text:p/>
          </table:table-cell>
          <table:table-cell table:style-name="ce207" office:value-type="string">
            <text:p>53:1-2, 62:1-3,62:1-3</text:p>
          </table:table-cell>
          <table:table-cell table:style-name="ce225" office:value-type="string">
            <text:p>Buy (Multi-Emerald)</text:p>
          </table:table-cell>
          <table:table-cell table:style-name="ce223" office:value-type="string">
            <text:p>Integer.valueOf(</text:p>
          </table:table-cell>
          <table:table-cell table:style-name="ce222" office:value-type="float" office:value="1">
            <text:p>1</text:p>
          </table:table-cell>
          <table:table-cell table:style-name="ce222" office:value-type="float" office:value="0">
            <text:p>0</text:p>
          </table:table-cell>
          <table:table-cell table:style-name="ce261" office:value-type="string">
            <text:p>), Integer.valueOf(</text:p>
          </table:table-cell>
          <table:table-cell table:style-name="ce222" office:value-type="float" office:value="1">
            <text:p>1</text:p>
          </table:table-cell>
          <table:table-cell table:style-name="ce222" office:value-type="float" office:value="1">
            <text:p>1</text:p>
          </table:table-cell>
          <table:table-cell table:style-name="ce222" office:value-type="string">
            <text:p>)));</text:p>
          </table:table-cell>
          <table:table-cell table:style-name="ce269" table:number-columns-repeated="993"/>
        </table:table-row>
        <table:table-row table:style-name="ro3">
          <table:table-cell table:style-name="ce6" office:value-type="string">
            <text:p>Cookie</text:p>
          </table:table-cell>
          <table:table-cell table:style-name="ce48" table:formula="of:=([.G36]*2+[.G40])/8" office:value-type="float" office:value="0.0467283527777778">
            <text:p>0.0467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46]+[.Y16]" office:value-type="float" office:value="0.0477283527777778">
            <text:p>0.0477</text:p>
          </table:table-cell>
          <table:table-cell table:style-name="ce102" table:formula="of:=[.F46]+[.Y24]*2+[.Y25]*0.4-0.03*[.B6]" office:value-type="float" office:value="0.0517283527777778">
            <text:p>0.0517</text:p>
          </table:table-cell>
          <table:table-cell table:style-name="ce121" table:formula="of:=[.G46]*1/([.Y39]*1.5)" office:value-type="float" office:value="0.0689711370370371">
            <text:p>0.0690</text:p>
          </table:table-cell>
          <table:table-cell table:style-name="ce137" table:formula="of:=IF([.H46] = &quot;N/A&quot;; &quot;N/A&quot;;     IF(AND([.P46] &gt; 128;OR(AND([.H46] &gt; 1;[.$Y$51];[.R46] = &quot;Sell&quot;);AND([.H46] &lt; 1;[.S46];[.R46] = &quot;Buy&quot;)));     ROUNDDOWN(ROUND([.O46])/9) &amp; IF([.R46] = &quot;Sell&quot;; &quot; Emerald&quot;; &quot;&quot;) &amp; &quot; Blocks &amp; &quot; &amp; MOD(ROUND([.O46]);9) &amp; &quot;-&quot; &amp; MOD(ROUND([.O46]);9)+[.P46]-[.O46];     IF([.O46]=[.P46];[.O46];[.O46] &amp; &quot;-&quot; &amp; [.P46])     ) &amp; IF([.H46] &lt; 1;&quot; per Emerald&quot;;&quot; Emerald&quot; &amp; IF([.P46]&lt;&gt;1;&quot;s&quot;;&quot;&quot;))     )" office:value-type="string" office:string-value="13-16 per Emerald">
            <text:p>13-16 per Emerald</text:p>
          </table:table-cell>
          <table:table-cell table:style-name="ce152" table:formula="of:=([.G46]*[.L46])/[.$G$5]" office:value-type="float" office:value="3.47293221214117">
            <text:p>3.47</text:p>
          </table:table-cell>
          <table:table-cell table:style-name="ce165" table:formula="of:=IF([.J46] &gt; 64; ROUNDDOWN(ROUND([.J46])/64) &amp; &quot; Stacks &amp; &quot; &amp; MOD(ROUND([.J46]);64); ROUND([.J46]))" office:value-type="float" office:value="3">
            <text:p>3</text:p>
          </table:table-cell>
          <table:table-cell table:style-name="ce178" office:value-type="float" office:value="64">
            <text:p>64</text:p>
          </table:table-cell>
          <table:table-cell table:style-name="ce152" table:formula="of:=IF([.H46]=&quot;N/A&quot;;IF([.G46]&lt;1;1/[.G46];[.G46]);IF([.H46]&lt;1;1/[.H46];[.H46]))" office:value-type="float" office:value="14.4988185342371">
            <text:p>14.5</text:p>
          </table:table-cell>
          <table:table-cell table:style-name="ce165" table:formula="of:=MIN([.M46]*[.$Y$38]; [.$Y$40])" office:value-type="float" office:value="1.44988185342371">
            <text:p>1.45</text:p>
          </table:table-cell>
          <table:table-cell table:style-name="ce165" table:formula="of:=ROUND([.M46]-[.N46])" office:value-type="float" office:value="13">
            <text:p>13</text:p>
          </table:table-cell>
          <table:table-cell table:style-name="ce165" table:formula="of:=ROUND([.M46]+[.N46])" office:value-type="float" office:value="16">
            <text:p>16</text:p>
          </table:table-cell>
          <table:table-cell table:style-name="ce6" table:formula="of:=IF([.H46]&gt;=1; [.$Y$45] &amp; ([.O46]*[.$Z$45]) + [.$AA$45] &amp; [.$AB$45] &amp; ([.P46]*[.$AC$45]) + [.$AD$45] &amp;[.$AE$45]; [.$Y$46] &amp; ([.P46]*[.$Z$46]) + [.$AA$46] &amp; [.$AB$46] &amp; ([.O46]*[.$AC$46]) + [.$AD$46] &amp;[.$AE$46])" office:value-type="string" office:string-value="Integer.valueOf(-16), Integer.valueOf(-12)));">
            <text:p>Integer.valueOf(-16), Integer.valueOf(-12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cookie</text:p>
          </table:table-cell>
          <table:table-cell table:style-name="ce178" table:formula="of:=IF([.H46] &lt; 1; [.T46] &amp; &quot;: [&quot; &amp; -[.P46] &amp; &quot;, &quot; &amp; -[.O46] &amp; &quot;]&quot;; [.T46] &amp; &quot;: [&quot; &amp; [.O46] &amp; &quot;, &quot; &amp; [.P46] &amp; &quot;]&quot;)" office:value-type="string" office:string-value="cookie: [-16, -13]">
            <text:p>cookie: [-16, -13]</text:p>
          </table:table-cell>
          <table:table-cell table:style-name="ce199" table:formula="of:=IF([.R46] = &quot;None&quot;; &quot;&quot;;     IF([.O46] &lt; 1; &quot;Invalid: less than 1!&quot;; IF([.H46] &lt; 1; IF(OR(AND([.R46] = &quot;Buy&quot;; [.P46] &gt; [.L46]*2);AND([.R46] = &quot;Sell&quot;;[.P46] &gt; [.L46]);AND(OR([.R46] = &quot;Convert&quot;; [.R46] = &quot;Enchant&quot;); [.P46] &gt; [.L46])); &quot;Invalid: item can't stack that high!&quot;; &quot;&quot;);IF(OR(AND([.R46] = &quot;Buy&quot;; [.P46] &gt;[.$Y$49]);AND([.R46] = &quot;Sell&quot;;[.P46] &gt; [.$Y$50]);AND(OR([.R46] = &quot;Convert&quot;; [.R46] = &quot;Enchant&quot;); [.P46] &gt; [.$Y$49])); &quot;Invalid: currency can't stack that high!&quot;; &quot;&quot;)))     )">
            <text:p/>
          </table:table-cell>
          <table:table-cell table:style-name="ce208"/>
          <table:table-cell table:style-name="ce225" office:value-type="string">
            <text:p><text:s/>Buy (Multi-Item)</text:p>
          </table:table-cell>
          <table:table-cell table:style-name="ce223" office:value-type="string">
            <text:p>Integer.valueOf(</text:p>
          </table:table-cell>
          <table:table-cell table:style-name="ce222" office:value-type="float" office:value="-1">
            <text:p>-1</text:p>
          </table:table-cell>
          <table:table-cell table:style-name="ce222" office:value-type="float" office:value="0">
            <text:p>0</text:p>
          </table:table-cell>
          <table:table-cell table:style-name="ce261" office:value-type="string">
            <text:p>), Integer.valueOf(</text:p>
          </table:table-cell>
          <table:table-cell table:style-name="ce222" office:value-type="float" office:value="-1">
            <text:p>-1</text:p>
          </table:table-cell>
          <table:table-cell table:style-name="ce222" office:value-type="float" office:value="1">
            <text:p>1</text:p>
          </table:table-cell>
          <table:table-cell table:style-name="ce222" office:value-type="string">
            <text:p>)));</text:p>
          </table:table-cell>
          <table:table-cell table:style-name="ce215" table:number-columns-repeated="993"/>
        </table:table-row>
        <table:table-row table:style-name="ro3">
          <table:table-cell table:style-name="ce3" office:value-type="string">
            <text:p>Paper</text:p>
          </table:table-cell>
          <table:table-cell table:style-name="ce44" table:formula="of:=[.G39]" office:value-type="float" office:value="0.043814">
            <text:p>0.0438</text:p>
          </table:table-cell>
          <table:table-cell table:style-name="ce78" table:formula="of:=[.B47]" office:value-type="float" office:value="0.043814">
            <text:p>0.0438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table:formula="of:=[.C47]+[.Y16]" office:value-type="float" office:value="0.044814">
            <text:p>0.0448</text:p>
          </table:table-cell>
          <table:table-cell table:style-name="ce95" table:formula="of:=[.F47]" office:value-type="float" office:value="0.044814">
            <text:p>0.0448</text:p>
          </table:table-cell>
          <table:table-cell table:style-name="ce126" table:formula="of:=[.G47]*[.Y39]" office:value-type="float" office:value="0.022407">
            <text:p>0.0224</text:p>
          </table:table-cell>
          <table:table-cell table:style-name="ce134" table:formula="of:=IF([.H47] = &quot;N/A&quot;; &quot;N/A&quot;;     IF(AND([.P47] &gt; 128;OR(AND([.H47] &gt; 1;[.$Y$51];[.R47] = &quot;Sell&quot;);AND([.H47] &lt; 1;[.S47];[.R47] = &quot;Buy&quot;)));     ROUNDDOWN(ROUND([.O47])/9) &amp; IF([.R47] = &quot;Sell&quot;; &quot; Emerald&quot;; &quot;&quot;) &amp; &quot; Blocks &amp; &quot; &amp; MOD(ROUND([.O47]);9) &amp; &quot;-&quot; &amp; MOD(ROUND([.O47]);9)+[.P47]-[.O47];     IF([.O47]=[.P47];[.O47];[.O47] &amp; &quot;-&quot; &amp; [.P47])     ) &amp; IF([.H47] &lt; 1;&quot; per Emerald&quot;;&quot; Emerald&quot; &amp; IF([.P47]&lt;&gt;1;&quot;s&quot;;&quot;&quot;))     )" office:value-type="string" office:string-value="40-49 per Emerald">
            <text:p>40-49 per Emerald</text:p>
          </table:table-cell>
          <table:table-cell table:style-name="ce149" table:formula="of:=([.G47]*[.L47])/[.$G$5]" office:value-type="float" office:value="3.00871718887895">
            <text:p>3.01</text:p>
          </table:table-cell>
          <table:table-cell table:style-name="ce162" table:formula="of:=IF([.J47] &gt; 64; ROUNDDOWN(ROUND([.J47])/64) &amp; &quot; Stacks &amp; &quot; &amp; MOD(ROUND([.J47]);64); ROUND([.J47]))" office:value-type="float" office:value="3">
            <text:p>3</text:p>
          </table:table-cell>
          <table:table-cell table:style-name="ce175" office:value-type="float" office:value="64">
            <text:p>64</text:p>
          </table:table-cell>
          <table:table-cell table:style-name="ce149" table:formula="of:=IF([.H47]=&quot;N/A&quot;;IF([.G47]&lt;1;1/[.G47];[.G47]);IF([.H47]&lt;1;1/[.H47];[.H47]))" office:value-type="float" office:value="44.6289106082921">
            <text:p>44.63</text:p>
          </table:table-cell>
          <table:table-cell table:style-name="ce162" table:formula="of:=MIN([.M47]*[.$Y$38]; [.$Y$40])" office:value-type="float" office:value="4.46289106082921">
            <text:p>4.46</text:p>
          </table:table-cell>
          <table:table-cell table:style-name="ce162" table:formula="of:=ROUND([.M47]-[.N47])" office:value-type="float" office:value="40">
            <text:p>40</text:p>
          </table:table-cell>
          <table:table-cell table:style-name="ce162" table:formula="of:=ROUND([.M47]+[.N47])" office:value-type="float" office:value="49">
            <text:p>49</text:p>
          </table:table-cell>
          <table:table-cell table:style-name="ce3" table:formula="of:=[.$Y$44] &amp; ([.O47]*[.$Z$44]) + [.$AA$44] &amp; [.$AB$44] &amp; ([.P47]*[.$AC$44]) + [.$AD$44] &amp;[.$AE$44]" office:value-type="string" office:string-value="Integer.valueOf(40), Integer.valueOf(50)));">
            <text:p>Integer.valueOf(40), Integer.valueOf(50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paper</text:p>
          </table:table-cell>
          <table:table-cell table:style-name="ce175" table:formula="of:=IF([.H47] &gt; 1; [.T47] &amp; &quot;: [&quot; &amp; -[.P47] &amp; &quot;, &quot; &amp; -[.O47] &amp; &quot;]&quot;; [.T47] &amp; &quot;: [&quot; &amp; [.O47] &amp; &quot;, &quot; &amp; [.P47] &amp; &quot;]&quot;)" office:value-type="string" office:string-value="paper: [40, 49]">
            <text:p>paper: [40, 49]</text:p>
          </table:table-cell>
          <table:table-cell table:style-name="ce197" table:formula="of:=IF([.R47] = &quot;None&quot;; &quot;&quot;;     IF([.O47] &lt; 1; &quot;Invalid: less than 1!&quot;; IF([.H47] &lt; 1; IF(OR(AND([.R47] = &quot;Buy&quot;; [.P47] &gt; [.L47]*2);AND([.R47] = &quot;Sell&quot;;[.P47] &gt; [.L47]);AND(OR([.R47] = &quot;Convert&quot;; [.R47] = &quot;Enchant&quot;); [.P47] &gt; [.L47])); &quot;Invalid: item can't stack that high!&quot;; &quot;&quot;);IF(OR(AND([.R47] = &quot;Buy&quot;; [.P47] &gt;[.$Y$49]);AND([.R47] = &quot;Sell&quot;;[.P47] &gt; [.$Y$50]);AND(OR([.R47] = &quot;Convert&quot;; [.R47] = &quot;Enchant&quot;); [.P47] &gt; [.$Y$49])); &quot;Invalid: currency can't stack that high!&quot;; &quot;&quot;)))     )">
            <text:p/>
          </table:table-cell>
          <table:table-cell table:style-name="ce208"/>
          <table:table-cell table:style-name="ce225" office:value-type="string" table:number-columns-spanned="8" table:number-rows-spanned="1">
            <text:p>Note: For Multi-Item buy offers, the first int is the maximum, and the second is the minimum.</text:p>
          </table:table-cell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table-cell table:style-name="ce254" table:number-columns-repeated="993"/>
        </table:table-row>
        <table:table-row table:style-name="ro3">
          <table:table-cell table:style-name="ce3" office:value-type="string">
            <text:p>Book</text:p>
          </table:table-cell>
          <table:table-cell table:style-name="ce44" table:formula="of:=[.G47]*3+[.G26]" office:value-type="float" office:value="0.404084857142859">
            <text:p>0.4041</text:p>
          </table:table-cell>
          <table:table-cell table:style-name="ce78" table:formula="of:=[.B48]" office:value-type="float" office:value="0.404084857142859">
            <text:p>0.4041</text:p>
          </table:table-cell>
          <table:table-cell table:style-name="ce68" office:value-type="string">
            <text:p>N/A</text:p>
          </table:table-cell>
          <table:table-cell table:style-name="ce78" table:formula="of:=[.C48]" office:value-type="float" office:value="0.404084857142859">
            <text:p>0.4041</text:p>
          </table:table-cell>
          <table:table-cell table:style-name="ce68" table:formula="of:=[.E48]+[.Y16]*1.5" office:value-type="float" office:value="0.405584857142859">
            <text:p>0.4056</text:p>
          </table:table-cell>
          <table:table-cell table:style-name="ce95" table:formula="of:=[.F48]" office:value-type="float" office:value="0.405584857142859">
            <text:p>0.4056</text:p>
          </table:table-cell>
          <table:table-cell table:style-name="ce126" table:formula="of:=[.G48]*[.Y39]" office:value-type="float" office:value="0.20279242857143">
            <text:p>0.2028</text:p>
          </table:table-cell>
          <table:table-cell table:style-name="ce134" table:formula="of:=IF([.H48] = &quot;N/A&quot;; &quot;N/A&quot;;     IF(AND([.P48] &gt; 128;OR(AND([.H48] &gt; 1;[.$Y$51];[.R48] = &quot;Sell&quot;);AND([.H48] &lt; 1;[.S48];[.R48] = &quot;Buy&quot;)));     ROUNDDOWN(ROUND([.O48])/9) &amp; IF([.R48] = &quot;Sell&quot;; &quot; Emerald&quot;; &quot;&quot;) &amp; &quot; Blocks &amp; &quot; &amp; MOD(ROUND([.O48]);9) &amp; &quot;-&quot; &amp; MOD(ROUND([.O48]);9)+[.P48]-[.O48];     IF([.O48]=[.P48];[.O48];[.O48] &amp; &quot;-&quot; &amp; [.P48])     ) &amp; IF([.H48] &lt; 1;&quot; per Emerald&quot;;&quot; Emerald&quot; &amp; IF([.P48]&lt;&gt;1;&quot;s&quot;;&quot;&quot;))     )" office:value-type="string" office:string-value="4-5 per Emerald">
            <text:p>4-5 per Emerald</text:p>
          </table:table-cell>
          <table:table-cell table:style-name="ce149" table:formula="of:=([.G48]*[.L48])/[.$G$5]" office:value-type="float" office:value="27.230109591528">
            <text:p>27.23</text:p>
          </table:table-cell>
          <table:table-cell table:style-name="ce162" table:formula="of:=IF([.J48] &gt; 64; ROUNDDOWN(ROUND([.J48])/64) &amp; &quot; Stacks &amp; &quot; &amp; MOD(ROUND([.J48]);64); ROUND([.J48]))" office:value-type="float" office:value="27">
            <text:p>27</text:p>
          </table:table-cell>
          <table:table-cell table:style-name="ce175" office:value-type="float" office:value="64">
            <text:p>64</text:p>
          </table:table-cell>
          <table:table-cell table:style-name="ce149" table:formula="of:=IF([.H48]=&quot;N/A&quot;;IF([.G48]&lt;1;1/[.G48];[.G48]);IF([.H48]&lt;1;1/[.H48];[.H48]))" office:value-type="float" office:value="4.93115057127377">
            <text:p>4.93</text:p>
          </table:table-cell>
          <table:table-cell table:style-name="ce162" table:formula="of:=MIN([.M48]*[.$Y$38]; [.$Y$40])" office:value-type="float" office:value="0.493115057127377">
            <text:p>0.49</text:p>
          </table:table-cell>
          <table:table-cell table:style-name="ce162" table:formula="of:=ROUND([.M48]-[.N48])" office:value-type="float" office:value="4">
            <text:p>4</text:p>
          </table:table-cell>
          <table:table-cell table:style-name="ce162" table:formula="of:=ROUND([.M48]+[.N48])" office:value-type="float" office:value="5">
            <text:p>5</text:p>
          </table:table-cell>
          <table:table-cell table:style-name="ce3" table:formula="of:=[.$Y$44] &amp; ([.O48]*[.$Z$44]) + [.$AA$44] &amp; [.$AB$44] &amp; ([.P48]*[.$AC$44]) + [.$AD$44] &amp;[.$AE$44]" office:value-type="string" office:string-value="Integer.valueOf(4), Integer.valueOf(6)));">
            <text:p>Integer.valueOf(4), Integer.valueOf(6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book</text:p>
          </table:table-cell>
          <table:table-cell table:style-name="ce175" table:formula="of:=IF([.H48] &gt; 1; [.T48] &amp; &quot;: [&quot; &amp; -[.P48] &amp; &quot;, &quot; &amp; -[.O48] &amp; &quot;]&quot;; [.T48] &amp; &quot;: [&quot; &amp; [.O48] &amp; &quot;, &quot; &amp; [.P48] &amp; &quot;]&quot;)" office:value-type="string" office:string-value="book: [4, 5]">
            <text:p>book: [4, 5]</text:p>
          </table:table-cell>
          <table:table-cell table:style-name="ce197" table:formula="of:=IF([.R48] = &quot;None&quot;; &quot;&quot;;     IF([.O48] &lt; 1; &quot;Invalid: less than 1!&quot;; IF([.H48] &lt; 1; IF(OR(AND([.R48] = &quot;Buy&quot;; [.P48] &gt; [.L48]*2);AND([.R48] = &quot;Sell&quot;;[.P48] &gt; [.L48]);AND(OR([.R48] = &quot;Convert&quot;; [.R48] = &quot;Enchant&quot;); [.P48] &gt; [.L48])); &quot;Invalid: item can't stack that high!&quot;; &quot;&quot;);IF(OR(AND([.R48] = &quot;Buy&quot;; [.P48] &gt;[.$Y$49]);AND([.R48] = &quot;Sell&quot;;[.P48] &gt; [.$Y$50]);AND(OR([.R48] = &quot;Convert&quot;; [.R48] = &quot;Enchant&quot;); [.P48] &gt; [.$Y$49])); &quot;Invalid: currency can't stack that high!&quot;; &quot;&quot;)))     )">
            <text:p/>
          </table:table-cell>
          <table:table-cell table:style-name="ce208"/>
          <table:table-cell table:style-name="ce225" office:value-type="string">
            <text:p>Indentation</text:p>
          </table:table-cell>
          <table:table-cell table:style-name="ce250" table:formula="of:= &quot;    &quot;" office:value-type="string" office:string-value="    ">
            <text:p><text:s text:c="4"/></text:p>
          </table:table-cell>
          <table:table-cell table:style-name="ce254" table:number-columns-repeated="999"/>
        </table:table-row>
        <table:table-row table:style-name="ro3">
          <table:table-cell table:style-name="ce31" office:value-type="string">
            <text:p>Book and Quill</text:p>
          </table:table-cell>
          <table:table-cell table:style-name="ce45" table:formula="of:=[.G48]+[.G29]+[.G28]" office:value-type="float" office:value="1.089567">
            <text:p>1.0896</text:p>
          </table:table-cell>
          <table:table-cell table:style-name="ce69" office:value-type="string">
            <text:p>N/A</text:p>
          </table:table-cell>
          <table:table-cell table:style-name="ce69" office:value-type="string">
            <text:p>N/A</text:p>
          </table:table-cell>
          <table:table-cell table:style-name="ce69" office:value-type="string">
            <text:p>N/A</text:p>
          </table:table-cell>
          <table:table-cell table:style-name="ce69" table:formula="of:=[.B49]+[.Y16]*2" office:value-type="float" office:value="1.091567">
            <text:p>1.0916</text:p>
          </table:table-cell>
          <table:table-cell table:style-name="ce107" table:formula="of:=[.F49]" office:value-type="float" office:value="1.091567">
            <text:p>1.0916</text:p>
          </table:table-cell>
          <table:table-cell table:style-name="ce118" office:value-type="string">
            <text:p>N/A</text:p>
          </table:table-cell>
          <table:table-cell table:style-name="ce135" table:formula="of:=IF([.H49] = &quot;N/A&quot;; &quot;N/A&quot;;     IF(AND([.P49] &gt; 128;OR(AND([.H49] &gt; 1;[.$Y$51];[.R49] = &quot;Sell&quot;);AND([.H49] &lt; 1;[.S49];[.R49] = &quot;Buy&quot;)));     ROUNDDOWN(ROUND([.O49])/9) &amp; IF([.R49] = &quot;Sell&quot;; &quot; Emerald&quot;; &quot;&quot;) &amp; &quot; Blocks &amp; &quot; &amp; MOD(ROUND([.O49]);9) &amp; &quot;-&quot; &amp; MOD(ROUND([.O49]);9)+[.P49]-[.O49];     IF([.O49]=[.P49];[.O49];[.O49] &amp; &quot;-&quot; &amp; [.P49])     ) &amp; IF([.H49] &lt; 1;&quot; per Emerald&quot;;&quot; Emerald&quot; &amp; IF([.P49]&lt;&gt;1;&quot;s&quot;;&quot;&quot;))     )" office:value-type="string" office:string-value="N/A">
            <text:p>N/A</text:p>
          </table:table-cell>
          <table:table-cell table:style-name="ce150" table:formula="of:=([.G49]*[.L49])/[.$G$5]" office:value-type="float" office:value="1.14508593705128">
            <text:p>1.15</text:p>
          </table:table-cell>
          <table:table-cell table:style-name="ce163" table:formula="of:=IF([.J49] &gt; 64; ROUNDDOWN(ROUND([.J49])/64) &amp; &quot; Stacks &amp; &quot; &amp; MOD(ROUND([.J49]);64); ROUND([.J49]))" office:value-type="float" office:value="1">
            <text:p>1</text:p>
          </table:table-cell>
          <table:table-cell table:style-name="ce176" office:value-type="float" office:value="1">
            <text:p>1</text:p>
          </table:table-cell>
          <table:table-cell table:style-name="ce150" table:formula="of:=IF([.H49]=&quot;N/A&quot;;IF([.G49]&lt;1;1/[.G49];[.G49]);IF([.H49]&lt;1;1/[.H49];[.H49]))" office:value-type="float" office:value="1.091567">
            <text:p>1.09</text:p>
          </table:table-cell>
          <table:table-cell table:style-name="ce163" table:formula="of:=MIN([.M49]*[.$Y$38]; [.$Y$40])" office:value-type="float" office:value="0.1091567">
            <text:p>0.11</text:p>
          </table:table-cell>
          <table:table-cell table:style-name="ce163" table:formula="of:=ROUND([.M49]-[.N49])" office:value-type="float" office:value="1">
            <text:p>1</text:p>
          </table:table-cell>
          <table:table-cell table:style-name="ce163" table:formula="of:=ROUND([.M49]+[.N49])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style-name="ce176" office:value-type="string">
            <text:p>None</text:p>
          </table:table-cell>
          <table:table-cell table:style-name="ce189" office:value-type="boolean" office:boolean-value="false">
            <text:p>FALSE</text:p>
          </table:table-cell>
          <table:table-cell table:style-name="ce176" table:number-columns-repeated="2"/>
          <table:table-cell table:style-name="ce198" table:formula="of:=IF([.R49] = &quot;None&quot;; &quot;&quot;;     IF([.O49] &lt; 1; &quot;Invalid: less than 1!&quot;; IF([.H49] &lt; 1; IF(OR(AND([.R49] = &quot;Buy&quot;; [.P49] &gt; [.L49]*2);AND([.R49] = &quot;Sell&quot;;[.P49] &gt; [.L49]);AND(OR([.R49] = &quot;Convert&quot;; [.R49] = &quot;Enchant&quot;); [.P49] &gt; [.L49])); &quot;Invalid: item can't stack that high!&quot;; &quot;&quot;);IF(OR(AND([.R49] = &quot;Buy&quot;; [.P49] &gt;[.$Y$49]);AND([.R49] = &quot;Sell&quot;;[.P49] &gt; [.$Y$50]);AND(OR([.R49] = &quot;Convert&quot;; [.R49] = &quot;Enchant&quot;); [.P49] &gt; [.$Y$49])); &quot;Invalid: currency can't stack that high!&quot;; &quot;&quot;)))     )">
            <text:p/>
          </table:table-cell>
          <table:table-cell table:style-name="ce205"/>
          <table:table-cell office:value-type="string">
            <text:p>Num. Currency per Stack</text:p>
          </table:table-cell>
          <table:table-cell office:value-type="float" office:value="64">
            <text:p>64</text:p>
          </table:table-cell>
          <table:table-cell table:number-columns-repeated="999"/>
        </table:table-row>
        <table:table-row table:style-name="ro3">
          <table:table-cell table:style-name="ce3" office:value-type="string">
            <text:p>Written Book</text:p>
          </table:table-cell>
          <table:table-cell table:style-name="ce44" table:formula="of:=[.G49]" office:value-type="float" office:value="1.091567">
            <text:p>1.0916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table:formula="of:=[.B50]+[.Y16]*2" office:value-type="float" office:value="1.093567">
            <text:p>1.0936</text:p>
          </table:table-cell>
          <table:table-cell table:style-name="ce95" table:formula="of:=[.F50]" office:value-type="float" office:value="1.093567">
            <text:p>1.0936</text:p>
          </table:table-cell>
          <table:table-cell table:style-name="ce117" table:formula="of:=[.G50]" office:value-type="float" office:value="1.093567">
            <text:p>1.0936</text:p>
          </table:table-cell>
          <table:table-cell table:style-name="ce134" table:formula="of:=IF([.H50] = &quot;N/A&quot;; &quot;N/A&quot;;     IF(AND([.P50] &gt; 128;OR(AND([.H50] &gt; 1;[.$Y$51];[.R50] = &quot;Sell&quot;);AND([.H50] &lt; 1;[.S50];[.R50] = &quot;Buy&quot;)));     ROUNDDOWN(ROUND([.O50])/9) &amp; IF([.R50] = &quot;Sell&quot;; &quot; Emerald&quot;; &quot;&quot;) &amp; &quot; Blocks &amp; &quot; &amp; MOD(ROUND([.O50]);9) &amp; &quot;-&quot; &amp; MOD(ROUND([.O50]);9)+[.P50]-[.O50];     IF([.O50]=[.P50];[.O50];[.O50] &amp; &quot;-&quot; &amp; [.P50])     ) &amp; IF([.H50] &lt; 1;&quot; per Emerald&quot;;&quot; Emerald&quot; &amp; IF([.P50]&lt;&gt;1;&quot;s&quot;;&quot;&quot;))     )" office:value-type="string" office:string-value="1 Emerald">
            <text:p>1 Emerald</text:p>
          </table:table-cell>
          <table:table-cell table:style-name="ce149" table:formula="of:=([.G50]*[.L50])/[.$G$5]" office:value-type="float" office:value="1.14718399596485">
            <text:p>1.15</text:p>
          </table:table-cell>
          <table:table-cell table:style-name="ce162" table:formula="of:=IF([.J50] &gt; 64; ROUNDDOWN(ROUND([.J50])/64) &amp; &quot; Stacks &amp; &quot; &amp; MOD(ROUND([.J50]);64); ROUND([.J50]))" office:value-type="float" office:value="1">
            <text:p>1</text:p>
          </table:table-cell>
          <table:table-cell table:style-name="ce175" office:value-type="float" office:value="1">
            <text:p>1</text:p>
          </table:table-cell>
          <table:table-cell table:style-name="ce149" table:formula="of:=IF([.H50]=&quot;N/A&quot;;IF([.G50]&lt;1;1/[.G50];[.G50]);IF([.H50]&lt;1;1/[.H50];[.H50]))" office:value-type="float" office:value="1.093567">
            <text:p>1.09</text:p>
          </table:table-cell>
          <table:table-cell table:style-name="ce162" table:formula="of:=MIN([.M50]*[.$Y$38]; [.$Y$40])" office:value-type="float" office:value="0.1093567">
            <text:p>0.11</text:p>
          </table:table-cell>
          <table:table-cell table:style-name="ce162" table:formula="of:=ROUND([.M50]-[.N50])" office:value-type="float" office:value="1">
            <text:p>1</text:p>
          </table:table-cell>
          <table:table-cell table:style-name="ce162" table:formula="of:=ROUND([.M50]+[.N50])" office:value-type="float" office:value="1">
            <text:p>1</text:p>
          </table:table-cell>
          <table:table-cell table:style-name="ce3" table:formula="of:=[.$Y$44] &amp; ([.O50]*[.$Z$44]) + [.$AA$44] &amp; [.$AB$44] &amp; ([.P50]*[.$AC$44]) + [.$AD$44] &amp;[.$AE$44]" office:value-type="string" office:string-value="Integer.valueOf(1), Integer.valueOf(2)));">
            <text:p>Integer.valueOf(1), Integer.valueOf(2)));</text:p>
          </table:table-cell>
          <table:table-cell table:style-name="ce175" office:value-type="string">
            <text:p>Buy</text:p>
          </table:table-cell>
          <table:table-cell table:style-name="ce188" office:value-type="boolean" office:boolean-value="false">
            <text:p>FALSE</text:p>
          </table:table-cell>
          <table:table-cell table:style-name="ce175" office:value-type="string">
            <text:p>writtenBook</text:p>
          </table:table-cell>
          <table:table-cell table:style-name="ce175" table:formula="of:=IF([.H50] &gt; 1; [.T50] &amp; &quot;: [&quot; &amp; -[.P50] &amp; &quot;, &quot; &amp; -[.O50] &amp; &quot;]&quot;; [.T50] &amp; &quot;: [&quot; &amp; [.O50] &amp; &quot;, &quot; &amp; [.P50] &amp; &quot;]&quot;)" office:value-type="string" office:string-value="writtenBook: [-1, -1]">
            <text:p>writtenBook: [-1, -1]</text:p>
          </table:table-cell>
          <table:table-cell table:style-name="ce197" table:formula="of:=IF([.R50] = &quot;None&quot;; &quot;&quot;;     IF([.O50] &lt; 1; &quot;Invalid: less than 1!&quot;; IF([.H50] &lt; 1; IF(OR(AND([.R50] = &quot;Buy&quot;; [.P50] &gt; [.L50]*2);AND([.R50] = &quot;Sell&quot;;[.P50] &gt; [.L50]);AND(OR([.R50] = &quot;Convert&quot;; [.R50] = &quot;Enchant&quot;); [.P50] &gt; [.L50])); &quot;Invalid: item can't stack that high!&quot;; &quot;&quot;);IF(OR(AND([.R50] = &quot;Buy&quot;; [.P50] &gt;[.$Y$49]);AND([.R50] = &quot;Sell&quot;;[.P50] &gt; [.$Y$50]);AND(OR([.R50] = &quot;Convert&quot;; [.R50] = &quot;Enchant&quot;); [.P50] &gt; [.$Y$49])); &quot;Invalid: currency can't stack that high!&quot;; &quot;&quot;)))     )">
            <text:p/>
          </table:table-cell>
          <table:table-cell table:style-name="ce208"/>
          <table:table-cell office:value-type="string">
            <text:p>Max Currency Input</text:p>
          </table:table-cell>
          <table:table-cell table:style-name="ce225" table:formula="of:=IF([.Y51];[.Y52];[.Y49]*2)" office:value-type="float" office:value="640">
            <text:p>640</text:p>
          </table:table-cell>
          <table:table-cell table:style-name="ce254" table:number-columns-repeated="999"/>
        </table:table-row>
        <table:table-row table:style-name="ro3">
          <table:table-cell table:style-name="ce6" office:value-type="string">
            <text:p>Bookshelf</text:p>
          </table:table-cell>
          <table:table-cell table:style-name="ce48" table:formula="of:=[.G48]*3+[.G43]*6" office:value-type="float" office:value="1.35640457142858">
            <text:p>1.3564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80" table:formula="of:=[.B51]" office:value-type="float" office:value="1.35640457142858">
            <text:p>1.3564</text:p>
          </table:table-cell>
          <table:table-cell table:style-name="ce71" table:formula="of:=[.E51]+[.Y30]" office:value-type="float" office:value="1.36640457142858">
            <text:p>1.3664</text:p>
          </table:table-cell>
          <table:table-cell table:style-name="ce99" table:formula="of:=[.F51]" office:value-type="float" office:value="1.36640457142858">
            <text:p>1.3664</text:p>
          </table:table-cell>
          <table:table-cell table:style-name="ce120" table:formula="of:=[.G51]" office:value-type="float" office:value="1.36640457142858">
            <text:p>1.3664</text:p>
          </table:table-cell>
          <table:table-cell table:style-name="ce137" table:formula="of:=IF([.H51] = &quot;N/A&quot;; &quot;N/A&quot;;     IF(AND([.P51] &gt; 128;OR(AND([.H51] &gt; 1;[.$Y$51];[.R51] = &quot;Sell&quot;);AND([.H51] &lt; 1;[.S51];[.R51] = &quot;Buy&quot;)));     ROUNDDOWN(ROUND([.O51])/9) &amp; IF([.R51] = &quot;Sell&quot;; &quot; Emerald&quot;; &quot;&quot;) &amp; &quot; Blocks &amp; &quot; &amp; MOD(ROUND([.O51]);9) &amp; &quot;-&quot; &amp; MOD(ROUND([.O51]);9)+[.P51]-[.O51];     IF([.O51]=[.P51];[.O51];[.O51] &amp; &quot;-&quot; &amp; [.P51])     ) &amp; IF([.H51] &lt; 1;&quot; per Emerald&quot;;&quot; Emerald&quot; &amp; IF([.P51]&lt;&gt;1;&quot;s&quot;;&quot;&quot;))     )" office:value-type="string" office:string-value="1-2 Emeralds">
            <text:p>1-2 Emeralds</text:p>
          </table:table-cell>
          <table:table-cell table:style-name="ce152" table:formula="of:=([.G51]*[.L51])/[.$G$5]" office:value-type="float" office:value="91.7375132998603">
            <text:p>91.74</text:p>
          </table:table-cell>
          <table:table-cell table:style-name="ce165" table:formula="of:=IF([.J51] &gt; 64; ROUNDDOWN(ROUND([.J51])/64) &amp; &quot; Stacks &amp; &quot; &amp; MOD(ROUND([.J51]);64); ROUND([.J51]))" office:value-type="string" office:string-value="1 Stacks &amp; 28">
            <text:p>1 Stacks &amp; 28</text:p>
          </table:table-cell>
          <table:table-cell table:style-name="ce178" office:value-type="float" office:value="64">
            <text:p>64</text:p>
          </table:table-cell>
          <table:table-cell table:style-name="ce152" table:formula="of:=IF([.H51]=&quot;N/A&quot;;IF([.G51]&lt;1;1/[.G51];[.G51]);IF([.H51]&lt;1;1/[.H51];[.H51]))" office:value-type="float" office:value="1.36640457142858">
            <text:p>1.37</text:p>
          </table:table-cell>
          <table:table-cell table:style-name="ce165" table:formula="of:=MIN([.M51]*[.$Y$38]; [.$Y$40])" office:value-type="float" office:value="0.136640457142858">
            <text:p>0.14</text:p>
          </table:table-cell>
          <table:table-cell table:style-name="ce165" table:formula="of:=ROUND([.M51]-[.N51])" office:value-type="float" office:value="1">
            <text:p>1</text:p>
          </table:table-cell>
          <table:table-cell table:style-name="ce165" table:formula="of:=ROUND([.M51]+[.N51])" office:value-type="float" office:value="2">
            <text:p>2</text:p>
          </table:table-cell>
          <table:table-cell table:style-name="ce6" table:formula="of:=IF([.H51]&gt;=1; [.$Y$45] &amp; ([.O51]*[.$Z$45]) + [.$AA$45] &amp; [.$AB$45] &amp; ([.P51]*[.$AC$45]) + [.$AD$45] &amp;[.$AE$45]; [.$Y$46] &amp; ([.P51]*[.$Z$46]) + [.$AA$46] &amp; [.$AB$46] &amp; ([.O51]*[.$AC$46]) + [.$AD$46] &amp;[.$AE$46])" office:value-type="string" office:string-value="Integer.valueOf(1), Integer.valueOf(3)));">
            <text:p>Integer.valueOf(1), Integer.valueOf(3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bookshelf</text:p>
          </table:table-cell>
          <table:table-cell table:style-name="ce178" table:formula="of:=IF([.H51] &lt; 1; [.T51] &amp; &quot;: [&quot; &amp; -[.P51] &amp; &quot;, &quot; &amp; -[.O51] &amp; &quot;]&quot;; [.T51] &amp; &quot;: [&quot; &amp; [.O51] &amp; &quot;, &quot; &amp; [.P51] &amp; &quot;]&quot;)" office:value-type="string" office:string-value="bookshelf: [1, 2]">
            <text:p>bookshelf: [1, 2]</text:p>
          </table:table-cell>
          <table:table-cell table:style-name="ce199" table:formula="of:=IF([.R51] = &quot;None&quot;; &quot;&quot;;     IF([.O51] &lt; 1; &quot;Invalid: less than 1!&quot;; IF([.H51] &lt; 1; IF(OR(AND([.R51] = &quot;Buy&quot;; [.P51] &gt; [.L51]*2);AND([.R51] = &quot;Sell&quot;;[.P51] &gt; [.L51]);AND(OR([.R51] = &quot;Convert&quot;; [.R51] = &quot;Enchant&quot;); [.P51] &gt; [.L51])); &quot;Invalid: item can't stack that high!&quot;; &quot;&quot;);IF(OR(AND([.R51] = &quot;Buy&quot;; [.P51] &gt;[.$Y$49]);AND([.R51] = &quot;Sell&quot;;[.P51] &gt; [.$Y$50]);AND(OR([.R51] = &quot;Convert&quot;; [.R51] = &quot;Enchant&quot;); [.P51] &gt; [.$Y$49])); &quot;Invalid: currency can't stack that high!&quot;; &quot;&quot;)))     )">
            <text:p/>
          </table:table-cell>
          <table:table-cell table:style-name="ce208"/>
          <table:table-cell table:style-name="ce226" office:value-type="string">
            <text:p>Is Currency Item Compressible?</text:p>
          </table:table-cell>
          <table:table-cell table:style-name="ce255" office:value-type="boolean" office:boolean-value="true">
            <text:p>TRUE</text:p>
          </table:table-cell>
          <table:table-cell table:style-name="ce215" table:number-columns-repeated="999"/>
        </table:table-row>
        <table:table-row table:style-name="ro3">
          <table:table-cell table:style-name="ce33" office:value-type="string">
            <text:p>Eye of Ender</text:p>
          </table:table-cell>
          <table:table-cell table:style-name="ce48" table:formula="of:=[.G31]+[.G33]" office:value-type="float" office:value="0.854449776785694">
            <text:p>0.8544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52]+[.Y16]/2" office:value-type="float" office:value="0.854949776785694">
            <text:p>0.8549</text:p>
          </table:table-cell>
          <table:table-cell table:style-name="ce102" table:formula="of:=[.F52]-[.B6]*0.15" office:value-type="float" office:value="0.704949776785694">
            <text:p>0.7049</text:p>
          </table:table-cell>
          <table:table-cell table:style-name="ce121" table:formula="of:=[.G52]+5*[.B6]" office:value-type="float" office:value="5.70494977678569">
            <text:p>5.7049</text:p>
          </table:table-cell>
          <table:table-cell table:style-name="ce137" table:formula="of:=IF([.H52] = &quot;N/A&quot;; &quot;N/A&quot;;     IF(AND([.P52] &gt; 128;OR(AND([.H52] &gt; 1;[.$Y$51];[.R52] = &quot;Sell&quot;);AND([.H52] &lt; 1;[.S52];[.R52] = &quot;Buy&quot;)));     ROUNDDOWN(ROUND([.O52])/9) &amp; IF([.R52] = &quot;Sell&quot;; &quot; Emerald&quot;; &quot;&quot;) &amp; &quot; Blocks &amp; &quot; &amp; MOD(ROUND([.O52]);9) &amp; &quot;-&quot; &amp; MOD(ROUND([.O52]);9)+[.P52]-[.O52];     IF([.O52]=[.P52];[.O52];[.O52] &amp; &quot;-&quot; &amp; [.P52])     ) &amp; IF([.H52] &lt; 1;&quot; per Emerald&quot;;&quot; Emerald&quot; &amp; IF([.P52]&lt;&gt;1;&quot;s&quot;;&quot;&quot;))     )" office:value-type="string" office:string-value="5-6 Emeralds">
            <text:p>5-6 Emeralds</text:p>
          </table:table-cell>
          <table:table-cell table:style-name="ce152" table:formula="of:=([.G52]*[.L52])/[.$G$5]" office:value-type="float" office:value="47.3288372096108">
            <text:p>47.33</text:p>
          </table:table-cell>
          <table:table-cell table:style-name="ce165" table:formula="of:=IF([.J52] &gt; 64; ROUNDDOWN(ROUND([.J52])/64) &amp; &quot; Stacks &amp; &quot; &amp; MOD(ROUND([.J52]);64); ROUND([.J52]))" office:value-type="float" office:value="47">
            <text:p>47</text:p>
          </table:table-cell>
          <table:table-cell table:style-name="ce178" office:value-type="float" office:value="64">
            <text:p>64</text:p>
          </table:table-cell>
          <table:table-cell table:style-name="ce152" table:formula="of:=IF([.H52]=&quot;N/A&quot;;IF([.G52]&lt;1;1/[.G52];[.G52]);IF([.H52]&lt;1;1/[.H52];[.H52]))" office:value-type="float" office:value="5.70494977678569">
            <text:p>5.7</text:p>
          </table:table-cell>
          <table:table-cell table:style-name="ce165" table:formula="of:=MIN([.M52]*[.$Y$38]; [.$Y$40])" office:value-type="float" office:value="0.570494977678569">
            <text:p>0.57</text:p>
          </table:table-cell>
          <table:table-cell table:style-name="ce165" table:formula="of:=ROUND([.M52]-[.N52])" office:value-type="float" office:value="5">
            <text:p>5</text:p>
          </table:table-cell>
          <table:table-cell table:style-name="ce165" table:formula="of:=ROUND([.M52]+[.N52])" office:value-type="float" office:value="6">
            <text:p>6</text:p>
          </table:table-cell>
          <table:table-cell table:style-name="ce6" table:formula="of:=IF([.H52]&gt;=1; [.$Y$45] &amp; ([.O52]*[.$Z$45]) + [.$AA$45] &amp; [.$AB$45] &amp; ([.P52]*[.$AC$45]) + [.$AD$45] &amp;[.$AE$45]; [.$Y$46] &amp; ([.P52]*[.$Z$46]) + [.$AA$46] &amp; [.$AB$46] &amp; ([.O52]*[.$AC$46]) + [.$AD$46] &amp;[.$AE$46])" office:value-type="string" office:string-value="Integer.valueOf(5), Integer.valueOf(7)));">
            <text:p>Integer.valueOf(5), Integer.valueOf(7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eyeOfEnder</text:p>
          </table:table-cell>
          <table:table-cell table:style-name="ce178" table:formula="of:=IF([.H52] &lt; 1; [.T52] &amp; &quot;: [&quot; &amp; -[.P52] &amp; &quot;, &quot; &amp; -[.O52] &amp; &quot;]&quot;; [.T52] &amp; &quot;: [&quot; &amp; [.O52] &amp; &quot;, &quot; &amp; [.P52] &amp; &quot;]&quot;)" office:value-type="string" office:string-value="eyeOfEnder: [5, 6]">
            <text:p>eyeOfEnder: [5, 6]</text:p>
          </table:table-cell>
          <table:table-cell table:style-name="ce199" table:formula="of:=IF([.R52] = &quot;None&quot;; &quot;&quot;;     IF([.O52] &lt; 1; &quot;Invalid: less than 1!&quot;; IF([.H52] &lt; 1; IF(OR(AND([.R52] = &quot;Buy&quot;; [.P52] &gt; [.L52]*2);AND([.R52] = &quot;Sell&quot;;[.P52] &gt; [.L52]);AND(OR([.R52] = &quot;Convert&quot;; [.R52] = &quot;Enchant&quot;); [.P52] &gt; [.L52])); &quot;Invalid: item can't stack that high!&quot;; &quot;&quot;);IF(OR(AND([.R52] = &quot;Buy&quot;; [.P52] &gt;[.$Y$49]);AND([.R52] = &quot;Sell&quot;;[.P52] &gt; [.$Y$50]);AND(OR([.R52] = &quot;Convert&quot;; [.R52] = &quot;Enchant&quot;); [.P52] &gt; [.$Y$49])); &quot;Invalid: currency can't stack that high!&quot;; &quot;&quot;)))     )">
            <text:p/>
          </table:table-cell>
          <table:table-cell table:style-name="ce208"/>
          <table:table-cell office:value-type="string">
            <text:p>Compressible Item Count</text:p>
          </table:table-cell>
          <table:table-cell office:value-type="float" office:value="640">
            <text:p>640</text:p>
          </table:table-cell>
          <table:table-cell table:style-name="ce215" table:number-columns-repeated="999"/>
        </table:table-row>
        <table:table-row table:style-name="ro3">
          <table:table-cell table:style-name="ce37" office:value-type="string">
            <text:p>Shears</text:p>
          </table:table-cell>
          <table:table-cell table:style-name="ce60" table:formula="of:=2*[.G5]" office:value-type="float" office:value="1.90652415627582">
            <text:p>1.9065</text:p>
          </table:table-cell>
          <table:table-cell table:style-name="ce79" office:value-type="string">
            <text:p>N/A</text:p>
          </table:table-cell>
          <table:table-cell table:style-name="ce79" office:value-type="string">
            <text:p>N/A</text:p>
          </table:table-cell>
          <table:table-cell table:style-name="ce79" office:value-type="string">
            <text:p>N/A</text:p>
          </table:table-cell>
          <table:table-cell table:style-name="ce79" table:formula="of:=[.B53]+[.Y16]" office:value-type="float" office:value="1.90752415627582">
            <text:p>1.9075</text:p>
          </table:table-cell>
          <table:table-cell table:style-name="ce110" table:formula="of:=[.F53]-[.Y35]*2+[.Y34]*[.W53]+[.B6]*0.1" office:value-type="float" office:value="1.74352415627582">
            <text:p>1.7435</text:p>
          </table:table-cell>
          <table:table-cell table:style-name="ce127" table:formula="of:=[.G53]" office:value-type="float" office:value="1.74352415627582">
            <text:p>1.7435</text:p>
          </table:table-cell>
          <table:table-cell table:style-name="ce142" table:formula="of:=IF([.H53] = &quot;N/A&quot;; &quot;N/A&quot;;     IF(AND([.P53] &gt; 128;OR(AND([.H53] &gt; 1;[.$Y$51];[.R53] = &quot;Sell&quot;);AND([.H53] &lt; 1;[.S53];[.R53] = &quot;Buy&quot;)));     ROUNDDOWN(ROUND([.O53])/9) &amp; IF([.R53] = &quot;Sell&quot;; &quot; Emerald&quot;; &quot;&quot;) &amp; &quot; Blocks &amp; &quot; &amp; MOD(ROUND([.O53]);9) &amp; &quot;-&quot; &amp; MOD(ROUND([.O53]);9)+[.P53]-[.O53];     IF([.O53]=[.P53];[.O53];[.O53] &amp; &quot;-&quot; &amp; [.P53])     ) &amp; IF([.H53] &lt; 1;&quot; per Emerald&quot;;&quot; Emerald&quot; &amp; IF([.P53]&lt;&gt;1;&quot;s&quot;;&quot;&quot;))     )" office:value-type="string" office:string-value="2 Emeralds">
            <text:p>2 Emeralds</text:p>
          </table:table-cell>
          <table:table-cell table:style-name="ce156" table:formula="of:=([.G53]*[.L53])/[.$G$5]" office:value-type="float" office:value="1.82900819854452">
            <text:p>1.83</text:p>
          </table:table-cell>
          <table:table-cell table:style-name="ce169" table:formula="of:=IF([.J53] &gt; 64; ROUNDDOWN(ROUND([.J53])/64) &amp; &quot; Stacks &amp; &quot; &amp; MOD(ROUND([.J53]);64); ROUND([.J53]))" office:value-type="float" office:value="2">
            <text:p>2</text:p>
          </table:table-cell>
          <table:table-cell table:style-name="ce182" office:value-type="float" office:value="1">
            <text:p>1</text:p>
          </table:table-cell>
          <table:table-cell table:style-name="ce156" table:formula="of:=IF([.H53]=&quot;N/A&quot;;IF([.G53]&lt;1;1/[.G53];[.G53]);IF([.H53]&lt;1;1/[.H53];[.H53]))" office:value-type="float" office:value="1.74352415627582">
            <text:p>1.74</text:p>
          </table:table-cell>
          <table:table-cell table:style-name="ce169" table:formula="of:=MIN([.M53]*[.$Y$38]; [.$Y$40])" office:value-type="float" office:value="0.174352415627582">
            <text:p>0.17</text:p>
          </table:table-cell>
          <table:table-cell table:style-name="ce169" table:formula="of:=ROUND([.M53]-[.N53])" office:value-type="float" office:value="2">
            <text:p>2</text:p>
          </table:table-cell>
          <table:table-cell table:style-name="ce169" table:formula="of:=ROUND([.M53]+[.N53])" office:value-type="float" office:value="2">
            <text:p>2</text:p>
          </table:table-cell>
          <table:table-cell table:style-name="ce12" table:formula="of:=IF([.H53]&gt;=1; [.$Y$45] &amp; ([.O53]*[.$Z$45]) + [.$AA$45] &amp; [.$AB$45] &amp; ([.P53]*[.$AC$45]) + [.$AD$45] &amp;[.$AE$45]; [.$Y$46] &amp; ([.P53]*[.$Z$46]) + [.$AA$46] &amp; [.$AB$46] &amp; ([.O53]*[.$AC$46]) + [.$AD$46] &amp;[.$AE$46])" office:value-type="string" office:string-value="Integer.valueOf(2), Integer.valueOf(3)));">
            <text:p>Integer.valueOf(2), Integer.valueOf(3)));</text:p>
          </table:table-cell>
          <table:table-cell table:style-name="ce182" office:value-type="string">
            <text:p>Sell</text:p>
          </table:table-cell>
          <table:table-cell table:style-name="ce192" office:value-type="boolean" office:boolean-value="false">
            <text:p>FALSE</text:p>
          </table:table-cell>
          <table:table-cell table:style-name="ce182" office:value-type="string">
            <text:p>shears</text:p>
          </table:table-cell>
          <table:table-cell table:style-name="ce182" table:formula="of:=IF([.H53] &lt; 1; [.T53] &amp; &quot;: [&quot; &amp; -[.P53] &amp; &quot;, &quot; &amp; -[.O53] &amp; &quot;]&quot;; [.T53] &amp; &quot;: [&quot; &amp; [.O53] &amp; &quot;, &quot; &amp; [.P53] &amp; &quot;]&quot;)" office:value-type="string" office:string-value="shears: [2, 2]">
            <text:p>shears: [2, 2]</text:p>
          </table:table-cell>
          <table:table-cell table:style-name="ce201" table:formula="of:=IF([.R53] = &quot;None&quot;; &quot;&quot;;     IF([.O53] &lt; 1; &quot;Invalid: less than 1!&quot;; IF([.H53] &lt; 1; IF(OR(AND([.R53] = &quot;Buy&quot;; [.P53] &gt; [.L53]*2);AND([.R53] = &quot;Sell&quot;;[.P53] &gt; [.L53]);AND(OR([.R53] = &quot;Convert&quot;; [.R53] = &quot;Enchant&quot;); [.P53] &gt; [.L53])); &quot;Invalid: item can't stack that high!&quot;; &quot;&quot;);IF(OR(AND([.R53] = &quot;Buy&quot;; [.P53] &gt;[.$Y$49]);AND([.R53] = &quot;Sell&quot;;[.P53] &gt; [.$Y$50]);AND(OR([.R53] = &quot;Convert&quot;; [.R53] = &quot;Enchant&quot;); [.P53] &gt; [.$Y$49])); &quot;Invalid: currency can't stack that high!&quot;; &quot;&quot;)))     )">
            <text:p/>
          </table:table-cell>
          <table:table-cell table:style-name="ce213" office:value-type="float" office:value="238">
            <text:p>238</text:p>
          </table:table-cell>
          <table:table-cell table:style-name="ce221" table:number-columns-repeated="1001"/>
        </table:table-row>
        <table:table-row table:style-name="ro3">
          <table:table-cell table:style-name="ce6" office:value-type="string">
            <text:p>Flint and Steel</text:p>
          </table:table-cell>
          <table:table-cell table:style-name="ce48" table:formula="of:=[.G5]+[.G15]" office:value-type="float" office:value="1.28284541147124">
            <text:p>1.2828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54]+[.Y16]" office:value-type="float" office:value="1.28384541147124">
            <text:p>1.2838</text:p>
          </table:table-cell>
          <table:table-cell table:style-name="ce102" table:formula="of:=[.F54]-[.Y35]+[.Y34]*[.W54]-[.B6]*0.1" office:value-type="float" office:value="0.997845411471244">
            <text:p>0.9978</text:p>
          </table:table-cell>
          <table:table-cell table:style-name="ce120" table:formula="of:=[.G54]" office:value-type="float" office:value="0.997845411471244">
            <text:p>0.9978</text:p>
          </table:table-cell>
          <table:table-cell table:style-name="ce137" table:formula="of:=IF([.H54] = &quot;N/A&quot;; &quot;N/A&quot;;     IF(AND([.P54] &gt; 128;OR(AND([.H54] &gt; 1;[.$Y$51];[.R54] = &quot;Sell&quot;);AND([.H54] &lt; 1;[.S54];[.R54] = &quot;Buy&quot;)));     ROUNDDOWN(ROUND([.O54])/9) &amp; IF([.R54] = &quot;Sell&quot;; &quot; Emerald&quot;; &quot;&quot;) &amp; &quot; Blocks &amp; &quot; &amp; MOD(ROUND([.O54]);9) &amp; &quot;-&quot; &amp; MOD(ROUND([.O54]);9)+[.P54]-[.O54];     IF([.O54]=[.P54];[.O54];[.O54] &amp; &quot;-&quot; &amp; [.P54])     ) &amp; IF([.H54] &lt; 1;&quot; per Emerald&quot;;&quot; Emerald&quot; &amp; IF([.P54]&lt;&gt;1;&quot;s&quot;;&quot;&quot;))     )" office:value-type="string" office:string-value="1 per Emerald">
            <text:p>1 per Emerald</text:p>
          </table:table-cell>
          <table:table-cell table:style-name="ce152" table:formula="of:=([.G54]*[.L54])/[.$G$5]" office:value-type="float" office:value="1.0467692299482">
            <text:p>1.05</text:p>
          </table:table-cell>
          <table:table-cell table:style-name="ce165" table:formula="of:=IF([.J54] &gt; 64; ROUNDDOWN(ROUND([.J54])/64) &amp; &quot; Stacks &amp; &quot; &amp; MOD(ROUND([.J54]);64); ROUND([.J54]))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style-name="ce152" table:formula="of:=IF([.H54]=&quot;N/A&quot;;IF([.G54]&lt;1;1/[.G54];[.G54]);IF([.H54]&lt;1;1/[.H54];[.H54]))" office:value-type="float" office:value="1.00215924080422">
            <text:p>1</text:p>
          </table:table-cell>
          <table:table-cell table:style-name="ce165" table:formula="of:=MIN([.M54]*[.$Y$38]; [.$Y$40])" office:value-type="float" office:value="0.100215924080422">
            <text:p>0.1</text:p>
          </table:table-cell>
          <table:table-cell table:style-name="ce165" table:formula="of:=ROUND([.M54]-[.N54])" office:value-type="float" office:value="1">
            <text:p>1</text:p>
          </table:table-cell>
          <table:table-cell table:style-name="ce165" table:formula="of:=ROUND([.M54]+[.N54])" office:value-type="float" office:value="1">
            <text:p>1</text:p>
          </table:table-cell>
          <table:table-cell table:style-name="ce6" table:formula="of:=IF([.H54]&gt;=1; [.$Y$45] &amp; ([.O54]*[.$Z$45]) + [.$AA$45] &amp; [.$AB$45] &amp; ([.P54]*[.$AC$45]) + [.$AD$45] &amp;[.$AE$45]; [.$Y$46] &amp; ([.P54]*[.$Z$46]) + [.$AA$46] &amp; [.$AB$46] &amp; ([.O54]*[.$AC$46]) + [.$AD$46] &amp;[.$AE$46])" office:value-type="string" office:string-value="Integer.valueOf(-1), Integer.valueOf(0)));">
            <text:p>Integer.valueOf(-1), Integer.valueOf(0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flintAndSteel</text:p>
          </table:table-cell>
          <table:table-cell table:style-name="ce178" table:formula="of:=IF([.H54] &lt; 1; [.T54] &amp; &quot;: [&quot; &amp; -[.P54] &amp; &quot;, &quot; &amp; -[.O54] &amp; &quot;]&quot;; [.T54] &amp; &quot;: [&quot; &amp; [.O54] &amp; &quot;, &quot; &amp; [.P54] &amp; &quot;]&quot;)" office:value-type="string" office:string-value="flintAndSteel: [-1, -1]">
            <text:p>flintAndSteel: [-1, -1]</text:p>
          </table:table-cell>
          <table:table-cell table:style-name="ce199" table:formula="of:=IF([.R54] = &quot;None&quot;; &quot;&quot;;     IF([.O54] &lt; 1; &quot;Invalid: less than 1!&quot;; IF([.H54] &lt; 1; IF(OR(AND([.R54] = &quot;Buy&quot;; [.P54] &gt; [.L54]*2);AND([.R54] = &quot;Sell&quot;;[.P54] &gt; [.L54]);AND(OR([.R54] = &quot;Convert&quot;; [.R54] = &quot;Enchant&quot;); [.P54] &gt; [.L54])); &quot;Invalid: item can't stack that high!&quot;; &quot;&quot;);IF(OR(AND([.R54] = &quot;Buy&quot;; [.P54] &gt;[.$Y$49]);AND([.R54] = &quot;Sell&quot;;[.P54] &gt; [.$Y$50]);AND(OR([.R54] = &quot;Convert&quot;; [.R54] = &quot;Enchant&quot;); [.P54] &gt; [.$Y$49])); &quot;Invalid: currency can't stack that high!&quot;; &quot;&quot;)))     )">
            <text:p/>
          </table:table-cell>
          <table:table-cell table:style-name="ce209" office:value-type="float" office:value="65">
            <text:p>65</text:p>
          </table:table-cell>
          <table:table-cell table:style-name="ce215" table:number-columns-repeated="1001"/>
        </table:table-row>
        <table:table-row table:style-name="ro3">
          <table:table-cell table:style-name="ce6" office:value-type="string">
            <text:p>Arrow</text:p>
          </table:table-cell>
          <table:table-cell table:style-name="ce57" table:formula="of:=24*[.B6]" office:value-type="float" office:value="24">
            <text:p>24.0000</text:p>
          </table:table-cell>
          <table:table-cell table:style-name="ce71" table:formula="of:=[.B55] - [.B55]*[.Y18]*[.Y29]" office:value-type="float" office:value="1.02857142857143">
            <text:p>1.0286</text:p>
          </table:table-cell>
          <table:table-cell table:style-name="ce71" table:formula="of:=[.C55]*[.Y9]" office:value-type="float" office:value="0.107035714285714">
            <text:p>0.1070</text:p>
          </table:table-cell>
          <table:table-cell table:style-name="ce71" table:formula="of:=[.D55]+[.Y26]*20+[.Y27]*3" office:value-type="float" office:value="0.199535714285714">
            <text:p>0.1995</text:p>
          </table:table-cell>
          <table:table-cell table:style-name="ce71" table:formula="of:=([.E55] + ([.G15]+[.G28]+[.G44])/4)/2" office:value-type="float" office:value="0.160982514880953">
            <text:p>0.1610</text:p>
          </table:table-cell>
          <table:table-cell table:style-name="ce102" table:formula="of:=[.F55]+([.B6]*0.1)*[.Y9]" office:value-type="float" office:value="0.171388764880953">
            <text:p>0.1714</text:p>
          </table:table-cell>
          <table:table-cell table:style-name="ce128" table:formula="of:=[.G55]+0.05*[.B6]" office:value-type="float" office:value="0.221388764880953">
            <text:p>0.2214</text:p>
          </table:table-cell>
          <table:table-cell table:style-name="ce137" table:formula="of:=IF([.H55] = &quot;N/A&quot;; &quot;N/A&quot;;     IF(AND([.P55] &gt; 128;OR(AND([.H55] &gt; 1;[.$Y$51];[.R55] = &quot;Sell&quot;);AND([.H55] &lt; 1;[.S55];[.R55] = &quot;Buy&quot;)));     ROUNDDOWN(ROUND([.O55])/9) &amp; IF([.R55] = &quot;Sell&quot;; &quot; Emerald&quot;; &quot;&quot;) &amp; &quot; Blocks &amp; &quot; &amp; MOD(ROUND([.O55]);9) &amp; &quot;-&quot; &amp; MOD(ROUND([.O55]);9)+[.P55]-[.O55];     IF([.O55]=[.P55];[.O55];[.O55] &amp; &quot;-&quot; &amp; [.P55])     ) &amp; IF([.H55] &lt; 1;&quot; per Emerald&quot;;&quot; Emerald&quot; &amp; IF([.P55]&lt;&gt;1;&quot;s&quot;;&quot;&quot;))     )" office:value-type="string" office:string-value="4-5 per Emerald">
            <text:p>4-5 per Emerald</text:p>
          </table:table-cell>
          <table:table-cell table:style-name="ce152" table:formula="of:=([.G55]*[.L55])/[.$G$5]" office:value-type="float" office:value="11.5066792269839">
            <text:p>11.51</text:p>
          </table:table-cell>
          <table:table-cell table:style-name="ce165" table:formula="of:=IF([.J55] &gt; 64; ROUNDDOWN(ROUND([.J55])/64) &amp; &quot; Stacks &amp; &quot; &amp; MOD(ROUND([.J55]);64); ROUND([.J55]))" office:value-type="float" office:value="12">
            <text:p>12</text:p>
          </table:table-cell>
          <table:table-cell table:style-name="ce178" office:value-type="float" office:value="64">
            <text:p>64</text:p>
          </table:table-cell>
          <table:table-cell table:style-name="ce152" table:formula="of:=IF([.H55]=&quot;N/A&quot;;IF([.G55]&lt;1;1/[.G55];[.G55]);IF([.H55]&lt;1;1/[.H55];[.H55]))" office:value-type="float" office:value="4.51694104955024">
            <text:p>4.52</text:p>
          </table:table-cell>
          <table:table-cell table:style-name="ce165" table:formula="of:=MIN([.M55]*[.$Y$38]; [.$Y$40])" office:value-type="float" office:value="0.451694104955024">
            <text:p>0.45</text:p>
          </table:table-cell>
          <table:table-cell table:style-name="ce165" table:formula="of:=ROUND([.M55]-[.N55])" office:value-type="float" office:value="4">
            <text:p>4</text:p>
          </table:table-cell>
          <table:table-cell table:style-name="ce165" table:formula="of:=ROUND([.M55]+[.N55])" office:value-type="float" office:value="5">
            <text:p>5</text:p>
          </table:table-cell>
          <table:table-cell table:style-name="ce6" table:formula="of:=IF([.H55]&gt;=1; [.$Y$45] &amp; ([.O55]*[.$Z$45]) + [.$AA$45] &amp; [.$AB$45] &amp; ([.P55]*[.$AC$45]) + [.$AD$45] &amp;[.$AE$45]; [.$Y$46] &amp; ([.P55]*[.$Z$46]) + [.$AA$46] &amp; [.$AB$46] &amp; ([.O55]*[.$AC$46]) + [.$AD$46] &amp;[.$AE$46])" office:value-type="string" office:string-value="Integer.valueOf(-5), Integer.valueOf(-3)));">
            <text:p>Integer.valueOf(-5), Integer.valueOf(-3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arrow</text:p>
          </table:table-cell>
          <table:table-cell table:style-name="ce178" table:formula="of:=IF([.H55] &lt; 1; [.T55] &amp; &quot;: [&quot; &amp; -[.P55] &amp; &quot;, &quot; &amp; -[.O55] &amp; &quot;]&quot;; [.T55] &amp; &quot;: [&quot; &amp; [.O55] &amp; &quot;, &quot; &amp; [.P55] &amp; &quot;]&quot;)" office:value-type="string" office:string-value="arrow: [-5, -4]">
            <text:p>arrow: [-5, -4]</text:p>
          </table:table-cell>
          <table:table-cell table:style-name="ce199" table:formula="of:=IF([.R55] = &quot;None&quot;; &quot;&quot;;     IF([.O55] &lt; 1; &quot;Invalid: less than 1!&quot;; IF([.H55] &lt; 1; IF(OR(AND([.R55] = &quot;Buy&quot;; [.P55] &gt; [.L55]*2);AND([.R55] = &quot;Sell&quot;;[.P55] &gt; [.L55]);AND(OR([.R55] = &quot;Convert&quot;; [.R55] = &quot;Enchant&quot;); [.P55] &gt; [.L55])); &quot;Invalid: item can't stack that high!&quot;; &quot;&quot;);IF(OR(AND([.R55] = &quot;Buy&quot;; [.P55] &gt;[.$Y$49]);AND([.R55] = &quot;Sell&quot;;[.P55] &gt; [.$Y$50]);AND(OR([.R55] = &quot;Convert&quot;; [.R55] = &quot;Enchant&quot;); [.P55] &gt; [.$Y$49])); &quot;Invalid: currency can't stack that high!&quot;; &quot;&quot;)))     )">
            <text:p/>
          </table:table-cell>
          <table:table-cell table:style-name="ce214" table:formula="of:=([.G15]+[.G28]+[.G44])/4" office:value-type="float" office:value="0.122429315476191">
            <text:p>0.1224</text:p>
          </table:table-cell>
          <table:table-cell table:style-name="ce215" table:number-columns-repeated="1001"/>
        </table:table-row>
        <table:table-row table:style-name="ro3">
          <table:table-cell table:style-name="ce6" office:value-type="string">
            <text:p>Compass</text:p>
          </table:table-cell>
          <table:table-cell table:style-name="ce48" table:formula="of:=[.G5]*4+[.G11]" office:value-type="float" office:value="4.22277331255164">
            <text:p>4.2228</text:p>
          </table:table-cell>
          <table:table-cell table:style-name="ce80" table:formula="of:=[.B56]" office:value-type="float" office:value="4.22277331255164">
            <text:p>4.2228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C56]+[.Y30]" office:value-type="float" office:value="4.23277331255164">
            <text:p>4.2328</text:p>
          </table:table-cell>
          <table:table-cell table:style-name="ce102" table:formula="of:=[.F56]-0.45*[.B6]" office:value-type="float" office:value="3.78277331255164">
            <text:p>3.7828</text:p>
          </table:table-cell>
          <table:table-cell table:style-name="ce120" table:formula="of:=[.G56]" office:value-type="float" office:value="3.78277331255164">
            <text:p>3.7828</text:p>
          </table:table-cell>
          <table:table-cell table:style-name="ce137" table:formula="of:=IF([.H56] = &quot;N/A&quot;; &quot;N/A&quot;;     IF(AND([.P56] &gt; 128;OR(AND([.H56] &gt; 1;[.$Y$51];[.R56] = &quot;Sell&quot;);AND([.H56] &lt; 1;[.S56];[.R56] = &quot;Buy&quot;)));     ROUNDDOWN(ROUND([.O56])/9) &amp; IF([.R56] = &quot;Sell&quot;; &quot; Emerald&quot;; &quot;&quot;) &amp; &quot; Blocks &amp; &quot; &amp; MOD(ROUND([.O56]);9) &amp; &quot;-&quot; &amp; MOD(ROUND([.O56]);9)+[.P56]-[.O56];     IF([.O56]=[.P56];[.O56];[.O56] &amp; &quot;-&quot; &amp; [.P56])     ) &amp; IF([.H56] &lt; 1;&quot; per Emerald&quot;;&quot; Emerald&quot; &amp; IF([.P56]&lt;&gt;1;&quot;s&quot;;&quot;&quot;))     )" office:value-type="string" office:string-value="3-4 Emeralds">
            <text:p>3-4 Emeralds</text:p>
          </table:table-cell>
          <table:table-cell table:style-name="ce152" table:formula="of:=([.G56]*[.L56])/[.$G$5]" office:value-type="float" office:value="253.967400524539">
            <text:p>253.97</text:p>
          </table:table-cell>
          <table:table-cell table:style-name="ce165" table:formula="of:=IF([.J56] &gt; 64; ROUNDDOWN(ROUND([.J56])/64) &amp; &quot; Stacks &amp; &quot; &amp; MOD(ROUND([.J56]);64); ROUND([.J56]))" office:value-type="string" office:string-value="3 Stacks &amp; 62">
            <text:p>3 Stacks &amp; 62</text:p>
          </table:table-cell>
          <table:table-cell table:style-name="ce178" office:value-type="float" office:value="64">
            <text:p>64</text:p>
          </table:table-cell>
          <table:table-cell table:style-name="ce152" table:formula="of:=IF([.H56]=&quot;N/A&quot;;IF([.G56]&lt;1;1/[.G56];[.G56]);IF([.H56]&lt;1;1/[.H56];[.H56]))" office:value-type="float" office:value="3.78277331255164">
            <text:p>3.78</text:p>
          </table:table-cell>
          <table:table-cell table:style-name="ce165" table:formula="of:=MIN([.M56]*[.$Y$38]; [.$Y$40])" office:value-type="float" office:value="0.378277331255164">
            <text:p>0.38</text:p>
          </table:table-cell>
          <table:table-cell table:style-name="ce165" table:formula="of:=ROUND([.M56]-[.N56])" office:value-type="float" office:value="3">
            <text:p>3</text:p>
          </table:table-cell>
          <table:table-cell table:style-name="ce165" table:formula="of:=ROUND([.M56]+[.N56])" office:value-type="float" office:value="4">
            <text:p>4</text:p>
          </table:table-cell>
          <table:table-cell table:style-name="ce6" table:formula="of:=IF([.H56]&gt;=1; [.$Y$45] &amp; ([.O56]*[.$Z$45]) + [.$AA$45] &amp; [.$AB$45] &amp; ([.P56]*[.$AC$45]) + [.$AD$45] &amp;[.$AE$45]; [.$Y$46] &amp; ([.P56]*[.$Z$46]) + [.$AA$46] &amp; [.$AB$46] &amp; ([.O56]*[.$AC$46]) + [.$AD$46] &amp;[.$AE$46])" office:value-type="string" office:string-value="Integer.valueOf(3), Integer.valueOf(5)));">
            <text:p>Integer.valueOf(3), Integer.valueOf(5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compass</text:p>
          </table:table-cell>
          <table:table-cell table:style-name="ce178" table:formula="of:=IF([.H56] &lt; 1; [.T56] &amp; &quot;: [&quot; &amp; -[.P56] &amp; &quot;, &quot; &amp; -[.O56] &amp; &quot;]&quot;; [.T56] &amp; &quot;: [&quot; &amp; [.O56] &amp; &quot;, &quot; &amp; [.P56] &amp; &quot;]&quot;)" office:value-type="string" office:string-value="compass: [3, 4]">
            <text:p>compass: [3, 4]</text:p>
          </table:table-cell>
          <table:table-cell table:style-name="ce199" table:formula="of:=IF([.R56] = &quot;None&quot;; &quot;&quot;;     IF([.O56] &lt; 1; &quot;Invalid: less than 1!&quot;; IF([.H56] &lt; 1; IF(OR(AND([.R56] = &quot;Buy&quot;; [.P56] &gt; [.L56]*2);AND([.R56] = &quot;Sell&quot;;[.P56] &gt; [.L56]);AND(OR([.R56] = &quot;Convert&quot;; [.R56] = &quot;Enchant&quot;); [.P56] &gt; [.L56])); &quot;Invalid: item can't stack that high!&quot;; &quot;&quot;);IF(OR(AND([.R56] = &quot;Buy&quot;; [.P56] &gt;[.$Y$49]);AND([.R56] = &quot;Sell&quot;;[.P56] &gt; [.$Y$50]);AND(OR([.R56] = &quot;Convert&quot;; [.R56] = &quot;Enchant&quot;); [.P56] &gt; [.$Y$49])); &quot;Invalid: currency can't stack that high!&quot;; &quot;&quot;)))     )">
            <text:p/>
          </table:table-cell>
          <table:table-cell table:style-name="ce215" table:number-columns-repeated="1002"/>
        </table:table-row>
        <table:table-row table:style-name="ro3">
          <table:table-cell table:style-name="ce6" office:value-type="string">
            <text:p>Clock</text:p>
          </table:table-cell>
          <table:table-cell table:style-name="ce48" table:formula="of:=[.G7]*4+[.G11]" office:value-type="float" office:value="9.00711331255164">
            <text:p>9.0071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57]+[.Y30]" office:value-type="float" office:value="9.01711331255164">
            <text:p>9.0171</text:p>
          </table:table-cell>
          <table:table-cell table:style-name="ce102" table:formula="of:=[.F57]-0.04*[.B6]" office:value-type="float" office:value="8.97711331255164">
            <text:p>8.9771</text:p>
          </table:table-cell>
          <table:table-cell table:style-name="ce120" table:formula="of:=[.G57]" office:value-type="float" office:value="8.97711331255164">
            <text:p>8.9771</text:p>
          </table:table-cell>
          <table:table-cell table:style-name="ce137" table:formula="of:=IF([.H57] = &quot;N/A&quot;; &quot;N/A&quot;;     IF(AND([.P57] &gt; 128;OR(AND([.H57] &gt; 1;[.$Y$51];[.R57] = &quot;Sell&quot;);AND([.H57] &lt; 1;[.S57];[.R57] = &quot;Buy&quot;)));     ROUNDDOWN(ROUND([.O57])/9) &amp; IF([.R57] = &quot;Sell&quot;; &quot; Emerald&quot;; &quot;&quot;) &amp; &quot; Blocks &amp; &quot; &amp; MOD(ROUND([.O57]);9) &amp; &quot;-&quot; &amp; MOD(ROUND([.O57]);9)+[.P57]-[.O57];     IF([.O57]=[.P57];[.O57];[.O57] &amp; &quot;-&quot; &amp; [.P57])     ) &amp; IF([.H57] &lt; 1;&quot; per Emerald&quot;;&quot; Emerald&quot; &amp; IF([.P57]&lt;&gt;1;&quot;s&quot;;&quot;&quot;))     )" office:value-type="string" office:string-value="8-10 Emeralds">
            <text:p>8-10 Emeralds</text:p>
          </table:table-cell>
          <table:table-cell table:style-name="ce152" table:formula="of:=([.G57]*[.L57])/[.$G$5]" office:value-type="float" office:value="602.704403311201">
            <text:p>602.7</text:p>
          </table:table-cell>
          <table:table-cell table:style-name="ce165" table:formula="of:=IF([.J57] &gt; 64; ROUNDDOWN(ROUND([.J57])/64) &amp; &quot; Stacks &amp; &quot; &amp; MOD(ROUND([.J57]);64); ROUND([.J57]))" office:value-type="string" office:string-value="9 Stacks &amp; 27">
            <text:p>9 Stacks &amp; 27</text:p>
          </table:table-cell>
          <table:table-cell table:style-name="ce178" office:value-type="float" office:value="64">
            <text:p>64</text:p>
          </table:table-cell>
          <table:table-cell table:style-name="ce152" table:formula="of:=IF([.H57]=&quot;N/A&quot;;IF([.G57]&lt;1;1/[.G57];[.G57]);IF([.H57]&lt;1;1/[.H57];[.H57]))" office:value-type="float" office:value="8.97711331255164">
            <text:p>8.98</text:p>
          </table:table-cell>
          <table:table-cell table:style-name="ce165" table:formula="of:=MIN([.M57]*[.$Y$38]; [.$Y$40])" office:value-type="float" office:value="0.897711331255164">
            <text:p>0.9</text:p>
          </table:table-cell>
          <table:table-cell table:style-name="ce165" table:formula="of:=ROUND([.M57]-[.N57])" office:value-type="float" office:value="8">
            <text:p>8</text:p>
          </table:table-cell>
          <table:table-cell table:style-name="ce165" table:formula="of:=ROUND([.M57]+[.N57])" office:value-type="float" office:value="10">
            <text:p>10</text:p>
          </table:table-cell>
          <table:table-cell table:style-name="ce6" table:formula="of:=IF([.H57]&gt;=1; [.$Y$45] &amp; ([.O57]*[.$Z$45]) + [.$AA$45] &amp; [.$AB$45] &amp; ([.P57]*[.$AC$45]) + [.$AD$45] &amp;[.$AE$45]; [.$Y$46] &amp; ([.P57]*[.$Z$46]) + [.$AA$46] &amp; [.$AB$46] &amp; ([.O57]*[.$AC$46]) + [.$AD$46] &amp;[.$AE$46])" office:value-type="string" office:string-value="Integer.valueOf(8), Integer.valueOf(11)));">
            <text:p>Integer.valueOf(8), Integer.valueOf(11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clock</text:p>
          </table:table-cell>
          <table:table-cell table:style-name="ce178" table:formula="of:=IF([.H57] &lt; 1; [.T57] &amp; &quot;: [&quot; &amp; -[.P57] &amp; &quot;, &quot; &amp; -[.O57] &amp; &quot;]&quot;; [.T57] &amp; &quot;: [&quot; &amp; [.O57] &amp; &quot;, &quot; &amp; [.P57] &amp; &quot;]&quot;)" office:value-type="string" office:string-value="clock: [8, 10]">
            <text:p>clock: [8, 10]</text:p>
          </table:table-cell>
          <table:table-cell table:style-name="ce199" table:formula="of:=IF([.R57] = &quot;None&quot;; &quot;&quot;;     IF([.O57] &lt; 1; &quot;Invalid: less than 1!&quot;; IF([.H57] &lt; 1; IF(OR(AND([.R57] = &quot;Buy&quot;; [.P57] &gt; [.L57]*2);AND([.R57] = &quot;Sell&quot;;[.P57] &gt; [.L57]);AND(OR([.R57] = &quot;Convert&quot;; [.R57] = &quot;Enchant&quot;); [.P57] &gt; [.L57])); &quot;Invalid: item can't stack that high!&quot;; &quot;&quot;);IF(OR(AND([.R57] = &quot;Buy&quot;; [.P57] &gt;[.$Y$49]);AND([.R57] = &quot;Sell&quot;;[.P57] &gt; [.$Y$50]);AND(OR([.R57] = &quot;Convert&quot;; [.R57] = &quot;Enchant&quot;); [.P57] &gt; [.$Y$49])); &quot;Invalid: currency can't stack that high!&quot;; &quot;&quot;)))     )">
            <text:p/>
          </table:table-cell>
          <table:table-cell table:style-name="ce209" office:value-type="string">
            <text:p>Use Bonus</text:p>
          </table:table-cell>
          <table:table-cell table:style-name="ce215" table:number-columns-repeated="1001"/>
        </table:table-row>
        <table:table-row table:style-name="ro3">
          <table:table-cell table:style-name="ce6" office:value-type="string">
            <text:p>Iron Sword</text:p>
          </table:table-cell>
          <table:table-cell table:style-name="ce48" table:formula="of:=[.G5]*2+[.G44]-[.Y6]/8" office:value-type="float" office:value="1.91608665627582">
            <text:p>1.9161</text:p>
          </table:table-cell>
          <table:table-cell table:style-name="ce71" table:formula="of:=[.B58]-[.Y7]/8" office:value-type="float" office:value="1.91607415627582">
            <text:p>1.9161</text:p>
          </table:table-cell>
          <table:table-cell table:style-name="ce71" table:formula="of:=[.C58]*[.Y33]" office:value-type="float" office:value="1.91415999627954">
            <text:p>1.9142</text:p>
          </table:table-cell>
          <table:table-cell table:style-name="ce80" table:formula="of:=[.D58]" office:value-type="float" office:value="1.91415999627954">
            <text:p>1.9142</text:p>
          </table:table-cell>
          <table:table-cell table:style-name="ce71" table:formula="of:=[.E58]+[.Y30]" office:value-type="float" office:value="1.92415999627954">
            <text:p>1.9242</text:p>
          </table:table-cell>
          <table:table-cell table:style-name="ce109" table:formula="of:=[.F58]-[.Y35]+[.W58]" office:value-type="float" office:value="1.87315999627954">
            <text:p>1.8732</text:p>
          </table:table-cell>
          <table:table-cell table:style-name="ce120" table:formula="of:=[.G58]" office:value-type="float" office:value="1.87315999627954">
            <text:p>1.8732</text:p>
          </table:table-cell>
          <table:table-cell table:style-name="ce137" table:formula="of:=IF([.H58] = &quot;N/A&quot;; &quot;N/A&quot;;     IF(AND([.P58] &gt; 128;OR(AND([.H58] &gt; 1;[.$Y$51];[.R58] = &quot;Sell&quot;);AND([.H58] &lt; 1;[.S58];[.R58] = &quot;Buy&quot;)));     ROUNDDOWN(ROUND([.O58])/9) &amp; IF([.R58] = &quot;Sell&quot;; &quot; Emerald&quot;; &quot;&quot;) &amp; &quot; Blocks &amp; &quot; &amp; MOD(ROUND([.O58]);9) &amp; &quot;-&quot; &amp; MOD(ROUND([.O58]);9)+[.P58]-[.O58];     IF([.O58]=[.P58];[.O58];[.O58] &amp; &quot;-&quot; &amp; [.P58])     ) &amp; IF([.H58] &lt; 1;&quot; per Emerald&quot;;&quot; Emerald&quot; &amp; IF([.P58]&lt;&gt;1;&quot;s&quot;;&quot;&quot;))     )" office:value-type="string" office:string-value="2 Emeralds">
            <text:p>2 Emeralds</text:p>
          </table:table-cell>
          <table:table-cell table:style-name="ce152" table:formula="of:=([.G58]*[.L58])/[.$G$5]" office:value-type="float" office:value="1.96500001336311">
            <text:p>1.97</text:p>
          </table:table-cell>
          <table:table-cell table:style-name="ce165" table:formula="of:=IF([.J58] &gt; 64; ROUNDDOWN(ROUND([.J58])/64) &amp; &quot; Stacks &amp; &quot; &amp; MOD(ROUND([.J58]);64); ROUND([.J58]))" office:value-type="float" office:value="2">
            <text:p>2</text:p>
          </table:table-cell>
          <table:table-cell table:style-name="ce178" office:value-type="float" office:value="1">
            <text:p>1</text:p>
          </table:table-cell>
          <table:table-cell table:style-name="ce152" table:formula="of:=IF([.H58]=&quot;N/A&quot;;IF([.G58]&lt;1;1/[.G58];[.G58]);IF([.H58]&lt;1;1/[.H58];[.H58]))" office:value-type="float" office:value="1.87315999627954">
            <text:p>1.87</text:p>
          </table:table-cell>
          <table:table-cell table:style-name="ce165" table:formula="of:=MIN([.M58]*[.$Y$38]; [.$Y$40])" office:value-type="float" office:value="0.187315999627954">
            <text:p>0.19</text:p>
          </table:table-cell>
          <table:table-cell table:style-name="ce165" table:formula="of:=ROUND([.M58]-[.N58])" office:value-type="float" office:value="2">
            <text:p>2</text:p>
          </table:table-cell>
          <table:table-cell table:style-name="ce165" table:formula="of:=ROUND([.M58]+[.N58])" office:value-type="float" office:value="2">
            <text:p>2</text:p>
          </table:table-cell>
          <table:table-cell table:style-name="ce6" table:formula="of:=IF([.H58]&gt;=1; [.$Y$45] &amp; ([.O58]*[.$Z$45]) + [.$AA$45] &amp; [.$AB$45] &amp; ([.P58]*[.$AC$45]) + [.$AD$45] &amp;[.$AE$45]; [.$Y$46] &amp; ([.P58]*[.$Z$46]) + [.$AA$46] &amp; [.$AB$46] &amp; ([.O58]*[.$AC$46]) + [.$AD$46] &amp;[.$AE$46])" office:value-type="string" office:string-value="Integer.valueOf(2), Integer.valueOf(3)));">
            <text:p>Integer.valueOf(2), Integer.valueOf(3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swordIron</text:p>
          </table:table-cell>
          <table:table-cell table:style-name="ce178" table:formula="of:=IF([.H58] &lt; 1; [.T58] &amp; &quot;: [&quot; &amp; -[.P58] &amp; &quot;, &quot; &amp; -[.O58] &amp; &quot;]&quot;; [.T58] &amp; &quot;: [&quot; &amp; [.O58] &amp; &quot;, &quot; &amp; [.P58] &amp; &quot;]&quot;)" office:value-type="string" office:string-value="swordIron: [2, 2]">
            <text:p>swordIron: [2, 2]</text:p>
          </table:table-cell>
          <table:table-cell table:style-name="ce199" table:formula="of:=IF([.R58] = &quot;None&quot;; &quot;&quot;;     IF([.O58] &lt; 1; &quot;Invalid: less than 1!&quot;; IF([.H58] &lt; 1; IF(OR(AND([.R58] = &quot;Buy&quot;; [.P58] &gt; [.L58]*2);AND([.R58] = &quot;Sell&quot;;[.P58] &gt; [.L58]);AND(OR([.R58] = &quot;Convert&quot;; [.R58] = &quot;Enchant&quot;); [.P58] &gt; [.L58])); &quot;Invalid: item can't stack that high!&quot;; &quot;&quot;);IF(OR(AND([.R58] = &quot;Buy&quot;; [.P58] &gt;[.$Y$49]);AND([.R58] = &quot;Sell&quot;;[.P58] &gt; [.$Y$50]);AND(OR([.R58] = &quot;Convert&quot;; [.R58] = &quot;Enchant&quot;); [.P58] &gt; [.$Y$49])); &quot;Invalid: currency can't stack that high!&quot;; &quot;&quot;)))     )">
            <text:p/>
          </table:table-cell>
          <table:table-cell table:style-name="ce216" table:formula="of:=[.B6]*0.2" office:value-type="float" office:value="0.2">
            <text:p>0.2000</text:p>
          </table:table-cell>
          <table:table-cell table:style-name="ce71" office:value-type="string">
            <text:p>,27,</text:p>
          </table:table-cell>
          <table:table-cell table:style-name="ce215" office:value-type="float" office:value="251">
            <text:p>251</text:p>
          </table:table-cell>
          <table:table-cell table:style-name="ce215" office:value-type="float" office:value="6">
            <text:p>6</text:p>
          </table:table-cell>
          <table:table-cell table:style-name="ce215" table:number-columns-repeated="998"/>
        </table:table-row>
        <table:table-row table:style-name="ro3">
          <table:table-cell table:style-name="ce6" office:value-type="string">
            <text:p>Iron Axe</text:p>
          </table:table-cell>
          <table:table-cell table:style-name="ce48" table:formula="of:=[.G5]*3+[.G44]*2" office:value-type="float" office:value="2.87916123441373">
            <text:p>2.8792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59]+[.$Y$30]" office:value-type="float" office:value="2.88916123441373">
            <text:p>2.8892</text:p>
          </table:table-cell>
          <table:table-cell table:style-name="ce109" table:formula="of:=[.F59]-[.Y35]*2+[.W59]" office:value-type="float" office:value="2.38716123441373">
            <text:p>2.3872</text:p>
          </table:table-cell>
          <table:table-cell table:style-name="ce120" table:formula="of:=[.G59]" office:value-type="float" office:value="2.38716123441373">
            <text:p>2.3872</text:p>
          </table:table-cell>
          <table:table-cell table:style-name="ce137" table:formula="of:=IF([.H59] = &quot;N/A&quot;; &quot;N/A&quot;;     IF(AND([.P59] &gt; 128;OR(AND([.H59] &gt; 1;[.$Y$51];[.R59] = &quot;Sell&quot;);AND([.H59] &lt; 1;[.S59];[.R59] = &quot;Buy&quot;)));     ROUNDDOWN(ROUND([.O59])/9) &amp; IF([.R59] = &quot;Sell&quot;; &quot; Emerald&quot;; &quot;&quot;) &amp; &quot; Blocks &amp; &quot; &amp; MOD(ROUND([.O59]);9) &amp; &quot;-&quot; &amp; MOD(ROUND([.O59]);9)+[.P59]-[.O59];     IF([.O59]=[.P59];[.O59];[.O59] &amp; &quot;-&quot; &amp; [.P59])     ) &amp; IF([.H59] &lt; 1;&quot; per Emerald&quot;;&quot; Emerald&quot; &amp; IF([.P59]&lt;&gt;1;&quot;s&quot;;&quot;&quot;))     )" office:value-type="string" office:string-value="2-3 Emeralds">
            <text:p>2-3 Emeralds</text:p>
          </table:table-cell>
          <table:table-cell table:style-name="ce152" table:formula="of:=([.G59]*[.L59])/[.$G$5]" office:value-type="float" office:value="2.50420245298835">
            <text:p>2.5</text:p>
          </table:table-cell>
          <table:table-cell table:style-name="ce165" table:formula="of:=IF([.J59] &gt; 64; ROUNDDOWN(ROUND([.J59])/64) &amp; &quot; Stacks &amp; &quot; &amp; MOD(ROUND([.J59]);64); ROUND([.J59]))" office:value-type="float" office:value="3">
            <text:p>3</text:p>
          </table:table-cell>
          <table:table-cell table:style-name="ce178" office:value-type="float" office:value="1">
            <text:p>1</text:p>
          </table:table-cell>
          <table:table-cell table:style-name="ce152" table:formula="of:=IF([.H59]=&quot;N/A&quot;;IF([.G59]&lt;1;1/[.G59];[.G59]);IF([.H59]&lt;1;1/[.H59];[.H59]))" office:value-type="float" office:value="2.38716123441373">
            <text:p>2.39</text:p>
          </table:table-cell>
          <table:table-cell table:style-name="ce165" table:formula="of:=MIN([.M59]*[.$Y$38]; [.$Y$40])" office:value-type="float" office:value="0.238716123441373">
            <text:p>0.24</text:p>
          </table:table-cell>
          <table:table-cell table:style-name="ce165" table:formula="of:=ROUND([.M59]-[.N59])" office:value-type="float" office:value="2">
            <text:p>2</text:p>
          </table:table-cell>
          <table:table-cell table:style-name="ce165" table:formula="of:=ROUND([.M59]+[.N59])" office:value-type="float" office:value="3">
            <text:p>3</text:p>
          </table:table-cell>
          <table:table-cell table:style-name="ce6" table:formula="of:=IF([.H59]&gt;=1; [.$Y$45] &amp; ([.O59]*[.$Z$45]) + [.$AA$45] &amp; [.$AB$45] &amp; ([.P59]*[.$AC$45]) + [.$AD$45] &amp;[.$AE$45]; [.$Y$46] &amp; ([.P59]*[.$Z$46]) + [.$AA$46] &amp; [.$AB$46] &amp; ([.O59]*[.$AC$46]) + [.$AD$46] &amp;[.$AE$46])" office:value-type="string" office:string-value="Integer.valueOf(2), Integer.valueOf(4)));">
            <text:p>Integer.valueOf(2), Integer.valueOf(4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axeIron</text:p>
          </table:table-cell>
          <table:table-cell table:style-name="ce178" table:formula="of:=IF([.H59] &lt; 1; [.T59] &amp; &quot;: [&quot; &amp; -[.P59] &amp; &quot;, &quot; &amp; -[.O59] &amp; &quot;]&quot;; [.T59] &amp; &quot;: [&quot; &amp; [.O59] &amp; &quot;, &quot; &amp; [.P59] &amp; &quot;]&quot;)" office:value-type="string" office:string-value="axeIron: [2, 3]">
            <text:p>axeIron: [2, 3]</text:p>
          </table:table-cell>
          <table:table-cell table:style-name="ce199" table:formula="of:=IF([.R59] = &quot;None&quot;; &quot;&quot;;     IF([.O59] &lt; 1; &quot;Invalid: less than 1!&quot;; IF([.H59] &lt; 1; IF(OR(AND([.R59] = &quot;Buy&quot;; [.P59] &gt; [.L59]*2);AND([.R59] = &quot;Sell&quot;;[.P59] &gt; [.L59]);AND(OR([.R59] = &quot;Convert&quot;; [.R59] = &quot;Enchant&quot;); [.P59] &gt; [.L59])); &quot;Invalid: item can't stack that high!&quot;; &quot;&quot;);IF(OR(AND([.R59] = &quot;Buy&quot;; [.P59] &gt;[.$Y$49]);AND([.R59] = &quot;Sell&quot;;[.P59] &gt; [.$Y$50]);AND(OR([.R59] = &quot;Convert&quot;; [.R59] = &quot;Enchant&quot;); [.P59] &gt; [.$Y$49])); &quot;Invalid: currency can't stack that high!&quot;; &quot;&quot;)))     )">
            <text:p/>
          </table:table-cell>
          <table:table-cell table:style-name="ce216" table:formula="of:=[.B6]*0" office:value-type="float" office:value="0">
            <text:p>0.0000</text:p>
          </table:table-cell>
          <table:table-cell table:style-name="ce215" table:number-columns-repeated="1001"/>
        </table:table-row>
        <table:table-row table:style-name="ro3">
          <table:table-cell table:style-name="ce6" office:value-type="string">
            <text:p>Iron Pickaxe</text:p>
          </table:table-cell>
          <table:table-cell table:style-name="ce48" table:formula="of:=[.G5]*3+[.G44]*2-[.Y6]/8" office:value-type="float" office:value="2.87903623441373">
            <text:p>2.8790</text:p>
          </table:table-cell>
          <table:table-cell table:style-name="ce71" table:formula="of:=[.B60]-[.Y7]/8" office:value-type="float" office:value="2.87902373441373">
            <text:p>2.8790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C60]+[.Y30]" office:value-type="float" office:value="2.88902373441373">
            <text:p>2.8890</text:p>
          </table:table-cell>
          <table:table-cell table:style-name="ce109" table:formula="of:=[.F60]-[.Y35]*2+[.W60]" office:value-type="float" office:value="2.78702373441373">
            <text:p>2.7870</text:p>
          </table:table-cell>
          <table:table-cell table:style-name="ce120" table:formula="of:=[.G60]" office:value-type="float" office:value="2.78702373441373">
            <text:p>2.7870</text:p>
          </table:table-cell>
          <table:table-cell table:style-name="ce137" table:formula="of:=IF([.H60] = &quot;N/A&quot;; &quot;N/A&quot;;     IF(AND([.P60] &gt; 128;OR(AND([.H60] &gt; 1;[.$Y$51];[.R60] = &quot;Sell&quot;);AND([.H60] &lt; 1;[.S60];[.R60] = &quot;Buy&quot;)));     ROUNDDOWN(ROUND([.O60])/9) &amp; IF([.R60] = &quot;Sell&quot;; &quot; Emerald&quot;; &quot;&quot;) &amp; &quot; Blocks &amp; &quot; &amp; MOD(ROUND([.O60]);9) &amp; &quot;-&quot; &amp; MOD(ROUND([.O60]);9)+[.P60]-[.O60];     IF([.O60]=[.P60];[.O60];[.O60] &amp; &quot;-&quot; &amp; [.P60])     ) &amp; IF([.H60] &lt; 1;&quot; per Emerald&quot;;&quot; Emerald&quot; &amp; IF([.P60]&lt;&gt;1;&quot;s&quot;;&quot;&quot;))     )" office:value-type="string" office:string-value="3 Emeralds">
            <text:p>3 Emeralds</text:p>
          </table:table-cell>
          <table:table-cell table:style-name="ce152" table:formula="of:=([.G60]*[.L60])/[.$G$5]" office:value-type="float" office:value="2.92366999415089">
            <text:p>2.92</text:p>
          </table:table-cell>
          <table:table-cell table:style-name="ce165" table:formula="of:=IF([.J60] &gt; 64; ROUNDDOWN(ROUND([.J60])/64) &amp; &quot; Stacks &amp; &quot; &amp; MOD(ROUND([.J60]);64); ROUND([.J60]))" office:value-type="float" office:value="3">
            <text:p>3</text:p>
          </table:table-cell>
          <table:table-cell table:style-name="ce178" office:value-type="float" office:value="1">
            <text:p>1</text:p>
          </table:table-cell>
          <table:table-cell table:style-name="ce152" table:formula="of:=IF([.H60]=&quot;N/A&quot;;IF([.G60]&lt;1;1/[.G60];[.G60]);IF([.H60]&lt;1;1/[.H60];[.H60]))" office:value-type="float" office:value="2.78702373441373">
            <text:p>2.79</text:p>
          </table:table-cell>
          <table:table-cell table:style-name="ce165" table:formula="of:=MIN([.M60]*[.$Y$38]; [.$Y$40])" office:value-type="float" office:value="0.278702373441373">
            <text:p>0.28</text:p>
          </table:table-cell>
          <table:table-cell table:style-name="ce165" table:formula="of:=ROUND([.M60]-[.N60])" office:value-type="float" office:value="3">
            <text:p>3</text:p>
          </table:table-cell>
          <table:table-cell table:style-name="ce165" table:formula="of:=ROUND([.M60]+[.N60])" office:value-type="float" office:value="3">
            <text:p>3</text:p>
          </table:table-cell>
          <table:table-cell table:style-name="ce6" table:formula="of:=IF([.H60]&gt;=1; [.$Y$45] &amp; ([.O60]*[.$Z$45]) + [.$AA$45] &amp; [.$AB$45] &amp; ([.P60]*[.$AC$45]) + [.$AD$45] &amp;[.$AE$45]; [.$Y$46] &amp; ([.P60]*[.$Z$46]) + [.$AA$46] &amp; [.$AB$46] &amp; ([.O60]*[.$AC$46]) + [.$AD$46] &amp;[.$AE$46])" office:value-type="string" office:string-value="Integer.valueOf(3), Integer.valueOf(4)));">
            <text:p>Integer.valueOf(3), Integer.valueOf(4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pickaxeIron</text:p>
          </table:table-cell>
          <table:table-cell table:style-name="ce178" table:formula="of:=IF([.H60] &lt; 1; [.T60] &amp; &quot;: [&quot; &amp; -[.P60] &amp; &quot;, &quot; &amp; -[.O60] &amp; &quot;]&quot;; [.T60] &amp; &quot;: [&quot; &amp; [.O60] &amp; &quot;, &quot; &amp; [.P60] &amp; &quot;]&quot;)" office:value-type="string" office:string-value="pickaxeIron: [3, 3]">
            <text:p>pickaxeIron: [3, 3]</text:p>
          </table:table-cell>
          <table:table-cell table:style-name="ce199" table:formula="of:=IF([.R60] = &quot;None&quot;; &quot;&quot;;     IF([.O60] &lt; 1; &quot;Invalid: less than 1!&quot;; IF([.H60] &lt; 1; IF(OR(AND([.R60] = &quot;Buy&quot;; [.P60] &gt; [.L60]*2);AND([.R60] = &quot;Sell&quot;;[.P60] &gt; [.L60]);AND(OR([.R60] = &quot;Convert&quot;; [.R60] = &quot;Enchant&quot;); [.P60] &gt; [.L60])); &quot;Invalid: item can't stack that high!&quot;; &quot;&quot;);IF(OR(AND([.R60] = &quot;Buy&quot;; [.P60] &gt;[.$Y$49]);AND([.R60] = &quot;Sell&quot;;[.P60] &gt; [.$Y$50]);AND(OR([.R60] = &quot;Convert&quot;; [.R60] = &quot;Enchant&quot;); [.P60] &gt; [.$Y$49])); &quot;Invalid: currency can't stack that high!&quot;; &quot;&quot;)))     )">
            <text:p/>
          </table:table-cell>
          <table:table-cell table:style-name="ce216" table:formula="of:=[.B6]*0.4" office:value-type="float" office:value="0.4">
            <text:p>0.4000</text:p>
          </table:table-cell>
          <table:table-cell table:style-name="ce71" office:value-type="string">
            <text:p>,27,6</text:p>
          </table:table-cell>
          <table:table-cell table:style-name="ce215" table:number-columns-repeated="1000"/>
        </table:table-row>
        <table:table-row table:style-name="ro3">
          <table:table-cell table:style-name="ce6" office:value-type="string">
            <text:p>Iron Shovel</text:p>
          </table:table-cell>
          <table:table-cell table:style-name="ce48" table:formula="of:=[.G5]+[.G44]*2" office:value-type="float" office:value="0.972637078137911">
            <text:p>0.9726</text:p>
          </table:table-cell>
          <table:table-cell table:style-name="ce80" table:formula="of:=[.B61]" office:value-type="float" office:value="0.972637078137911">
            <text:p>0.9726</text:p>
          </table:table-cell>
          <table:table-cell table:style-name="ce71" table:formula="of:=[.C61]*[.Y33]" office:value-type="float" office:value="0.971665412725185">
            <text:p>0.9717</text:p>
          </table:table-cell>
          <table:table-cell table:style-name="ce80" table:formula="of:=[.D61]" office:value-type="float" office:value="0.971665412725185">
            <text:p>0.9717</text:p>
          </table:table-cell>
          <table:table-cell table:style-name="ce71" table:formula="of:=[.E61]+[.Y30]" office:value-type="float" office:value="0.981665412725185">
            <text:p>0.9817</text:p>
          </table:table-cell>
          <table:table-cell table:style-name="ce109" table:formula="of:=[.F61]+[.W61]" office:value-type="float" office:value="0.951665412725185">
            <text:p>0.9517</text:p>
          </table:table-cell>
          <table:table-cell table:style-name="ce120" table:formula="of:=[.G61]" office:value-type="float" office:value="0.951665412725185">
            <text:p>0.9517</text:p>
          </table:table-cell>
          <table:table-cell table:style-name="ce137" table:formula="of:=IF([.H61] = &quot;N/A&quot;; &quot;N/A&quot;;     IF(AND([.P61] &gt; 128;OR(AND([.H61] &gt; 1;[.$Y$51];[.R61] = &quot;Sell&quot;);AND([.H61] &lt; 1;[.S61];[.R61] = &quot;Buy&quot;)));     ROUNDDOWN(ROUND([.O61])/9) &amp; IF([.R61] = &quot;Sell&quot;; &quot; Emerald&quot;; &quot;&quot;) &amp; &quot; Blocks &amp; &quot; &amp; MOD(ROUND([.O61]);9) &amp; &quot;-&quot; &amp; MOD(ROUND([.O61]);9)+[.P61]-[.O61];     IF([.O61]=[.P61];[.O61];[.O61] &amp; &quot;-&quot; &amp; [.P61])     ) &amp; IF([.H61] &lt; 1;&quot; per Emerald&quot;;&quot; Emerald&quot; &amp; IF([.P61]&lt;&gt;1;&quot;s&quot;;&quot;&quot;))     )" office:value-type="string" office:string-value="1 per Emerald">
            <text:p>1 per Emerald</text:p>
          </table:table-cell>
          <table:table-cell table:style-name="ce152" table:formula="of:=([.G61]*[.L61])/[.$G$5]" office:value-type="float" office:value="0.998325050949426">
            <text:p>1</text:p>
          </table:table-cell>
          <table:table-cell table:style-name="ce165" table:formula="of:=IF([.J61] &gt; 64; ROUNDDOWN(ROUND([.J61])/64) &amp; &quot; Stacks &amp; &quot; &amp; MOD(ROUND([.J61]);64); ROUND([.J61]))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style-name="ce152" table:formula="of:=IF([.H61]=&quot;N/A&quot;;IF([.G61]&lt;1;1/[.G61];[.G61]);IF([.H61]&lt;1;1/[.H61];[.H61]))" office:value-type="float" office:value="1.05078947561665">
            <text:p>1.05</text:p>
          </table:table-cell>
          <table:table-cell table:style-name="ce165" table:formula="of:=MIN([.M61]*[.$Y$38]; [.$Y$40])" office:value-type="float" office:value="0.105078947561665">
            <text:p>0.11</text:p>
          </table:table-cell>
          <table:table-cell table:style-name="ce165" table:formula="of:=ROUND([.M61]-[.N61])" office:value-type="float" office:value="1">
            <text:p>1</text:p>
          </table:table-cell>
          <table:table-cell table:style-name="ce165" table:formula="of:=ROUND([.M61]+[.N61])" office:value-type="float" office:value="1">
            <text:p>1</text:p>
          </table:table-cell>
          <table:table-cell table:style-name="ce6" table:formula="of:=IF([.H61]&gt;=1; [.$Y$45] &amp; ([.O61]*[.$Z$45]) + [.$AA$45] &amp; [.$AB$45] &amp; ([.P61]*[.$AC$45]) + [.$AD$45] &amp;[.$AE$45]; [.$Y$46] &amp; ([.P61]*[.$Z$46]) + [.$AA$46] &amp; [.$AB$46] &amp; ([.O61]*[.$AC$46]) + [.$AD$46] &amp;[.$AE$46])" office:value-type="string" office:string-value="Integer.valueOf(-1), Integer.valueOf(0)));">
            <text:p>Integer.valueOf(-1), Integer.valueOf(0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shovelIron</text:p>
          </table:table-cell>
          <table:table-cell table:style-name="ce178" table:formula="of:=IF([.H61] &lt; 1; [.T61] &amp; &quot;: [&quot; &amp; -[.P61] &amp; &quot;, &quot; &amp; -[.O61] &amp; &quot;]&quot;; [.T61] &amp; &quot;: [&quot; &amp; [.O61] &amp; &quot;, &quot; &amp; [.P61] &amp; &quot;]&quot;)" office:value-type="string" office:string-value="shovelIron: [-1, -1]">
            <text:p>shovelIron: [-1, -1]</text:p>
          </table:table-cell>
          <table:table-cell table:style-name="ce199" table:formula="of:=IF([.R61] = &quot;None&quot;; &quot;&quot;;     IF([.O61] &lt; 1; &quot;Invalid: less than 1!&quot;; IF([.H61] &lt; 1; IF(OR(AND([.R61] = &quot;Buy&quot;; [.P61] &gt; [.L61]*2);AND([.R61] = &quot;Sell&quot;;[.P61] &gt; [.L61]);AND(OR([.R61] = &quot;Convert&quot;; [.R61] = &quot;Enchant&quot;); [.P61] &gt; [.L61])); &quot;Invalid: item can't stack that high!&quot;; &quot;&quot;);IF(OR(AND([.R61] = &quot;Buy&quot;; [.P61] &gt;[.$Y$49]);AND([.R61] = &quot;Sell&quot;;[.P61] &gt; [.$Y$50]);AND(OR([.R61] = &quot;Convert&quot;; [.R61] = &quot;Enchant&quot;); [.P61] &gt; [.$Y$49])); &quot;Invalid: currency can't stack that high!&quot;; &quot;&quot;)))     )">
            <text:p/>
          </table:table-cell>
          <table:table-cell table:style-name="ce216" table:formula="of:=[.B6]*-0.03" office:value-type="float" office:value="-0.03">
            <text:p>-0.0300</text:p>
          </table:table-cell>
          <table:table-cell table:style-name="ce215" table:number-columns-repeated="1001"/>
        </table:table-row>
        <table:table-row table:style-name="ro3">
          <table:table-cell table:style-name="ce6" office:value-type="string">
            <text:p>Iron Hoe</text:p>
          </table:table-cell>
          <table:table-cell table:style-name="ce48" table:formula="of:=[.G5]*2+[.G44]*2" office:value-type="float" office:value="1.92589915627582">
            <text:p>1.9259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62]+[.$Y$30]" office:value-type="float" office:value="1.93589915627582">
            <text:p>1.9359</text:p>
          </table:table-cell>
          <table:table-cell table:style-name="ce102" table:formula="of:=[.F62]-[.Y35]+[.W62]" office:value-type="float" office:value="1.48489915627582">
            <text:p>1.4849</text:p>
          </table:table-cell>
          <table:table-cell table:style-name="ce120" table:formula="of:=[.G62]" office:value-type="float" office:value="1.48489915627582">
            <text:p>1.4849</text:p>
          </table:table-cell>
          <table:table-cell table:style-name="ce137" table:formula="of:=IF([.H62] = &quot;N/A&quot;; &quot;N/A&quot;;     IF(AND([.P62] &gt; 128;OR(AND([.H62] &gt; 1;[.$Y$51];[.R62] = &quot;Sell&quot;);AND([.H62] &lt; 1;[.S62];[.R62] = &quot;Buy&quot;)));     ROUNDDOWN(ROUND([.O62])/9) &amp; IF([.R62] = &quot;Sell&quot;; &quot; Emerald&quot;; &quot;&quot;) &amp; &quot; Blocks &amp; &quot; &amp; MOD(ROUND([.O62]);9) &amp; &quot;-&quot; &amp; MOD(ROUND([.O62]);9)+[.P62]-[.O62];     IF([.O62]=[.P62];[.O62];[.O62] &amp; &quot;-&quot; &amp; [.P62])     ) &amp; IF([.H62] &lt; 1;&quot; per Emerald&quot;;&quot; Emerald&quot; &amp; IF([.P62]&lt;&gt;1;&quot;s&quot;;&quot;&quot;))     )" office:value-type="string" office:string-value="1-2 Emeralds">
            <text:p>1-2 Emeralds</text:p>
          </table:table-cell>
          <table:table-cell table:style-name="ce152" table:formula="of:=([.G62]*[.L62])/[.$G$5]" office:value-type="float" office:value="1.55770295528424">
            <text:p>1.56</text:p>
          </table:table-cell>
          <table:table-cell table:style-name="ce165" table:formula="of:=IF([.J62] &gt; 64; ROUNDDOWN(ROUND([.J62])/64) &amp; &quot; Stacks &amp; &quot; &amp; MOD(ROUND([.J62]);64); ROUND([.J62]))" office:value-type="float" office:value="2">
            <text:p>2</text:p>
          </table:table-cell>
          <table:table-cell table:style-name="ce178" office:value-type="float" office:value="1">
            <text:p>1</text:p>
          </table:table-cell>
          <table:table-cell table:style-name="ce152" table:formula="of:=IF([.H62]=&quot;N/A&quot;;IF([.G62]&lt;1;1/[.G62];[.G62]);IF([.H62]&lt;1;1/[.H62];[.H62]))" office:value-type="float" office:value="1.48489915627582">
            <text:p>1.48</text:p>
          </table:table-cell>
          <table:table-cell table:style-name="ce165" table:formula="of:=MIN([.M62]*[.$Y$38]; [.$Y$40])" office:value-type="float" office:value="0.148489915627582">
            <text:p>0.15</text:p>
          </table:table-cell>
          <table:table-cell table:style-name="ce165" table:formula="of:=ROUND([.M62]-[.N62])" office:value-type="float" office:value="1">
            <text:p>1</text:p>
          </table:table-cell>
          <table:table-cell table:style-name="ce165" table:formula="of:=ROUND([.M62]+[.N62])" office:value-type="float" office:value="2">
            <text:p>2</text:p>
          </table:table-cell>
          <table:table-cell table:style-name="ce6" table:formula="of:=IF([.H62]&gt;=1; [.$Y$45] &amp; ([.O62]*[.$Z$45]) + [.$AA$45] &amp; [.$AB$45] &amp; ([.P62]*[.$AC$45]) + [.$AD$45] &amp;[.$AE$45]; [.$Y$46] &amp; ([.P62]*[.$Z$46]) + [.$AA$46] &amp; [.$AB$46] &amp; ([.O62]*[.$AC$46]) + [.$AD$46] &amp;[.$AE$46])" office:value-type="string" office:string-value="Integer.valueOf(1), Integer.valueOf(3)));">
            <text:p>Integer.valueOf(1), Integer.valueOf(3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hoeIron</text:p>
          </table:table-cell>
          <table:table-cell table:style-name="ce178" table:formula="of:=IF([.H62] &lt; 1; [.T62] &amp; &quot;: [&quot; &amp; -[.P62] &amp; &quot;, &quot; &amp; -[.O62] &amp; &quot;]&quot;; [.T62] &amp; &quot;: [&quot; &amp; [.O62] &amp; &quot;, &quot; &amp; [.P62] &amp; &quot;]&quot;)" office:value-type="string" office:string-value="hoeIron: [1, 2]">
            <text:p>hoeIron: [1, 2]</text:p>
          </table:table-cell>
          <table:table-cell table:style-name="ce199" table:formula="of:=IF([.R62] = &quot;None&quot;; &quot;&quot;;     IF([.O62] &lt; 1; &quot;Invalid: less than 1!&quot;; IF([.H62] &lt; 1; IF(OR(AND([.R62] = &quot;Buy&quot;; [.P62] &gt; [.L62]*2);AND([.R62] = &quot;Sell&quot;;[.P62] &gt; [.L62]);AND(OR([.R62] = &quot;Convert&quot;; [.R62] = &quot;Enchant&quot;); [.P62] &gt; [.L62])); &quot;Invalid: item can't stack that high!&quot;; &quot;&quot;);IF(OR(AND([.R62] = &quot;Buy&quot;; [.P62] &gt;[.$Y$49]);AND([.R62] = &quot;Sell&quot;;[.P62] &gt; [.$Y$50]);AND(OR([.R62] = &quot;Convert&quot;; [.R62] = &quot;Enchant&quot;); [.P62] &gt; [.$Y$49])); &quot;Invalid: currency can't stack that high!&quot;; &quot;&quot;)))     )">
            <text:p/>
          </table:table-cell>
          <table:table-cell table:style-name="ce216" table:formula="of:=[.B6]*-0.2" office:value-type="float" office:value="-0.2">
            <text:p>-0.2000</text:p>
          </table:table-cell>
          <table:table-cell table:style-name="ce209" office:value-type="string">
            <text:p>Diamond v Iron</text:p>
          </table:table-cell>
          <table:table-cell table:style-name="ce215" table:number-columns-repeated="1000"/>
        </table:table-row>
        <table:table-row table:style-name="ro3">
          <table:table-cell table:style-name="ce6" office:value-type="string">
            <text:p>Diamond Sword</text:p>
          </table:table-cell>
          <table:table-cell table:style-name="ce48" table:formula="of:=[.G9]*2+[.G44]" office:value-type="float" office:value="35.6094125">
            <text:p>35.6094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63]+[.$Y$30]" office:value-type="float" office:value="35.6194125">
            <text:p>35.6194</text:p>
          </table:table-cell>
          <table:table-cell table:style-name="ce102" table:formula="of:=[.F63]-[.Y36]+[.W63]" office:value-type="float" office:value="35.4220125">
            <text:p>35.4220</text:p>
          </table:table-cell>
          <table:table-cell table:style-name="ce128" table:formula="of:=[.G63]*[.$Y$41]" office:value-type="float" office:value="40.4823">
            <text:p>40.4823</text:p>
          </table:table-cell>
          <table:table-cell table:style-name="ce137" table:formula="of:=IF([.H63] = &quot;N/A&quot;; &quot;N/A&quot;;     IF(AND([.P63] &gt; 128;OR(AND([.H63] &gt; 1;[.$Y$51];[.R63] = &quot;Sell&quot;);AND([.H63] &lt; 1;[.S63];[.R63] = &quot;Buy&quot;)));     ROUNDDOWN(ROUND([.O63])/9) &amp; IF([.R63] = &quot;Sell&quot;; &quot; Emerald&quot;; &quot;&quot;) &amp; &quot; Blocks &amp; &quot; &amp; MOD(ROUND([.O63]);9) &amp; &quot;-&quot; &amp; MOD(ROUND([.O63]);9)+[.P63]-[.O63];     IF([.O63]=[.P63];[.O63];[.O63] &amp; &quot;-&quot; &amp; [.P63])     ) &amp; IF([.H63] &lt; 1;&quot; per Emerald&quot;;&quot; Emerald&quot; &amp; IF([.P63]&lt;&gt;1;&quot;s&quot;;&quot;&quot;))     )" office:value-type="string" office:string-value="36-45 Emeralds">
            <text:p>36-45 Emeralds</text:p>
          </table:table-cell>
          <table:table-cell table:style-name="ce152" table:formula="of:=([.G63]*[.L63])/[.$G$5]" office:value-type="float" office:value="37.1587345310042">
            <text:p>37.16</text:p>
          </table:table-cell>
          <table:table-cell table:style-name="ce165" table:formula="of:=IF([.J63] &gt; 64; ROUNDDOWN(ROUND([.J63])/64) &amp; &quot; Stacks &amp; &quot; &amp; MOD(ROUND([.J63]);64); ROUND([.J63]))" office:value-type="float" office:value="37">
            <text:p>37</text:p>
          </table:table-cell>
          <table:table-cell table:style-name="ce178" office:value-type="float" office:value="1">
            <text:p>1</text:p>
          </table:table-cell>
          <table:table-cell table:style-name="ce152" table:formula="of:=IF([.H63]=&quot;N/A&quot;;IF([.G63]&lt;1;1/[.G63];[.G63]);IF([.H63]&lt;1;1/[.H63];[.H63]))" office:value-type="float" office:value="40.4823">
            <text:p>40.48</text:p>
          </table:table-cell>
          <table:table-cell table:style-name="ce165" table:formula="of:=MIN([.M63]*[.$Y$38]; [.$Y$40])" office:value-type="float" office:value="4.04823">
            <text:p>4.05</text:p>
          </table:table-cell>
          <table:table-cell table:style-name="ce165" table:formula="of:=ROUND([.M63]-[.N63])" office:value-type="float" office:value="36">
            <text:p>36</text:p>
          </table:table-cell>
          <table:table-cell table:style-name="ce165" table:formula="of:=ROUND([.M63]+[.N63])" office:value-type="float" office:value="45">
            <text:p>45</text:p>
          </table:table-cell>
          <table:table-cell table:style-name="ce6" table:formula="of:=IF([.H63]&gt;=1; [.$Y$45] &amp; ([.O63]*[.$Z$45]) + [.$AA$45] &amp; [.$AB$45] &amp; ([.P63]*[.$AC$45]) + [.$AD$45] &amp;[.$AE$45]; [.$Y$46] &amp; ([.P63]*[.$Z$46]) + [.$AA$46] &amp; [.$AB$46] &amp; ([.O63]*[.$AC$46]) + [.$AD$46] &amp;[.$AE$46])" office:value-type="string" office:string-value="Integer.valueOf(36), Integer.valueOf(46)));">
            <text:p>Integer.valueOf(36), Integer.valueOf(46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swordDiamond</text:p>
          </table:table-cell>
          <table:table-cell table:style-name="ce178" table:formula="of:=IF([.H63] &lt; 1; [.T63] &amp; &quot;: [&quot; &amp; -[.P63] &amp; &quot;, &quot; &amp; -[.O63] &amp; &quot;]&quot;; [.T63] &amp; &quot;: [&quot; &amp; [.O63] &amp; &quot;, &quot; &amp; [.P63] &amp; &quot;]&quot;)" office:value-type="string" office:string-value="swordDiamond: [36, 45]">
            <text:p>swordDiamond: [36, 45]</text:p>
          </table:table-cell>
          <table:table-cell table:style-name="ce199" table:formula="of:=IF([.R63] = &quot;None&quot;; &quot;&quot;;     IF([.O63] &lt; 1; &quot;Invalid: less than 1!&quot;; IF([.H63] &lt; 1; IF(OR(AND([.R63] = &quot;Buy&quot;; [.P63] &gt; [.L63]*2);AND([.R63] = &quot;Sell&quot;;[.P63] &gt; [.L63]);AND(OR([.R63] = &quot;Convert&quot;; [.R63] = &quot;Enchant&quot;); [.P63] &gt; [.L63])); &quot;Invalid: item can't stack that high!&quot;; &quot;&quot;);IF(OR(AND([.R63] = &quot;Buy&quot;; [.P63] &gt;[.$Y$49]);AND([.R63] = &quot;Sell&quot;;[.P63] &gt; [.$Y$50]);AND(OR([.R63] = &quot;Convert&quot;; [.R63] = &quot;Enchant&quot;); [.P63] &gt; [.$Y$49])); &quot;Invalid: currency can't stack that high!&quot;; &quot;&quot;)))     )">
            <text:p/>
          </table:table-cell>
          <table:table-cell table:style-name="ce216" table:formula="of:=[.W58]*[.$X$63]+0.1*[.B6]" office:value-type="float" office:value="1.3646">
            <text:p>1.3646</text:p>
          </table:table-cell>
          <table:table-cell table:style-name="ce216" table:formula="of:=6.223+0.1" office:value-type="float" office:value="6.323">
            <text:p>6.3230</text:p>
          </table:table-cell>
          <table:table-cell table:style-name="ce215" office:value-type="float" office:value="1562">
            <text:p>1562</text:p>
          </table:table-cell>
          <table:table-cell table:style-name="ce215" office:value-type="float" office:value="7">
            <text:p>7</text:p>
          </table:table-cell>
          <table:table-cell table:style-name="ce215" table:number-columns-repeated="998"/>
        </table:table-row>
        <table:table-row table:style-name="ro3">
          <table:table-cell table:style-name="ce6" office:value-type="string">
            <text:p>Diamond Axe</text:p>
          </table:table-cell>
          <table:table-cell table:style-name="ce48" table:formula="of:=[.G9]*3+[.G44]*2" office:value-type="float" office:value="53.4189625">
            <text:p>53.4190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64]+[.$Y$30]" office:value-type="float" office:value="53.4289625">
            <text:p>53.4290</text:p>
          </table:table-cell>
          <table:table-cell table:style-name="ce102" table:formula="of:=[.F64]-[.Y36]*2+[.W64]" office:value-type="float" office:value="50.3049625">
            <text:p>50.3050</text:p>
          </table:table-cell>
          <table:table-cell table:style-name="ce128" table:formula="of:=[.G64]*[.$Y$41]" office:value-type="float" office:value="57.4913857142857">
            <text:p>57.4914</text:p>
          </table:table-cell>
          <table:table-cell table:style-name="ce137" table:formula="of:=IF([.H64] = &quot;N/A&quot;; &quot;N/A&quot;;     IF(AND([.P64] &gt; 128;OR(AND([.H64] &gt; 1;[.$Y$51];[.R64] = &quot;Sell&quot;);AND([.H64] &lt; 1;[.S64];[.R64] = &quot;Buy&quot;)));     ROUNDDOWN(ROUND([.O64])/9) &amp; IF([.R64] = &quot;Sell&quot;; &quot; Emerald&quot;; &quot;&quot;) &amp; &quot; Blocks &amp; &quot; &amp; MOD(ROUND([.O64]);9) &amp; &quot;-&quot; &amp; MOD(ROUND([.O64]);9)+[.P64]-[.O64];     IF([.O64]=[.P64];[.O64];[.O64] &amp; &quot;-&quot; &amp; [.P64])     ) &amp; IF([.H64] &lt; 1;&quot; per Emerald&quot;;&quot; Emerald&quot; &amp; IF([.P64]&lt;&gt;1;&quot;s&quot;;&quot;&quot;))     )" office:value-type="string" office:string-value="52-62 Emeralds">
            <text:p>52-62 Emeralds</text:p>
          </table:table-cell>
          <table:table-cell table:style-name="ce152" table:formula="of:=([.G64]*[.L64])/[.$G$5]" office:value-type="float" office:value="52.7713874848195">
            <text:p>52.77</text:p>
          </table:table-cell>
          <table:table-cell table:style-name="ce165" table:formula="of:=IF([.J64] &gt; 64; ROUNDDOWN(ROUND([.J64])/64) &amp; &quot; Stacks &amp; &quot; &amp; MOD(ROUND([.J64]);64); ROUND([.J64]))" office:value-type="float" office:value="53">
            <text:p>53</text:p>
          </table:table-cell>
          <table:table-cell table:style-name="ce178" office:value-type="float" office:value="1">
            <text:p>1</text:p>
          </table:table-cell>
          <table:table-cell table:style-name="ce152" table:formula="of:=IF([.H64]=&quot;N/A&quot;;IF([.G64]&lt;1;1/[.G64];[.G64]);IF([.H64]&lt;1;1/[.H64];[.H64]))" office:value-type="float" office:value="57.4913857142857">
            <text:p>57.49</text:p>
          </table:table-cell>
          <table:table-cell table:style-name="ce165" table:formula="of:=MIN([.M64]*[.$Y$38]; [.$Y$40])" office:value-type="float" office:value="5">
            <text:p>5</text:p>
          </table:table-cell>
          <table:table-cell table:style-name="ce165" table:formula="of:=ROUND([.M64]-[.N64])" office:value-type="float" office:value="52">
            <text:p>52</text:p>
          </table:table-cell>
          <table:table-cell table:style-name="ce165" table:formula="of:=ROUND([.M64]+[.N64])" office:value-type="float" office:value="62">
            <text:p>62</text:p>
          </table:table-cell>
          <table:table-cell table:style-name="ce6" table:formula="of:=IF([.H64]&gt;=1; [.$Y$45] &amp; ([.O64]*[.$Z$45]) + [.$AA$45] &amp; [.$AB$45] &amp; ([.P64]*[.$AC$45]) + [.$AD$45] &amp;[.$AE$45]; [.$Y$46] &amp; ([.P64]*[.$Z$46]) + [.$AA$46] &amp; [.$AB$46] &amp; ([.O64]*[.$AC$46]) + [.$AD$46] &amp;[.$AE$46])" office:value-type="string" office:string-value="Integer.valueOf(52), Integer.valueOf(63)));">
            <text:p>Integer.valueOf(52), Integer.valueOf(63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axeDiamond</text:p>
          </table:table-cell>
          <table:table-cell table:style-name="ce178" table:formula="of:=IF([.H64] &lt; 1; [.T64] &amp; &quot;: [&quot; &amp; -[.P64] &amp; &quot;, &quot; &amp; -[.O64] &amp; &quot;]&quot;; [.T64] &amp; &quot;: [&quot; &amp; [.O64] &amp; &quot;, &quot; &amp; [.P64] &amp; &quot;]&quot;)" office:value-type="string" office:string-value="axeDiamond: [52, 62]">
            <text:p>axeDiamond: [52, 62]</text:p>
          </table:table-cell>
          <table:table-cell table:style-name="ce199" table:formula="of:=IF([.R64] = &quot;None&quot;; &quot;&quot;;     IF([.O64] &lt; 1; &quot;Invalid: less than 1!&quot;; IF([.H64] &lt; 1; IF(OR(AND([.R64] = &quot;Buy&quot;; [.P64] &gt; [.L64]*2);AND([.R64] = &quot;Sell&quot;;[.P64] &gt; [.L64]);AND(OR([.R64] = &quot;Convert&quot;; [.R64] = &quot;Enchant&quot;); [.P64] &gt; [.L64])); &quot;Invalid: item can't stack that high!&quot;; &quot;&quot;);IF(OR(AND([.R64] = &quot;Buy&quot;; [.P64] &gt;[.$Y$49]);AND([.R64] = &quot;Sell&quot;;[.P64] &gt; [.$Y$50]);AND(OR([.R64] = &quot;Convert&quot;; [.R64] = &quot;Enchant&quot;); [.P64] &gt; [.$Y$49])); &quot;Invalid: currency can't stack that high!&quot;; &quot;&quot;)))     )">
            <text:p/>
          </table:table-cell>
          <table:table-cell table:style-name="ce216" table:formula="of:=[.W59]*[.$X$63]" office:value-type="float" office:value="0">
            <text:p>0.0000</text:p>
          </table:table-cell>
          <table:table-cell table:style-name="ce215" table:number-columns-repeated="1001"/>
        </table:table-row>
        <table:table-row table:style-name="ro3">
          <table:table-cell table:style-name="ce6" office:value-type="string">
            <text:p>Diamond Pickaxe</text:p>
          </table:table-cell>
          <table:table-cell table:style-name="ce48" table:formula="of:=[.G9]*3+[.G44]*2" office:value-type="float" office:value="53.4189625">
            <text:p>53.4190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65]+[.$Y$30]" office:value-type="float" office:value="53.4289625">
            <text:p>53.4290</text:p>
          </table:table-cell>
          <table:table-cell table:style-name="ce102" table:formula="of:=[.F65]-[.Y36]*2+[.W65]" office:value-type="float" office:value="52.9341625">
            <text:p>52.9342</text:p>
          </table:table-cell>
          <table:table-cell table:style-name="ce128" table:formula="of:=[.G65]*[.$Y$41]" office:value-type="float" office:value="60.4961857142857">
            <text:p>60.4962</text:p>
          </table:table-cell>
          <table:table-cell table:style-name="ce137" table:formula="of:=IF([.H65] = &quot;N/A&quot;; &quot;N/A&quot;;     IF(AND([.P65] &gt; 128;OR(AND([.H65] &gt; 1;[.$Y$51];[.R65] = &quot;Sell&quot;);AND([.H65] &lt; 1;[.S65];[.R65] = &quot;Buy&quot;)));     ROUNDDOWN(ROUND([.O65])/9) &amp; IF([.R65] = &quot;Sell&quot;; &quot; Emerald&quot;; &quot;&quot;) &amp; &quot; Blocks &amp; &quot; &amp; MOD(ROUND([.O65]);9) &amp; &quot;-&quot; &amp; MOD(ROUND([.O65]);9)+[.P65]-[.O65];     IF([.O65]=[.P65];[.O65];[.O65] &amp; &quot;-&quot; &amp; [.P65])     ) &amp; IF([.H65] &lt; 1;&quot; per Emerald&quot;;&quot; Emerald&quot; &amp; IF([.P65]&lt;&gt;1;&quot;s&quot;;&quot;&quot;))     )" office:value-type="string" office:string-value="55-65 Emeralds">
            <text:p>55-65 Emeralds</text:p>
          </table:table-cell>
          <table:table-cell table:style-name="ce152" table:formula="of:=([.G65]*[.L65])/[.$G$5]" office:value-type="float" office:value="55.5294957325911">
            <text:p>55.53</text:p>
          </table:table-cell>
          <table:table-cell table:style-name="ce165" table:formula="of:=IF([.J65] &gt; 64; ROUNDDOWN(ROUND([.J65])/64) &amp; &quot; Stacks &amp; &quot; &amp; MOD(ROUND([.J65]);64); ROUND([.J65]))" office:value-type="float" office:value="56">
            <text:p>56</text:p>
          </table:table-cell>
          <table:table-cell table:style-name="ce178" office:value-type="float" office:value="1">
            <text:p>1</text:p>
          </table:table-cell>
          <table:table-cell table:style-name="ce152" table:formula="of:=IF([.H65]=&quot;N/A&quot;;IF([.G65]&lt;1;1/[.G65];[.G65]);IF([.H65]&lt;1;1/[.H65];[.H65]))" office:value-type="float" office:value="60.4961857142857">
            <text:p>60.5</text:p>
          </table:table-cell>
          <table:table-cell table:style-name="ce165" table:formula="of:=MIN([.M65]*[.$Y$38]; [.$Y$40])" office:value-type="float" office:value="5">
            <text:p>5</text:p>
          </table:table-cell>
          <table:table-cell table:style-name="ce165" table:formula="of:=ROUND([.M65]-[.N65])" office:value-type="float" office:value="55">
            <text:p>55</text:p>
          </table:table-cell>
          <table:table-cell table:style-name="ce165" table:formula="of:=ROUND([.M65]+[.N65])" office:value-type="float" office:value="65">
            <text:p>65</text:p>
          </table:table-cell>
          <table:table-cell table:style-name="ce6" table:formula="of:=IF([.H65]&gt;=1; [.$Y$45] &amp; ([.O65]*[.$Z$45]) + [.$AA$45] &amp; [.$AB$45] &amp; ([.P65]*[.$AC$45]) + [.$AD$45] &amp;[.$AE$45]; [.$Y$46] &amp; ([.P65]*[.$Z$46]) + [.$AA$46] &amp; [.$AB$46] &amp; ([.O65]*[.$AC$46]) + [.$AD$46] &amp;[.$AE$46])" office:value-type="string" office:string-value="Integer.valueOf(55), Integer.valueOf(66)));">
            <text:p>Integer.valueOf(55), Integer.valueOf(66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pickaxeDiamond</text:p>
          </table:table-cell>
          <table:table-cell table:style-name="ce178" table:formula="of:=IF([.H65] &lt; 1; [.T65] &amp; &quot;: [&quot; &amp; -[.P65] &amp; &quot;, &quot; &amp; -[.O65] &amp; &quot;]&quot;; [.T65] &amp; &quot;: [&quot; &amp; [.O65] &amp; &quot;, &quot; &amp; [.P65] &amp; &quot;]&quot;)" office:value-type="string" office:string-value="pickaxeDiamond: [55, 65]">
            <text:p>pickaxeDiamond: [55, 65]</text:p>
          </table:table-cell>
          <table:table-cell table:style-name="ce199" table:formula="of:=IF([.R65] = &quot;None&quot;; &quot;&quot;;     IF([.O65] &lt; 1; &quot;Invalid: less than 1!&quot;; IF([.H65] &lt; 1; IF(OR(AND([.R65] = &quot;Buy&quot;; [.P65] &gt; [.L65]*2);AND([.R65] = &quot;Sell&quot;;[.P65] &gt; [.L65]);AND(OR([.R65] = &quot;Convert&quot;; [.R65] = &quot;Enchant&quot;); [.P65] &gt; [.L65])); &quot;Invalid: item can't stack that high!&quot;; &quot;&quot;);IF(OR(AND([.R65] = &quot;Buy&quot;; [.P65] &gt;[.$Y$49]);AND([.R65] = &quot;Sell&quot;;[.P65] &gt; [.$Y$50]);AND(OR([.R65] = &quot;Convert&quot;; [.R65] = &quot;Enchant&quot;); [.P65] &gt; [.$Y$49])); &quot;Invalid: currency can't stack that high!&quot;; &quot;&quot;)))     )">
            <text:p/>
          </table:table-cell>
          <table:table-cell table:style-name="ce216" table:formula="of:=[.W60]*[.$X$63]+0.1*[.B6]" office:value-type="float" office:value="2.6292">
            <text:p>2.6292</text:p>
          </table:table-cell>
          <table:table-cell table:style-name="ce215" table:number-columns-repeated="1001"/>
        </table:table-row>
        <table:table-row table:style-name="ro3">
          <table:table-cell table:style-name="ce6" office:value-type="string">
            <text:p>Diamond Shovel</text:p>
          </table:table-cell>
          <table:table-cell table:style-name="ce48" table:formula="of:=[.G9]+[.G44]*2" office:value-type="float" office:value="17.8192375">
            <text:p>17.8192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66]+[.$Y$30]" office:value-type="float" office:value="17.8292375">
            <text:p>17.8292</text:p>
          </table:table-cell>
          <table:table-cell table:style-name="ce102" table:formula="of:=[.F66]+[.W66]" office:value-type="float" office:value="17.6395475">
            <text:p>17.6395</text:p>
          </table:table-cell>
          <table:table-cell table:style-name="ce128" table:formula="of:=[.G66]*[.$Y$41]" office:value-type="float" office:value="20.1594828571429">
            <text:p>20.1595</text:p>
          </table:table-cell>
          <table:table-cell table:style-name="ce137" table:formula="of:=IF([.H66] = &quot;N/A&quot;; &quot;N/A&quot;;     IF(AND([.P66] &gt; 128;OR(AND([.H66] &gt; 1;[.$Y$51];[.R66] = &quot;Sell&quot;);AND([.H66] &lt; 1;[.S66];[.R66] = &quot;Buy&quot;)));     ROUNDDOWN(ROUND([.O66])/9) &amp; IF([.R66] = &quot;Sell&quot;; &quot; Emerald&quot;; &quot;&quot;) &amp; &quot; Blocks &amp; &quot; &amp; MOD(ROUND([.O66]);9) &amp; &quot;-&quot; &amp; MOD(ROUND([.O66]);9)+[.P66]-[.O66];     IF([.O66]=[.P66];[.O66];[.O66] &amp; &quot;-&quot; &amp; [.P66])     ) &amp; IF([.H66] &lt; 1;&quot; per Emerald&quot;;&quot; Emerald&quot; &amp; IF([.P66]&lt;&gt;1;&quot;s&quot;;&quot;&quot;))     )" office:value-type="string" office:string-value="18-22 Emeralds">
            <text:p>18-22 Emeralds</text:p>
          </table:table-cell>
          <table:table-cell table:style-name="ce152" table:formula="of:=([.G66]*[.L66])/[.$G$5]" office:value-type="float" office:value="18.5044049318073">
            <text:p>18.5</text:p>
          </table:table-cell>
          <table:table-cell table:style-name="ce165" table:formula="of:=IF([.J66] &gt; 64; ROUNDDOWN(ROUND([.J66])/64) &amp; &quot; Stacks &amp; &quot; &amp; MOD(ROUND([.J66]);64); ROUND([.J66]))" office:value-type="float" office:value="19">
            <text:p>19</text:p>
          </table:table-cell>
          <table:table-cell table:style-name="ce178" office:value-type="float" office:value="1">
            <text:p>1</text:p>
          </table:table-cell>
          <table:table-cell table:style-name="ce152" table:formula="of:=IF([.H66]=&quot;N/A&quot;;IF([.G66]&lt;1;1/[.G66];[.G66]);IF([.H66]&lt;1;1/[.H66];[.H66]))" office:value-type="float" office:value="20.1594828571429">
            <text:p>20.16</text:p>
          </table:table-cell>
          <table:table-cell table:style-name="ce165" table:formula="of:=MIN([.M66]*[.$Y$38]; [.$Y$40])" office:value-type="float" office:value="2.01594828571429">
            <text:p>2.02</text:p>
          </table:table-cell>
          <table:table-cell table:style-name="ce165" table:formula="of:=ROUND([.M66]-[.N66])" office:value-type="float" office:value="18">
            <text:p>18</text:p>
          </table:table-cell>
          <table:table-cell table:style-name="ce165" table:formula="of:=ROUND([.M66]+[.N66])" office:value-type="float" office:value="22">
            <text:p>22</text:p>
          </table:table-cell>
          <table:table-cell table:style-name="ce6" table:formula="of:=IF([.H66]&gt;=1; [.$Y$45] &amp; ([.O66]*[.$Z$45]) + [.$AA$45] &amp; [.$AB$45] &amp; ([.P66]*[.$AC$45]) + [.$AD$45] &amp;[.$AE$45]; [.$Y$46] &amp; ([.P66]*[.$Z$46]) + [.$AA$46] &amp; [.$AB$46] &amp; ([.O66]*[.$AC$46]) + [.$AD$46] &amp;[.$AE$46])" office:value-type="string" office:string-value="Integer.valueOf(18), Integer.valueOf(23)));">
            <text:p>Integer.valueOf(18), Integer.valueOf(23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shovelDiamond</text:p>
          </table:table-cell>
          <table:table-cell table:style-name="ce178" table:formula="of:=IF([.H66] &lt; 1; [.T66] &amp; &quot;: [&quot; &amp; -[.P66] &amp; &quot;, &quot; &amp; -[.O66] &amp; &quot;]&quot;; [.T66] &amp; &quot;: [&quot; &amp; [.O66] &amp; &quot;, &quot; &amp; [.P66] &amp; &quot;]&quot;)" office:value-type="string" office:string-value="shovelDiamond: [18, 22]">
            <text:p>shovelDiamond: [18, 22]</text:p>
          </table:table-cell>
          <table:table-cell table:style-name="ce199" table:formula="of:=IF([.R66] = &quot;None&quot;; &quot;&quot;;     IF([.O66] &lt; 1; &quot;Invalid: less than 1!&quot;; IF([.H66] &lt; 1; IF(OR(AND([.R66] = &quot;Buy&quot;; [.P66] &gt; [.L66]*2);AND([.R66] = &quot;Sell&quot;;[.P66] &gt; [.L66]);AND(OR([.R66] = &quot;Convert&quot;; [.R66] = &quot;Enchant&quot;); [.P66] &gt; [.L66])); &quot;Invalid: item can't stack that high!&quot;; &quot;&quot;);IF(OR(AND([.R66] = &quot;Buy&quot;; [.P66] &gt;[.$Y$49]);AND([.R66] = &quot;Sell&quot;;[.P66] &gt; [.$Y$50]);AND(OR([.R66] = &quot;Convert&quot;; [.R66] = &quot;Enchant&quot;); [.P66] &gt; [.$Y$49])); &quot;Invalid: currency can't stack that high!&quot;; &quot;&quot;)))     )">
            <text:p/>
          </table:table-cell>
          <table:table-cell table:style-name="ce216" table:formula="of:=[.W61]*[.$X$63]" office:value-type="float" office:value="-0.18969">
            <text:p>-0.1897</text:p>
          </table:table-cell>
          <table:table-cell table:style-name="ce215" table:number-columns-repeated="1001"/>
        </table:table-row>
        <table:table-row table:style-name="ro3">
          <table:table-cell table:style-name="ce6" office:value-type="string">
            <text:p>Diamond Hoe</text:p>
          </table:table-cell>
          <table:table-cell table:style-name="ce48" table:formula="of:=[.G9]*2+[.G44]*2" office:value-type="float" office:value="35.6191">
            <text:p>35.6191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67]+[.$Y$30]" office:value-type="float" office:value="35.6291">
            <text:p>35.6291</text:p>
          </table:table-cell>
          <table:table-cell table:style-name="ce102" table:formula="of:=[.F67]-[.Y36]+[.W67]" office:value-type="float" office:value="32.8025">
            <text:p>32.8025</text:p>
          </table:table-cell>
          <table:table-cell table:style-name="ce128" table:formula="of:=[.G67]*[.$Y$41]" office:value-type="float" office:value="37.4885714285714">
            <text:p>37.4886</text:p>
          </table:table-cell>
          <table:table-cell table:style-name="ce137" table:formula="of:=IF([.H67] = &quot;N/A&quot;; &quot;N/A&quot;;     IF(AND([.P67] &gt; 128;OR(AND([.H67] &gt; 1;[.$Y$51];[.R67] = &quot;Sell&quot;);AND([.H67] &lt; 1;[.S67];[.R67] = &quot;Buy&quot;)));     ROUNDDOWN(ROUND([.O67])/9) &amp; IF([.R67] = &quot;Sell&quot;; &quot; Emerald&quot;; &quot;&quot;) &amp; &quot; Blocks &amp; &quot; &amp; MOD(ROUND([.O67]);9) &amp; &quot;-&quot; &amp; MOD(ROUND([.O67]);9)+[.P67]-[.O67];     IF([.O67]=[.P67];[.O67];[.O67] &amp; &quot;-&quot; &amp; [.P67])     ) &amp; IF([.H67] &lt; 1;&quot; per Emerald&quot;;&quot; Emerald&quot; &amp; IF([.P67]&lt;&gt;1;&quot;s&quot;;&quot;&quot;))     )" office:value-type="string" office:string-value="34-41 Emeralds">
            <text:p>34-41 Emeralds</text:p>
          </table:table-cell>
          <table:table-cell table:style-name="ce152" table:formula="of:=([.G67]*[.L67])/[.$G$5]" office:value-type="float" office:value="34.4107887560952">
            <text:p>34.41</text:p>
          </table:table-cell>
          <table:table-cell table:style-name="ce165" table:formula="of:=IF([.J67] &gt; 64; ROUNDDOWN(ROUND([.J67])/64) &amp; &quot; Stacks &amp; &quot; &amp; MOD(ROUND([.J67]);64); ROUND([.J67]))" office:value-type="float" office:value="34">
            <text:p>34</text:p>
          </table:table-cell>
          <table:table-cell table:style-name="ce178" office:value-type="float" office:value="1">
            <text:p>1</text:p>
          </table:table-cell>
          <table:table-cell table:style-name="ce152" table:formula="of:=IF([.H67]=&quot;N/A&quot;;IF([.G67]&lt;1;1/[.G67];[.G67]);IF([.H67]&lt;1;1/[.H67];[.H67]))" office:value-type="float" office:value="37.4885714285714">
            <text:p>37.49</text:p>
          </table:table-cell>
          <table:table-cell table:style-name="ce165" table:formula="of:=MIN([.M67]*[.$Y$38]; [.$Y$40])" office:value-type="float" office:value="3.74885714285714">
            <text:p>3.75</text:p>
          </table:table-cell>
          <table:table-cell table:style-name="ce165" table:formula="of:=ROUND([.M67]-[.N67])" office:value-type="float" office:value="34">
            <text:p>34</text:p>
          </table:table-cell>
          <table:table-cell table:style-name="ce165" table:formula="of:=ROUND([.M67]+[.N67])" office:value-type="float" office:value="41">
            <text:p>41</text:p>
          </table:table-cell>
          <table:table-cell table:style-name="ce6" table:formula="of:=IF([.H67]&gt;=1; [.$Y$45] &amp; ([.O67]*[.$Z$45]) + [.$AA$45] &amp; [.$AB$45] &amp; ([.P67]*[.$AC$45]) + [.$AD$45] &amp;[.$AE$45]; [.$Y$46] &amp; ([.P67]*[.$Z$46]) + [.$AA$46] &amp; [.$AB$46] &amp; ([.O67]*[.$AC$46]) + [.$AD$46] &amp;[.$AE$46])" office:value-type="string" office:string-value="Integer.valueOf(34), Integer.valueOf(42)));">
            <text:p>Integer.valueOf(34), Integer.valueOf(42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hoeDiamond</text:p>
          </table:table-cell>
          <table:table-cell table:style-name="ce178" table:formula="of:=IF([.H67] &lt; 1; [.T67] &amp; &quot;: [&quot; &amp; -[.P67] &amp; &quot;, &quot; &amp; -[.O67] &amp; &quot;]&quot;; [.T67] &amp; &quot;: [&quot; &amp; [.O67] &amp; &quot;, &quot; &amp; [.P67] &amp; &quot;]&quot;)" office:value-type="string" office:string-value="hoeDiamond: [34, 41]">
            <text:p>hoeDiamond: [34, 41]</text:p>
          </table:table-cell>
          <table:table-cell table:style-name="ce199" table:formula="of:=IF([.R67] = &quot;None&quot;; &quot;&quot;;     IF([.O67] &lt; 1; &quot;Invalid: less than 1!&quot;; IF([.H67] &lt; 1; IF(OR(AND([.R67] = &quot;Buy&quot;; [.P67] &gt; [.L67]*2);AND([.R67] = &quot;Sell&quot;;[.P67] &gt; [.L67]);AND(OR([.R67] = &quot;Convert&quot;; [.R67] = &quot;Enchant&quot;); [.P67] &gt; [.L67])); &quot;Invalid: item can't stack that high!&quot;; &quot;&quot;);IF(OR(AND([.R67] = &quot;Buy&quot;; [.P67] &gt;[.$Y$49]);AND([.R67] = &quot;Sell&quot;;[.P67] &gt; [.$Y$50]);AND(OR([.R67] = &quot;Convert&quot;; [.R67] = &quot;Enchant&quot;); [.P67] &gt; [.$Y$49])); &quot;Invalid: currency can't stack that high!&quot;; &quot;&quot;)))     )">
            <text:p/>
          </table:table-cell>
          <table:table-cell table:style-name="ce216" table:formula="of:=[.W62]*[.$X$63]" office:value-type="float" office:value="-1.2646">
            <text:p>-1.2646</text:p>
          </table:table-cell>
          <table:table-cell table:style-name="ce215" table:number-columns-repeated="1001"/>
        </table:table-row>
        <table:table-row table:style-name="ro3">
          <table:table-cell table:style-name="ce12" office:value-type="string">
            <text:p>Leather Cap</text:p>
          </table:table-cell>
          <table:table-cell table:style-name="ce60" table:formula="of:=[.G26]*5" office:value-type="float" office:value="1.3482142857143">
            <text:p>1.3482</text:p>
          </table:table-cell>
          <table:table-cell table:style-name="ce79" office:value-type="string">
            <text:p>N/A</text:p>
          </table:table-cell>
          <table:table-cell table:style-name="ce79" office:value-type="string">
            <text:p>N/A</text:p>
          </table:table-cell>
          <table:table-cell table:style-name="ce79" office:value-type="string">
            <text:p>N/A</text:p>
          </table:table-cell>
          <table:table-cell table:style-name="ce79" table:formula="of:=[.B68]+[.$Y$30]" office:value-type="float" office:value="1.3582142857143">
            <text:p>1.3582</text:p>
          </table:table-cell>
          <table:table-cell table:style-name="ce110" table:formula="of:=[.F68]-[.$Y$37]*5+[.$Y$34]*[.W68]+[.Y31]*[.X68]" office:value-type="float" office:value="1.2592142857143">
            <text:p>1.2592</text:p>
          </table:table-cell>
          <table:table-cell table:style-name="ce127" table:formula="of:=[.G68]" office:value-type="float" office:value="1.2592142857143">
            <text:p>1.2592</text:p>
          </table:table-cell>
          <table:table-cell table:style-name="ce142" table:formula="of:=IF([.H68] = &quot;N/A&quot;; &quot;N/A&quot;;     IF(AND([.P68] &gt; 128;OR(AND([.H68] &gt; 1;[.$Y$51];[.R68] = &quot;Sell&quot;);AND([.H68] &lt; 1;[.S68];[.R68] = &quot;Buy&quot;)));     ROUNDDOWN(ROUND([.O68])/9) &amp; IF([.R68] = &quot;Sell&quot;; &quot; Emerald&quot;; &quot;&quot;) &amp; &quot; Blocks &amp; &quot; &amp; MOD(ROUND([.O68]);9) &amp; &quot;-&quot; &amp; MOD(ROUND([.O68]);9)+[.P68]-[.O68];     IF([.O68]=[.P68];[.O68];[.O68] &amp; &quot;-&quot; &amp; [.P68])     ) &amp; IF([.H68] &lt; 1;&quot; per Emerald&quot;;&quot; Emerald&quot; &amp; IF([.P68]&lt;&gt;1;&quot;s&quot;;&quot;&quot;))     )" office:value-type="string" office:string-value="1 Emerald">
            <text:p>1 Emerald</text:p>
          </table:table-cell>
          <table:table-cell table:style-name="ce156" table:formula="of:=([.G68]*[.L68])/[.$G$5]" office:value-type="float" office:value="1.32095287811515">
            <text:p>1.32</text:p>
          </table:table-cell>
          <table:table-cell table:style-name="ce169" table:formula="of:=IF([.J68] &gt; 64; ROUNDDOWN(ROUND([.J68])/64) &amp; &quot; Stacks &amp; &quot; &amp; MOD(ROUND([.J68]);64); ROUND([.J68]))" office:value-type="float" office:value="1">
            <text:p>1</text:p>
          </table:table-cell>
          <table:table-cell table:style-name="ce182" office:value-type="float" office:value="1">
            <text:p>1</text:p>
          </table:table-cell>
          <table:table-cell table:style-name="ce156" table:formula="of:=IF([.H68]=&quot;N/A&quot;;IF([.G68]&lt;1;1/[.G68];[.G68]);IF([.H68]&lt;1;1/[.H68];[.H68]))" office:value-type="float" office:value="1.2592142857143">
            <text:p>1.26</text:p>
          </table:table-cell>
          <table:table-cell table:style-name="ce169" table:formula="of:=MIN([.M68]*[.$Y$38]; [.$Y$40])" office:value-type="float" office:value="0.12592142857143">
            <text:p>0.13</text:p>
          </table:table-cell>
          <table:table-cell table:style-name="ce169" table:formula="of:=ROUND([.M68]-[.N68])" office:value-type="float" office:value="1">
            <text:p>1</text:p>
          </table:table-cell>
          <table:table-cell table:style-name="ce169" table:formula="of:=ROUND([.M68]+[.N68])" office:value-type="float" office:value="1">
            <text:p>1</text:p>
          </table:table-cell>
          <table:table-cell table:style-name="ce12" table:formula="of:=IF([.H68]&gt;=1; [.$Y$45] &amp; ([.O68]*[.$Z$45]) + [.$AA$45] &amp; [.$AB$45] &amp; ([.P68]*[.$AC$45]) + [.$AD$45] &amp;[.$AE$45]; [.$Y$46] &amp; ([.P68]*[.$Z$46]) + [.$AA$46] &amp; [.$AB$46] &amp; ([.O68]*[.$AC$46]) + [.$AD$46] &amp;[.$AE$46])" office:value-type="string" office:string-value="Integer.valueOf(1), Integer.valueOf(2)));">
            <text:p>Integer.valueOf(1), Integer.valueOf(2)));</text:p>
          </table:table-cell>
          <table:table-cell table:style-name="ce182" office:value-type="string">
            <text:p>Sell</text:p>
          </table:table-cell>
          <table:table-cell table:style-name="ce192" office:value-type="boolean" office:boolean-value="false">
            <text:p>FALSE</text:p>
          </table:table-cell>
          <table:table-cell table:style-name="ce182" office:value-type="string">
            <text:p>helmetCloth</text:p>
          </table:table-cell>
          <table:table-cell table:style-name="ce182" table:formula="of:=IF([.H68] &lt; 1; [.T68] &amp; &quot;: [&quot; &amp; -[.P68] &amp; &quot;, &quot; &amp; -[.O68] &amp; &quot;]&quot;; [.T68] &amp; &quot;: [&quot; &amp; [.O68] &amp; &quot;, &quot; &amp; [.P68] &amp; &quot;]&quot;)" office:value-type="string" office:string-value="helmetCloth: [1, 1]">
            <text:p>helmetCloth: [1, 1]</text:p>
          </table:table-cell>
          <table:table-cell table:style-name="ce201" table:formula="of:=IF([.R68] = &quot;None&quot;; &quot;&quot;;     IF([.O68] &lt; 1; &quot;Invalid: less than 1!&quot;; IF([.H68] &lt; 1; IF(OR(AND([.R68] = &quot;Buy&quot;; [.P68] &gt; [.L68]*2);AND([.R68] = &quot;Sell&quot;;[.P68] &gt; [.L68]);AND(OR([.R68] = &quot;Convert&quot;; [.R68] = &quot;Enchant&quot;); [.P68] &gt; [.L68])); &quot;Invalid: item can't stack that high!&quot;; &quot;&quot;);IF(OR(AND([.R68] = &quot;Buy&quot;; [.P68] &gt;[.$Y$49]);AND([.R68] = &quot;Sell&quot;;[.P68] &gt; [.$Y$50]);AND(OR([.R68] = &quot;Convert&quot;; [.R68] = &quot;Enchant&quot;); [.P68] &gt; [.$Y$49])); &quot;Invalid: currency can't stack that high!&quot;; &quot;&quot;)))     )">
            <text:p/>
          </table:table-cell>
          <table:table-cell table:style-name="ce213" office:value-type="float" office:value="56">
            <text:p>56</text:p>
          </table:table-cell>
          <table:table-cell table:style-name="ce213" office:value-type="float" office:value="1">
            <text:p>1</text:p>
          </table:table-cell>
          <table:table-cell table:style-name="ce221" table:number-columns-repeated="1000"/>
        </table:table-row>
        <table:table-row table:style-name="ro3">
          <table:table-cell table:style-name="ce6" office:value-type="string">
            <text:p>Leather Tunic</text:p>
          </table:table-cell>
          <table:table-cell table:style-name="ce48" table:formula="of:=[.G26]*8" office:value-type="float" office:value="2.15714285714288">
            <text:p>2.1571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69]+[.$Y$30]" office:value-type="float" office:value="2.16714285714287">
            <text:p>2.1671</text:p>
          </table:table-cell>
          <table:table-cell table:style-name="ce102" table:formula="of:=[.F69]-[.$Y$37]*8+[.$Y$34]*[.W69]+[.Y31]*[.X69]" office:value-type="float" office:value="2.35014285714287">
            <text:p>2.3501</text:p>
          </table:table-cell>
          <table:table-cell table:style-name="ce120" table:formula="of:=[.G69]" office:value-type="float" office:value="2.35014285714287">
            <text:p>2.3501</text:p>
          </table:table-cell>
          <table:table-cell table:style-name="ce137" table:formula="of:=IF([.H69] = &quot;N/A&quot;; &quot;N/A&quot;;     IF(AND([.P69] &gt; 128;OR(AND([.H69] &gt; 1;[.$Y$51];[.R69] = &quot;Sell&quot;);AND([.H69] &lt; 1;[.S69];[.R69] = &quot;Buy&quot;)));     ROUNDDOWN(ROUND([.O69])/9) &amp; IF([.R69] = &quot;Sell&quot;; &quot; Emerald&quot;; &quot;&quot;) &amp; &quot; Blocks &amp; &quot; &amp; MOD(ROUND([.O69]);9) &amp; &quot;-&quot; &amp; MOD(ROUND([.O69]);9)+[.P69]-[.O69];     IF([.O69]=[.P69];[.O69];[.O69] &amp; &quot;-&quot; &amp; [.P69])     ) &amp; IF([.H69] &lt; 1;&quot; per Emerald&quot;;&quot; Emerald&quot; &amp; IF([.P69]&lt;&gt;1;&quot;s&quot;;&quot;&quot;))     )" office:value-type="string" office:string-value="2-3 Emeralds">
            <text:p>2-3 Emeralds</text:p>
          </table:table-cell>
          <table:table-cell table:style-name="ce152" table:formula="of:=([.G69]*[.L69])/[.$G$5]" office:value-type="float" office:value="2.46536908478895">
            <text:p>2.47</text:p>
          </table:table-cell>
          <table:table-cell table:style-name="ce165" table:formula="of:=IF([.J69] &gt; 64; ROUNDDOWN(ROUND([.J69])/64) &amp; &quot; Stacks &amp; &quot; &amp; MOD(ROUND([.J69]);64); ROUND([.J69]))" office:value-type="float" office:value="2">
            <text:p>2</text:p>
          </table:table-cell>
          <table:table-cell table:style-name="ce178" office:value-type="float" office:value="1">
            <text:p>1</text:p>
          </table:table-cell>
          <table:table-cell table:style-name="ce152" table:formula="of:=IF([.H69]=&quot;N/A&quot;;IF([.G69]&lt;1;1/[.G69];[.G69]);IF([.H69]&lt;1;1/[.H69];[.H69]))" office:value-type="float" office:value="2.35014285714287">
            <text:p>2.35</text:p>
          </table:table-cell>
          <table:table-cell table:style-name="ce165" table:formula="of:=MIN([.M69]*[.$Y$38]; [.$Y$40])" office:value-type="float" office:value="0.235014285714287">
            <text:p>0.24</text:p>
          </table:table-cell>
          <table:table-cell table:style-name="ce165" table:formula="of:=ROUND([.M69]-[.N69])" office:value-type="float" office:value="2">
            <text:p>2</text:p>
          </table:table-cell>
          <table:table-cell table:style-name="ce165" table:formula="of:=ROUND([.M69]+[.N69])" office:value-type="float" office:value="3">
            <text:p>3</text:p>
          </table:table-cell>
          <table:table-cell table:style-name="ce6" table:formula="of:=IF([.H69]&gt;=1; [.$Y$45] &amp; ([.O69]*[.$Z$45]) + [.$AA$45] &amp; [.$AB$45] &amp; ([.P69]*[.$AC$45]) + [.$AD$45] &amp;[.$AE$45]; [.$Y$46] &amp; ([.P69]*[.$Z$46]) + [.$AA$46] &amp; [.$AB$46] &amp; ([.O69]*[.$AC$46]) + [.$AD$46] &amp;[.$AE$46])" office:value-type="string" office:string-value="Integer.valueOf(2), Integer.valueOf(4)));">
            <text:p>Integer.valueOf(2), Integer.valueOf(4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chestplateCloth</text:p>
          </table:table-cell>
          <table:table-cell table:style-name="ce178" table:formula="of:=IF([.H69] &lt; 1; [.T69] &amp; &quot;: [&quot; &amp; -[.P69] &amp; &quot;, &quot; &amp; -[.O69] &amp; &quot;]&quot;; [.T69] &amp; &quot;: [&quot; &amp; [.O69] &amp; &quot;, &quot; &amp; [.P69] &amp; &quot;]&quot;)" office:value-type="string" office:string-value="chestplateCloth: [2, 3]">
            <text:p>chestplateCloth: [2, 3]</text:p>
          </table:table-cell>
          <table:table-cell table:style-name="ce199" table:formula="of:=IF([.R69] = &quot;None&quot;; &quot;&quot;;     IF([.O69] &lt; 1; &quot;Invalid: less than 1!&quot;; IF([.H69] &lt; 1; IF(OR(AND([.R69] = &quot;Buy&quot;; [.P69] &gt; [.L69]*2);AND([.R69] = &quot;Sell&quot;;[.P69] &gt; [.L69]);AND(OR([.R69] = &quot;Convert&quot;; [.R69] = &quot;Enchant&quot;); [.P69] &gt; [.L69])); &quot;Invalid: item can't stack that high!&quot;; &quot;&quot;);IF(OR(AND([.R69] = &quot;Buy&quot;; [.P69] &gt;[.$Y$49]);AND([.R69] = &quot;Sell&quot;;[.P69] &gt; [.$Y$50]);AND(OR([.R69] = &quot;Convert&quot;; [.R69] = &quot;Enchant&quot;); [.P69] &gt; [.$Y$49])); &quot;Invalid: currency can't stack that high!&quot;; &quot;&quot;)))     )">
            <text:p/>
          </table:table-cell>
          <table:table-cell table:style-name="ce209" office:value-type="float" office:value="81">
            <text:p>81</text:p>
          </table:table-cell>
          <table:table-cell table:style-name="ce209" office:value-type="float" office:value="3">
            <text:p>3</text:p>
          </table:table-cell>
          <table:table-cell table:style-name="ce215" table:number-columns-repeated="1000"/>
        </table:table-row>
        <table:table-row table:style-name="ro3">
          <table:table-cell table:style-name="ce6" office:value-type="string">
            <text:p>Leather Pants</text:p>
          </table:table-cell>
          <table:table-cell table:style-name="ce48" table:formula="of:=[.G26]*7" office:value-type="float" office:value="1.88750000000002">
            <text:p>1.8875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70]+[.$Y$30]" office:value-type="float" office:value="1.89750000000002">
            <text:p>1.8975</text:p>
          </table:table-cell>
          <table:table-cell table:style-name="ce102" table:formula="of:=[.F70]-[.$Y$37]*7+[.$Y$34]*[.W70]+[.Y31]*[.X70]" office:value-type="float" office:value="1.90650000000002">
            <text:p>1.9065</text:p>
          </table:table-cell>
          <table:table-cell table:style-name="ce120" table:formula="of:=[.G70]" office:value-type="float" office:value="1.90650000000002">
            <text:p>1.9065</text:p>
          </table:table-cell>
          <table:table-cell table:style-name="ce137" table:formula="of:=IF([.H70] = &quot;N/A&quot;; &quot;N/A&quot;;     IF(AND([.P70] &gt; 128;OR(AND([.H70] &gt; 1;[.$Y$51];[.R70] = &quot;Sell&quot;);AND([.H70] &lt; 1;[.S70];[.R70] = &quot;Buy&quot;)));     ROUNDDOWN(ROUND([.O70])/9) &amp; IF([.R70] = &quot;Sell&quot;; &quot; Emerald&quot;; &quot;&quot;) &amp; &quot; Blocks &amp; &quot; &amp; MOD(ROUND([.O70]);9) &amp; &quot;-&quot; &amp; MOD(ROUND([.O70]);9)+[.P70]-[.O70];     IF([.O70]=[.P70];[.O70];[.O70] &amp; &quot;-&quot; &amp; [.P70])     ) &amp; IF([.H70] &lt; 1;&quot; per Emerald&quot;;&quot; Emerald&quot; &amp; IF([.P70]&lt;&gt;1;&quot;s&quot;;&quot;&quot;))     )" office:value-type="string" office:string-value="2 Emeralds">
            <text:p>2 Emeralds</text:p>
          </table:table-cell>
          <table:table-cell table:style-name="ce152" table:formula="of:=([.G70]*[.L70])/[.$G$5]" office:value-type="float" office:value="1.99997465935511">
            <text:p>2</text:p>
          </table:table-cell>
          <table:table-cell table:style-name="ce165" table:formula="of:=IF([.J70] &gt; 64; ROUNDDOWN(ROUND([.J70])/64) &amp; &quot; Stacks &amp; &quot; &amp; MOD(ROUND([.J70]);64); ROUND([.J70]))" office:value-type="float" office:value="2">
            <text:p>2</text:p>
          </table:table-cell>
          <table:table-cell table:style-name="ce178" office:value-type="float" office:value="1">
            <text:p>1</text:p>
          </table:table-cell>
          <table:table-cell table:style-name="ce152" table:formula="of:=IF([.H70]=&quot;N/A&quot;;IF([.G70]&lt;1;1/[.G70];[.G70]);IF([.H70]&lt;1;1/[.H70];[.H70]))" office:value-type="float" office:value="1.90650000000002">
            <text:p>1.91</text:p>
          </table:table-cell>
          <table:table-cell table:style-name="ce165" table:formula="of:=MIN([.M70]*[.$Y$38]; [.$Y$40])" office:value-type="float" office:value="0.190650000000002">
            <text:p>0.19</text:p>
          </table:table-cell>
          <table:table-cell table:style-name="ce165" table:formula="of:=ROUND([.M70]-[.N70])" office:value-type="float" office:value="2">
            <text:p>2</text:p>
          </table:table-cell>
          <table:table-cell table:style-name="ce165" table:formula="of:=ROUND([.M70]+[.N70])" office:value-type="float" office:value="2">
            <text:p>2</text:p>
          </table:table-cell>
          <table:table-cell table:style-name="ce6" table:formula="of:=IF([.H70]&gt;=1; [.$Y$45] &amp; ([.O70]*[.$Z$45]) + [.$AA$45] &amp; [.$AB$45] &amp; ([.P70]*[.$AC$45]) + [.$AD$45] &amp;[.$AE$45]; [.$Y$46] &amp; ([.P70]*[.$Z$46]) + [.$AA$46] &amp; [.$AB$46] &amp; ([.O70]*[.$AC$46]) + [.$AD$46] &amp;[.$AE$46])" office:value-type="string" office:string-value="Integer.valueOf(2), Integer.valueOf(3)));">
            <text:p>Integer.valueOf(2), Integer.valueOf(3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leggingsCloth</text:p>
          </table:table-cell>
          <table:table-cell table:style-name="ce178" table:formula="of:=IF([.H70] &lt; 1; [.T70] &amp; &quot;: [&quot; &amp; -[.P70] &amp; &quot;, &quot; &amp; -[.O70] &amp; &quot;]&quot;; [.T70] &amp; &quot;: [&quot; &amp; [.O70] &amp; &quot;, &quot; &amp; [.P70] &amp; &quot;]&quot;)" office:value-type="string" office:string-value="leggingsCloth: [2, 2]">
            <text:p>leggingsCloth: [2, 2]</text:p>
          </table:table-cell>
          <table:table-cell table:style-name="ce199" table:formula="of:=IF([.R70] = &quot;None&quot;; &quot;&quot;;     IF([.O70] &lt; 1; &quot;Invalid: less than 1!&quot;; IF([.H70] &lt; 1; IF(OR(AND([.R70] = &quot;Buy&quot;; [.P70] &gt; [.L70]*2);AND([.R70] = &quot;Sell&quot;;[.P70] &gt; [.L70]);AND(OR([.R70] = &quot;Convert&quot;; [.R70] = &quot;Enchant&quot;); [.P70] &gt; [.L70])); &quot;Invalid: item can't stack that high!&quot;; &quot;&quot;);IF(OR(AND([.R70] = &quot;Buy&quot;; [.P70] &gt;[.$Y$49]);AND([.R70] = &quot;Sell&quot;;[.P70] &gt; [.$Y$50]);AND(OR([.R70] = &quot;Convert&quot;; [.R70] = &quot;Enchant&quot;); [.P70] &gt; [.$Y$49])); &quot;Invalid: currency can't stack that high!&quot;; &quot;&quot;)))     )">
            <text:p/>
          </table:table-cell>
          <table:table-cell table:style-name="ce209" office:value-type="float" office:value="76">
            <text:p>76</text:p>
          </table:table-cell>
          <table:table-cell table:style-name="ce209" office:value-type="float" office:value="2">
            <text:p>2</text:p>
          </table:table-cell>
          <table:table-cell table:style-name="ce215" table:number-columns-repeated="1000"/>
        </table:table-row>
        <table:table-row table:style-name="ro3">
          <table:table-cell table:style-name="ce6" office:value-type="string">
            <text:p>Leather Boots</text:p>
          </table:table-cell>
          <table:table-cell table:style-name="ce48" table:formula="of:=[.G26]*4" office:value-type="float" office:value="1.07857142857144">
            <text:p>1.0786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71]+[.$Y$30]" office:value-type="float" office:value="1.08857142857144">
            <text:p>1.0886</text:p>
          </table:table-cell>
          <table:table-cell table:style-name="ce102" table:formula="of:=[.F71]-[.$Y$37]*4+[.$Y$34]*[.W71]+[.Y31]*[.X71]" office:value-type="float" office:value="1.08057142857144">
            <text:p>1.0806</text:p>
          </table:table-cell>
          <table:table-cell table:style-name="ce120" table:formula="of:=[.G71]" office:value-type="float" office:value="1.08057142857144">
            <text:p>1.0806</text:p>
          </table:table-cell>
          <table:table-cell table:style-name="ce137" table:formula="of:=IF([.H71] = &quot;N/A&quot;; &quot;N/A&quot;;     IF(AND([.P71] &gt; 128;OR(AND([.H71] &gt; 1;[.$Y$51];[.R71] = &quot;Sell&quot;);AND([.H71] &lt; 1;[.S71];[.R71] = &quot;Buy&quot;)));     ROUNDDOWN(ROUND([.O71])/9) &amp; IF([.R71] = &quot;Sell&quot;; &quot; Emerald&quot;; &quot;&quot;) &amp; &quot; Blocks &amp; &quot; &amp; MOD(ROUND([.O71]);9) &amp; &quot;-&quot; &amp; MOD(ROUND([.O71]);9)+[.P71]-[.O71];     IF([.O71]=[.P71];[.O71];[.O71] &amp; &quot;-&quot; &amp; [.P71])     ) &amp; IF([.H71] &lt; 1;&quot; per Emerald&quot;;&quot; Emerald&quot; &amp; IF([.P71]&lt;&gt;1;&quot;s&quot;;&quot;&quot;))     )" office:value-type="string" office:string-value="1 Emerald">
            <text:p>1 Emerald</text:p>
          </table:table-cell>
          <table:table-cell table:style-name="ce152" table:formula="of:=([.G71]*[.L71])/[.$G$5]" office:value-type="float" office:value="1.13355125872857">
            <text:p>1.13</text:p>
          </table:table-cell>
          <table:table-cell table:style-name="ce165" table:formula="of:=IF([.J71] &gt; 64; ROUNDDOWN(ROUND([.J71])/64) &amp; &quot; Stacks &amp; &quot; &amp; MOD(ROUND([.J71]);64); ROUND([.J71]))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style-name="ce152" table:formula="of:=IF([.H71]=&quot;N/A&quot;;IF([.G71]&lt;1;1/[.G71];[.G71]);IF([.H71]&lt;1;1/[.H71];[.H71]))" office:value-type="float" office:value="1.08057142857144">
            <text:p>1.08</text:p>
          </table:table-cell>
          <table:table-cell table:style-name="ce165" table:formula="of:=MIN([.M71]*[.$Y$38]; [.$Y$40])" office:value-type="float" office:value="0.108057142857144">
            <text:p>0.11</text:p>
          </table:table-cell>
          <table:table-cell table:style-name="ce165" table:formula="of:=ROUND([.M71]-[.N71])" office:value-type="float" office:value="1">
            <text:p>1</text:p>
          </table:table-cell>
          <table:table-cell table:style-name="ce165" table:formula="of:=ROUND([.M71]+[.N71])" office:value-type="float" office:value="1">
            <text:p>1</text:p>
          </table:table-cell>
          <table:table-cell table:style-name="ce6" table:formula="of:=IF([.H71]&gt;=1; [.$Y$45] &amp; ([.O71]*[.$Z$45]) + [.$AA$45] &amp; [.$AB$45] &amp; ([.P71]*[.$AC$45]) + [.$AD$45] &amp;[.$AE$45]; [.$Y$46] &amp; ([.P71]*[.$Z$46]) + [.$AA$46] &amp; [.$AB$46] &amp; ([.O71]*[.$AC$46]) + [.$AD$46] &amp;[.$AE$46])" office:value-type="string" office:string-value="Integer.valueOf(1), Integer.valueOf(2)));">
            <text:p>Integer.valueOf(1), Integer.valueOf(2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bootsCloth</text:p>
          </table:table-cell>
          <table:table-cell table:style-name="ce178" table:formula="of:=IF([.H71] &lt; 1; [.T71] &amp; &quot;: [&quot; &amp; -[.P71] &amp; &quot;, &quot; &amp; -[.O71] &amp; &quot;]&quot;; [.T71] &amp; &quot;: [&quot; &amp; [.O71] &amp; &quot;, &quot; &amp; [.P71] &amp; &quot;]&quot;)" office:value-type="string" office:string-value="bootsCloth: [1, 1]">
            <text:p>bootsCloth: [1, 1]</text:p>
          </table:table-cell>
          <table:table-cell table:style-name="ce199" table:formula="of:=IF([.R71] = &quot;None&quot;; &quot;&quot;;     IF([.O71] &lt; 1; &quot;Invalid: less than 1!&quot;; IF([.H71] &lt; 1; IF(OR(AND([.R71] = &quot;Buy&quot;; [.P71] &gt; [.L71]*2);AND([.R71] = &quot;Sell&quot;;[.P71] &gt; [.L71]);AND(OR([.R71] = &quot;Convert&quot;; [.R71] = &quot;Enchant&quot;); [.P71] &gt; [.L71])); &quot;Invalid: item can't stack that high!&quot;; &quot;&quot;);IF(OR(AND([.R71] = &quot;Buy&quot;; [.P71] &gt;[.$Y$49]);AND([.R71] = &quot;Sell&quot;;[.P71] &gt; [.$Y$50]);AND(OR([.R71] = &quot;Convert&quot;; [.R71] = &quot;Enchant&quot;); [.P71] &gt; [.$Y$49])); &quot;Invalid: currency can't stack that high!&quot;; &quot;&quot;)))     )">
            <text:p/>
          </table:table-cell>
          <table:table-cell table:style-name="ce209" office:value-type="float" office:value="66">
            <text:p>66</text:p>
          </table:table-cell>
          <table:table-cell table:style-name="ce209" office:value-type="float" office:value="1">
            <text:p>1</text:p>
          </table:table-cell>
          <table:table-cell table:style-name="ce215" table:number-columns-repeated="1000"/>
        </table:table-row>
        <table:table-row table:style-name="ro3">
          <table:table-cell table:style-name="ce6" office:value-type="string">
            <text:p>Iron Helmet</text:p>
          </table:table-cell>
          <table:table-cell table:style-name="ce48" table:formula="of:=[.G5]*5-[.Y6]/8" office:value-type="float" office:value="4.76618539068955">
            <text:p>4.7662</text:p>
          </table:table-cell>
          <table:table-cell table:style-name="ce71" table:formula="of:=[.B72]-[.Y7]/8" office:value-type="float" office:value="4.76617289068955">
            <text:p>4.7662</text:p>
          </table:table-cell>
          <table:table-cell table:style-name="ce71" table:formula="of:=[.C72]*[.Y33]" office:value-type="float" office:value="4.76141147921034">
            <text:p>4.7614</text:p>
          </table:table-cell>
          <table:table-cell table:style-name="ce80" table:formula="of:=[.D72]" office:value-type="float" office:value="4.76141147921034">
            <text:p>4.7614</text:p>
          </table:table-cell>
          <table:table-cell table:style-name="ce71" table:formula="of:=[.E72]+[.Y30]" office:value-type="float" office:value="4.77141147921034">
            <text:p>4.7714</text:p>
          </table:table-cell>
          <table:table-cell table:style-name="ce102" table:formula="of:=[.F72]-[.$Y$35]*5+[.$Y$34]*[.W72]+[.Y31]*[.X72]" office:value-type="float" office:value="4.18241147921034">
            <text:p>4.1824</text:p>
          </table:table-cell>
          <table:table-cell table:style-name="ce120" table:formula="of:=[.G72]" office:value-type="float" office:value="4.18241147921034">
            <text:p>4.1824</text:p>
          </table:table-cell>
          <table:table-cell table:style-name="ce137" table:formula="of:=IF([.H72] = &quot;N/A&quot;; &quot;N/A&quot;;     IF(AND([.P72] &gt; 128;OR(AND([.H72] &gt; 1;[.$Y$51];[.R72] = &quot;Sell&quot;);AND([.H72] &lt; 1;[.S72];[.R72] = &quot;Buy&quot;)));     ROUNDDOWN(ROUND([.O72])/9) &amp; IF([.R72] = &quot;Sell&quot;; &quot; Emerald&quot;; &quot;&quot;) &amp; &quot; Blocks &amp; &quot; &amp; MOD(ROUND([.O72]);9) &amp; &quot;-&quot; &amp; MOD(ROUND([.O72]);9)+[.P72]-[.O72];     IF([.O72]=[.P72];[.O72];[.O72] &amp; &quot;-&quot; &amp; [.P72])     ) &amp; IF([.H72] &lt; 1;&quot; per Emerald&quot;;&quot; Emerald&quot; &amp; IF([.P72]&lt;&gt;1;&quot;s&quot;;&quot;&quot;))     )" office:value-type="string" office:string-value="4-5 Emeralds">
            <text:p>4-5 Emeralds</text:p>
          </table:table-cell>
          <table:table-cell table:style-name="ce152" table:formula="of:=([.G72]*[.L72])/[.$G$5]" office:value-type="float" office:value="4.3874728420753">
            <text:p>4.39</text:p>
          </table:table-cell>
          <table:table-cell table:style-name="ce165" table:formula="of:=IF([.J72] &gt; 64; ROUNDDOWN(ROUND([.J72])/64) &amp; &quot; Stacks &amp; &quot; &amp; MOD(ROUND([.J72]);64); ROUND([.J72]))" office:value-type="float" office:value="4">
            <text:p>4</text:p>
          </table:table-cell>
          <table:table-cell table:style-name="ce178" office:value-type="float" office:value="1">
            <text:p>1</text:p>
          </table:table-cell>
          <table:table-cell table:style-name="ce152" table:formula="of:=IF([.H72]=&quot;N/A&quot;;IF([.G72]&lt;1;1/[.G72];[.G72]);IF([.H72]&lt;1;1/[.H72];[.H72]))" office:value-type="float" office:value="4.18241147921034">
            <text:p>4.18</text:p>
          </table:table-cell>
          <table:table-cell table:style-name="ce165" table:formula="of:=MIN([.M72]*[.$Y$38]; [.$Y$40])" office:value-type="float" office:value="0.418241147921034">
            <text:p>0.42</text:p>
          </table:table-cell>
          <table:table-cell table:style-name="ce165" table:formula="of:=ROUND([.M72]-[.N72])" office:value-type="float" office:value="4">
            <text:p>4</text:p>
          </table:table-cell>
          <table:table-cell table:style-name="ce165" table:formula="of:=ROUND([.M72]+[.N72])" office:value-type="float" office:value="5">
            <text:p>5</text:p>
          </table:table-cell>
          <table:table-cell table:style-name="ce6" table:formula="of:=IF([.H72]&gt;=1; [.$Y$45] &amp; ([.O72]*[.$Z$45]) + [.$AA$45] &amp; [.$AB$45] &amp; ([.P72]*[.$AC$45]) + [.$AD$45] &amp;[.$AE$45]; [.$Y$46] &amp; ([.P72]*[.$Z$46]) + [.$AA$46] &amp; [.$AB$46] &amp; ([.O72]*[.$AC$46]) + [.$AD$46] &amp;[.$AE$46])" office:value-type="string" office:string-value="Integer.valueOf(4), Integer.valueOf(6)));">
            <text:p>Integer.valueOf(4), Integer.valueOf(6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helmetIron</text:p>
          </table:table-cell>
          <table:table-cell table:style-name="ce178" table:formula="of:=IF([.H72] &lt; 1; [.T72] &amp; &quot;: [&quot; &amp; -[.P72] &amp; &quot;, &quot; &amp; -[.O72] &amp; &quot;]&quot;; [.T72] &amp; &quot;: [&quot; &amp; [.O72] &amp; &quot;, &quot; &amp; [.P72] &amp; &quot;]&quot;)" office:value-type="string" office:string-value="helmetIron: [4, 5]">
            <text:p>helmetIron: [4, 5]</text:p>
          </table:table-cell>
          <table:table-cell table:style-name="ce199" table:formula="of:=IF([.R72] = &quot;None&quot;; &quot;&quot;;     IF([.O72] &lt; 1; &quot;Invalid: less than 1!&quot;; IF([.H72] &lt; 1; IF(OR(AND([.R72] = &quot;Buy&quot;; [.P72] &gt; [.L72]*2);AND([.R72] = &quot;Sell&quot;;[.P72] &gt; [.L72]);AND(OR([.R72] = &quot;Convert&quot;; [.R72] = &quot;Enchant&quot;); [.P72] &gt; [.L72])); &quot;Invalid: item can't stack that high!&quot;; &quot;&quot;);IF(OR(AND([.R72] = &quot;Buy&quot;; [.P72] &gt;[.$Y$49]);AND([.R72] = &quot;Sell&quot;;[.P72] &gt; [.$Y$50]);AND(OR([.R72] = &quot;Convert&quot;; [.R72] = &quot;Enchant&quot;); [.P72] &gt; [.$Y$49])); &quot;Invalid: currency can't stack that high!&quot;; &quot;&quot;)))     )">
            <text:p/>
          </table:table-cell>
          <table:table-cell table:style-name="ce209" office:value-type="float" office:value="166">
            <text:p>166</text:p>
          </table:table-cell>
          <table:table-cell table:style-name="ce209" office:value-type="float" office:value="2">
            <text:p>2</text:p>
          </table:table-cell>
          <table:table-cell table:style-name="ce71" office:value-type="string">
            <text:p>,27,</text:p>
          </table:table-cell>
          <table:table-cell table:style-name="ce215" table:number-columns-repeated="999"/>
        </table:table-row>
        <table:table-row table:style-name="ro3">
          <table:table-cell table:style-name="ce6" office:value-type="string">
            <text:p>Iron Chestplate</text:p>
          </table:table-cell>
          <table:table-cell table:style-name="ce48" table:formula="of:=[.G5]*8-[.Y6]/8" office:value-type="float" office:value="7.62597162510328">
            <text:p>7.6260</text:p>
          </table:table-cell>
          <table:table-cell table:style-name="ce71" table:formula="of:=[.B73]-[.Y7]/8" office:value-type="float" office:value="7.62595912510328">
            <text:p>7.6260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C73]+[.Y30]" office:value-type="float" office:value="7.63595912510328">
            <text:p>7.6360</text:p>
          </table:table-cell>
          <table:table-cell table:style-name="ce102" table:formula="of:=[.F73]-[.$Y$35]*8+[.$Y$34]*[.W73]+[.Y31]*[.X73]" office:value-type="float" office:value="7.36895912510328">
            <text:p>7.3690</text:p>
          </table:table-cell>
          <table:table-cell table:style-name="ce120" table:formula="of:=[.G73]" office:value-type="float" office:value="7.36895912510328">
            <text:p>7.3690</text:p>
          </table:table-cell>
          <table:table-cell table:style-name="ce137" table:formula="of:=IF([.H73] = &quot;N/A&quot;; &quot;N/A&quot;;     IF(AND([.P73] &gt; 128;OR(AND([.H73] &gt; 1;[.$Y$51];[.R73] = &quot;Sell&quot;);AND([.H73] &lt; 1;[.S73];[.R73] = &quot;Buy&quot;)));     ROUNDDOWN(ROUND([.O73])/9) &amp; IF([.R73] = &quot;Sell&quot;; &quot; Emerald&quot;; &quot;&quot;) &amp; &quot; Blocks &amp; &quot; &amp; MOD(ROUND([.O73]);9) &amp; &quot;-&quot; &amp; MOD(ROUND([.O73]);9)+[.P73]-[.O73];     IF([.O73]=[.P73];[.O73];[.O73] &amp; &quot;-&quot; &amp; [.P73])     ) &amp; IF([.H73] &lt; 1;&quot; per Emerald&quot;;&quot; Emerald&quot; &amp; IF([.P73]&lt;&gt;1;&quot;s&quot;;&quot;&quot;))     )" office:value-type="string" office:string-value="7-8 Emeralds">
            <text:p>7-8 Emeralds</text:p>
          </table:table-cell>
          <table:table-cell table:style-name="ce152" table:formula="of:=([.G73]*[.L73])/[.$G$5]" office:value-type="float" office:value="7.73025518805669">
            <text:p>7.73</text:p>
          </table:table-cell>
          <table:table-cell table:style-name="ce165" table:formula="of:=IF([.J73] &gt; 64; ROUNDDOWN(ROUND([.J73])/64) &amp; &quot; Stacks &amp; &quot; &amp; MOD(ROUND([.J73]);64); ROUND([.J73]))" office:value-type="float" office:value="8">
            <text:p>8</text:p>
          </table:table-cell>
          <table:table-cell table:style-name="ce178" office:value-type="float" office:value="1">
            <text:p>1</text:p>
          </table:table-cell>
          <table:table-cell table:style-name="ce152" table:formula="of:=IF([.H73]=&quot;N/A&quot;;IF([.G73]&lt;1;1/[.G73];[.G73]);IF([.H73]&lt;1;1/[.H73];[.H73]))" office:value-type="float" office:value="7.36895912510328">
            <text:p>7.37</text:p>
          </table:table-cell>
          <table:table-cell table:style-name="ce165" table:formula="of:=MIN([.M73]*[.$Y$38]; [.$Y$40])" office:value-type="float" office:value="0.736895912510328">
            <text:p>0.74</text:p>
          </table:table-cell>
          <table:table-cell table:style-name="ce165" table:formula="of:=ROUND([.M73]-[.N73])" office:value-type="float" office:value="7">
            <text:p>7</text:p>
          </table:table-cell>
          <table:table-cell table:style-name="ce165" table:formula="of:=ROUND([.M73]+[.N73])" office:value-type="float" office:value="8">
            <text:p>8</text:p>
          </table:table-cell>
          <table:table-cell table:style-name="ce6" table:formula="of:=IF([.H73]&gt;=1; [.$Y$45] &amp; ([.O73]*[.$Z$45]) + [.$AA$45] &amp; [.$AB$45] &amp; ([.P73]*[.$AC$45]) + [.$AD$45] &amp;[.$AE$45]; [.$Y$46] &amp; ([.P73]*[.$Z$46]) + [.$AA$46] &amp; [.$AB$46] &amp; ([.O73]*[.$AC$46]) + [.$AD$46] &amp;[.$AE$46])" office:value-type="string" office:string-value="Integer.valueOf(7), Integer.valueOf(9)));">
            <text:p>Integer.valueOf(7), Integer.valueOf(9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chestplateIron</text:p>
          </table:table-cell>
          <table:table-cell table:style-name="ce178" table:formula="of:=IF([.H73] &lt; 1; [.T73] &amp; &quot;: [&quot; &amp; -[.P73] &amp; &quot;, &quot; &amp; -[.O73] &amp; &quot;]&quot;; [.T73] &amp; &quot;: [&quot; &amp; [.O73] &amp; &quot;, &quot; &amp; [.P73] &amp; &quot;]&quot;)" office:value-type="string" office:string-value="chestplateIron: [7, 8]">
            <text:p>chestplateIron: [7, 8]</text:p>
          </table:table-cell>
          <table:table-cell table:style-name="ce199" table:formula="of:=IF([.R73] = &quot;None&quot;; &quot;&quot;;     IF([.O73] &lt; 1; &quot;Invalid: less than 1!&quot;; IF([.H73] &lt; 1; IF(OR(AND([.R73] = &quot;Buy&quot;; [.P73] &gt; [.L73]*2);AND([.R73] = &quot;Sell&quot;;[.P73] &gt; [.L73]);AND(OR([.R73] = &quot;Convert&quot;; [.R73] = &quot;Enchant&quot;); [.P73] &gt; [.L73])); &quot;Invalid: item can't stack that high!&quot;; &quot;&quot;);IF(OR(AND([.R73] = &quot;Buy&quot;; [.P73] &gt;[.$Y$49]);AND([.R73] = &quot;Sell&quot;;[.P73] &gt; [.$Y$50]);AND(OR([.R73] = &quot;Convert&quot;; [.R73] = &quot;Enchant&quot;); [.P73] &gt; [.$Y$49])); &quot;Invalid: currency can't stack that high!&quot;; &quot;&quot;)))     )">
            <text:p/>
          </table:table-cell>
          <table:table-cell table:style-name="ce209" office:value-type="float" office:value="241">
            <text:p>241</text:p>
          </table:table-cell>
          <table:table-cell table:style-name="ce209" office:value-type="float" office:value="6">
            <text:p>6</text:p>
          </table:table-cell>
          <table:table-cell table:style-name="ce71" office:value-type="string">
            <text:p>,27,</text:p>
          </table:table-cell>
          <table:table-cell table:style-name="ce215" table:number-columns-repeated="999"/>
        </table:table-row>
        <table:table-row table:style-name="ro3">
          <table:table-cell table:style-name="ce6" office:value-type="string">
            <text:p>Iron Leggings</text:p>
          </table:table-cell>
          <table:table-cell table:style-name="ce48" table:formula="of:=[.G5]*7-[.Y6]/8" office:value-type="float" office:value="6.67270954696537">
            <text:p>6.6727</text:p>
          </table:table-cell>
          <table:table-cell table:style-name="ce71" table:formula="of:=[.B74]-[.Y7]/8" office:value-type="float" office:value="6.67269704696537">
            <text:p>6.6727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C74]+[.Y30]" office:value-type="float" office:value="6.68269704696537">
            <text:p>6.6827</text:p>
          </table:table-cell>
          <table:table-cell table:style-name="ce102" table:formula="of:=[.F74]-[.$Y$35]*7+[.$Y$34]*[.W74]+[.Y31]*[.X74]" office:value-type="float" office:value="6.40169704696537">
            <text:p>6.4017</text:p>
          </table:table-cell>
          <table:table-cell table:style-name="ce120" table:formula="of:=[.G74]" office:value-type="float" office:value="6.40169704696537">
            <text:p>6.4017</text:p>
          </table:table-cell>
          <table:table-cell table:style-name="ce137" table:formula="of:=IF([.H74] = &quot;N/A&quot;; &quot;N/A&quot;;     IF(AND([.P74] &gt; 128;OR(AND([.H74] &gt; 1;[.$Y$51];[.R74] = &quot;Sell&quot;);AND([.H74] &lt; 1;[.S74];[.R74] = &quot;Buy&quot;)));     ROUNDDOWN(ROUND([.O74])/9) &amp; IF([.R74] = &quot;Sell&quot;; &quot; Emerald&quot;; &quot;&quot;) &amp; &quot; Blocks &amp; &quot; &amp; MOD(ROUND([.O74]);9) &amp; &quot;-&quot; &amp; MOD(ROUND([.O74]);9)+[.P74]-[.O74];     IF([.O74]=[.P74];[.O74];[.O74] &amp; &quot;-&quot; &amp; [.P74])     ) &amp; IF([.H74] &lt; 1;&quot; per Emerald&quot;;&quot; Emerald&quot; &amp; IF([.P74]&lt;&gt;1;&quot;s&quot;;&quot;&quot;))     )" office:value-type="string" office:string-value="6-7 Emeralds">
            <text:p>6-7 Emeralds</text:p>
          </table:table-cell>
          <table:table-cell table:style-name="ce152" table:formula="of:=([.G74]*[.L74])/[.$G$5]" office:value-type="float" office:value="6.71556877566174">
            <text:p>6.72</text:p>
          </table:table-cell>
          <table:table-cell table:style-name="ce165" table:formula="of:=IF([.J74] &gt; 64; ROUNDDOWN(ROUND([.J74])/64) &amp; &quot; Stacks &amp; &quot; &amp; MOD(ROUND([.J74]);64); ROUND([.J74]))" office:value-type="float" office:value="7">
            <text:p>7</text:p>
          </table:table-cell>
          <table:table-cell table:style-name="ce178" office:value-type="float" office:value="1">
            <text:p>1</text:p>
          </table:table-cell>
          <table:table-cell table:style-name="ce152" table:formula="of:=IF([.H74]=&quot;N/A&quot;;IF([.G74]&lt;1;1/[.G74];[.G74]);IF([.H74]&lt;1;1/[.H74];[.H74]))" office:value-type="float" office:value="6.40169704696537">
            <text:p>6.4</text:p>
          </table:table-cell>
          <table:table-cell table:style-name="ce165" table:formula="of:=MIN([.M74]*[.$Y$38]; [.$Y$40])" office:value-type="float" office:value="0.640169704696537">
            <text:p>0.64</text:p>
          </table:table-cell>
          <table:table-cell table:style-name="ce165" table:formula="of:=ROUND([.M74]-[.N74])" office:value-type="float" office:value="6">
            <text:p>6</text:p>
          </table:table-cell>
          <table:table-cell table:style-name="ce165" table:formula="of:=ROUND([.M74]+[.N74])" office:value-type="float" office:value="7">
            <text:p>7</text:p>
          </table:table-cell>
          <table:table-cell table:style-name="ce6" table:formula="of:=IF([.H74]&gt;=1; [.$Y$45] &amp; ([.O74]*[.$Z$45]) + [.$AA$45] &amp; [.$AB$45] &amp; ([.P74]*[.$AC$45]) + [.$AD$45] &amp;[.$AE$45]; [.$Y$46] &amp; ([.P74]*[.$Z$46]) + [.$AA$46] &amp; [.$AB$46] &amp; ([.O74]*[.$AC$46]) + [.$AD$46] &amp;[.$AE$46])" office:value-type="string" office:string-value="Integer.valueOf(6), Integer.valueOf(8)));">
            <text:p>Integer.valueOf(6), Integer.valueOf(8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leggingsIron</text:p>
          </table:table-cell>
          <table:table-cell table:style-name="ce178" table:formula="of:=IF([.H74] &lt; 1; [.T74] &amp; &quot;: [&quot; &amp; -[.P74] &amp; &quot;, &quot; &amp; -[.O74] &amp; &quot;]&quot;; [.T74] &amp; &quot;: [&quot; &amp; [.O74] &amp; &quot;, &quot; &amp; [.P74] &amp; &quot;]&quot;)" office:value-type="string" office:string-value="leggingsIron: [6, 7]">
            <text:p>leggingsIron: [6, 7]</text:p>
          </table:table-cell>
          <table:table-cell table:style-name="ce199" table:formula="of:=IF([.R74] = &quot;None&quot;; &quot;&quot;;     IF([.O74] &lt; 1; &quot;Invalid: less than 1!&quot;; IF([.H74] &lt; 1; IF(OR(AND([.R74] = &quot;Buy&quot;; [.P74] &gt; [.L74]*2);AND([.R74] = &quot;Sell&quot;;[.P74] &gt; [.L74]);AND(OR([.R74] = &quot;Convert&quot;; [.R74] = &quot;Enchant&quot;); [.P74] &gt; [.L74])); &quot;Invalid: item can't stack that high!&quot;; &quot;&quot;);IF(OR(AND([.R74] = &quot;Buy&quot;; [.P74] &gt;[.$Y$49]);AND([.R74] = &quot;Sell&quot;;[.P74] &gt; [.$Y$50]);AND(OR([.R74] = &quot;Convert&quot;; [.R74] = &quot;Enchant&quot;); [.P74] &gt; [.$Y$49])); &quot;Invalid: currency can't stack that high!&quot;; &quot;&quot;)))     )">
            <text:p/>
          </table:table-cell>
          <table:table-cell table:style-name="ce209" office:value-type="float" office:value="226">
            <text:p>226</text:p>
          </table:table-cell>
          <table:table-cell table:style-name="ce209" office:value-type="float" office:value="5">
            <text:p>5</text:p>
          </table:table-cell>
          <table:table-cell table:style-name="ce71" office:value-type="string">
            <text:p>,27,</text:p>
          </table:table-cell>
          <table:table-cell table:style-name="ce215" table:number-columns-repeated="999"/>
        </table:table-row>
        <table:table-row table:style-name="ro3">
          <table:table-cell table:style-name="ce6" office:value-type="string">
            <text:p>Iron Boots</text:p>
          </table:table-cell>
          <table:table-cell table:style-name="ce48" table:formula="of:=[.G5]*4-[.Y6]/8" office:value-type="float" office:value="3.81292331255164">
            <text:p>3.8129</text:p>
          </table:table-cell>
          <table:table-cell table:style-name="ce71" table:formula="of:=[.B75]-[.Y7]/8" office:value-type="float" office:value="3.81291081255164">
            <text:p>3.8129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C75]+[.Y30]" office:value-type="float" office:value="3.82291081255164">
            <text:p>3.8229</text:p>
          </table:table-cell>
          <table:table-cell table:style-name="ce102" table:formula="of:=[.F75]-[.$Y$35]*4+[.$Y$34]*[.W75]+[.Y31]*[.X75]" office:value-type="float" office:value="3.51491081255164">
            <text:p>3.5149</text:p>
          </table:table-cell>
          <table:table-cell table:style-name="ce120" table:formula="of:=[.G75]" office:value-type="float" office:value="3.51491081255164">
            <text:p>3.5149</text:p>
          </table:table-cell>
          <table:table-cell table:style-name="ce137" table:formula="of:=IF([.H75] = &quot;N/A&quot;; &quot;N/A&quot;;     IF(AND([.P75] &gt; 128;OR(AND([.H75] &gt; 1;[.$Y$51];[.R75] = &quot;Sell&quot;);AND([.H75] &lt; 1;[.S75];[.R75] = &quot;Buy&quot;)));     ROUNDDOWN(ROUND([.O75])/9) &amp; IF([.R75] = &quot;Sell&quot;; &quot; Emerald&quot;; &quot;&quot;) &amp; &quot; Blocks &amp; &quot; &amp; MOD(ROUND([.O75]);9) &amp; &quot;-&quot; &amp; MOD(ROUND([.O75]);9)+[.P75]-[.O75];     IF([.O75]=[.P75];[.O75];[.O75] &amp; &quot;-&quot; &amp; [.P75])     ) &amp; IF([.H75] &lt; 1;&quot; per Emerald&quot;;&quot; Emerald&quot; &amp; IF([.P75]&lt;&gt;1;&quot;s&quot;;&quot;&quot;))     )" office:value-type="string" office:string-value="3-4 Emeralds">
            <text:p>3-4 Emeralds</text:p>
          </table:table-cell>
          <table:table-cell table:style-name="ce152" table:formula="of:=([.G75]*[.L75])/[.$G$5]" office:value-type="float" office:value="3.68724498032862">
            <text:p>3.69</text:p>
          </table:table-cell>
          <table:table-cell table:style-name="ce165" table:formula="of:=IF([.J75] &gt; 64; ROUNDDOWN(ROUND([.J75])/64) &amp; &quot; Stacks &amp; &quot; &amp; MOD(ROUND([.J75]);64); ROUND([.J75]))" office:value-type="float" office:value="4">
            <text:p>4</text:p>
          </table:table-cell>
          <table:table-cell table:style-name="ce178" office:value-type="float" office:value="1">
            <text:p>1</text:p>
          </table:table-cell>
          <table:table-cell table:style-name="ce152" table:formula="of:=IF([.H75]=&quot;N/A&quot;;IF([.G75]&lt;1;1/[.G75];[.G75]);IF([.H75]&lt;1;1/[.H75];[.H75]))" office:value-type="float" office:value="3.51491081255164">
            <text:p>3.51</text:p>
          </table:table-cell>
          <table:table-cell table:style-name="ce165" table:formula="of:=MIN([.M75]*[.$Y$38]; [.$Y$40])" office:value-type="float" office:value="0.351491081255164">
            <text:p>0.35</text:p>
          </table:table-cell>
          <table:table-cell table:style-name="ce165" table:formula="of:=ROUND([.M75]-[.N75])" office:value-type="float" office:value="3">
            <text:p>3</text:p>
          </table:table-cell>
          <table:table-cell table:style-name="ce165" table:formula="of:=ROUND([.M75]+[.N75])" office:value-type="float" office:value="4">
            <text:p>4</text:p>
          </table:table-cell>
          <table:table-cell table:style-name="ce6" table:formula="of:=IF([.H75]&gt;=1; [.$Y$45] &amp; ([.O75]*[.$Z$45]) + [.$AA$45] &amp; [.$AB$45] &amp; ([.P75]*[.$AC$45]) + [.$AD$45] &amp;[.$AE$45]; [.$Y$46] &amp; ([.P75]*[.$Z$46]) + [.$AA$46] &amp; [.$AB$46] &amp; ([.O75]*[.$AC$46]) + [.$AD$46] &amp;[.$AE$46])" office:value-type="string" office:string-value="Integer.valueOf(3), Integer.valueOf(5)));">
            <text:p>Integer.valueOf(3), Integer.valueOf(5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bootsIron</text:p>
          </table:table-cell>
          <table:table-cell table:style-name="ce178" table:formula="of:=IF([.H75] &lt; 1; [.T75] &amp; &quot;: [&quot; &amp; -[.P75] &amp; &quot;, &quot; &amp; -[.O75] &amp; &quot;]&quot;; [.T75] &amp; &quot;: [&quot; &amp; [.O75] &amp; &quot;, &quot; &amp; [.P75] &amp; &quot;]&quot;)" office:value-type="string" office:string-value="bootsIron: [3, 4]">
            <text:p>bootsIron: [3, 4]</text:p>
          </table:table-cell>
          <table:table-cell table:style-name="ce199" table:formula="of:=IF([.R75] = &quot;None&quot;; &quot;&quot;;     IF([.O75] &lt; 1; &quot;Invalid: less than 1!&quot;; IF([.H75] &lt; 1; IF(OR(AND([.R75] = &quot;Buy&quot;; [.P75] &gt; [.L75]*2);AND([.R75] = &quot;Sell&quot;;[.P75] &gt; [.L75]);AND(OR([.R75] = &quot;Convert&quot;; [.R75] = &quot;Enchant&quot;); [.P75] &gt; [.L75])); &quot;Invalid: item can't stack that high!&quot;; &quot;&quot;);IF(OR(AND([.R75] = &quot;Buy&quot;; [.P75] &gt;[.$Y$49]);AND([.R75] = &quot;Sell&quot;;[.P75] &gt; [.$Y$50]);AND(OR([.R75] = &quot;Convert&quot;; [.R75] = &quot;Enchant&quot;); [.P75] &gt; [.$Y$49])); &quot;Invalid: currency can't stack that high!&quot;; &quot;&quot;)))     )">
            <text:p/>
          </table:table-cell>
          <table:table-cell table:style-name="ce209" office:value-type="float" office:value="196">
            <text:p>196</text:p>
          </table:table-cell>
          <table:table-cell table:style-name="ce209" office:value-type="float" office:value="2">
            <text:p>2</text:p>
          </table:table-cell>
          <table:table-cell table:style-name="ce71" office:value-type="string">
            <text:p>,27,</text:p>
          </table:table-cell>
          <table:table-cell table:style-name="ce215" table:number-columns-repeated="999"/>
        </table:table-row>
        <table:table-row table:style-name="ro3">
          <table:table-cell table:style-name="ce6" office:value-type="string">
            <text:p>Diamond Helmet</text:p>
          </table:table-cell>
          <table:table-cell table:style-name="ce48" table:formula="of:=[.G9]*5" office:value-type="float" office:value="88.9993125">
            <text:p>88.9993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76]+[.Y30]" office:value-type="float" office:value="89.0093125">
            <text:p>89.0093</text:p>
          </table:table-cell>
          <table:table-cell table:style-name="ce102" table:formula="of:=[.F76]-[.$Y$36]*5+[.$Y$34]*[.W76]+[.Y31]*[.X76]*2" office:value-type="float" office:value="83.0633125">
            <text:p>83.0633</text:p>
          </table:table-cell>
          <table:table-cell table:style-name="ce128" table:formula="of:=[.G76]*[.$Y$41]" office:value-type="float" office:value="94.9295">
            <text:p>94.9295</text:p>
          </table:table-cell>
          <table:table-cell table:style-name="ce137" table:formula="of:=IF([.H76] = &quot;N/A&quot;; &quot;N/A&quot;;     IF(AND([.P76] &gt; 128;OR(AND([.H76] &gt; 1;[.$Y$51];[.R76] = &quot;Sell&quot;);AND([.H76] &lt; 1;[.S76];[.R76] = &quot;Buy&quot;)));     ROUNDDOWN(ROUND([.O76])/9) &amp; IF([.R76] = &quot;Sell&quot;; &quot; Emerald&quot;; &quot;&quot;) &amp; &quot; Blocks &amp; &quot; &amp; MOD(ROUND([.O76]);9) &amp; &quot;-&quot; &amp; MOD(ROUND([.O76]);9)+[.P76]-[.O76];     IF([.O76]=[.P76];[.O76];[.O76] &amp; &quot;-&quot; &amp; [.P76])     ) &amp; IF([.H76] &lt; 1;&quot; per Emerald&quot;;&quot; Emerald&quot; &amp; IF([.P76]&lt;&gt;1;&quot;s&quot;;&quot;&quot;))     )" office:value-type="string" office:string-value="90-100 Emeralds">
            <text:p>90-100 Emeralds</text:p>
          </table:table-cell>
          <table:table-cell table:style-name="ce152" table:formula="of:=([.G76]*[.L76])/[.$G$5]" office:value-type="float" office:value="87.1358615903979">
            <text:p>87.14</text:p>
          </table:table-cell>
          <table:table-cell table:style-name="ce165" table:formula="of:=IF([.J76] &gt; 64; ROUNDDOWN(ROUND([.J76])/64) &amp; &quot; Stacks &amp; &quot; &amp; MOD(ROUND([.J76]);64); ROUND([.J76]))" office:value-type="string" office:string-value="1 Stacks &amp; 23">
            <text:p>1 Stacks &amp; 23</text:p>
          </table:table-cell>
          <table:table-cell table:style-name="ce178" office:value-type="float" office:value="1">
            <text:p>1</text:p>
          </table:table-cell>
          <table:table-cell table:style-name="ce152" table:formula="of:=IF([.H76]=&quot;N/A&quot;;IF([.G76]&lt;1;1/[.G76];[.G76]);IF([.H76]&lt;1;1/[.H76];[.H76]))" office:value-type="float" office:value="94.9295">
            <text:p>94.93</text:p>
          </table:table-cell>
          <table:table-cell table:style-name="ce165" table:formula="of:=MIN([.M76]*[.$Y$38]; [.$Y$40])" office:value-type="float" office:value="5">
            <text:p>5</text:p>
          </table:table-cell>
          <table:table-cell table:style-name="ce165" table:formula="of:=ROUND([.M76]-[.N76])" office:value-type="float" office:value="90">
            <text:p>90</text:p>
          </table:table-cell>
          <table:table-cell table:style-name="ce165" table:formula="of:=ROUND([.M76]+[.N76])" office:value-type="float" office:value="100">
            <text:p>100</text:p>
          </table:table-cell>
          <table:table-cell table:style-name="ce6" table:formula="of:=IF([.H76]&gt;=1; [.$Y$45] &amp; ([.O76]*[.$Z$45]) + [.$AA$45] &amp; [.$AB$45] &amp; ([.P76]*[.$AC$45]) + [.$AD$45] &amp;[.$AE$45]; [.$Y$46] &amp; ([.P76]*[.$Z$46]) + [.$AA$46] &amp; [.$AB$46] &amp; ([.O76]*[.$AC$46]) + [.$AD$46] &amp;[.$AE$46])" office:value-type="string" office:string-value="Integer.valueOf(90), Integer.valueOf(101)));">
            <text:p>Integer.valueOf(90), Integer.valueOf(101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helmetDiamond</text:p>
          </table:table-cell>
          <table:table-cell table:style-name="ce178" table:formula="of:=IF([.H76] &lt; 1; [.T76] &amp; &quot;: [&quot; &amp; -[.P76] &amp; &quot;, &quot; &amp; -[.O76] &amp; &quot;]&quot;; [.T76] &amp; &quot;: [&quot; &amp; [.O76] &amp; &quot;, &quot; &amp; [.P76] &amp; &quot;]&quot;)" office:value-type="string" office:string-value="helmetDiamond: [90, 100]">
            <text:p>helmetDiamond: [90, 100]</text:p>
          </table:table-cell>
          <table:table-cell table:style-name="ce199" table:formula="of:=IF([.R76] = &quot;None&quot;; &quot;&quot;;     IF([.O76] &lt; 1; &quot;Invalid: less than 1!&quot;; IF([.H76] &lt; 1; IF(OR(AND([.R76] = &quot;Buy&quot;; [.P76] &gt; [.L76]*2);AND([.R76] = &quot;Sell&quot;;[.P76] &gt; [.L76]);AND(OR([.R76] = &quot;Convert&quot;; [.R76] = &quot;Enchant&quot;); [.P76] &gt; [.L76])); &quot;Invalid: item can't stack that high!&quot;; &quot;&quot;);IF(OR(AND([.R76] = &quot;Buy&quot;; [.P76] &gt;[.$Y$49]);AND([.R76] = &quot;Sell&quot;;[.P76] &gt; [.$Y$50]);AND(OR([.R76] = &quot;Convert&quot;; [.R76] = &quot;Enchant&quot;); [.P76] &gt; [.$Y$49])); &quot;Invalid: currency can't stack that high!&quot;; &quot;&quot;)))     )">
            <text:p/>
          </table:table-cell>
          <table:table-cell table:style-name="ce209" office:value-type="float" office:value="364">
            <text:p>364</text:p>
          </table:table-cell>
          <table:table-cell table:style-name="ce209" office:value-type="float" office:value="3">
            <text:p>3</text:p>
          </table:table-cell>
          <table:table-cell table:style-name="ce215" table:number-columns-repeated="1000"/>
        </table:table-row>
        <table:table-row table:style-name="ro9">
          <table:table-cell table:style-name="ce6" office:value-type="string">
            <text:p>Diamond Chestplate</text:p>
          </table:table-cell>
          <table:table-cell table:style-name="ce48" table:formula="of:=[.G9]*8" office:value-type="float" office:value="142.3989">
            <text:p>142.3989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77]+[.Y30]" office:value-type="float" office:value="142.4089">
            <text:p>142.4089</text:p>
          </table:table-cell>
          <table:table-cell table:style-name="ce102" table:formula="of:=[.F77]-[.$Y$36]*8+[.$Y$34]*[.W77]+[.Y31]*[.X77]*2" office:value-type="float" office:value="134.4419">
            <text:p>134.4419</text:p>
          </table:table-cell>
          <table:table-cell table:style-name="ce128" table:formula="of:=[.G77]*[.$Y$41]" office:value-type="float" office:value="153.647885714286">
            <text:p>153.6479</text:p>
          </table:table-cell>
          <table:table-cell table:style-name="ce143" table:formula="of:=IF([.H77] = &quot;N/A&quot;; &quot;N/A&quot;;     IF(AND([.P77] &gt; 128;OR(AND([.H77] &gt; 1;[.$Y$51];[.R77] = &quot;Sell&quot;);AND([.H77] &lt; 1;[.S77];[.R77] = &quot;Buy&quot;)));     ROUNDDOWN(ROUND([.O77])/9) &amp; IF([.R77] = &quot;Sell&quot;; &quot; Emerald&quot;; &quot;&quot;) &amp; &quot; Blocks &amp; &quot; &amp; MOD(ROUND([.O77]);9) &amp; &quot;-&quot; &amp; MOD(ROUND([.O77]);9)+[.P77]-[.O77];     IF([.O77]=[.P77];[.O77];[.O77] &amp; &quot;-&quot; &amp; [.P77])     ) &amp; IF([.H77] &lt; 1;&quot; per Emerald&quot;;&quot; Emerald&quot; &amp; IF([.P77]&lt;&gt;1;&quot;s&quot;;&quot;&quot;))     )" office:value-type="string" office:string-value="16 Emerald Blocks &amp; 5-15 Emeralds">
            <text:p>16 Emerald Blocks &amp; 5-15 Emeralds</text:p>
          </table:table-cell>
          <table:table-cell table:style-name="ce152" table:formula="of:=([.G77]*[.L77])/[.$G$5]" office:value-type="float" office:value="141.033513325755">
            <text:p>141.03</text:p>
          </table:table-cell>
          <table:table-cell table:style-name="ce165" table:formula="of:=IF([.J77] &gt; 64; ROUNDDOWN(ROUND([.J77])/64) &amp; &quot; Stacks &amp; &quot; &amp; MOD(ROUND([.J77]);64); ROUND([.J77]))" office:value-type="string" office:string-value="2 Stacks &amp; 13">
            <text:p>2 Stacks &amp; 13</text:p>
          </table:table-cell>
          <table:table-cell table:style-name="ce178" office:value-type="float" office:value="1">
            <text:p>1</text:p>
          </table:table-cell>
          <table:table-cell table:style-name="ce152" table:formula="of:=IF([.H77]=&quot;N/A&quot;;IF([.G77]&lt;1;1/[.G77];[.G77]);IF([.H77]&lt;1;1/[.H77];[.H77]))" office:value-type="float" office:value="153.647885714286">
            <text:p>153.65</text:p>
          </table:table-cell>
          <table:table-cell table:style-name="ce165" table:formula="of:=MIN([.M77]*[.$Y$38]; [.$Y$40])" office:value-type="float" office:value="5">
            <text:p>5</text:p>
          </table:table-cell>
          <table:table-cell table:style-name="ce165" table:formula="of:=ROUND([.M77]-[.N77])" office:value-type="float" office:value="149">
            <text:p>149</text:p>
          </table:table-cell>
          <table:table-cell table:style-name="ce165" table:formula="of:=ROUND([.M77]+[.N77])" office:value-type="float" office:value="159">
            <text:p>159</text:p>
          </table:table-cell>
          <table:table-cell table:style-name="ce6" table:formula="of:=IF([.H77]&gt;=1; [.$Y$45] &amp; ([.O77]*[.$Z$45]) + [.$AA$45] &amp; [.$AB$45] &amp; ([.P77]*[.$AC$45]) + [.$AD$45] &amp;[.$AE$45]; [.$Y$46] &amp; ([.P77]*[.$Z$46]) + [.$AA$46] &amp; [.$AB$46] &amp; ([.O77]*[.$AC$46]) + [.$AD$46] &amp;[.$AE$46])" office:value-type="string" office:string-value="Integer.valueOf(149), Integer.valueOf(160)));">
            <text:p>Integer.valueOf(149), Integer.valueOf(160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chestplateDiamond</text:p>
          </table:table-cell>
          <table:table-cell table:style-name="ce178" table:formula="of:=IF([.H77] &lt; 1; [.T77] &amp; &quot;: [&quot; &amp; -[.P77] &amp; &quot;, &quot; &amp; -[.O77] &amp; &quot;]&quot;; [.T77] &amp; &quot;: [&quot; &amp; [.O77] &amp; &quot;, &quot; &amp; [.P77] &amp; &quot;]&quot;)" office:value-type="string" office:string-value="chestplateDiamond: [149, 159]">
            <text:p>chestplateDiamond: [149, 159]</text:p>
          </table:table-cell>
          <table:table-cell table:style-name="ce199" table:formula="of:=IF([.R77] = &quot;None&quot;; &quot;&quot;;     IF([.O77] &lt; 1; &quot;Invalid: less than 1!&quot;; IF([.H77] &lt; 1; IF(OR(AND([.R77] = &quot;Buy&quot;; [.P77] &gt; [.L77]*2);AND([.R77] = &quot;Sell&quot;;[.P77] &gt; [.L77]);AND(OR([.R77] = &quot;Convert&quot;; [.R77] = &quot;Enchant&quot;); [.P77] &gt; [.L77])); &quot;Invalid: item can't stack that high!&quot;; &quot;&quot;);IF(OR(AND([.R77] = &quot;Buy&quot;; [.P77] &gt;[.$Y$49]);AND([.R77] = &quot;Sell&quot;;[.P77] &gt; [.$Y$50]);AND(OR([.R77] = &quot;Convert&quot;; [.R77] = &quot;Enchant&quot;); [.P77] &gt; [.$Y$49])); &quot;Invalid: currency can't stack that high!&quot;; &quot;&quot;)))     )">
            <text:p/>
          </table:table-cell>
          <table:table-cell table:style-name="ce209" office:value-type="float" office:value="529">
            <text:p>529</text:p>
          </table:table-cell>
          <table:table-cell table:style-name="ce209" office:value-type="float" office:value="8">
            <text:p>8</text:p>
          </table:table-cell>
          <table:table-cell table:style-name="ce215" office:value-type="string">
            <text:p>Use emerald blocks!</text:p>
          </table:table-cell>
          <table:table-cell table:style-name="ce215" table:number-columns-repeated="999"/>
        </table:table-row>
        <table:table-row table:style-name="ro7">
          <table:table-cell table:style-name="ce6" office:value-type="string">
            <text:p>Diamond Leggings</text:p>
          </table:table-cell>
          <table:table-cell table:style-name="ce48" table:formula="of:=[.G9]*7" office:value-type="float" office:value="124.5990375">
            <text:p>124.5990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78]+[.Y30]" office:value-type="float" office:value="124.6090375">
            <text:p>124.6090</text:p>
          </table:table-cell>
          <table:table-cell table:style-name="ce102" table:formula="of:=[.F78]-[.$Y$36]*7+[.$Y$34]*[.W78]+[.Y31]*[.X78]*2" office:value-type="float" office:value="117.1710375">
            <text:p>117.1710</text:p>
          </table:table-cell>
          <table:table-cell table:style-name="ce128" table:formula="of:=[.G78]*[.$Y$41]" office:value-type="float" office:value="133.909757142857">
            <text:p>133.9098</text:p>
          </table:table-cell>
          <table:table-cell table:style-name="ce143" table:formula="of:=IF([.H78] = &quot;N/A&quot;; &quot;N/A&quot;;     IF(AND([.P78] &gt; 128;OR(AND([.H78] &gt; 1;[.$Y$51];[.R78] = &quot;Sell&quot;);AND([.H78] &lt; 1;[.S78];[.R78] = &quot;Buy&quot;)));     ROUNDDOWN(ROUND([.O78])/9) &amp; IF([.R78] = &quot;Sell&quot;; &quot; Emerald&quot;; &quot;&quot;) &amp; &quot; Blocks &amp; &quot; &amp; MOD(ROUND([.O78]);9) &amp; &quot;-&quot; &amp; MOD(ROUND([.O78]);9)+[.P78]-[.O78];     IF([.O78]=[.P78];[.O78];[.O78] &amp; &quot;-&quot; &amp; [.P78])     ) &amp; IF([.H78] &lt; 1;&quot; per Emerald&quot;;&quot; Emerald&quot; &amp; IF([.P78]&lt;&gt;1;&quot;s&quot;;&quot;&quot;))     )" office:value-type="string" office:string-value="14 Emerald Blocks &amp; 3-13 Emeralds">
            <text:p>14 Emerald Blocks &amp; 3-13 Emeralds</text:p>
          </table:table-cell>
          <table:table-cell table:style-name="ce152" table:formula="of:=([.G78]*[.L78])/[.$G$5]" office:value-type="float" office:value="122.915869819222">
            <text:p>122.92</text:p>
          </table:table-cell>
          <table:table-cell table:style-name="ce165" table:formula="of:=IF([.J78] &gt; 64; ROUNDDOWN(ROUND([.J78])/64) &amp; &quot; Stacks &amp; &quot; &amp; MOD(ROUND([.J78]);64); ROUND([.J78]))" office:value-type="string" office:string-value="1 Stacks &amp; 59">
            <text:p>1 Stacks &amp; 59</text:p>
          </table:table-cell>
          <table:table-cell table:style-name="ce178" office:value-type="float" office:value="1">
            <text:p>1</text:p>
          </table:table-cell>
          <table:table-cell table:style-name="ce152" table:formula="of:=IF([.H78]=&quot;N/A&quot;;IF([.G78]&lt;1;1/[.G78];[.G78]);IF([.H78]&lt;1;1/[.H78];[.H78]))" office:value-type="float" office:value="133.909757142857">
            <text:p>133.91</text:p>
          </table:table-cell>
          <table:table-cell table:style-name="ce165" table:formula="of:=MIN([.M78]*[.$Y$38]; [.$Y$40])" office:value-type="float" office:value="5">
            <text:p>5</text:p>
          </table:table-cell>
          <table:table-cell table:style-name="ce165" table:formula="of:=ROUND([.M78]-[.N78])" office:value-type="float" office:value="129">
            <text:p>129</text:p>
          </table:table-cell>
          <table:table-cell table:style-name="ce165" table:formula="of:=ROUND([.M78]+[.N78])" office:value-type="float" office:value="139">
            <text:p>139</text:p>
          </table:table-cell>
          <table:table-cell table:style-name="ce6" table:formula="of:=IF([.H78]&gt;=1; [.$Y$45] &amp; ([.O78]*[.$Z$45]) + [.$AA$45] &amp; [.$AB$45] &amp; ([.P78]*[.$AC$45]) + [.$AD$45] &amp;[.$AE$45]; [.$Y$46] &amp; ([.P78]*[.$Z$46]) + [.$AA$46] &amp; [.$AB$46] &amp; ([.O78]*[.$AC$46]) + [.$AD$46] &amp;[.$AE$46])" office:value-type="string" office:string-value="Integer.valueOf(129), Integer.valueOf(140)));">
            <text:p>Integer.valueOf(129), Integer.valueOf(140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leggingsDiamond</text:p>
          </table:table-cell>
          <table:table-cell table:style-name="ce178" table:formula="of:=IF([.H78] &lt; 1; [.T78] &amp; &quot;: [&quot; &amp; -[.P78] &amp; &quot;, &quot; &amp; -[.O78] &amp; &quot;]&quot;; [.T78] &amp; &quot;: [&quot; &amp; [.O78] &amp; &quot;, &quot; &amp; [.P78] &amp; &quot;]&quot;)" office:value-type="string" office:string-value="leggingsDiamond: [129, 139]">
            <text:p>leggingsDiamond: [129, 139]</text:p>
          </table:table-cell>
          <table:table-cell table:style-name="ce199" table:formula="of:=IF([.R78] = &quot;None&quot;; &quot;&quot;;     IF([.O78] &lt; 1; &quot;Invalid: less than 1!&quot;; IF([.H78] &lt; 1; IF(OR(AND([.R78] = &quot;Buy&quot;; [.P78] &gt; [.L78]*2);AND([.R78] = &quot;Sell&quot;;[.P78] &gt; [.L78]);AND(OR([.R78] = &quot;Convert&quot;; [.R78] = &quot;Enchant&quot;); [.P78] &gt; [.L78])); &quot;Invalid: item can't stack that high!&quot;; &quot;&quot;);IF(OR(AND([.R78] = &quot;Buy&quot;; [.P78] &gt;[.$Y$49]);AND([.R78] = &quot;Sell&quot;;[.P78] &gt; [.$Y$50]);AND(OR([.R78] = &quot;Convert&quot;; [.R78] = &quot;Enchant&quot;); [.P78] &gt; [.$Y$49])); &quot;Invalid: currency can't stack that high!&quot;; &quot;&quot;)))     )">
            <text:p/>
          </table:table-cell>
          <table:table-cell table:style-name="ce209" office:value-type="float" office:value="496">
            <text:p>496</text:p>
          </table:table-cell>
          <table:table-cell table:style-name="ce209" office:value-type="float" office:value="6">
            <text:p>6</text:p>
          </table:table-cell>
          <table:table-cell table:style-name="ce215" table:number-columns-repeated="1000"/>
        </table:table-row>
        <table:table-row table:style-name="ro3">
          <table:table-cell table:style-name="ce6" office:value-type="string">
            <text:p>Diamond Boots</text:p>
          </table:table-cell>
          <table:table-cell table:style-name="ce48" table:formula="of:=[.G9]*4" office:value-type="float" office:value="71.19945">
            <text:p>71.1995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table:formula="of:=[.B79]+[.Y30]" office:value-type="float" office:value="71.20945">
            <text:p>71.2095</text:p>
          </table:table-cell>
          <table:table-cell table:style-name="ce102" table:formula="of:=[.F79]-[.$Y$36]*4+[.$Y$34]*[.W79]+[.Y31]*[.X79]*2" office:value-type="float" office:value="66.89145">
            <text:p>66.8915</text:p>
          </table:table-cell>
          <table:table-cell table:style-name="ce128" table:formula="of:=[.G79]*[.$Y$41]" office:value-type="float" office:value="76.4473714285714">
            <text:p>76.4474</text:p>
          </table:table-cell>
          <table:table-cell table:style-name="ce137" table:formula="of:=IF([.H79] = &quot;N/A&quot;; &quot;N/A&quot;;     IF(AND([.P79] &gt; 128;OR(AND([.H79] &gt; 1;[.$Y$51];[.R79] = &quot;Sell&quot;);AND([.H79] &lt; 1;[.S79];[.R79] = &quot;Buy&quot;)));     ROUNDDOWN(ROUND([.O79])/9) &amp; IF([.R79] = &quot;Sell&quot;; &quot; Emerald&quot;; &quot;&quot;) &amp; &quot; Blocks &amp; &quot; &amp; MOD(ROUND([.O79]);9) &amp; &quot;-&quot; &amp; MOD(ROUND([.O79]);9)+[.P79]-[.O79];     IF([.O79]=[.P79];[.O79];[.O79] &amp; &quot;-&quot; &amp; [.P79])     ) &amp; IF([.H79] &lt; 1;&quot; per Emerald&quot;;&quot; Emerald&quot; &amp; IF([.P79]&lt;&gt;1;&quot;s&quot;;&quot;&quot;))     )" office:value-type="string" office:string-value="71-81 Emeralds">
            <text:p>71-81 Emeralds</text:p>
          </table:table-cell>
          <table:table-cell table:style-name="ce152" table:formula="of:=([.G79]*[.L79])/[.$G$5]" office:value-type="float" office:value="70.1711014568679">
            <text:p>70.17</text:p>
          </table:table-cell>
          <table:table-cell table:style-name="ce165" table:formula="of:=IF([.J79] &gt; 64; ROUNDDOWN(ROUND([.J79])/64) &amp; &quot; Stacks &amp; &quot; &amp; MOD(ROUND([.J79]);64); ROUND([.J79]))" office:value-type="string" office:string-value="1 Stacks &amp; 6">
            <text:p>1 Stacks &amp; 6</text:p>
          </table:table-cell>
          <table:table-cell table:style-name="ce178" office:value-type="float" office:value="1">
            <text:p>1</text:p>
          </table:table-cell>
          <table:table-cell table:style-name="ce152" table:formula="of:=IF([.H79]=&quot;N/A&quot;;IF([.G79]&lt;1;1/[.G79];[.G79]);IF([.H79]&lt;1;1/[.H79];[.H79]))" office:value-type="float" office:value="76.4473714285714">
            <text:p>76.45</text:p>
          </table:table-cell>
          <table:table-cell table:style-name="ce165" table:formula="of:=MIN([.M79]*[.$Y$38]; [.$Y$40])" office:value-type="float" office:value="5">
            <text:p>5</text:p>
          </table:table-cell>
          <table:table-cell table:style-name="ce165" table:formula="of:=ROUND([.M79]-[.N79])" office:value-type="float" office:value="71">
            <text:p>71</text:p>
          </table:table-cell>
          <table:table-cell table:style-name="ce165" table:formula="of:=ROUND([.M79]+[.N79])" office:value-type="float" office:value="81">
            <text:p>81</text:p>
          </table:table-cell>
          <table:table-cell table:style-name="ce6" table:formula="of:=IF([.H79]&gt;=1; [.$Y$45] &amp; ([.O79]*[.$Z$45]) + [.$AA$45] &amp; [.$AB$45] &amp; ([.P79]*[.$AC$45]) + [.$AD$45] &amp;[.$AE$45]; [.$Y$46] &amp; ([.P79]*[.$Z$46]) + [.$AA$46] &amp; [.$AB$46] &amp; ([.O79]*[.$AC$46]) + [.$AD$46] &amp;[.$AE$46])" office:value-type="string" office:string-value="Integer.valueOf(71), Integer.valueOf(82)));">
            <text:p>Integer.valueOf(71), Integer.valueOf(82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bootsDiamond</text:p>
          </table:table-cell>
          <table:table-cell table:style-name="ce178" table:formula="of:=IF([.H79] &lt; 1; [.T79] &amp; &quot;: [&quot; &amp; -[.P79] &amp; &quot;, &quot; &amp; -[.O79] &amp; &quot;]&quot;; [.T79] &amp; &quot;: [&quot; &amp; [.O79] &amp; &quot;, &quot; &amp; [.P79] &amp; &quot;]&quot;)" office:value-type="string" office:string-value="bootsDiamond: [71, 81]">
            <text:p>bootsDiamond: [71, 81]</text:p>
          </table:table-cell>
          <table:table-cell table:style-name="ce199" table:formula="of:=IF([.R79] = &quot;None&quot;; &quot;&quot;;     IF([.O79] &lt; 1; &quot;Invalid: less than 1!&quot;; IF([.H79] &lt; 1; IF(OR(AND([.R79] = &quot;Buy&quot;; [.P79] &gt; [.L79]*2);AND([.R79] = &quot;Sell&quot;;[.P79] &gt; [.L79]);AND(OR([.R79] = &quot;Convert&quot;; [.R79] = &quot;Enchant&quot;); [.P79] &gt; [.L79])); &quot;Invalid: item can't stack that high!&quot;; &quot;&quot;);IF(OR(AND([.R79] = &quot;Buy&quot;; [.P79] &gt;[.$Y$49]);AND([.R79] = &quot;Sell&quot;;[.P79] &gt; [.$Y$50]);AND(OR([.R79] = &quot;Convert&quot;; [.R79] = &quot;Enchant&quot;); [.P79] &gt; [.$Y$49])); &quot;Invalid: currency can't stack that high!&quot;; &quot;&quot;)))     )">
            <text:p/>
          </table:table-cell>
          <table:table-cell table:style-name="ce209" office:value-type="float" office:value="430">
            <text:p>430</text:p>
          </table:table-cell>
          <table:table-cell table:style-name="ce209" office:value-type="float" office:value="3">
            <text:p>3</text:p>
          </table:table-cell>
          <table:table-cell table:style-name="ce215" table:number-columns-repeated="1000"/>
        </table:table-row>
        <table:table-row table:style-name="ro10">
          <table:table-cell table:style-name="ce38" office:value-type="string">
            <text:p>Enchant Iron Sword</text:p>
          </table:table-cell>
          <table:table-cell table:style-name="ce61" table:formula="of:=[.$W$86]" office:value-type="float" office:value="73.0285714285714">
            <text:p>73.0286</text:p>
          </table:table-cell>
          <table:table-cell table:style-name="ce81" table:formula="of:=[.B80] - [.B80]*[.$Y$18]*[.$Y$29]" office:value-type="float" office:value="3.12979591836735">
            <text:p>3.1298</text:p>
          </table:table-cell>
          <table:table-cell table:style-name="ce81" table:formula="of:=[.C80]*[.$Y$9]" office:value-type="float" office:value="0.325694387755102">
            <text:p>0.3257</text:p>
          </table:table-cell>
          <table:table-cell table:style-name="ce81" table:formula="of:=[.D80]+([.$Y$26]*20*[.$W$82] + [.$Y$27]*5*[.$W$82])*[.$Y$9]*4" office:value-type="float" office:value="2.3205725127551">
            <text:p>2.3206</text:p>
          </table:table-cell>
          <table:table-cell table:style-name="ce91" table:formula="of:=[.E80]" office:value-type="float" office:value="2.3205725127551">
            <text:p>2.3206</text:p>
          </table:table-cell>
          <table:table-cell table:style-name="ce111" table:formula="of:=[.F80]+1*[.$B$6]" office:value-type="float" office:value="3.3205725127551">
            <text:p>3.3206</text:p>
          </table:table-cell>
          <table:table-cell table:style-name="ce129" table:formula="of:=[.G80]+1.75*[.$B$6]" office:value-type="float" office:value="5.0705725127551">
            <text:p>5.0706</text:p>
          </table:table-cell>
          <table:table-cell table:style-name="ce111" table:formula="of:=IF([.H80] = &quot;N/A&quot;; &quot;N/A&quot;;     IF(AND([.P80] &gt; 128;OR(AND([.H80] &gt; 1;[.$Y$51];[.R80] = &quot;Sell&quot;);AND([.H80] &lt; 1;[.S80];[.R80] = &quot;Buy&quot;)));     ROUNDDOWN(ROUND([.O80])/9) &amp; IF([.R80] = &quot;Sell&quot;; &quot; Emerald&quot;; &quot;&quot;) &amp; &quot; Blocks &amp; &quot; &amp; MOD(ROUND([.O80]);9) &amp; &quot;-&quot; &amp; MOD(ROUND([.O80]);9)+[.P80]-[.O80];     IF([.O80]=[.P80];[.O80];[.O80] &amp; &quot;-&quot; &amp; [.P80])     ) &amp; IF([.H80] &lt; 1;&quot; per Emerald&quot;;&quot; Emerald&quot; &amp; IF([.P80]&lt;&gt;1;&quot;s&quot;;&quot;&quot;))     )" office:value-type="string" office:string-value="5-6 Emeralds">
            <text:p>5-6 Emeralds</text:p>
          </table:table-cell>
          <table:table-cell table:style-name="ce157" table:formula="of:=([.G80]*[.L80])/[.$G$5]" office:value-type="float" office:value="3.4833783792611">
            <text:p>3.48</text:p>
          </table:table-cell>
          <table:table-cell table:style-name="ce170" table:formula="of:=IF([.J80] &gt; 64; ROUNDDOWN(ROUND([.J80])/64) &amp; &quot; Stacks &amp; &quot; &amp; MOD(ROUND([.J80]);64); ROUND([.J80]))" office:value-type="float" office:value="3">
            <text:p>3</text:p>
          </table:table-cell>
          <table:table-cell table:style-name="ce183" office:value-type="float" office:value="1">
            <text:p>1</text:p>
          </table:table-cell>
          <table:table-cell table:style-name="ce157" table:formula="of:=IF([.H80]=&quot;N/A&quot;;IF([.G80]&lt;1;1/[.G80];[.G80]);IF([.H80]&lt;1;1/[.H80];[.H80]))" office:value-type="float" office:value="5.0705725127551">
            <text:p>5.07</text:p>
          </table:table-cell>
          <table:table-cell table:style-name="ce170" table:formula="of:=MIN([.M80]*[.$Y$38]; [.$Y$40])" office:value-type="float" office:value="0.50705725127551">
            <text:p>0.51</text:p>
          </table:table-cell>
          <table:table-cell table:style-name="ce170" table:formula="of:=ROUND([.M80]-[.N80])" office:value-type="float" office:value="5">
            <text:p>5</text:p>
          </table:table-cell>
          <table:table-cell table:style-name="ce170" table:formula="of:=ROUND([.M80]+[.N80])" office:value-type="float" office:value="6">
            <text:p>6</text:p>
          </table:table-cell>
          <table:table-cell table:style-name="ce157" office:value-type="float" office:value="1">
            <text:p>1</text:p>
          </table:table-cell>
          <table:table-cell table:style-name="ce170" office:value-type="string">
            <text:p>Enchant</text:p>
          </table:table-cell>
          <table:table-cell table:style-name="ce193" office:value-type="boolean" office:boolean-value="false">
            <text:p>FALSE</text:p>
          </table:table-cell>
          <table:table-cell table:style-name="ce170" office:value-type="string">
            <text:p>swordIron</text:p>
          </table:table-cell>
          <table:table-cell table:style-name="ce170" table:formula="of:=&quot;            enchant&quot; &amp; [.Q80] &amp; &quot;:&quot; &amp; CHAR(10) &amp;  &quot;                buyA:&quot; &amp; CHAR(10) &amp;  &quot;                    item: &quot; &amp; [.T80] &amp; CHAR(10) &amp;  &quot;                buyB:&quot; &amp; CHAR(10) &amp;  &quot;                    item: currency-item&quot; &amp; CHAR(10) &amp;  &quot;                    amount: [&quot; &amp; [.O80] &amp; &quot;, &quot; &amp; [.P80] &amp; &quot;]&quot; &amp; CHAR(10) &amp;  &quot;                sell:&quot; &amp; CHAR(10) &amp;  &quot;                    item: &quot; &amp; [.T80] &amp; CHAR(10) &amp;  &quot;                    enchant-level: [5, 19]&quot; &amp; CHAR(10) &amp;  &quot;                probability: 0.1&quot;" office:value-type="string" office:string-value="            enchant1:&#10;                buyA:&#10;                    item: swordIron&#10;                buyB:&#10;                    item: currency-item&#10;                    amount: [5, 6]&#10;                sell:&#10;                    item: swordIron&#10;                    enchant-level: [5, 19]&#10;                probability: 0.1">
            <text:p><text:s text:c="12"/>enchant1:</text:p>
            <text:p><text:s text:c="16"/>buyA:</text:p>
            <text:p><text:s text:c="20"/>item: swordIron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swordIron</text:p>
            <text:p><text:s text:c="20"/>enchant-level: [5, 19]</text:p>
            <text:p><text:s text:c="16"/>probability: 0.1</text:p>
          </table:table-cell>
          <table:table-cell table:style-name="ce202" table:formula="of:=IF([.R80] = &quot;None&quot;; &quot;&quot;;     IF([.O80] &lt; 1; &quot;Invalid: less than 1!&quot;; IF([.H80] &lt; 1; IF(OR(AND([.R80] = &quot;Buy&quot;; [.P80] &gt; [.L80]*2);AND([.R80] = &quot;Sell&quot;;[.P80] &gt; [.L80]);AND(OR([.R80] = &quot;Convert&quot;; [.R80] = &quot;Enchant&quot;); [.P80] &gt; [.L80])); &quot;Invalid: item can't stack that high!&quot;; &quot;&quot;);IF(OR(AND([.R80] = &quot;Buy&quot;; [.P80] &gt;[.$Y$49]);AND([.R80] = &quot;Sell&quot;;[.P80] &gt; [.$Y$50]);AND(OR([.R80] = &quot;Convert&quot;; [.R80] = &quot;Enchant&quot;); [.P80] &gt; [.$Y$49])); &quot;Invalid: currency can't stack that high!&quot;; &quot;&quot;)))     )">
            <text:p/>
          </table:table-cell>
          <table:table-cell table:style-name="ce217" office:value-type="string">
            <text:p>85-341 xp</text:p>
          </table:table-cell>
          <table:table-cell table:style-name="ce227" office:value-type="string">
            <text:p>5-19 levels</text:p>
          </table:table-cell>
          <table:table-cell table:style-name="ce227" table:number-columns-repeated="1000"/>
        </table:table-row>
        <table:table-row table:style-name="ro10">
          <table:table-cell table:style-name="ce39" office:value-type="string">
            <text:p>Enchant Iron Pickaxe</text:p>
          </table:table-cell>
          <table:table-cell table:style-name="ce62" table:formula="of:=[.$W$86]" office:value-type="float" office:value="73.0285714285714">
            <text:p>73.0286</text:p>
          </table:table-cell>
          <table:table-cell table:style-name="ce82" table:formula="of:=[.B81] - [.B81]*[.$Y$18]*[.$Y$29]" office:value-type="float" office:value="3.12979591836735">
            <text:p>3.1298</text:p>
          </table:table-cell>
          <table:table-cell table:style-name="ce82" table:formula="of:=[.C81]*[.$Y$9]" office:value-type="float" office:value="0.325694387755102">
            <text:p>0.3257</text:p>
          </table:table-cell>
          <table:table-cell table:style-name="ce82" table:formula="of:=[.D81]+([.$Y$26]*20*[.$W$82] + [.$Y$27]*5*[.$W$82])*[.$Y$9]*4" office:value-type="float" office:value="2.3205725127551">
            <text:p>2.3206</text:p>
          </table:table-cell>
          <table:table-cell table:style-name="ce92" table:formula="of:=[.E81]" office:value-type="float" office:value="2.3205725127551">
            <text:p>2.3206</text:p>
          </table:table-cell>
          <table:table-cell table:style-name="ce112" table:formula="of:=[.F81]+1*[.$B$6]" office:value-type="float" office:value="3.3205725127551">
            <text:p>3.3206</text:p>
          </table:table-cell>
          <table:table-cell table:style-name="ce130" table:formula="of:=[.G81]+1.75*[.$B$6]" office:value-type="float" office:value="5.0705725127551">
            <text:p>5.0706</text:p>
          </table:table-cell>
          <table:table-cell table:style-name="ce112" table:formula="of:=IF([.H81] = &quot;N/A&quot;; &quot;N/A&quot;;     IF(AND([.P81] &gt; 128;OR(AND([.H81] &gt; 1;[.$Y$51];[.R81] = &quot;Sell&quot;);AND([.H81] &lt; 1;[.S81];[.R81] = &quot;Buy&quot;)));     ROUNDDOWN(ROUND([.O81])/9) &amp; IF([.R81] = &quot;Sell&quot;; &quot; Emerald&quot;; &quot;&quot;) &amp; &quot; Blocks &amp; &quot; &amp; MOD(ROUND([.O81]);9) &amp; &quot;-&quot; &amp; MOD(ROUND([.O81]);9)+[.P81]-[.O81];     IF([.O81]=[.P81];[.O81];[.O81] &amp; &quot;-&quot; &amp; [.P81])     ) &amp; IF([.H81] &lt; 1;&quot; per Emerald&quot;;&quot; Emerald&quot; &amp; IF([.P81]&lt;&gt;1;&quot;s&quot;;&quot;&quot;))     )" office:value-type="string" office:string-value="5-6 Emeralds">
            <text:p>5-6 Emeralds</text:p>
          </table:table-cell>
          <table:table-cell table:style-name="ce158" table:formula="of:=([.G81]*[.L81])/[.$G$5]" office:value-type="float" office:value="3.4833783792611">
            <text:p>3.48</text:p>
          </table:table-cell>
          <table:table-cell table:style-name="ce171" table:formula="of:=IF([.J81] &gt; 64; ROUNDDOWN(ROUND([.J81])/64) &amp; &quot; Stacks &amp; &quot; &amp; MOD(ROUND([.J81]);64); ROUND([.J81]))" office:value-type="float" office:value="3">
            <text:p>3</text:p>
          </table:table-cell>
          <table:table-cell table:style-name="ce184" office:value-type="float" office:value="1">
            <text:p>1</text:p>
          </table:table-cell>
          <table:table-cell table:style-name="ce158" table:formula="of:=IF([.H81]=&quot;N/A&quot;;IF([.G81]&lt;1;1/[.G81];[.G81]);IF([.H81]&lt;1;1/[.H81];[.H81]))" office:value-type="float" office:value="5.0705725127551">
            <text:p>5.07</text:p>
          </table:table-cell>
          <table:table-cell table:style-name="ce171" table:formula="of:=MIN([.M81]*[.$Y$38]; [.$Y$40])" office:value-type="float" office:value="0.50705725127551">
            <text:p>0.51</text:p>
          </table:table-cell>
          <table:table-cell table:style-name="ce171" table:formula="of:=ROUND([.M81]-[.N81])" office:value-type="float" office:value="5">
            <text:p>5</text:p>
          </table:table-cell>
          <table:table-cell table:style-name="ce171" table:formula="of:=ROUND([.M81]+[.N81])" office:value-type="float" office:value="6">
            <text:p>6</text:p>
          </table:table-cell>
          <table:table-cell table:style-name="ce158" office:value-type="float" office:value="2">
            <text:p>2</text:p>
          </table:table-cell>
          <table:table-cell table:style-name="ce171" office:value-type="string">
            <text:p>Enchant</text:p>
          </table:table-cell>
          <table:table-cell table:style-name="ce194" office:value-type="boolean" office:boolean-value="false">
            <text:p>FALSE</text:p>
          </table:table-cell>
          <table:table-cell table:style-name="ce171" office:value-type="string">
            <text:p>pickaxeIron</text:p>
          </table:table-cell>
          <table:table-cell table:style-name="ce171" table:formula="of:=&quot;            enchant&quot; &amp; [.Q81] &amp; &quot;:&quot; &amp; CHAR(10) &amp;  &quot;                buyA:&quot; &amp; CHAR(10) &amp;  &quot;                    item: &quot; &amp; [.T81] &amp; CHAR(10) &amp;  &quot;                buyB:&quot; &amp; CHAR(10) &amp;  &quot;                    item: currency-item&quot; &amp; CHAR(10) &amp;  &quot;                    amount: [&quot; &amp; [.O81] &amp; &quot;, &quot; &amp; [.P81] &amp; &quot;]&quot; &amp; CHAR(10) &amp;  &quot;                sell:&quot; &amp; CHAR(10) &amp;  &quot;                    item: &quot; &amp; [.T81] &amp; CHAR(10) &amp;  &quot;                    enchant-level: [5, 19]&quot; &amp; CHAR(10) &amp;  &quot;                probability: 0.1&quot;" office:value-type="string" office:string-value="            enchant2:&#10;                buyA:&#10;                    item: pickaxeIron&#10;                buyB:&#10;                    item: currency-item&#10;                    amount: [5, 6]&#10;                sell:&#10;                    item: pickaxeIron&#10;                    enchant-level: [5, 19]&#10;                probability: 0.1">
            <text:p><text:s text:c="12"/>enchant2:</text:p>
            <text:p><text:s text:c="16"/>buyA:</text:p>
            <text:p><text:s text:c="20"/>item: pickaxeIron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pickaxeIron</text:p>
            <text:p><text:s text:c="20"/>enchant-level: [5, 19]</text:p>
            <text:p><text:s text:c="16"/>probability: 0.1</text:p>
          </table:table-cell>
          <table:table-cell table:style-name="ce203" table:formula="of:=IF([.R81] = &quot;None&quot;; &quot;&quot;;     IF([.O81] &lt; 1; &quot;Invalid: less than 1!&quot;; IF([.H81] &lt; 1; IF(OR(AND([.R81] = &quot;Buy&quot;; [.P81] &gt; [.L81]*2);AND([.R81] = &quot;Sell&quot;;[.P81] &gt; [.L81]);AND(OR([.R81] = &quot;Convert&quot;; [.R81] = &quot;Enchant&quot;); [.P81] &gt; [.L81])); &quot;Invalid: item can't stack that high!&quot;; &quot;&quot;);IF(OR(AND([.R81] = &quot;Buy&quot;; [.P81] &gt;[.$Y$49]);AND([.R81] = &quot;Sell&quot;;[.P81] &gt; [.$Y$50]);AND(OR([.R81] = &quot;Convert&quot;; [.R81] = &quot;Enchant&quot;); [.P81] &gt; [.$Y$49])); &quot;Invalid: currency can't stack that high!&quot;; &quot;&quot;)))     )">
            <text:p/>
          </table:table-cell>
          <table:table-cell table:style-name="ce218" table:formula="of:=(85+341)/2" office:value-type="float" office:value="213">
            <text:p>213.0000</text:p>
          </table:table-cell>
          <table:table-cell table:style-name="ce228" office:value-type="string">
            <text:p>average xp</text:p>
          </table:table-cell>
          <table:table-cell table:style-name="ce228" table:number-columns-repeated="1000"/>
        </table:table-row>
        <table:table-row table:style-name="ro10">
          <table:table-cell table:style-name="ce39" office:value-type="string">
            <text:p>Enchant Iron Axe</text:p>
          </table:table-cell>
          <table:table-cell table:style-name="ce62" table:formula="of:=[.$W$86]" office:value-type="float" office:value="73.0285714285714">
            <text:p>73.0286</text:p>
          </table:table-cell>
          <table:table-cell table:style-name="ce82" table:formula="of:=[.B82] - [.B82]*[.$Y$18]*[.$Y$29]" office:value-type="float" office:value="3.12979591836735">
            <text:p>3.1298</text:p>
          </table:table-cell>
          <table:table-cell table:style-name="ce82" table:formula="of:=[.C82]*[.$Y$9]" office:value-type="float" office:value="0.325694387755102">
            <text:p>0.3257</text:p>
          </table:table-cell>
          <table:table-cell table:style-name="ce82" table:formula="of:=[.D82]+([.$Y$26]*20*[.$W$82] + [.$Y$27]*5*[.$W$82])*[.$Y$9]*4" office:value-type="float" office:value="2.3205725127551">
            <text:p>2.3206</text:p>
          </table:table-cell>
          <table:table-cell table:style-name="ce92" table:formula="of:=[.E82]" office:value-type="float" office:value="2.3205725127551">
            <text:p>2.3206</text:p>
          </table:table-cell>
          <table:table-cell table:style-name="ce112" table:formula="of:=[.F82]+1*[.$B$6]" office:value-type="float" office:value="3.3205725127551">
            <text:p>3.3206</text:p>
          </table:table-cell>
          <table:table-cell table:style-name="ce130" table:formula="of:=[.G82]+1.75*[.$B$6]" office:value-type="float" office:value="5.0705725127551">
            <text:p>5.0706</text:p>
          </table:table-cell>
          <table:table-cell table:style-name="ce112" table:formula="of:=IF([.H82] = &quot;N/A&quot;; &quot;N/A&quot;;     IF(AND([.P82] &gt; 128;OR(AND([.H82] &gt; 1;[.$Y$51];[.R82] = &quot;Sell&quot;);AND([.H82] &lt; 1;[.S82];[.R82] = &quot;Buy&quot;)));     ROUNDDOWN(ROUND([.O82])/9) &amp; IF([.R82] = &quot;Sell&quot;; &quot; Emerald&quot;; &quot;&quot;) &amp; &quot; Blocks &amp; &quot; &amp; MOD(ROUND([.O82]);9) &amp; &quot;-&quot; &amp; MOD(ROUND([.O82]);9)+[.P82]-[.O82];     IF([.O82]=[.P82];[.O82];[.O82] &amp; &quot;-&quot; &amp; [.P82])     ) &amp; IF([.H82] &lt; 1;&quot; per Emerald&quot;;&quot; Emerald&quot; &amp; IF([.P82]&lt;&gt;1;&quot;s&quot;;&quot;&quot;))     )" office:value-type="string" office:string-value="5-6 Emeralds">
            <text:p>5-6 Emeralds</text:p>
          </table:table-cell>
          <table:table-cell table:style-name="ce158" table:formula="of:=([.G82]*[.L82])/[.$G$5]" office:value-type="float" office:value="3.4833783792611">
            <text:p>3.48</text:p>
          </table:table-cell>
          <table:table-cell table:style-name="ce171" table:formula="of:=IF([.J82] &gt; 64; ROUNDDOWN(ROUND([.J82])/64) &amp; &quot; Stacks &amp; &quot; &amp; MOD(ROUND([.J82]);64); ROUND([.J82]))" office:value-type="float" office:value="3">
            <text:p>3</text:p>
          </table:table-cell>
          <table:table-cell table:style-name="ce184" office:value-type="float" office:value="1">
            <text:p>1</text:p>
          </table:table-cell>
          <table:table-cell table:style-name="ce158" table:formula="of:=IF([.H82]=&quot;N/A&quot;;IF([.G82]&lt;1;1/[.G82];[.G82]);IF([.H82]&lt;1;1/[.H82];[.H82]))" office:value-type="float" office:value="5.0705725127551">
            <text:p>5.07</text:p>
          </table:table-cell>
          <table:table-cell table:style-name="ce171" table:formula="of:=MIN([.M82]*[.$Y$38]; [.$Y$40])" office:value-type="float" office:value="0.50705725127551">
            <text:p>0.51</text:p>
          </table:table-cell>
          <table:table-cell table:style-name="ce171" table:formula="of:=ROUND([.M82]-[.N82])" office:value-type="float" office:value="5">
            <text:p>5</text:p>
          </table:table-cell>
          <table:table-cell table:style-name="ce171" table:formula="of:=ROUND([.M82]+[.N82])" office:value-type="float" office:value="6">
            <text:p>6</text:p>
          </table:table-cell>
          <table:table-cell table:style-name="ce158" office:value-type="float" office:value="3">
            <text:p>3</text:p>
          </table:table-cell>
          <table:table-cell table:style-name="ce171" office:value-type="string">
            <text:p>Enchant</text:p>
          </table:table-cell>
          <table:table-cell table:style-name="ce194" office:value-type="boolean" office:boolean-value="false">
            <text:p>FALSE</text:p>
          </table:table-cell>
          <table:table-cell table:style-name="ce171" office:value-type="string">
            <text:p>axeIron</text:p>
          </table:table-cell>
          <table:table-cell table:style-name="ce171" table:formula="of:=&quot;            enchant&quot; &amp; [.Q82] &amp; &quot;:&quot; &amp; CHAR(10) &amp;  &quot;                buyA:&quot; &amp; CHAR(10) &amp;  &quot;                    item: &quot; &amp; [.T82] &amp; CHAR(10) &amp;  &quot;                buyB:&quot; &amp; CHAR(10) &amp;  &quot;                    item: currency-item&quot; &amp; CHAR(10) &amp;  &quot;                    amount: [&quot; &amp; [.O82] &amp; &quot;, &quot; &amp; [.P82] &amp; &quot;]&quot; &amp; CHAR(10) &amp;  &quot;                sell:&quot; &amp; CHAR(10) &amp;  &quot;                    item: &quot; &amp; [.T82] &amp; CHAR(10) &amp;  &quot;                    enchant-level: [5, 19]&quot; &amp; CHAR(10) &amp;  &quot;                probability: 0.1&quot;" office:value-type="string" office:string-value="            enchant3:&#10;                buyA:&#10;                    item: axeIron&#10;                buyB:&#10;                    item: currency-item&#10;                    amount: [5, 6]&#10;                sell:&#10;                    item: axeIron&#10;                    enchant-level: [5, 19]&#10;                probability: 0.1">
            <text:p><text:s text:c="12"/>enchant3:</text:p>
            <text:p><text:s text:c="16"/>buyA:</text:p>
            <text:p><text:s text:c="20"/>item: axeIron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axeIron</text:p>
            <text:p><text:s text:c="20"/>enchant-level: [5, 19]</text:p>
            <text:p><text:s text:c="16"/>probability: 0.1</text:p>
          </table:table-cell>
          <table:table-cell table:style-name="ce203" table:formula="of:=IF([.R82] = &quot;None&quot;; &quot;&quot;;     IF([.O82] &lt; 1; &quot;Invalid: less than 1!&quot;; IF([.H82] &lt; 1; IF(OR(AND([.R82] = &quot;Buy&quot;; [.P82] &gt; [.L82]*2);AND([.R82] = &quot;Sell&quot;;[.P82] &gt; [.L82]);AND(OR([.R82] = &quot;Convert&quot;; [.R82] = &quot;Enchant&quot;); [.P82] &gt; [.L82])); &quot;Invalid: item can't stack that high!&quot;; &quot;&quot;);IF(OR(AND([.R82] = &quot;Buy&quot;; [.P82] &gt;[.$Y$49]);AND([.R82] = &quot;Sell&quot;;[.P82] &gt; [.$Y$50]);AND(OR([.R82] = &quot;Convert&quot;; [.R82] = &quot;Enchant&quot;); [.P82] &gt; [.$Y$49])); &quot;Invalid: currency can't stack that high!&quot;; &quot;&quot;)))     )">
            <text:p/>
          </table:table-cell>
          <table:table-cell table:style-name="ce218" table:formula="of:=[.W81]/5" office:value-type="float" office:value="42.6">
            <text:p>42.6000</text:p>
          </table:table-cell>
          <table:table-cell table:style-name="ce228" office:value-type="string">
            <text:p>hostiles to kill</text:p>
          </table:table-cell>
          <table:table-cell table:style-name="ce228" table:number-columns-repeated="1000"/>
        </table:table-row>
        <table:table-row table:style-name="ro10">
          <table:table-cell table:style-name="ce39" office:value-type="string">
            <text:p>Enchant Iron Chestplate</text:p>
          </table:table-cell>
          <table:table-cell table:style-name="ce62" table:formula="of:=[.$W$86]" office:value-type="float" office:value="73.0285714285714">
            <text:p>73.0286</text:p>
          </table:table-cell>
          <table:table-cell table:style-name="ce82" table:formula="of:=[.B83] - [.B83]*[.$Y$18]*[.$Y$29]" office:value-type="float" office:value="3.12979591836735">
            <text:p>3.1298</text:p>
          </table:table-cell>
          <table:table-cell table:style-name="ce82" table:formula="of:=[.C83]*[.$Y$9]" office:value-type="float" office:value="0.325694387755102">
            <text:p>0.3257</text:p>
          </table:table-cell>
          <table:table-cell table:style-name="ce82" table:formula="of:=[.D83]+([.$Y$26]*20*[.$W$82] + [.$Y$27]*5*[.$W$82])*[.$Y$9]*4" office:value-type="float" office:value="2.3205725127551">
            <text:p>2.3206</text:p>
          </table:table-cell>
          <table:table-cell table:style-name="ce92" table:formula="of:=[.E83]" office:value-type="float" office:value="2.3205725127551">
            <text:p>2.3206</text:p>
          </table:table-cell>
          <table:table-cell table:style-name="ce112" table:formula="of:=[.F83]+1*[.$B$6]" office:value-type="float" office:value="3.3205725127551">
            <text:p>3.3206</text:p>
          </table:table-cell>
          <table:table-cell table:style-name="ce130" table:formula="of:=[.G83]+1.75*[.$B$6]" office:value-type="float" office:value="5.0705725127551">
            <text:p>5.0706</text:p>
          </table:table-cell>
          <table:table-cell table:style-name="ce112" table:formula="of:=IF([.H83] = &quot;N/A&quot;; &quot;N/A&quot;;     IF(AND([.P83] &gt; 128;OR(AND([.H83] &gt; 1;[.$Y$51];[.R83] = &quot;Sell&quot;);AND([.H83] &lt; 1;[.S83];[.R83] = &quot;Buy&quot;)));     ROUNDDOWN(ROUND([.O83])/9) &amp; IF([.R83] = &quot;Sell&quot;; &quot; Emerald&quot;; &quot;&quot;) &amp; &quot; Blocks &amp; &quot; &amp; MOD(ROUND([.O83]);9) &amp; &quot;-&quot; &amp; MOD(ROUND([.O83]);9)+[.P83]-[.O83];     IF([.O83]=[.P83];[.O83];[.O83] &amp; &quot;-&quot; &amp; [.P83])     ) &amp; IF([.H83] &lt; 1;&quot; per Emerald&quot;;&quot; Emerald&quot; &amp; IF([.P83]&lt;&gt;1;&quot;s&quot;;&quot;&quot;))     )" office:value-type="string" office:string-value="5-6 Emeralds">
            <text:p>5-6 Emeralds</text:p>
          </table:table-cell>
          <table:table-cell table:style-name="ce158" table:formula="of:=([.G83]*[.L83])/[.$G$5]" office:value-type="float" office:value="3.4833783792611">
            <text:p>3.48</text:p>
          </table:table-cell>
          <table:table-cell table:style-name="ce171" table:formula="of:=IF([.J83] &gt; 64; ROUNDDOWN(ROUND([.J83])/64) &amp; &quot; Stacks &amp; &quot; &amp; MOD(ROUND([.J83]);64); ROUND([.J83]))" office:value-type="float" office:value="3">
            <text:p>3</text:p>
          </table:table-cell>
          <table:table-cell table:style-name="ce184" office:value-type="float" office:value="1">
            <text:p>1</text:p>
          </table:table-cell>
          <table:table-cell table:style-name="ce158" table:formula="of:=IF([.H83]=&quot;N/A&quot;;IF([.G83]&lt;1;1/[.G83];[.G83]);IF([.H83]&lt;1;1/[.H83];[.H83]))" office:value-type="float" office:value="5.0705725127551">
            <text:p>5.07</text:p>
          </table:table-cell>
          <table:table-cell table:style-name="ce171" table:formula="of:=MIN([.M83]*[.$Y$38]; [.$Y$40])" office:value-type="float" office:value="0.50705725127551">
            <text:p>0.51</text:p>
          </table:table-cell>
          <table:table-cell table:style-name="ce171" table:formula="of:=ROUND([.M83]-[.N83])" office:value-type="float" office:value="5">
            <text:p>5</text:p>
          </table:table-cell>
          <table:table-cell table:style-name="ce171" table:formula="of:=ROUND([.M83]+[.N83])" office:value-type="float" office:value="6">
            <text:p>6</text:p>
          </table:table-cell>
          <table:table-cell table:style-name="ce158" office:value-type="float" office:value="4">
            <text:p>4</text:p>
          </table:table-cell>
          <table:table-cell table:style-name="ce171" office:value-type="string">
            <text:p>Enchant</text:p>
          </table:table-cell>
          <table:table-cell table:style-name="ce194" office:value-type="boolean" office:boolean-value="false">
            <text:p>FALSE</text:p>
          </table:table-cell>
          <table:table-cell table:style-name="ce171" office:value-type="string">
            <text:p>chestplateIron</text:p>
          </table:table-cell>
          <table:table-cell table:style-name="ce171" table:formula="of:=&quot;            enchant&quot; &amp; [.Q83] &amp; &quot;:&quot; &amp; CHAR(10) &amp;  &quot;                buyA:&quot; &amp; CHAR(10) &amp;  &quot;                    item: &quot; &amp; [.T83] &amp; CHAR(10) &amp;  &quot;                buyB:&quot; &amp; CHAR(10) &amp;  &quot;                    item: currency-item&quot; &amp; CHAR(10) &amp;  &quot;                    amount: [&quot; &amp; [.O83] &amp; &quot;, &quot; &amp; [.P83] &amp; &quot;]&quot; &amp; CHAR(10) &amp;  &quot;                sell:&quot; &amp; CHAR(10) &amp;  &quot;                    item: &quot; &amp; [.T83] &amp; CHAR(10) &amp;  &quot;                    enchant-level: [5, 19]&quot; &amp; CHAR(10) &amp;  &quot;                probability: 0.1&quot;" office:value-type="string" office:string-value="            enchant4:&#10;                buyA:&#10;                    item: chestplateIron&#10;                buyB:&#10;                    item: currency-item&#10;                    amount: [5, 6]&#10;                sell:&#10;                    item: chestplateIron&#10;                    enchant-level: [5, 19]&#10;                probability: 0.1">
            <text:p><text:s text:c="12"/>enchant4:</text:p>
            <text:p><text:s text:c="16"/>buyA:</text:p>
            <text:p><text:s text:c="20"/>item: chestplateIron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chestplateIron</text:p>
            <text:p><text:s text:c="20"/>enchant-level: [5, 19]</text:p>
            <text:p><text:s text:c="16"/>probability: 0.1</text:p>
          </table:table-cell>
          <table:table-cell table:style-name="ce203" table:formula="of:=IF([.R83] = &quot;None&quot;; &quot;&quot;;     IF([.O83] &lt; 1; &quot;Invalid: less than 1!&quot;; IF([.H83] &lt; 1; IF(OR(AND([.R83] = &quot;Buy&quot;; [.P83] &gt; [.L83]*2);AND([.R83] = &quot;Sell&quot;;[.P83] &gt; [.L83]);AND(OR([.R83] = &quot;Convert&quot;; [.R83] = &quot;Enchant&quot;); [.P83] &gt; [.L83])); &quot;Invalid: item can't stack that high!&quot;; &quot;&quot;);IF(OR(AND([.R83] = &quot;Buy&quot;; [.P83] &gt;[.$Y$49]);AND([.R83] = &quot;Sell&quot;;[.P83] &gt; [.$Y$50]);AND(OR([.R83] = &quot;Convert&quot;; [.R83] = &quot;Enchant&quot;); [.P83] &gt; [.$Y$49])); &quot;Invalid: currency can't stack that high!&quot;; &quot;&quot;)))     )">
            <text:p/>
          </table:table-cell>
          <table:table-cell table:style-name="ce219" table:formula="of:=[.B55]" office:value-type="float" office:value="24">
            <text:p>24.0000</text:p>
          </table:table-cell>
          <table:table-cell table:style-name="ce228" office:value-type="string">
            <text:p>rarity of specific mob</text:p>
          </table:table-cell>
          <table:table-cell table:style-name="ce228" table:number-columns-repeated="1000"/>
        </table:table-row>
        <table:table-row table:style-name="ro10">
          <table:table-cell table:style-name="ce39" office:value-type="string">
            <text:p>Enchant Diamond Sword</text:p>
          </table:table-cell>
          <table:table-cell table:style-name="ce62" table:formula="of:=[.$W$86]" office:value-type="float" office:value="73.0285714285714">
            <text:p>73.0286</text:p>
          </table:table-cell>
          <table:table-cell table:style-name="ce82" table:formula="of:=[.B84] - [.B84]*[.$Y$18]*[.$Y$29]" office:value-type="float" office:value="3.12979591836735">
            <text:p>3.1298</text:p>
          </table:table-cell>
          <table:table-cell table:style-name="ce82" table:formula="of:=[.C84]*[.$Y$9]" office:value-type="float" office:value="0.325694387755102">
            <text:p>0.3257</text:p>
          </table:table-cell>
          <table:table-cell table:style-name="ce82" table:formula="of:=[.D84]+([.$Y$26]*20*[.$W$82] + [.$Y$27]*5*[.$W$82])*[.$Y$9]*4" office:value-type="float" office:value="2.3205725127551">
            <text:p>2.3206</text:p>
          </table:table-cell>
          <table:table-cell table:style-name="ce92" table:formula="of:=[.E84]" office:value-type="float" office:value="2.3205725127551">
            <text:p>2.3206</text:p>
          </table:table-cell>
          <table:table-cell table:style-name="ce112" table:formula="of:=[.F84]+1*[.$B$6]" office:value-type="float" office:value="3.3205725127551">
            <text:p>3.3206</text:p>
          </table:table-cell>
          <table:table-cell table:style-name="ce130" table:formula="of:=[.G84]+1.75*[.$B$6]" office:value-type="float" office:value="5.0705725127551">
            <text:p>5.0706</text:p>
          </table:table-cell>
          <table:table-cell table:style-name="ce112" table:formula="of:=IF([.H84] = &quot;N/A&quot;; &quot;N/A&quot;;     IF(AND([.P84] &gt; 128;OR(AND([.H84] &gt; 1;[.$Y$51];[.R84] = &quot;Sell&quot;);AND([.H84] &lt; 1;[.S84];[.R84] = &quot;Buy&quot;)));     ROUNDDOWN(ROUND([.O84])/9) &amp; IF([.R84] = &quot;Sell&quot;; &quot; Emerald&quot;; &quot;&quot;) &amp; &quot; Blocks &amp; &quot; &amp; MOD(ROUND([.O84]);9) &amp; &quot;-&quot; &amp; MOD(ROUND([.O84]);9)+[.P84]-[.O84];     IF([.O84]=[.P84];[.O84];[.O84] &amp; &quot;-&quot; &amp; [.P84])     ) &amp; IF([.H84] &lt; 1;&quot; per Emerald&quot;;&quot; Emerald&quot; &amp; IF([.P84]&lt;&gt;1;&quot;s&quot;;&quot;&quot;))     )" office:value-type="string" office:string-value="5-6 Emeralds">
            <text:p>5-6 Emeralds</text:p>
          </table:table-cell>
          <table:table-cell table:style-name="ce158" table:formula="of:=([.G84]*[.L84])/[.$G$5]" office:value-type="float" office:value="3.4833783792611">
            <text:p>3.48</text:p>
          </table:table-cell>
          <table:table-cell table:style-name="ce171" table:formula="of:=IF([.J84] &gt; 64; ROUNDDOWN(ROUND([.J84])/64) &amp; &quot; Stacks &amp; &quot; &amp; MOD(ROUND([.J84]);64); ROUND([.J84]))" office:value-type="float" office:value="3">
            <text:p>3</text:p>
          </table:table-cell>
          <table:table-cell table:style-name="ce184" office:value-type="float" office:value="1">
            <text:p>1</text:p>
          </table:table-cell>
          <table:table-cell table:style-name="ce158" table:formula="of:=IF([.H84]=&quot;N/A&quot;;IF([.G84]&lt;1;1/[.G84];[.G84]);IF([.H84]&lt;1;1/[.H84];[.H84]))" office:value-type="float" office:value="5.0705725127551">
            <text:p>5.07</text:p>
          </table:table-cell>
          <table:table-cell table:style-name="ce171" table:formula="of:=MIN([.M84]*[.$Y$38]; [.$Y$40])" office:value-type="float" office:value="0.50705725127551">
            <text:p>0.51</text:p>
          </table:table-cell>
          <table:table-cell table:style-name="ce171" table:formula="of:=ROUND([.M84]-[.N84])" office:value-type="float" office:value="5">
            <text:p>5</text:p>
          </table:table-cell>
          <table:table-cell table:style-name="ce171" table:formula="of:=ROUND([.M84]+[.N84])" office:value-type="float" office:value="6">
            <text:p>6</text:p>
          </table:table-cell>
          <table:table-cell table:style-name="ce158" office:value-type="float" office:value="5">
            <text:p>5</text:p>
          </table:table-cell>
          <table:table-cell table:style-name="ce171" office:value-type="string">
            <text:p>Enchant</text:p>
          </table:table-cell>
          <table:table-cell table:style-name="ce194" office:value-type="boolean" office:boolean-value="false">
            <text:p>FALSE</text:p>
          </table:table-cell>
          <table:table-cell table:style-name="ce171" office:value-type="string">
            <text:p>swordDiamond</text:p>
          </table:table-cell>
          <table:table-cell table:style-name="ce171" table:formula="of:=&quot;            enchant&quot; &amp; [.Q84] &amp; &quot;:&quot; &amp; CHAR(10) &amp;  &quot;                buyA:&quot; &amp; CHAR(10) &amp;  &quot;                    item: &quot; &amp; [.T84] &amp; CHAR(10) &amp;  &quot;                buyB:&quot; &amp; CHAR(10) &amp;  &quot;                    item: currency-item&quot; &amp; CHAR(10) &amp;  &quot;                    amount: [&quot; &amp; [.O84] &amp; &quot;, &quot; &amp; [.P84] &amp; &quot;]&quot; &amp; CHAR(10) &amp;  &quot;                sell:&quot; &amp; CHAR(10) &amp;  &quot;                    item: &quot; &amp; [.T84] &amp; CHAR(10) &amp;  &quot;                    enchant-level: [5, 19]&quot; &amp; CHAR(10) &amp;  &quot;                probability: 0.1&quot;" office:value-type="string" office:string-value="            enchant5:&#10;                buyA:&#10;                    item: swordDiamond&#10;                buyB:&#10;                    item: currency-item&#10;                    amount: [5, 6]&#10;                sell:&#10;                    item: swordDiamond&#10;                    enchant-level: [5, 19]&#10;                probability: 0.1">
            <text:p><text:s text:c="12"/>enchant5:</text:p>
            <text:p><text:s text:c="16"/>buyA:</text:p>
            <text:p><text:s text:c="20"/>item: swordDiamond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swordDiamond</text:p>
            <text:p><text:s text:c="20"/>enchant-level: [5, 19]</text:p>
            <text:p><text:s text:c="16"/>probability: 0.1</text:p>
          </table:table-cell>
          <table:table-cell table:style-name="ce203" table:formula="of:=IF([.R84] = &quot;None&quot;; &quot;&quot;;     IF([.O84] &lt; 1; &quot;Invalid: less than 1!&quot;; IF([.H84] &lt; 1; IF(OR(AND([.R84] = &quot;Buy&quot;; [.P84] &gt; [.L84]*2);AND([.R84] = &quot;Sell&quot;;[.P84] &gt; [.L84]);AND(OR([.R84] = &quot;Convert&quot;; [.R84] = &quot;Enchant&quot;); [.P84] &gt; [.L84])); &quot;Invalid: item can't stack that high!&quot;; &quot;&quot;);IF(OR(AND([.R84] = &quot;Buy&quot;; [.P84] &gt;[.$Y$49]);AND([.R84] = &quot;Sell&quot;;[.P84] &gt; [.$Y$50]);AND(OR([.R84] = &quot;Convert&quot;; [.R84] = &quot;Enchant&quot;); [.P84] &gt; [.$Y$49])); &quot;Invalid: currency can't stack that high!&quot;; &quot;&quot;)))     )">
            <text:p/>
          </table:table-cell>
          <table:table-cell table:style-name="ce218" table:formula="of:=[.W83]/7" office:value-type="float" office:value="3.42857142857143">
            <text:p>3.4286</text:p>
          </table:table-cell>
          <table:table-cell table:style-name="ce228" office:value-type="string">
            <text:p>rarity of any hostile</text:p>
          </table:table-cell>
          <table:table-cell table:style-name="ce228" table:number-columns-repeated="1000"/>
        </table:table-row>
        <table:table-row table:style-name="ro10">
          <table:table-cell table:style-name="ce39" office:value-type="string">
            <text:p>Enchant Diamond Pickaxe</text:p>
          </table:table-cell>
          <table:table-cell table:style-name="ce62" table:formula="of:=[.$W$86]" office:value-type="float" office:value="73.0285714285714">
            <text:p>73.0286</text:p>
          </table:table-cell>
          <table:table-cell table:style-name="ce82" table:formula="of:=[.B85] - [.B85]*[.$Y$18]*[.$Y$29]" office:value-type="float" office:value="3.12979591836735">
            <text:p>3.1298</text:p>
          </table:table-cell>
          <table:table-cell table:style-name="ce82" table:formula="of:=[.C85]*[.$Y$9]" office:value-type="float" office:value="0.325694387755102">
            <text:p>0.3257</text:p>
          </table:table-cell>
          <table:table-cell table:style-name="ce82" table:formula="of:=[.D85]+([.$Y$26]*20*[.$W$82] + [.$Y$27]*5*[.$W$82])*[.$Y$9]*4" office:value-type="float" office:value="2.3205725127551">
            <text:p>2.3206</text:p>
          </table:table-cell>
          <table:table-cell table:style-name="ce92" table:formula="of:=[.E85]" office:value-type="float" office:value="2.3205725127551">
            <text:p>2.3206</text:p>
          </table:table-cell>
          <table:table-cell table:style-name="ce112" table:formula="of:=[.F85]+1*[.$B$6]" office:value-type="float" office:value="3.3205725127551">
            <text:p>3.3206</text:p>
          </table:table-cell>
          <table:table-cell table:style-name="ce130" table:formula="of:=[.G85]+1.75*[.$B$6]" office:value-type="float" office:value="5.0705725127551">
            <text:p>5.0706</text:p>
          </table:table-cell>
          <table:table-cell table:style-name="ce112" table:formula="of:=IF([.H85] = &quot;N/A&quot;; &quot;N/A&quot;;     IF(AND([.P85] &gt; 128;OR(AND([.H85] &gt; 1;[.$Y$51];[.R85] = &quot;Sell&quot;);AND([.H85] &lt; 1;[.S85];[.R85] = &quot;Buy&quot;)));     ROUNDDOWN(ROUND([.O85])/9) &amp; IF([.R85] = &quot;Sell&quot;; &quot; Emerald&quot;; &quot;&quot;) &amp; &quot; Blocks &amp; &quot; &amp; MOD(ROUND([.O85]);9) &amp; &quot;-&quot; &amp; MOD(ROUND([.O85]);9)+[.P85]-[.O85];     IF([.O85]=[.P85];[.O85];[.O85] &amp; &quot;-&quot; &amp; [.P85])     ) &amp; IF([.H85] &lt; 1;&quot; per Emerald&quot;;&quot; Emerald&quot; &amp; IF([.P85]&lt;&gt;1;&quot;s&quot;;&quot;&quot;))     )" office:value-type="string" office:string-value="5-6 Emeralds">
            <text:p>5-6 Emeralds</text:p>
          </table:table-cell>
          <table:table-cell table:style-name="ce158" table:formula="of:=([.G85]*[.L85])/[.$G$5]" office:value-type="float" office:value="3.4833783792611">
            <text:p>3.48</text:p>
          </table:table-cell>
          <table:table-cell table:style-name="ce171" table:formula="of:=IF([.J85] &gt; 64; ROUNDDOWN(ROUND([.J85])/64) &amp; &quot; Stacks &amp; &quot; &amp; MOD(ROUND([.J85]);64); ROUND([.J85]))" office:value-type="float" office:value="3">
            <text:p>3</text:p>
          </table:table-cell>
          <table:table-cell table:style-name="ce184" office:value-type="float" office:value="1">
            <text:p>1</text:p>
          </table:table-cell>
          <table:table-cell table:style-name="ce158" table:formula="of:=IF([.H85]=&quot;N/A&quot;;IF([.G85]&lt;1;1/[.G85];[.G85]);IF([.H85]&lt;1;1/[.H85];[.H85]))" office:value-type="float" office:value="5.0705725127551">
            <text:p>5.07</text:p>
          </table:table-cell>
          <table:table-cell table:style-name="ce171" table:formula="of:=MIN([.M85]*[.$Y$38]; [.$Y$40])" office:value-type="float" office:value="0.50705725127551">
            <text:p>0.51</text:p>
          </table:table-cell>
          <table:table-cell table:style-name="ce171" table:formula="of:=ROUND([.M85]-[.N85])" office:value-type="float" office:value="5">
            <text:p>5</text:p>
          </table:table-cell>
          <table:table-cell table:style-name="ce171" table:formula="of:=ROUND([.M85]+[.N85])" office:value-type="float" office:value="6">
            <text:p>6</text:p>
          </table:table-cell>
          <table:table-cell table:style-name="ce158" office:value-type="float" office:value="6">
            <text:p>6</text:p>
          </table:table-cell>
          <table:table-cell table:style-name="ce171" office:value-type="string">
            <text:p>Enchant</text:p>
          </table:table-cell>
          <table:table-cell table:style-name="ce194" office:value-type="boolean" office:boolean-value="false">
            <text:p>FALSE</text:p>
          </table:table-cell>
          <table:table-cell table:style-name="ce171" office:value-type="string">
            <text:p>pickaxeDiamond</text:p>
          </table:table-cell>
          <table:table-cell table:style-name="ce171" table:formula="of:=&quot;            enchant&quot; &amp; [.Q85] &amp; &quot;:&quot; &amp; CHAR(10) &amp;  &quot;                buyA:&quot; &amp; CHAR(10) &amp;  &quot;                    item: &quot; &amp; [.T85] &amp; CHAR(10) &amp;  &quot;                buyB:&quot; &amp; CHAR(10) &amp;  &quot;                    item: currency-item&quot; &amp; CHAR(10) &amp;  &quot;                    amount: [&quot; &amp; [.O85] &amp; &quot;, &quot; &amp; [.P85] &amp; &quot;]&quot; &amp; CHAR(10) &amp;  &quot;                sell:&quot; &amp; CHAR(10) &amp;  &quot;                    item: &quot; &amp; [.T85] &amp; CHAR(10) &amp;  &quot;                    enchant-level: [5, 19]&quot; &amp; CHAR(10) &amp;  &quot;                probability: 0.1&quot;" office:value-type="string" office:string-value="            enchant6:&#10;                buyA:&#10;                    item: pickaxeDiamond&#10;                buyB:&#10;                    item: currency-item&#10;                    amount: [5, 6]&#10;                sell:&#10;                    item: pickaxeDiamond&#10;                    enchant-level: [5, 19]&#10;                probability: 0.1">
            <text:p><text:s text:c="12"/>enchant6:</text:p>
            <text:p><text:s text:c="16"/>buyA:</text:p>
            <text:p><text:s text:c="20"/>item: pickaxeDiamond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pickaxeDiamond</text:p>
            <text:p><text:s text:c="20"/>enchant-level: [5, 19]</text:p>
            <text:p><text:s text:c="16"/>probability: 0.1</text:p>
          </table:table-cell>
          <table:table-cell table:style-name="ce203" table:formula="of:=IF([.R85] = &quot;None&quot;; &quot;&quot;;     IF([.O85] &lt; 1; &quot;Invalid: less than 1!&quot;; IF([.H85] &lt; 1; IF(OR(AND([.R85] = &quot;Buy&quot;; [.P85] &gt; [.L85]*2);AND([.R85] = &quot;Sell&quot;;[.P85] &gt; [.L85]);AND(OR([.R85] = &quot;Convert&quot;; [.R85] = &quot;Enchant&quot;); [.P85] &gt; [.L85])); &quot;Invalid: item can't stack that high!&quot;; &quot;&quot;);IF(OR(AND([.R85] = &quot;Buy&quot;; [.P85] &gt;[.$Y$49]);AND([.R85] = &quot;Sell&quot;;[.P85] &gt; [.$Y$50]);AND(OR([.R85] = &quot;Convert&quot;; [.R85] = &quot;Enchant&quot;); [.P85] &gt; [.$Y$49])); &quot;Invalid: currency can't stack that high!&quot;; &quot;&quot;)))     )">
            <text:p/>
          </table:table-cell>
          <table:table-cell table:style-name="ce218" table:formula="of:=[.W82]*[.W84]" office:value-type="float" office:value="146.057142857143">
            <text:p>146.0571</text:p>
          </table:table-cell>
          <table:table-cell table:style-name="ce228" office:value-type="string">
            <text:p>rarity of 5-19 levels</text:p>
          </table:table-cell>
          <table:table-cell table:style-name="ce228" table:number-columns-repeated="1000"/>
        </table:table-row>
        <table:table-row table:style-name="ro10">
          <table:table-cell table:style-name="ce40" office:value-type="string">
            <text:p>Enchant Diamond Axe</text:p>
          </table:table-cell>
          <table:table-cell table:style-name="ce62" table:formula="of:=[.$W$86]" office:value-type="float" office:value="73.0285714285714">
            <text:p>73.0286</text:p>
          </table:table-cell>
          <table:table-cell table:style-name="ce82" table:formula="of:=[.B86] - [.B86]*[.$Y$18]*[.$Y$29]" office:value-type="float" office:value="3.12979591836735">
            <text:p>3.1298</text:p>
          </table:table-cell>
          <table:table-cell table:style-name="ce82" table:formula="of:=[.C86]*[.$Y$9]" office:value-type="float" office:value="0.325694387755102">
            <text:p>0.3257</text:p>
          </table:table-cell>
          <table:table-cell table:style-name="ce82" table:formula="of:=[.D86]+([.$Y$26]*20*[.$W$82] + [.$Y$27]*5*[.$W$82])*[.$Y$9]*4" office:value-type="float" office:value="2.3205725127551">
            <text:p>2.3206</text:p>
          </table:table-cell>
          <table:table-cell table:style-name="ce92" table:formula="of:=[.E86]" office:value-type="float" office:value="2.3205725127551">
            <text:p>2.3206</text:p>
          </table:table-cell>
          <table:table-cell table:style-name="ce112" table:formula="of:=[.F86]+1*[.$B$6]" office:value-type="float" office:value="3.3205725127551">
            <text:p>3.3206</text:p>
          </table:table-cell>
          <table:table-cell table:style-name="ce130" table:formula="of:=[.G86]+1.75*[.$B$6]" office:value-type="float" office:value="5.0705725127551">
            <text:p>5.0706</text:p>
          </table:table-cell>
          <table:table-cell table:style-name="ce112" table:formula="of:=IF([.H86] = &quot;N/A&quot;; &quot;N/A&quot;;     IF(AND([.P86] &gt; 128;OR(AND([.H86] &gt; 1;[.$Y$51];[.R86] = &quot;Sell&quot;);AND([.H86] &lt; 1;[.S86];[.R86] = &quot;Buy&quot;)));     ROUNDDOWN(ROUND([.O86])/9) &amp; IF([.R86] = &quot;Sell&quot;; &quot; Emerald&quot;; &quot;&quot;) &amp; &quot; Blocks &amp; &quot; &amp; MOD(ROUND([.O86]);9) &amp; &quot;-&quot; &amp; MOD(ROUND([.O86]);9)+[.P86]-[.O86];     IF([.O86]=[.P86];[.O86];[.O86] &amp; &quot;-&quot; &amp; [.P86])     ) &amp; IF([.H86] &lt; 1;&quot; per Emerald&quot;;&quot; Emerald&quot; &amp; IF([.P86]&lt;&gt;1;&quot;s&quot;;&quot;&quot;))     )" office:value-type="string" office:string-value="5-6 Emeralds">
            <text:p>5-6 Emeralds</text:p>
          </table:table-cell>
          <table:table-cell table:style-name="ce158" table:formula="of:=([.G86]*[.L86])/[.$G$5]" office:value-type="float" office:value="3.4833783792611">
            <text:p>3.48</text:p>
          </table:table-cell>
          <table:table-cell table:style-name="ce171" table:formula="of:=IF([.J86] &gt; 64; ROUNDDOWN(ROUND([.J86])/64) &amp; &quot; Stacks &amp; &quot; &amp; MOD(ROUND([.J86]);64); ROUND([.J86]))" office:value-type="float" office:value="3">
            <text:p>3</text:p>
          </table:table-cell>
          <table:table-cell table:style-name="ce184" office:value-type="float" office:value="1">
            <text:p>1</text:p>
          </table:table-cell>
          <table:table-cell table:style-name="ce158" table:formula="of:=IF([.H86]=&quot;N/A&quot;;IF([.G86]&lt;1;1/[.G86];[.G86]);IF([.H86]&lt;1;1/[.H86];[.H86]))" office:value-type="float" office:value="5.0705725127551">
            <text:p>5.07</text:p>
          </table:table-cell>
          <table:table-cell table:style-name="ce171" table:formula="of:=MIN([.M86]*[.$Y$38]; [.$Y$40])" office:value-type="float" office:value="0.50705725127551">
            <text:p>0.51</text:p>
          </table:table-cell>
          <table:table-cell table:style-name="ce171" table:formula="of:=ROUND([.M86]-[.N86])" office:value-type="float" office:value="5">
            <text:p>5</text:p>
          </table:table-cell>
          <table:table-cell table:style-name="ce171" table:formula="of:=ROUND([.M86]+[.N86])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71" office:value-type="string">
            <text:p>Enchant</text:p>
          </table:table-cell>
          <table:table-cell table:style-name="ce194" office:value-type="boolean" office:boolean-value="false">
            <text:p>FALSE</text:p>
          </table:table-cell>
          <table:table-cell table:style-name="ce171" office:value-type="string">
            <text:p>axeDiamond</text:p>
          </table:table-cell>
          <table:table-cell table:style-name="ce171" table:formula="of:=&quot;            enchant&quot; &amp; [.Q86] &amp; &quot;:&quot; &amp; CHAR(10) &amp;  &quot;                buyA:&quot; &amp; CHAR(10) &amp;  &quot;                    item: &quot; &amp; [.T86] &amp; CHAR(10) &amp;  &quot;                buyB:&quot; &amp; CHAR(10) &amp;  &quot;                    item: currency-item&quot; &amp; CHAR(10) &amp;  &quot;                    amount: [&quot; &amp; [.O86] &amp; &quot;, &quot; &amp; [.P86] &amp; &quot;]&quot; &amp; CHAR(10) &amp;  &quot;                sell:&quot; &amp; CHAR(10) &amp;  &quot;                    item: &quot; &amp; [.T86] &amp; CHAR(10) &amp;  &quot;                    enchant-level: [5, 19]&quot; &amp; CHAR(10) &amp;  &quot;                probability: 0.1&quot;" office:value-type="string" office:string-value="            enchant7:&#10;                buyA:&#10;                    item: axeDiamond&#10;                buyB:&#10;                    item: currency-item&#10;                    amount: [5, 6]&#10;                sell:&#10;                    item: axeDiamond&#10;                    enchant-level: [5, 19]&#10;                probability: 0.1">
            <text:p><text:s text:c="12"/>enchant7:</text:p>
            <text:p><text:s text:c="16"/>buyA:</text:p>
            <text:p><text:s text:c="20"/>item: axeDiamond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axeDiamond</text:p>
            <text:p><text:s text:c="20"/>enchant-level: [5, 19]</text:p>
            <text:p><text:s text:c="16"/>probability: 0.1</text:p>
          </table:table-cell>
          <table:table-cell table:style-name="ce203" table:formula="of:=IF([.R86] = &quot;None&quot;; &quot;&quot;;     IF([.O86] &lt; 1; &quot;Invalid: less than 1!&quot;; IF([.H86] &lt; 1; IF(OR(AND([.R86] = &quot;Buy&quot;; [.P86] &gt; [.L86]*2);AND([.R86] = &quot;Sell&quot;;[.P86] &gt; [.L86]);AND(OR([.R86] = &quot;Convert&quot;; [.R86] = &quot;Enchant&quot;); [.P86] &gt; [.L86])); &quot;Invalid: item can't stack that high!&quot;; &quot;&quot;);IF(OR(AND([.R86] = &quot;Buy&quot;; [.P86] &gt;[.$Y$49]);AND([.R86] = &quot;Sell&quot;;[.P86] &gt; [.$Y$50]);AND(OR([.R86] = &quot;Convert&quot;; [.R86] = &quot;Enchant&quot;); [.P86] &gt; [.$Y$49])); &quot;Invalid: currency can't stack that high!&quot;; &quot;&quot;)))     )">
            <text:p/>
          </table:table-cell>
          <table:table-cell table:style-name="ce218" table:formula="of:=[.W85]/2" office:value-type="float" office:value="73.0285714285714">
            <text:p>73.0286</text:p>
          </table:table-cell>
          <table:table-cell table:style-name="ce229" office:value-type="string">
            <text:p>rarity with other xp sources</text:p>
          </table:table-cell>
          <table:table-cell table:style-name="ce228" table:number-columns-repeated="1000"/>
        </table:table-row>
        <table:table-row table:style-name="ro10">
          <table:table-cell table:style-name="ce40" office:value-type="string">
            <text:p>Enchant Diamond Chestplate</text:p>
          </table:table-cell>
          <table:table-cell table:style-name="ce62" table:formula="of:=[.$W$86]" office:value-type="float" office:value="73.0285714285714">
            <text:p>73.0286</text:p>
          </table:table-cell>
          <table:table-cell table:style-name="ce82" table:formula="of:=[.B87] - [.B87]*[.$Y$18]*[.$Y$29]" office:value-type="float" office:value="3.12979591836735">
            <text:p>3.1298</text:p>
          </table:table-cell>
          <table:table-cell table:style-name="ce82" table:formula="of:=[.C87]*[.$Y$9]" office:value-type="float" office:value="0.325694387755102">
            <text:p>0.3257</text:p>
          </table:table-cell>
          <table:table-cell table:style-name="ce82" table:formula="of:=[.D87]+([.$Y$26]*20*[.$W$82] + [.$Y$27]*5*[.$W$82])*[.$Y$9]*4" office:value-type="float" office:value="2.3205725127551">
            <text:p>2.3206</text:p>
          </table:table-cell>
          <table:table-cell table:style-name="ce92" table:formula="of:=[.E87]" office:value-type="float" office:value="2.3205725127551">
            <text:p>2.3206</text:p>
          </table:table-cell>
          <table:table-cell table:style-name="ce112" table:formula="of:=[.F87]+1*[.$B$6]" office:value-type="float" office:value="3.3205725127551">
            <text:p>3.3206</text:p>
          </table:table-cell>
          <table:table-cell table:style-name="ce130" table:formula="of:=[.G87]+1.75*[.$B$6]" office:value-type="float" office:value="5.0705725127551">
            <text:p>5.0706</text:p>
          </table:table-cell>
          <table:table-cell table:style-name="ce112" table:formula="of:=IF([.H87] = &quot;N/A&quot;; &quot;N/A&quot;;     IF(AND([.P87] &gt; 128;OR(AND([.H87] &gt; 1;[.$Y$51];[.R87] = &quot;Sell&quot;);AND([.H87] &lt; 1;[.S87];[.R87] = &quot;Buy&quot;)));     ROUNDDOWN(ROUND([.O87])/9) &amp; IF([.R87] = &quot;Sell&quot;; &quot; Emerald&quot;; &quot;&quot;) &amp; &quot; Blocks &amp; &quot; &amp; MOD(ROUND([.O87]);9) &amp; &quot;-&quot; &amp; MOD(ROUND([.O87]);9)+[.P87]-[.O87];     IF([.O87]=[.P87];[.O87];[.O87] &amp; &quot;-&quot; &amp; [.P87])     ) &amp; IF([.H87] &lt; 1;&quot; per Emerald&quot;;&quot; Emerald&quot; &amp; IF([.P87]&lt;&gt;1;&quot;s&quot;;&quot;&quot;))     )" office:value-type="string" office:string-value="5-6 Emeralds">
            <text:p>5-6 Emeralds</text:p>
          </table:table-cell>
          <table:table-cell table:style-name="ce158" table:formula="of:=([.G87]*[.L87])/[.$G$5]" office:value-type="float" office:value="3.4833783792611">
            <text:p>3.48</text:p>
          </table:table-cell>
          <table:table-cell table:style-name="ce171" table:formula="of:=IF([.J87] &gt; 64; ROUNDDOWN(ROUND([.J87])/64) &amp; &quot; Stacks &amp; &quot; &amp; MOD(ROUND([.J87]);64); ROUND([.J87]))" office:value-type="float" office:value="3">
            <text:p>3</text:p>
          </table:table-cell>
          <table:table-cell table:style-name="ce184" office:value-type="float" office:value="1">
            <text:p>1</text:p>
          </table:table-cell>
          <table:table-cell table:style-name="ce158" table:formula="of:=IF([.H87]=&quot;N/A&quot;;IF([.G87]&lt;1;1/[.G87];[.G87]);IF([.H87]&lt;1;1/[.H87];[.H87]))" office:value-type="float" office:value="5.0705725127551">
            <text:p>5.07</text:p>
          </table:table-cell>
          <table:table-cell table:style-name="ce171" table:formula="of:=MIN([.M87]*[.$Y$38]; [.$Y$40])" office:value-type="float" office:value="0.50705725127551">
            <text:p>0.51</text:p>
          </table:table-cell>
          <table:table-cell table:style-name="ce171" table:formula="of:=ROUND([.M87]-[.N87])" office:value-type="float" office:value="5">
            <text:p>5</text:p>
          </table:table-cell>
          <table:table-cell table:style-name="ce171" table:formula="of:=ROUND([.M87]+[.N87])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71" office:value-type="string">
            <text:p>Enchant</text:p>
          </table:table-cell>
          <table:table-cell table:style-name="ce194" office:value-type="boolean" office:boolean-value="false">
            <text:p>FALSE</text:p>
          </table:table-cell>
          <table:table-cell table:style-name="ce171" office:value-type="string">
            <text:p>chestplateDiamond</text:p>
          </table:table-cell>
          <table:table-cell table:style-name="ce171" table:formula="of:=&quot;            enchant&quot; &amp; [.Q87] &amp; &quot;:&quot; &amp; CHAR(10) &amp;  &quot;                buyA:&quot; &amp; CHAR(10) &amp;  &quot;                    item: &quot; &amp; [.T87] &amp; CHAR(10) &amp;  &quot;                buyB:&quot; &amp; CHAR(10) &amp;  &quot;                    item: currency-item&quot; &amp; CHAR(10) &amp;  &quot;                    amount: [&quot; &amp; [.O87] &amp; &quot;, &quot; &amp; [.P87] &amp; &quot;]&quot; &amp; CHAR(10) &amp;  &quot;                sell:&quot; &amp; CHAR(10) &amp;  &quot;                    item: &quot; &amp; [.T87] &amp; CHAR(10) &amp;  &quot;                    enchant-level: [5, 19]&quot; &amp; CHAR(10) &amp;  &quot;                probability: 0.1&quot;" office:value-type="string" office:string-value="            enchant8:&#10;                buyA:&#10;                    item: chestplateDiamond&#10;                buyB:&#10;                    item: currency-item&#10;                    amount: [5, 6]&#10;                sell:&#10;                    item: chestplateDiamond&#10;                    enchant-level: [5, 19]&#10;                probability: 0.1">
            <text:p><text:s text:c="12"/>enchant8:</text:p>
            <text:p><text:s text:c="16"/>buyA:</text:p>
            <text:p><text:s text:c="20"/>item: chestplateDiamond</text:p>
            <text:p><text:s text:c="16"/>buyB:</text:p>
            <text:p><text:s text:c="20"/>item: currency-item</text:p>
            <text:p><text:s text:c="20"/>amount: [5, 6]</text:p>
            <text:p><text:s text:c="16"/>sell:</text:p>
            <text:p><text:s text:c="20"/>item: chestplateDiamond</text:p>
            <text:p><text:s text:c="20"/>enchant-level: [5, 19]</text:p>
            <text:p><text:s text:c="16"/>probability: 0.1</text:p>
          </table:table-cell>
          <table:table-cell table:style-name="ce203" table:formula="of:=IF([.R87] = &quot;None&quot;; &quot;&quot;;     IF([.O87] &lt; 1; &quot;Invalid: less than 1!&quot;; IF([.H87] &lt; 1; IF(OR(AND([.R87] = &quot;Buy&quot;; [.P87] &gt; [.L87]*2);AND([.R87] = &quot;Sell&quot;;[.P87] &gt; [.L87]);AND(OR([.R87] = &quot;Convert&quot;; [.R87] = &quot;Enchant&quot;); [.P87] &gt; [.L87])); &quot;Invalid: item can't stack that high!&quot;; &quot;&quot;);IF(OR(AND([.R87] = &quot;Buy&quot;; [.P87] &gt;[.$Y$49]);AND([.R87] = &quot;Sell&quot;;[.P87] &gt; [.$Y$50]);AND(OR([.R87] = &quot;Convert&quot;; [.R87] = &quot;Enchant&quot;); [.P87] &gt; [.$Y$49])); &quot;Invalid: currency can't stack that high!&quot;; &quot;&quot;)))     )">
            <text:p/>
          </table:table-cell>
          <table:table-cell table:style-name="ce220" office:value-type="string">
            <text:p>xp pot:</text:p>
          </table:table-cell>
          <table:table-cell table:style-name="ce228" office:value-type="string">
            <text:p>average xp from pot:</text:p>
          </table:table-cell>
          <table:table-cell table:style-name="ce228" table:number-columns-repeated="1000"/>
        </table:table-row>
        <table:table-row table:style-name="ro3">
          <table:table-cell table:style-name="ce12" office:value-type="string">
            <text:p>Bottle o' Enchanting</text:p>
          </table:table-cell>
          <table:table-cell table:style-name="ce63" office:value-type="string">
            <text:p>∞</text:p>
          </table:table-cell>
          <table:table-cell table:style-name="ce79" office:value-type="string">
            <text:p>N/A</text:p>
          </table:table-cell>
          <table:table-cell table:style-name="ce79" office:value-type="string">
            <text:p>N/A</text:p>
          </table:table-cell>
          <table:table-cell table:style-name="ce79" office:value-type="string">
            <text:p>N/A</text:p>
          </table:table-cell>
          <table:table-cell table:style-name="ce79" office:value-type="string">
            <text:p>N/A</text:p>
          </table:table-cell>
          <table:table-cell table:style-name="ce110" table:formula="of:=[.G80]/[.Y88]+0.1*[.B6]" office:value-type="float" office:value="0.20912679619383">
            <text:p>0.2091</text:p>
          </table:table-cell>
          <table:table-cell table:style-name="ce131" table:formula="of:=[.G88]+0.25*[.B6]" office:value-type="float" office:value="0.45912679619383">
            <text:p>0.4591</text:p>
          </table:table-cell>
          <table:table-cell table:style-name="ce144" table:formula="of:=IF([.H88] = &quot;N/A&quot;; &quot;N/A&quot;;     IF(AND([.P88] &gt; 128;OR(AND([.H88] &gt; 1;[.$Y$51];[.R88] = &quot;Sell&quot;);AND([.H88] &lt; 1;[.S88];[.R88] = &quot;Buy&quot;)));     ROUNDDOWN(ROUND([.O88])/9) &amp; IF([.R88] = &quot;Sell&quot;; &quot; Emerald&quot;; &quot;&quot;) &amp; &quot; Blocks &amp; &quot; &amp; MOD(ROUND([.O88]);9) &amp; &quot;-&quot; &amp; MOD(ROUND([.O88]);9)+[.P88]-[.O88];     IF([.O88]=[.P88];[.O88];[.O88] &amp; &quot;-&quot; &amp; [.P88])     ) &amp; IF([.H88] &lt; 1;&quot; per Emerald&quot;;&quot; Emerald&quot; &amp; IF([.P88]&lt;&gt;1;&quot;s&quot;;&quot;&quot;))     )" office:value-type="string" office:string-value="2 per Emerald">
            <text:p>2 per Emerald</text:p>
          </table:table-cell>
          <table:table-cell table:style-name="ce156" table:formula="of:=([.G88]*[.L88])/[.$G$5]" office:value-type="float" office:value="14.040330842227">
            <text:p>14.04</text:p>
          </table:table-cell>
          <table:table-cell table:style-name="ce169" table:formula="of:=IF([.J88] &gt; 64; ROUNDDOWN(ROUND([.J88])/64) &amp; &quot; Stacks &amp; &quot; &amp; MOD(ROUND([.J88]);64); ROUND([.J88]))" office:value-type="float" office:value="14">
            <text:p>14</text:p>
          </table:table-cell>
          <table:table-cell table:style-name="ce182" office:value-type="float" office:value="64">
            <text:p>64</text:p>
          </table:table-cell>
          <table:table-cell table:style-name="ce156" table:formula="of:=IF([.H88]=&quot;N/A&quot;;IF([.G88]&lt;1;1/[.G88];[.G88]);IF([.H88]&lt;1;1/[.H88];[.H88]))" office:value-type="float" office:value="2.17804756396277">
            <text:p>2.18</text:p>
          </table:table-cell>
          <table:table-cell table:style-name="ce169" table:formula="of:=MIN([.M88]*[.$Y$38]; [.$Y$40])" office:value-type="float" office:value="0.217804756396277">
            <text:p>0.22</text:p>
          </table:table-cell>
          <table:table-cell table:style-name="ce169" table:formula="of:=ROUND([.M88]-[.N88])" office:value-type="float" office:value="2">
            <text:p>2</text:p>
          </table:table-cell>
          <table:table-cell table:style-name="ce169" table:formula="of:=ROUND([.M88]+[.N88])" office:value-type="float" office:value="2">
            <text:p>2</text:p>
          </table:table-cell>
          <table:table-cell table:style-name="ce12" table:formula="of:=IF([.H88]&gt;=1; [.$Y$45] &amp; ([.O88]*[.$Z$45]) + [.$AA$45] &amp; [.$AB$45] &amp; ([.P88]*[.$AC$45]) + [.$AD$45] &amp;[.$AE$45]; [.$Y$46] &amp; ([.P88]*[.$Z$46]) + [.$AA$46] &amp; [.$AB$46] &amp; ([.O88]*[.$AC$46]) + [.$AD$46] &amp;[.$AE$46])" office:value-type="string" office:string-value="Integer.valueOf(-2), Integer.valueOf(-1)));">
            <text:p>Integer.valueOf(-2), Integer.valueOf(-1)));</text:p>
          </table:table-cell>
          <table:table-cell table:style-name="ce182" office:value-type="string">
            <text:p>Sell</text:p>
          </table:table-cell>
          <table:table-cell table:style-name="ce192" office:value-type="boolean" office:boolean-value="false">
            <text:p>FALSE</text:p>
          </table:table-cell>
          <table:table-cell table:style-name="ce182" office:value-type="string">
            <text:p>expBottle</text:p>
          </table:table-cell>
          <table:table-cell table:style-name="ce182" table:formula="of:=IF([.H88] &lt; 1; [.T88] &amp; &quot;: [&quot; &amp; -[.P88] &amp; &quot;, &quot; &amp; -[.O88] &amp; &quot;]&quot;; [.T88] &amp; &quot;: [&quot; &amp; [.O88] &amp; &quot;, &quot; &amp; [.P88] &amp; &quot;]&quot;)" office:value-type="string" office:string-value="expBottle: [-2, -2]">
            <text:p>expBottle: [-2, -2]</text:p>
          </table:table-cell>
          <table:table-cell table:style-name="ce201" table:formula="of:=IF([.R88] = &quot;None&quot;; &quot;&quot;;     IF([.O88] &lt; 1; &quot;Invalid: less than 1!&quot;; IF([.H88] &lt; 1; IF(OR(AND([.R88] = &quot;Buy&quot;; [.P88] &gt; [.L88]*2);AND([.R88] = &quot;Sell&quot;;[.P88] &gt; [.L88]);AND(OR([.R88] = &quot;Convert&quot;; [.R88] = &quot;Enchant&quot;); [.P88] &gt; [.L88])); &quot;Invalid: item can't stack that high!&quot;; &quot;&quot;);IF(OR(AND([.R88] = &quot;Buy&quot;; [.P88] &gt;[.$Y$49]);AND([.R88] = &quot;Sell&quot;;[.P88] &gt; [.$Y$50]);AND(OR([.R88] = &quot;Convert&quot;; [.R88] = &quot;Enchant&quot;); [.P88] &gt; [.$Y$49])); &quot;Invalid: currency can't stack that high!&quot;; &quot;&quot;)))     )">
            <text:p/>
          </table:table-cell>
          <table:table-cell table:style-name="ce221" office:value-type="string">
            <text:p>3-11 xp</text:p>
          </table:table-cell>
          <table:table-cell table:style-name="ce221" table:formula="of:=(3+11)/2" office:value-type="float" office:value="7">
            <text:p>7</text:p>
          </table:table-cell>
          <table:table-cell table:style-name="ce221" table:formula="of:=[.W81]/[.X88]" office:value-type="float" office:value="30.4285714285714">
            <text:p>30.43</text:p>
          </table:table-cell>
          <table:table-cell table:style-name="ce221" table:number-columns-repeated="999"/>
        </table:table-row>
        <table:table-row table:style-name="ro3">
          <table:table-cell table:style-name="ce6" office:value-type="string">
            <text:p>Chainmail Helmet</text:p>
          </table:table-cell>
          <table:table-cell table:style-name="ce48" office:value-type="string">
            <text:p>∞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102" table:formula="of:=[.F72]-[.$Y$35]*5+[.$Y$34]*[.W89]+[.$Y$31]*[.X89]" office:value-type="float" office:value="4.18241147921034">
            <text:p>4.1824</text:p>
          </table:table-cell>
          <table:table-cell table:style-name="ce121" table:formula="of:=[.G89]+1*[.B6]" office:value-type="float" office:value="5.18241147921034">
            <text:p>5.1824</text:p>
          </table:table-cell>
          <table:table-cell table:style-name="ce145" table:formula="of:=IF([.H89] = &quot;N/A&quot;; &quot;N/A&quot;;     IF(AND([.P89] &gt; 128;OR(AND([.H89] &gt; 1;[.$Y$51];[.R89] = &quot;Sell&quot;);AND([.H89] &lt; 1;[.S89];[.R89] = &quot;Buy&quot;)));     ROUNDDOWN(ROUND([.O89])/9) &amp; IF([.R89] = &quot;Sell&quot;; &quot; Emerald&quot;; &quot;&quot;) &amp; &quot; Blocks &amp; &quot; &amp; MOD(ROUND([.O89]);9) &amp; &quot;-&quot; &amp; MOD(ROUND([.O89]);9)+[.P89]-[.O89];     IF([.O89]=[.P89];[.O89];[.O89] &amp; &quot;-&quot; &amp; [.P89])     ) &amp; IF([.H89] &lt; 1;&quot; per Emerald&quot;;&quot; Emerald&quot; &amp; IF([.P89]&lt;&gt;1;&quot;s&quot;;&quot;&quot;))     )" office:value-type="string" office:string-value="5-6 Emeralds">
            <text:p>5-6 Emeralds</text:p>
          </table:table-cell>
          <table:table-cell table:style-name="ce152" table:formula="of:=([.G89]*[.L89])/[.$G$5]" office:value-type="float" office:value="4.3874728420753">
            <text:p>4.39</text:p>
          </table:table-cell>
          <table:table-cell table:style-name="ce165" table:formula="of:=IF([.J89] &gt; 64; ROUNDDOWN(ROUND([.J89])/64) &amp; &quot; Stacks &amp; &quot; &amp; MOD(ROUND([.J89]);64); ROUND([.J89]))" office:value-type="float" office:value="4">
            <text:p>4</text:p>
          </table:table-cell>
          <table:table-cell table:style-name="ce178" office:value-type="float" office:value="1">
            <text:p>1</text:p>
          </table:table-cell>
          <table:table-cell table:style-name="ce152" table:formula="of:=IF([.H89]=&quot;N/A&quot;;IF([.G89]&lt;1;1/[.G89];[.G89]);IF([.H89]&lt;1;1/[.H89];[.H89]))" office:value-type="float" office:value="5.18241147921034">
            <text:p>5.18</text:p>
          </table:table-cell>
          <table:table-cell table:style-name="ce165" table:formula="of:=MIN([.M89]*[.$Y$38]; [.$Y$40])" office:value-type="float" office:value="0.518241147921034">
            <text:p>0.52</text:p>
          </table:table-cell>
          <table:table-cell table:style-name="ce165" table:formula="of:=ROUND([.M89]-[.N89])" office:value-type="float" office:value="5">
            <text:p>5</text:p>
          </table:table-cell>
          <table:table-cell table:style-name="ce165" table:formula="of:=ROUND([.M89]+[.N89])" office:value-type="float" office:value="6">
            <text:p>6</text:p>
          </table:table-cell>
          <table:table-cell table:style-name="ce6" table:formula="of:=IF([.H89]&gt;=1; [.$Y$45] &amp; ([.O89]*[.$Z$45]) + [.$AA$45] &amp; [.$AB$45] &amp; ([.P89]*[.$AC$45]) + [.$AD$45] &amp;[.$AE$45]; [.$Y$46] &amp; ([.P89]*[.$Z$46]) + [.$AA$46] &amp; [.$AB$46] &amp; ([.O89]*[.$AC$46]) + [.$AD$46] &amp;[.$AE$46])" office:value-type="string" office:string-value="Integer.valueOf(5), Integer.valueOf(7)));">
            <text:p>Integer.valueOf(5), Integer.valueOf(7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helmetChain</text:p>
          </table:table-cell>
          <table:table-cell table:style-name="ce178" table:formula="of:=IF([.H89] &lt; 1; [.T89] &amp; &quot;: [&quot; &amp; -[.P89] &amp; &quot;, &quot; &amp; -[.O89] &amp; &quot;]&quot;; [.T89] &amp; &quot;: [&quot; &amp; [.O89] &amp; &quot;, &quot; &amp; [.P89] &amp; &quot;]&quot;)" office:value-type="string" office:string-value="helmetChain: [5, 6]">
            <text:p>helmetChain: [5, 6]</text:p>
          </table:table-cell>
          <table:table-cell table:style-name="ce199" table:formula="of:=IF([.R89] = &quot;None&quot;; &quot;&quot;;     IF([.O89] &lt; 1; &quot;Invalid: less than 1!&quot;; IF([.H89] &lt; 1; IF(OR(AND([.R89] = &quot;Buy&quot;; [.P89] &gt; [.L89]*2);AND([.R89] = &quot;Sell&quot;;[.P89] &gt; [.L89]);AND(OR([.R89] = &quot;Convert&quot;; [.R89] = &quot;Enchant&quot;); [.P89] &gt; [.L89])); &quot;Invalid: item can't stack that high!&quot;; &quot;&quot;);IF(OR(AND([.R89] = &quot;Buy&quot;; [.P89] &gt;[.$Y$49]);AND([.R89] = &quot;Sell&quot;;[.P89] &gt; [.$Y$50]);AND(OR([.R89] = &quot;Convert&quot;; [.R89] = &quot;Enchant&quot;); [.P89] &gt; [.$Y$49])); &quot;Invalid: currency can't stack that high!&quot;; &quot;&quot;)))     )">
            <text:p/>
          </table:table-cell>
          <table:table-cell table:style-name="ce209" table:formula="of:=[.W72]" office:value-type="float" office:value="166">
            <text:p>166</text:p>
          </table:table-cell>
          <table:table-cell table:style-name="ce209" office:value-type="float" office:value="2">
            <text:p>2</text:p>
          </table:table-cell>
          <table:table-cell table:style-name="ce215" table:number-columns-repeated="1000"/>
        </table:table-row>
        <table:table-row table:style-name="ro3">
          <table:table-cell table:style-name="ce33" office:value-type="string">
            <text:p>Chainmail Chestplate</text:p>
          </table:table-cell>
          <table:table-cell table:style-name="ce48" office:value-type="string">
            <text:p>∞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102" table:formula="of:=[.F73]-[.$Y$35]*8+[.$Y$34]*[.W90]+[.$Y$31]*[.X90]" office:value-type="float" office:value="7.11895912510328">
            <text:p>7.1190</text:p>
          </table:table-cell>
          <table:table-cell table:style-name="ce121" table:formula="of:=[.G90]+1*[.B6]" office:value-type="float" office:value="8.11895912510328">
            <text:p>8.1190</text:p>
          </table:table-cell>
          <table:table-cell table:style-name="ce145" table:formula="of:=IF([.H90] = &quot;N/A&quot;; &quot;N/A&quot;;     IF(AND([.P90] &gt; 128;OR(AND([.H90] &gt; 1;[.$Y$51];[.R90] = &quot;Sell&quot;);AND([.H90] &lt; 1;[.S90];[.R90] = &quot;Buy&quot;)));     ROUNDDOWN(ROUND([.O90])/9) &amp; IF([.R90] = &quot;Sell&quot;; &quot; Emerald&quot;; &quot;&quot;) &amp; &quot; Blocks &amp; &quot; &amp; MOD(ROUND([.O90]);9) &amp; &quot;-&quot; &amp; MOD(ROUND([.O90]);9)+[.P90]-[.O90];     IF([.O90]=[.P90];[.O90];[.O90] &amp; &quot;-&quot; &amp; [.P90])     ) &amp; IF([.H90] &lt; 1;&quot; per Emerald&quot;;&quot; Emerald&quot; &amp; IF([.P90]&lt;&gt;1;&quot;s&quot;;&quot;&quot;))     )" office:value-type="string" office:string-value="7-9 Emeralds">
            <text:p>7-9 Emeralds</text:p>
          </table:table-cell>
          <table:table-cell table:style-name="ce152" table:formula="of:=([.G90]*[.L90])/[.$G$5]" office:value-type="float" office:value="7.46799782386116">
            <text:p>7.47</text:p>
          </table:table-cell>
          <table:table-cell table:style-name="ce165" table:formula="of:=IF([.J90] &gt; 64; ROUNDDOWN(ROUND([.J90])/64) &amp; &quot; Stacks &amp; &quot; &amp; MOD(ROUND([.J90]);64); ROUND([.J90]))" office:value-type="float" office:value="7">
            <text:p>7</text:p>
          </table:table-cell>
          <table:table-cell table:style-name="ce178" office:value-type="float" office:value="1">
            <text:p>1</text:p>
          </table:table-cell>
          <table:table-cell table:style-name="ce152" table:formula="of:=IF([.H90]=&quot;N/A&quot;;IF([.G90]&lt;1;1/[.G90];[.G90]);IF([.H90]&lt;1;1/[.H90];[.H90]))" office:value-type="float" office:value="8.11895912510328">
            <text:p>8.12</text:p>
          </table:table-cell>
          <table:table-cell table:style-name="ce165" table:formula="of:=MIN([.M90]*[.$Y$38]; [.$Y$40])" office:value-type="float" office:value="0.811895912510328">
            <text:p>0.81</text:p>
          </table:table-cell>
          <table:table-cell table:style-name="ce165" table:formula="of:=ROUND([.M90]-[.N90])" office:value-type="float" office:value="7">
            <text:p>7</text:p>
          </table:table-cell>
          <table:table-cell table:style-name="ce165" table:formula="of:=ROUND([.M90]+[.N90])" office:value-type="float" office:value="9">
            <text:p>9</text:p>
          </table:table-cell>
          <table:table-cell table:style-name="ce6" table:formula="of:=IF([.H90]&gt;=1; [.$Y$45] &amp; ([.O90]*[.$Z$45]) + [.$AA$45] &amp; [.$AB$45] &amp; ([.P90]*[.$AC$45]) + [.$AD$45] &amp;[.$AE$45]; [.$Y$46] &amp; ([.P90]*[.$Z$46]) + [.$AA$46] &amp; [.$AB$46] &amp; ([.O90]*[.$AC$46]) + [.$AD$46] &amp;[.$AE$46])" office:value-type="string" office:string-value="Integer.valueOf(7), Integer.valueOf(10)));">
            <text:p>Integer.valueOf(7), Integer.valueOf(10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chestplateChain</text:p>
          </table:table-cell>
          <table:table-cell table:style-name="ce178" table:formula="of:=IF([.H90] &lt; 1; [.T90] &amp; &quot;: [&quot; &amp; -[.P90] &amp; &quot;, &quot; &amp; -[.O90] &amp; &quot;]&quot;; [.T90] &amp; &quot;: [&quot; &amp; [.O90] &amp; &quot;, &quot; &amp; [.P90] &amp; &quot;]&quot;)" office:value-type="string" office:string-value="chestplateChain: [7, 9]">
            <text:p>chestplateChain: [7, 9]</text:p>
          </table:table-cell>
          <table:table-cell table:style-name="ce199" table:formula="of:=IF([.R90] = &quot;None&quot;; &quot;&quot;;     IF([.O90] &lt; 1; &quot;Invalid: less than 1!&quot;; IF([.H90] &lt; 1; IF(OR(AND([.R90] = &quot;Buy&quot;; [.P90] &gt; [.L90]*2);AND([.R90] = &quot;Sell&quot;;[.P90] &gt; [.L90]);AND(OR([.R90] = &quot;Convert&quot;; [.R90] = &quot;Enchant&quot;); [.P90] &gt; [.L90])); &quot;Invalid: item can't stack that high!&quot;; &quot;&quot;);IF(OR(AND([.R90] = &quot;Buy&quot;; [.P90] &gt;[.$Y$49]);AND([.R90] = &quot;Sell&quot;;[.P90] &gt; [.$Y$50]);AND(OR([.R90] = &quot;Convert&quot;; [.R90] = &quot;Enchant&quot;); [.P90] &gt; [.$Y$49])); &quot;Invalid: currency can't stack that high!&quot;; &quot;&quot;)))     )">
            <text:p/>
          </table:table-cell>
          <table:table-cell table:style-name="ce209" table:formula="of:=[.W73]" office:value-type="float" office:value="241">
            <text:p>241</text:p>
          </table:table-cell>
          <table:table-cell table:style-name="ce209" office:value-type="float" office:value="5">
            <text:p>5</text:p>
          </table:table-cell>
          <table:table-cell table:style-name="ce215" table:number-columns-repeated="1000"/>
        </table:table-row>
        <table:table-row table:style-name="ro3">
          <table:table-cell table:style-name="ce6" office:value-type="string">
            <text:p>Chainmail Leggings</text:p>
          </table:table-cell>
          <table:table-cell table:style-name="ce48" office:value-type="string">
            <text:p>∞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102" table:formula="of:=[.F74]-[.$Y$35]*7+[.$Y$34]*[.W91]+[.$Y$31]*[.X91]" office:value-type="float" office:value="6.15169704696537">
            <text:p>6.1517</text:p>
          </table:table-cell>
          <table:table-cell table:style-name="ce121" table:formula="of:=[.G91]+1*[.B6]" office:value-type="float" office:value="7.15169704696537">
            <text:p>7.1517</text:p>
          </table:table-cell>
          <table:table-cell table:style-name="ce145" table:formula="of:=IF([.H91] = &quot;N/A&quot;; &quot;N/A&quot;;     IF(AND([.P91] &gt; 128;OR(AND([.H91] &gt; 1;[.$Y$51];[.R91] = &quot;Sell&quot;);AND([.H91] &lt; 1;[.S91];[.R91] = &quot;Buy&quot;)));     ROUNDDOWN(ROUND([.O91])/9) &amp; IF([.R91] = &quot;Sell&quot;; &quot; Emerald&quot;; &quot;&quot;) &amp; &quot; Blocks &amp; &quot; &amp; MOD(ROUND([.O91]);9) &amp; &quot;-&quot; &amp; MOD(ROUND([.O91]);9)+[.P91]-[.O91];     IF([.O91]=[.P91];[.O91];[.O91] &amp; &quot;-&quot; &amp; [.P91])     ) &amp; IF([.H91] &lt; 1;&quot; per Emerald&quot;;&quot; Emerald&quot; &amp; IF([.P91]&lt;&gt;1;&quot;s&quot;;&quot;&quot;))     )" office:value-type="string" office:string-value="6-8 Emeralds">
            <text:p>6-8 Emeralds</text:p>
          </table:table-cell>
          <table:table-cell table:style-name="ce152" table:formula="of:=([.G91]*[.L91])/[.$G$5]" office:value-type="float" office:value="6.45331141146621">
            <text:p>6.45</text:p>
          </table:table-cell>
          <table:table-cell table:style-name="ce165" table:formula="of:=IF([.J91] &gt; 64; ROUNDDOWN(ROUND([.J91])/64) &amp; &quot; Stacks &amp; &quot; &amp; MOD(ROUND([.J91]);64); ROUND([.J91]))" office:value-type="float" office:value="6">
            <text:p>6</text:p>
          </table:table-cell>
          <table:table-cell table:style-name="ce178" office:value-type="float" office:value="1">
            <text:p>1</text:p>
          </table:table-cell>
          <table:table-cell table:style-name="ce152" table:formula="of:=IF([.H91]=&quot;N/A&quot;;IF([.G91]&lt;1;1/[.G91];[.G91]);IF([.H91]&lt;1;1/[.H91];[.H91]))" office:value-type="float" office:value="7.15169704696537">
            <text:p>7.15</text:p>
          </table:table-cell>
          <table:table-cell table:style-name="ce165" table:formula="of:=MIN([.M91]*[.$Y$38]; [.$Y$40])" office:value-type="float" office:value="0.715169704696537">
            <text:p>0.72</text:p>
          </table:table-cell>
          <table:table-cell table:style-name="ce165" table:formula="of:=ROUND([.M91]-[.N91])" office:value-type="float" office:value="6">
            <text:p>6</text:p>
          </table:table-cell>
          <table:table-cell table:style-name="ce165" table:formula="of:=ROUND([.M91]+[.N91])" office:value-type="float" office:value="8">
            <text:p>8</text:p>
          </table:table-cell>
          <table:table-cell table:style-name="ce6" table:formula="of:=IF([.H91]&gt;=1; [.$Y$45] &amp; ([.O91]*[.$Z$45]) + [.$AA$45] &amp; [.$AB$45] &amp; ([.P91]*[.$AC$45]) + [.$AD$45] &amp;[.$AE$45]; [.$Y$46] &amp; ([.P91]*[.$Z$46]) + [.$AA$46] &amp; [.$AB$46] &amp; ([.O91]*[.$AC$46]) + [.$AD$46] &amp;[.$AE$46])" office:value-type="string" office:string-value="Integer.valueOf(6), Integer.valueOf(9)));">
            <text:p>Integer.valueOf(6), Integer.valueOf(9)));</text:p>
          </table:table-cell>
          <table:table-cell table:style-name="ce178" office:value-type="string">
            <text:p>Sell</text:p>
          </table:table-cell>
          <table:table-cell table:style-name="ce190" office:value-type="boolean" office:boolean-value="false">
            <text:p>FALSE</text:p>
          </table:table-cell>
          <table:table-cell table:style-name="ce178" office:value-type="string">
            <text:p>leggingsChain</text:p>
          </table:table-cell>
          <table:table-cell table:style-name="ce178" table:formula="of:=IF([.H91] &lt; 1; [.T91] &amp; &quot;: [&quot; &amp; -[.P91] &amp; &quot;, &quot; &amp; -[.O91] &amp; &quot;]&quot;; [.T91] &amp; &quot;: [&quot; &amp; [.O91] &amp; &quot;, &quot; &amp; [.P91] &amp; &quot;]&quot;)" office:value-type="string" office:string-value="leggingsChain: [6, 8]">
            <text:p>leggingsChain: [6, 8]</text:p>
          </table:table-cell>
          <table:table-cell table:style-name="ce199" table:formula="of:=IF([.R91] = &quot;None&quot;; &quot;&quot;;     IF([.O91] &lt; 1; &quot;Invalid: less than 1!&quot;; IF([.H91] &lt; 1; IF(OR(AND([.R91] = &quot;Buy&quot;; [.P91] &gt; [.L91]*2);AND([.R91] = &quot;Sell&quot;;[.P91] &gt; [.L91]);AND(OR([.R91] = &quot;Convert&quot;; [.R91] = &quot;Enchant&quot;); [.P91] &gt; [.L91])); &quot;Invalid: item can't stack that high!&quot;; &quot;&quot;);IF(OR(AND([.R91] = &quot;Buy&quot;; [.P91] &gt;[.$Y$49]);AND([.R91] = &quot;Sell&quot;;[.P91] &gt; [.$Y$50]);AND(OR([.R91] = &quot;Convert&quot;; [.R91] = &quot;Enchant&quot;); [.P91] &gt; [.$Y$49])); &quot;Invalid: currency can't stack that high!&quot;; &quot;&quot;)))     )">
            <text:p/>
          </table:table-cell>
          <table:table-cell table:style-name="ce209" table:formula="of:=[.W74]" office:value-type="float" office:value="226">
            <text:p>226</text:p>
          </table:table-cell>
          <table:table-cell table:style-name="ce209" office:value-type="float" office:value="4">
            <text:p>4</text:p>
          </table:table-cell>
          <table:table-cell table:style-name="ce215" table:number-columns-repeated="1000"/>
        </table:table-row>
        <table:table-row table:style-name="ro3">
          <table:table-cell table:style-name="ce16" office:value-type="string">
            <text:p>Chainmail Boots</text:p>
          </table:table-cell>
          <table:table-cell table:style-name="ce64" office:value-type="string">
            <text:p>∞</text:p>
          </table:table-cell>
          <table:table-cell table:style-name="ce83" office:value-type="string">
            <text:p>N/A</text:p>
          </table:table-cell>
          <table:table-cell table:style-name="ce83" office:value-type="string">
            <text:p>N/A</text:p>
          </table:table-cell>
          <table:table-cell table:style-name="ce83" office:value-type="string">
            <text:p>N/A</text:p>
          </table:table-cell>
          <table:table-cell table:style-name="ce83" office:value-type="string">
            <text:p>N/A</text:p>
          </table:table-cell>
          <table:table-cell table:style-name="ce113" table:formula="of:=[.F75]-[.$Y$35]*4+[.$Y$34]*[.W92]+[.$Y$31]*[.X92]" office:value-type="float" office:value="3.26491081255164">
            <text:p>3.2649</text:p>
          </table:table-cell>
          <table:table-cell table:style-name="ce132" table:formula="of:=[.G92]+1*[.B6]" office:value-type="float" office:value="4.26491081255164">
            <text:p>4.2649</text:p>
          </table:table-cell>
          <table:table-cell table:style-name="ce146" table:formula="of:=IF([.H92] = &quot;N/A&quot;; &quot;N/A&quot;;     IF(AND([.P92] &gt; 128;OR(AND([.H92] &gt; 1;[.$Y$51];[.R92] = &quot;Sell&quot;);AND([.H92] &lt; 1;[.S92];[.R92] = &quot;Buy&quot;)));     ROUNDDOWN(ROUND([.O92])/9) &amp; IF([.R92] = &quot;Sell&quot;; &quot; Emerald&quot;; &quot;&quot;) &amp; &quot; Blocks &amp; &quot; &amp; MOD(ROUND([.O92]);9) &amp; &quot;-&quot; &amp; MOD(ROUND([.O92]);9)+[.P92]-[.O92];     IF([.O92]=[.P92];[.O92];[.O92] &amp; &quot;-&quot; &amp; [.P92])     ) &amp; IF([.H92] &lt; 1;&quot; per Emerald&quot;;&quot; Emerald&quot; &amp; IF([.P92]&lt;&gt;1;&quot;s&quot;;&quot;&quot;))     )" office:value-type="string" office:string-value="4-5 Emeralds">
            <text:p>4-5 Emeralds</text:p>
          </table:table-cell>
          <table:table-cell table:style-name="ce159" table:formula="of:=([.G92]*[.L92])/[.$G$5]" office:value-type="float" office:value="3.42498761613309">
            <text:p>3.42</text:p>
          </table:table-cell>
          <table:table-cell table:style-name="ce172" table:formula="of:=IF([.J92] &gt; 64; ROUNDDOWN(ROUND([.J92])/64) &amp; &quot; Stacks &amp; &quot; &amp; MOD(ROUND([.J92]);64); ROUND([.J92]))" office:value-type="float" office:value="3">
            <text:p>3</text:p>
          </table:table-cell>
          <table:table-cell table:style-name="ce185" office:value-type="float" office:value="1">
            <text:p>1</text:p>
          </table:table-cell>
          <table:table-cell table:style-name="ce159" table:formula="of:=IF([.H92]=&quot;N/A&quot;;IF([.G92]&lt;1;1/[.G92];[.G92]);IF([.H92]&lt;1;1/[.H92];[.H92]))" office:value-type="float" office:value="4.26491081255164">
            <text:p>4.26</text:p>
          </table:table-cell>
          <table:table-cell table:style-name="ce172" table:formula="of:=MIN([.M92]*[.$Y$38]; [.$Y$40])" office:value-type="float" office:value="0.426491081255164">
            <text:p>0.43</text:p>
          </table:table-cell>
          <table:table-cell table:style-name="ce172" table:formula="of:=ROUND([.M92]-[.N92])" office:value-type="float" office:value="4">
            <text:p>4</text:p>
          </table:table-cell>
          <table:table-cell table:style-name="ce172" table:formula="of:=ROUND([.M92]+[.N92])" office:value-type="float" office:value="5">
            <text:p>5</text:p>
          </table:table-cell>
          <table:table-cell table:style-name="ce16" table:formula="of:=IF([.H92]&gt;=1; [.$Y$45] &amp; ([.O92]*[.$Z$45]) + [.$AA$45] &amp; [.$AB$45] &amp; ([.P92]*[.$AC$45]) + [.$AD$45] &amp;[.$AE$45]; [.$Y$46] &amp; ([.P92]*[.$Z$46]) + [.$AA$46] &amp; [.$AB$46] &amp; ([.O92]*[.$AC$46]) + [.$AD$46] &amp;[.$AE$46])" office:value-type="string" office:string-value="Integer.valueOf(4), Integer.valueOf(6)));">
            <text:p>Integer.valueOf(4), Integer.valueOf(6)));</text:p>
          </table:table-cell>
          <table:table-cell table:style-name="ce185" office:value-type="string">
            <text:p>Sell</text:p>
          </table:table-cell>
          <table:table-cell table:style-name="ce195" office:value-type="boolean" office:boolean-value="false">
            <text:p>FALSE</text:p>
          </table:table-cell>
          <table:table-cell table:style-name="ce185" office:value-type="string">
            <text:p>bootsChain</text:p>
          </table:table-cell>
          <table:table-cell table:style-name="ce185" table:formula="of:=IF([.H92] &lt; 1; [.T92] &amp; &quot;: [&quot; &amp; -[.P92] &amp; &quot;, &quot; &amp; -[.O92] &amp; &quot;]&quot;; [.T92] &amp; &quot;: [&quot; &amp; [.O92] &amp; &quot;, &quot; &amp; [.P92] &amp; &quot;]&quot;)" office:value-type="string" office:string-value="bootsChain: [4, 5]">
            <text:p>bootsChain: [4, 5]</text:p>
          </table:table-cell>
          <table:table-cell table:style-name="ce204" table:formula="of:=IF([.R92] = &quot;None&quot;; &quot;&quot;;     IF([.O92] &lt; 1; &quot;Invalid: less than 1!&quot;; IF([.H92] &lt; 1; IF(OR(AND([.R92] = &quot;Buy&quot;; [.P92] &gt; [.L92]*2);AND([.R92] = &quot;Sell&quot;;[.P92] &gt; [.L92]);AND(OR([.R92] = &quot;Convert&quot;; [.R92] = &quot;Enchant&quot;); [.P92] &gt; [.L92])); &quot;Invalid: item can't stack that high!&quot;; &quot;&quot;);IF(OR(AND([.R92] = &quot;Buy&quot;; [.P92] &gt;[.$Y$49]);AND([.R92] = &quot;Sell&quot;;[.P92] &gt; [.$Y$50]);AND(OR([.R92] = &quot;Convert&quot;; [.R92] = &quot;Enchant&quot;); [.P92] &gt; [.$Y$49])); &quot;Invalid: currency can't stack that high!&quot;; &quot;&quot;)))     )">
            <text:p/>
          </table:table-cell>
          <table:table-cell table:style-name="ce209" table:formula="of:=[.W75]" office:value-type="float" office:value="196">
            <text:p>196</text:p>
          </table:table-cell>
          <table:table-cell table:style-name="ce209" office:value-type="float" office:value="1">
            <text:p>1</text:p>
          </table:table-cell>
          <table:table-cell table:style-name="ce215" table:number-columns-repeated="1000"/>
        </table:table-row>
        <table:table-row table:style-name="ro3" table:number-rows-repeated="65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dged Chart" table:style-name="ta1" table:print="false">
        <table:table-column table:style-name="co23" table:default-cell-style-name="ce6"/>
        <table:table-column table:style-name="co6" table:default-cell-style-name="ce243"/>
        <table:table-row table:style-name="ro1">
          <table:table-cell table:style-name="ce230" table:formula="of:=['Calculation Chart'.A1]" office:value-type="string" office:string-value="Item">
            <text:p>Item</text:p>
          </table:table-cell>
          <table:table-cell table:style-name="ce108" table:formula="of:=['Calculation Chart'.I1]" office:value-type="string" office:string-value="NPC Trader's Price">
            <text:p>NPC Trader's Price</text:p>
          </table:table-cell>
        </table:table-row>
        <table:table-row table:style-name="ro3">
          <table:table-cell table:style-name="ce231" table:formula="of:=['Calculation Chart'.A3]" office:value-type="string" office:string-value="Coal/Charcoal">
            <text:p>Coal/Charcoal</text:p>
          </table:table-cell>
          <table:table-cell table:style-name="ce237" table:formula="of:=['Calculation Chart'.I3]" office:value-type="string" office:string-value="3-4 per Emerald">
            <text:p>3-4 per Emerald</text:p>
          </table:table-cell>
        </table:table-row>
        <table:table-row table:style-name="ro3">
          <table:table-cell table:style-name="ce3" table:formula="of:=['Calculation Chart'.A5]" office:value-type="string" office:string-value="Iron Ingot">
            <text:p>Iron Ingot</text:p>
          </table:table-cell>
          <table:table-cell table:style-name="ce238" table:formula="of:=['Calculation Chart'.I5]" office:value-type="string" office:string-value="1 per Emerald">
            <text:p>1 per Emerald</text:p>
          </table:table-cell>
        </table:table-row>
        <table:table-row table:style-name="ro3">
          <table:table-cell table:style-name="ce3" table:formula="of:=['Calculation Chart'.A7]" office:value-type="string" office:string-value="Gold Ingot">
            <text:p>Gold Ingot</text:p>
          </table:table-cell>
          <table:table-cell table:style-name="ce238" table:formula="of:=['Calculation Chart'.I7]" office:value-type="string" office:string-value="2 Emeralds">
            <text:p>2 Emeralds</text:p>
          </table:table-cell>
        </table:table-row>
        <table:table-row table:style-name="ro3">
          <table:table-cell table:style-name="ce3" table:formula="of:=['Calculation Chart'.A9]" office:value-type="string" office:string-value="Diamond">
            <text:p>Diamond</text:p>
          </table:table-cell>
          <table:table-cell table:style-name="ce238" table:formula="of:=['Calculation Chart'.I9]" office:value-type="string" office:string-value="16-20 Emeralds">
            <text:p>16-20 Emeralds</text:p>
          </table:table-cell>
        </table:table-row>
        <table:table-row table:style-name="ro3">
          <table:table-cell table:formula="of:=['Calculation Chart'.A11]" office:value-type="string" office:string-value="Redstone Dust">
            <text:p>Redstone Dust</text:p>
          </table:table-cell>
          <table:table-cell table:style-name="ce239" table:formula="of:=['Calculation Chart'.I11]" office:value-type="string" office:string-value="2-3 per Emerald">
            <text:p>2-3 per Emerald</text:p>
          </table:table-cell>
        </table:table-row>
        <table:table-row table:style-name="ro3">
          <table:table-cell table:style-name="ce232" table:formula="of:=['Calculation Chart'.A12]" office:value-type="string" office:string-value="Glowstone">
            <text:p>Glowstone</text:p>
          </table:table-cell>
          <table:table-cell table:style-name="ce239" table:formula="of:=['Calculation Chart'.I12]" office:value-type="string" office:string-value="7-9 Emeralds">
            <text:p>7-9 Emeralds</text:p>
          </table:table-cell>
        </table:table-row>
        <table:table-row table:style-name="ro3">
          <table:table-cell table:style-name="ce3" table:formula="of:=['Calculation Chart'.A14]" office:value-type="string" office:string-value="Gravel">
            <text:p>Gravel</text:p>
          </table:table-cell>
          <table:table-cell table:style-name="ce238" table:formula="of:=['Calculation Chart'.I14]" office:value-type="string" office:string-value="See Offer Below">
            <text:p>See Offer Below</text:p>
          </table:table-cell>
        </table:table-row>
        <table:table-row table:style-name="ro7">
          <table:table-cell table:formula="of:=['Calculation Chart'.A15]" office:value-type="string" office:string-value="Flint">
            <text:p>Flint</text:p>
          </table:table-cell>
          <table:table-cell table:style-name="ce240" table:formula="of:=['Calculation Chart'.I15]" office:value-type="string" office:string-value="6 Gravel &amp; 1 Emerald for 5-6 Flint">
            <text:p>6 Gravel &amp; 1 Emerald for 5-6 Flint</text:p>
          </table:table-cell>
        </table:table-row>
        <table:table-row table:style-name="ro3">
          <table:table-cell table:formula="of:=['Calculation Chart'.A17]" office:value-type="string" office:string-value="Glass">
            <text:p>Glass</text:p>
          </table:table-cell>
          <table:table-cell table:style-name="ce241" table:formula="of:=['Calculation Chart'.I17]" office:value-type="string" office:string-value="4-5 per Emerald">
            <text:p>4-5 per Emerald</text:p>
          </table:table-cell>
        </table:table-row>
        <table:table-row table:style-name="ro3">
          <table:table-cell table:style-name="ce3" table:formula="of:=['Calculation Chart'.A19]" office:value-type="string" office:string-value="Cooked Fish">
            <text:p>Cooked Fish</text:p>
          </table:table-cell>
          <table:table-cell table:style-name="ce238" table:formula="of:=['Calculation Chart'.I19]" office:value-type="string" office:string-value="3-4 per Emerald">
            <text:p>3-4 per Emerald</text:p>
          </table:table-cell>
        </table:table-row>
        <table:table-row table:style-name="ro3">
          <table:table-cell table:style-name="ce3" table:formula="of:=['Calculation Chart'.A20]" office:value-type="string" office:string-value="Raw Chicken">
            <text:p>Raw Chicken</text:p>
          </table:table-cell>
          <table:table-cell table:style-name="ce238" table:formula="of:=['Calculation Chart'.I20]" office:value-type="string" office:string-value="5-6 per Emerald">
            <text:p>5-6 per Emerald</text:p>
          </table:table-cell>
        </table:table-row>
        <table:table-row table:style-name="ro3">
          <table:table-cell table:formula="of:=['Calculation Chart'.A21]" office:value-type="string" office:string-value="Cooked Chicken">
            <text:p>Cooked Chicken</text:p>
          </table:table-cell>
          <table:table-cell table:style-name="ce239" table:formula="of:=['Calculation Chart'.I21]" office:value-type="string" office:string-value="3 per Emerald">
            <text:p>3 per Emerald</text:p>
          </table:table-cell>
        </table:table-row>
        <table:table-row table:style-name="ro3">
          <table:table-cell table:style-name="ce3" table:formula="of:=['Calculation Chart'.A22]" office:value-type="string" office:string-value="Raw Porkchop">
            <text:p>Raw Porkchop</text:p>
          </table:table-cell>
          <table:table-cell table:style-name="ce238" table:formula="of:=['Calculation Chart'.I22]" office:value-type="string" office:string-value="3-4 per Emerald">
            <text:p>3-4 per Emerald</text:p>
          </table:table-cell>
        </table:table-row>
        <table:table-row table:style-name="ro3">
          <table:table-cell table:formula="of:=['Calculation Chart'.A23]" office:value-type="string" office:string-value="Cooked Porkchop">
            <text:p>Cooked Porkchop</text:p>
          </table:table-cell>
          <table:table-cell table:style-name="ce239" table:formula="of:=['Calculation Chart'.I23]" office:value-type="string" office:string-value="1-2 per Emerald">
            <text:p>1-2 per Emerald</text:p>
          </table:table-cell>
        </table:table-row>
        <table:table-row table:style-name="ro3">
          <table:table-cell table:style-name="ce3" table:formula="of:=['Calculation Chart'.A24]" office:value-type="string" office:string-value="Raw Beef">
            <text:p>Raw Beef</text:p>
          </table:table-cell>
          <table:table-cell table:style-name="ce238" table:formula="of:=['Calculation Chart'.I24]" office:value-type="string" office:string-value="3-4 per Emerald">
            <text:p>3-4 per Emerald</text:p>
          </table:table-cell>
        </table:table-row>
        <table:table-row table:style-name="ro3">
          <table:table-cell table:formula="of:=['Calculation Chart'.A25]" office:value-type="string" office:string-value="Steak">
            <text:p>Steak</text:p>
          </table:table-cell>
          <table:table-cell table:style-name="ce239" table:formula="of:=['Calculation Chart'.I25]" office:value-type="string" office:string-value="1-2 per Emerald">
            <text:p>1-2 per Emerald</text:p>
          </table:table-cell>
        </table:table-row>
        <table:table-row table:style-name="ro3">
          <table:table-cell table:style-name="ce3" table:formula="of:=['Calculation Chart'.A27]" office:value-type="string" office:string-value="Wool">
            <text:p>Wool</text:p>
          </table:table-cell>
          <table:table-cell table:style-name="ce238" table:formula="of:=['Calculation Chart'.I27]" office:value-type="string" office:string-value="19-23 per Emerald">
            <text:p>19-23 per Emerald</text:p>
          </table:table-cell>
        </table:table-row>
        <table:table-row table:style-name="ro3">
          <table:table-cell table:formula="of:=['Calculation Chart'.A34]" office:value-type="string" office:string-value="Saddle">
            <text:p>Saddle</text:p>
          </table:table-cell>
          <table:table-cell table:style-name="ce239" table:formula="of:=['Calculation Chart'.I34]" office:value-type="string" office:string-value="7-8 Emeralds">
            <text:p>7-8 Emeralds</text:p>
          </table:table-cell>
        </table:table-row>
        <table:table-row table:style-name="ro3">
          <table:table-cell table:style-name="ce3" table:formula="of:=['Calculation Chart'.A36]" office:value-type="string" office:string-value="Wheat">
            <text:p>Wheat</text:p>
          </table:table-cell>
          <table:table-cell table:style-name="ce238" table:formula="of:=['Calculation Chart'.I36]" office:value-type="string" office:string-value="25-31 per Emerald">
            <text:p>25-31 per Emerald</text:p>
          </table:table-cell>
        </table:table-row>
        <table:table-row table:style-name="ro3">
          <table:table-cell table:formula="of:=['Calculation Chart'.A38]" office:value-type="string" office:string-value="Melon Slice">
            <text:p>Melon Slice</text:p>
          </table:table-cell>
          <table:table-cell table:style-name="ce239" table:formula="of:=['Calculation Chart'.I38]" office:value-type="string" office:string-value="22-27 per Emerald">
            <text:p>22-27 per Emerald</text:p>
          </table:table-cell>
        </table:table-row>
        <table:table-row table:style-name="ro3">
          <table:table-cell table:formula="of:=['Calculation Chart'.A42]" office:value-type="string" office:string-value="Apple">
            <text:p>Apple</text:p>
          </table:table-cell>
          <table:table-cell table:style-name="ce239" table:formula="of:=['Calculation Chart'.I42]" office:value-type="string" office:string-value="1 Emerald">
            <text:p>1 Emerald</text:p>
          </table:table-cell>
        </table:table-row>
        <table:table-row table:style-name="ro3">
          <table:table-cell table:formula="of:=['Calculation Chart'.A45]" office:value-type="string" office:string-value="Bread">
            <text:p>Bread</text:p>
          </table:table-cell>
          <table:table-cell table:style-name="ce239" table:formula="of:=['Calculation Chart'.I45]" office:value-type="string" office:string-value="4-5 per Emerald">
            <text:p>4-5 per Emerald</text:p>
          </table:table-cell>
        </table:table-row>
        <table:table-row table:style-name="ro3">
          <table:table-cell table:formula="of:=['Calculation Chart'.A46]" office:value-type="string" office:string-value="Cookie">
            <text:p>Cookie</text:p>
          </table:table-cell>
          <table:table-cell table:style-name="ce239" table:formula="of:=['Calculation Chart'.I46]" office:value-type="string" office:string-value="13-16 per Emerald">
            <text:p>13-16 per Emerald</text:p>
          </table:table-cell>
        </table:table-row>
        <table:table-row table:style-name="ro3">
          <table:table-cell table:style-name="ce3" table:formula="of:=['Calculation Chart'.A47]" office:value-type="string" office:string-value="Paper">
            <text:p>Paper</text:p>
          </table:table-cell>
          <table:table-cell table:style-name="ce238" table:formula="of:=['Calculation Chart'.I47]" office:value-type="string" office:string-value="40-49 per Emerald">
            <text:p>40-49 per Emerald</text:p>
          </table:table-cell>
        </table:table-row>
        <table:table-row table:style-name="ro3">
          <table:table-cell table:style-name="ce3" table:formula="of:=['Calculation Chart'.A48]" office:value-type="string" office:string-value="Book">
            <text:p>Book</text:p>
          </table:table-cell>
          <table:table-cell table:style-name="ce238" table:formula="of:=['Calculation Chart'.I48]" office:value-type="string" office:string-value="4-5 per Emerald">
            <text:p>4-5 per Emerald</text:p>
          </table:table-cell>
        </table:table-row>
        <table:table-row table:style-name="ro4">
          <table:table-cell table:style-name="ce3" table:formula="of:=['Calculation Chart'.A50]" office:value-type="string" office:string-value="Written Book">
            <text:p>Written Book</text:p>
          </table:table-cell>
          <table:table-cell table:style-name="ce242" table:formula="of:=['Calculation Chart'.I50]" office:value-type="string" office:string-value="1 Emerald">
            <text:p>1 Emerald</text:p>
          </table:table-cell>
        </table:table-row>
        <table:table-row table:style-name="ro4">
          <table:table-cell table:formula="of:=['Calculation Chart'.A51]" office:value-type="string" office:string-value="Bookshelf">
            <text:p>Bookshelf</text:p>
          </table:table-cell>
          <table:table-cell table:formula="of:=['Calculation Chart'.I51]" office:value-type="string" office:string-value="1-2 Emeralds">
            <text:p>1-2 Emeralds</text:p>
          </table:table-cell>
        </table:table-row>
        <table:table-row table:style-name="ro4">
          <table:table-cell table:style-name="ce232" table:formula="of:=['Calculation Chart'.A52]" office:value-type="string" office:string-value="Eye of Ender">
            <text:p>Eye of Ender</text:p>
          </table:table-cell>
          <table:table-cell table:formula="of:=['Calculation Chart'.I52]" office:value-type="string" office:string-value="5-6 Emeralds">
            <text:p>5-6 Emeralds</text:p>
          </table:table-cell>
        </table:table-row>
        <table:table-row table:style-name="ro4">
          <table:table-cell table:style-name="ce233" table:formula="of:=['Calculation Chart'.A53]" office:value-type="string" office:string-value="Shears">
            <text:p>Shears</text:p>
          </table:table-cell>
          <table:table-cell table:style-name="ce244" table:formula="of:=['Calculation Chart'.I53]" office:value-type="string" office:string-value="2 Emeralds">
            <text:p>2 Emeralds</text:p>
          </table:table-cell>
        </table:table-row>
        <table:table-row table:style-name="ro4">
          <table:table-cell table:formula="of:=['Calculation Chart'.A54]" office:value-type="string" office:string-value="Flint and Steel">
            <text:p>Flint and Steel</text:p>
          </table:table-cell>
          <table:table-cell table:formula="of:=['Calculation Chart'.I54]" office:value-type="string" office:string-value="1 per Emerald">
            <text:p>1 per Emerald</text:p>
          </table:table-cell>
        </table:table-row>
        <table:table-row table:style-name="ro4">
          <table:table-cell table:formula="of:=['Calculation Chart'.A55]" office:value-type="string" office:string-value="Arrow">
            <text:p>Arrow</text:p>
          </table:table-cell>
          <table:table-cell table:formula="of:=['Calculation Chart'.I55]" office:value-type="string" office:string-value="4-5 per Emerald">
            <text:p>4-5 per Emerald</text:p>
          </table:table-cell>
        </table:table-row>
        <table:table-row table:style-name="ro4">
          <table:table-cell table:formula="of:=['Calculation Chart'.A56]" office:value-type="string" office:string-value="Compass">
            <text:p>Compass</text:p>
          </table:table-cell>
          <table:table-cell table:formula="of:=['Calculation Chart'.I56]" office:value-type="string" office:string-value="3-4 Emeralds">
            <text:p>3-4 Emeralds</text:p>
          </table:table-cell>
        </table:table-row>
        <table:table-row table:style-name="ro4">
          <table:table-cell table:formula="of:=['Calculation Chart'.A57]" office:value-type="string" office:string-value="Clock">
            <text:p>Clock</text:p>
          </table:table-cell>
          <table:table-cell table:formula="of:=['Calculation Chart'.I57]" office:value-type="string" office:string-value="8-10 Emeralds">
            <text:p>8-10 Emeralds</text:p>
          </table:table-cell>
        </table:table-row>
        <table:table-row table:style-name="ro4">
          <table:table-cell table:formula="of:=['Calculation Chart'.A58]" office:value-type="string" office:string-value="Iron Sword">
            <text:p>Iron Sword</text:p>
          </table:table-cell>
          <table:table-cell table:formula="of:=['Calculation Chart'.I58]" office:value-type="string" office:string-value="2 Emeralds">
            <text:p>2 Emeralds</text:p>
          </table:table-cell>
        </table:table-row>
        <table:table-row table:style-name="ro4">
          <table:table-cell table:formula="of:=['Calculation Chart'.A59]" office:value-type="string" office:string-value="Iron Axe">
            <text:p>Iron Axe</text:p>
          </table:table-cell>
          <table:table-cell table:formula="of:=['Calculation Chart'.I59]" office:value-type="string" office:string-value="2-3 Emeralds">
            <text:p>2-3 Emeralds</text:p>
          </table:table-cell>
        </table:table-row>
        <table:table-row table:style-name="ro4">
          <table:table-cell table:formula="of:=['Calculation Chart'.A60]" office:value-type="string" office:string-value="Iron Pickaxe">
            <text:p>Iron Pickaxe</text:p>
          </table:table-cell>
          <table:table-cell table:formula="of:=['Calculation Chart'.I60]" office:value-type="string" office:string-value="3 Emeralds">
            <text:p>3 Emeralds</text:p>
          </table:table-cell>
        </table:table-row>
        <table:table-row table:style-name="ro4">
          <table:table-cell table:formula="of:=['Calculation Chart'.A61]" office:value-type="string" office:string-value="Iron Shovel">
            <text:p>Iron Shovel</text:p>
          </table:table-cell>
          <table:table-cell table:formula="of:=['Calculation Chart'.I61]" office:value-type="string" office:string-value="1 per Emerald">
            <text:p>1 per Emerald</text:p>
          </table:table-cell>
        </table:table-row>
        <table:table-row table:style-name="ro4">
          <table:table-cell table:formula="of:=['Calculation Chart'.A62]" office:value-type="string" office:string-value="Iron Hoe">
            <text:p>Iron Hoe</text:p>
          </table:table-cell>
          <table:table-cell table:formula="of:=['Calculation Chart'.I62]" office:value-type="string" office:string-value="1-2 Emeralds">
            <text:p>1-2 Emeralds</text:p>
          </table:table-cell>
        </table:table-row>
        <table:table-row table:style-name="ro4">
          <table:table-cell table:formula="of:=['Calculation Chart'.A63]" office:value-type="string" office:string-value="Diamond Sword">
            <text:p>Diamond Sword</text:p>
          </table:table-cell>
          <table:table-cell table:formula="of:=['Calculation Chart'.I63]" office:value-type="string" office:string-value="36-45 Emeralds">
            <text:p>36-45 Emeralds</text:p>
          </table:table-cell>
        </table:table-row>
        <table:table-row table:style-name="ro4">
          <table:table-cell table:formula="of:=['Calculation Chart'.A64]" office:value-type="string" office:string-value="Diamond Axe">
            <text:p>Diamond Axe</text:p>
          </table:table-cell>
          <table:table-cell table:formula="of:=['Calculation Chart'.I64]" office:value-type="string" office:string-value="52-62 Emeralds">
            <text:p>52-62 Emeralds</text:p>
          </table:table-cell>
        </table:table-row>
        <table:table-row table:style-name="ro4">
          <table:table-cell table:formula="of:=['Calculation Chart'.A65]" office:value-type="string" office:string-value="Diamond Pickaxe">
            <text:p>Diamond Pickaxe</text:p>
          </table:table-cell>
          <table:table-cell table:formula="of:=['Calculation Chart'.I65]" office:value-type="string" office:string-value="55-65 Emeralds">
            <text:p>55-65 Emeralds</text:p>
          </table:table-cell>
        </table:table-row>
        <table:table-row table:style-name="ro4">
          <table:table-cell table:formula="of:=['Calculation Chart'.A66]" office:value-type="string" office:string-value="Diamond Shovel">
            <text:p>Diamond Shovel</text:p>
          </table:table-cell>
          <table:table-cell table:formula="of:=['Calculation Chart'.I66]" office:value-type="string" office:string-value="18-22 Emeralds">
            <text:p>18-22 Emeralds</text:p>
          </table:table-cell>
        </table:table-row>
        <table:table-row table:style-name="ro4">
          <table:table-cell table:formula="of:=['Calculation Chart'.A67]" office:value-type="string" office:string-value="Diamond Hoe">
            <text:p>Diamond Hoe</text:p>
          </table:table-cell>
          <table:table-cell table:formula="of:=['Calculation Chart'.I67]" office:value-type="string" office:string-value="34-41 Emeralds">
            <text:p>34-41 Emeralds</text:p>
          </table:table-cell>
        </table:table-row>
        <table:table-row table:style-name="ro4">
          <table:table-cell table:style-name="ce12" table:formula="of:=['Calculation Chart'.A68]" office:value-type="string" office:string-value="Leather Cap">
            <text:p>Leather Cap</text:p>
          </table:table-cell>
          <table:table-cell table:style-name="ce244" table:formula="of:=['Calculation Chart'.I68]" office:value-type="string" office:string-value="1 Emerald">
            <text:p>1 Emerald</text:p>
          </table:table-cell>
        </table:table-row>
        <table:table-row table:style-name="ro4">
          <table:table-cell table:formula="of:=['Calculation Chart'.A69]" office:value-type="string" office:string-value="Leather Tunic">
            <text:p>Leather Tunic</text:p>
          </table:table-cell>
          <table:table-cell table:formula="of:=['Calculation Chart'.I69]" office:value-type="string" office:string-value="2-3 Emeralds">
            <text:p>2-3 Emeralds</text:p>
          </table:table-cell>
        </table:table-row>
        <table:table-row table:style-name="ro4">
          <table:table-cell table:formula="of:=['Calculation Chart'.A70]" office:value-type="string" office:string-value="Leather Pants">
            <text:p>Leather Pants</text:p>
          </table:table-cell>
          <table:table-cell table:formula="of:=['Calculation Chart'.I70]" office:value-type="string" office:string-value="2 Emeralds">
            <text:p>2 Emeralds</text:p>
          </table:table-cell>
        </table:table-row>
        <table:table-row table:style-name="ro4">
          <table:table-cell table:formula="of:=['Calculation Chart'.A71]" office:value-type="string" office:string-value="Leather Boots">
            <text:p>Leather Boots</text:p>
          </table:table-cell>
          <table:table-cell table:formula="of:=['Calculation Chart'.I71]" office:value-type="string" office:string-value="1 Emerald">
            <text:p>1 Emerald</text:p>
          </table:table-cell>
        </table:table-row>
        <table:table-row table:style-name="ro4">
          <table:table-cell table:formula="of:=['Calculation Chart'.A72]" office:value-type="string" office:string-value="Iron Helmet">
            <text:p>Iron Helmet</text:p>
          </table:table-cell>
          <table:table-cell table:formula="of:=['Calculation Chart'.I72]" office:value-type="string" office:string-value="4-5 Emeralds">
            <text:p>4-5 Emeralds</text:p>
          </table:table-cell>
        </table:table-row>
        <table:table-row table:style-name="ro4">
          <table:table-cell table:formula="of:=['Calculation Chart'.A73]" office:value-type="string" office:string-value="Iron Chestplate">
            <text:p>Iron Chestplate</text:p>
          </table:table-cell>
          <table:table-cell table:formula="of:=['Calculation Chart'.I73]" office:value-type="string" office:string-value="7-8 Emeralds">
            <text:p>7-8 Emeralds</text:p>
          </table:table-cell>
        </table:table-row>
        <table:table-row table:style-name="ro4">
          <table:table-cell table:formula="of:=['Calculation Chart'.A74]" office:value-type="string" office:string-value="Iron Leggings">
            <text:p>Iron Leggings</text:p>
          </table:table-cell>
          <table:table-cell table:formula="of:=['Calculation Chart'.I74]" office:value-type="string" office:string-value="6-7 Emeralds">
            <text:p>6-7 Emeralds</text:p>
          </table:table-cell>
        </table:table-row>
        <table:table-row table:style-name="ro4">
          <table:table-cell table:formula="of:=['Calculation Chart'.A75]" office:value-type="string" office:string-value="Iron Boots">
            <text:p>Iron Boots</text:p>
          </table:table-cell>
          <table:table-cell table:formula="of:=['Calculation Chart'.I75]" office:value-type="string" office:string-value="3-4 Emeralds">
            <text:p>3-4 Emeralds</text:p>
          </table:table-cell>
        </table:table-row>
        <table:table-row table:style-name="ro4">
          <table:table-cell table:formula="of:=['Calculation Chart'.A76]" office:value-type="string" office:string-value="Diamond Helmet">
            <text:p>Diamond Helmet</text:p>
          </table:table-cell>
          <table:table-cell table:formula="of:=['Calculation Chart'.I76]" office:value-type="string" office:string-value="90-100 Emeralds">
            <text:p>90-100 Emeralds</text:p>
          </table:table-cell>
        </table:table-row>
        <table:table-row table:style-name="ro7">
          <table:table-cell table:formula="of:=['Calculation Chart'.A77]" office:value-type="string" office:string-value="Diamond Chestplate">
            <text:p>Diamond Chestplate</text:p>
          </table:table-cell>
          <table:table-cell table:style-name="ce245" table:formula="of:=['Calculation Chart'.I77]" office:value-type="string" office:string-value="16 Emerald Blocks &amp; 5-15 Emeralds">
            <text:p>16 Emerald Blocks &amp; 5-15 Emeralds</text:p>
          </table:table-cell>
        </table:table-row>
        <table:table-row table:style-name="ro7">
          <table:table-cell table:formula="of:=['Calculation Chart'.A78]" office:value-type="string" office:string-value="Diamond Leggings">
            <text:p>Diamond Leggings</text:p>
          </table:table-cell>
          <table:table-cell table:style-name="ce245" table:formula="of:=['Calculation Chart'.I78]" office:value-type="string" office:string-value="14 Emerald Blocks &amp; 3-13 Emeralds">
            <text:p>14 Emerald Blocks &amp; 3-13 Emeralds</text:p>
          </table:table-cell>
        </table:table-row>
        <table:table-row table:style-name="ro4">
          <table:table-cell table:formula="of:=['Calculation Chart'.A79]" office:value-type="string" office:string-value="Diamond Boots">
            <text:p>Diamond Boots</text:p>
          </table:table-cell>
          <table:table-cell table:formula="of:=['Calculation Chart'.I79]" office:value-type="string" office:string-value="71-81 Emeralds">
            <text:p>71-81 Emeralds</text:p>
          </table:table-cell>
        </table:table-row>
        <table:table-row table:style-name="ro4">
          <table:table-cell table:style-name="ce234" table:formula="of:=['Calculation Chart'.A80]" office:value-type="string" office:string-value="Enchant Iron Sword">
            <text:p>Enchant Iron Sword</text:p>
          </table:table-cell>
          <table:table-cell table:style-name="ce246" table:formula="of:=['Calculation Chart'.I80]" office:value-type="string" office:string-value="5-6 Emeralds">
            <text:p>5-6 Emeralds</text:p>
          </table:table-cell>
        </table:table-row>
        <table:table-row table:style-name="ro4">
          <table:table-cell table:style-name="ce235" table:formula="of:=['Calculation Chart'.A81]" office:value-type="string" office:string-value="Enchant Iron Pickaxe">
            <text:p>Enchant Iron Pickaxe</text:p>
          </table:table-cell>
          <table:table-cell table:style-name="ce247" table:formula="of:=['Calculation Chart'.I81]" office:value-type="string" office:string-value="5-6 Emeralds">
            <text:p>5-6 Emeralds</text:p>
          </table:table-cell>
        </table:table-row>
        <table:table-row table:style-name="ro4">
          <table:table-cell table:style-name="ce235" table:formula="of:=['Calculation Chart'.A82]" office:value-type="string" office:string-value="Enchant Iron Axe">
            <text:p>Enchant Iron Axe</text:p>
          </table:table-cell>
          <table:table-cell table:style-name="ce247" table:formula="of:=['Calculation Chart'.I82]" office:value-type="string" office:string-value="5-6 Emeralds">
            <text:p>5-6 Emeralds</text:p>
          </table:table-cell>
        </table:table-row>
        <table:table-row table:style-name="ro4">
          <table:table-cell table:style-name="ce235" table:formula="of:=['Calculation Chart'.A83]" office:value-type="string" office:string-value="Enchant Iron Chestplate">
            <text:p>Enchant Iron Chestplate</text:p>
          </table:table-cell>
          <table:table-cell table:style-name="ce247" table:formula="of:=['Calculation Chart'.I83]" office:value-type="string" office:string-value="5-6 Emeralds">
            <text:p>5-6 Emeralds</text:p>
          </table:table-cell>
        </table:table-row>
        <table:table-row table:style-name="ro4">
          <table:table-cell table:style-name="ce235" table:formula="of:=['Calculation Chart'.A84]" office:value-type="string" office:string-value="Enchant Diamond Sword">
            <text:p>Enchant Diamond Sword</text:p>
          </table:table-cell>
          <table:table-cell table:style-name="ce247" table:formula="of:=['Calculation Chart'.I84]" office:value-type="string" office:string-value="5-6 Emeralds">
            <text:p>5-6 Emeralds</text:p>
          </table:table-cell>
        </table:table-row>
        <table:table-row table:style-name="ro4">
          <table:table-cell table:style-name="ce235" table:formula="of:=['Calculation Chart'.A85]" office:value-type="string" office:string-value="Enchant Diamond Pickaxe">
            <text:p>Enchant Diamond Pickaxe</text:p>
          </table:table-cell>
          <table:table-cell table:style-name="ce247" table:formula="of:=['Calculation Chart'.I85]" office:value-type="string" office:string-value="5-6 Emeralds">
            <text:p>5-6 Emeralds</text:p>
          </table:table-cell>
        </table:table-row>
        <table:table-row table:style-name="ro4">
          <table:table-cell table:style-name="ce236" table:formula="of:=['Calculation Chart'.A86]" office:value-type="string" office:string-value="Enchant Diamond Axe">
            <text:p>Enchant Diamond Axe</text:p>
          </table:table-cell>
          <table:table-cell table:style-name="ce247" table:formula="of:=['Calculation Chart'.I86]" office:value-type="string" office:string-value="5-6 Emeralds">
            <text:p>5-6 Emeralds</text:p>
          </table:table-cell>
        </table:table-row>
        <table:table-row table:style-name="ro4">
          <table:table-cell table:style-name="ce236" table:formula="of:=['Calculation Chart'.A87]" office:value-type="string" office:string-value="Enchant Diamond Chestplate">
            <text:p>Enchant Diamond Chestplate</text:p>
          </table:table-cell>
          <table:table-cell table:style-name="ce247" table:formula="of:=['Calculation Chart'.I87]" office:value-type="string" office:string-value="5-6 Emeralds">
            <text:p>5-6 Emeralds</text:p>
          </table:table-cell>
        </table:table-row>
        <table:table-row table:style-name="ro4">
          <table:table-cell table:style-name="ce12" table:formula="of:=['Calculation Chart'.A88]" office:value-type="string" office:string-value="Bottle o' Enchanting">
            <text:p>Bottle o' Enchanting</text:p>
          </table:table-cell>
          <table:table-cell table:style-name="ce244" table:formula="of:=['Calculation Chart'.I88]" office:value-type="string" office:string-value="2 per Emerald">
            <text:p>2 per Emerald</text:p>
          </table:table-cell>
        </table:table-row>
        <table:table-row table:style-name="ro4">
          <table:table-cell table:formula="of:=['Calculation Chart'.A89]" office:value-type="string" office:string-value="Chainmail Helmet">
            <text:p>Chainmail Helmet</text:p>
          </table:table-cell>
          <table:table-cell table:formula="of:=['Calculation Chart'.I89]" office:value-type="string" office:string-value="5-6 Emeralds">
            <text:p>5-6 Emeralds</text:p>
          </table:table-cell>
        </table:table-row>
        <table:table-row table:style-name="ro4">
          <table:table-cell table:style-name="ce232" table:formula="of:=['Calculation Chart'.A90]" office:value-type="string" office:string-value="Chainmail Chestplate">
            <text:p>Chainmail Chestplate</text:p>
          </table:table-cell>
          <table:table-cell table:formula="of:=['Calculation Chart'.I90]" office:value-type="string" office:string-value="7-9 Emeralds">
            <text:p>7-9 Emeralds</text:p>
          </table:table-cell>
        </table:table-row>
        <table:table-row table:style-name="ro4">
          <table:table-cell table:formula="of:=['Calculation Chart'.A91]" office:value-type="string" office:string-value="Chainmail Leggings">
            <text:p>Chainmail Leggings</text:p>
          </table:table-cell>
          <table:table-cell table:formula="of:=['Calculation Chart'.I91]" office:value-type="string" office:string-value="6-8 Emeralds">
            <text:p>6-8 Emeralds</text:p>
          </table:table-cell>
        </table:table-row>
        <table:table-row table:style-name="ro4">
          <table:table-cell table:style-name="ce16" table:formula="of:=['Calculation Chart'.A92]" office:value-type="string" office:string-value="Chainmail Boots">
            <text:p>Chainmail Boots</text:p>
          </table:table-cell>
          <table:table-cell table:style-name="ce248" table:formula="of:=['Calculation Chart'.I92]" office:value-type="string" office:string-value="4-5 Emeralds">
            <text:p>4-5 Emeralds</text:p>
          </table:table-cell>
        </table:table-row>
      </table:table>
      <table:table table:name="Alternate Pricing" table:style-name="ta1" table:print="false">
        <table:table-column table:style-name="co23" table:default-cell-style-name="ce278"/>
        <table:table-column table:style-name="co4" table:default-cell-style-name="ce278"/>
        <table:table-column table:style-name="co7" table:number-columns-repeated="3" table:default-cell-style-name="ce278"/>
        <table:table-column table:style-name="co8" table:default-cell-style-name="ce278"/>
        <table:table-column table:style-name="co7" table:number-columns-repeated="2" table:default-cell-style-name="ce278"/>
        <table:table-column table:style-name="co6" table:default-cell-style-name="ce278"/>
        <table:table-column table:style-name="co7" table:default-cell-style-name="ce278"/>
        <table:table-column table:style-name="co9" table:default-cell-style-name="ce278"/>
        <table:table-column table:style-name="co26" table:default-cell-style-name="ce278"/>
        <table:table-column table:style-name="co27" table:default-cell-style-name="ce278"/>
        <table:table-column table:style-name="co28" table:default-cell-style-name="ce278"/>
        <table:table-column table:style-name="co13" table:default-cell-style-name="ce278"/>
        <table:table-column table:style-name="co29" table:default-cell-style-name="ce278"/>
        <table:table-column table:style-name="co30" table:default-cell-style-name="ce278"/>
        <table:table-column table:style-name="co31" table:default-cell-style-name="ce278"/>
        <table:table-column table:style-name="co32" table:default-cell-style-name="ce278"/>
        <table:table-column table:style-name="co7" table:number-columns-repeated="1005" table:default-cell-style-name="ce278"/>
        <table:table-row table:style-name="ro1">
          <table:table-cell table:style-name="ce29" table:formula="of:=['Calculation Chart'.A1]" office:value-type="string" office:string-value="Item">
            <text:p>Item</text:p>
          </table:table-cell>
          <table:table-cell table:style-name="ce42" table:formula="of:=['Calculation Chart'.B1]" office:value-type="string" office:string-value="Value Based on Generation Rarity or Ingredients">
            <text:p>Value Based on Generation Rarity or Ingredients</text:p>
          </table:table-cell>
          <table:table-cell table:style-name="ce66" table:formula="of:=['Calculation Chart'.C1]" office:value-type="string" office:string-value="Adjusted for Ease of Finding">
            <text:p>Adjusted for Ease of Finding</text:p>
          </table:table-cell>
          <table:table-cell table:style-name="ce66" table:formula="of:=['Calculation Chart'.D1]" office:value-type="string" office:string-value="Adjusted for Capability to be Farmed">
            <text:p>Adjusted for Capability to be Farmed</text:p>
          </table:table-cell>
          <table:table-cell table:style-name="ce66" table:formula="of:=['Calculation Chart'.E1]" office:value-type="string" office:string-value="Adjusted for Ease of Harvesting">
            <text:p>Adjusted for Ease of Harvesting</text:p>
          </table:table-cell>
          <table:table-cell table:style-name="ce66" table:formula="of:=['Calculation Chart'.F1]" office:value-type="string" office:string-value="Adjusted for Crafting/ Smelting">
            <text:p>Adjusted for Crafting/ Smelting</text:p>
          </table:table-cell>
          <table:table-cell table:style-name="ce93" table:formula="of:=['Calculation Chart'.G1]" office:value-type="string" office:string-value="Adjusted for Usefulness">
            <text:p>Adjusted for Usefulness</text:p>
          </table:table-cell>
          <table:table-cell table:style-name="ce115" table:formula="of:=['Calculation Chart'.H1]" office:value-type="string" office:string-value="Adjusted for Retail">
            <text:p>Adjusted for Retail</text:p>
          </table:table-cell>
          <table:table-cell table:style-name="ce108" table:formula="of:=['Calculation Chart'.I1]" office:value-type="string" office:string-value="NPC Trader's Price">
            <text:p>NPC Trader's Price</text:p>
          </table:table-cell>
          <table:table-cell table:style-name="ce29" table:formula="of:=['Calculation Chart'.J1]" office:value-type="string" office:string-value="Fair Trade: Iron Ingots Per Stack">
            <text:p>Fair Trade: Iron Ingots Per Stack</text:p>
          </table:table-cell>
          <table:table-cell table:style-name="ce160" table:formula="of:=['Calculation Chart'.K1]" office:value-type="string" office:string-value="Fair Trade: Iron Ingots Per Stack (Rounded)">
            <text:p>Fair Trade: Iron Ingots Per Stack (Rounded)</text:p>
          </table:table-cell>
          <table:table-cell table:style-name="ce173" table:formula="of:=['Calculation Chart'.L1]" office:value-type="string" office:string-value="Num. per Stack">
            <text:p>Num. per Stack</text:p>
          </table:table-cell>
          <table:table-cell table:style-name="ce29" table:formula="of:=['Calculation Chart'.M1]" office:value-type="string" office:string-value="Count">
            <text:p>Count</text:p>
          </table:table-cell>
          <table:table-cell table:style-name="ce160" table:formula="of:=['Calculation Chart'.N1]" office:value-type="string" office:string-value="Randomness">
            <text:p>Randomness</text:p>
          </table:table-cell>
          <table:table-cell table:style-name="ce160" table:formula="of:=['Calculation Chart'.O1]" office:value-type="string" office:string-value="Min">
            <text:p>Min</text:p>
          </table:table-cell>
          <table:table-cell table:style-name="ce160" table:formula="of:=['Calculation Chart'.P1]" office:value-type="string" office:string-value="Max">
            <text:p>Max</text:p>
          </table:table-cell>
          <table:table-cell table:style-name="ce173" table:formula="of:=['Calculation Chart'.Q1]" office:value-type="string" office:string-value="Code">
            <text:p>Code</text:p>
          </table:table-cell>
          <table:table-cell table:style-name="ce173" table:formula="of:=['Calculation Chart'.W1]" office:value-type="string" office:string-value="Chest Probabilities and Other Data">
            <text:p>Chest Probabilities and Other Data</text:p>
          </table:table-cell>
          <table:table-cell table:style-name="ce173" table:formula="of:=['Calculation Chart'.X1]" office:value-type="string" office:string-value="Modifier">
            <text:p>Modifier</text:p>
          </table:table-cell>
          <table:table-cell table:style-name="ce173" table:formula="of:=['Calculation Chart'.Y1]" office:value-type="string" office:string-value="Modification">
            <text:p>Modification</text:p>
          </table:table-cell>
          <table:table-cell table:number-columns-repeated="1004"/>
        </table:table-row>
        <table:table-row table:style-name="ro4">
          <table:table-cell table:style-name="ce273" table:formula="of:=['Calculation Chart'.A89]" office:value-type="string" office:string-value="Chainmail Helmet">
            <text:p>Chainmail Helmet</text:p>
          </table:table-cell>
          <table:table-cell table:style-name="ce279" table:formula="of:=['Calculation Chart'.B89]" office:value-type="string" office:string-value="∞">
            <text:p>∞</text:p>
          </table:table-cell>
          <table:table-cell table:style-name="ce284" table:formula="of:=['Calculation Chart'.C89]" office:value-type="string" office:string-value="N/A">
            <text:p>N/A</text:p>
          </table:table-cell>
          <table:table-cell table:style-name="ce284" table:formula="of:=['Calculation Chart'.D89]" office:value-type="string" office:string-value="N/A">
            <text:p>N/A</text:p>
          </table:table-cell>
          <table:table-cell table:style-name="ce284" table:formula="of:=['Calculation Chart'.E89]" office:value-type="string" office:string-value="N/A">
            <text:p>N/A</text:p>
          </table:table-cell>
          <table:table-cell table:style-name="ce284" table:formula="of:=['Calculation Chart'.F89]" office:value-type="string" office:string-value="N/A">
            <text:p>N/A</text:p>
          </table:table-cell>
          <table:table-cell table:style-name="ce293" table:formula="of:=['Calculation Chart'.G89]" office:value-type="float" office:value="4.18241147921034">
            <text:p>4.1824</text:p>
          </table:table-cell>
          <table:table-cell table:style-name="ce298" table:formula="of:=[.G2]+[.T2]" office:value-type="float" office:value="4.93241147921034">
            <text:p>4.9324</text:p>
          </table:table-cell>
          <table:table-cell table:style-name="ce303" table:formula="of:=IF([.P2]&lt;= 128; IF([.O2]=[.P2];[.O2];[.O2] &amp; &quot;-&quot; &amp; [.P2]) &amp; IF(AND([.H2]&lt;1; [.L2]&gt;1);&quot; per Emerald&quot;; IF([.P2]=1;&quot; Emerald&quot;;&quot; Emeralds&quot;)); ROUNDDOWN(ROUND([.O2])/9) &amp; &quot; Emerald Blocks &amp; &quot; &amp; MOD(ROUND([.O2]);9) &amp; &quot;-&quot; &amp; MOD(ROUND([.O2]);9)+[.P2]-[.O2] &amp; &quot; Emeralds&quot; )" office:value-type="string" office:string-value="4-5 Emeralds">
            <text:p>4-5 Emeralds</text:p>
          </table:table-cell>
          <table:table-cell table:style-name="ce311" table:formula="of:=([.G2]*[.L2])/['Calculation Chart'.$G$5]" office:value-type="float" office:value="4.3874728420753">
            <text:p>4.39</text:p>
          </table:table-cell>
          <table:table-cell table:style-name="ce316" table:formula="of:=IF([.J2] &gt; 64; ROUNDDOWN(ROUND([.J2])/64) &amp; &quot; Stacks &amp; &quot; &amp; MOD(ROUND([.J2]);64); ROUND([.J2]))" office:value-type="float" office:value="4">
            <text:p>4</text:p>
          </table:table-cell>
          <table:table-cell table:style-name="ce321" office:value-type="float" office:value="1">
            <text:p>1</text:p>
          </table:table-cell>
          <table:table-cell table:style-name="ce311" table:formula="of:=IF(AND([.H2]&lt;1; [.L2]&gt;1);1/[.H2];[.H2])" office:value-type="float" office:value="4.93241147921034">
            <text:p>4.93</text:p>
          </table:table-cell>
          <table:table-cell table:style-name="ce316" table:formula="of:=IF([.M2]*['Calculation Chart'.$Y$38] &gt; ['Calculation Chart'.$Y$40];['Calculation Chart'.$Y$40];[.M2]*['Calculation Chart'.$Y$38])" office:value-type="float" office:value="0.493241147921034">
            <text:p>0.49</text:p>
          </table:table-cell>
          <table:table-cell table:style-name="ce316" table:formula="of:=ROUND([.M2]-[.N2])" office:value-type="float" office:value="4">
            <text:p>4</text:p>
          </table:table-cell>
          <table:table-cell table:style-name="ce316" table:formula="of:=ROUND([.M2]+[.N2])" office:value-type="float" office:value="5">
            <text:p>5</text:p>
          </table:table-cell>
          <table:table-cell table:style-name="ce321" table:formula="of:=IF([.H2]&gt;=1; ['Calculation Chart'.$Y$45] &amp; ([.O2]*['Calculation Chart'.$Z$45]) + ['Calculation Chart'.$AA$45] &amp; ['Calculation Chart'.$AB$45] &amp; ([.P2]*['Calculation Chart'.$AC$45]) + ['Calculation Chart'.$AD$45] &amp;['Calculation Chart'.$AE$45]; ['Calculation Chart'.$Y$46] &amp; ([.P2]*['Calculation Chart'.$Z$46]) + ['Calculation Chart'.$AA$46] &amp; ['Calculation Chart'.$AB$46] &amp; ([.O2]*['Calculation Chart'.$AC$46]) + ['Calculation Chart'.$AD$46] &amp;['Calculation Chart'.$AE$46])" office:value-type="string" office:string-value="Integer.valueOf(4), Integer.valueOf(6)));">
            <text:p>Integer.valueOf(4), Integer.valueOf(6)));</text:p>
          </table:table-cell>
          <table:table-cell/>
          <table:table-cell office:value-type="string">
            <text:p>Enchantability</text:p>
          </table:table-cell>
          <table:table-cell table:formula="of:=0.75*['Calculation Chart'.B6]" office:value-type="float" office:value="0.75">
            <text:p>0.75</text:p>
          </table:table-cell>
          <table:table-cell table:number-columns-repeated="1004"/>
        </table:table-row>
        <table:table-row table:style-name="ro4">
          <table:table-cell table:style-name="ce33" table:formula="of:=['Calculation Chart'.A90]" office:value-type="string" office:string-value="Chainmail Chestplate">
            <text:p>Chainmail Chestplate</text:p>
          </table:table-cell>
          <table:table-cell table:style-name="ce48" table:formula="of:=['Calculation Chart'.B90]" office:value-type="string" office:string-value="∞">
            <text:p>∞</text:p>
          </table:table-cell>
          <table:table-cell table:style-name="ce71" table:formula="of:=['Calculation Chart'.C90]" office:value-type="string" office:string-value="N/A">
            <text:p>N/A</text:p>
          </table:table-cell>
          <table:table-cell table:style-name="ce71" table:formula="of:=['Calculation Chart'.D90]" office:value-type="string" office:string-value="N/A">
            <text:p>N/A</text:p>
          </table:table-cell>
          <table:table-cell table:style-name="ce71" table:formula="of:=['Calculation Chart'.E90]" office:value-type="string" office:string-value="N/A">
            <text:p>N/A</text:p>
          </table:table-cell>
          <table:table-cell table:style-name="ce71" table:formula="of:=['Calculation Chart'.F90]" office:value-type="string" office:string-value="N/A">
            <text:p>N/A</text:p>
          </table:table-cell>
          <table:table-cell table:style-name="ce102" table:formula="of:=['Calculation Chart'.G90]" office:value-type="float" office:value="7.11895912510328">
            <text:p>7.1190</text:p>
          </table:table-cell>
          <table:table-cell table:style-name="ce121" table:formula="of:=[.G3]+[.T2]" office:value-type="float" office:value="7.86895912510328">
            <text:p>7.8690</text:p>
          </table:table-cell>
          <table:table-cell table:style-name="ce304" table:formula="of:=IF([.P3]&lt;= 128; IF([.O3]=[.P3];[.O3];[.O3] &amp; &quot;-&quot; &amp; [.P3]) &amp; IF(AND([.H3]&lt;1; [.L3]&gt;1);&quot; per Emerald&quot;; IF([.P3]=1;&quot; Emerald&quot;;&quot; Emeralds&quot;)); ROUNDDOWN(ROUND([.O3])/9) &amp; &quot; Emerald Blocks &amp; &quot; &amp; MOD(ROUND([.O3]);9) &amp; &quot;-&quot; &amp; MOD(ROUND([.O3]);9)+[.P3]-[.O3] &amp; &quot; Emeralds&quot; )" office:value-type="string" office:string-value="7-9 Emeralds">
            <text:p>7-9 Emeralds</text:p>
          </table:table-cell>
          <table:table-cell table:style-name="ce152" table:formula="of:=([.G3]*[.L3])/['Calculation Chart'.$G$5]" office:value-type="float" office:value="7.46799782386116">
            <text:p>7.47</text:p>
          </table:table-cell>
          <table:table-cell table:style-name="ce165" table:formula="of:=IF([.J3] &gt; 64; ROUNDDOWN(ROUND([.J3])/64) &amp; &quot; Stacks &amp; &quot; &amp; MOD(ROUND([.J3]);64); ROUND([.J3]))" office:value-type="float" office:value="7">
            <text:p>7</text:p>
          </table:table-cell>
          <table:table-cell table:style-name="ce178" office:value-type="float" office:value="1">
            <text:p>1</text:p>
          </table:table-cell>
          <table:table-cell table:style-name="ce152" table:formula="of:=IF(AND([.H3]&lt;1; [.L3]&gt;1);1/[.H3];[.H3])" office:value-type="float" office:value="7.86895912510328">
            <text:p>7.87</text:p>
          </table:table-cell>
          <table:table-cell table:style-name="ce165" table:formula="of:=IF([.M3]*['Calculation Chart'.$Y$38] &gt; ['Calculation Chart'.$Y$40];['Calculation Chart'.$Y$40];[.M3]*['Calculation Chart'.$Y$38])" office:value-type="float" office:value="0.786895912510328">
            <text:p>0.79</text:p>
          </table:table-cell>
          <table:table-cell table:style-name="ce165" table:formula="of:=ROUND([.M3]-[.N3])" office:value-type="float" office:value="7">
            <text:p>7</text:p>
          </table:table-cell>
          <table:table-cell table:style-name="ce165" table:formula="of:=ROUND([.M3]+[.N3])" office:value-type="float" office:value="9">
            <text:p>9</text:p>
          </table:table-cell>
          <table:table-cell table:style-name="ce178" table:formula="of:=IF([.H3]&gt;=1; ['Calculation Chart'.$Y$45] &amp; ([.O3]*['Calculation Chart'.$Z$45]) + ['Calculation Chart'.$AA$45] &amp; ['Calculation Chart'.$AB$45] &amp; ([.P3]*['Calculation Chart'.$AC$45]) + ['Calculation Chart'.$AD$45] &amp;['Calculation Chart'.$AE$45]; ['Calculation Chart'.$Y$46] &amp; ([.P3]*['Calculation Chart'.$Z$46]) + ['Calculation Chart'.$AA$46] &amp; ['Calculation Chart'.$AB$46] &amp; ([.O3]*['Calculation Chart'.$AC$46]) + ['Calculation Chart'.$AD$46] &amp;['Calculation Chart'.$AE$46])" office:value-type="string" office:string-value="Integer.valueOf(7), Integer.valueOf(10)));">
            <text:p>Integer.valueOf(7), Integer.valueOf(10)));</text:p>
          </table:table-cell>
          <table:table-cell/>
          <table:table-cell table:style-name="ce222" office:value-type="string">
            <text:p>Food Use per Hunger</text:p>
          </table:table-cell>
          <table:table-cell table:style-name="ce250" table:formula="of:=0.01*['Calculation Chart'.B6]" office:value-type="float" office:value="0.01">
            <text:p>0.0100</text:p>
          </table:table-cell>
          <table:table-cell table:number-columns-repeated="1004"/>
        </table:table-row>
        <table:table-row table:style-name="ro4">
          <table:table-cell table:style-name="ce6" table:formula="of:=['Calculation Chart'.A91]" office:value-type="string" office:string-value="Chainmail Leggings">
            <text:p>Chainmail Leggings</text:p>
          </table:table-cell>
          <table:table-cell table:style-name="ce48" table:formula="of:=['Calculation Chart'.B91]" office:value-type="string" office:string-value="∞">
            <text:p>∞</text:p>
          </table:table-cell>
          <table:table-cell table:style-name="ce71" table:formula="of:=['Calculation Chart'.C91]" office:value-type="string" office:string-value="N/A">
            <text:p>N/A</text:p>
          </table:table-cell>
          <table:table-cell table:style-name="ce71" table:formula="of:=['Calculation Chart'.D91]" office:value-type="string" office:string-value="N/A">
            <text:p>N/A</text:p>
          </table:table-cell>
          <table:table-cell table:style-name="ce71" table:formula="of:=['Calculation Chart'.E91]" office:value-type="string" office:string-value="N/A">
            <text:p>N/A</text:p>
          </table:table-cell>
          <table:table-cell table:style-name="ce71" table:formula="of:=['Calculation Chart'.F91]" office:value-type="string" office:string-value="N/A">
            <text:p>N/A</text:p>
          </table:table-cell>
          <table:table-cell table:style-name="ce102" table:formula="of:=['Calculation Chart'.G91]" office:value-type="float" office:value="6.15169704696537">
            <text:p>6.1517</text:p>
          </table:table-cell>
          <table:table-cell table:style-name="ce121" table:formula="of:=[.G4]+[.T2]" office:value-type="float" office:value="6.90169704696537">
            <text:p>6.9017</text:p>
          </table:table-cell>
          <table:table-cell table:style-name="ce304" table:formula="of:=IF([.P4]&lt;= 128; IF([.O4]=[.P4];[.O4];[.O4] &amp; &quot;-&quot; &amp; [.P4]) &amp; IF(AND([.H4]&lt;1; [.L4]&gt;1);&quot; per Emerald&quot;; IF([.P4]=1;&quot; Emerald&quot;;&quot; Emeralds&quot;)); ROUNDDOWN(ROUND([.O4])/9) &amp; &quot; Emerald Blocks &amp; &quot; &amp; MOD(ROUND([.O4]);9) &amp; &quot;-&quot; &amp; MOD(ROUND([.O4]);9)+[.P4]-[.O4] &amp; &quot; Emeralds&quot; )" office:value-type="string" office:string-value="6-8 Emeralds">
            <text:p>6-8 Emeralds</text:p>
          </table:table-cell>
          <table:table-cell table:style-name="ce152" table:formula="of:=([.G4]*[.L4])/['Calculation Chart'.$G$5]" office:value-type="float" office:value="6.45331141146621">
            <text:p>6.45</text:p>
          </table:table-cell>
          <table:table-cell table:style-name="ce165" table:formula="of:=IF([.J4] &gt; 64; ROUNDDOWN(ROUND([.J4])/64) &amp; &quot; Stacks &amp; &quot; &amp; MOD(ROUND([.J4]);64); ROUND([.J4]))" office:value-type="float" office:value="6">
            <text:p>6</text:p>
          </table:table-cell>
          <table:table-cell table:style-name="ce178" office:value-type="float" office:value="1">
            <text:p>1</text:p>
          </table:table-cell>
          <table:table-cell table:style-name="ce152" table:formula="of:=IF(AND([.H4]&lt;1; [.L4]&gt;1);1/[.H4];[.H4])" office:value-type="float" office:value="6.90169704696537">
            <text:p>6.9</text:p>
          </table:table-cell>
          <table:table-cell table:style-name="ce165" table:formula="of:=IF([.M4]*['Calculation Chart'.$Y$38] &gt; ['Calculation Chart'.$Y$40];['Calculation Chart'.$Y$40];[.M4]*['Calculation Chart'.$Y$38])" office:value-type="float" office:value="0.690169704696537">
            <text:p>0.69</text:p>
          </table:table-cell>
          <table:table-cell table:style-name="ce165" table:formula="of:=ROUND([.M4]-[.N4])" office:value-type="float" office:value="6">
            <text:p>6</text:p>
          </table:table-cell>
          <table:table-cell table:style-name="ce165" table:formula="of:=ROUND([.M4]+[.N4])" office:value-type="float" office:value="8">
            <text:p>8</text:p>
          </table:table-cell>
          <table:table-cell table:style-name="ce178" table:formula="of:=IF([.H4]&gt;=1; ['Calculation Chart'.$Y$45] &amp; ([.O4]*['Calculation Chart'.$Z$45]) + ['Calculation Chart'.$AA$45] &amp; ['Calculation Chart'.$AB$45] &amp; ([.P4]*['Calculation Chart'.$AC$45]) + ['Calculation Chart'.$AD$45] &amp;['Calculation Chart'.$AE$45]; ['Calculation Chart'.$Y$46] &amp; ([.P4]*['Calculation Chart'.$Z$46]) + ['Calculation Chart'.$AA$46] &amp; ['Calculation Chart'.$AB$46] &amp; ([.O4]*['Calculation Chart'.$AC$46]) + ['Calculation Chart'.$AD$46] &amp;['Calculation Chart'.$AE$46])" office:value-type="string" office:string-value="Integer.valueOf(6), Integer.valueOf(9)));">
            <text:p>Integer.valueOf(6), Integer.valueOf(9)));</text:p>
          </table:table-cell>
          <table:table-cell/>
          <table:table-cell table:style-name="ce222" office:value-type="string">
            <text:p>Food Use per Saturation</text:p>
          </table:table-cell>
          <table:table-cell table:style-name="ce250" table:formula="of:=0.015*['Calculation Chart'.B6]" office:value-type="float" office:value="0.015">
            <text:p>0.0150</text:p>
          </table:table-cell>
          <table:table-cell table:number-columns-repeated="1004"/>
        </table:table-row>
        <table:table-row table:style-name="ro4">
          <table:table-cell table:style-name="ce16" table:formula="of:=['Calculation Chart'.A92]" office:value-type="string" office:string-value="Chainmail Boots">
            <text:p>Chainmail Boots</text:p>
          </table:table-cell>
          <table:table-cell table:style-name="ce64" table:formula="of:=['Calculation Chart'.B92]" office:value-type="string" office:string-value="∞">
            <text:p>∞</text:p>
          </table:table-cell>
          <table:table-cell table:style-name="ce83" table:formula="of:=['Calculation Chart'.C92]" office:value-type="string" office:string-value="N/A">
            <text:p>N/A</text:p>
          </table:table-cell>
          <table:table-cell table:style-name="ce83" table:formula="of:=['Calculation Chart'.D92]" office:value-type="string" office:string-value="N/A">
            <text:p>N/A</text:p>
          </table:table-cell>
          <table:table-cell table:style-name="ce83" table:formula="of:=['Calculation Chart'.E92]" office:value-type="string" office:string-value="N/A">
            <text:p>N/A</text:p>
          </table:table-cell>
          <table:table-cell table:style-name="ce83" table:formula="of:=['Calculation Chart'.F92]" office:value-type="string" office:string-value="N/A">
            <text:p>N/A</text:p>
          </table:table-cell>
          <table:table-cell table:style-name="ce113" table:formula="of:=['Calculation Chart'.G92]" office:value-type="float" office:value="3.26491081255164">
            <text:p>3.2649</text:p>
          </table:table-cell>
          <table:table-cell table:style-name="ce132" table:formula="of:=[.G5]+[.T2]" office:value-type="float" office:value="4.01491081255164">
            <text:p>4.0149</text:p>
          </table:table-cell>
          <table:table-cell table:style-name="ce305" table:formula="of:=IF([.P5]&lt;= 128; IF([.O5]=[.P5];[.O5];[.O5] &amp; &quot;-&quot; &amp; [.P5]) &amp; IF(AND([.H5]&lt;1; [.L5]&gt;1);&quot; per Emerald&quot;; IF([.P5]=1;&quot; Emerald&quot;;&quot; Emeralds&quot;)); ROUNDDOWN(ROUND([.O5])/9) &amp; &quot; Emerald Blocks &amp; &quot; &amp; MOD(ROUND([.O5]);9) &amp; &quot;-&quot; &amp; MOD(ROUND([.O5]);9)+[.P5]-[.O5] &amp; &quot; Emeralds&quot; )" office:value-type="string" office:string-value="4 Emeralds">
            <text:p>4 Emeralds</text:p>
          </table:table-cell>
          <table:table-cell table:style-name="ce159" table:formula="of:=([.G5]*[.L5])/['Calculation Chart'.$G$5]" office:value-type="float" office:value="3.42498761613309">
            <text:p>3.42</text:p>
          </table:table-cell>
          <table:table-cell table:style-name="ce172" table:formula="of:=IF([.J5] &gt; 64; ROUNDDOWN(ROUND([.J5])/64) &amp; &quot; Stacks &amp; &quot; &amp; MOD(ROUND([.J5]);64); ROUND([.J5]))" office:value-type="float" office:value="3">
            <text:p>3</text:p>
          </table:table-cell>
          <table:table-cell table:style-name="ce185" office:value-type="float" office:value="1">
            <text:p>1</text:p>
          </table:table-cell>
          <table:table-cell table:style-name="ce159" table:formula="of:=IF(AND([.H5]&lt;1; [.L5]&gt;1);1/[.H5];[.H5])" office:value-type="float" office:value="4.01491081255164">
            <text:p>4.01</text:p>
          </table:table-cell>
          <table:table-cell table:style-name="ce172" table:formula="of:=IF([.M5]*['Calculation Chart'.$Y$38] &gt; ['Calculation Chart'.$Y$40];['Calculation Chart'.$Y$40];[.M5]*['Calculation Chart'.$Y$38])" office:value-type="float" office:value="0.401491081255164">
            <text:p>0.4</text:p>
          </table:table-cell>
          <table:table-cell table:style-name="ce172" table:formula="of:=ROUND([.M5]-[.N5])" office:value-type="float" office:value="4">
            <text:p>4</text:p>
          </table:table-cell>
          <table:table-cell table:style-name="ce172" table:formula="of:=ROUND([.M5]+[.N5])" office:value-type="float" office:value="4">
            <text:p>4</text:p>
          </table:table-cell>
          <table:table-cell table:style-name="ce185" table:formula="of:=IF([.H5]&gt;=1; ['Calculation Chart'.$Y$45] &amp; ([.O5]*['Calculation Chart'.$Z$45]) + ['Calculation Chart'.$AA$45] &amp; ['Calculation Chart'.$AB$45] &amp; ([.P5]*['Calculation Chart'.$AC$45]) + ['Calculation Chart'.$AD$45] &amp;['Calculation Chart'.$AE$45]; ['Calculation Chart'.$Y$46] &amp; ([.P5]*['Calculation Chart'.$Z$46]) + ['Calculation Chart'.$AA$46] &amp; ['Calculation Chart'.$AB$46] &amp; ([.O5]*['Calculation Chart'.$AC$46]) + ['Calculation Chart'.$AD$46] &amp;['Calculation Chart'.$AE$46])" office:value-type="string" office:string-value="Integer.valueOf(4), Integer.valueOf(5)));">
            <text:p>Integer.valueOf(4), Integer.valueOf(5)));</text:p>
          </table:table-cell>
          <table:table-cell table:number-columns-repeated="1007"/>
        </table:table-row>
        <table:table-row table:style-name="ro4">
          <table:table-cell table:style-name="ce234" table:formula="of:=['Calculation Chart'.A80]" office:value-type="string" office:string-value="Enchant Iron Sword">
            <text:p>Enchant Iron Sword</text:p>
          </table:table-cell>
          <table:table-cell table:style-name="ce280" table:formula="of:=['Calculation Chart'.B80]" office:value-type="float" office:value="73.0285714285714">
            <text:p>73.0286</text:p>
          </table:table-cell>
          <table:table-cell table:style-name="ce285" table:formula="of:=['Calculation Chart'.C80]" office:value-type="float" office:value="3.12979591836735">
            <text:p>3.1298</text:p>
          </table:table-cell>
          <table:table-cell table:style-name="ce285" table:formula="of:=['Calculation Chart'.D80]" office:value-type="float" office:value="0.325694387755102">
            <text:p>0.3257</text:p>
          </table:table-cell>
          <table:table-cell table:style-name="ce285" table:formula="of:=['Calculation Chart'.E80]" office:value-type="float" office:value="2.3205725127551">
            <text:p>2.3206</text:p>
          </table:table-cell>
          <table:table-cell table:style-name="ce290" table:formula="of:=['Calculation Chart'.F80]" office:value-type="float" office:value="2.3205725127551">
            <text:p>2.3206</text:p>
          </table:table-cell>
          <table:table-cell table:style-name="ce294" table:formula="of:=['Calculation Chart'.G80]" office:value-type="float" office:value="3.3205725127551">
            <text:p>3.3206</text:p>
          </table:table-cell>
          <table:table-cell table:style-name="ce299" table:formula="of:=['Calculation Chart'.H80]" office:value-type="float" office:value="5.0705725127551">
            <text:p>5.0706</text:p>
          </table:table-cell>
          <table:table-cell table:style-name="ce306" table:formula="of:=['Calculation Chart'.I80]" office:value-type="string" office:string-value="5-6 Emeralds">
            <text:p>5-6 Emeralds</text:p>
          </table:table-cell>
          <table:table-cell table:style-name="ce312" table:formula="of:=['Calculation Chart'.J80]" office:value-type="float" office:value="3.4833783792611">
            <text:p>3.48</text:p>
          </table:table-cell>
          <table:table-cell table:style-name="ce317" table:formula="of:=['Calculation Chart'.K80]" office:value-type="float" office:value="3">
            <text:p>3</text:p>
          </table:table-cell>
          <table:table-cell table:style-name="ce322" table:formula="of:=['Calculation Chart'.L80]" office:value-type="float" office:value="1">
            <text:p>1</text:p>
          </table:table-cell>
          <table:table-cell table:style-name="ce312" table:formula="of:=['Calculation Chart'.M80]" office:value-type="float" office:value="5.0705725127551">
            <text:p>5.07</text:p>
          </table:table-cell>
          <table:table-cell table:style-name="ce317" table:formula="of:=['Calculation Chart'.N80]" office:value-type="float" office:value="0.50705725127551">
            <text:p>0.51</text:p>
          </table:table-cell>
          <table:table-cell table:style-name="ce317" table:formula="of:=['Calculation Chart'.O80]" office:value-type="float" office:value="5">
            <text:p>5</text:p>
          </table:table-cell>
          <table:table-cell table:style-name="ce317" table:formula="of:=['Calculation Chart'.P80]" office:value-type="float" office:value="6">
            <text:p>6</text:p>
          </table:table-cell>
          <table:table-cell table:style-name="ce322"/>
          <table:table-cell table:number-columns-repeated="1007"/>
        </table:table-row>
        <table:table-row table:style-name="ro4">
          <table:table-cell table:style-name="ce235" table:formula="of:=['Calculation Chart'.A81]" office:value-type="string" office:string-value="Enchant Iron Pickaxe">
            <text:p>Enchant Iron Pickaxe</text:p>
          </table:table-cell>
          <table:table-cell table:style-name="ce281" table:formula="of:=['Calculation Chart'.B81]" office:value-type="float" office:value="73.0285714285714">
            <text:p>73.0286</text:p>
          </table:table-cell>
          <table:table-cell table:style-name="ce286" table:formula="of:=['Calculation Chart'.C81]" office:value-type="float" office:value="3.12979591836735">
            <text:p>3.1298</text:p>
          </table:table-cell>
          <table:table-cell table:style-name="ce286" table:formula="of:=['Calculation Chart'.D81]" office:value-type="float" office:value="0.325694387755102">
            <text:p>0.3257</text:p>
          </table:table-cell>
          <table:table-cell table:style-name="ce286" table:formula="of:=['Calculation Chart'.E81]" office:value-type="float" office:value="2.3205725127551">
            <text:p>2.3206</text:p>
          </table:table-cell>
          <table:table-cell table:style-name="ce291" table:formula="of:=['Calculation Chart'.F81]" office:value-type="float" office:value="2.3205725127551">
            <text:p>2.3206</text:p>
          </table:table-cell>
          <table:table-cell table:style-name="ce295" table:formula="of:=['Calculation Chart'.G81]" office:value-type="float" office:value="3.3205725127551">
            <text:p>3.3206</text:p>
          </table:table-cell>
          <table:table-cell table:style-name="ce300" table:formula="of:=['Calculation Chart'.H81]" office:value-type="float" office:value="5.0705725127551">
            <text:p>5.0706</text:p>
          </table:table-cell>
          <table:table-cell table:style-name="ce307" table:formula="of:=['Calculation Chart'.I81]" office:value-type="string" office:string-value="5-6 Emeralds">
            <text:p>5-6 Emeralds</text:p>
          </table:table-cell>
          <table:table-cell table:style-name="ce313" table:formula="of:=['Calculation Chart'.J81]" office:value-type="float" office:value="3.4833783792611">
            <text:p>3.48</text:p>
          </table:table-cell>
          <table:table-cell table:style-name="ce318" table:formula="of:=['Calculation Chart'.K81]" office:value-type="float" office:value="3">
            <text:p>3</text:p>
          </table:table-cell>
          <table:table-cell table:style-name="ce323" table:formula="of:=['Calculation Chart'.L81]" office:value-type="float" office:value="1">
            <text:p>1</text:p>
          </table:table-cell>
          <table:table-cell table:style-name="ce313" table:formula="of:=['Calculation Chart'.M81]" office:value-type="float" office:value="5.0705725127551">
            <text:p>5.07</text:p>
          </table:table-cell>
          <table:table-cell table:style-name="ce318" table:formula="of:=['Calculation Chart'.N81]" office:value-type="float" office:value="0.50705725127551">
            <text:p>0.51</text:p>
          </table:table-cell>
          <table:table-cell table:style-name="ce318" table:formula="of:=['Calculation Chart'.O81]" office:value-type="float" office:value="5">
            <text:p>5</text:p>
          </table:table-cell>
          <table:table-cell table:style-name="ce318" table:formula="of:=['Calculation Chart'.P81]" office:value-type="float" office:value="6">
            <text:p>6</text:p>
          </table:table-cell>
          <table:table-cell table:style-name="ce323"/>
          <table:table-cell table:number-columns-repeated="1007"/>
        </table:table-row>
        <table:table-row table:style-name="ro4">
          <table:table-cell table:style-name="ce235" table:formula="of:=['Calculation Chart'.A82]" office:value-type="string" office:string-value="Enchant Iron Axe">
            <text:p>Enchant Iron Axe</text:p>
          </table:table-cell>
          <table:table-cell table:style-name="ce281" table:formula="of:=['Calculation Chart'.B82]" office:value-type="float" office:value="73.0285714285714">
            <text:p>73.0286</text:p>
          </table:table-cell>
          <table:table-cell table:style-name="ce286" table:formula="of:=['Calculation Chart'.C82]" office:value-type="float" office:value="3.12979591836735">
            <text:p>3.1298</text:p>
          </table:table-cell>
          <table:table-cell table:style-name="ce286" table:formula="of:=['Calculation Chart'.D82]" office:value-type="float" office:value="0.325694387755102">
            <text:p>0.3257</text:p>
          </table:table-cell>
          <table:table-cell table:style-name="ce286" table:formula="of:=['Calculation Chart'.E82]" office:value-type="float" office:value="2.3205725127551">
            <text:p>2.3206</text:p>
          </table:table-cell>
          <table:table-cell table:style-name="ce291" table:formula="of:=['Calculation Chart'.F82]" office:value-type="float" office:value="2.3205725127551">
            <text:p>2.3206</text:p>
          </table:table-cell>
          <table:table-cell table:style-name="ce295" table:formula="of:=['Calculation Chart'.G82]" office:value-type="float" office:value="3.3205725127551">
            <text:p>3.3206</text:p>
          </table:table-cell>
          <table:table-cell table:style-name="ce300" table:formula="of:=['Calculation Chart'.H82]" office:value-type="float" office:value="5.0705725127551">
            <text:p>5.0706</text:p>
          </table:table-cell>
          <table:table-cell table:style-name="ce307" table:formula="of:=['Calculation Chart'.I82]" office:value-type="string" office:string-value="5-6 Emeralds">
            <text:p>5-6 Emeralds</text:p>
          </table:table-cell>
          <table:table-cell table:style-name="ce313" table:formula="of:=['Calculation Chart'.J82]" office:value-type="float" office:value="3.4833783792611">
            <text:p>3.48</text:p>
          </table:table-cell>
          <table:table-cell table:style-name="ce318" table:formula="of:=['Calculation Chart'.K82]" office:value-type="float" office:value="3">
            <text:p>3</text:p>
          </table:table-cell>
          <table:table-cell table:style-name="ce323" table:formula="of:=['Calculation Chart'.L82]" office:value-type="float" office:value="1">
            <text:p>1</text:p>
          </table:table-cell>
          <table:table-cell table:style-name="ce313" table:formula="of:=['Calculation Chart'.M82]" office:value-type="float" office:value="5.0705725127551">
            <text:p>5.07</text:p>
          </table:table-cell>
          <table:table-cell table:style-name="ce318" table:formula="of:=['Calculation Chart'.N82]" office:value-type="float" office:value="0.50705725127551">
            <text:p>0.51</text:p>
          </table:table-cell>
          <table:table-cell table:style-name="ce318" table:formula="of:=['Calculation Chart'.O82]" office:value-type="float" office:value="5">
            <text:p>5</text:p>
          </table:table-cell>
          <table:table-cell table:style-name="ce318" table:formula="of:=['Calculation Chart'.P82]" office:value-type="float" office:value="6">
            <text:p>6</text:p>
          </table:table-cell>
          <table:table-cell table:style-name="ce323"/>
          <table:table-cell table:number-columns-repeated="1007"/>
        </table:table-row>
        <table:table-row table:style-name="ro4">
          <table:table-cell table:style-name="ce235" table:formula="of:=['Calculation Chart'.A83]" office:value-type="string" office:string-value="Enchant Iron Chestplate">
            <text:p>Enchant Iron Chestplate</text:p>
          </table:table-cell>
          <table:table-cell table:style-name="ce281" table:formula="of:=['Calculation Chart'.B83]" office:value-type="float" office:value="73.0285714285714">
            <text:p>73.0286</text:p>
          </table:table-cell>
          <table:table-cell table:style-name="ce286" table:formula="of:=['Calculation Chart'.C83]" office:value-type="float" office:value="3.12979591836735">
            <text:p>3.1298</text:p>
          </table:table-cell>
          <table:table-cell table:style-name="ce286" table:formula="of:=['Calculation Chart'.D83]" office:value-type="float" office:value="0.325694387755102">
            <text:p>0.3257</text:p>
          </table:table-cell>
          <table:table-cell table:style-name="ce286" table:formula="of:=['Calculation Chart'.E83]" office:value-type="float" office:value="2.3205725127551">
            <text:p>2.3206</text:p>
          </table:table-cell>
          <table:table-cell table:style-name="ce291" table:formula="of:=['Calculation Chart'.F83]" office:value-type="float" office:value="2.3205725127551">
            <text:p>2.3206</text:p>
          </table:table-cell>
          <table:table-cell table:style-name="ce295" table:formula="of:=['Calculation Chart'.G83]" office:value-type="float" office:value="3.3205725127551">
            <text:p>3.3206</text:p>
          </table:table-cell>
          <table:table-cell table:style-name="ce300" table:formula="of:=['Calculation Chart'.H83]" office:value-type="float" office:value="5.0705725127551">
            <text:p>5.0706</text:p>
          </table:table-cell>
          <table:table-cell table:style-name="ce307" table:formula="of:=['Calculation Chart'.I83]" office:value-type="string" office:string-value="5-6 Emeralds">
            <text:p>5-6 Emeralds</text:p>
          </table:table-cell>
          <table:table-cell table:style-name="ce313" table:formula="of:=['Calculation Chart'.J83]" office:value-type="float" office:value="3.4833783792611">
            <text:p>3.48</text:p>
          </table:table-cell>
          <table:table-cell table:style-name="ce318" table:formula="of:=['Calculation Chart'.K83]" office:value-type="float" office:value="3">
            <text:p>3</text:p>
          </table:table-cell>
          <table:table-cell table:style-name="ce323" table:formula="of:=['Calculation Chart'.L83]" office:value-type="float" office:value="1">
            <text:p>1</text:p>
          </table:table-cell>
          <table:table-cell table:style-name="ce313" table:formula="of:=['Calculation Chart'.M83]" office:value-type="float" office:value="5.0705725127551">
            <text:p>5.07</text:p>
          </table:table-cell>
          <table:table-cell table:style-name="ce318" table:formula="of:=['Calculation Chart'.N83]" office:value-type="float" office:value="0.50705725127551">
            <text:p>0.51</text:p>
          </table:table-cell>
          <table:table-cell table:style-name="ce318" table:formula="of:=['Calculation Chart'.O83]" office:value-type="float" office:value="5">
            <text:p>5</text:p>
          </table:table-cell>
          <table:table-cell table:style-name="ce318" table:formula="of:=['Calculation Chart'.P83]" office:value-type="float" office:value="6">
            <text:p>6</text:p>
          </table:table-cell>
          <table:table-cell table:style-name="ce323"/>
          <table:table-cell table:number-columns-repeated="1007"/>
        </table:table-row>
        <table:table-row table:style-name="ro4">
          <table:table-cell table:style-name="ce235" table:formula="of:=['Calculation Chart'.A84]" office:value-type="string" office:string-value="Enchant Diamond Sword">
            <text:p>Enchant Diamond Sword</text:p>
          </table:table-cell>
          <table:table-cell table:style-name="ce281" table:formula="of:=['Calculation Chart'.B84]" office:value-type="float" office:value="73.0285714285714">
            <text:p>73.0286</text:p>
          </table:table-cell>
          <table:table-cell table:style-name="ce286" table:formula="of:=['Calculation Chart'.C84]" office:value-type="float" office:value="3.12979591836735">
            <text:p>3.1298</text:p>
          </table:table-cell>
          <table:table-cell table:style-name="ce286" table:formula="of:=['Calculation Chart'.D84]" office:value-type="float" office:value="0.325694387755102">
            <text:p>0.3257</text:p>
          </table:table-cell>
          <table:table-cell table:style-name="ce286" table:formula="of:=['Calculation Chart'.E84]" office:value-type="float" office:value="2.3205725127551">
            <text:p>2.3206</text:p>
          </table:table-cell>
          <table:table-cell table:style-name="ce291" table:formula="of:=['Calculation Chart'.F84]" office:value-type="float" office:value="2.3205725127551">
            <text:p>2.3206</text:p>
          </table:table-cell>
          <table:table-cell table:style-name="ce295" table:formula="of:=[.F10]+0.5*['Calculation Chart'.$B$6]" office:value-type="float" office:value="2.8205725127551">
            <text:p>2.8206</text:p>
          </table:table-cell>
          <table:table-cell table:style-name="ce300" table:formula="of:=[.G10]+1.75*['Calculation Chart'.$B$6]" office:value-type="float" office:value="4.5705725127551">
            <text:p>4.5706</text:p>
          </table:table-cell>
          <table:table-cell table:style-name="ce307" table:formula="of:=IF([.P10]&lt;= 128; IF([.O10]=[.P10];[.O10];[.O10] &amp; &quot;-&quot; &amp; [.P10]) &amp; IF(AND([.H10]&lt;1; [.L10]&gt;1);&quot; per Emerald&quot;; IF([.P10]=1;&quot; Emerald&quot;;&quot; Emeralds&quot;)); ROUNDDOWN(ROUND([.O10])/9) &amp; &quot; Emerald Blocks &amp; &quot; &amp; MOD(ROUND([.O10]);9) &amp; &quot;-&quot; &amp; MOD(ROUND([.O10]);9)+[.P10]-[.O10] &amp; &quot; Emeralds&quot; )" office:value-type="string" office:string-value="4-5 Emeralds">
            <text:p>4-5 Emeralds</text:p>
          </table:table-cell>
          <table:table-cell table:style-name="ce313" table:formula="of:=([.G10]*[.L10])/['Calculation Chart'.$G$5]" office:value-type="float" office:value="2.95886365087004">
            <text:p>2.96</text:p>
          </table:table-cell>
          <table:table-cell table:style-name="ce318" table:formula="of:=IF([.J10] &gt; 64; ROUNDDOWN(ROUND([.J10])/64) &amp; &quot; Stacks &amp; &quot; &amp; MOD(ROUND([.J10]);64); ROUND([.J10]))" office:value-type="float" office:value="3">
            <text:p>3</text:p>
          </table:table-cell>
          <table:table-cell table:style-name="ce323" office:value-type="float" office:value="1">
            <text:p>1</text:p>
          </table:table-cell>
          <table:table-cell table:style-name="ce313" table:formula="of:=IF(AND([.H10]&lt;1; [.L10]&gt;1);1/[.H10];[.H10])" office:value-type="float" office:value="4.5705725127551">
            <text:p>4.57</text:p>
          </table:table-cell>
          <table:table-cell table:style-name="ce318" table:formula="of:=IF([.M10]*['Calculation Chart'.$Y$38] &gt; ['Calculation Chart'.$Y$40];['Calculation Chart'.$Y$40];[.M10]*['Calculation Chart'.$Y$38])" office:value-type="float" office:value="0.45705725127551">
            <text:p>0.46</text:p>
          </table:table-cell>
          <table:table-cell table:style-name="ce318" table:formula="of:=ROUND([.M10]-[.N10])" office:value-type="float" office:value="4">
            <text:p>4</text:p>
          </table:table-cell>
          <table:table-cell table:style-name="ce318" table:formula="of:=ROUND([.M10]+[.N10])" office:value-type="float" office:value="5">
            <text:p>5</text:p>
          </table:table-cell>
          <table:table-cell table:style-name="ce323"/>
          <table:table-cell table:number-columns-repeated="1007"/>
        </table:table-row>
        <table:table-row table:style-name="ro4">
          <table:table-cell table:style-name="ce235" table:formula="of:=['Calculation Chart'.A85]" office:value-type="string" office:string-value="Enchant Diamond Pickaxe">
            <text:p>Enchant Diamond Pickaxe</text:p>
          </table:table-cell>
          <table:table-cell table:style-name="ce281" table:formula="of:=['Calculation Chart'.B85]" office:value-type="float" office:value="73.0285714285714">
            <text:p>73.0286</text:p>
          </table:table-cell>
          <table:table-cell table:style-name="ce286" table:formula="of:=['Calculation Chart'.C85]" office:value-type="float" office:value="3.12979591836735">
            <text:p>3.1298</text:p>
          </table:table-cell>
          <table:table-cell table:style-name="ce286" table:formula="of:=['Calculation Chart'.D85]" office:value-type="float" office:value="0.325694387755102">
            <text:p>0.3257</text:p>
          </table:table-cell>
          <table:table-cell table:style-name="ce286" table:formula="of:=['Calculation Chart'.E85]" office:value-type="float" office:value="2.3205725127551">
            <text:p>2.3206</text:p>
          </table:table-cell>
          <table:table-cell table:style-name="ce291" table:formula="of:=['Calculation Chart'.F85]" office:value-type="float" office:value="2.3205725127551">
            <text:p>2.3206</text:p>
          </table:table-cell>
          <table:table-cell table:style-name="ce295" table:formula="of:=[.F11]+0.5*['Calculation Chart'.$B$6]" office:value-type="float" office:value="2.8205725127551">
            <text:p>2.8206</text:p>
          </table:table-cell>
          <table:table-cell table:style-name="ce300" table:formula="of:=[.G11]+1.75*['Calculation Chart'.$B$6]" office:value-type="float" office:value="4.5705725127551">
            <text:p>4.5706</text:p>
          </table:table-cell>
          <table:table-cell table:style-name="ce307" table:formula="of:=IF([.P11]&lt;= 128; IF([.O11]=[.P11];[.O11];[.O11] &amp; &quot;-&quot; &amp; [.P11]) &amp; IF(AND([.H11]&lt;1; [.L11]&gt;1);&quot; per Emerald&quot;; IF([.P11]=1;&quot; Emerald&quot;;&quot; Emeralds&quot;)); ROUNDDOWN(ROUND([.O11])/9) &amp; &quot; Emerald Blocks &amp; &quot; &amp; MOD(ROUND([.O11]);9) &amp; &quot;-&quot; &amp; MOD(ROUND([.O11]);9)+[.P11]-[.O11] &amp; &quot; Emeralds&quot; )" office:value-type="string" office:string-value="4-5 Emeralds">
            <text:p>4-5 Emeralds</text:p>
          </table:table-cell>
          <table:table-cell table:style-name="ce313" table:formula="of:=([.G11]*[.L11])/['Calculation Chart'.$G$5]" office:value-type="float" office:value="2.95886365087004">
            <text:p>2.96</text:p>
          </table:table-cell>
          <table:table-cell table:style-name="ce318" table:formula="of:=IF([.J11] &gt; 64; ROUNDDOWN(ROUND([.J11])/64) &amp; &quot; Stacks &amp; &quot; &amp; MOD(ROUND([.J11]);64); ROUND([.J11]))" office:value-type="float" office:value="3">
            <text:p>3</text:p>
          </table:table-cell>
          <table:table-cell table:style-name="ce323" office:value-type="float" office:value="1">
            <text:p>1</text:p>
          </table:table-cell>
          <table:table-cell table:style-name="ce313" table:formula="of:=IF(AND([.H11]&lt;1; [.L11]&gt;1);1/[.H11];[.H11])" office:value-type="float" office:value="4.5705725127551">
            <text:p>4.57</text:p>
          </table:table-cell>
          <table:table-cell table:style-name="ce318" table:formula="of:=IF([.M11]*['Calculation Chart'.$Y$38] &gt; ['Calculation Chart'.$Y$40];['Calculation Chart'.$Y$40];[.M11]*['Calculation Chart'.$Y$38])" office:value-type="float" office:value="0.45705725127551">
            <text:p>0.46</text:p>
          </table:table-cell>
          <table:table-cell table:style-name="ce318" table:formula="of:=ROUND([.M11]-[.N11])" office:value-type="float" office:value="4">
            <text:p>4</text:p>
          </table:table-cell>
          <table:table-cell table:style-name="ce318" table:formula="of:=ROUND([.M11]+[.N11])" office:value-type="float" office:value="5">
            <text:p>5</text:p>
          </table:table-cell>
          <table:table-cell table:style-name="ce323"/>
          <table:table-cell table:number-columns-repeated="1007"/>
        </table:table-row>
        <table:table-row table:style-name="ro4">
          <table:table-cell table:style-name="ce274" table:formula="of:=['Calculation Chart'.A86]" office:value-type="string" office:string-value="Enchant Diamond Axe">
            <text:p>Enchant Diamond Axe</text:p>
          </table:table-cell>
          <table:table-cell table:style-name="ce281" table:formula="of:=['Calculation Chart'.B86]" office:value-type="float" office:value="73.0285714285714">
            <text:p>73.0286</text:p>
          </table:table-cell>
          <table:table-cell table:style-name="ce286" table:formula="of:=['Calculation Chart'.C86]" office:value-type="float" office:value="3.12979591836735">
            <text:p>3.1298</text:p>
          </table:table-cell>
          <table:table-cell table:style-name="ce286" table:formula="of:=['Calculation Chart'.D86]" office:value-type="float" office:value="0.325694387755102">
            <text:p>0.3257</text:p>
          </table:table-cell>
          <table:table-cell table:style-name="ce286" table:formula="of:=['Calculation Chart'.E86]" office:value-type="float" office:value="2.3205725127551">
            <text:p>2.3206</text:p>
          </table:table-cell>
          <table:table-cell table:style-name="ce291" table:formula="of:=['Calculation Chart'.F86]" office:value-type="float" office:value="2.3205725127551">
            <text:p>2.3206</text:p>
          </table:table-cell>
          <table:table-cell table:style-name="ce295" table:formula="of:=[.F12]+0.5*['Calculation Chart'.$B$6]" office:value-type="float" office:value="2.8205725127551">
            <text:p>2.8206</text:p>
          </table:table-cell>
          <table:table-cell table:style-name="ce300" table:formula="of:=[.G12]+1.75*['Calculation Chart'.$B$6]" office:value-type="float" office:value="4.5705725127551">
            <text:p>4.5706</text:p>
          </table:table-cell>
          <table:table-cell table:style-name="ce307" table:formula="of:=IF([.P12]&lt;= 128; IF([.O12]=[.P12];[.O12];[.O12] &amp; &quot;-&quot; &amp; [.P12]) &amp; IF(AND([.H12]&lt;1; [.L12]&gt;1);&quot; per Emerald&quot;; IF([.P12]=1;&quot; Emerald&quot;;&quot; Emeralds&quot;)); ROUNDDOWN(ROUND([.O12])/9) &amp; &quot; Emerald Blocks &amp; &quot; &amp; MOD(ROUND([.O12]);9) &amp; &quot;-&quot; &amp; MOD(ROUND([.O12]);9)+[.P12]-[.O12] &amp; &quot; Emeralds&quot; )" office:value-type="string" office:string-value="4-5 Emeralds">
            <text:p>4-5 Emeralds</text:p>
          </table:table-cell>
          <table:table-cell table:style-name="ce313" table:formula="of:=([.G12]*[.L12])/['Calculation Chart'.$G$5]" office:value-type="float" office:value="2.95886365087004">
            <text:p>2.96</text:p>
          </table:table-cell>
          <table:table-cell table:style-name="ce318" table:formula="of:=IF([.J12] &gt; 64; ROUNDDOWN(ROUND([.J12])/64) &amp; &quot; Stacks &amp; &quot; &amp; MOD(ROUND([.J12]);64); ROUND([.J12]))" office:value-type="float" office:value="3">
            <text:p>3</text:p>
          </table:table-cell>
          <table:table-cell table:style-name="ce323" office:value-type="float" office:value="1">
            <text:p>1</text:p>
          </table:table-cell>
          <table:table-cell table:style-name="ce313" table:formula="of:=IF(AND([.H12]&lt;1; [.L12]&gt;1);1/[.H12];[.H12])" office:value-type="float" office:value="4.5705725127551">
            <text:p>4.57</text:p>
          </table:table-cell>
          <table:table-cell table:style-name="ce318" table:formula="of:=IF([.M12]*['Calculation Chart'.$Y$38] &gt; ['Calculation Chart'.$Y$40];['Calculation Chart'.$Y$40];[.M12]*['Calculation Chart'.$Y$38])" office:value-type="float" office:value="0.45705725127551">
            <text:p>0.46</text:p>
          </table:table-cell>
          <table:table-cell table:style-name="ce318" table:formula="of:=ROUND([.M12]-[.N12])" office:value-type="float" office:value="4">
            <text:p>4</text:p>
          </table:table-cell>
          <table:table-cell table:style-name="ce318" table:formula="of:=ROUND([.M12]+[.N12])" office:value-type="float" office:value="5">
            <text:p>5</text:p>
          </table:table-cell>
          <table:table-cell table:style-name="ce323"/>
          <table:table-cell table:number-columns-repeated="1007"/>
        </table:table-row>
        <table:table-row table:style-name="ro4">
          <table:table-cell table:style-name="ce275" table:formula="of:=['Calculation Chart'.A87]" office:value-type="string" office:string-value="Enchant Diamond Chestplate">
            <text:p>Enchant Diamond Chestplate</text:p>
          </table:table-cell>
          <table:table-cell table:style-name="ce282" table:formula="of:=['Calculation Chart'.B87]" office:value-type="float" office:value="73.0285714285714">
            <text:p>73.0286</text:p>
          </table:table-cell>
          <table:table-cell table:style-name="ce287" table:formula="of:=['Calculation Chart'.C87]" office:value-type="float" office:value="3.12979591836735">
            <text:p>3.1298</text:p>
          </table:table-cell>
          <table:table-cell table:style-name="ce287" table:formula="of:=['Calculation Chart'.D87]" office:value-type="float" office:value="0.325694387755102">
            <text:p>0.3257</text:p>
          </table:table-cell>
          <table:table-cell table:style-name="ce287" table:formula="of:=['Calculation Chart'.E87]" office:value-type="float" office:value="2.3205725127551">
            <text:p>2.3206</text:p>
          </table:table-cell>
          <table:table-cell table:style-name="ce292" table:formula="of:=['Calculation Chart'.F87]" office:value-type="float" office:value="2.3205725127551">
            <text:p>2.3206</text:p>
          </table:table-cell>
          <table:table-cell table:style-name="ce296" table:formula="of:=[.F13]+0.5*['Calculation Chart'.$B$6]" office:value-type="float" office:value="2.8205725127551">
            <text:p>2.8206</text:p>
          </table:table-cell>
          <table:table-cell table:style-name="ce301" table:formula="of:=[.G13]+1.75*['Calculation Chart'.$B$6]" office:value-type="float" office:value="4.5705725127551">
            <text:p>4.5706</text:p>
          </table:table-cell>
          <table:table-cell table:style-name="ce308" table:formula="of:=IF([.P13]&lt;= 128; IF([.O13]=[.P13];[.O13];[.O13] &amp; &quot;-&quot; &amp; [.P13]) &amp; IF(AND([.H13]&lt;1; [.L13]&gt;1);&quot; per Emerald&quot;; IF([.P13]=1;&quot; Emerald&quot;;&quot; Emeralds&quot;)); ROUNDDOWN(ROUND([.O13])/9) &amp; &quot; Emerald Blocks &amp; &quot; &amp; MOD(ROUND([.O13]);9) &amp; &quot;-&quot; &amp; MOD(ROUND([.O13]);9)+[.P13]-[.O13] &amp; &quot; Emeralds&quot; )" office:value-type="string" office:string-value="4-5 Emeralds">
            <text:p>4-5 Emeralds</text:p>
          </table:table-cell>
          <table:table-cell table:style-name="ce314" table:formula="of:=([.G13]*[.L13])/['Calculation Chart'.$G$5]" office:value-type="float" office:value="2.95886365087004">
            <text:p>2.96</text:p>
          </table:table-cell>
          <table:table-cell table:style-name="ce319" table:formula="of:=IF([.J13] &gt; 64; ROUNDDOWN(ROUND([.J13])/64) &amp; &quot; Stacks &amp; &quot; &amp; MOD(ROUND([.J13]);64); ROUND([.J13]))" office:value-type="float" office:value="3">
            <text:p>3</text:p>
          </table:table-cell>
          <table:table-cell table:style-name="ce324" office:value-type="float" office:value="1">
            <text:p>1</text:p>
          </table:table-cell>
          <table:table-cell table:style-name="ce314" table:formula="of:=IF(AND([.H13]&lt;1; [.L13]&gt;1);1/[.H13];[.H13])" office:value-type="float" office:value="4.5705725127551">
            <text:p>4.57</text:p>
          </table:table-cell>
          <table:table-cell table:style-name="ce319" table:formula="of:=IF([.M13]*['Calculation Chart'.$Y$38] &gt; ['Calculation Chart'.$Y$40];['Calculation Chart'.$Y$40];[.M13]*['Calculation Chart'.$Y$38])" office:value-type="float" office:value="0.45705725127551">
            <text:p>0.46</text:p>
          </table:table-cell>
          <table:table-cell table:style-name="ce319" table:formula="of:=ROUND([.M13]-[.N13])" office:value-type="float" office:value="4">
            <text:p>4</text:p>
          </table:table-cell>
          <table:table-cell table:style-name="ce319" table:formula="of:=ROUND([.M13]+[.N13])" office:value-type="float" office:value="5">
            <text:p>5</text:p>
          </table:table-cell>
          <table:table-cell table:style-name="ce324"/>
          <table:table-cell table:number-columns-repeated="1007"/>
        </table:table-row>
        <table:table-row table:style-name="ro4">
          <table:table-cell table:style-name="ce276" table:formula="of:=['Calculation Chart'.A72]" office:value-type="string" office:string-value="Iron Helmet">
            <text:p>Iron Helmet</text:p>
          </table:table-cell>
          <table:table-cell table:style-name="ce279" table:formula="of:=['Calculation Chart'.B72]" office:value-type="float" office:value="4.76618539068955">
            <text:p>4.7662</text:p>
          </table:table-cell>
          <table:table-cell table:style-name="ce284" table:formula="of:=['Calculation Chart'.C72]" office:value-type="float" office:value="4.76617289068955">
            <text:p>4.7662</text:p>
          </table:table-cell>
          <table:table-cell table:style-name="ce284" table:formula="of:=['Calculation Chart'.D72]" office:value-type="float" office:value="4.76141147921034">
            <text:p>4.7614</text:p>
          </table:table-cell>
          <table:table-cell table:style-name="ce289" table:formula="of:=['Calculation Chart'.E72]" office:value-type="float" office:value="4.76141147921034">
            <text:p>4.7614</text:p>
          </table:table-cell>
          <table:table-cell table:style-name="ce284" table:formula="of:=['Calculation Chart'.F72]" office:value-type="float" office:value="4.77141147921034">
            <text:p>4.7714</text:p>
          </table:table-cell>
          <table:table-cell table:style-name="ce293" table:formula="of:=['Calculation Chart'.G72]" office:value-type="float" office:value="4.18241147921034">
            <text:p>4.1824</text:p>
          </table:table-cell>
          <table:table-cell table:style-name="ce298" table:formula="of:=[.G14]+1" office:value-type="float" office:value="5.18241147921034">
            <text:p>5.1824</text:p>
          </table:table-cell>
          <table:table-cell table:style-name="ce303" table:formula="of:=IF([.P14]&lt;= 128; IF([.O14]=[.P14];[.O14];[.O14] &amp; &quot;-&quot; &amp; [.P14]) &amp; IF(AND([.H14]&lt;1; [.L14]&gt;1);&quot; per Emerald&quot;; IF([.P14]=1;&quot; Emerald&quot;;&quot; Emeralds&quot;)); ROUNDDOWN(ROUND([.O14])/9) &amp; &quot; Emerald Blocks &amp; &quot; &amp; MOD(ROUND([.O14]);9) &amp; &quot;-&quot; &amp; MOD(ROUND([.O14]);9)+[.P14]-[.O14] &amp; &quot; Emeralds&quot; )" office:value-type="string" office:string-value="5-6 Emeralds">
            <text:p>5-6 Emeralds</text:p>
          </table:table-cell>
          <table:table-cell table:style-name="ce156" table:formula="of:=([.G14]*[.L14])/['Calculation Chart'.$G$5]" office:value-type="float" office:value="4.3874728420753">
            <text:p>4.39</text:p>
          </table:table-cell>
          <table:table-cell table:style-name="ce169" table:formula="of:=IF([.J14] &gt; 64; ROUNDDOWN(ROUND([.J14])/64) &amp; &quot; Stacks &amp; &quot; &amp; MOD(ROUND([.J14]);64); ROUND([.J14]))" office:value-type="float" office:value="4">
            <text:p>4</text:p>
          </table:table-cell>
          <table:table-cell table:style-name="ce182" office:value-type="float" office:value="1">
            <text:p>1</text:p>
          </table:table-cell>
          <table:table-cell table:style-name="ce326" table:formula="of:=IF(AND([.H14]&lt;1; [.L14]&gt;1);1/[.H14];[.H14])" office:value-type="float" office:value="5.18241147921034">
            <text:p>5.18</text:p>
          </table:table-cell>
          <table:table-cell table:style-name="ce327" table:formula="of:=IF([.M14]*['Calculation Chart'.$Y$38] &gt; ['Calculation Chart'.$Y$40];['Calculation Chart'.$Y$40];[.M14]*['Calculation Chart'.$Y$38])" office:value-type="float" office:value="0.518241147921034">
            <text:p>0.52</text:p>
          </table:table-cell>
          <table:table-cell table:style-name="ce327" table:formula="of:=ROUND([.M14]-[.N14])" office:value-type="float" office:value="5">
            <text:p>5</text:p>
          </table:table-cell>
          <table:table-cell table:style-name="ce327" table:formula="of:=ROUND([.M14]+[.N14])" office:value-type="float" office:value="6">
            <text:p>6</text:p>
          </table:table-cell>
          <table:table-cell table:style-name="ce328" table:formula="of:=IF([.H14]&gt;=1; ['Calculation Chart'.$Y$45] &amp; ([.O14]*['Calculation Chart'.$Z$45]) + ['Calculation Chart'.$AA$45] &amp; ['Calculation Chart'.$AB$45] &amp; ([.P14]*['Calculation Chart'.$AC$45]) + ['Calculation Chart'.$AD$45] &amp;['Calculation Chart'.$AE$45]; ['Calculation Chart'.$Y$46] &amp; ([.P14]*['Calculation Chart'.$Z$46]) + ['Calculation Chart'.$AA$46] &amp; ['Calculation Chart'.$AB$46] &amp; ([.O14]*['Calculation Chart'.$AC$46]) + ['Calculation Chart'.$AD$46] &amp;['Calculation Chart'.$AE$46])" office:value-type="string" office:string-value="Integer.valueOf(5), Integer.valueOf(7)));">
            <text:p>Integer.valueOf(5), Integer.valueOf(7)));</text:p>
          </table:table-cell>
          <table:table-cell table:number-columns-repeated="1007"/>
        </table:table-row>
        <table:table-row table:style-name="ro4">
          <table:table-cell table:style-name="ce6" table:formula="of:=['Calculation Chart'.A73]" office:value-type="string" office:string-value="Iron Chestplate">
            <text:p>Iron Chestplate</text:p>
          </table:table-cell>
          <table:table-cell table:style-name="ce48" table:formula="of:=['Calculation Chart'.B73]" office:value-type="float" office:value="7.62597162510328">
            <text:p>7.6260</text:p>
          </table:table-cell>
          <table:table-cell table:style-name="ce71" table:formula="of:=['Calculation Chart'.C73]" office:value-type="float" office:value="7.62595912510328">
            <text:p>7.6260</text:p>
          </table:table-cell>
          <table:table-cell table:style-name="ce71" table:formula="of:=['Calculation Chart'.D73]" office:value-type="string" office:string-value="N/A">
            <text:p>N/A</text:p>
          </table:table-cell>
          <table:table-cell table:style-name="ce71" table:formula="of:=['Calculation Chart'.E73]" office:value-type="string" office:string-value="N/A">
            <text:p>N/A</text:p>
          </table:table-cell>
          <table:table-cell table:style-name="ce71" table:formula="of:=['Calculation Chart'.F73]" office:value-type="float" office:value="7.63595912510328">
            <text:p>7.6360</text:p>
          </table:table-cell>
          <table:table-cell table:style-name="ce102" table:formula="of:=['Calculation Chart'.G73]" office:value-type="float" office:value="7.36895912510328">
            <text:p>7.3690</text:p>
          </table:table-cell>
          <table:table-cell table:style-name="ce121" table:formula="of:=[.G15]+1" office:value-type="float" office:value="8.36895912510328">
            <text:p>8.3690</text:p>
          </table:table-cell>
          <table:table-cell table:style-name="ce304" table:formula="of:=IF([.P15]&lt;= 128; IF([.O15]=[.P15];[.O15];[.O15] &amp; &quot;-&quot; &amp; [.P15]) &amp; IF(AND([.H15]&lt;1; [.L15]&gt;1);&quot; per Emerald&quot;; IF([.P15]=1;&quot; Emerald&quot;;&quot; Emeralds&quot;)); ROUNDDOWN(ROUND([.O15])/9) &amp; &quot; Emerald Blocks &amp; &quot; &amp; MOD(ROUND([.O15]);9) &amp; &quot;-&quot; &amp; MOD(ROUND([.O15]);9)+[.P15]-[.O15] &amp; &quot; Emeralds&quot; )" office:value-type="string" office:string-value="8-9 Emeralds">
            <text:p>8-9 Emeralds</text:p>
          </table:table-cell>
          <table:table-cell table:style-name="ce152" table:formula="of:=([.G15]*[.L15])/['Calculation Chart'.$G$5]" office:value-type="float" office:value="7.73025518805669">
            <text:p>7.73</text:p>
          </table:table-cell>
          <table:table-cell table:style-name="ce165" table:formula="of:=IF([.J15] &gt; 64; ROUNDDOWN(ROUND([.J15])/64) &amp; &quot; Stacks &amp; &quot; &amp; MOD(ROUND([.J15]);64); ROUND([.J15]))" office:value-type="float" office:value="8">
            <text:p>8</text:p>
          </table:table-cell>
          <table:table-cell table:style-name="ce178" office:value-type="float" office:value="1">
            <text:p>1</text:p>
          </table:table-cell>
          <table:table-cell table:style-name="ce152" table:formula="of:=IF(AND([.H15]&lt;1; [.L15]&gt;1);1/[.H15];[.H15])" office:value-type="float" office:value="8.36895912510328">
            <text:p>8.37</text:p>
          </table:table-cell>
          <table:table-cell table:style-name="ce165" table:formula="of:=IF([.M15]*['Calculation Chart'.$Y$38] &gt; ['Calculation Chart'.$Y$40];['Calculation Chart'.$Y$40];[.M15]*['Calculation Chart'.$Y$38])" office:value-type="float" office:value="0.836895912510328">
            <text:p>0.84</text:p>
          </table:table-cell>
          <table:table-cell table:style-name="ce165" table:formula="of:=ROUND([.M15]-[.N15])" office:value-type="float" office:value="8">
            <text:p>8</text:p>
          </table:table-cell>
          <table:table-cell table:style-name="ce165" table:formula="of:=ROUND([.M15]+[.N15])" office:value-type="float" office:value="9">
            <text:p>9</text:p>
          </table:table-cell>
          <table:table-cell table:style-name="ce178" table:formula="of:=IF([.H15]&gt;=1; ['Calculation Chart'.$Y$45] &amp; ([.O15]*['Calculation Chart'.$Z$45]) + ['Calculation Chart'.$AA$45] &amp; ['Calculation Chart'.$AB$45] &amp; ([.P15]*['Calculation Chart'.$AC$45]) + ['Calculation Chart'.$AD$45] &amp;['Calculation Chart'.$AE$45]; ['Calculation Chart'.$Y$46] &amp; ([.P15]*['Calculation Chart'.$Z$46]) + ['Calculation Chart'.$AA$46] &amp; ['Calculation Chart'.$AB$46] &amp; ([.O15]*['Calculation Chart'.$AC$46]) + ['Calculation Chart'.$AD$46] &amp;['Calculation Chart'.$AE$46])" office:value-type="string" office:string-value="Integer.valueOf(8), Integer.valueOf(10)));">
            <text:p>Integer.valueOf(8), Integer.valueOf(10)));</text:p>
          </table:table-cell>
          <table:table-cell table:number-columns-repeated="1007"/>
        </table:table-row>
        <table:table-row table:style-name="ro4">
          <table:table-cell table:style-name="ce6" table:formula="of:=['Calculation Chart'.A74]" office:value-type="string" office:string-value="Iron Leggings">
            <text:p>Iron Leggings</text:p>
          </table:table-cell>
          <table:table-cell table:style-name="ce48" table:formula="of:=['Calculation Chart'.B74]" office:value-type="float" office:value="6.67270954696537">
            <text:p>6.6727</text:p>
          </table:table-cell>
          <table:table-cell table:style-name="ce71" table:formula="of:=['Calculation Chart'.C74]" office:value-type="float" office:value="6.67269704696537">
            <text:p>6.6727</text:p>
          </table:table-cell>
          <table:table-cell table:style-name="ce71" table:formula="of:=['Calculation Chart'.D74]" office:value-type="string" office:string-value="N/A">
            <text:p>N/A</text:p>
          </table:table-cell>
          <table:table-cell table:style-name="ce71" table:formula="of:=['Calculation Chart'.E74]" office:value-type="string" office:string-value="N/A">
            <text:p>N/A</text:p>
          </table:table-cell>
          <table:table-cell table:style-name="ce71" table:formula="of:=['Calculation Chart'.F74]" office:value-type="float" office:value="6.68269704696537">
            <text:p>6.6827</text:p>
          </table:table-cell>
          <table:table-cell table:style-name="ce102" table:formula="of:=['Calculation Chart'.G74]" office:value-type="float" office:value="6.40169704696537">
            <text:p>6.4017</text:p>
          </table:table-cell>
          <table:table-cell table:style-name="ce121" table:formula="of:=[.G16]+1" office:value-type="float" office:value="7.40169704696537">
            <text:p>7.4017</text:p>
          </table:table-cell>
          <table:table-cell table:style-name="ce304" table:formula="of:=IF([.P16]&lt;= 128; IF([.O16]=[.P16];[.O16];[.O16] &amp; &quot;-&quot; &amp; [.P16]) &amp; IF(AND([.H16]&lt;1; [.L16]&gt;1);&quot; per Emerald&quot;; IF([.P16]=1;&quot; Emerald&quot;;&quot; Emeralds&quot;)); ROUNDDOWN(ROUND([.O16])/9) &amp; &quot; Emerald Blocks &amp; &quot; &amp; MOD(ROUND([.O16]);9) &amp; &quot;-&quot; &amp; MOD(ROUND([.O16]);9)+[.P16]-[.O16] &amp; &quot; Emeralds&quot; )" office:value-type="string" office:string-value="7-8 Emeralds">
            <text:p>7-8 Emeralds</text:p>
          </table:table-cell>
          <table:table-cell table:style-name="ce152" table:formula="of:=([.G16]*[.L16])/['Calculation Chart'.$G$5]" office:value-type="float" office:value="6.71556877566174">
            <text:p>6.72</text:p>
          </table:table-cell>
          <table:table-cell table:style-name="ce165" table:formula="of:=IF([.J16] &gt; 64; ROUNDDOWN(ROUND([.J16])/64) &amp; &quot; Stacks &amp; &quot; &amp; MOD(ROUND([.J16]);64); ROUND([.J16]))" office:value-type="float" office:value="7">
            <text:p>7</text:p>
          </table:table-cell>
          <table:table-cell table:style-name="ce178" office:value-type="float" office:value="1">
            <text:p>1</text:p>
          </table:table-cell>
          <table:table-cell table:style-name="ce152" table:formula="of:=IF(AND([.H16]&lt;1; [.L16]&gt;1);1/[.H16];[.H16])" office:value-type="float" office:value="7.40169704696537">
            <text:p>7.4</text:p>
          </table:table-cell>
          <table:table-cell table:style-name="ce165" table:formula="of:=IF([.M16]*['Calculation Chart'.$Y$38] &gt; ['Calculation Chart'.$Y$40];['Calculation Chart'.$Y$40];[.M16]*['Calculation Chart'.$Y$38])" office:value-type="float" office:value="0.740169704696537">
            <text:p>0.74</text:p>
          </table:table-cell>
          <table:table-cell table:style-name="ce165" table:formula="of:=ROUND([.M16]-[.N16])" office:value-type="float" office:value="7">
            <text:p>7</text:p>
          </table:table-cell>
          <table:table-cell table:style-name="ce165" table:formula="of:=ROUND([.M16]+[.N16])" office:value-type="float" office:value="8">
            <text:p>8</text:p>
          </table:table-cell>
          <table:table-cell table:style-name="ce178" table:formula="of:=IF([.H16]&gt;=1; ['Calculation Chart'.$Y$45] &amp; ([.O16]*['Calculation Chart'.$Z$45]) + ['Calculation Chart'.$AA$45] &amp; ['Calculation Chart'.$AB$45] &amp; ([.P16]*['Calculation Chart'.$AC$45]) + ['Calculation Chart'.$AD$45] &amp;['Calculation Chart'.$AE$45]; ['Calculation Chart'.$Y$46] &amp; ([.P16]*['Calculation Chart'.$Z$46]) + ['Calculation Chart'.$AA$46] &amp; ['Calculation Chart'.$AB$46] &amp; ([.O16]*['Calculation Chart'.$AC$46]) + ['Calculation Chart'.$AD$46] &amp;['Calculation Chart'.$AE$46])" office:value-type="string" office:string-value="Integer.valueOf(7), Integer.valueOf(9)));">
            <text:p>Integer.valueOf(7), Integer.valueOf(9)));</text:p>
          </table:table-cell>
          <table:table-cell table:number-columns-repeated="1007"/>
        </table:table-row>
        <table:table-row table:style-name="ro4">
          <table:table-cell table:style-name="ce6" table:formula="of:=['Calculation Chart'.A75]" office:value-type="string" office:string-value="Iron Boots">
            <text:p>Iron Boots</text:p>
          </table:table-cell>
          <table:table-cell table:style-name="ce48" table:formula="of:=['Calculation Chart'.B75]" office:value-type="float" office:value="3.81292331255164">
            <text:p>3.8129</text:p>
          </table:table-cell>
          <table:table-cell table:style-name="ce71" table:formula="of:=['Calculation Chart'.C75]" office:value-type="float" office:value="3.81291081255164">
            <text:p>3.8129</text:p>
          </table:table-cell>
          <table:table-cell table:style-name="ce71" table:formula="of:=['Calculation Chart'.D75]" office:value-type="string" office:string-value="N/A">
            <text:p>N/A</text:p>
          </table:table-cell>
          <table:table-cell table:style-name="ce71" table:formula="of:=['Calculation Chart'.E75]" office:value-type="string" office:string-value="N/A">
            <text:p>N/A</text:p>
          </table:table-cell>
          <table:table-cell table:style-name="ce71" table:formula="of:=['Calculation Chart'.F75]" office:value-type="float" office:value="3.82291081255164">
            <text:p>3.8229</text:p>
          </table:table-cell>
          <table:table-cell table:style-name="ce102" table:formula="of:=['Calculation Chart'.G75]" office:value-type="float" office:value="3.51491081255164">
            <text:p>3.5149</text:p>
          </table:table-cell>
          <table:table-cell table:style-name="ce132" table:formula="of:=[.G17]+1" office:value-type="float" office:value="4.51491081255164">
            <text:p>4.5149</text:p>
          </table:table-cell>
          <table:table-cell table:style-name="ce305" table:formula="of:=IF([.P17]&lt;= 128; IF([.O17]=[.P17];[.O17];[.O17] &amp; &quot;-&quot; &amp; [.P17]) &amp; IF(AND([.H17]&lt;1; [.L17]&gt;1);&quot; per Emerald&quot;; IF([.P17]=1;&quot; Emerald&quot;;&quot; Emeralds&quot;)); ROUNDDOWN(ROUND([.O17])/9) &amp; &quot; Emerald Blocks &amp; &quot; &amp; MOD(ROUND([.O17]);9) &amp; &quot;-&quot; &amp; MOD(ROUND([.O17]);9)+[.P17]-[.O17] &amp; &quot; Emeralds&quot; )" office:value-type="string" office:string-value="4-5 Emeralds">
            <text:p>4-5 Emeralds</text:p>
          </table:table-cell>
          <table:table-cell table:style-name="ce159" table:formula="of:=([.G17]*[.L17])/['Calculation Chart'.$G$5]" office:value-type="float" office:value="3.68724498032862">
            <text:p>3.69</text:p>
          </table:table-cell>
          <table:table-cell table:style-name="ce172" table:formula="of:=IF([.J17] &gt; 64; ROUNDDOWN(ROUND([.J17])/64) &amp; &quot; Stacks &amp; &quot; &amp; MOD(ROUND([.J17]);64); ROUND([.J17]))" office:value-type="float" office:value="4">
            <text:p>4</text:p>
          </table:table-cell>
          <table:table-cell table:style-name="ce185" office:value-type="float" office:value="1">
            <text:p>1</text:p>
          </table:table-cell>
          <table:table-cell table:style-name="ce159" table:formula="of:=IF(AND([.H17]&lt;1; [.L17]&gt;1);1/[.H17];[.H17])" office:value-type="float" office:value="4.51491081255164">
            <text:p>4.51</text:p>
          </table:table-cell>
          <table:table-cell table:style-name="ce172" table:formula="of:=IF([.M17]*['Calculation Chart'.$Y$38] &gt; ['Calculation Chart'.$Y$40];['Calculation Chart'.$Y$40];[.M17]*['Calculation Chart'.$Y$38])" office:value-type="float" office:value="0.451491081255164">
            <text:p>0.45</text:p>
          </table:table-cell>
          <table:table-cell table:style-name="ce172" table:formula="of:=ROUND([.M17]-[.N17])" office:value-type="float" office:value="4">
            <text:p>4</text:p>
          </table:table-cell>
          <table:table-cell table:style-name="ce172" table:formula="of:=ROUND([.M17]+[.N17])" office:value-type="float" office:value="5">
            <text:p>5</text:p>
          </table:table-cell>
          <table:table-cell table:style-name="ce185" table:formula="of:=IF([.H17]&gt;=1; ['Calculation Chart'.$Y$45] &amp; ([.O17]*['Calculation Chart'.$Z$45]) + ['Calculation Chart'.$AA$45] &amp; ['Calculation Chart'.$AB$45] &amp; ([.P17]*['Calculation Chart'.$AC$45]) + ['Calculation Chart'.$AD$45] &amp;['Calculation Chart'.$AE$45]; ['Calculation Chart'.$Y$46] &amp; ([.P17]*['Calculation Chart'.$Z$46]) + ['Calculation Chart'.$AA$46] &amp; ['Calculation Chart'.$AB$46] &amp; ([.O17]*['Calculation Chart'.$AC$46]) + ['Calculation Chart'.$AD$46] &amp;['Calculation Chart'.$AE$46])" office:value-type="string" office:string-value="Integer.valueOf(4), Integer.valueOf(6)));">
            <text:p>Integer.valueOf(4), Integer.valueOf(6)));</text:p>
          </table:table-cell>
          <table:table-cell table:number-columns-repeated="1007"/>
        </table:table-row>
        <table:table-row table:style-name="ro4">
          <table:table-cell table:style-name="ce277" table:formula="of:=['Calculation Chart'.A34]" office:value-type="string" office:string-value="Saddle">
            <text:p>Saddle</text:p>
          </table:table-cell>
          <table:table-cell table:style-name="ce283" table:formula="of:=['Calculation Chart'.B34]" office:value-type="float" office:value="952">
            <text:p>952.0000</text:p>
          </table:table-cell>
          <table:table-cell table:style-name="ce288" table:formula="of:=['Calculation Chart'.C34]" office:value-type="float" office:value="544">
            <text:p>544.0000</text:p>
          </table:table-cell>
          <table:table-cell table:style-name="ce288" table:formula="of:=['Calculation Chart'.D34]" office:value-type="string" office:string-value="N/A">
            <text:p>N/A</text:p>
          </table:table-cell>
          <table:table-cell table:style-name="ce288" table:formula="of:=['Calculation Chart'.E34]" office:value-type="string" office:string-value="N/A">
            <text:p>N/A</text:p>
          </table:table-cell>
          <table:table-cell table:style-name="ce288" table:formula="of:=['Calculation Chart'.F34]" office:value-type="string" office:string-value="N/A">
            <text:p>N/A</text:p>
          </table:table-cell>
          <table:table-cell table:style-name="ce297" table:formula="of:=['Calculation Chart'.G34]" office:value-type="float" office:value="21.76">
            <text:p>21.7600</text:p>
          </table:table-cell>
          <table:table-cell table:style-name="ce302" table:formula="of:=[.G18]*0.1" office:value-type="float" office:value="2.176">
            <text:p>2.1760</text:p>
          </table:table-cell>
          <table:table-cell table:style-name="ce309" table:formula="of:=IF([.P18]&lt;= 128; IF([.O18]=[.P18];[.O18];[.O18] &amp; &quot;-&quot; &amp; [.P18]) &amp; IF(AND([.H18]&lt;1; [.L18]&gt;1);&quot; per Emerald&quot;; IF([.P18]=1;&quot; Emerald&quot;;&quot; Emeralds&quot;)); ROUNDDOWN(ROUND([.O18])/9) &amp; &quot; Emerald Blocks &amp; &quot; &amp; MOD(ROUND([.O18]);9) &amp; &quot;-&quot; &amp; MOD(ROUND([.O18]);9)+[.P18]-[.O18] &amp; &quot; Emeralds&quot; )" office:value-type="string" office:string-value="2 Emeralds">
            <text:p>2 Emeralds</text:p>
          </table:table-cell>
          <table:table-cell table:style-name="ce315" table:formula="of:=([.G18]*[.L18])/['Calculation Chart'.$G$5]" office:value-type="float" office:value="22.8268809795788">
            <text:p>22.83</text:p>
          </table:table-cell>
          <table:table-cell table:style-name="ce320" table:formula="of:=IF([.J18] &gt; 64; ROUNDDOWN(ROUND([.J18])/64) &amp; &quot; Stacks &amp; &quot; &amp; MOD(ROUND([.J18]);64); ROUND([.J18]))" office:value-type="float" office:value="23">
            <text:p>23</text:p>
          </table:table-cell>
          <table:table-cell table:style-name="ce325" office:value-type="float" office:value="1">
            <text:p>1</text:p>
          </table:table-cell>
          <table:table-cell table:style-name="ce315" table:formula="of:=IF(AND([.H18]&lt;1; [.L18]&gt;1);1/[.H18];[.H18])" office:value-type="float" office:value="2.176">
            <text:p>2.18</text:p>
          </table:table-cell>
          <table:table-cell table:style-name="ce320" table:formula="of:=IF([.M18]*['Calculation Chart'.$Y$38] &gt; ['Calculation Chart'.$Y$40];['Calculation Chart'.$Y$40];[.M18]*['Calculation Chart'.$Y$38])" office:value-type="float" office:value="0.2176">
            <text:p>0.22</text:p>
          </table:table-cell>
          <table:table-cell table:style-name="ce320" table:formula="of:=ROUND([.M18]-[.N18])" office:value-type="float" office:value="2">
            <text:p>2</text:p>
          </table:table-cell>
          <table:table-cell table:style-name="ce320" table:formula="of:=ROUND([.M18]+[.N18])" office:value-type="float" office:value="2">
            <text:p>2</text:p>
          </table:table-cell>
          <table:table-cell table:style-name="ce325" table:formula="of:=IF([.H18]&gt;=1; ['Calculation Chart'.$Y$45] &amp; ([.O18]*['Calculation Chart'.$Z$45]) + ['Calculation Chart'.$AA$45] &amp; ['Calculation Chart'.$AB$45] &amp; ([.P18]*['Calculation Chart'.$AC$45]) + ['Calculation Chart'.$AD$45] &amp;['Calculation Chart'.$AE$45]; ['Calculation Chart'.$Y$46] &amp; ([.P18]*['Calculation Chart'.$Z$46]) + ['Calculation Chart'.$AA$46] &amp; ['Calculation Chart'.$AB$46] &amp; ([.O18]*['Calculation Chart'.$AC$46]) + ['Calculation Chart'.$AD$46] &amp;['Calculation Chart'.$AE$46])" office:value-type="string" office:string-value="Integer.valueOf(2), Integer.valueOf(3)));">
            <text:p>Integer.valueOf(2), Integer.valueOf(3)));</text:p>
          </table:table-cell>
          <table:table-cell table:number-columns-repeated="1007"/>
        </table:table-row>
        <table:table-row table:style-name="ro3">
          <table:table-cell table:style-name="ce6" table:formula="of:=['Calculation Chart'.A58]" office:value-type="string" office:string-value="Iron Sword">
            <text:p>Iron Sword</text:p>
          </table:table-cell>
          <table:table-cell table:style-name="ce48" table:formula="of:=['Calculation Chart'.B58]" office:value-type="float" office:value="1.91608665627582">
            <text:p>1.9161</text:p>
          </table:table-cell>
          <table:table-cell table:style-name="ce71" table:formula="of:=['Calculation Chart'.C58]" office:value-type="float" office:value="1.91607415627582">
            <text:p>1.9161</text:p>
          </table:table-cell>
          <table:table-cell table:style-name="ce71" table:formula="of:=['Calculation Chart'.D58]" office:value-type="float" office:value="1.91415999627954">
            <text:p>1.9142</text:p>
          </table:table-cell>
          <table:table-cell table:style-name="ce80" table:formula="of:=['Calculation Chart'.E58]" office:value-type="float" office:value="1.91415999627954">
            <text:p>1.9142</text:p>
          </table:table-cell>
          <table:table-cell table:style-name="ce71" table:formula="of:=['Calculation Chart'.F58]" office:value-type="float" office:value="1.92415999627954">
            <text:p>1.9242</text:p>
          </table:table-cell>
          <table:table-cell table:style-name="ce109" table:formula="of:=['Calculation Chart'.G58]" office:value-type="float" office:value="1.87315999627954">
            <text:p>1.8732</text:p>
          </table:table-cell>
          <table:table-cell table:style-name="ce128" table:formula="of:=[.G19]+1" office:value-type="float" office:value="2.87315999627954">
            <text:p>2.8732</text:p>
          </table:table-cell>
          <table:table-cell table:style-name="ce137" table:formula="of:=IF([.P19]&lt;= 128; IF([.O19]=[.P19];[.O19];[.O19] &amp; &quot;-&quot; &amp; [.P19]) &amp; IF(AND([.H19]&lt;1; [.L19]&gt;1);&quot; per Emerald&quot;; IF([.P19]=1;&quot; Emerald&quot;;&quot; Emeralds&quot;)); ROUNDDOWN(ROUND([.O19])/9) &amp; &quot; Emerald Blocks &amp; &quot; &amp; MOD(ROUND([.O19]);9) &amp; &quot;-&quot; &amp; MOD(ROUND([.O19]);9)+[.P19]-[.O19] &amp; &quot; Emeralds&quot; )" office:value-type="string" office:string-value="3 Emeralds">
            <text:p>3 Emeralds</text:p>
          </table:table-cell>
          <table:table-cell table:style-name="ce152" table:formula="of:=([.G19]*[.L19])/['Calculation Chart'.$G$5]" office:value-type="float" office:value="1.96500001336311">
            <text:p>1.97</text:p>
          </table:table-cell>
          <table:table-cell table:style-name="ce165" table:formula="of:=IF([.J19] &gt; 64; ROUNDDOWN(ROUND([.J19])/64) &amp; &quot; Stacks &amp; &quot; &amp; MOD(ROUND([.J19]);64); ROUND([.J19]))" office:value-type="float" office:value="2">
            <text:p>2</text:p>
          </table:table-cell>
          <table:table-cell table:style-name="ce178" office:value-type="float" office:value="1">
            <text:p>1</text:p>
          </table:table-cell>
          <table:table-cell table:style-name="ce152" table:formula="of:=IF(AND([.H19]&lt;1; [.L19]&gt;1);1/[.H19];[.H19])" office:value-type="float" office:value="2.87315999627954">
            <text:p>2.87</text:p>
          </table:table-cell>
          <table:table-cell table:style-name="ce165" table:formula="of:=IF([.M19]*['Calculation Chart'.$Y$38] &gt; ['Calculation Chart'.$Y$40];['Calculation Chart'.$Y$40];[.M19]*['Calculation Chart'.$Y$38])" office:value-type="float" office:value="0.287315999627954">
            <text:p>0.29</text:p>
          </table:table-cell>
          <table:table-cell table:style-name="ce165" table:formula="of:=ROUND([.M19]-[.N19])" office:value-type="float" office:value="3">
            <text:p>3</text:p>
          </table:table-cell>
          <table:table-cell table:style-name="ce165" table:formula="of:=ROUND([.M19]+[.N19])" office:value-type="float" office:value="3">
            <text:p>3</text:p>
          </table:table-cell>
          <table:table-cell table:style-name="ce178" table:formula="of:=IF([.H19]&gt;=1; ['Calculation Chart'.$Y$45] &amp; ([.O19]*['Calculation Chart'.$Z$45]) + ['Calculation Chart'.$AA$45] &amp; ['Calculation Chart'.$AB$45] &amp; ([.P19]*['Calculation Chart'.$AC$45]) + ['Calculation Chart'.$AD$45] &amp;['Calculation Chart'.$AE$45]; ['Calculation Chart'.$Y$46] &amp; ([.P19]*['Calculation Chart'.$Z$46]) + ['Calculation Chart'.$AA$46] &amp; ['Calculation Chart'.$AB$46] &amp; ([.O19]*['Calculation Chart'.$AC$46]) + ['Calculation Chart'.$AD$46] &amp;['Calculation Chart'.$AE$46])" office:value-type="string" office:string-value="Integer.valueOf(3), Integer.valueOf(4)));">
            <text:p>Integer.valueOf(3), Integer.valueOf(4)));</text:p>
          </table:table-cell>
          <table:table-cell table:number-columns-repeated="1007"/>
        </table:table-row>
        <table:table-row table:style-name="ro3">
          <table:table-cell table:style-name="ce6" table:formula="of:=['Calculation Chart'.A59]" office:value-type="string" office:string-value="Iron Axe">
            <text:p>Iron Axe</text:p>
          </table:table-cell>
          <table:table-cell table:style-name="ce48" table:formula="of:=['Calculation Chart'.B59]" office:value-type="float" office:value="2.87916123441373">
            <text:p>2.8792</text:p>
          </table:table-cell>
          <table:table-cell table:style-name="ce71" table:formula="of:=['Calculation Chart'.C59]" office:value-type="string" office:string-value="N/A">
            <text:p>N/A</text:p>
          </table:table-cell>
          <table:table-cell table:style-name="ce71" table:formula="of:=['Calculation Chart'.D59]" office:value-type="string" office:string-value="N/A">
            <text:p>N/A</text:p>
          </table:table-cell>
          <table:table-cell table:style-name="ce71" table:formula="of:=['Calculation Chart'.E59]" office:value-type="string" office:string-value="N/A">
            <text:p>N/A</text:p>
          </table:table-cell>
          <table:table-cell table:style-name="ce71" table:formula="of:=['Calculation Chart'.F59]" office:value-type="float" office:value="2.88916123441373">
            <text:p>2.8892</text:p>
          </table:table-cell>
          <table:table-cell table:style-name="ce109" table:formula="of:=['Calculation Chart'.G59]" office:value-type="float" office:value="2.38716123441373">
            <text:p>2.3872</text:p>
          </table:table-cell>
          <table:table-cell table:style-name="ce128" table:formula="of:=[.G20]+1" office:value-type="float" office:value="3.38716123441373">
            <text:p>3.3872</text:p>
          </table:table-cell>
          <table:table-cell table:style-name="ce137" table:formula="of:=IF([.P20]&lt;= 128; IF([.O20]=[.P20];[.O20];[.O20] &amp; &quot;-&quot; &amp; [.P20]) &amp; IF(AND([.H20]&lt;1; [.L20]&gt;1);&quot; per Emerald&quot;; IF([.P20]=1;&quot; Emerald&quot;;&quot; Emeralds&quot;)); ROUNDDOWN(ROUND([.O20])/9) &amp; &quot; Emerald Blocks &amp; &quot; &amp; MOD(ROUND([.O20]);9) &amp; &quot;-&quot; &amp; MOD(ROUND([.O20]);9)+[.P20]-[.O20] &amp; &quot; Emeralds&quot; )" office:value-type="string" office:string-value="3-4 Emeralds">
            <text:p>3-4 Emeralds</text:p>
          </table:table-cell>
          <table:table-cell table:style-name="ce152" table:formula="of:=([.G20]*[.L20])/['Calculation Chart'.$G$5]" office:value-type="float" office:value="2.50420245298835">
            <text:p>2.5</text:p>
          </table:table-cell>
          <table:table-cell table:style-name="ce165" table:formula="of:=IF([.J20] &gt; 64; ROUNDDOWN(ROUND([.J20])/64) &amp; &quot; Stacks &amp; &quot; &amp; MOD(ROUND([.J20]);64); ROUND([.J20]))" office:value-type="float" office:value="3">
            <text:p>3</text:p>
          </table:table-cell>
          <table:table-cell table:style-name="ce178" office:value-type="float" office:value="1">
            <text:p>1</text:p>
          </table:table-cell>
          <table:table-cell table:style-name="ce152" table:formula="of:=IF(AND([.H20]&lt;1; [.L20]&gt;1);1/[.H20];[.H20])" office:value-type="float" office:value="3.38716123441373">
            <text:p>3.39</text:p>
          </table:table-cell>
          <table:table-cell table:style-name="ce165" table:formula="of:=IF([.M20]*['Calculation Chart'.$Y$38] &gt; ['Calculation Chart'.$Y$40];['Calculation Chart'.$Y$40];[.M20]*['Calculation Chart'.$Y$38])" office:value-type="float" office:value="0.338716123441373">
            <text:p>0.34</text:p>
          </table:table-cell>
          <table:table-cell table:style-name="ce165" table:formula="of:=ROUND([.M20]-[.N20])" office:value-type="float" office:value="3">
            <text:p>3</text:p>
          </table:table-cell>
          <table:table-cell table:style-name="ce165" table:formula="of:=ROUND([.M20]+[.N20])" office:value-type="float" office:value="4">
            <text:p>4</text:p>
          </table:table-cell>
          <table:table-cell table:style-name="ce178" table:formula="of:=IF([.H20]&gt;=1; ['Calculation Chart'.$Y$45] &amp; ([.O20]*['Calculation Chart'.$Z$45]) + ['Calculation Chart'.$AA$45] &amp; ['Calculation Chart'.$AB$45] &amp; ([.P20]*['Calculation Chart'.$AC$45]) + ['Calculation Chart'.$AD$45] &amp;['Calculation Chart'.$AE$45]; ['Calculation Chart'.$Y$46] &amp; ([.P20]*['Calculation Chart'.$Z$46]) + ['Calculation Chart'.$AA$46] &amp; ['Calculation Chart'.$AB$46] &amp; ([.O20]*['Calculation Chart'.$AC$46]) + ['Calculation Chart'.$AD$46] &amp;['Calculation Chart'.$AE$46])" office:value-type="string" office:string-value="Integer.valueOf(3), Integer.valueOf(5)));">
            <text:p>Integer.valueOf(3), Integer.valueOf(5)));</text:p>
          </table:table-cell>
          <table:table-cell table:number-columns-repeated="1007"/>
        </table:table-row>
        <table:table-row table:style-name="ro3">
          <table:table-cell table:style-name="ce6" table:formula="of:=['Calculation Chart'.A60]" office:value-type="string" office:string-value="Iron Pickaxe">
            <text:p>Iron Pickaxe</text:p>
          </table:table-cell>
          <table:table-cell table:style-name="ce48" table:formula="of:=['Calculation Chart'.B60]" office:value-type="float" office:value="2.87903623441373">
            <text:p>2.8790</text:p>
          </table:table-cell>
          <table:table-cell table:style-name="ce71" table:formula="of:=['Calculation Chart'.C60]" office:value-type="float" office:value="2.87902373441373">
            <text:p>2.8790</text:p>
          </table:table-cell>
          <table:table-cell table:style-name="ce71" table:formula="of:=['Calculation Chart'.D60]" office:value-type="string" office:string-value="N/A">
            <text:p>N/A</text:p>
          </table:table-cell>
          <table:table-cell table:style-name="ce71" table:formula="of:=['Calculation Chart'.E60]" office:value-type="string" office:string-value="N/A">
            <text:p>N/A</text:p>
          </table:table-cell>
          <table:table-cell table:style-name="ce71" table:formula="of:=['Calculation Chart'.F60]" office:value-type="float" office:value="2.88902373441373">
            <text:p>2.8890</text:p>
          </table:table-cell>
          <table:table-cell table:style-name="ce109" table:formula="of:=['Calculation Chart'.G60]" office:value-type="float" office:value="2.78702373441373">
            <text:p>2.7870</text:p>
          </table:table-cell>
          <table:table-cell table:style-name="ce128" table:formula="of:=[.G21]+1" office:value-type="float" office:value="3.78702373441373">
            <text:p>3.7870</text:p>
          </table:table-cell>
          <table:table-cell table:style-name="ce137" table:formula="of:=IF([.P21]&lt;= 128; IF([.O21]=[.P21];[.O21];[.O21] &amp; &quot;-&quot; &amp; [.P21]) &amp; IF(AND([.H21]&lt;1; [.L21]&gt;1);&quot; per Emerald&quot;; IF([.P21]=1;&quot; Emerald&quot;;&quot; Emeralds&quot;)); ROUNDDOWN(ROUND([.O21])/9) &amp; &quot; Emerald Blocks &amp; &quot; &amp; MOD(ROUND([.O21]);9) &amp; &quot;-&quot; &amp; MOD(ROUND([.O21]);9)+[.P21]-[.O21] &amp; &quot; Emeralds&quot; )" office:value-type="string" office:string-value="3-4 Emeralds">
            <text:p>3-4 Emeralds</text:p>
          </table:table-cell>
          <table:table-cell table:style-name="ce152" table:formula="of:=([.G21]*[.L21])/['Calculation Chart'.$G$5]" office:value-type="float" office:value="2.92366999415089">
            <text:p>2.92</text:p>
          </table:table-cell>
          <table:table-cell table:style-name="ce165" table:formula="of:=IF([.J21] &gt; 64; ROUNDDOWN(ROUND([.J21])/64) &amp; &quot; Stacks &amp; &quot; &amp; MOD(ROUND([.J21]);64); ROUND([.J21]))" office:value-type="float" office:value="3">
            <text:p>3</text:p>
          </table:table-cell>
          <table:table-cell table:style-name="ce178" office:value-type="float" office:value="1">
            <text:p>1</text:p>
          </table:table-cell>
          <table:table-cell table:style-name="ce152" table:formula="of:=IF(AND([.H21]&lt;1; [.L21]&gt;1);1/[.H21];[.H21])" office:value-type="float" office:value="3.78702373441373">
            <text:p>3.79</text:p>
          </table:table-cell>
          <table:table-cell table:style-name="ce165" table:formula="of:=IF([.M21]*['Calculation Chart'.$Y$38] &gt; ['Calculation Chart'.$Y$40];['Calculation Chart'.$Y$40];[.M21]*['Calculation Chart'.$Y$38])" office:value-type="float" office:value="0.378702373441373">
            <text:p>0.38</text:p>
          </table:table-cell>
          <table:table-cell table:style-name="ce165" table:formula="of:=ROUND([.M21]-[.N21])" office:value-type="float" office:value="3">
            <text:p>3</text:p>
          </table:table-cell>
          <table:table-cell table:style-name="ce165" table:formula="of:=ROUND([.M21]+[.N21])" office:value-type="float" office:value="4">
            <text:p>4</text:p>
          </table:table-cell>
          <table:table-cell table:style-name="ce178" table:formula="of:=IF([.H21]&gt;=1; ['Calculation Chart'.$Y$45] &amp; ([.O21]*['Calculation Chart'.$Z$45]) + ['Calculation Chart'.$AA$45] &amp; ['Calculation Chart'.$AB$45] &amp; ([.P21]*['Calculation Chart'.$AC$45]) + ['Calculation Chart'.$AD$45] &amp;['Calculation Chart'.$AE$45]; ['Calculation Chart'.$Y$46] &amp; ([.P21]*['Calculation Chart'.$Z$46]) + ['Calculation Chart'.$AA$46] &amp; ['Calculation Chart'.$AB$46] &amp; ([.O21]*['Calculation Chart'.$AC$46]) + ['Calculation Chart'.$AD$46] &amp;['Calculation Chart'.$AE$46])" office:value-type="string" office:string-value="Integer.valueOf(3), Integer.valueOf(5)));">
            <text:p>Integer.valueOf(3), Integer.valueOf(5)));</text:p>
          </table:table-cell>
          <table:table-cell table:number-columns-repeated="1007"/>
        </table:table-row>
        <table:table-row table:style-name="ro3">
          <table:table-cell table:style-name="ce6" table:formula="of:=['Calculation Chart'.A61]" office:value-type="string" office:string-value="Iron Shovel">
            <text:p>Iron Shovel</text:p>
          </table:table-cell>
          <table:table-cell table:style-name="ce48" table:formula="of:=['Calculation Chart'.B61]" office:value-type="float" office:value="0.972637078137911">
            <text:p>0.9726</text:p>
          </table:table-cell>
          <table:table-cell table:style-name="ce80" table:formula="of:=['Calculation Chart'.C61]" office:value-type="float" office:value="0.972637078137911">
            <text:p>0.9726</text:p>
          </table:table-cell>
          <table:table-cell table:style-name="ce71" table:formula="of:=['Calculation Chart'.D61]" office:value-type="float" office:value="0.971665412725185">
            <text:p>0.9717</text:p>
          </table:table-cell>
          <table:table-cell table:style-name="ce80" table:formula="of:=['Calculation Chart'.E61]" office:value-type="float" office:value="0.971665412725185">
            <text:p>0.9717</text:p>
          </table:table-cell>
          <table:table-cell table:style-name="ce71" table:formula="of:=['Calculation Chart'.F61]" office:value-type="float" office:value="0.981665412725185">
            <text:p>0.9817</text:p>
          </table:table-cell>
          <table:table-cell table:style-name="ce109" table:formula="of:=['Calculation Chart'.G61]" office:value-type="float" office:value="0.951665412725185">
            <text:p>0.9517</text:p>
          </table:table-cell>
          <table:table-cell table:style-name="ce128" table:formula="of:=[.G22]+1" office:value-type="float" office:value="1.95166541272519">
            <text:p>1.9517</text:p>
          </table:table-cell>
          <table:table-cell table:style-name="ce137" table:formula="of:=IF([.P22]&lt;= 128; IF([.O22]=[.P22];[.O22];[.O22] &amp; &quot;-&quot; &amp; [.P22]) &amp; IF(AND([.H22]&lt;1; [.L22]&gt;1);&quot; per Emerald&quot;; IF([.P22]=1;&quot; Emerald&quot;;&quot; Emeralds&quot;)); ROUNDDOWN(ROUND([.O22])/9) &amp; &quot; Emerald Blocks &amp; &quot; &amp; MOD(ROUND([.O22]);9) &amp; &quot;-&quot; &amp; MOD(ROUND([.O22]);9)+[.P22]-[.O22] &amp; &quot; Emeralds&quot; )" office:value-type="string" office:string-value="2 Emeralds">
            <text:p>2 Emeralds</text:p>
          </table:table-cell>
          <table:table-cell table:style-name="ce152" table:formula="of:=([.G22]*[.L22])/['Calculation Chart'.$G$5]" office:value-type="float" office:value="0.998325050949426">
            <text:p>1</text:p>
          </table:table-cell>
          <table:table-cell table:style-name="ce165" table:formula="of:=IF([.J22] &gt; 64; ROUNDDOWN(ROUND([.J22])/64) &amp; &quot; Stacks &amp; &quot; &amp; MOD(ROUND([.J22]);64); ROUND([.J22]))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style-name="ce152" table:formula="of:=IF(AND([.H22]&lt;1; [.L22]&gt;1);1/[.H22];[.H22])" office:value-type="float" office:value="1.95166541272519">
            <text:p>1.95</text:p>
          </table:table-cell>
          <table:table-cell table:style-name="ce165" table:formula="of:=IF([.M22]*['Calculation Chart'.$Y$38] &gt; ['Calculation Chart'.$Y$40];['Calculation Chart'.$Y$40];[.M22]*['Calculation Chart'.$Y$38])" office:value-type="float" office:value="0.195166541272519">
            <text:p>0.2</text:p>
          </table:table-cell>
          <table:table-cell table:style-name="ce165" table:formula="of:=ROUND([.M22]-[.N22])" office:value-type="float" office:value="2">
            <text:p>2</text:p>
          </table:table-cell>
          <table:table-cell table:style-name="ce165" table:formula="of:=ROUND([.M22]+[.N22])" office:value-type="float" office:value="2">
            <text:p>2</text:p>
          </table:table-cell>
          <table:table-cell table:style-name="ce178" table:formula="of:=IF([.H22]&gt;=1; ['Calculation Chart'.$Y$45] &amp; ([.O22]*['Calculation Chart'.$Z$45]) + ['Calculation Chart'.$AA$45] &amp; ['Calculation Chart'.$AB$45] &amp; ([.P22]*['Calculation Chart'.$AC$45]) + ['Calculation Chart'.$AD$45] &amp;['Calculation Chart'.$AE$45]; ['Calculation Chart'.$Y$46] &amp; ([.P22]*['Calculation Chart'.$Z$46]) + ['Calculation Chart'.$AA$46] &amp; ['Calculation Chart'.$AB$46] &amp; ([.O22]*['Calculation Chart'.$AC$46]) + ['Calculation Chart'.$AD$46] &amp;['Calculation Chart'.$AE$46])" office:value-type="string" office:string-value="Integer.valueOf(2), Integer.valueOf(3)));">
            <text:p>Integer.valueOf(2), Integer.valueOf(3)));</text:p>
          </table:table-cell>
          <table:table-cell table:number-columns-repeated="1007"/>
        </table:table-row>
        <table:table-row table:style-name="ro3">
          <table:table-cell table:style-name="ce6" table:formula="of:=['Calculation Chart'.A62]" office:value-type="string" office:string-value="Iron Hoe">
            <text:p>Iron Hoe</text:p>
          </table:table-cell>
          <table:table-cell table:style-name="ce48" table:formula="of:=['Calculation Chart'.B62]" office:value-type="float" office:value="1.92589915627582">
            <text:p>1.9259</text:p>
          </table:table-cell>
          <table:table-cell table:style-name="ce71" table:formula="of:=['Calculation Chart'.C62]" office:value-type="string" office:string-value="N/A">
            <text:p>N/A</text:p>
          </table:table-cell>
          <table:table-cell table:style-name="ce71" table:formula="of:=['Calculation Chart'.D62]" office:value-type="string" office:string-value="N/A">
            <text:p>N/A</text:p>
          </table:table-cell>
          <table:table-cell table:style-name="ce71" table:formula="of:=['Calculation Chart'.E62]" office:value-type="string" office:string-value="N/A">
            <text:p>N/A</text:p>
          </table:table-cell>
          <table:table-cell table:style-name="ce71" table:formula="of:=['Calculation Chart'.F62]" office:value-type="float" office:value="1.93589915627582">
            <text:p>1.9359</text:p>
          </table:table-cell>
          <table:table-cell table:style-name="ce102" table:formula="of:=['Calculation Chart'.G62]" office:value-type="float" office:value="1.48489915627582">
            <text:p>1.4849</text:p>
          </table:table-cell>
          <table:table-cell table:style-name="ce128" table:formula="of:=[.G23]+1" office:value-type="float" office:value="2.48489915627582">
            <text:p>2.4849</text:p>
          </table:table-cell>
          <table:table-cell table:style-name="ce137" table:formula="of:=IF([.P23]&lt;= 128; IF([.O23]=[.P23];[.O23];[.O23] &amp; &quot;-&quot; &amp; [.P23]) &amp; IF(AND([.H23]&lt;1; [.L23]&gt;1);&quot; per Emerald&quot;; IF([.P23]=1;&quot; Emerald&quot;;&quot; Emeralds&quot;)); ROUNDDOWN(ROUND([.O23])/9) &amp; &quot; Emerald Blocks &amp; &quot; &amp; MOD(ROUND([.O23]);9) &amp; &quot;-&quot; &amp; MOD(ROUND([.O23]);9)+[.P23]-[.O23] &amp; &quot; Emeralds&quot; )" office:value-type="string" office:string-value="2-3 Emeralds">
            <text:p>2-3 Emeralds</text:p>
          </table:table-cell>
          <table:table-cell table:style-name="ce152" table:formula="of:=([.G23]*[.L23])/['Calculation Chart'.$G$5]" office:value-type="float" office:value="1.55770295528424">
            <text:p>1.56</text:p>
          </table:table-cell>
          <table:table-cell table:style-name="ce165" table:formula="of:=IF([.J23] &gt; 64; ROUNDDOWN(ROUND([.J23])/64) &amp; &quot; Stacks &amp; &quot; &amp; MOD(ROUND([.J23]);64); ROUND([.J23]))" office:value-type="float" office:value="2">
            <text:p>2</text:p>
          </table:table-cell>
          <table:table-cell table:style-name="ce178" office:value-type="float" office:value="1">
            <text:p>1</text:p>
          </table:table-cell>
          <table:table-cell table:style-name="ce152" table:formula="of:=IF(AND([.H23]&lt;1; [.L23]&gt;1);1/[.H23];[.H23])" office:value-type="float" office:value="2.48489915627582">
            <text:p>2.48</text:p>
          </table:table-cell>
          <table:table-cell table:style-name="ce165" table:formula="of:=IF([.M23]*['Calculation Chart'.$Y$38] &gt; ['Calculation Chart'.$Y$40];['Calculation Chart'.$Y$40];[.M23]*['Calculation Chart'.$Y$38])" office:value-type="float" office:value="0.248489915627582">
            <text:p>0.25</text:p>
          </table:table-cell>
          <table:table-cell table:style-name="ce165" table:formula="of:=ROUND([.M23]-[.N23])" office:value-type="float" office:value="2">
            <text:p>2</text:p>
          </table:table-cell>
          <table:table-cell table:style-name="ce165" table:formula="of:=ROUND([.M23]+[.N23])" office:value-type="float" office:value="3">
            <text:p>3</text:p>
          </table:table-cell>
          <table:table-cell table:style-name="ce178" table:formula="of:=IF([.H23]&gt;=1; ['Calculation Chart'.$Y$45] &amp; ([.O23]*['Calculation Chart'.$Z$45]) + ['Calculation Chart'.$AA$45] &amp; ['Calculation Chart'.$AB$45] &amp; ([.P23]*['Calculation Chart'.$AC$45]) + ['Calculation Chart'.$AD$45] &amp;['Calculation Chart'.$AE$45]; ['Calculation Chart'.$Y$46] &amp; ([.P23]*['Calculation Chart'.$Z$46]) + ['Calculation Chart'.$AA$46] &amp; ['Calculation Chart'.$AB$46] &amp; ([.O23]*['Calculation Chart'.$AC$46]) + ['Calculation Chart'.$AD$46] &amp;['Calculation Chart'.$AE$46])" office:value-type="string" office:string-value="Integer.valueOf(2), Integer.valueOf(4)));">
            <text:p>Integer.valueOf(2), Integer.valueOf(4)));</text:p>
          </table:table-cell>
          <table:table-cell table:number-columns-repeated="1007"/>
        </table:table-row>
        <table:table-row table:style-name="ro3">
          <table:table-cell table:style-name="ce36" table:formula="of:=['Calculation Chart'.A18]" office:value-type="string" office:string-value="Raw Fish">
            <text:p>Raw Fish</text:p>
          </table:table-cell>
          <table:table-cell table:style-name="ce51" table:formula="of:=['Calculation Chart'.B18]" office:value-type="float" office:value="0">
            <text:p>0.0000</text:p>
          </table:table-cell>
          <table:table-cell table:style-name="ce74" table:formula="of:=['Calculation Chart'.C18]" office:value-type="float" office:value="0">
            <text:p>0.0000</text:p>
          </table:table-cell>
          <table:table-cell table:style-name="ce75" table:formula="of:=['Calculation Chart'.D18]" office:value-type="string" office:string-value="N/A">
            <text:p>N/A</text:p>
          </table:table-cell>
          <table:table-cell table:style-name="ce75" table:formula="of:=['Calculation Chart'.E18]" office:value-type="float" office:value="0.2">
            <text:p>0.2000</text:p>
          </table:table-cell>
          <table:table-cell table:style-name="ce75" table:formula="of:=['Calculation Chart'.F18]" office:value-type="string" office:string-value="N/A">
            <text:p>N/A</text:p>
          </table:table-cell>
          <table:table-cell table:style-name="ce105" table:formula="of:=[.E24]+[.T3]*5+[.T4]*6+['Calculation Chart'.B6]*0.01" office:value-type="float" office:value="0.35">
            <text:p>0.3500</text:p>
          </table:table-cell>
          <table:table-cell table:style-name="ce125" office:value-type="string">
            <text:p>N/A</text:p>
          </table:table-cell>
          <table:table-cell table:style-name="ce141" office:value-type="string">
            <text:p>N/A</text:p>
          </table:table-cell>
          <table:table-cell table:style-name="ce155" table:formula="of:=([.G24]*[.L24])/['Calculation Chart'.$G$5]" office:value-type="float" office:value="23.4982598319193">
            <text:p>23.5</text:p>
          </table:table-cell>
          <table:table-cell table:style-name="ce168" table:formula="of:=IF([.J24] &gt; 64; ROUNDDOWN(ROUND([.J24])/64) &amp; &quot; Stacks &amp; &quot; &amp; MOD(ROUND([.J24]);64); ROUND([.J24]))" office:value-type="float" office:value="23">
            <text:p>23</text:p>
          </table:table-cell>
          <table:table-cell table:style-name="ce181" office:value-type="float" office:value="64">
            <text:p>64</text:p>
          </table:table-cell>
          <table:table-cell table:style-name="ce155" office:value-type="string">
            <text:p>N/A</text:p>
          </table:table-cell>
          <table:table-cell table:style-name="ce168" office:value-type="string">
            <text:p>N/A</text:p>
          </table:table-cell>
          <table:table-cell table:style-name="ce168" office:value-type="string">
            <text:p>N/A</text:p>
          </table:table-cell>
          <table:table-cell table:style-name="ce168" office:value-type="string">
            <text:p>N/A</text:p>
          </table:table-cell>
          <table:table-cell table:style-name="ce181" office:value-type="string">
            <text:p>N/A</text:p>
          </table:table-cell>
          <table:table-cell table:number-columns-repeated="1007"/>
        </table:table-row>
        <table:table-row table:style-name="ro3">
          <table:table-cell table:style-name="ce3" table:formula="of:=['Calculation Chart'.A19]" office:value-type="string" office:string-value="Cooked Fish">
            <text:p>Cooked Fish</text:p>
          </table:table-cell>
          <table:table-cell table:style-name="ce52" table:formula="of:=[.G24]" office:value-type="float" office:value="0.35">
            <text:p>0.3500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table:formula="of:=[.B25]+['Calculation Chart'.Y5]" office:value-type="float" office:value="0.38962207813791">
            <text:p>0.3896</text:p>
          </table:table-cell>
          <table:table-cell table:style-name="ce101" table:formula="of:=[.F25] - ['Calculation Chart'.B6]*0.01" office:value-type="float" office:value="0.37962207813791">
            <text:p>0.3796</text:p>
          </table:table-cell>
          <table:table-cell table:style-name="ce126" table:formula="of:=[.G25]*['Calculation Chart'.Y39]*1.5" office:value-type="float" office:value="0.284716558603433">
            <text:p>0.2847</text:p>
          </table:table-cell>
          <table:table-cell table:style-name="ce134" table:formula="of:=IF([.P25]&lt;= 128; IF([.O25]=[.P25];[.O25];[.O25] &amp; &quot;-&quot; &amp; [.P25]) &amp; IF(AND([.H25]&lt;1; [.L25]&gt;1);&quot; per Emerald&quot;; IF([.P25]=1;&quot; Emerald&quot;;&quot; Emeralds&quot;)); ROUNDDOWN(ROUND([.O25])/9) &amp; &quot; Emerald Blocks &amp; &quot; &amp; MOD(ROUND([.O25]);9) &amp; &quot;-&quot; &amp; MOD(ROUND([.O25]);9)+[.P25]-[.O25] &amp; &quot; Emeralds&quot; )" office:value-type="string" office:string-value="3-4 per Emerald">
            <text:p>3-4 per Emerald</text:p>
          </table:table-cell>
          <table:table-cell table:style-name="ce149" table:formula="of:=([.G25]*[.L25])/['Calculation Chart'.$G$5]" office:value-type="float" office:value="25.4870235143366">
            <text:p>25.49</text:p>
          </table:table-cell>
          <table:table-cell table:style-name="ce162" table:formula="of:=IF([.J25] &gt; 64; ROUNDDOWN(ROUND([.J25])/64) &amp; &quot; Stacks &amp; &quot; &amp; MOD(ROUND([.J25]);64); ROUND([.J25]))" office:value-type="float" office:value="25">
            <text:p>25</text:p>
          </table:table-cell>
          <table:table-cell table:style-name="ce175" office:value-type="float" office:value="64">
            <text:p>64</text:p>
          </table:table-cell>
          <table:table-cell table:style-name="ce149" table:formula="of:=IF(AND([.H25]&lt;1; [.L25]&gt;1);1/[.H25];[.H25])" office:value-type="float" office:value="3.51226498699308">
            <text:p>3.51</text:p>
          </table:table-cell>
          <table:table-cell table:style-name="ce162" table:formula="of:=IF([.M25]*['Calculation Chart'.$Y$38] &gt; ['Calculation Chart'.$Y$40];['Calculation Chart'.$Y$40];[.M25]*['Calculation Chart'.$Y$38])" office:value-type="float" office:value="0.351226498699308">
            <text:p>0.35</text:p>
          </table:table-cell>
          <table:table-cell table:style-name="ce162" table:formula="of:=ROUND([.M25]-[.N25])" office:value-type="float" office:value="3">
            <text:p>3</text:p>
          </table:table-cell>
          <table:table-cell table:style-name="ce162" table:formula="of:=ROUND([.M25]+[.N25])" office:value-type="float" office:value="4">
            <text:p>4</text:p>
          </table:table-cell>
          <table:table-cell table:style-name="ce175" table:formula="of:=IF([.H25]&gt;=1; ['Calculation Chart'.$Y$45] &amp; ([.O25]*['Calculation Chart'.$Z$45]) + ['Calculation Chart'.$AA$45] &amp; ['Calculation Chart'.$AB$45] &amp; ([.P25]*['Calculation Chart'.$AC$45]) + ['Calculation Chart'.$AD$45] &amp;['Calculation Chart'.$AE$45]; ['Calculation Chart'.$Y$46] &amp; ([.P25]*['Calculation Chart'.$Z$46]) + ['Calculation Chart'.$AA$46] &amp; ['Calculation Chart'.$AB$46] &amp; ([.O25]*['Calculation Chart'.$AC$46]) + ['Calculation Chart'.$AD$46] &amp;['Calculation Chart'.$AE$46])" office:value-type="string" office:string-value="Integer.valueOf(-4), Integer.valueOf(-2)));">
            <text:p>Integer.valueOf(-4), Integer.valueOf(-2)));</text:p>
          </table:table-cell>
          <table:table-cell table:number-columns-repeated="1007"/>
        </table:table-row>
        <table:table-row table:style-name="ro3">
          <table:table-cell table:style-name="ce3" table:formula="of:=['Calculation Chart'.A20]" office:value-type="string" office:string-value="Raw Chicken">
            <text:p>Raw Chicken</text:p>
          </table:table-cell>
          <table:table-cell table:style-name="ce53" table:formula="of:=['Calculation Chart'.B20]" office:value-type="float" office:value="75">
            <text:p>75.0000</text:p>
          </table:table-cell>
          <table:table-cell table:style-name="ce68" table:formula="of:=['Calculation Chart'.C20]" office:value-type="float" office:value="0.535714285714292">
            <text:p>0.5357</text:p>
          </table:table-cell>
          <table:table-cell table:style-name="ce68" table:formula="of:=['Calculation Chart'.D20]" office:value-type="float" office:value="0.10044642857143">
            <text:p>0.1004</text:p>
          </table:table-cell>
          <table:table-cell table:style-name="ce68" table:formula="of:=['Calculation Chart'.E20]" office:value-type="float" office:value="0.11294642857143">
            <text:p>0.1129</text:p>
          </table:table-cell>
          <table:table-cell table:style-name="ce68" table:formula="of:=['Calculation Chart'.F20]" office:value-type="string" office:string-value="N/A">
            <text:p>N/A</text:p>
          </table:table-cell>
          <table:table-cell table:style-name="ce101" table:formula="of:=[.E26]+([.T3]*6+[.T4]*7.2)*['Calculation Chart'.Y10]" office:value-type="float" office:value="0.17594642857143">
            <text:p>0.1759</text:p>
          </table:table-cell>
          <table:table-cell table:style-name="ce117" table:formula="of:=[.G26]" office:value-type="float" office:value="0.17594642857143">
            <text:p>0.1759</text:p>
          </table:table-cell>
          <table:table-cell table:style-name="ce134" table:formula="of:=IF([.P26]&lt;= 128; IF([.O26]=[.P26];[.O26];[.O26] &amp; &quot;-&quot; &amp; [.P26]) &amp; IF(AND([.H26]&lt;1; [.L26]&gt;1);&quot; per Emerald&quot;; IF([.P26]=1;&quot; Emerald&quot;;&quot; Emeralds&quot;)); ROUNDDOWN(ROUND([.O26])/9) &amp; &quot; Emerald Blocks &amp; &quot; &amp; MOD(ROUND([.O26]);9) &amp; &quot;-&quot; &amp; MOD(ROUND([.O26]);9)+[.P26]-[.O26] &amp; &quot; Emeralds&quot; )" office:value-type="string" office:string-value="5-6 per Emerald">
            <text:p>5-6 per Emerald</text:p>
          </table:table-cell>
          <table:table-cell table:style-name="ce149" table:formula="of:=([.G26]*[.L26])/['Calculation Chart'.$G$5]" office:value-type="float" office:value="11.8126711287705">
            <text:p>11.81</text:p>
          </table:table-cell>
          <table:table-cell table:style-name="ce162" table:formula="of:=IF([.J26] &gt; 64; ROUNDDOWN(ROUND([.J26])/64) &amp; &quot; Stacks &amp; &quot; &amp; MOD(ROUND([.J26]);64); ROUND([.J26]))" office:value-type="float" office:value="12">
            <text:p>12</text:p>
          </table:table-cell>
          <table:table-cell table:style-name="ce175" office:value-type="float" office:value="64">
            <text:p>64</text:p>
          </table:table-cell>
          <table:table-cell table:style-name="ce149" table:formula="of:=IF(AND([.H26]&lt;1; [.L26]&gt;1);1/[.H26];[.H26])" office:value-type="float" office:value="5.68354815792141">
            <text:p>5.68</text:p>
          </table:table-cell>
          <table:table-cell table:style-name="ce162" table:formula="of:=IF([.M26]*['Calculation Chart'.$Y$38] &gt; ['Calculation Chart'.$Y$40];['Calculation Chart'.$Y$40];[.M26]*['Calculation Chart'.$Y$38])" office:value-type="float" office:value="0.568354815792141">
            <text:p>0.57</text:p>
          </table:table-cell>
          <table:table-cell table:style-name="ce162" table:formula="of:=ROUND([.M26]-[.N26])" office:value-type="float" office:value="5">
            <text:p>5</text:p>
          </table:table-cell>
          <table:table-cell table:style-name="ce162" table:formula="of:=ROUND([.M26]+[.N26])" office:value-type="float" office:value="6">
            <text:p>6</text:p>
          </table:table-cell>
          <table:table-cell table:style-name="ce175" table:formula="of:=IF([.H26]&gt;=1; ['Calculation Chart'.$Y$45] &amp; ([.O26]*['Calculation Chart'.$Z$45]) + ['Calculation Chart'.$AA$45] &amp; ['Calculation Chart'.$AB$45] &amp; ([.P26]*['Calculation Chart'.$AC$45]) + ['Calculation Chart'.$AD$45] &amp;['Calculation Chart'.$AE$45]; ['Calculation Chart'.$Y$46] &amp; ([.P26]*['Calculation Chart'.$Z$46]) + ['Calculation Chart'.$AA$46] &amp; ['Calculation Chart'.$AB$46] &amp; ([.O26]*['Calculation Chart'.$AC$46]) + ['Calculation Chart'.$AD$46] &amp;['Calculation Chart'.$AE$46])" office:value-type="string" office:string-value="Integer.valueOf(-6), Integer.valueOf(-4)));">
            <text:p>Integer.valueOf(-6), Integer.valueOf(-4)));</text:p>
          </table:table-cell>
          <table:table-cell table:number-columns-repeated="1007"/>
        </table:table-row>
        <table:table-row table:style-name="ro3">
          <table:table-cell table:style-name="ce6" table:formula="of:=['Calculation Chart'.A21]" office:value-type="string" office:string-value="Cooked Chicken">
            <text:p>Cooked Chicken</text:p>
          </table:table-cell>
          <table:table-cell table:style-name="ce54" table:formula="of:=[.G26]" office:value-type="float" office:value="0.17594642857143">
            <text:p>0.1759</text:p>
          </table:table-cell>
          <table:table-cell table:style-name="ce71" office:value-type="string">
            <text:p>N/A</text:p>
          </table:table-cell>
          <table:table-cell table:style-name="ce80" table:formula="of:=[.B27]" office:value-type="float" office:value="0.17594642857143">
            <text:p>0.1759</text:p>
          </table:table-cell>
          <table:table-cell table:style-name="ce80" table:formula="of:=[.D27]" office:value-type="float" office:value="0.17594642857143">
            <text:p>0.1759</text:p>
          </table:table-cell>
          <table:table-cell table:style-name="ce71" table:formula="of:=[.E27]+['Calculation Chart'.Y5]" office:value-type="float" office:value="0.21556850670934">
            <text:p>0.2156</text:p>
          </table:table-cell>
          <table:table-cell table:style-name="ce99" table:formula="of:=[.F27]" office:value-type="float" office:value="0.21556850670934">
            <text:p>0.2156</text:p>
          </table:table-cell>
          <table:table-cell table:style-name="ce121" table:formula="of:=[.G27]*1/(['Calculation Chart'.Y39]*1.25)" office:value-type="float" office:value="0.344909610734944">
            <text:p>0.3449</text:p>
          </table:table-cell>
          <table:table-cell table:style-name="ce137" table:formula="of:=IF([.P27]&lt;= 128; IF([.O27]=[.P27];[.O27];[.O27] &amp; &quot;-&quot; &amp; [.P27]) &amp; IF(AND([.H27]&lt;1; [.L27]&gt;1);&quot; per Emerald&quot;; IF([.P27]=1;&quot; Emerald&quot;;&quot; Emeralds&quot;)); ROUNDDOWN(ROUND([.O27])/9) &amp; &quot; Emerald Blocks &amp; &quot; &amp; MOD(ROUND([.O27]);9) &amp; &quot;-&quot; &amp; MOD(ROUND([.O27]);9)+[.P27]-[.O27] &amp; &quot; Emeralds&quot; )" office:value-type="string" office:string-value="3 per Emerald">
            <text:p>3 per Emerald</text:p>
          </table:table-cell>
          <table:table-cell table:style-name="ce152" table:formula="of:=([.G27]*[.L27])/['Calculation Chart'.$G$5]" office:value-type="float" office:value="14.4728136635283">
            <text:p>14.47</text:p>
          </table:table-cell>
          <table:table-cell table:style-name="ce165" table:formula="of:=IF([.J27] &gt; 64; ROUNDDOWN(ROUND([.J27])/64) &amp; &quot; Stacks &amp; &quot; &amp; MOD(ROUND([.J27]);64); ROUND([.J27]))" office:value-type="float" office:value="14">
            <text:p>14</text:p>
          </table:table-cell>
          <table:table-cell table:style-name="ce178" office:value-type="float" office:value="64">
            <text:p>64</text:p>
          </table:table-cell>
          <table:table-cell table:style-name="ce152" table:formula="of:=IF(AND([.H27]&lt;1; [.L27]&gt;1);1/[.H27];[.H27])" office:value-type="float" office:value="2.89931033776985">
            <text:p>2.9</text:p>
          </table:table-cell>
          <table:table-cell table:style-name="ce165" table:formula="of:=IF([.M27]*['Calculation Chart'.$Y$38] &gt; ['Calculation Chart'.$Y$40];['Calculation Chart'.$Y$40];[.M27]*['Calculation Chart'.$Y$38])" office:value-type="float" office:value="0.289931033776985">
            <text:p>0.29</text:p>
          </table:table-cell>
          <table:table-cell table:style-name="ce165" table:formula="of:=ROUND([.M27]-[.N27])" office:value-type="float" office:value="3">
            <text:p>3</text:p>
          </table:table-cell>
          <table:table-cell table:style-name="ce165" table:formula="of:=ROUND([.M27]+[.N27])" office:value-type="float" office:value="3">
            <text:p>3</text:p>
          </table:table-cell>
          <table:table-cell table:style-name="ce178" table:formula="of:=IF([.H27]&gt;=1; ['Calculation Chart'.$Y$45] &amp; ([.O27]*['Calculation Chart'.$Z$45]) + ['Calculation Chart'.$AA$45] &amp; ['Calculation Chart'.$AB$45] &amp; ([.P27]*['Calculation Chart'.$AC$45]) + ['Calculation Chart'.$AD$45] &amp;['Calculation Chart'.$AE$45]; ['Calculation Chart'.$Y$46] &amp; ([.P27]*['Calculation Chart'.$Z$46]) + ['Calculation Chart'.$AA$46] &amp; ['Calculation Chart'.$AB$46] &amp; ([.O27]*['Calculation Chart'.$AC$46]) + ['Calculation Chart'.$AD$46] &amp;['Calculation Chart'.$AE$46])" office:value-type="string" office:string-value="Integer.valueOf(-3), Integer.valueOf(-2)));">
            <text:p>Integer.valueOf(-3), Integer.valueOf(-2)));</text:p>
          </table:table-cell>
          <table:table-cell table:number-columns-repeated="1007"/>
        </table:table-row>
        <table:table-row table:style-name="ro3">
          <table:table-cell table:style-name="ce3" table:formula="of:=['Calculation Chart'.A22]" office:value-type="string" office:string-value="Raw Porkchop">
            <text:p>Raw Porkchop</text:p>
          </table:table-cell>
          <table:table-cell table:style-name="ce53" table:formula="of:=['Calculation Chart'.B22]" office:value-type="float" office:value="37.5">
            <text:p>37.5000</text:p>
          </table:table-cell>
          <table:table-cell table:style-name="ce68" table:formula="of:=['Calculation Chart'.C22]" office:value-type="float" office:value="0.267857142857146">
            <text:p>0.2679</text:p>
          </table:table-cell>
          <table:table-cell table:style-name="ce68" table:formula="of:=['Calculation Chart'.D22]" office:value-type="float" office:value="0.10044642857143">
            <text:p>0.1004</text:p>
          </table:table-cell>
          <table:table-cell table:style-name="ce68" table:formula="of:=['Calculation Chart'.E22]" office:value-type="float" office:value="0.13169642857143">
            <text:p>0.1317</text:p>
          </table:table-cell>
          <table:table-cell table:style-name="ce68" table:formula="of:=['Calculation Chart'.F22]" office:value-type="string" office:string-value="N/A">
            <text:p>N/A</text:p>
          </table:table-cell>
          <table:table-cell table:style-name="ce101" table:formula="of:=[.E28]+([.T3]*8+[.T4]*12.8)*['Calculation Chart'.Y10]*1.5" office:value-type="float" office:value="0.28469642857143">
            <text:p>0.2847</text:p>
          </table:table-cell>
          <table:table-cell table:style-name="ce117" table:formula="of:=[.G28]" office:value-type="float" office:value="0.28469642857143">
            <text:p>0.2847</text:p>
          </table:table-cell>
          <table:table-cell table:style-name="ce134" table:formula="of:=IF([.P28]&lt;= 128; IF([.O28]=[.P28];[.O28];[.O28] &amp; &quot;-&quot; &amp; [.P28]) &amp; IF(AND([.H28]&lt;1; [.L28]&gt;1);&quot; per Emerald&quot;; IF([.P28]=1;&quot; Emerald&quot;;&quot; Emeralds&quot;)); ROUNDDOWN(ROUND([.O28])/9) &amp; &quot; Emerald Blocks &amp; &quot; &amp; MOD(ROUND([.O28]);9) &amp; &quot;-&quot; &amp; MOD(ROUND([.O28]);9)+[.P28]-[.O28] &amp; &quot; Emeralds&quot; )" office:value-type="string" office:string-value="3-4 per Emerald">
            <text:p>3-4 per Emerald</text:p>
          </table:table-cell>
          <table:table-cell table:style-name="ce149" table:formula="of:=([.G28]*[.L28])/['Calculation Chart'.$G$5]" office:value-type="float" office:value="19.113916147974">
            <text:p>19.11</text:p>
          </table:table-cell>
          <table:table-cell table:style-name="ce162" table:formula="of:=IF([.J28] &gt; 64; ROUNDDOWN(ROUND([.J28])/64) &amp; &quot; Stacks &amp; &quot; &amp; MOD(ROUND([.J28]);64); ROUND([.J28]))" office:value-type="float" office:value="19">
            <text:p>19</text:p>
          </table:table-cell>
          <table:table-cell table:style-name="ce175" office:value-type="float" office:value="64">
            <text:p>64</text:p>
          </table:table-cell>
          <table:table-cell table:style-name="ce149" table:formula="of:=IF(AND([.H28]&lt;1; [.L28]&gt;1);1/[.H28];[.H28])" office:value-type="float" office:value="3.5125133287336">
            <text:p>3.51</text:p>
          </table:table-cell>
          <table:table-cell table:style-name="ce162" table:formula="of:=IF([.M28]*['Calculation Chart'.$Y$38] &gt; ['Calculation Chart'.$Y$40];['Calculation Chart'.$Y$40];[.M28]*['Calculation Chart'.$Y$38])" office:value-type="float" office:value="0.35125133287336">
            <text:p>0.35</text:p>
          </table:table-cell>
          <table:table-cell table:style-name="ce162" table:formula="of:=ROUND([.M28]-[.N28])" office:value-type="float" office:value="3">
            <text:p>3</text:p>
          </table:table-cell>
          <table:table-cell table:style-name="ce162" table:formula="of:=ROUND([.M28]+[.N28])" office:value-type="float" office:value="4">
            <text:p>4</text:p>
          </table:table-cell>
          <table:table-cell table:style-name="ce175" table:formula="of:=IF([.H28]&gt;=1; ['Calculation Chart'.$Y$45] &amp; ([.O28]*['Calculation Chart'.$Z$45]) + ['Calculation Chart'.$AA$45] &amp; ['Calculation Chart'.$AB$45] &amp; ([.P28]*['Calculation Chart'.$AC$45]) + ['Calculation Chart'.$AD$45] &amp;['Calculation Chart'.$AE$45]; ['Calculation Chart'.$Y$46] &amp; ([.P28]*['Calculation Chart'.$Z$46]) + ['Calculation Chart'.$AA$46] &amp; ['Calculation Chart'.$AB$46] &amp; ([.O28]*['Calculation Chart'.$AC$46]) + ['Calculation Chart'.$AD$46] &amp;['Calculation Chart'.$AE$46])" office:value-type="string" office:string-value="Integer.valueOf(-4), Integer.valueOf(-2)));">
            <text:p>Integer.valueOf(-4), Integer.valueOf(-2)));</text:p>
          </table:table-cell>
          <table:table-cell table:number-columns-repeated="1007"/>
        </table:table-row>
        <table:table-row table:style-name="ro3">
          <table:table-cell table:style-name="ce6" table:formula="of:=['Calculation Chart'.A23]" office:value-type="string" office:string-value="Cooked Porkchop">
            <text:p>Cooked Porkchop</text:p>
          </table:table-cell>
          <table:table-cell table:style-name="ce54" table:formula="of:=[.G28]" office:value-type="float" office:value="0.28469642857143">
            <text:p>0.2847</text:p>
          </table:table-cell>
          <table:table-cell table:style-name="ce71" office:value-type="string">
            <text:p>N/A</text:p>
          </table:table-cell>
          <table:table-cell table:style-name="ce80" table:formula="of:=[.B29]" office:value-type="float" office:value="0.28469642857143">
            <text:p>0.2847</text:p>
          </table:table-cell>
          <table:table-cell table:style-name="ce80" table:formula="of:=[.D29]" office:value-type="float" office:value="0.28469642857143">
            <text:p>0.2847</text:p>
          </table:table-cell>
          <table:table-cell table:style-name="ce71" table:formula="of:=[.E29]+['Calculation Chart'.Y5]" office:value-type="float" office:value="0.32431850670934">
            <text:p>0.3243</text:p>
          </table:table-cell>
          <table:table-cell table:style-name="ce99" table:formula="of:=[.F29]" office:value-type="float" office:value="0.32431850670934">
            <text:p>0.3243</text:p>
          </table:table-cell>
          <table:table-cell table:style-name="ce121" table:formula="of:=[.G29]*1/['Calculation Chart'.Y39]" office:value-type="float" office:value="0.64863701341868">
            <text:p>0.6486</text:p>
          </table:table-cell>
          <table:table-cell table:style-name="ce137" table:formula="of:=IF([.P29]&lt;= 128; IF([.O29]=[.P29];[.O29];[.O29] &amp; &quot;-&quot; &amp; [.P29]) &amp; IF(AND([.H29]&lt;1; [.L29]&gt;1);&quot; per Emerald&quot;; IF([.P29]=1;&quot; Emerald&quot;;&quot; Emeralds&quot;)); ROUNDDOWN(ROUND([.O29])/9) &amp; &quot; Emerald Blocks &amp; &quot; &amp; MOD(ROUND([.O29]);9) &amp; &quot;-&quot; &amp; MOD(ROUND([.O29]);9)+[.P29]-[.O29] &amp; &quot; Emeralds&quot; )" office:value-type="string" office:string-value="1-2 per Emerald">
            <text:p>1-2 per Emerald</text:p>
          </table:table-cell>
          <table:table-cell table:style-name="ce152" table:formula="of:=([.G29]*[.L29])/['Calculation Chart'.$G$5]" office:value-type="float" office:value="21.7740586827318">
            <text:p>21.77</text:p>
          </table:table-cell>
          <table:table-cell table:style-name="ce165" table:formula="of:=IF([.J29] &gt; 64; ROUNDDOWN(ROUND([.J29])/64) &amp; &quot; Stacks &amp; &quot; &amp; MOD(ROUND([.J29]);64); ROUND([.J29]))" office:value-type="float" office:value="22">
            <text:p>22</text:p>
          </table:table-cell>
          <table:table-cell table:style-name="ce178" office:value-type="float" office:value="64">
            <text:p>64</text:p>
          </table:table-cell>
          <table:table-cell table:style-name="ce152" table:formula="of:=IF(AND([.H29]&lt;1; [.L29]&gt;1);1/[.H29];[.H29])" office:value-type="float" office:value="1.54169432103395">
            <text:p>1.54</text:p>
          </table:table-cell>
          <table:table-cell table:style-name="ce165" table:formula="of:=IF([.M29]*['Calculation Chart'.$Y$38] &gt; ['Calculation Chart'.$Y$40];['Calculation Chart'.$Y$40];[.M29]*['Calculation Chart'.$Y$38])" office:value-type="float" office:value="0.154169432103395">
            <text:p>0.15</text:p>
          </table:table-cell>
          <table:table-cell table:style-name="ce165" table:formula="of:=ROUND([.M29]-[.N29])" office:value-type="float" office:value="1">
            <text:p>1</text:p>
          </table:table-cell>
          <table:table-cell table:style-name="ce165" table:formula="of:=ROUND([.M29]+[.N29])" office:value-type="float" office:value="2">
            <text:p>2</text:p>
          </table:table-cell>
          <table:table-cell table:style-name="ce178" table:formula="of:=IF([.H29]&gt;=1; ['Calculation Chart'.$Y$45] &amp; ([.O29]*['Calculation Chart'.$Z$45]) + ['Calculation Chart'.$AA$45] &amp; ['Calculation Chart'.$AB$45] &amp; ([.P29]*['Calculation Chart'.$AC$45]) + ['Calculation Chart'.$AD$45] &amp;['Calculation Chart'.$AE$45]; ['Calculation Chart'.$Y$46] &amp; ([.P29]*['Calculation Chart'.$Z$46]) + ['Calculation Chart'.$AA$46] &amp; ['Calculation Chart'.$AB$46] &amp; ([.O29]*['Calculation Chart'.$AC$46]) + ['Calculation Chart'.$AD$46] &amp;['Calculation Chart'.$AE$46])" office:value-type="string" office:string-value="Integer.valueOf(-2), Integer.valueOf(0)));">
            <text:p>Integer.valueOf(-2), Integer.valueOf(0)));</text:p>
          </table:table-cell>
          <table:table-cell table:number-columns-repeated="1007"/>
        </table:table-row>
        <table:table-row table:style-name="ro3">
          <table:table-cell table:style-name="ce3" table:formula="of:=['Calculation Chart'.A24]" office:value-type="string" office:string-value="Raw Beef">
            <text:p>Raw Beef</text:p>
          </table:table-cell>
          <table:table-cell table:style-name="ce53" table:formula="of:=['Calculation Chart'.B24]" office:value-type="float" office:value="37.5">
            <text:p>37.5000</text:p>
          </table:table-cell>
          <table:table-cell table:style-name="ce68" table:formula="of:=['Calculation Chart'.C24]" office:value-type="float" office:value="0.267857142857146">
            <text:p>0.2679</text:p>
          </table:table-cell>
          <table:table-cell table:style-name="ce68" table:formula="of:=['Calculation Chart'.D24]" office:value-type="float" office:value="0.10044642857143">
            <text:p>0.1004</text:p>
          </table:table-cell>
          <table:table-cell table:style-name="ce68" table:formula="of:=['Calculation Chart'.E24]" office:value-type="float" office:value="0.13169642857143">
            <text:p>0.1317</text:p>
          </table:table-cell>
          <table:table-cell table:style-name="ce68" table:formula="of:=['Calculation Chart'.F24]" office:value-type="string" office:string-value="N/A">
            <text:p>N/A</text:p>
          </table:table-cell>
          <table:table-cell table:style-name="ce101" table:formula="of:=[.E30]+([.T3]*8+[.T4]*12.8)*['Calculation Chart'.Y10]*1.5" office:value-type="float" office:value="0.28469642857143">
            <text:p>0.2847</text:p>
          </table:table-cell>
          <table:table-cell table:style-name="ce117" table:formula="of:=[.G30]" office:value-type="float" office:value="0.28469642857143">
            <text:p>0.2847</text:p>
          </table:table-cell>
          <table:table-cell table:style-name="ce134" table:formula="of:=IF([.P30]&lt;= 128; IF([.O30]=[.P30];[.O30];[.O30] &amp; &quot;-&quot; &amp; [.P30]) &amp; IF(AND([.H30]&lt;1; [.L30]&gt;1);&quot; per Emerald&quot;; IF([.P30]=1;&quot; Emerald&quot;;&quot; Emeralds&quot;)); ROUNDDOWN(ROUND([.O30])/9) &amp; &quot; Emerald Blocks &amp; &quot; &amp; MOD(ROUND([.O30]);9) &amp; &quot;-&quot; &amp; MOD(ROUND([.O30]);9)+[.P30]-[.O30] &amp; &quot; Emeralds&quot; )" office:value-type="string" office:string-value="3-4 per Emerald">
            <text:p>3-4 per Emerald</text:p>
          </table:table-cell>
          <table:table-cell table:style-name="ce149" table:formula="of:=([.G30]*[.L30])/['Calculation Chart'.$G$5]" office:value-type="float" office:value="19.113916147974">
            <text:p>19.11</text:p>
          </table:table-cell>
          <table:table-cell table:style-name="ce162" table:formula="of:=IF([.J30] &gt; 64; ROUNDDOWN(ROUND([.J30])/64) &amp; &quot; Stacks &amp; &quot; &amp; MOD(ROUND([.J30]);64); ROUND([.J30]))" office:value-type="float" office:value="19">
            <text:p>19</text:p>
          </table:table-cell>
          <table:table-cell table:style-name="ce175" office:value-type="float" office:value="64">
            <text:p>64</text:p>
          </table:table-cell>
          <table:table-cell table:style-name="ce149" table:formula="of:=IF(AND([.H30]&lt;1; [.L30]&gt;1);1/[.H30];[.H30])" office:value-type="float" office:value="3.5125133287336">
            <text:p>3.51</text:p>
          </table:table-cell>
          <table:table-cell table:style-name="ce162" table:formula="of:=IF([.M30]*['Calculation Chart'.$Y$38] &gt; ['Calculation Chart'.$Y$40];['Calculation Chart'.$Y$40];[.M30]*['Calculation Chart'.$Y$38])" office:value-type="float" office:value="0.35125133287336">
            <text:p>0.35</text:p>
          </table:table-cell>
          <table:table-cell table:style-name="ce162" table:formula="of:=ROUND([.M30]-[.N30])" office:value-type="float" office:value="3">
            <text:p>3</text:p>
          </table:table-cell>
          <table:table-cell table:style-name="ce162" table:formula="of:=ROUND([.M30]+[.N30])" office:value-type="float" office:value="4">
            <text:p>4</text:p>
          </table:table-cell>
          <table:table-cell table:style-name="ce175" table:formula="of:=IF([.H30]&gt;=1; ['Calculation Chart'.$Y$45] &amp; ([.O30]*['Calculation Chart'.$Z$45]) + ['Calculation Chart'.$AA$45] &amp; ['Calculation Chart'.$AB$45] &amp; ([.P30]*['Calculation Chart'.$AC$45]) + ['Calculation Chart'.$AD$45] &amp;['Calculation Chart'.$AE$45]; ['Calculation Chart'.$Y$46] &amp; ([.P30]*['Calculation Chart'.$Z$46]) + ['Calculation Chart'.$AA$46] &amp; ['Calculation Chart'.$AB$46] &amp; ([.O30]*['Calculation Chart'.$AC$46]) + ['Calculation Chart'.$AD$46] &amp;['Calculation Chart'.$AE$46])" office:value-type="string" office:string-value="Integer.valueOf(-4), Integer.valueOf(-2)));">
            <text:p>Integer.valueOf(-4), Integer.valueOf(-2)));</text:p>
          </table:table-cell>
          <table:table-cell table:number-columns-repeated="1007"/>
        </table:table-row>
        <table:table-row table:style-name="ro3">
          <table:table-cell table:style-name="ce6" table:formula="of:=['Calculation Chart'.A25]" office:value-type="string" office:string-value="Steak">
            <text:p>Steak</text:p>
          </table:table-cell>
          <table:table-cell table:style-name="ce54" table:formula="of:=[.G30]" office:value-type="float" office:value="0.28469642857143">
            <text:p>0.2847</text:p>
          </table:table-cell>
          <table:table-cell table:style-name="ce71" office:value-type="string">
            <text:p>N/A</text:p>
          </table:table-cell>
          <table:table-cell table:style-name="ce80" table:formula="of:=[.B31]" office:value-type="float" office:value="0.28469642857143">
            <text:p>0.2847</text:p>
          </table:table-cell>
          <table:table-cell table:style-name="ce80" table:formula="of:=[.D31]" office:value-type="float" office:value="0.28469642857143">
            <text:p>0.2847</text:p>
          </table:table-cell>
          <table:table-cell table:style-name="ce71" table:formula="of:=[.E31]+['Calculation Chart'.Y5]" office:value-type="float" office:value="0.32431850670934">
            <text:p>0.3243</text:p>
          </table:table-cell>
          <table:table-cell table:style-name="ce99" table:formula="of:=[.F31]" office:value-type="float" office:value="0.32431850670934">
            <text:p>0.3243</text:p>
          </table:table-cell>
          <table:table-cell table:style-name="ce121" table:formula="of:=[.G31]*1/['Calculation Chart'.Y39]" office:value-type="float" office:value="0.64863701341868">
            <text:p>0.6486</text:p>
          </table:table-cell>
          <table:table-cell table:style-name="ce137" table:formula="of:=IF([.P31]&lt;= 128; IF([.O31]=[.P31];[.O31];[.O31] &amp; &quot;-&quot; &amp; [.P31]) &amp; IF(AND([.H31]&lt;1; [.L31]&gt;1);&quot; per Emerald&quot;; IF([.P31]=1;&quot; Emerald&quot;;&quot; Emeralds&quot;)); ROUNDDOWN(ROUND([.O31])/9) &amp; &quot; Emerald Blocks &amp; &quot; &amp; MOD(ROUND([.O31]);9) &amp; &quot;-&quot; &amp; MOD(ROUND([.O31]);9)+[.P31]-[.O31] &amp; &quot; Emeralds&quot; )" office:value-type="string" office:string-value="1-2 per Emerald">
            <text:p>1-2 per Emerald</text:p>
          </table:table-cell>
          <table:table-cell table:style-name="ce152" table:formula="of:=([.G31]*[.L31])/['Calculation Chart'.$G$5]" office:value-type="float" office:value="21.7740586827318">
            <text:p>21.77</text:p>
          </table:table-cell>
          <table:table-cell table:style-name="ce165" table:formula="of:=IF([.J31] &gt; 64; ROUNDDOWN(ROUND([.J31])/64) &amp; &quot; Stacks &amp; &quot; &amp; MOD(ROUND([.J31]);64); ROUND([.J31]))" office:value-type="float" office:value="22">
            <text:p>22</text:p>
          </table:table-cell>
          <table:table-cell table:style-name="ce178" office:value-type="float" office:value="64">
            <text:p>64</text:p>
          </table:table-cell>
          <table:table-cell table:style-name="ce152" table:formula="of:=IF(AND([.H31]&lt;1; [.L31]&gt;1);1/[.H31];[.H31])" office:value-type="float" office:value="1.54169432103395">
            <text:p>1.54</text:p>
          </table:table-cell>
          <table:table-cell table:style-name="ce165" table:formula="of:=IF([.M31]*['Calculation Chart'.$Y$38] &gt; ['Calculation Chart'.$Y$40];['Calculation Chart'.$Y$40];[.M31]*['Calculation Chart'.$Y$38])" office:value-type="float" office:value="0.154169432103395">
            <text:p>0.15</text:p>
          </table:table-cell>
          <table:table-cell table:style-name="ce165" table:formula="of:=ROUND([.M31]-[.N31])" office:value-type="float" office:value="1">
            <text:p>1</text:p>
          </table:table-cell>
          <table:table-cell table:style-name="ce165" table:formula="of:=ROUND([.M31]+[.N31])" office:value-type="float" office:value="2">
            <text:p>2</text:p>
          </table:table-cell>
          <table:table-cell table:style-name="ce178" table:formula="of:=IF([.H31]&gt;=1; ['Calculation Chart'.$Y$45] &amp; ([.O31]*['Calculation Chart'.$Z$45]) + ['Calculation Chart'.$AA$45] &amp; ['Calculation Chart'.$AB$45] &amp; ([.P31]*['Calculation Chart'.$AC$45]) + ['Calculation Chart'.$AD$45] &amp;['Calculation Chart'.$AE$45]; ['Calculation Chart'.$Y$46] &amp; ([.P31]*['Calculation Chart'.$Z$46]) + ['Calculation Chart'.$AA$46] &amp; ['Calculation Chart'.$AB$46] &amp; ([.O31]*['Calculation Chart'.$AC$46]) + ['Calculation Chart'.$AD$46] &amp;['Calculation Chart'.$AE$46])" office:value-type="string" office:string-value="Integer.valueOf(-2), Integer.valueOf(0)));">
            <text:p>Integer.valueOf(-2), Integer.valueOf(0)));</text:p>
          </table:table-cell>
          <table:table-cell table:number-columns-repeated="1007"/>
        </table:table-row>
        <table:table-row table:style-name="ro3">
          <table:table-cell table:style-name="ce6" table:formula="of:=['Calculation Chart'.A38]" office:value-type="string" office:string-value="Melon Slice">
            <text:p>Melon Slice</text:p>
          </table:table-cell>
          <table:table-cell table:style-name="ce48" table:formula="of:=['Calculation Chart'.B38]" office:value-type="float" office:value="17.8285714285714">
            <text:p>17.8286</text:p>
          </table:table-cell>
          <table:table-cell table:style-name="ce71" table:formula="of:=['Calculation Chart'.C38]" office:value-type="string" office:string-value="N/A">
            <text:p>N/A</text:p>
          </table:table-cell>
          <table:table-cell table:style-name="ce71" table:formula="of:=['Calculation Chart'.D38]" office:value-type="float" office:value="0.0165805714285714">
            <text:p>0.0166</text:p>
          </table:table-cell>
          <table:table-cell table:style-name="ce80" table:formula="of:=['Calculation Chart'.E38]" office:value-type="float" office:value="0.0165805714285714">
            <text:p>0.0166</text:p>
          </table:table-cell>
          <table:table-cell table:style-name="ce71" table:formula="of:=['Calculation Chart'.F38]" office:value-type="string" office:string-value="N/A">
            <text:p>N/A</text:p>
          </table:table-cell>
          <table:table-cell table:style-name="ce109" table:formula="of:=[.E32] + ([.T3]*2 + [.T4]*1.2)*['Calculation Chart'.Y12]" office:value-type="float" office:value="0.0201145714285714">
            <text:p>0.0201</text:p>
          </table:table-cell>
          <table:table-cell table:style-name="ce121" table:formula="of:=[.G32]*1/['Calculation Chart'.Y39]" office:value-type="float" office:value="0.0402291428571429">
            <text:p>0.0402</text:p>
          </table:table-cell>
          <table:table-cell table:style-name="ce137" table:formula="of:=IF([.P32]&lt;= 128; IF([.O32]=[.P32];[.O32];[.O32] &amp; &quot;-&quot; &amp; [.P32]) &amp; IF(AND([.H32]&lt;1; [.L32]&gt;1);&quot; per Emerald&quot;; IF([.P32]=1;&quot; Emerald&quot;;&quot; Emeralds&quot;)); ROUNDDOWN(ROUND([.O32])/9) &amp; &quot; Emerald Blocks &amp; &quot; &amp; MOD(ROUND([.O32]);9) &amp; &quot;-&quot; &amp; MOD(ROUND([.O32]);9)+[.P32]-[.O32] &amp; &quot; Emeralds&quot; )" office:value-type="string" office:string-value="22-27 per Emerald">
            <text:p>22-27 per Emerald</text:p>
          </table:table-cell>
          <table:table-cell table:style-name="ce152" table:formula="of:=([.G32]*[.L32])/['Calculation Chart'.$G$5]" office:value-type="float" office:value="1.35044978810363">
            <text:p>1.35</text:p>
          </table:table-cell>
          <table:table-cell table:style-name="ce165" table:formula="of:=IF([.J32] &gt; 64; ROUNDDOWN(ROUND([.J32])/64) &amp; &quot; Stacks &amp; &quot; &amp; MOD(ROUND([.J32]);64); ROUND([.J32]))" office:value-type="float" office:value="1">
            <text:p>1</text:p>
          </table:table-cell>
          <table:table-cell table:style-name="ce178" office:value-type="float" office:value="64">
            <text:p>64</text:p>
          </table:table-cell>
          <table:table-cell table:style-name="ce152" table:formula="of:=IF(AND([.H32]&lt;1; [.L32]&gt;1);1/[.H32];[.H32])" office:value-type="float" office:value="24.8576014545248">
            <text:p>24.86</text:p>
          </table:table-cell>
          <table:table-cell table:style-name="ce165" table:formula="of:=IF([.M32]*['Calculation Chart'.$Y$38] &gt; ['Calculation Chart'.$Y$40];['Calculation Chart'.$Y$40];[.M32]*['Calculation Chart'.$Y$38])" office:value-type="float" office:value="2.48576014545248">
            <text:p>2.49</text:p>
          </table:table-cell>
          <table:table-cell table:style-name="ce165" table:formula="of:=ROUND([.M32]-[.N32])" office:value-type="float" office:value="22">
            <text:p>22</text:p>
          </table:table-cell>
          <table:table-cell table:style-name="ce165" table:formula="of:=ROUND([.M32]+[.N32])" office:value-type="float" office:value="27">
            <text:p>27</text:p>
          </table:table-cell>
          <table:table-cell table:style-name="ce178" table:formula="of:=IF([.H32]&gt;=1; ['Calculation Chart'.$Y$45] &amp; ([.O32]*['Calculation Chart'.$Z$45]) + ['Calculation Chart'.$AA$45] &amp; ['Calculation Chart'.$AB$45] &amp; ([.P32]*['Calculation Chart'.$AC$45]) + ['Calculation Chart'.$AD$45] &amp;['Calculation Chart'.$AE$45]; ['Calculation Chart'.$Y$46] &amp; ([.P32]*['Calculation Chart'.$Z$46]) + ['Calculation Chart'.$AA$46] &amp; ['Calculation Chart'.$AB$46] &amp; ([.O32]*['Calculation Chart'.$AC$46]) + ['Calculation Chart'.$AD$46] &amp;['Calculation Chart'.$AE$46])" office:value-type="string" office:string-value="Integer.valueOf(-27), Integer.valueOf(-21)));">
            <text:p>Integer.valueOf(-27), Integer.valueOf(-21)));</text:p>
          </table:table-cell>
          <table:table-cell table:number-columns-repeated="1007"/>
        </table:table-row>
        <table:table-row table:style-name="ro3">
          <table:table-cell table:style-name="ce6" table:formula="of:=['Calculation Chart'.A42]" office:value-type="string" office:string-value="Apple">
            <text:p>Apple</text:p>
          </table:table-cell>
          <table:table-cell table:style-name="ce48" table:formula="of:=['Calculation Chart'.B42]" office:value-type="float" office:value="1.654975">
            <text:p>1.6550</text:p>
          </table:table-cell>
          <table:table-cell table:style-name="ce77" table:formula="of:=['Calculation Chart'.C42]" office:value-type="float" office:value="1.6549625">
            <text:p>1.6550</text:p>
          </table:table-cell>
          <table:table-cell table:style-name="ce71" table:formula="of:=['Calculation Chart'.D42]" office:value-type="float" office:value="1.37219218318966">
            <text:p>1.3722</text:p>
          </table:table-cell>
          <table:table-cell table:style-name="ce90" table:formula="of:=['Calculation Chart'.E42]" office:value-type="float" office:value="0.960534528232759">
            <text:p>0.9605</text:p>
          </table:table-cell>
          <table:table-cell table:style-name="ce71" table:formula="of:=['Calculation Chart'.F42]" office:value-type="string" office:string-value="N/A">
            <text:p>N/A</text:p>
          </table:table-cell>
          <table:table-cell table:style-name="ce102" table:formula="of:=[.E33]+(['Calculation Chart'.B6]*0.06)*['Calculation Chart'.Y22]" office:value-type="float" office:value="1.01028280409483">
            <text:p>1.0103</text:p>
          </table:table-cell>
          <table:table-cell table:style-name="ce121" table:formula="of:=[.G33]*1/(['Calculation Chart'.Y39]*1.5)" office:value-type="float" office:value="1.3470437387931">
            <text:p>1.3470</text:p>
          </table:table-cell>
          <table:table-cell table:style-name="ce137" table:formula="of:=IF([.P33]&lt;= 128; IF([.O33]=[.P33];[.O33];[.O33] &amp; &quot;-&quot; &amp; [.P33]) &amp; IF(AND([.H33]&lt;1; [.L33]&gt;1);&quot; per Emerald&quot;; IF([.P33]=1;&quot; Emerald&quot;;&quot; Emeralds&quot;)); ROUNDDOWN(ROUND([.O33])/9) &amp; &quot; Emerald Blocks &amp; &quot; &amp; MOD(ROUND([.O33]);9) &amp; &quot;-&quot; &amp; MOD(ROUND([.O33]);9)+[.P33]-[.O33] &amp; &quot; Emeralds&quot; )" office:value-type="string" office:string-value="1 Emerald">
            <text:p>1 Emerald</text:p>
          </table:table-cell>
          <table:table-cell table:style-name="ce152" table:formula="of:=([.G33]*[.L33])/['Calculation Chart'.$G$5]" office:value-type="float" office:value="67.828250955258">
            <text:p>67.83</text:p>
          </table:table-cell>
          <table:table-cell table:style-name="ce165" table:formula="of:=IF([.J33] &gt; 64; ROUNDDOWN(ROUND([.J33])/64) &amp; &quot; Stacks &amp; &quot; &amp; MOD(ROUND([.J33]);64); ROUND([.J33]))" office:value-type="string" office:string-value="1 Stacks &amp; 4">
            <text:p>1 Stacks &amp; 4</text:p>
          </table:table-cell>
          <table:table-cell table:style-name="ce178" office:value-type="float" office:value="64">
            <text:p>64</text:p>
          </table:table-cell>
          <table:table-cell table:style-name="ce152" table:formula="of:=IF(AND([.H33]&lt;1; [.L33]&gt;1);1/[.H33];[.H33])" office:value-type="float" office:value="1.3470437387931">
            <text:p>1.35</text:p>
          </table:table-cell>
          <table:table-cell table:style-name="ce165" table:formula="of:=IF([.M33]*['Calculation Chart'.$Y$38] &gt; ['Calculation Chart'.$Y$40];['Calculation Chart'.$Y$40];[.M33]*['Calculation Chart'.$Y$38])" office:value-type="float" office:value="0.13470437387931">
            <text:p>0.13</text:p>
          </table:table-cell>
          <table:table-cell table:style-name="ce165" table:formula="of:=ROUND([.M33]-[.N33])" office:value-type="float" office:value="1">
            <text:p>1</text:p>
          </table:table-cell>
          <table:table-cell table:style-name="ce165" table:formula="of:=ROUND([.M33]+[.N33])" office:value-type="float" office:value="1">
            <text:p>1</text:p>
          </table:table-cell>
          <table:table-cell table:style-name="ce178" table:formula="of:=IF([.H33]&gt;=1; ['Calculation Chart'.$Y$45] &amp; ([.O33]*['Calculation Chart'.$Z$45]) + ['Calculation Chart'.$AA$45] &amp; ['Calculation Chart'.$AB$45] &amp; ([.P33]*['Calculation Chart'.$AC$45]) + ['Calculation Chart'.$AD$45] &amp;['Calculation Chart'.$AE$45]; ['Calculation Chart'.$Y$46] &amp; ([.P33]*['Calculation Chart'.$Z$46]) + ['Calculation Chart'.$AA$46] &amp; ['Calculation Chart'.$AB$46] &amp; ([.O33]*['Calculation Chart'.$AC$46]) + ['Calculation Chart'.$AD$46] &amp;['Calculation Chart'.$AE$46])" office:value-type="string" office:string-value="Integer.valueOf(1), Integer.valueOf(2)));">
            <text:p>Integer.valueOf(1), Integer.valueOf(2)));</text:p>
          </table:table-cell>
          <table:table-cell table:number-columns-repeated="1007"/>
        </table:table-row>
        <table:table-row table:style-name="ro3">
          <table:table-cell table:style-name="ce6" table:formula="of:=['Calculation Chart'.A45]" office:value-type="string" office:string-value="Bread">
            <text:p>Bread</text:p>
          </table:table-cell>
          <table:table-cell table:style-name="ce48" table:formula="of:=['Calculation Chart'.B45]" office:value-type="float" office:value="0.2152575">
            <text:p>0.2153</text:p>
          </table:table-cell>
          <table:table-cell table:style-name="ce71" table:formula="of:=['Calculation Chart'.C45]" office:value-type="float" office:value="0.2151575">
            <text:p>0.2152</text:p>
          </table:table-cell>
          <table:table-cell table:style-name="ce71" table:formula="of:=['Calculation Chart'.D45]" office:value-type="string" office:string-value="N/A">
            <text:p>N/A</text:p>
          </table:table-cell>
          <table:table-cell table:style-name="ce71" table:formula="of:=['Calculation Chart'.E45]" office:value-type="string" office:string-value="N/A">
            <text:p>N/A</text:p>
          </table:table-cell>
          <table:table-cell table:style-name="ce71" table:formula="of:=['Calculation Chart'.F45]" office:value-type="float" office:value="0.2161575">
            <text:p>0.2162</text:p>
          </table:table-cell>
          <table:table-cell table:style-name="ce102" table:formula="of:=[.F34]+[.T3]*5+[.T4]*6-['Calculation Chart'.B6]*0.15" office:value-type="float" office:value="0.2061575">
            <text:p>0.2062</text:p>
          </table:table-cell>
          <table:table-cell table:style-name="ce120" table:formula="of:=[.G34]" office:value-type="float" office:value="0.2061575">
            <text:p>0.2062</text:p>
          </table:table-cell>
          <table:table-cell table:style-name="ce137" table:formula="of:=IF([.P34]&lt;= 128; IF([.O34]=[.P34];[.O34];[.O34] &amp; &quot;-&quot; &amp; [.P34]) &amp; IF(AND([.H34]&lt;1; [.L34]&gt;1);&quot; per Emerald&quot;; IF([.P34]=1;&quot; Emerald&quot;;&quot; Emeralds&quot;)); ROUNDDOWN(ROUND([.O34])/9) &amp; &quot; Emerald Blocks &amp; &quot; &amp; MOD(ROUND([.O34]);9) &amp; &quot;-&quot; &amp; MOD(ROUND([.O34]);9)+[.P34]-[.O34] &amp; &quot; Emeralds&quot; )" office:value-type="string" office:string-value="4-5 per Emerald">
            <text:p>4-5 per Emerald</text:p>
          </table:table-cell>
          <table:table-cell table:style-name="ce152" table:formula="of:=([.G34]*[.L34])/['Calculation Chart'.$G$5]" office:value-type="float" office:value="13.8409785751397">
            <text:p>13.84</text:p>
          </table:table-cell>
          <table:table-cell table:style-name="ce165" table:formula="of:=IF([.J34] &gt; 64; ROUNDDOWN(ROUND([.J34])/64) &amp; &quot; Stacks &amp; &quot; &amp; MOD(ROUND([.J34]);64); ROUND([.J34]))" office:value-type="float" office:value="14">
            <text:p>14</text:p>
          </table:table-cell>
          <table:table-cell table:style-name="ce178" office:value-type="float" office:value="64">
            <text:p>64</text:p>
          </table:table-cell>
          <table:table-cell table:style-name="ce152" table:formula="of:=IF(AND([.H34]&lt;1; [.L34]&gt;1);1/[.H34];[.H34])" office:value-type="float" office:value="4.85066029613281">
            <text:p>4.85</text:p>
          </table:table-cell>
          <table:table-cell table:style-name="ce165" table:formula="of:=IF([.M34]*['Calculation Chart'.$Y$38] &gt; ['Calculation Chart'.$Y$40];['Calculation Chart'.$Y$40];[.M34]*['Calculation Chart'.$Y$38])" office:value-type="float" office:value="0.485066029613281">
            <text:p>0.49</text:p>
          </table:table-cell>
          <table:table-cell table:style-name="ce165" table:formula="of:=ROUND([.M34]-[.N34])" office:value-type="float" office:value="4">
            <text:p>4</text:p>
          </table:table-cell>
          <table:table-cell table:style-name="ce165" table:formula="of:=ROUND([.M34]+[.N34])" office:value-type="float" office:value="5">
            <text:p>5</text:p>
          </table:table-cell>
          <table:table-cell table:style-name="ce178" table:formula="of:=IF([.H34]&gt;=1; ['Calculation Chart'.$Y$45] &amp; ([.O34]*['Calculation Chart'.$Z$45]) + ['Calculation Chart'.$AA$45] &amp; ['Calculation Chart'.$AB$45] &amp; ([.P34]*['Calculation Chart'.$AC$45]) + ['Calculation Chart'.$AD$45] &amp;['Calculation Chart'.$AE$45]; ['Calculation Chart'.$Y$46] &amp; ([.P34]*['Calculation Chart'.$Z$46]) + ['Calculation Chart'.$AA$46] &amp; ['Calculation Chart'.$AB$46] &amp; ([.O34]*['Calculation Chart'.$AC$46]) + ['Calculation Chart'.$AD$46] &amp;['Calculation Chart'.$AE$46])" office:value-type="string" office:string-value="Integer.valueOf(-5), Integer.valueOf(-3)));">
            <text:p>Integer.valueOf(-5), Integer.valueOf(-3)));</text:p>
          </table:table-cell>
          <table:table-cell table:number-columns-repeated="1007"/>
        </table:table-row>
        <table:table-row table:style-name="ro3">
          <table:table-cell table:style-name="ce16" table:formula="of:=['Calculation Chart'.A46]" office:value-type="string" office:string-value="Cookie">
            <text:p>Cookie</text:p>
          </table:table-cell>
          <table:table-cell table:style-name="ce64" table:formula="of:=['Calculation Chart'.B46]" office:value-type="float" office:value="0.0467283527777778">
            <text:p>0.0467</text:p>
          </table:table-cell>
          <table:table-cell table:style-name="ce83" table:formula="of:=['Calculation Chart'.C46]" office:value-type="string" office:string-value="N/A">
            <text:p>N/A</text:p>
          </table:table-cell>
          <table:table-cell table:style-name="ce83" table:formula="of:=['Calculation Chart'.D46]" office:value-type="string" office:string-value="N/A">
            <text:p>N/A</text:p>
          </table:table-cell>
          <table:table-cell table:style-name="ce83" table:formula="of:=['Calculation Chart'.E46]" office:value-type="string" office:string-value="N/A">
            <text:p>N/A</text:p>
          </table:table-cell>
          <table:table-cell table:style-name="ce83" table:formula="of:=['Calculation Chart'.F46]" office:value-type="float" office:value="0.0477283527777778">
            <text:p>0.0477</text:p>
          </table:table-cell>
          <table:table-cell table:style-name="ce113" table:formula="of:=[.F35]+[.T3]*2+[.T4]*0.4-0.03*['Calculation Chart'.B6]" office:value-type="float" office:value="0.0437283527777778">
            <text:p>0.0437</text:p>
          </table:table-cell>
          <table:table-cell table:style-name="ce132" table:formula="of:=[.G35]*1/(['Calculation Chart'.Y39]*1.5)" office:value-type="float" office:value="0.0583044703703704">
            <text:p>0.0583</text:p>
          </table:table-cell>
          <table:table-cell table:style-name="ce310" table:formula="of:=IF([.P35]&lt;= 128; IF([.O35]=[.P35];[.O35];[.O35] &amp; &quot;-&quot; &amp; [.P35]) &amp; IF(AND([.H35]&lt;1; [.L35]&gt;1);&quot; per Emerald&quot;; IF([.P35]=1;&quot; Emerald&quot;;&quot; Emeralds&quot;)); ROUNDDOWN(ROUND([.O35])/9) &amp; &quot; Emerald Blocks &amp; &quot; &amp; MOD(ROUND([.O35]);9) &amp; &quot;-&quot; &amp; MOD(ROUND([.O35]);9)+[.P35]-[.O35] &amp; &quot; Emeralds&quot; )" office:value-type="string" office:string-value="15-19 per Emerald">
            <text:p>15-19 per Emerald</text:p>
          </table:table-cell>
          <table:table-cell table:style-name="ce159" table:formula="of:=([.G35]*[.L35])/['Calculation Chart'.$G$5]" office:value-type="float" office:value="2.93582913026872">
            <text:p>2.94</text:p>
          </table:table-cell>
          <table:table-cell table:style-name="ce172" table:formula="of:=IF([.J35] &gt; 64; ROUNDDOWN(ROUND([.J35])/64) &amp; &quot; Stacks &amp; &quot; &amp; MOD(ROUND([.J35]);64); ROUND([.J35]))" office:value-type="float" office:value="3">
            <text:p>3</text:p>
          </table:table-cell>
          <table:table-cell table:style-name="ce185" office:value-type="float" office:value="64">
            <text:p>64</text:p>
          </table:table-cell>
          <table:table-cell table:style-name="ce159" table:formula="of:=IF(AND([.H35]&lt;1; [.L35]&gt;1);1/[.H35];[.H35])" office:value-type="float" office:value="17.1513435187328">
            <text:p>17.15</text:p>
          </table:table-cell>
          <table:table-cell table:style-name="ce172" table:formula="of:=IF([.M35]*['Calculation Chart'.$Y$38] &gt; ['Calculation Chart'.$Y$40];['Calculation Chart'.$Y$40];[.M35]*['Calculation Chart'.$Y$38])" office:value-type="float" office:value="1.71513435187328">
            <text:p>1.72</text:p>
          </table:table-cell>
          <table:table-cell table:style-name="ce172" table:formula="of:=ROUND([.M35]-[.N35])" office:value-type="float" office:value="15">
            <text:p>15</text:p>
          </table:table-cell>
          <table:table-cell table:style-name="ce172" table:formula="of:=ROUND([.M35]+[.N35])" office:value-type="float" office:value="19">
            <text:p>19</text:p>
          </table:table-cell>
          <table:table-cell table:style-name="ce185" table:formula="of:=IF([.H35]&gt;=1; ['Calculation Chart'.$Y$45] &amp; ([.O35]*['Calculation Chart'.$Z$45]) + ['Calculation Chart'.$AA$45] &amp; ['Calculation Chart'.$AB$45] &amp; ([.P35]*['Calculation Chart'.$AC$45]) + ['Calculation Chart'.$AD$45] &amp;['Calculation Chart'.$AE$45]; ['Calculation Chart'.$Y$46] &amp; ([.P35]*['Calculation Chart'.$Z$46]) + ['Calculation Chart'.$AA$46] &amp; ['Calculation Chart'.$AB$46] &amp; ([.O35]*['Calculation Chart'.$AC$46]) + ['Calculation Chart'.$AD$46] &amp;['Calculation Chart'.$AE$46])" office:value-type="string" office:string-value="Integer.valueOf(-19), Integer.valueOf(-14)));">
            <text:p>Integer.valueOf(-19), Integer.valueOf(-14)));</text:p>
          </table:table-cell>
          <table:table-cell table:number-columns-repeated="1007"/>
        </table:table-row>
        <table:table-row table:style-name="ro3" table:number-rows-repeated="6550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Unicode MS1" svg:font-family="'Arial Unicode MS'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8/29/2012</text:date>, <text:time>20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rard Lukacs</meta:initial-creator>
    <meta:creation-date>2012-07-28T14:46:23.69</meta:creation-date>
    <dc:date>2012-08-29T20:40:29.62</dc:date>
    <meta:editing-duration>PT59H45M15S</meta:editing-duration>
    <meta:editing-cycles>1126</meta:editing-cycles>
    <meta:generator>OpenOffice.org/3.2$Win32 OpenOffice.org_project/320m18$Build-9502</meta:generator>
    <dc:creator>Gerrard Lukacs</dc:creator>
    <meta:document-statistic meta:table-count="3" meta:cell-count="2985" meta:object-count="0"/>
  </office:meta>
</office:document-meta>
</file>